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Kupiansk Directio Rusian Army Shelled Topoli, Krasne First, Novomlinsk, two -year -old Andes from ...</text:span>
</text:h>
      <text:p text:style-name="P4">
Authors: liveuamap (Language: en)</text:p>
      <text:p text:style-name="P4">
Time: 2023-04-18T-61:53:00</text:p>
      <text:p text:style-name="P4">
Location: Kharkiv (Latitude:49.93841 Longtitude:37.74851)</text:p>
      <text:p text:style-name="P4">
Videos: []</text:p>
      <text:p text:style-name="P4">
Images: []</text:p>
      <text:p text:style-name="P4">
Tags: ["Russia"]</text:p>
      <text:p text:style-name="P4">
Id: 22556945</text:p>
      <!--METADATA-->
      <text:p text:style-name="P4">
At Kupiansk direction Russian army shelled Topoli, Krasne Pershe, Novomlynsk,Dvorichna and Zapadne of Kharkiv region, - General Staff of Armed Forces ofUkraine says in the morning report</text:p>
      <text:p text:style-name="P4">
News Collection Link: <text:a xlink:type="simple" xlink:href="https://liveuamap.com/en/2023/18-april-at-kupiansk-direction-russian-army-shelled-topoli" text:style-name="Internet_20_link" text:visited-style-name="Visited_20_Internet_20_Link">
https://liveuamap.com/en/2023/18-april-at-kupiansk-direction-russian-army-shelled-topoli</text:a>
</text:p>
      <text:p text:style-name="P4">
News Source: <text:a xlink:type="simple" xlink:href="https://t.me/lumsrc/4523" text:style-name="Internet_20_link" text:visited-style-name="Visited_20_Internet_20_Link">
https://t.me/lumsrc/4523</text:a>
</text:p>
      <!--NEWS-->
      <text:h text:style-name="P10" text:outline-level="1">
<text:span text:style-name="T4">
According to Kremlin Putin visited military HQs in occupied regions of Ukraine</text:span>
</text:h>
      <text:p text:style-name="P4">
Authors: liveuamap (Language: en)</text:p>
      <text:p text:style-name="P4">
Time: 2023-04-18T01:42:16</text:p>
      <text:p text:style-name="P4">
Location: Rostov (Latitude:47.26432 Longtitude:39.64828)</text:p>
      <text:p text:style-name="P4">
Videos: []</text:p>
      <text:p text:style-name="P4">
Images: []</text:p>
      <text:p text:style-name="P4">
Tags: ["Russia"]</text:p>
      <text:p text:style-name="P4">
Id: 22556844</text:p>
      <!--METADATA-->
      <text:p text:style-name="P4">
According to Kremlin Putin visited military HQs in occupied regions of Ukraine</text:p>
      <text:p text:style-name="P4">
News Collection Link: <text:a xlink:type="simple" xlink:href="https://liveuamap.com/en/2023/18-april-according-to-kremlin-putin-visited-military-hqs" text:style-name="Internet_20_link" text:visited-style-name="Visited_20_Internet_20_Link">
https://liveuamap.com/en/2023/18-april-according-to-kremlin-putin-visited-military-hqs</text:a>
</text:p>
      <text:p text:style-name="P4">
News Source: <text:a xlink:type="simple" xlink:href="https://t.me/rian_ru/200117" text:style-name="Internet_20_link" text:visited-style-name="Visited_20_Internet_20_Link">
https://t.me/rian_ru/200117</text:a>
</text:p>
      <!--NEWS-->
      <text:h text:style-name="P10" text:outline-level="1">
<text:span text:style-name="T4">
Poltavska Oblast(07:44). Red Alert: aerial threat. Sirens sounding. Take cover now!</text:span>
</text:h>
      <text:p text:style-name="P4">
Authors: liveuamap (Language: en)</text:p>
      <text:p text:style-name="P4">
Time: 2023-04-18T01:45:00</text:p>
      <text:p text:style-name="P4">
Location: Poltavska Oblast (Latitude:49.47627 Longtitude:33.81773)</text:p>
      <text:p text:style-name="P4">
Videos: []</text:p>
      <text:p text:style-name="P4">
Images: []</text:p>
      <text:p text:style-name="P4">
Tags: ["Europe", "Central and Eastern Europe"]</text:p>
      <text:p text:style-name="P4">
Id: 22556850</text:p>
      <!--METADATA-->
      <text:p text:style-name="P4">
Poltava(07:44). Red Alert: aerial threat. Sirens sounding. Take covernow!</text:p>
      <text:p text:style-name="P4">
News Collection Link: <text:a xlink:type="simple" xlink:href="https://liveuamap.com/en/2023/18-april-poltavska-oblast0744-red-alert-aeriag" text:style-name="Internet_20_link" text:visited-style-name="Visited_20_Internet_20_Link">
https://liveuamap.com/en/2023/18-april-poltavska-oblast0744-red-alert-aeriag</text:a>
</text:p>
      <text:p text:style-name="P4">
News Source: <text:a xlink:type="simple" xlink:href="https://t.me/suspilnepoltava/10815" text:style-name="Internet_20_link" text:visited-style-name="Visited_20_Internet_20_Link">
https://t.me/suspilnepoltava/10815</text:a>
</text:p>
      <!--NEWS-->
      <text:h text:style-name="P10" text:outline-level="1">
<text:span text:style-name="T4">
Kharkiv, Kharkiv region, Dnipro, Dnipropetrovsk region, Zaporizhzhya region, Donetsk region (...</text:span>
</text:h>
      <text:p text:style-name="P4">
Authors: liveuamap (Language: en)</text:p>
      <text:p text:style-name="P4">
Time: 2023-04-18T01:47:00</text:p>
      <text:p text:style-name="P4">
Location: Kharkiv (Latitude:49.98023 Longtitude:36.25234)</text:p>
      <text:p text:style-name="P4">
Videos: []</text:p>
      <text:p text:style-name="P4">
Images: []</text:p>
      <text:p text:style-name="P4">
Tags: ["Europe", "Central and Eastern Europe"]</text:p>
      <text:p text:style-name="P4">
Id: 22556856</text:p>
      <!--METADATA-->
      <text:p text:style-name="P4">
Kharkiv, Kharkiv region, Dnipro, Dnipropetrovsk region, Zaporizhzhya region, Donetsk region(07:45). Red Alert: aerial threat. Sirens sounding. Take covernow!</text:p>
      <text:p text:style-name="P4">
News Collection Link: <text:a xlink:type="simple" xlink:href="https://liveuamap.com/en/2023/18-april-kharkiv-kharkivska-oblast-dnipro-dnig" text:style-name="Internet_20_link" text:visited-style-name="Visited_20_Internet_20_Link">
https://liveuamap.com/en/2023/18-april-kharkiv-kharkivska-oblast-dnipro-dnig</text:a>
</text:p>
      <text:p text:style-name="P4">
News Source: <text:a xlink:type="simple" xlink:href="https://t.me/air_alert_ua/43258" text:style-name="Internet_20_link" text:visited-style-name="Visited_20_Internet_20_Link">
https://t.me/air_alert_ua/43258</text:a>
</text:p>
      <!--NEWS-->
      <text:h text:style-name="P10" text:outline-level="1">
<text:span text:style-name="T4">
Chernihivska Oblast(08:13). Red Alert: aerial threat. Sirens sounding. Take cover now!</text:span>
</text:h>
      <text:p text:style-name="P4">
Authors: liveuamap (Language: en)</text:p>
      <text:p text:style-name="P4">
Time: 2023-04-18T02:13:00</text:p>
      <text:p text:style-name="P4">
Location: Chernihivska Oblast (Latitude:51.3324 Longtitude:31.99931)</text:p>
      <text:p text:style-name="P4">
Videos: []</text:p>
      <text:p text:style-name="P4">
Images: []</text:p>
      <text:p text:style-name="P4">
Tags: ["Europe", "Central and Eastern Europe"]</text:p>
      <text:p text:style-name="P4">
Id: 22556888</text:p>
      <!--METADATA-->
      <text:p text:style-name="P4">
Chernihiv region(08:13). Red Alert: aerial threat. Sirens sounding. Takecover now!</text:p>
      <text:p text:style-name="P4">
News Collection Link: <text:a xlink:type="simple" xlink:href="https://liveuamap.com/en/2023/18-april-chernihivska-oblast0813-red-alert-aeg" text:style-name="Internet_20_link" text:visited-style-name="Visited_20_Internet_20_Link">
https://liveuamap.com/en/2023/18-april-chernihivska-oblast0813-red-alert-aeg</text:a>
</text:p>
      <text:p text:style-name="P4">
News Source: <text:a xlink:type="simple" xlink:href="https://t.me/suspilnechernihiv/17695" text:style-name="Internet_20_link" text:visited-style-name="Visited_20_Internet_20_Link">
https://t.me/suspilnechernihiv/17695</text:a>
</text:p>
      <!--NEWS-->
      <text:h text:style-name="P10" text:outline-level="1">
<text:span text:style-name="T4">
Sumska Oblast(08:14). Red Alert: aerial threat. Sirens sounding. Take cover now!</text:span>
</text:h>
      <text:p text:style-name="P4">
Authors: liveuamap (Language: en)</text:p>
      <text:p text:style-name="P4">
Time: 2023-04-18T02:15:00</text:p>
      <text:p text:style-name="P4">
Location: Sumska Oblast (Latitude:50.99896 Longtitude:33.99908)</text:p>
      <text:p text:style-name="P4">
Videos: []</text:p>
      <text:p text:style-name="P4">
Images: []</text:p>
      <text:p text:style-name="P4">
Tags: ["Europe", "Central and Eastern Europe"]</text:p>
      <text:p text:style-name="P4">
Id: 22556889</text:p>
      <!--METADATA-->
      <text:p text:style-name="P4">
Sumy region(08:14). Red Alert: aerial threat. Sirens sounding. Take covernow!</text:p>
      <text:p text:style-name="P4">
News Collection Link: <text:a xlink:type="simple" xlink:href="https://liveuamap.com/en/2023/18-april-sumska-oblast0814-red-alert-aerial-tg" text:style-name="Internet_20_link" text:visited-style-name="Visited_20_Internet_20_Link">
https://liveuamap.com/en/2023/18-april-sumska-oblast0814-red-alert-aerial-tg</text:a>
</text:p>
      <text:p text:style-name="P4">
News Source: <text:a xlink:type="simple" xlink:href="https://t.me/air_alert_ua/43260" text:style-name="Internet_20_link" text:visited-style-name="Visited_20_Internet_20_Link">
https://t.me/air_alert_ua/43260</text:a>
</text:p>
      <!--NEWS-->
      <text:h text:style-name="P10" text:outline-level="1">
<text:span text:style-name="T4">
3 civilians killed as result of Russian air strike in Luhansk region</text:span>
</text:h>
      <text:p text:style-name="P4">
Authors: liveuamap (Language: en)</text:p>
      <text:p text:style-name="P4">
Time: 2023-04-18T02:27:00</text:p>
      <text:p text:style-name="P4">
Location: Lyman (Latitude:48.99396 Longtitude:38.10814)</text:p>
      <text:p text:style-name="P4">
Videos: []</text:p>
      <text:p text:style-name="P4">
Images: []</text:p>
      <text:p text:style-name="P4">
Tags: ["Europe", "Central and Eastern Europe"]</text:p>
      <text:p text:style-name="P4">
Id: 22556930</text:p>
      <!--METADATA-->
      <text:p text:style-name="P4">
3 civilians killed as result of Russian air strike in Luhansk region</text:p>
      <text:p text:style-name="P4">
News Collection Link: <text:a xlink:type="simple" xlink:href="https://liveuamap.com/en/2023/18-april-3-civilians-killed-as-result-of-russian-air-strike" text:style-name="Internet_20_link" text:visited-style-name="Visited_20_Internet_20_Link">
https://liveuamap.com/en/2023/18-april-3-civilians-killed-as-result-of-russian-air-strike</text:a>
</text:p>
      <text:p text:style-name="P4">
News Source: <text:a xlink:type="simple" xlink:href="https://t.me/ukrinform_news/96550" text:style-name="Internet_20_link" text:visited-style-name="Visited_20_Internet_20_Link">
https://t.me/ukrinform_news/96550</text:a>
</text:p>
      <!--NEWS-->
      <text:h text:style-name="P10" text:outline-level="1">
<text:span text:style-name="T4">
Chernihivska Oblast(08:58). Red Alert: aerial threat. Sirens sounding. Take cover now!</text:span>
</text:h>
      <text:p text:style-name="P4">
Authors: liveuamap (Language: en)</text:p>
      <text:p text:style-name="P4">
Time: 2023-04-18T03:04:00</text:p>
      <text:p text:style-name="P4">
Location: Chernihivska Oblast (Latitude:51.33312 Longtitude:31.99934)</text:p>
      <text:p text:style-name="P4">
Videos: []</text:p>
      <text:p text:style-name="P4">
Images: []</text:p>
      <text:p text:style-name="P4">
Tags: ["Europe", "Central and Eastern Europe"]</text:p>
      <text:p text:style-name="P4">
Id: 22556911</text:p>
      <!--METADATA-->
      <text:p text:style-name="P4">
Chernihiv region(08:58). Red Alert: aerial threat. Sirens sounding. Takecover now!</text:p>
      <text:p text:style-name="P4">
News Collection Link: <text:a xlink:type="simple" xlink:href="https://liveuamap.com/en/2023/18-april-chernihivska-oblast0858-red-alert-aeg" text:style-name="Internet_20_link" text:visited-style-name="Visited_20_Internet_20_Link">
https://liveuamap.com/en/2023/18-april-chernihivska-oblast0858-red-alert-aeg</text:a>
</text:p>
      <text:p text:style-name="P4">
News Source: <text:a xlink:type="simple" xlink:href="https://t.me/air_alert_ua/43269" text:style-name="Internet_20_link" text:visited-style-name="Visited_20_Internet_20_Link">
https://t.me/air_alert_ua/43269</text:a>
</text:p>
      <!--NEWS-->
      <text:h text:style-name="P10" text:outline-level="1">
<text:span text:style-name="T4">
Sumska Oblast(09:29). Red Alert: aerial threat. Sirens sounding. Take cover now!</text:span>
</text:h>
      <text:p text:style-name="P4">
Authors: liveuamap (Language: en)</text:p>
      <text:p text:style-name="P4">
Time: 2023-04-18T03:31:00</text:p>
      <text:p text:style-name="P4">
Location: Sumska Oblast (Latitude:50.99972 Longtitude:34.00057)</text:p>
      <text:p text:style-name="P4">
Videos: []</text:p>
      <text:p text:style-name="P4">
Images: []</text:p>
      <text:p text:style-name="P4">
Tags: ["Europe", "Central and Eastern Europe"]</text:p>
      <text:p text:style-name="P4">
Id: 22556912</text:p>
      <!--METADATA-->
      <text:p text:style-name="P4">
Sumy region(09:29). Red Alert: aerial threat. Sirens sounding. Take covernow!</text:p>
      <text:p text:style-name="P4">
News Collection Link: <text:a xlink:type="simple" xlink:href="https://liveuamap.com/en/2023/18-april-sumska-oblast0929-red-alert-aerial-tg" text:style-name="Internet_20_link" text:visited-style-name="Visited_20_Internet_20_Link">
https://liveuamap.com/en/2023/18-april-sumska-oblast0929-red-alert-aerial-tg</text:a>
</text:p>
      <text:p text:style-name="P4">
News Source: <text:a xlink:type="simple" xlink:href="https://t.me/air_alert_ua/43270" text:style-name="Internet_20_link" text:visited-style-name="Visited_20_Internet_20_Link">
https://t.me/air_alert_ua/43270</text:a>
</text:p>
      <!--NEWS-->
      <text:h text:style-name="P10" text:outline-level="1">
<text:span text:style-name="T4">
Lukashenka met with the chief of Russian occupation authorities in Donetsk region of Ukraine ...</text:span>
</text:h>
      <text:p text:style-name="P4">
Authors: liveuamap (Language: en)</text:p>
      <text:p text:style-name="P4">
Time: 2023-04-18T04:31:30</text:p>
      <text:p text:style-name="P4">
Location: Minsk, (Latitude:53.92597 Longtitude:27.52539)</text:p>
      <text:p text:style-name="P4">
Videos: []</text:p>
      <text:p text:style-name="P4">
Images: ["<text:a xlink:type="simple" xlink:href="https://liveuamap.com/pics/2023/04/18/22556928_0.jpg" text:style-name="Internet_20_link" text:visited-style-name="Visited_20_Internet_20_Link">
22556928_0.jpg</text:a>
"]</text:p>
      <text:p text:style-name="P4">
Tags: ["Belarus", "Central and Eastern Europe"]</text:p>
      <text:p text:style-name="P4">
Id: 22556928</text:p>
      <!--METADATA-->
      <text:p text:style-name="P4">
Lukashenka met with the chief of Russian occupation authorities in Donetskregion of Ukraine Pushilin</text:p>
      <text:p text:style-name="P4">
<draw:frame draw:style-name="fr1" draw:name="Image2" text:anchor-type="as-char" svg:width="6.9236in" svg:height="9.231467in" draw:z-index="0">
<draw:image xlink:href="../Images/liveuamap/2023-04-18T04-31-30/22556928_0.jpg" xlink:type="simple" xlink:show="embed" xlink:actuate="onLoad" draw:mime-type="image/jpeg"/>
</draw:frame>
News Collection Link: <text:a xlink:type="simple" xlink:href="https://liveuamap.com/en/2023/18-april-lukashenka-met-with-the-chief-of-russian-occupation" text:style-name="Internet_20_link" text:visited-style-name="Visited_20_Internet_20_Link">
https://liveuamap.com/en/2023/18-april-lukashenka-met-with-the-chief-of-russian-occupation</text:a>
</text:p>
      <text:p text:style-name="P4">
News Source: <text:a xlink:type="simple" xlink:href="https://t.me/pul_1/8745" text:style-name="Internet_20_link" text:visited-style-name="Visited_20_Internet_20_Link">
https://t.me/pul_1/8745</text:a>
</text:p>
      <!--NEWS-->
      <text:h text:style-name="P10" text:outline-level="1">
<text:span text:style-name="T4">
At Sivershchyna and Slobozhanschyna directions Russian army shelled Sosnivka, Popivka and Isk...</text:span>
</text:h>
      <text:p text:style-name="P4">
Authors: liveuamap (Language: en)</text:p>
      <text:p text:style-name="P4">
Time: 2023-04-18T04:53:00</text:p>
      <text:p text:style-name="P4">
Location: Vovchansk (Latitude:50.41224 Longtitude:37.38682)</text:p>
      <text:p text:style-name="P4">
Videos: []</text:p>
      <text:p text:style-name="P4">
Images: []</text:p>
      <text:p text:style-name="P4">
Tags: ["Russia"]</text:p>
      <text:p text:style-name="P4">
Id: 22556946</text:p>
      <!--METADATA-->
      <text:p text:style-name="P4">
At Sivershchyna and Slobozhanschyna directions Russian army shelled Sosnivka,Popivka and Iskryskivschyna of Sumy region, also Okip, Bayrak, Vovchansk,Okhrimivka and Nesterne of Kharkiv region, - General Staff of Armed Forces ofUkraine says in the morning report</text:p>
      <text:p text:style-name="P4">
News Collection Link: <text:a xlink:type="simple" xlink:href="https://liveuamap.com/en/2023/18-april-at-sivershchyna-and-slobozhanschyna-directions-russian" text:style-name="Internet_20_link" text:visited-style-name="Visited_20_Internet_20_Link">
https://liveuamap.com/en/2023/18-april-at-sivershchyna-and-slobozhanschyna-directions-russian</text:a>
</text:p>
      <text:p text:style-name="P4">
News Source: <text:a xlink:type="simple" xlink:href="https://t.me/lumsrc/4522" text:style-name="Internet_20_link" text:visited-style-name="Visited_20_Internet_20_Link">
https://t.me/lumsrc/4522</text:a>
</text:p>
      <!--NEWS-->
      <text:h text:style-name="P10" text:outline-level="1">
<text:span text:style-name="T4">
Donetsk Oblast(10:55). Red Alert: aerial threat. Sirens sounding. Take cover now!</text:span>
</text:h>
      <text:p text:style-name="P4">
Authors: liveuamap (Language: en)</text:p>
      <text:p text:style-name="P4">
Time: 2023-04-18T04:56:00</text:p>
      <text:p text:style-name="P4">
Location: Donetsk Oblast (Latitude:48.72639 Longtitude:37.57752)</text:p>
      <text:p text:style-name="P4">
Videos: []</text:p>
      <text:p text:style-name="P4">
Images: []</text:p>
      <text:p text:style-name="P4">
Tags: ["Europe", "Central and Eastern Europe"]</text:p>
      <text:p text:style-name="P4">
Id: 22556937</text:p>
      <!--METADATA-->
      <text:p text:style-name="P4">
Donetsk Oblast(10:55). Red Alert: aerial threat. Sirens sounding. Take covernow!</text:p>
      <text:p text:style-name="P4">
News Collection Link: <text:a xlink:type="simple" xlink:href="https://liveuamap.com/en/2023/18-april-donetsk-oblast1055-red-alert-aerial-g" text:style-name="Internet_20_link" text:visited-style-name="Visited_20_Internet_20_Link">
https://liveuamap.com/en/2023/18-april-donetsk-oblast1055-red-alert-aerial-g</text:a>
</text:p>
      <text:p text:style-name="P4">
News Source: <text:a xlink:type="simple" xlink:href="https://t.me/air_alert_ua/43271" text:style-name="Internet_20_link" text:visited-style-name="Visited_20_Internet_20_Link">
https://t.me/air_alert_ua/43271</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8T04:59:23</text:p>
      <text:p text:style-name="P4">
Location: Marinka, Donetsk Oblast (Latitude:47.93969 Longtitude:37.50183)</text:p>
      <text:p text:style-name="P4">
Videos: []</text:p>
      <text:p text:style-name="P4">
Images: []</text:p>
      <text:p text:style-name="P4">
Tags: ["Russia"]</text:p>
      <text:p text:style-name="P4">
Id: 22556938</text:p>
      <!--METADATA-->
      <text:p text:style-name="P4">
Russian forces conducting offensive actions at Lyman, Bakhmut, Avdiivka andMaryinka directions. Ukrainian military repelled over 70 Russian attacks.Russian forces attempting to advance near Synkivka, north to Spirne, Bakhmut,Ivanivske and Predtechyne, Novokalynove, Syeverne and Pervomayske, Maryinka, -General Staff of Armed Forces of Ukraine says in the morning report</text:p>
      <text:p text:style-name="P4">
News Collection Link: <text:a xlink:type="simple" xlink:href="https://liveuamap.com/en/2023/18-april-russian-forces-conducting-offensive-actions-at-lyman" text:style-name="Internet_20_link" text:visited-style-name="Visited_20_Internet_20_Link">
https://liveuamap.com/en/2023/18-april-russian-forces-conducting-offensive-actions-at-lyman</text:a>
</text:p>
      <text:p text:style-name="P4">
News Source: <text:a xlink:type="simple" xlink:href="https://t.me/lumsrc/4530" text:style-name="Internet_20_link" text:visited-style-name="Visited_20_Internet_20_Link">
https://t.me/lumsrc/4530</text:a>
</text:p>
      <!--NEWS-->
      <text:h text:style-name="P10" text:outline-level="1">
<text:span text:style-name="T4">
Poltavska Oblast(11:21). Red Alert: aerial threat. Sirens sounding. Take cover now!</text:span>
</text:h>
      <text:p text:style-name="P4">
Authors: liveuamap (Language: en)</text:p>
      <text:p text:style-name="P4">
Time: 2023-04-18T05:22:00</text:p>
      <text:p text:style-name="P4">
Location: Poltavska Oblast (Latitude:49.47611 Longtitude:33.81944)</text:p>
      <text:p text:style-name="P4">
Videos: []</text:p>
      <text:p text:style-name="P4">
Images: []</text:p>
      <text:p text:style-name="P4">
Tags: ["Europe", "Central and Eastern Europe"]</text:p>
      <text:p text:style-name="P4">
Id: 22556948</text:p>
      <!--METADATA-->
      <text:p text:style-name="P4">
Poltava(11:21). Red Alert: aerial threat. Sirens sounding. Take covernow!</text:p>
      <text:p text:style-name="P4">
News Collection Link: <text:a xlink:type="simple" xlink:href="https://liveuamap.com/en/2023/18-april-poltavska-oblast1121-red-alert-aeriag" text:style-name="Internet_20_link" text:visited-style-name="Visited_20_Internet_20_Link">
https://liveuamap.com/en/2023/18-april-poltavska-oblast1121-red-alert-aeriag</text:a>
</text:p>
      <text:p text:style-name="P4">
News Source: <text:a xlink:type="simple" xlink:href="https://t.me/suspilnepoltava/10820" text:style-name="Internet_20_link" text:visited-style-name="Visited_20_Internet_20_Link">
https://t.me/suspilnepoltava/10820</text:a>
</text:p>
      <!--NEWS-->
      <text:h text:style-name="P10" text:outline-level="1">
<text:span text:style-name="T4">
Dnipro, Dnipropetrovsk region, Zaporizhzhya region (11:21). Red Alrt: Aerial Tchretate. Sirens Su ...</text:span>
</text:h>
      <text:p text:style-name="P4">
Authors: liveuamap (Language: en)</text:p>
      <text:p text:style-name="P4">
Time: 2023-04-18T05:23:00</text:p>
      <text:p text:style-name="P4">
Location: Dnipro (Latitude:48.46018 Longtitude:35.03788)</text:p>
      <text:p text:style-name="P4">
Videos: []</text:p>
      <text:p text:style-name="P4">
Images: []</text:p>
      <text:p text:style-name="P4">
Tags: ["Europe", "Central and Eastern Europe"]</text:p>
      <text:p text:style-name="P4">
Id: 22556950</text:p>
      <!--METADATA-->
      <text:p text:style-name="P4">
Dnipro, Dnipropetrovsk region, Zaporizhzhya region(11:21). Red Alert: aerialthreat. Sirens sounding. Take cover now!</text:p>
      <text:p text:style-name="P4">
News Collection Link: <text:a xlink:type="simple" xlink:href="https://liveuamap.com/en/2023/18-april-dnipro-dnipropetrovska-oblast-zaporig" text:style-name="Internet_20_link" text:visited-style-name="Visited_20_Internet_20_Link">
https://liveuamap.com/en/2023/18-april-dnipro-dnipropetrovska-oblast-zaporig</text:a>
</text:p>
      <text:p text:style-name="P4">
News Source: <text:a xlink:type="simple" xlink:href="https://t.me/air_alert_ua/43275" text:style-name="Internet_20_link" text:visited-style-name="Visited_20_Internet_20_Link">
https://t.me/air_alert_ua/43275</text:a>
</text:p>
      <!--NEWS-->
      <text:h text:style-name="P10" text:outline-level="1">
<text:span text:style-name="T4">
Kharkiv, Kharkivska Oblast(11:25). Red Alert: aerial threat. Sirens sounding. Take cover now!</text:span>
</text:h>
      <text:p text:style-name="P4">
Authors: liveuamap (Language: en)</text:p>
      <text:p text:style-name="P4">
Time: 2023-04-18T05:27:00</text:p>
      <text:p text:style-name="P4">
Location: Kharkiv (Latitude:49.98182 Longtitude:36.25205)</text:p>
      <text:p text:style-name="P4">
Videos: []</text:p>
      <text:p text:style-name="P4">
Images: []</text:p>
      <text:p text:style-name="P4">
Tags: ["Europe", "Central and Eastern Europe"]</text:p>
      <text:p text:style-name="P4">
Id: 22556951</text:p>
      <!--METADATA-->
      <text:p text:style-name="P4">
Kharkiv, Kharkiv region(11:25). Red Alert: aerial threat. Sirens sounding.Take cover now!</text:p>
      <text:p text:style-name="P4">
News Collection Link: <text:a xlink:type="simple" xlink:href="https://liveuamap.com/en/2023/18-april-kharkiv-kharkivska-oblast1125-red-alg" text:style-name="Internet_20_link" text:visited-style-name="Visited_20_Internet_20_Link">
https://liveuamap.com/en/2023/18-april-kharkiv-kharkivska-oblast1125-red-alg</text:a>
</text:p>
      <text:p text:style-name="P4">
News Source: <text:a xlink:type="simple" xlink:href="https://t.me/air_alert_ua/43277" text:style-name="Internet_20_link" text:visited-style-name="Visited_20_Internet_20_Link">
https://t.me/air_alert_ua/43277</text:a>
</text:p>
      <!--NEWS-->
      <text:h text:style-name="P10" text:outline-level="1">
<text:span text:style-name="T4">
Chernihivska Oblast(11:59). Red Alert: aerial threat. Sirens sounding. Take cover now!</text:span>
</text:h>
      <text:p text:style-name="P4">
Authors: liveuamap (Language: en)</text:p>
      <text:p text:style-name="P4">
Time: 2023-04-18T06:00:00</text:p>
      <text:p text:style-name="P4">
Location: Chernihivska Oblast (Latitude:51.33322 Longtitude:32.00107)</text:p>
      <text:p text:style-name="P4">
Videos: []</text:p>
      <text:p text:style-name="P4">
Images: []</text:p>
      <text:p text:style-name="P4">
Tags: ["Europe", "Central and Eastern Europe"]</text:p>
      <text:p text:style-name="P4">
Id: 22556953</text:p>
      <!--METADATA-->
      <text:p text:style-name="P4">
Chernihiv region(11:59). Red Alert: aerial threat. Sirens sounding. Takecover now!</text:p>
      <text:p text:style-name="P4">
News Collection Link: <text:a xlink:type="simple" xlink:href="https://liveuamap.com/en/2023/18-april-chernihivska-oblast1159-red-alert-aeg" text:style-name="Internet_20_link" text:visited-style-name="Visited_20_Internet_20_Link">
https://liveuamap.com/en/2023/18-april-chernihivska-oblast1159-red-alert-aeg</text:a>
</text:p>
      <text:p text:style-name="P4">
News Source: <text:a xlink:type="simple" xlink:href="https://t.me/air_alert_ua/43284" text:style-name="Internet_20_link" text:visited-style-name="Visited_20_Internet_20_Link">
https://t.me/air_alert_ua/43284</text:a>
</text:p>
      <!--NEWS-->
      <text:h text:style-name="P10" text:outline-level="1">
<text:span text:style-name="T4">
Putin's visit to occupied part of Kherson region of Ukraine geolocated to Schaslyvtseve</text:span>
</text:h>
      <text:p text:style-name="P4">
Authors: liveuamap (Language: en)</text:p>
      <text:p text:style-name="P4">
Time: 2023-04-18T06:27:00</text:p>
      <text:p text:style-name="P4">
Location: Kherson (Latitude:46.0058 Longtitude:34.84474)</text:p>
      <text:p text:style-name="P4">
Videos: []</text:p>
      <text:p text:style-name="P4">
Images: ["<text:a xlink:type="simple" xlink:href="https://liveuamap.com/pics/2023/04/18/22556976_0.png" text:style-name="Internet_20_link" text:visited-style-name="Visited_20_Internet_20_Link">
22556976_0.png</text:a>
"]</text:p>
      <text:p text:style-name="P4">
Tags: ["Europe", "Central and Eastern Europe"]</text:p>
      <text:p text:style-name="P4">
Id: 22556976</text:p>
      <!--METADATA-->
      <text:p text:style-name="P4">
Putin's visit to occupied part of Kherson region of Ukraine geolocated toSchaslyvtseve</text:p>
      <text:p text:style-name="P4">
<draw:frame draw:style-name="fr1" draw:name="Image3" text:anchor-type="as-char" svg:width="6.9236in" svg:height="3.604066in" draw:z-index="0">
<draw:image xlink:href="../Images/liveuamap/2023-04-18T06-27-00/22556976_0.png" xlink:type="simple" xlink:show="embed" xlink:actuate="onLoad" draw:mime-type="image/png"/>
</draw:frame>
News Collection Link: <text:a xlink:type="simple" xlink:href="https://liveuamap.com/en/2023/18-april-putins-visit-to-occupied-part-of-kherson-region" text:style-name="Internet_20_link" text:visited-style-name="Visited_20_Internet_20_Link">
https://liveuamap.com/en/2023/18-april-putins-visit-to-occupied-part-of-kherson-region</text:a>
</text:p>
      <text:p text:style-name="P4">
News Source: <text:a xlink:type="simple" xlink:href="https://twitter.com/hochu_dodomu/status/1648257050340741122" text:style-name="Internet_20_link" text:visited-style-name="Visited_20_Internet_20_Link">
https://twitter.com/hochu_dodomu/status/1648257050340741122</text:a>
</text:p>
      <!--NEWS-->
      <text:h text:style-name="P10" text:outline-level="1">
<text:span text:style-name="T4">
1 person killed, 6 wounded as result of shelling in central Kherson</text:span>
</text:h>
      <text:p text:style-name="P4">
Authors: liveuamap (Language: en)</text:p>
      <text:p text:style-name="P4">
Time: 2023-04-18T06:35:00</text:p>
      <text:p text:style-name="P4">
Location: Kherson (Latitude:46.63883 Longtitude:32.6096)</text:p>
      <text:p text:style-name="P4">
Videos: []</text:p>
      <text:p text:style-name="P4">
Images: ["<text:a xlink:type="simple" xlink:href="https://liveuamap.com/pics/2023/04/18/22556970_0.jpg" text:style-name="Internet_20_link" text:visited-style-name="Visited_20_Internet_20_Link">
22556970_0.jpg</text:a>
"]</text:p>
      <text:p text:style-name="P4">
Tags: ["Europe", "Central and Eastern Europe"]</text:p>
      <text:p text:style-name="P4">
Id: 22556970</text:p>
      <!--METADATA-->
      <text:p text:style-name="P4">
1 person killed, 6 wounded as result of shelling in central Kherson</text:p>
      <text:p text:style-name="P4">
<draw:frame draw:style-name="fr1" draw:name="Image4" text:anchor-type="as-char" svg:width="6.9236in" svg:height="3.444462in" draw:z-index="0">
<draw:image xlink:href="../Images/liveuamap/2023-04-18T06-35-00/22556970_0.jpg" xlink:type="simple" xlink:show="embed" xlink:actuate="onLoad" draw:mime-type="image/jpeg"/>
</draw:frame>
News Collection Link: <text:a xlink:type="simple" xlink:href="https://liveuamap.com/en/2023/18-april-1-person-killed-6-wounded-as-result-of-shelling" text:style-name="Internet_20_link" text:visited-style-name="Visited_20_Internet_20_Link">
https://liveuamap.com/en/2023/18-april-1-person-killed-6-wounded-as-result-of-shelling</text:a>
</text:p>
      <text:p text:style-name="P4">
News Source: <text:a xlink:type="simple" xlink:href="https://twitter.com/Irina61032137/status/1648259063229054976" text:style-name="Internet_20_link" text:visited-style-name="Visited_20_Internet_20_Link">
https://twitter.com/Irina61032137/status/1648259063229054976</text:a>
</text:p>
      <!--NEWS-->
      <text:h text:style-name="P10" text:outline-level="1">
<text:span text:style-name="T4">
Donetsk Oblast(13:00). Red Alert: aerial threat. Sirens sounding. Take cover now!</text:span>
</text:h>
      <text:p text:style-name="P4">
Authors: liveuamap (Language: en)</text:p>
      <text:p text:style-name="P4">
Time: 2023-04-18T07:01:00</text:p>
      <text:p text:style-name="P4">
Location: Donetsk Oblast (Latitude:48.72817 Longtitude:37.57779)</text:p>
      <text:p text:style-name="P4">
Videos: []</text:p>
      <text:p text:style-name="P4">
Images: []</text:p>
      <text:p text:style-name="P4">
Tags: ["Europe", "Central and Eastern Europe"]</text:p>
      <text:p text:style-name="P4">
Id: 22556961</text:p>
      <!--METADATA-->
      <text:p text:style-name="P4">
Donetsk Oblast(13:00). Red Alert: aerial threat. Sirens sounding. Take covernow!</text:p>
      <text:p text:style-name="P4">
News Collection Link: <text:a xlink:type="simple" xlink:href="https://liveuamap.com/en/2023/18-april-donetsk-oblast1300-red-alert-aerial-g" text:style-name="Internet_20_link" text:visited-style-name="Visited_20_Internet_20_Link">
https://liveuamap.com/en/2023/18-april-donetsk-oblast1300-red-alert-aerial-g</text:a>
</text:p>
      <text:p text:style-name="P4">
News Source: <text:a xlink:type="simple" xlink:href="https://t.me/air_alert_ua/43285" text:style-name="Internet_20_link" text:visited-style-name="Visited_20_Internet_20_Link">
https://t.me/air_alert_ua/43285</text:a>
</text:p>
      <!--NEWS-->
      <text:h text:style-name="P10" text:outline-level="1">
<text:span text:style-name="T4">
Flooding in several areas near Dnipro river, red level of emergency declared in several regions</text:span>
</text:h>
      <text:p text:style-name="P4">
Authors: liveuamap (Language: en)</text:p>
      <text:p text:style-name="P4">
Time: 2023-04-18T07:18:46</text:p>
      <text:p text:style-name="P4">
Location: Kyiv (Latitude:50.66894 Longtitude:30.46337)</text:p>
      <text:p text:style-name="P4">
Videos: []</text:p>
      <text:p text:style-name="P4">
Images: ["<text:a xlink:type="simple" xlink:href="https://liveuamap.com/pics/2023/04/18/22556966_0.jpg" text:style-name="Internet_20_link" text:visited-style-name="Visited_20_Internet_20_Link">
22556966_0.jpg</text:a>
"]</text:p>
      <text:p text:style-name="P4">
Tags: ["Disasters", "Central and Eastern Europe"]</text:p>
      <text:p text:style-name="P4">
Id: 22556966</text:p>
      <!--METADATA-->
      <text:p text:style-name="P4">
Flooding in several areas near Dnipro river, red level of emergency declared in several regions<draw:frame draw:style-name="fr1" draw:name="Image5" text:anchor-type="as-char" svg:width="6.9236in" svg:height="4.615733in" draw:z-index="0">
<draw:image xlink:href="../Images/liveuamap/2023-04-18T07-18-46/22556966_0.jpg" xlink:type="simple" xlink:show="embed" xlink:actuate="onLoad" draw:mime-type="image/jpeg"/>
</draw:frame>
News Collection Link: <text:a xlink:type="simple" xlink:href="https://liveuamap.com/en/2023/18-april-flooding-in-several-areas-near-dnipro-river-red" text:style-name="Internet_20_link" text:visited-style-name="Visited_20_Internet_20_Link">
https://liveuamap.com/en/2023/18-april-flooding-in-several-areas-near-dnipro-river-red</text:a>
</text:p>
      <text:p text:style-name="P4">
News Source: <text:a xlink:type="simple" xlink:href="https://twitter.com/UKRINFORM/status/1648283857475518465" text:style-name="Internet_20_link" text:visited-style-name="Visited_20_Internet_20_Link">
https://twitter.com/UKRINFORM/status/1648283857475518465</text:a>
</text:p>
      <!--NEWS-->
      <text:h text:style-name="P10" text:outline-level="1">
<text:span text:style-name="T4">
At least 8 wounded as result of shelling of Ukrainsk in Donetsk region</text:span>
</text:h>
      <text:p text:style-name="P4">
Authors: liveuamap (Language: en)</text:p>
      <text:p text:style-name="P4">
Time: 2023-04-18T07:19:53</text:p>
      <text:p text:style-name="P4">
Location: Ukrainsk, Donetsk region (Latitude:48.09657 Longtitude:37.36197)</text:p>
      <text:p text:style-name="P4">
Videos: []</text:p>
      <text:p text:style-name="P4">
Images: ["<text:a xlink:type="simple" xlink:href="https://liveuamap.com/pics/2023/04/18/22556967_0.jpg" text:style-name="Internet_20_link" text:visited-style-name="Visited_20_Internet_20_Link">
22556967_0.jpg</text:a>
"]</text:p>
      <text:p text:style-name="P4">
Tags: ["Europe", "Central and Eastern Europe"]</text:p>
      <text:p text:style-name="P4">
Id: 22556967</text:p>
      <!--METADATA-->
      <text:p text:style-name="P4">
At least 8 wounded as result of shelling of Ukrainsk in Donetsk region</text:p>
      <text:p text:style-name="P4">
<draw:frame draw:style-name="fr1" draw:name="Image6" text:anchor-type="as-char" svg:width="6.9236in" svg:height="9.231467in" draw:z-index="0">
<draw:image xlink:href="../Images/liveuamap/2023-04-18T07-19-53/22556967_0.jpg" xlink:type="simple" xlink:show="embed" xlink:actuate="onLoad" draw:mime-type="image/jpeg"/>
</draw:frame>
News Collection Link: <text:a xlink:type="simple" xlink:href="https://liveuamap.com/en/2023/18-april-at-least-8-wounded-as-result-of-shelling-of-ukrainsk" text:style-name="Internet_20_link" text:visited-style-name="Visited_20_Internet_20_Link">
https://liveuamap.com/en/2023/18-april-at-least-8-wounded-as-result-of-shelling-of-ukrainsk</text:a>
</text:p>
      <text:p text:style-name="P4">
News Source: <text:a xlink:type="simple" xlink:href="https://twitter.com/kava2022/status/1648284770084765697" text:style-name="Internet_20_link" text:visited-style-name="Visited_20_Internet_20_Link">
https://twitter.com/kava2022/status/1648284770084765697</text:a>
</text:p>
      <!--NEWS-->
      <text:h text:style-name="P10" text:outline-level="1">
<text:span text:style-name="T4">
President of Ukraine Zelensky visited frontline in Avdiivka</text:span>
</text:h>
      <text:p text:style-name="P4">
Authors: liveuamap (Language: en)</text:p>
      <text:p text:style-name="P4">
Time: 2023-04-18T08:25:28</text:p>
      <text:p text:style-name="P4">
Location: Donetsk Oblast (Latitude:48.11878 Longtitude:37.78782)</text:p>
      <text:p text:style-name="P4">
Videos: []</text:p>
      <text:p text:style-name="P4">
Images: ["<text:a xlink:type="simple" xlink:href="https://liveuamap.com/pics/2023/04/18/22556972_0.jpg" text:style-name="Internet_20_link" text:visited-style-name="Visited_20_Internet_20_Link">
22556972_0.jpg</text:a>
"]</text:p>
      <text:p text:style-name="P4">
Tags: ["Minsk Monitor", "Europe"]</text:p>
      <text:p text:style-name="P4">
Id: 22556972</text:p>
      <!--METADATA-->
      <text:p text:style-name="P4">
President of Ukraine Zelensky visited frontline in Avdiivka</text:p>
      <text:p text:style-name="P4">
<draw:frame draw:style-name="fr1" draw:name="Image7" text:anchor-type="as-char" svg:width="6.9236in" svg:height="4.617948in" draw:z-index="0">
<draw:image xlink:href="../Images/liveuamap/2023-04-18T08-25-28/22556972_0.jpg" xlink:type="simple" xlink:show="embed" xlink:actuate="onLoad" draw:mime-type="image/jpeg"/>
</draw:frame>
News Collection Link: <text:a xlink:type="simple" xlink:href="https://liveuamap.com/en/2023/18-april-president-of-ukraine-zelensky-visited-frontline" text:style-name="Internet_20_link" text:visited-style-name="Visited_20_Internet_20_Link">
https://liveuamap.com/en/2023/18-april-president-of-ukraine-zelensky-visited-frontline</text:a>
</text:p>
      <text:p text:style-name="P4">
News Source: <text:a xlink:type="simple" xlink:href="https://twitter.com/Novynarnia/status/1648301117527261186" text:style-name="Internet_20_link" text:visited-style-name="Visited_20_Internet_20_Link">
https://twitter.com/Novynarnia/status/1648301117527261186</text:a>
</text:p>
      <!--NEWS-->
      <text:h text:style-name="P10" text:outline-level="1">
<text:span text:style-name="T4">
Russian army shelled Orikhiv with incendiary ammunition</text:span>
</text:h>
      <text:p text:style-name="P4">
Authors: liveuamap (Language: en)</text:p>
      <text:p text:style-name="P4">
Time: 2023-04-18T08:29:25</text:p>
      <text:p text:style-name="P4">
Location: Ukraine (Latitude:47.56321 Longtitude:35.78608)</text:p>
      <text:p text:style-name="P4">
Videos: []</text:p>
      <text:p text:style-name="P4">
Images: ["<text:a xlink:type="simple" xlink:href="https://liveuamap.com/pics/2023/04/18/22556973_0.jpg" text:style-name="Internet_20_link" text:visited-style-name="Visited_20_Internet_20_Link">
22556973_0.jpg</text:a>
", "<text:a xlink:type="simple" xlink:href="https://liveuamap.com/pics/2023/04/18/22556973_1.jpg" text:style-name="Internet_20_link" text:visited-style-name="Visited_20_Internet_20_Link">
22556973_1.jpg</text:a>
", "<text:a xlink:type="simple" xlink:href="https://liveuamap.com/pics/2023/04/18/22556973_2.jpg" text:style-name="Internet_20_link" text:visited-style-name="Visited_20_Internet_20_Link">
22556973_2.jpg</text:a>
"]</text:p>
      <text:p text:style-name="P4">
Tags: ["Europe", "Central and Eastern Europe"]</text:p>
      <text:p text:style-name="P4">
Id: 22556973</text:p>
      <!--METADATA-->
      <text:p text:style-name="P4">
Russian army shelled Orikhiv with incendiary ammunition</text:p>
      <text:p text:style-name="P4">
<draw:frame draw:style-name="fr1" draw:name="Image8" text:anchor-type="as-char" svg:width="6.9236in" svg:height="5.1927in" draw:z-index="0">
<draw:image xlink:href="../Images/liveuamap/2023-04-18T08-29-25/22556973_0.jpg" xlink:type="simple" xlink:show="embed" xlink:actuate="onLoad" draw:mime-type="image/jpeg"/>
</draw:frame>
<draw:frame draw:style-name="fr1" draw:name="Image9" text:anchor-type="as-char" svg:width="6.9236in" svg:height="5.1927in" draw:z-index="0">
<draw:image xlink:href="../Images/liveuamap/2023-04-18T08-29-25/22556973_1.jpg" xlink:type="simple" xlink:show="embed" xlink:actuate="onLoad" draw:mime-type="image/jpeg"/>
</draw:frame>
<draw:frame draw:style-name="fr1" draw:name="Image10" text:anchor-type="as-char" svg:width="6.9236in" svg:height="5.1927in" draw:z-index="0">
<draw:image xlink:href="../Images/liveuamap/2023-04-18T08-29-25/22556973_2.jpg" xlink:type="simple" xlink:show="embed" xlink:actuate="onLoad" draw:mime-type="image/jpeg"/>
</draw:frame>
News Collection Link: <text:a xlink:type="simple" xlink:href="https://liveuamap.com/en/2023/18-april-russian-army-shelled-orikhiv-with-incendiary-ammunition" text:style-name="Internet_20_link" text:visited-style-name="Visited_20_Internet_20_Link">
https://liveuamap.com/en/2023/18-april-russian-army-shelled-orikhiv-with-incendiary-ammunition</text:a>
</text:p>
      <text:p text:style-name="P4">
News Source: <text:a xlink:type="simple" xlink:href="https://t.me/UkraineNow/31842" text:style-name="Internet_20_link" text:visited-style-name="Visited_20_Internet_20_Link">
https://t.me/UkraineNow/31842</text:a>
</text:p>
      <!--NEWS-->
      <text:h text:style-name="P10" text:outline-level="1">
<text:span text:style-name="T4">
Zaporizka Oblast(18:36). Red Alert: aerial threat. Sirens sounding. Take cover now!</text:span>
</text:h>
      <text:p text:style-name="P4">
Authors: liveuamap (Language: en)</text:p>
      <text:p text:style-name="P4">
Time: 2023-04-18T12:36:00</text:p>
      <text:p text:style-name="P4">
Location: Zaporizka Oblast (Latitude:47.612021 Longtitude:35.765261)</text:p>
      <text:p text:style-name="P4">
Videos: []</text:p>
      <text:p text:style-name="P4">
Images: []</text:p>
      <text:p text:style-name="P4">
Tags: ["Europe", "Central and Eastern Europe"]</text:p>
      <text:p text:style-name="P4">
Id: 22557027</text:p>
      <!--METADATA-->
      <text:p text:style-name="P4">
Zaporizhzhia region(18:36). Red Alert: aerial threat. Sirens sounding. Take covernow!</text:p>
      <text:p text:style-name="P4">
News Collection Link: <text:a xlink:type="simple" xlink:href="https://liveuamap.com/en/2023/18-april-zaporizka-oblast1836-red-alert-aeriag" text:style-name="Internet_20_link" text:visited-style-name="Visited_20_Internet_20_Link">
https://liveuamap.com/en/2023/18-april-zaporizka-oblast1836-red-alert-aeriag</text:a>
</text:p>
      <text:p text:style-name="P4">
News Source: <text:a xlink:type="simple" xlink:href="https://t.me/air_alert_ua/43292" text:style-name="Internet_20_link" text:visited-style-name="Visited_20_Internet_20_Link">
https://t.me/air_alert_ua/43292</text:a>
</text:p>
      <!--NEWS-->
      <text:h text:style-name="P10" text:outline-level="1">
<text:span text:style-name="T4">
Donetsk Oblast(19:27). Red Alert: aerial threat. Sirens sounding. Take cover now!</text:span>
</text:h>
      <text:p text:style-name="P4">
Authors: liveuamap (Language: en)</text:p>
      <text:p text:style-name="P4">
Time: 2023-04-18T13:29:00</text:p>
      <text:p text:style-name="P4">
Location: Donetsk Oblast (Latitude:48.72711 Longtitude:37.57926)</text:p>
      <text:p text:style-name="P4">
Videos: []</text:p>
      <text:p text:style-name="P4">
Images: []</text:p>
      <text:p text:style-name="P4">
Tags: ["Europe", "Central and Eastern Europe"]</text:p>
      <text:p text:style-name="P4">
Id: 22557036</text:p>
      <!--METADATA-->
      <text:p text:style-name="P4">
Donetsk Oblast(19:27). Red Alert: aerial threat. Sirens sounding. Take covernow!</text:p>
      <text:p text:style-name="P4">
News Collection Link: <text:a xlink:type="simple" xlink:href="https://liveuamap.com/en/2023/18-april-donetsk-oblast1927-red-alert-aerial-g" text:style-name="Internet_20_link" text:visited-style-name="Visited_20_Internet_20_Link">
https://liveuamap.com/en/2023/18-april-donetsk-oblast1927-red-alert-aerial-g</text:a>
</text:p>
      <text:p text:style-name="P4">
News Source: <text:a xlink:type="simple" xlink:href="https://t.me/air_alert_ua/43294" text:style-name="Internet_20_link" text:visited-style-name="Visited_20_Internet_20_Link">
https://t.me/air_alert_ua/43294</text:a>
</text:p>
      <!--NEWS-->
      <text:h text:style-name="P10" text:outline-level="1">
<text:span text:style-name="T4">
Dnipro, Dnipropetrovska Oblast(19:41). Red Alert: aerial threat. Sirens sounding. Take cover ...</text:span>
</text:h>
      <text:p text:style-name="P4">
Authors: liveuamap (Language: en)</text:p>
      <text:p text:style-name="P4">
Time: 2023-04-18T13:42:00</text:p>
      <text:p text:style-name="P4">
Location: Dnipro (Latitude:48.46001 Longtitude:35.03947)</text:p>
      <text:p text:style-name="P4">
Videos: []</text:p>
      <text:p text:style-name="P4">
Images: []</text:p>
      <text:p text:style-name="P4">
Tags: ["Europe", "Central and Eastern Europe"]</text:p>
      <text:p text:style-name="P4">
Id: 22557041</text:p>
      <!--METADATA-->
      <text:p text:style-name="P4">
Dnipro, Dnipropetrovsk region(19:41). Red Alert: aerial threat. Sirenssounding. Take cover now!</text:p>
      <text:p text:style-name="P4">
News Collection Link: <text:a xlink:type="simple" xlink:href="https://liveuamap.com/en/2023/18-april-dnipro-dnipropetrovska-oblast1941-reg" text:style-name="Internet_20_link" text:visited-style-name="Visited_20_Internet_20_Link">
https://liveuamap.com/en/2023/18-april-dnipro-dnipropetrovska-oblast1941-reg</text:a>
</text:p>
      <text:p text:style-name="P4">
News Source: <text:a xlink:type="simple" xlink:href="https://t.me/air_alert_ua/43295" text:style-name="Internet_20_link" text:visited-style-name="Visited_20_Internet_20_Link">
https://t.me/air_alert_ua/43295</text:a>
</text:p>
      <!--NEWS-->
      <text:h text:style-name="P10" text:outline-level="1">
<text:span text:style-name="T4">
Kharkiv, Kharkivska Oblast(21:01). Red Alert: aerial threat. Sirens sounding. Take cover now!</text:span>
</text:h>
      <text:p text:style-name="P4">
Authors: liveuamap (Language: en)</text:p>
      <text:p text:style-name="P4">
Time: 2023-04-18T15:01:00</text:p>
      <text:p text:style-name="P4">
Location: Kharkiv (Latitude:49.98081000 Longtitude:36.25272000)</text:p>
      <text:p text:style-name="P4">
Videos: []</text:p>
      <text:p text:style-name="P4">
Images: []</text:p>
      <text:p text:style-name="P4">
Tags: ["Europe", "Central and Eastern Europe"]</text:p>
      <text:p text:style-name="P4">
Id: 22557043</text:p>
      <!--METADATA-->
      <text:p text:style-name="P4">
Kharkiv, Kharkivska Oblast(21:01). Red Alert: aerial threat. Sirens sounding.Take cover now!</text:p>
      <text:p text:style-name="P4">
News Collection Link: <text:a xlink:type="simple" xlink:href="https://liveuamap.com/en/2023/18-april-kharkiv-kharkivska-oblast2101-red-alg" text:style-name="Internet_20_link" text:visited-style-name="Visited_20_Internet_20_Link">
https://liveuamap.com/en/2023/18-april-kharkiv-kharkivska-oblast2101-red-alg</text:a>
</text:p>
      <text:p text:style-name="P4">
News Source: <text:a xlink:type="simple" xlink:href="https://t.me/suspilnekharkiv/23998" text:style-name="Internet_20_link" text:visited-style-name="Visited_20_Internet_20_Link">
https://t.me/suspilnekharkiv/23998</text:a>
</text:p>
      <!--NEWS-->
      <text:h text:style-name="P10" text:outline-level="1">
<text:span text:style-name="T4">
Sumska Oblast(21:03). Red Alert: aerial threat. Sirens sounding. Take cover now!</text:span>
</text:h>
      <text:p text:style-name="P4">
Authors: liveuamap (Language: en)</text:p>
      <text:p text:style-name="P4">
Time: 2023-04-18T15:05:00</text:p>
      <text:p text:style-name="P4">
Location: Sumska Oblast (Latitude:51.00033 Longtitude:33.99879)</text:p>
      <text:p text:style-name="P4">
Videos: []</text:p>
      <text:p text:style-name="P4">
Images: []</text:p>
      <text:p text:style-name="P4">
Tags: ["Europe", "Central and Eastern Europe"]</text:p>
      <text:p text:style-name="P4">
Id: 22557044</text:p>
      <!--METADATA-->
      <text:p text:style-name="P4">
Sumy region(21:03). Red Alert: aerial threat. Sirens sounding. Take covernow!</text:p>
      <text:p text:style-name="P4">
News Collection Link: <text:a xlink:type="simple" xlink:href="https://liveuamap.com/en/2023/18-april-sumska-oblast2103-red-alert-aerial-tg" text:style-name="Internet_20_link" text:visited-style-name="Visited_20_Internet_20_Link">
https://liveuamap.com/en/2023/18-april-sumska-oblast2103-red-alert-aerial-tg</text:a>
</text:p>
      <text:p text:style-name="P4">
News Source: <text:a xlink:type="simple" xlink:href="https://t.me/air_alert_ua/43299" text:style-name="Internet_20_link" text:visited-style-name="Visited_20_Internet_20_Link">
https://t.me/air_alert_ua/43299</text:a>
</text:p>
      <!--NEWS-->
      <text:h text:style-name="P10" text:outline-level="1">
<text:span text:style-name="T4">
Ukrainian air defense shot down 5 Shahed drones in Zaporizhzhia</text:span>
</text:h>
      <text:p text:style-name="P4">
Authors: liveuamap (Language: en)</text:p>
      <text:p text:style-name="P4">
Time: 2023-04-18T15:27:41</text:p>
      <text:p text:style-name="P4">
Location: Zaporizhzhia, Zaporiz'ka oblast (Latitude:47.8536 Longtitude:35.17582)</text:p>
      <text:p text:style-name="P4">
Videos: []</text:p>
      <text:p text:style-name="P4">
Images: []</text:p>
      <text:p text:style-name="P4">
Tags: ["Europe", "Central and Eastern Europe"]</text:p>
      <text:p text:style-name="P4">
Id: 22557045</text:p>
      <!--METADATA-->
      <text:p text:style-name="P4">
Ukrainian air defense shot down 5 Shahed drones in Zaporizhzhia</text:p>
      <text:p text:style-name="P4">
News Collection Link: <text:a xlink:type="simple" xlink:href="https://liveuamap.com/en/2023/18-april-ukrainian-air-defense-shot-down-5-shahed-drones" text:style-name="Internet_20_link" text:visited-style-name="Visited_20_Internet_20_Link">
https://liveuamap.com/en/2023/18-april-ukrainian-air-defense-shot-down-5-shahed-drones</text:a>
</text:p>
      <text:p text:style-name="P4">
News Source: <text:a xlink:type="simple" xlink:href="https://t.me/suspilnenews/20011" text:style-name="Internet_20_link" text:visited-style-name="Visited_20_Internet_20_Link">
https://t.me/suspilnenews/20011</text:a>
</text:p>
      <!--NEWS-->
      <text:h text:style-name="P10" text:outline-level="1">
<text:span text:style-name="T4">
Building of military enlistment office was damaged as result of suspected drone attack in Nov...</text:span>
</text:h>
      <text:p text:style-name="P4">
Authors: liveuamap (Language: en)</text:p>
      <text:p text:style-name="P4">
Time: 2023-04-18T16:24:21</text:p>
      <text:p text:style-name="P4">
Location: Novozybkov, Bryansk (Latitude:52.53343 Longtitude:31.92833)</text:p>
      <text:p text:style-name="P4">
Videos: []</text:p>
      <text:p text:style-name="P4">
Images: []</text:p>
      <text:p text:style-name="P4">
Tags: ["Russia", "Europe"]</text:p>
      <text:p text:style-name="P4">
Id: 22557046</text:p>
      <!--METADATA-->
      <text:p text:style-name="P4">
Building of military enlistment office was damaged as result of suspecteddrone attack in Novozybkov of Briansk region</text:p>
      <text:p text:style-name="P4">
News Collection Link: <text:a xlink:type="simple" xlink:href="https://liveuamap.com/en/2023/18-april-building-of-military-enlistment-office-was-damaged" text:style-name="Internet_20_link" text:visited-style-name="Visited_20_Internet_20_Link">
https://liveuamap.com/en/2023/18-april-building-of-military-enlistment-office-was-damaged</text:a>
</text:p>
      <text:p text:style-name="P4">
News Source: <text:a xlink:type="simple" xlink:href="https://t.me/bazabazon/17001" text:style-name="Internet_20_link" text:visited-style-name="Visited_20_Internet_20_Link">
https://t.me/bazabazon/17001</text:a>
</text:p>
      <!--NEWS-->
      <text:h text:style-name="P10" text:outline-level="1">
<text:span text:style-name="T4">
Ukrainian air defense shot down 6 Shahed drones near Zaporizhzhia and 1 near Dnipro city</text:span>
</text:h>
      <text:p text:style-name="P4">
Authors: liveuamap (Language: en)</text:p>
      <text:p text:style-name="P4">
Time: 2023-04-18T16:32:31</text:p>
      <text:p text:style-name="P4">
Location: Dnipro (Latitude:48.35306 Longtitude:35.14938)</text:p>
      <text:p text:style-name="P4">
Videos: []</text:p>
      <text:p text:style-name="P4">
Images: ["<text:a xlink:type="simple" xlink:href="https://liveuamap.com/pics/2023/04/18/22557047_0.jpg" text:style-name="Internet_20_link" text:visited-style-name="Visited_20_Internet_20_Link">
22557047_0.jpg</text:a>
"]</text:p>
      <text:p text:style-name="P4">
Tags: []</text:p>
      <text:p text:style-name="P4">
Id: 22557047</text:p>
      <!--METADATA-->
      <text:p text:style-name="P4">
Ukrainian air defense shot down 6 Shahed drones near Zaporizhzhia and 1 nearDnipro city</text:p>
      <text:p text:style-name="P4">
<draw:frame draw:style-name="fr1" draw:name="Image11" text:anchor-type="as-char" svg:width="6.9236in" svg:height="2.985803in" draw:z-index="0">
<draw:image xlink:href="../Images/liveuamap/2023-04-18T16-32-31/22557047_0.jpg" xlink:type="simple" xlink:show="embed" xlink:actuate="onLoad" draw:mime-type="image/jpeg"/>
</draw:frame>
News Collection Link: <text:a xlink:type="simple" xlink:href="https://liveuamap.com/en/2023/18-april-ukrainian-air-defense-shot-down-6-shahed-drones" text:style-name="Internet_20_link" text:visited-style-name="Visited_20_Internet_20_Link">
https://liveuamap.com/en/2023/18-april-ukrainian-air-defense-shot-down-6-shahed-drones</text:a>
</text:p>
      <text:p text:style-name="P4">
News Source: <text:a xlink:type="simple" xlink:href="https://t.me/hyevuy_dnepr/50558" text:style-name="Internet_20_link" text:visited-style-name="Visited_20_Internet_20_Link">
https://t.me/hyevuy_dnepr/50558</text:a>
</text:p>
      <!--NEWS-->
      <text:h text:style-name="P10" text:outline-level="1">
<text:span text:style-name="T4">
Donetsk Oblast(23:03). Red Alert: aerial threat. Sirens sounding. Take cover now!</text:span>
</text:h>
      <text:p text:style-name="P4">
Authors: liveuamap (Language: en)</text:p>
      <text:p text:style-name="P4">
Time: 2023-04-18T17:04:00</text:p>
      <text:p text:style-name="P4">
Location: Donetsk Oblast (Latitude:48.72744 Longtitude:37.5781)</text:p>
      <text:p text:style-name="P4">
Videos: []</text:p>
      <text:p text:style-name="P4">
Images: []</text:p>
      <text:p text:style-name="P4">
Tags: ["Europe", "Central and Eastern Europe"]</text:p>
      <text:p text:style-name="P4">
Id: 22557048</text:p>
      <!--METADATA-->
      <text:p text:style-name="P4">
Donetsk Oblast(23:03). Red Alert: aerial threat. Sirens sounding. Take covernow!</text:p>
      <text:p text:style-name="P4">
News Collection Link: <text:a xlink:type="simple" xlink:href="https://liveuamap.com/en/2023/18-april-donetsk-oblast2303-red-alert-aerial-g" text:style-name="Internet_20_link" text:visited-style-name="Visited_20_Internet_20_Link">
https://liveuamap.com/en/2023/18-april-donetsk-oblast2303-red-alert-aerial-g</text:a>
</text:p>
      <text:p text:style-name="P4">
News Source: <text:a xlink:type="simple" xlink:href="https://t.me/air_alert_ua/43304" text:style-name="Internet_20_link" text:visited-style-name="Visited_20_Internet_20_Link">
https://t.me/air_alert_ua/43304</text:a>
</text:p>
      <!--NEWS-->
      <text:h text:style-name="P10" text:outline-level="1">
<text:span text:style-name="T4">
Kherson, Khersonska Oblast(00:16). Red Alert: aerial threat. Sirens sounding. Take cover now!</text:span>
</text:h>
      <text:p text:style-name="P4">
Authors: liveuamap (Language: en)</text:p>
      <text:p text:style-name="P4">
Time: 2023-04-18T18:18:00</text:p>
      <text:p text:style-name="P4">
Location: Kherson (Latitude:46.65581000 Longtitude:32.61780000)</text:p>
      <text:p text:style-name="P4">
Videos: []</text:p>
      <text:p text:style-name="P4">
Images: []</text:p>
      <text:p text:style-name="P4">
Tags: ["Europe", "Central and Eastern Europe"]</text:p>
      <text:p text:style-name="P4">
Id: 22557049</text:p>
      <!--METADATA-->
      <text:p text:style-name="P4">
Kherson, Kherson region(00:16). Red Alert: aerial threat. Sirens sounding.Take cover now!</text:p>
      <text:p text:style-name="P4">
News Collection Link: <text:a xlink:type="simple" xlink:href="https://liveuamap.com/en/2023/18-april-kherson-khersonska-oblast0016-red-alg" text:style-name="Internet_20_link" text:visited-style-name="Visited_20_Internet_20_Link">
https://liveuamap.com/en/2023/18-april-kherson-khersonska-oblast0016-red-alg</text:a>
</text:p>
      <text:p text:style-name="P4">
News Source: <text:a xlink:type="simple" xlink:href="https://t.me/air_alert_ua/43306" text:style-name="Internet_20_link" text:visited-style-name="Visited_20_Internet_20_Link">
https://t.me/air_alert_ua/43306</text:a>
</text:p>
      <!--NEWS-->
      <text:h text:style-name="P10" text:outline-level="1">
<text:span text:style-name="T4">
Odeska Oblast(00:47). Red Alert: aerial threat. Sirens sounding. Take cover now!</text:span>
</text:h>
      <text:p text:style-name="P4">
Authors: liveuamap (Language: en)</text:p>
      <text:p text:style-name="P4">
Time: 2023-04-18T18:48:00</text:p>
      <text:p text:style-name="P4">
Location: Odeska Oblast (Latitude:46.75000000 Longtitude:30.25000000)</text:p>
      <text:p text:style-name="P4">
Videos: []</text:p>
      <text:p text:style-name="P4">
Images: []</text:p>
      <text:p text:style-name="P4">
Tags: ["Europe", "Central and Eastern Europe"]</text:p>
      <text:p text:style-name="P4">
Id: 22557050</text:p>
      <!--METADATA-->
      <text:p text:style-name="P4">
Odesa region(00:47). Red Alert: aerial threat. Sirens sounding. Take covernow!</text:p>
      <text:p text:style-name="P4">
News Collection Link: <text:a xlink:type="simple" xlink:href="https://liveuamap.com/en/2023/18-april-odeska-oblast0047-red-alert-aerial-tg" text:style-name="Internet_20_link" text:visited-style-name="Visited_20_Internet_20_Link">
https://liveuamap.com/en/2023/18-april-odeska-oblast0047-red-alert-aerial-tg</text:a>
</text:p>
      <text:p text:style-name="P4">
News Source: <text:a xlink:type="simple" xlink:href="https://t.me/air_alert_ua/43307" text:style-name="Internet_20_link" text:visited-style-name="Visited_20_Internet_20_Link">
https://t.me/air_alert_ua/43307</text:a>
</text:p>
      <!--NEWS-->
      <text:h text:style-name="P10" text:outline-level="1">
<text:span text:style-name="T4">
Donetsk Oblast(01:19). Red Alert: aerial threat. Sirens sounding. Take cover now!</text:span>
</text:h>
      <text:p text:style-name="P4">
Authors: liveuamap (Language: en)</text:p>
      <text:p text:style-name="P4">
Time: 2023-04-18T19:21:00</text:p>
      <text:p text:style-name="P4">
Location: Donetsk Oblast (Latitude:48.72856 Longtitude:37.57819)</text:p>
      <text:p text:style-name="P4">
Videos: []</text:p>
      <text:p text:style-name="P4">
Images: []</text:p>
      <text:p text:style-name="P4">
Tags: ["Europe", "Central and Eastern Europe"]</text:p>
      <text:p text:style-name="P4">
Id: 22557052</text:p>
      <!--METADATA-->
      <text:p text:style-name="P4">
Donetsk Oblast(01:19). Red Alert: aerial threat. Sirens sounding. Take covernow!</text:p>
      <text:p text:style-name="P4">
News Collection Link: <text:a xlink:type="simple" xlink:href="https://liveuamap.com/en/2023/18-april-donetsk-oblast0119-red-alert-aerial-g" text:style-name="Internet_20_link" text:visited-style-name="Visited_20_Internet_20_Link">
https://liveuamap.com/en/2023/18-april-donetsk-oblast0119-red-alert-aerial-g</text:a>
</text:p>
      <text:p text:style-name="P4">
News Source: <text:a xlink:type="simple" xlink:href="https://t.me/air_alert_ua/43309" text:style-name="Internet_20_link" text:visited-style-name="Visited_20_Internet_20_Link">
https://t.me/air_alert_ua/43309</text:a>
</text:p>
      <!--NEWS-->
      <text:h text:style-name="P10" text:outline-level="1">
<text:span text:style-name="T4">
Zaporizka Oblast(01:22). Red Alert: aerial threat. Sirens sounding. Take cover now!</text:span>
</text:h>
      <text:p text:style-name="P4">
Authors: liveuamap (Language: en)</text:p>
      <text:p text:style-name="P4">
Time: 2023-04-18T19:23:00</text:p>
      <text:p text:style-name="P4">
Location: Zaporizka Oblast (Latitude:47.612861 Longtitude:35.764861)</text:p>
      <text:p text:style-name="P4">
Videos: []</text:p>
      <text:p text:style-name="P4">
Images: []</text:p>
      <text:p text:style-name="P4">
Tags: ["Europe", "Central and Eastern Europe"]</text:p>
      <text:p text:style-name="P4">
Id: 22557053</text:p>
      <!--METADATA-->
      <text:p text:style-name="P4">
Zaporizhzhia region(01:22). Red Alert: aerial threat. Sirens sounding. Take covernow!</text:p>
      <text:p text:style-name="P4">
News Collection Link: <text:a xlink:type="simple" xlink:href="https://liveuamap.com/en/2023/18-april-zaporizka-oblast0122-red-alert-aeriag" text:style-name="Internet_20_link" text:visited-style-name="Visited_20_Internet_20_Link">
https://liveuamap.com/en/2023/18-april-zaporizka-oblast0122-red-alert-aeriag</text:a>
</text:p>
      <text:p text:style-name="P4">
News Source: <text:a xlink:type="simple" xlink:href="https://t.me/air_alert_ua/43310" text:style-name="Internet_20_link" text:visited-style-name="Visited_20_Internet_20_Link">
https://t.me/air_alert_ua/43310</text:a>
</text:p>
      <!--NEWS-->
      <text:h text:style-name="P10" text:outline-level="1">
<text:span text:style-name="T4">
Dnipro, Dnipropetrovska Oblast(01:23). Red Alert: aerial threat. Sirens sounding. Take cover ...</text:span>
</text:h>
      <text:p text:style-name="P4">
Authors: liveuamap (Language: en)</text:p>
      <text:p text:style-name="P4">
Time: 2023-04-18T19:25:00</text:p>
      <text:p text:style-name="P4">
Location: Dnipro (Latitude:48.45930000 Longtitude:35.03865000)</text:p>
      <text:p text:style-name="P4">
Videos: []</text:p>
      <text:p text:style-name="P4">
Images: []</text:p>
      <text:p text:style-name="P4">
Tags: ["Europe", "Central and Eastern Europe"]</text:p>
      <text:p text:style-name="P4">
Id: 22557054</text:p>
      <!--METADATA-->
      <text:p text:style-name="P4">
Dnipro, Dnipropetrovsk region(01:23). Red Alert: aerial threat. Sirenssounding. Take cover now!</text:p>
      <text:p text:style-name="P4">
News Collection Link: <text:a xlink:type="simple" xlink:href="https://liveuamap.com/en/2023/18-april-dnipro-dnipropetrovska-oblast0123-reg" text:style-name="Internet_20_link" text:visited-style-name="Visited_20_Internet_20_Link">
https://liveuamap.com/en/2023/18-april-dnipro-dnipropetrovska-oblast0123-reg</text:a>
</text:p>
      <text:p text:style-name="P4">
News Source: <text:a xlink:type="simple" xlink:href="https://t.me/air_alert_ua/43311" text:style-name="Internet_20_link" text:visited-style-name="Visited_20_Internet_20_Link">
https://t.me/air_alert_ua/43311</text:a>
</text:p>
      <!--NEWS-->
      <text:h text:style-name="P10" text:outline-level="1">
<text:span text:style-name="T4">
The Center for Combating Misinformation revealed basic manipulations from the world media per day</text:span>
</text:h>
      <text:p text:style-name="P4">
Author: ['АРМІЯINFORM']</text:p>
      <text:p text:style-name="P4">
Time: 2023-04-18T35:00:00-04:00</text:p>
      <text:p text:style-name="P4">
Description: About the workshop at the Storinzi Center for the opposition of the deformation: 🔶 🔶 manipulayya ❌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6890260_618355813132124_2867370769798289502_n.jpg" text:style-name="Internet_20_link" text:visited-style-name="Visited_20_Internet_20_Link">
336890260_618355813132124_2867370769798289502_n.jpg</text:a>
']</text:p>
      <text:p text:style-name="P4">
Tags: ['STOPRUSSIA', 'АГРЕСІЯ РФ', 'РОСІЙСЬКІ ФЕЙКИ', 'РОСФЕЙКИ', 'ЦПД РНБО']</text:p>
      <text:p text:style-name="P4">
Category: News</text:p>
      <!--METADATA-->
      <text:p text:style-name="P4">
<draw:frame draw:style-name="fr1" draw:name="Image12" text:anchor-type="as-char" svg:width="6.9236in" svg:height="6.9236in" draw:z-index="0">
<draw:image xlink:href="../Images/AРМІЯINFORM/2023-04-18T35-00-00-04-00/336890260_618355813132124_2867370769798289502_n.jpg" xlink:type="simple" xlink:show="embed" xlink:actuate="onLoad" draw:mime-type="image/jpeg"/>
</draw:frame>
About it <text:a xlink:type="simple" xlink:href="https://www.facebook.com/protydiyadezinformatsiyi.cpd/posts/pfbid0xbTLyPoQhMwSqXprYZDHURqEbQxEe7hQAgAZqmycyxmTeHiKdhyni1Ws3RfdGrPRl" text:style-name="Internet_20_link" text:visited-style-name="Visited_20_Internet_20_Link">
reported</text:a>
On the page of the Center for Combating Misinformation:</text:p>
      <text:p text:style-name="P4">
🔶 Manipulation</text:p>
      <text:p text:style-name="P4">
❌ The American analyst Brian Berletik wrote on his Twitter page: "Germany is lectures on human rights and sovereignty, while Yakirlin arms the Nazis in Ukraine, which was deprived of the sovereignty of the US coup in 2014."</text:p>
      <text:p text:style-name="P4">
🔶 misinformation</text:p>
      <text:p text:style-name="P4">
❌ The American edition of American Thinker writes: “Large -scale sanctions against Russia, after its invasion of Ukraine, look like the largest miscalculation of the event of modern history. … Meanwhile, Russia not only survives, but also flourishes… ”</text:p>
      <text:p text:style-name="P4">
🔶 misinformation</text:p>
      <text:p text:style-name="P4">
❌ American Exbel Scott Ritter in an interview with a YouTube channel Redacted: “Most likely,(Zelensky - ed.)Death is waiting - death from the hands of the Ukrainians who will rebel against him. After all, it became the embodiment of the total collapse of Ukrainian society, which is currently observed. ”</text:p>
      <text:p text:style-name="P4">
News Source: <text:a xlink:type="simple" xlink:href="https://armyinform.com.ua/2023/04/18/czpd-vyyavyv-osnovni-manipulyacziyi-vid-svitovyh-zmi-za-dobu-2/" text:style-name="Internet_20_link" text:visited-style-name="Visited_20_Internet_20_Link">
https://armyinform.com.ua/2023/04/18/czpd-vyyavyv-osnovni-manipulyacziyi-vid-svitovyh-zmi-za-dobu-2/</text:a>
</text:p>
      <!--NEWS-->
      <text:h text:style-name="P10" text:outline-level="1">
<text:span text:style-name="T4">
How to become a highly qualified cybersecurity specialist</text:span>
</text:h>
      <text:p text:style-name="P4">
Author: ['АРМІЯINFORM']</text:p>
      <text:p text:style-name="P4">
Time: 2023-04-18T36:00:00-04:00</text:p>
      <text:p text:style-name="P4">
Description: Our Kraina is in the departure of the Fakhivtsiv, the buildings are ethnicly resisting Kiiberzagrosa,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6901373_923431365443869_3214118718105429727_n.jpg" text:style-name="Internet_20_link" text:visited-style-name="Visited_20_Internet_20_Link">
336901373_923431365443869_3214118718105429727_n.jpg</text:a>
']</text:p>
      <text:p text:style-name="P4">
Tags: ['STOPRUSSIA', 'АГРЕСІЯ РФ', 'ДЕРЖСПЕЦЗВ’ЯЗКУ']</text:p>
      <text:p text:style-name="P4">
Category: News</text:p>
      <!--METADATA-->
      <text:p text:style-name="P4">
<draw:frame draw:style-name="fr1" draw:name="Image13" text:anchor-type="as-char" svg:width="6.9236in" svg:height="6.9236in" draw:z-index="0">
<draw:image xlink:href="../Images/AРМІЯINFORM/2023-04-18T36-00-00-04-00/336901373_923431365443869_3214118718105429727_n.jpg" xlink:type="simple" xlink:show="embed" xlink:actuate="onLoad" draw:mime-type="image/jpeg"/>
</draw:frame>
Our country already needs specialists capable of efficiently resistant cubibrations, strengthen the cyber resistance of the state, to provide reliable kiber protection of Ukrainian organizations and institutions. How to become a highly qualified specialist in the field of cybersecurity? What to pay attention to those who want to fill in cyber defense faces? What are the competencies to develop a successful career?</text:p>
      <text:p text:style-name="P4">
✔️ quality education is important</text:p>
      <text:p text:style-name="P4">
Today, several dozen higher education institutions of Ukraine are preparing experts. One of the leading is the Institute of Special Communication and Protection of the National Technical University of Ukraine "Igor Sikorsky Kyiv Polytechnic Institute". The educational institution prepares the number, in particular for the State Secretariat of Communications, for other bodies of the security sector of Ioboron.</text:p>
      <text:p text:style-name="P4">
✔️ Improvement of knowledge and practice - throughout life</text:p>
      <text:p text:style-name="P4">
Technologies are developing rapidly. In cyberspace there are constantly new ones. Therefore, it is necessary to learn new, to develop practical skills continuously. Education of qualifications, trainings, courses, participation in profile conferences, seminars, hackathons, cybersestrics(For example, such as UA30CTF)—The need of today. By the way, participation in such events makes it possible to form a professional network of dating.</text:p>
      <text:p text:style-name="P4">
✔️ Knowledge of foreign languages</text:p>
      <text:p text:style-name="P4">
Cyberspace has no borders, it is a global environment. So today is a compulsory requirement for cyber defense professionals - fluent in English(And the knowledge of several languages is a significant advantage). Це допоможе на рівнихспілкуватися з іноземними партнерами, взаємодіяти з фахівцями з інших країн,опрацьовувати потрібну інформацію.</text:p>
      <text:p text:style-name="P4">
Нагадаємо, від 2021 року Держспецзв’язку працює над реформуванням системипідготовки кадрів у сфері кібербезпеки. Триває робота над формуваннямНаціональної рамки кваліфікацій та розробленням професійних стандартів угалузі кібербезпеки та захисту інформації.</text:p>
      <text:p text:style-name="P4">
Джерело: <text:a xlink:type="simple" xlink:href="https://www.facebook.com/dsszzi/posts/pfbid02Nnoe1g9NF9hkp5oGSyjaTvDP1b9AxyQXJgAWxNfsUwKmyQjngbUxBVaZFdgPFSztl" text:style-name="Internet_20_link" text:visited-style-name="Visited_20_Internet_20_Link">
Державна служба спеціального зв’язку та захисту інформаціїУкраїни</text:a>
</text:p>
      <text:p text:style-name="P4">
News Source: <text:a xlink:type="simple" xlink:href="https://armyinform.com.ua/2023/04/18/yak-staty-vysokokvalifikovanym-speczialistom-u-sferi-kiberbezpeky-porady-vid-derzhspeczzvyazku/" text:style-name="Internet_20_link" text:visited-style-name="Visited_20_Internet_20_Link">
https://armyinform.com.ua/2023/04/18/yak-staty-vysokokvalifikovanym-speczialistom-u-sferi-kiberbezpeky-porady-vid-derzhspeczzvyazku/</text:a>
</text:p>
      <!--NEWS-->
      <text:h text:style-name="P10" text:outline-level="1">
<text:span text:style-name="T4">
Civil servants are invited to courses dedicated to state policy on Crimea</text:span>
</text:h>
      <text:p text:style-name="P4">
Author: ['АРМІЯINFORM']</text:p>
      <text:p text:style-name="P4">
Time: 2023-04-18T37:00:00-04:00</text:p>
      <text:p text:style-name="P4">
Description: About the Facebook-Storansi General Headquarters of the ZSU: “Proponing to pas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36912814_1247442386211369_9203690377299877067_n.jpg" text:style-name="Internet_20_link" text:visited-style-name="Visited_20_Internet_20_Link">
336912814_1247442386211369_9203690377299877067_n.jpg</text:a>
']</text:p>
      <text:p text:style-name="P4">
Tags: ['STOPRUSSIA', 'АГРЕСІЯ РФ', 'АР КРИМ']</text:p>
      <text:p text:style-name="P4">
Category: News</text:p>
      <!--METADATA-->
      <text:p text:style-name="P4">
<draw:frame draw:style-name="fr1" draw:name="Image14" text:anchor-type="as-char" svg:width="6.9236in" svg:height="3.894525in" draw:z-index="0">
<draw:image xlink:href="../Images/AРМІЯINFORM/2023-04-18T37-00-00-04-00/336912814_1247442386211369_9203690377299877067_n.jpg" xlink:type="simple" xlink:show="embed" xlink:actuate="onLoad" draw:mime-type="image/jpeg"/>
</draw:frame>
About this <text:a xlink:type="simple" xlink:href="https://www.facebook.com/GeneralStaff.ua/posts/pfbid0rCuUYydCaV8fiSXXNWfiwSaF6RjgLZ5v1d3f2FQig1KfnvjwUcYwSYJ7Q3j57U47l" text:style-name="Internet_20_link" text:visited-style-name="Visited_20_Internet_20_Link">
it is referred</text:a>
On the Facebook page of the General Staff of the Armed Forces:</text:p>
      <text:p text:style-name="P4">
“We propose to take an educational course for civil servants, employees of local self -government and politicians regarding certain legal and state state policy in the context of temporary occupation of the Avastopol and Sevastopol.</text:p>
      <text:p text:style-name="P4">
The purpose of the course is to familiarize its participants with the topic of state policy on the occupied territory of the Crimea and Sevastopol, the events and processes occurring on the peninsula, as well as state policy on the de -occupation of the Polish and reintegration of citizens from these territories.</text:p>
      <text:p text:style-name="P4">
The duration and content of the course:</text:p>
      <text:p text:style-name="P4">
The online course consists of an introductory video, 10 lectures in the Ukrainian language in the Tatar subtitles and an additional lecture with comments of the expert language. The duration of video lectures is about 10 minutes. Lectures will tell about:</text:p>
      <text:p text:style-name="P4">
-history and socio-economic processes on the Crimean Peninsula by 2014</text:p>
      <ul>
        <li>
          <text:p text:style-name="P4">
the beginning of armed aggression of the Russian Federation and the temporary occupation of the Crimean peninsula in the Viluta 2014</text:p>
        </li>
        <li>
          <text:p text:style-name="P4">
processes in Crimea and Sevastopol during temporary occupation</text:p>
        </li>
        <li>
          <text:p text:style-name="P4">
indigenous peoples and national minorities(community): rights and development</text:p>
        </li>
        <li>
          <text:p text:style-name="P4">
the work of the Ukrainian authorities of the Autonomous Republic of Crimea and Sevastopol under the frequent occupation</text:p>
        </li>
        <li>
          <text:p text:style-name="P4">
International policy on the de -occupation of the Crimean Peninsula</text:p>
        </li>
        <li>
          <text:p text:style-name="P4">
Justice on the consequences of temporary occupation of the Crimean peninsula</text:p>
        </li>
        <li>
          <text:p text:style-name="P4">
Transitional justice as a tool for overcoming the consequences of war</text:p>
        </li>
        <li>
          <text:p text:style-name="P4">
Strategy for the de -occupation and reintegration of temporarily occupied territories of Crimea in Sevastopol</text:p>
        </li>
        <li>
          <text:p text:style-name="P4">
integration of the Crimean Peninsula and its population after the de -occupation of the reform of reforms</text:p>
        </li>
      </ul>
      <text:p text:style-name="P4">
An additional English -language lecture gathered comments of individual Ukrainian experts and representatives of the authorities about Crimea. "</text:p>
      <text:p text:style-name="P4">
Course on <text:a xlink:type="simple" xlink:href="https://courses.zrozumilo.in.ua/courses/course-v1:EEF+EEF-036+March2023/about" text:style-name="Internet_20_link" text:visited-style-name="Visited_20_Internet_20_Link">
reference</text:a>
.</text:p>
      <text:p text:style-name="P4">
News Source: <text:a xlink:type="simple" xlink:href="https://armyinform.com.ua/2023/04/18/derzhsluzhbovczi-zaproshuyutsya-na-prosvitnyczki-kursy-prysvyacheni-derzhavnij-polityczi-shhodo-ar-krym/" text:style-name="Internet_20_link" text:visited-style-name="Visited_20_Internet_20_Link">
https://armyinform.com.ua/2023/04/18/derzhsluzhbovczi-zaproshuyutsya-na-prosvitnyczki-kursy-prysvyacheni-derzhavnij-polityczi-shhodo-ar-krym/</text:a>
</text:p>
      <!--NEWS-->
      <text:h text:style-name="P10" text:outline-level="1">
<text:span text:style-name="T4">
OK "East" showed how our defenders undergo firing training</text:span>
</text:h>
      <text:p text:style-name="P4">
Author: ['АРМІЯINFORM']</text:p>
      <text:p text:style-name="P4">
Time: 2023-04-18T38:00:00-04:00</text:p>
      <text:p text:style-name="P4">
Description: About the Facebook-Storansky commanding command “SCID”: “Imagno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2198575_1187900245203311_6062274714751375666_n.jpg" text:style-name="Internet_20_link" text:visited-style-name="Visited_20_Internet_20_Link">
342198575_1187900245203311_6062274714751375666_n.jpg</text:a>
', '<text:a xlink:type="simple" xlink:href="https://armyinform.com.ua/wp-content/uploads/2023/04/342038182_733400888488031_4307217952149483527_n-150x150.jpg" text:style-name="Internet_20_link" text:visited-style-name="Visited_20_Internet_20_Link">
342038182_733400888488031_4307217952149483527_n-150x150.jpg</text:a>
', '<text:a xlink:type="simple" xlink:href="https://armyinform.com.ua/wp-content/uploads/2023/04/342050709_751090789980303_3188951498585019835_n-150x150.jpg" text:style-name="Internet_20_link" text:visited-style-name="Visited_20_Internet_20_Link">
342050709_751090789980303_3188951498585019835_n-150x150.jpg</text:a>
', '<text:a xlink:type="simple" xlink:href="https://armyinform.com.ua/wp-content/uploads/2023/04/342174238_219549364004609_3811483982517275861_n-150x150.jpg" text:style-name="Internet_20_link" text:visited-style-name="Visited_20_Internet_20_Link">
342174238_219549364004609_3811483982517275861_n-150x150.jpg</text:a>
', '<text:a xlink:type="simple" xlink:href="https://armyinform.com.ua/wp-content/uploads/2023/04/342175430_176532738209089_1409909567747661395_n-150x150.jpg" text:style-name="Internet_20_link" text:visited-style-name="Visited_20_Internet_20_Link">
342175430_176532738209089_1409909567747661395_n-150x150.jpg</text:a>
', '<text:a xlink:type="simple" xlink:href="https://armyinform.com.ua/wp-content/uploads/2023/04/342179441_534115655467267_5032366179339861629_n-150x150.jpg" text:style-name="Internet_20_link" text:visited-style-name="Visited_20_Internet_20_Link">
342179441_534115655467267_5032366179339861629_n-150x150.jpg</text:a>
', '<text:a xlink:type="simple" xlink:href="https://armyinform.com.ua/wp-content/uploads/2023/04/342180231_3096736067297706_8456871878706358082_n-150x150.jpg" text:style-name="Internet_20_link" text:visited-style-name="Visited_20_Internet_20_Link">
342180231_3096736067297706_8456871878706358082_n-150x150.jpg</text:a>
', '<text:a xlink:type="simple" xlink:href="https://armyinform.com.ua/wp-content/uploads/2023/04/342190978_742907794294827_3965795347125158339_n-150x150.jpg" text:style-name="Internet_20_link" text:visited-style-name="Visited_20_Internet_20_Link">
342190978_742907794294827_3965795347125158339_n-150x150.jpg</text:a>
', '<text:a xlink:type="simple" xlink:href="https://armyinform.com.ua/wp-content/uploads/2023/04/342196458_756274639359262_2703496395643767149_n-150x150.jpg" text:style-name="Internet_20_link" text:visited-style-name="Visited_20_Internet_20_Link">
342196458_756274639359262_2703496395643767149_n-150x150.jpg</text:a>
', '<text:a xlink:type="simple" xlink:href="https://armyinform.com.ua/wp-content/uploads/2023/04/342205513_927280618417347_5224886455164930485_n-150x150.jpg" text:style-name="Internet_20_link" text:visited-style-name="Visited_20_Internet_20_Link">
342205513_927280618417347_5224886455164930485_n-150x150.jpg</text:a>
']</text:p>
      <text:p text:style-name="P4">
Tags: ['STOPRUSSIA', 'АГРЕСІЯ РФ']</text:p>
      <text:p text:style-name="P4">
Category: News</text:p>
      <!--METADATA-->
      <text:p text:style-name="P4">
<draw:frame draw:style-name="fr1" draw:name="Image15" text:anchor-type="as-char" svg:width="6.9236in" svg:height="4.661891in" draw:z-index="0">
<draw:image xlink:href="../Images/AРМІЯINFORM/2023-04-18T38-00-00-04-00/342198575_1187900245203311_6062274714751375666_n.jpg" xlink:type="simple" xlink:show="embed" xlink:actuate="onLoad" draw:mime-type="image/jpeg"/>
</draw:frame>
About this <text:a xlink:type="simple" xlink:href="https://www.facebook.com/EastOC/posts/pfbid0TX2s92piemNeLUhVXyG9RAETAcTUH9ysCtQX4GdnAkrBre4oWgDDEC49tTdq83r6l" text:style-name="Internet_20_link" text:visited-style-name="Visited_20_Internet_20_Link">
it is referred</text:a>
On the Facebook page of the Operations Command "East":</text:p>
      <text:p text:style-name="P4">
“We learn to win!</text:p>
      <text:p text:style-name="P4">
Fire preparation of our units in the photo report of the communication service by the East OK.</text:p>
      <text:p text:style-name="P4">
<text:a xlink:type="simple" xlink:href="https://armyinform.com.ua/wp-content/uploads/2023/04/342038182_733400888488031_4307217952149483527_n.jpg" text:style-name="Internet_20_link" text:visited-style-name="Visited_20_Internet_20_Link">
!(Images/AРМІЯINFORM/2023-04-18T38-00-00-04-00/342038182_733400888488031_4307217952149483527_n-150x150.jpg)</text:a>
</text:p>
      <text:p text:style-name="P4">
<text:a xlink:type="simple" xlink:href="https://armyinform.com.ua/wp-content/uploads/2023/04/342050709_751090789980303_3188951498585019835_n.jpg" text:style-name="Internet_20_link" text:visited-style-name="Visited_20_Internet_20_Link">
<draw:frame draw:style-name="fr1" draw:name="Image16" text:anchor-type="as-char" svg:width="6.9236in" svg:height="6.9236in" draw:z-index="0">
<draw:image xlink:href="../Images/AРМІЯINFORM/2023-04-18T38-00-00-04-00/342050709_751090789980303_3188951498585019835_n-150x150.jpg" xlink:type="simple" xlink:show="embed" xlink:actuate="onLoad" draw:mime-type="image/jpeg"/>
</draw:frame>
</text:a>
</text:p>
      <text:p text:style-name="P4">
<text:a xlink:type="simple" xlink:href="https://armyinform.com.ua/wp-content/uploads/2023/04/342174238_219549364004609_3811483982517275861_n.jpg" text:style-name="Internet_20_link" text:visited-style-name="Visited_20_Internet_20_Link">
<draw:frame draw:style-name="fr1" draw:name="Image17" text:anchor-type="as-char" svg:width="6.9236in" svg:height="6.9236in" draw:z-index="0">
<draw:image xlink:href="../Images/AРМІЯINFORM/2023-04-18T38-00-00-04-00/342174238_219549364004609_3811483982517275861_n-150x150.jpg" xlink:type="simple" xlink:show="embed" xlink:actuate="onLoad" draw:mime-type="image/jpeg"/>
</draw:frame>
</text:a>
</text:p>
      <text:p text:style-name="P4">
<text:a xlink:type="simple" xlink:href="https://armyinform.com.ua/wp-content/uploads/2023/04/342175430_176532738209089_1409909567747661395_n.jpg" text:style-name="Internet_20_link" text:visited-style-name="Visited_20_Internet_20_Link">
<draw:frame draw:style-name="fr1" draw:name="Image18" text:anchor-type="as-char" svg:width="6.9236in" svg:height="6.9236in" draw:z-index="0">
<draw:image xlink:href="../Images/AРМІЯINFORM/2023-04-18T38-00-00-04-00/342175430_176532738209089_1409909567747661395_n-150x150.jpg" xlink:type="simple" xlink:show="embed" xlink:actuate="onLoad" draw:mime-type="image/jpeg"/>
</draw:frame>
</text:a>
</text:p>
      <text:p text:style-name="P4">
<text:a xlink:type="simple" xlink:href="https://armyinform.com.ua/wp-content/uploads/2023/04/342179441_534115655467267_5032366179339861629_n.jpg" text:style-name="Internet_20_link" text:visited-style-name="Visited_20_Internet_20_Link">
<draw:frame draw:style-name="fr1" draw:name="Image19" text:anchor-type="as-char" svg:width="6.9236in" svg:height="6.9236in" draw:z-index="0">
<draw:image xlink:href="../Images/AРМІЯINFORM/2023-04-18T38-00-00-04-00/342179441_534115655467267_5032366179339861629_n-150x150.jpg" xlink:type="simple" xlink:show="embed" xlink:actuate="onLoad" draw:mime-type="image/jpeg"/>
</draw:frame>
</text:a>
</text:p>
      <text:p text:style-name="P4">
<text:a xlink:type="simple" xlink:href="https://armyinform.com.ua/wp-content/uploads/2023/04/342180231_3096736067297706_8456871878706358082_n.jpg" text:style-name="Internet_20_link" text:visited-style-name="Visited_20_Internet_20_Link">
<draw:frame draw:style-name="fr1" draw:name="Image20" text:anchor-type="as-char" svg:width="6.9236in" svg:height="6.9236in" draw:z-index="0">
<draw:image xlink:href="../Images/AРМІЯINFORM/2023-04-18T38-00-00-04-00/342180231_3096736067297706_8456871878706358082_n-150x150.jpg" xlink:type="simple" xlink:show="embed" xlink:actuate="onLoad" draw:mime-type="image/jpeg"/>
</draw:frame>
</text:a>
</text:p>
      <text:p text:style-name="P4">
<text:a xlink:type="simple" xlink:href="https://armyinform.com.ua/wp-content/uploads/2023/04/342190978_742907794294827_3965795347125158339_n.jpg" text:style-name="Internet_20_link" text:visited-style-name="Visited_20_Internet_20_Link">
<draw:frame draw:style-name="fr1" draw:name="Image21" text:anchor-type="as-char" svg:width="6.9236in" svg:height="6.9236in" draw:z-index="0">
<draw:image xlink:href="../Images/AРМІЯINFORM/2023-04-18T38-00-00-04-00/342190978_742907794294827_3965795347125158339_n-150x150.jpg" xlink:type="simple" xlink:show="embed" xlink:actuate="onLoad" draw:mime-type="image/jpeg"/>
</draw:frame>
</text:a>
</text:p>
      <text:p text:style-name="P4">
<text:a xlink:type="simple" xlink:href="https://armyinform.com.ua/wp-content/uploads/2023/04/342196458_756274639359262_2703496395643767149_n.jpg" text:style-name="Internet_20_link" text:visited-style-name="Visited_20_Internet_20_Link">
<draw:frame draw:style-name="fr1" draw:name="Image22" text:anchor-type="as-char" svg:width="6.9236in" svg:height="6.9236in" draw:z-index="0">
<draw:image xlink:href="../Images/AРМІЯINFORM/2023-04-18T38-00-00-04-00/342196458_756274639359262_2703496395643767149_n-150x150.jpg" xlink:type="simple" xlink:show="embed" xlink:actuate="onLoad" draw:mime-type="image/jpeg"/>
</draw:frame>
</text:a>
</text:p>
      <text:p text:style-name="P4">
<text:a xlink:type="simple" xlink:href="https://armyinform.com.ua/wp-content/uploads/2023/04/342205513_927280618417347_5224886455164930485_n.jpg" text:style-name="Internet_20_link" text:visited-style-name="Visited_20_Internet_20_Link">
<draw:frame draw:style-name="fr1" draw:name="Image23" text:anchor-type="as-char" svg:width="6.9236in" svg:height="6.9236in" draw:z-index="0">
<draw:image xlink:href="../Images/AРМІЯINFORM/2023-04-18T38-00-00-04-00/342205513_927280618417347_5224886455164930485_n-150x150.jpg" xlink:type="simple" xlink:show="embed" xlink:actuate="onLoad" draw:mime-type="image/jpeg"/>
</draw:frame>
</text:a>
</text:p>
      <text:p text:style-name="P4">
News Source: <text:a xlink:type="simple" xlink:href="https://armyinform.com.ua/2023/04/18/ok-shid-pokazalo-yak-u-nashyh-zahysnykiv-prohodyat-zanyattya-z-vognevoyi-pidgotovky/" text:style-name="Internet_20_link" text:visited-style-name="Visited_20_Internet_20_Link">
https://armyinform.com.ua/2023/04/18/ok-shid-pokazalo-yak-u-nashyh-zahysnykiv-prohodyat-zanyattya-z-vognevoyi-pidgotovky/</text:a>
</text:p>
      <!--NEWS-->
      <text:h text:style-name="P10" text:outline-level="1">
<text:span text:style-name="T4">
Energoatom lost property by Russian aggression for UAH 32 billion</text:span>
</text:h>
      <text:p text:style-name="P4">
Author: ['АРМІЯINFORM']</text:p>
      <text:p text:style-name="P4">
Time: 2023-04-18T39:00:00-04:00</text:p>
      <text:p text:style-name="P4">
Description: Vnaslіdok of the Zbroyno aggression of the Russian Federation Mino, INFRASTRUSTRESTS TIMCHOSOVA OF ORDOVENED AESH ... War with Ukraine 2022, War with Ukraine Latest News Today,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1681725970.jpeg" text:style-name="Internet_20_link" text:visited-style-name="Visited_20_Internet_20_Link">
photo1681725970.jpeg</text:a>
']</text:p>
      <text:p text:style-name="P4">
Tags: ['STOPRUSSIA', 'АГРЕСІЯ РФ', 'ЕНЕРГОАТОМ']</text:p>
      <text:p text:style-name="P4">
Category: News</text:p>
      <!--METADATA-->
      <text:p text:style-name="P4">
<draw:frame draw:style-name="fr1" draw:name="Image24" text:anchor-type="as-char" svg:width="6.9236in" svg:height="3.808972in" draw:z-index="0">
<draw:image xlink:href="../Images/AРМІЯINFORM/2023-04-18T39-00-00-04-00/photo1681725970.jpeg" xlink:type="simple" xlink:show="embed" xlink:actuate="onLoad" draw:mime-type="image/jpeg"/>
</draw:frame>
As a result of the armed aggression of the Russian Federation, property and infrastructure of the temporarily occupied Zaporozhye NPP and other separate units of SE "NNEGC" Energoatom "were harmed or destroyed.</text:p>
      <text:p text:style-name="P4">
According to a preliminary estimate, the cost of this property, buildings, structures of and tinfrastructure objects of the company has already reached UAH 32 billion.</text:p>
      <text:p text:style-name="P4">
The amount of losses and losses caused by Energoatom by Russia will be determined by the post -occupation of the ZPP, the return of the Ukrainian operator to the actual control over all the property and its full inspection and inventory.</text:p>
      <text:p text:style-name="P4">
Source: <text:a xlink:type="simple" xlink:href="https://t.me/energoatom_ua/12755" text:style-name="Internet_20_link" text:visited-style-name="Visited_20_Internet_20_Link">
Energoatom</text:a>
</text:p>
      <text:p text:style-name="P4">
News Source: <text:a xlink:type="simple" xlink:href="https://armyinform.com.ua/2023/04/18/energoatom-cherez-rosijsku-agresiyu-vtratyv-majno-na-32-mlrd-grn/" text:style-name="Internet_20_link" text:visited-style-name="Visited_20_Internet_20_Link">
https://armyinform.com.ua/2023/04/18/energoatom-cherez-rosijsku-agresiyu-vtratyv-majno-na-32-mlrd-grn/</text:a>
</text:p>
      <!--NEWS-->
      <text:h text:style-name="P10" text:outline-level="1">
<text:span text:style-name="T4">
In Ukraine, you have created a free online course for IDPs</text:span>
</text:h>
      <text:p text:style-name="P4">
Author: ['АРМІЯINFORM']</text:p>
      <text:p text:style-name="P4">
Time: 2023-04-18T40:00:00-04:00</text:p>
      <text:p text:style-name="P4">
Description: The overthrow of the Prometheus online platform has stored a non-paying fortune for interna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minre.jpg" text:style-name="Internet_20_link" text:visited-style-name="Visited_20_Internet_20_Link">
minre.jpg</text:a>
']</text:p>
      <text:p text:style-name="P4">
Tags: ['STOPRUSSIA', 'АГРЕСІЯ РФ', 'ВПО']</text:p>
      <text:p text:style-name="P4">
Category: News</text:p>
      <!--METADATA-->
      <text:p text:style-name="P4">
<draw:frame draw:style-name="fr1" draw:name="Image25" text:anchor-type="as-char" svg:width="6.9236in" svg:height="5.1927in" draw:z-index="0">
<draw:image xlink:href="../Images/AРМІЯINFORM/2023-04-18T40-00-00-04-00/minre.jpg" xlink:type="simple" xlink:show="embed" xlink:actuate="onLoad" draw:mime-type="image/jpeg"/>
</draw:frame>
Prometheus's online educational platform has created a free training course for internally displaced persons.</text:p>
      <text:p text:style-name="P4">
About it <text:a xlink:type="simple" xlink:href="https://www.facebook.com/MReintegration/posts/pfbid0TjNbxhU9ijUZniaja4rbdwjHKiRtPVihhEsQsFNmQ8gWMLUy7FKP4WgeBWjULqaTl" text:style-name="Internet_20_link" text:visited-style-name="Visited_20_Internet_20_Link">
reports</text:a>
Ministry of Reintegration of Temporarily Occupied Territories of Ukraine.</text:p>
      <text:p text:style-name="P4">
▪️ The course was developed by experts of public organizations who take care of the rights of persons from the war.</text:p>
      <text:p text:style-name="P4">
▪️ Online platform is collected useful information about social guarantees, legal advice, medical support, employment and education.</text:p>
      <text:p text:style-name="P4">
▪️The educational course will help internal displaced persons to integrate more into Novigromades faster.</text:p>
      <text:p text:style-name="P4">
▪️ It will be useful not only for IDPs, but also for organizations who will be able to help, consult and support internally displaced persons.</text:p>
      <text:p text:style-name="P4">
▪️ can be established for a training course by going on <text:a xlink:type="simple" xlink:href="https://docs.google.com/forms/d/e/1FAIpQLSepl78swZb_Ceg9U_Snhuu1VWBIMmmYOGtVIecJKyqu1Ie5mg/viewform" text:style-name="Internet_20_link" text:visited-style-name="Visited_20_Internet_20_Link">
link</text:a>
.</text:p>
      <text:p text:style-name="P4">
News Source: <text:a xlink:type="simple" xlink:href="https://armyinform.com.ua/2023/04/18/v-ukrayini-stvoryly-bezkoshtovnyj-onlajn-kurs-dlya-vpo/" text:style-name="Internet_20_link" text:visited-style-name="Visited_20_Internet_20_Link">
https://armyinform.com.ua/2023/04/18/v-ukrayini-stvoryly-bezkoshtovnyj-onlajn-kurs-dlya-vpo/</text:a>
</text:p>
      <!--NEWS-->
      <text:h text:style-name="P10" text:outline-level="1">
<text:span text:style-name="T4">
Aviation of Defense Forces has struck 12 beats in the enemy's concentration areas</text:span>
</text:h>
      <text:p text:style-name="P4">
Author: ['АРМІЯINFORM']</text:p>
      <text:p text:style-name="P4">
Time: 2023-04-18T41:00:00-04:00</text:p>
      <text:p text:style-name="P4">
Description: About Tse at Facebook, the General Staff of the ZSU. AvIACII of defense forces for Past ... War with Ukraine 2022, War with Ukraine Latest News Today, News War with Ukraine 2022 The last for today, will there be a war between Ukraine and Russia, and when, the war with Ukraine will be or not, will be or not, will be whether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ВТРАТИ ВОРОГА', 'ХРОНІКА ОБОРОНИ']</text:p>
      <text:p text:style-name="P4">
Category: News</text:p>
      <!--METADATA-->
      <text:p text:style-name="P4">
<draw:frame draw:style-name="fr1" draw:name="Image26" text:anchor-type="as-char" svg:width="6.9236in" svg:height="4.49457in" draw:z-index="0">
<draw:image xlink:href="../Images/AРМІЯINFORM/2023-04-18T41-00-00-04-00/aviacziya-ps-zsu-zavdara-udariv.jpg" xlink:type="simple" xlink:show="embed" xlink:actuate="onLoad" draw:mime-type="image/jpeg"/>
</draw:frame>
Illustrative Photo <text:span text:style-name="T4">
 🔥 The Situation of Russian Completion </text:span>
</text:p>
      <text:p text:style-name="P4">
About it on Facebook <text:a xlink:type="simple" xlink:href="https://www.facebook.com/GeneralStaff.ua/posts/pfbid02Z22xqoWEzEeRLsAXBrvmMLAEC1Kq7piD4F2WK9M3qHcrjKQbC7h74CwirrTkDKeHl" text:style-name="Internet_20_link" text:visited-style-name="Visited_20_Internet_20_Link">
reports</text:a>
The General Staff of the Armed Forces.</text:p>
      <text:p text:style-name="P4">
The aviation of defense forces over the past 24 hours has made 12 beats in the areas of concentration of personal staff and military equipment. Merlin type reconnaissance duplications are also shot.</text:p>
      <text:p text:style-name="P4">
The departments of missile troops and artillery struck 2 districts of the Living Silence, weapons and military equipment of the enemy, as well as 1 station of the enemy's radiolectronic struggle.</text:p>
      <text:p text:style-name="P4">
News Source: <text:a xlink:type="simple" xlink:href="https://armyinform.com.ua/2023/04/18/aviacziya-syl-oborony-zavdala-12-udariv-po-rajonah-zoseredzhennya-voroga/" text:style-name="Internet_20_link" text:visited-style-name="Visited_20_Internet_20_Link">
https://armyinform.com.ua/2023/04/18/aviacziya-syl-oborony-zavdala-12-udariv-po-rajonah-zoseredzhennya-voroga/</text:a>
</text:p>
      <!--NEWS-->
      <text:h text:style-name="P10" text:outline-level="1">
<text:span text:style-name="T4">
The CPD informs about the main narrative that has been promoted by Roszma in a day</text:span>
</text:h>
      <text:p text:style-name="P4">
Author: ['АРМІЯINFORM']</text:p>
      <text:p text:style-name="P4">
Time: 2023-04-18T42:00:00-04:00</text:p>
      <text:p text:style-name="P4">
Description: About the Tselomlya Center for the Obdiga -Format: “Propagandist Keosayan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6900720_636363318503093_1687779996172652484_n.jpg" text:style-name="Internet_20_link" text:visited-style-name="Visited_20_Internet_20_Link">
336900720_636363318503093_1687779996172652484_n.jpg</text:a>
']</text:p>
      <text:p text:style-name="P4">
Tags: ['STOPRUSSIA', 'АГРЕСІЯ РФ', 'РОСІЙСЬКІ ФЕЙКИ', 'РОСФЕЙКИ', 'ЦПД РНБО']</text:p>
      <text:p text:style-name="P4">
Category: News</text:p>
      <!--METADATA-->
      <text:p text:style-name="P4">
<draw:frame draw:style-name="fr1" draw:name="Image27" text:anchor-type="as-char" svg:width="6.9236in" svg:height="6.9236in" draw:z-index="0">
<draw:image xlink:href="../Images/AРМІЯINFORM/2023-04-18T42-00-00-04-00/336900720_636363318503093_1687779996172652484_n.jpg" xlink:type="simple" xlink:show="embed" xlink:actuate="onLoad" draw:mime-type="image/jpeg"/>
</draw:frame>
About it <text:a xlink:type="simple" xlink:href="https://www.facebook.com/protydiyadezinformatsiyi.cpd/posts/pfbid0VbGnAw9Uwzon2UyG2TvQsbfEQmeUi2TXrSCJA9jopkcYx6ep8Fj4YiGi5hpzdMf6l" text:style-name="Internet_20_link" text:visited-style-name="Visited_20_Internet_20_Link">
reported</text:a>
On the page of the Center for Combating Misinformation:</text:p>
      <text:p text:style-name="P4">
“The propagandist Keoosyan stated that with the phrase of the“ brotherly people ”about the Ukrainians to“ tie ”. She seems to confuse people.</text:p>
      <text:p text:style-name="P4">
He also added that the Russians were fighting in the fields of "their" Ukraine with "Ecumenical Evil".</text:p>
      <text:p text:style-name="P4">
In these words, Keosan destroyed the long -standing narrative of Rospropaganda about the "brother -in -law of Ukraine".</text:p>
      <text:p text:style-name="P4">
The disgraced propagandist also began to justify the murders of peaceful Ukrainian terrorists of the Wagner PEC, although earlier all Putin media stated that Russian was not able to commit such crimes</text:p>
      <text:p text:style-name="P4">
The birth of new narratives indicates that all the previous ones are not justified by the Kremlin. Also, it is likely to be evidence that Russia is trying to create a new occasion for large -scale mobilization of Russia. "</text:p>
      <text:p text:style-name="P4">
News Source: <text:a xlink:type="simple" xlink:href="https://armyinform.com.ua/2023/04/18/czpd-informuye-pro-osnovnyj-naratyv-shho-za-dobu-prosuvaly-roszmi-2/" text:style-name="Internet_20_link" text:visited-style-name="Visited_20_Internet_20_Link">
https://armyinform.com.ua/2023/04/18/czpd-informuye-pro-osnovnyj-naratyv-shho-za-dobu-prosuvaly-roszmi-2/</text:a>
</text:p>
      <!--NEWS-->
      <text:h text:style-name="P10" text:outline-level="1">
<text:span text:style-name="T4">
Bakhmut and Marinka remain at the Donetsk region at the Donetsk region</text:span>
</text:h>
      <text:p text:style-name="P4">
Author: ['АРМІЯINFORM']</text:p>
      <text:p text:style-name="P4">
Time: 2023-04-18T43:00:00-04:00</text:p>
      <text:p text:style-name="P4">
Description: Про це у Facebook повідомляє Генеральний штаб ЗСУ.    Противник зазнає чималих в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28" text:anchor-type="as-char" svg:width="6.9236in" svg:height="4.615733in" draw:z-index="0">
<draw:image xlink:href="../Images/AРМІЯINFORM/2023-04-18T43-00-00-04-00/artylerys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Z22xqoWEzEeRLsAXBrvmMLAEC1Kq7piD4F2WK9M3qHcrjKQbC7h74CwirrTkDKeHl" text:style-name="Internet_20_link" text:visited-style-name="Visited_20_Internet_20_Link">
reports</text:a>
The General Staff of the Armed Forces.</text:p>
      <text:p text:style-name="P4">
The enemy suffered considerable losses, but continues to focus on the main efforts of offensive actions in Kupyansk, Lyman, Bakhmut, Avdeev and Marinsk. Actively applies operational-tactical army aviation. During the day, in these areas of the front, the enemy attacks of 70 attacks. Bakhmut Tamarinka remains at the epicenter of the fighting.</text:p>
      <text:p text:style-name="P4">
News Source: <text:a xlink:type="simple" xlink:href="https://armyinform.com.ua/2023/04/18/na-donechchyni-v-epiczentri-bojovyh-dij-zalyshayutsya-bahmut-ta-maryinka/" text:style-name="Internet_20_link" text:visited-style-name="Visited_20_Internet_20_Link">
https://armyinform.com.ua/2023/04/18/na-donechchyni-v-epiczentri-bojovyh-dij-zalyshayutsya-bahmut-ta-maryinka/</text:a>
</text:p>
      <!--NEWS-->
      <text:h text:style-name="P10" text:outline-level="1">
<text:span text:style-name="T4">
Defense forces eliminated nearly 500 invaders, destroyed 6 artisystems and 11 BBM</text:span>
</text:h>
      <text:p text:style-name="P4">
Author: ['АРМІЯINFORM']</text:p>
      <text:p text:style-name="P4">
Time: 2023-04-18T44:00:00-04:00</text:p>
      <text:p text:style-name="P4">
Description: Zagalni Boyov, Find the enemy on 02/24/22 to 04/18/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967fefcc-9253-4931-8485-5c7102beb94c-scaled.jpg" text:style-name="Internet_20_link" text:visited-style-name="Visited_20_Internet_20_Link">
967fefcc-9253-4931-8485-5c7102beb94c-scaled.jpg</text:a>
']</text:p>
      <text:p text:style-name="P4">
Tags: ['STOPRUSSIA', 'АГРЕСІЯ РФ', 'ВТОРГНЕННЯ РФ', 'ВТРАТИ ВОРОГА', 'ГШ ЗСУ']</text:p>
      <text:p text:style-name="P4">
Category: News</text:p>
      <!--METADATA-->
      <text:p text:style-name="P4">
<draw:frame draw:style-name="fr1" draw:name="Image29" text:anchor-type="as-char" svg:width="6.9236in" svg:height="6.981297in" draw:z-index="0">
<draw:image xlink:href="../Images/AРМІЯINFORM/2023-04-18T44-00-00-04-00/967fefcc-9253-4931-8485-5c7102beb94c-scaled.jpg" xlink:type="simple" xlink:show="embed" xlink:actuate="onLoad" draw:mime-type="image/jpeg"/>
</draw:frame>
The total combat loss of the enemy from 24.02.22 to 18.04.23 will be orientated:</text:p>
      <text:p text:style-name="P4">
<text:span text:style-name="T4">
<text:span text:style-name="T5">
 Personnel - </text:span>
* 183130(+470)persons eliminated</text:span>
<text:span text:style-name="T5">
 tanks - </text:span>
<text:span text:style-name="T5">
 3661(+1)</text:span>
<text:span text:style-name="T4">
 combat armored vehicles - </text:span>
 7098(+11)<text:span text:style-name="T4">
<text:span text:style-name="T5">
 Artillery Systems - </text:span>
<text:span text:style-name="T5">
 2810(+6)</text:span>
 </text:span>
 RSZV - <text:span text:style-name="T4">
 538(0)</text:span>
<text:span text:style-name="T5">
 air defense means - </text:span>
<text:span text:style-name="T5">
 285(0)</text:span>
<text:span text:style-name="T4">
 aircraft - </text:span>
 308(0)<text:span text:style-name="T4">
<text:span text:style-name="T5">
 helicopters - </text:span>
* 293(0)</text:span>
<text:span text:style-name="T5">
 UAV Operative Tactical Level-</text:span>
<text:span text:style-name="T5">
 2353(+6)</text:span>
<text:span text:style-name="T4">
 Winged missiles - </text:span>
 911(0)<text:span text:style-name="T4">
<text:span text:style-name="T5">
 ships / boats - </text:span>
* 18(0)</text:span>
<text:span text:style-name="T5">
 Automobile equipment and tanks - </text:span>
<text:span text:style-name="T5">
 5676(+4)</text:span>
<text:span text:style-name="T4">
 Special equipment - </text:span>
 330(+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8.04.23.</text:p>
      <text:p text:style-name="P4">
News Source: <text:a xlink:type="simple" xlink:href="https://armyinform.com.ua/2023/04/18/syly-oborony-likviduvaly-majzhe-500-okupantiv-znyshhyly-6-artsystem-ta-11-bbm/" text:style-name="Internet_20_link" text:visited-style-name="Visited_20_Internet_20_Link">
https://armyinform.com.ua/2023/04/18/syly-oborony-likviduvaly-majzhe-500-okupantiv-znyshhyly-6-artsystem-ta-11-bbm/</text:a>
</text:p>
      <!--NEWS-->
      <text:h text:style-name="P10" text:outline-level="1">
<text:span text:style-name="T4">
On the eve of the next "Ramstay" there was a conversation of the Ministers of Defense of Ukraine and the United States</text:span>
</text:h>
      <text:p text:style-name="P4">
Author: ['АРМІЯINFORM']</text:p>
      <text:p text:style-name="P4">
Time: 2023-04-18T45:00:00-04:00</text:p>
      <text:p text:style-name="P4">
Description: The US defense of the United States Lloyd Ostin was emerged by the defense of Ukraine Oleksay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c199c8be-2962-4619-8cf0-a0ef732649e2_w1080_h608.jpg" text:style-name="Internet_20_link" text:visited-style-name="Visited_20_Internet_20_Link">
c199c8be-2962-4619-8cf0-a0ef732649e2_w1080_h608.jpg</text:a>
']</text:p>
      <text:p text:style-name="P4">
Tags: ['ЛЛОЙД ОСТІН', 'МІНІСТР ОБОРОНИ УКРАЇНИ ОЛЕКСІЙ РЕЗНІКОВ', 'РАМШТАЙН']</text:p>
      <text:p text:style-name="P4">
Category: News</text:p>
      <!--METADATA-->
      <text:p text:style-name="P4">
<draw:frame draw:style-name="fr1" draw:name="Image30" text:anchor-type="as-char" svg:width="6.9236in" svg:height="3.89773in" draw:z-index="0">
<draw:image xlink:href="../Images/AРМІЯINFORM/2023-04-18T45-00-00-04-00/c199c8be-2962-4619-8cf0-a0ef732649e2_w1080_h608.jpg" xlink:type="simple" xlink:show="embed" xlink:actuate="onLoad" draw:mime-type="image/jpeg"/>
</draw:frame>
US Defense Minister Lloyd Austin spoke with the Minister of Defense of Ukraine by the Talekhi Reznikov to discuss priorities on the eve of the meeting of the contact group on Defense of Ukraine, which <text:a xlink:type="simple" xlink:href="https://armyinform.com.ua/2023/04/14/stala-vidoma-data-nastupnoyi-zustrichi-kontaktnoyi-grupy-z-pytan-oborony-ukrayiny-u-formati-ramshtajn/" text:style-name="Internet_20_link" text:visited-style-name="Visited_20_Internet_20_Link">
will take place</text:a>
This week at Ramstein Air Base in Germany.</text:p>
      <text:p text:style-name="P4">
About it <text:a xlink:type="simple" xlink:href="https://www.defense.gov/News/Releases/Release/Article/3365295/readout-of-secretary-of-defense-lloyd-j-austin-iiis-call-with-ukrainian-ministe/" text:style-name="Internet_20_link" text:visited-style-name="Visited_20_Internet_20_Link">
reports</text:a>
Pentagon press service.</text:p>
      <text:p text:style-name="P4">
The meeting in Ramstin will celebrate the year after Lloyd Austin has split the contact group to coordinate security assistance, which has innovated about fifty countries in support of Ukraine.</text:p>
      <text:p text:style-name="P4">
Both leaders promised to maintain close contact.</text:p>
      <text:p text:style-name="P4">
News Source: <text:a xlink:type="simple" xlink:href="https://armyinform.com.ua/2023/04/18/naperedodni-chergovogo-ramshtajnu-vidbulasya-rozmova-ministriv-oborony-ukrayiny-ta-ssha/" text:style-name="Internet_20_link" text:visited-style-name="Visited_20_Internet_20_Link">
https://armyinform.com.ua/2023/04/18/naperedodni-chergovogo-ramshtajnu-vidbulasya-rozmova-ministriv-oborony-ukrayiny-ta-ssha/</text:a>
</text:p>
      <!--NEWS-->
      <text:h text:style-name="P10" text:outline-level="1">
<text:span text:style-name="T4">
Poland will help investigate genocide cases in Ukraine</text:span>
</text:h>
      <text:p text:style-name="P4">
Author: ['АРМІЯINFORM']</text:p>
      <text:p text:style-name="P4">
Time: 2023-04-18T46:00:00-04:00</text:p>
      <text:p text:style-name="P4">
Description: The prosecutor’s office of Polish is a pre -time Rossldavati Vipado genocide, PID HACD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ukrpol-26922.jpg" text:style-name="Internet_20_link" text:visited-style-name="Visited_20_Internet_20_Link">
ukrpol-26922.jpg</text:a>
']</text:p>
      <text:p text:style-name="P4">
Tags: ['STOPRUSSIA', 'ВІЙСЬКОВІ ПРОКУРОРИ', 'ГЕНОЦИД', 'ПОЛЬЩА']</text:p>
      <text:p text:style-name="P4">
Category: News</text:p>
      <!--METADATA-->
      <text:p text:style-name="P4">
<draw:frame draw:style-name="fr1" draw:name="Image31" text:anchor-type="as-char" svg:width="6.9236in" svg:height="3.893308in" draw:z-index="0">
<draw:image xlink:href="../Images/AРМІЯINFORM/2023-04-18T46-00-00-04-00/ukrpol-26922.jpg" xlink:type="simple" xlink:show="embed" xlink:actuate="onLoad" draw:mime-type="image/jpeg"/>
</draw:frame>
The National Prosecutor's Office of Poland will help to investigate the cases of genocide, which has occurred during the invaders of Russia against Ukraine.</text:p>
      <text:p text:style-name="P4">
About it <text:a xlink:type="simple" xlink:href="https://www.gov.pl/web/prokuratura-krajowa/miedzynarodowy-zespol-sledczy-jit-bedzie-badal-przypadki-ludobojstwa-w-zwiazku-z-napascia-rosji-na-ukraine" text:style-name="Internet_20_link" text:visited-style-name="Visited_20_Internet_20_Link">
reports</text:a>
The National Prosecutor's Office of Poland, as a result of the meeting of the members of the joint investigative group on investigation of difficult international rays in Ukraine.</text:p>
      <text:p text:style-name="P4">
The National Prosecutor of Poland Dariusz Barski signed an agreement in Vilnius, according to a joint investigative group for investigating serious international crimes in Ukraine(JIT)Genocide will be investigated that may occur or occur with Russia's attack on Ukraine.</text:p>
      <text:p text:style-name="P4">
“In the framework of the Polish Prosecutor's Office, the case is investigated by the investigative group within the Ovid Prosecutors of the Mazowietsky Department of Combating Organized Crime by the Cutation of the National Prosecutor's Office in Warsaw, the staff of the Agency Security and Police. The Polish investigation in the case of Russian aggression opposite Ukraine was opened on February 28, 2022, ”the message reads.</text:p>
      <text:p text:style-name="P4">
It is noted that the Polish prosecutors support constant contact with the Ukrainian Prosecutor's Office and other members of the joint international investigative group. The results of the work of the team members of the team are discussed.</text:p>
      <text:p text:style-name="P4">
News Source: <text:a xlink:type="simple" xlink:href="https://armyinform.com.ua/2023/04/18/polshha-dopomozhe-rozsliduvaty-vypadky-genoczydu-v-ukrayini/" text:style-name="Internet_20_link" text:visited-style-name="Visited_20_Internet_20_Link">
https://armyinform.com.ua/2023/04/18/polshha-dopomozhe-rozsliduvaty-vypadky-genoczydu-v-ukrayini/</text:a>
</text:p>
      <!--NEWS-->
      <text:h text:style-name="P10" text:outline-level="1">
<text:span text:style-name="T4">
In Kupyansk and Liman directions, the occupiers tried to take offensive actions, but unsuccessfully - Alexander Syrsky</text:span>
</text:h>
      <text:p text:style-name="P4">
Author: ['АРМІЯINFORM']</text:p>
      <text:p text:style-name="P4">
Time: 2023-04-18T47:00:00-04:00</text:p>
      <text:p text:style-name="P4">
Description: The enemy leads the advancing at Kilkokh Light. Ale on Bilshosti - Vorozhі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4/photo_5328007231515509458_y.jpg" text:style-name="Internet_20_link" text:visited-style-name="Visited_20_Internet_20_Link">
photo_5328007231515509458_y.jpg</text:a>
']</text:p>
      <text:p text:style-name="P4">
Tags: ['MILITARY MEDIA CENTER', 'STOPRUSSIA', 'ВТОРГНЕННЯ РФ', 'ОЛЕКСАНДР СИРСЬКИЙ']</text:p>
      <text:p text:style-name="P4">
Category: News</text:p>
      <!--METADATA-->
      <text:p text:style-name="P4">
<draw:frame draw:style-name="fr1" draw:name="Image32" text:anchor-type="as-char" svg:width="6.9236in" svg:height="4.32725in" draw:z-index="0">
<draw:image xlink:href="../Images/AРМІЯINFORM/2023-04-18T47-00-00-04-00/photo_5328007231515509458_y.jpg" xlink:type="simple" xlink:show="embed" xlink:actuate="onLoad" draw:mime-type="image/jpeg"/>
</draw:frame>
The enemy leads offensive actions in several directions at a time. But the hostile actions are unsuccessful.</text:p>
      <text:p text:style-name="P4">
This was emphasized by the commander of the Land Forces of the Armed Forces of Ukraine, Colonel-General Alexander Sirsky, <text:a xlink:type="simple" xlink:href="https://t.me/militarymediacenter/1732" text:style-name="Internet_20_link" text:visited-style-name="Visited_20_Internet_20_Link">
informs</text:a>
Military Media Center.</text:p>
      <text:p text:style-name="P4">
"Despite the high activity of the enemy, our fighters manage to restrain it forward and cause significant losses," he said.</text:p>
      <text:p text:style-name="P4">
Yes, <text:span text:style-name="T4">
 In the Kupyansk direction </text:span>
 there were attempts by the enemy to lead the next, but thanks to the apt fire of our artillery, the enemy units succeeded in the escape without even getting the turn of the transition to the attack.</text:p>
      <text:p text:style-name="P4">
<text:span text:style-name="T4">
 In the Liman direction </text:span>
 the enemy's actions were also unsuccessful.</text:p>
      <text:p text:style-name="P4">
"All attempts by the enemy to take offensive actions were broken through the stability of our position and the courage of the soldiers," added the commander of the Land Forces of Armed Forces.</text:p>
      <text:p text:style-name="P4">
However, according to Colonel-General Alexander Sirsky, the epicenter of the fighting remains the Bakhmut direction.</text:p>
      <text:p text:style-name="P4">
“There the enemy focuses on his greatest efforts and does not leave the purpose to take control at any cost. Currently, the enemy increases the activity of heavy -scale artillery and the number of aviation blows, turning the city into a ruin. Together, our fighters cause significant losses to the enemy and inhibitly inhibit his successful action. Bakhmut fighting is ongoing, ”he said.</text:p>
      <text:p text:style-name="P4">
The situation is now controlled.</text:p>
      <text:p text:style-name="P4">
News Source: <text:a xlink:type="simple" xlink:href="https://armyinform.com.ua/2023/04/18/na-kupyanskomu-ta-lymanskomu-napryamkah-okupanty-namagalys-vesty-nastupalni-diyi-ale-bezuspishno-oleksandr-syrskyj/" text:style-name="Internet_20_link" text:visited-style-name="Visited_20_Internet_20_Link">
https://armyinform.com.ua/2023/04/18/na-kupyanskomu-ta-lymanskomu-napryamkah-okupanty-namagalys-vesty-nastupalni-diyi-ale-bezuspishno-oleksandr-syrskyj/</text:a>
</text:p>
      <!--NEWS-->
      <text:h text:style-name="P10" text:outline-level="1">
<text:span text:style-name="T4">
Ukraine and the United States are working on the mechanisms of arrest of foreign assets of the Wagner PEC - Prosecutor General</text:span>
</text:h>
      <text:p text:style-name="P4">
Author: ['АРМІЯINFORM']</text:p>
      <text:p text:style-name="P4">
Time: 2023-04-18T48:00:00-04:00</text:p>
      <text:p text:style-name="P4">
Description: The General Prosecutor Andriy Kostіn has itching for the United States, the General Prosecutor and the War with Ukraine 2022, the war with Ukraine is the latest news today, the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img-9436-scaled.jpg" text:style-name="Internet_20_link" text:visited-style-name="Visited_20_Internet_20_Link">
img-9436-scaled.jpg</text:a>
']</text:p>
      <text:p text:style-name="P4">
Tags: ['АНДРІЙ КОСТІН', 'ГААГА', 'ОФІС ГЕНЕРАЛЬНОГО ПРОКУРОРА УКРАЇНИ', 'ПВК "ВАГНЕР"', 'САНКЦІЇ']</text:p>
      <text:p text:style-name="P4">
Category: News</text:p>
      <!--METADATA-->
      <text:p text:style-name="P4">
<draw:frame draw:style-name="fr1" draw:name="Image33" text:anchor-type="as-char" svg:width="6.9236in" svg:height="4.806132in" draw:z-index="0">
<draw:image xlink:href="../Images/AРМІЯINFORM/2023-04-18T48-00-00-04-00/img-9436-scaled.jpg" xlink:type="simple" xlink:show="embed" xlink:actuate="onLoad" draw:mime-type="image/jpeg"/>
</draw:frame>
As part of a working visit to the United States, Prosecutor General Andrei Kostin met with US generational prosecutor Merrick Garland.</text:p>
      <text:p text:style-name="P4">
About it <text:a xlink:type="simple" xlink:href="https://gp.gov.ua/ua/posts/andrii-kostin-nas-obovyazok-pozbaviti-zlocinnu-organizaciyu-pvk-vagner-resursiv-dlya-finansuvannya-boiovix-dii-v-ukrayini" text:style-name="Internet_20_link" text:visited-style-name="Visited_20_Internet_20_Link">
reports</text:a>
Office of the Prosecutor General of Ukraine.</text:p>
      <text:p text:style-name="P4">
Andriy Kostin thanked Mr. Merrick Garlland and colleagues from the US Ministry for supporting Ukraine's initiatives for the development of global networking and assistance in investigating and prosecuting military crimes.</text:p>
      <text:p text:style-name="P4">
"Ukraine and the United States are united by a common purpose - to ensure all -in -law responsibility for international crimes committed by Russian troops in Ukraine," Andrei Kostin stated.</text:p>
      <text:p text:style-name="P4">
The parties discussed the work and the following common steps.</text:p>
      <text:p text:style-name="P4">
“We sincerely congratulate the FBI's cooperation and the decision of the US Ministry of Justice to appoint a legal advisor on legal issues in Kiev. Also among our priorities are the acting of efforts to hold the Wagner Group "International Crimes", - Andrei Kostin said.</text:p>
      <text:p text:style-name="P4">
The Prosecutor General has informed that Ukrainian prosecutors, together with American officers, are working on the mechanisms of arrest of foreign assets of the so -called Wagner PEC.</text:p>
      <text:p text:style-name="P4">
"Our duty is to deprive this criminal organization of resources for financing for faith in Ukraine and a further blasting of peace and security in the world," said Andrei Kostin.</text:p>
      <text:p text:style-name="P4">
News Source: <text:a xlink:type="simple" xlink:href="https://armyinform.com.ua/2023/04/18/ukrayina-ta-ssha-praczyuyut-nad-mehanizmamy-areshtu-zakordonnyh-aktyviv-pvk-vagner-genprokuror/" text:style-name="Internet_20_link" text:visited-style-name="Visited_20_Internet_20_Link">
https://armyinform.com.ua/2023/04/18/ukrayina-ta-ssha-praczyuyut-nad-mehanizmamy-areshtu-zakordonnyh-aktyviv-pvk-vagner-genprokuror/</text:a>
</text:p>
      <!--NEWS-->
      <text:h text:style-name="P10" text:outline-level="1">
<text:span text:style-name="T4">
The winter-spring offensive of the Russian Federation failed and went to defense-Kirill Budanov</text:span>
</text:h>
      <text:p text:style-name="P4">
Author: ['АРМІЯINFORM']</text:p>
      <text:p text:style-name="P4">
Time: 2023-04-18T49:00:00-04:00</text:p>
      <text:p text:style-name="P4">
Description: Wintering and weapons of Rosiyan Office 31 birch 2023 Rock, stinks went to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2820609.jpg" text:style-name="Internet_20_link" text:visited-style-name="Visited_20_Internet_20_Link">
2820609.jpg</text:a>
']</text:p>
      <text:p text:style-name="P4">
Tags: ['STOPRUSSIA', 'АГРЕСІЯ РФ', 'ГУР МО УКРАЇНИ', 'КИРИЛО БУДАНОВ']</text:p>
      <text:p text:style-name="P4">
Category: News</text:p>
      <!--METADATA-->
      <text:p text:style-name="P4">
<draw:frame draw:style-name="fr1" draw:name="Image34" text:anchor-type="as-char" svg:width="6.9236in" svg:height="4.369813in" draw:z-index="0">
<draw:image xlink:href="../Images/AРМІЯINFORM/2023-04-18T49-00-00-04-00/2820609.jpg" xlink:type="simple" xlink:show="embed" xlink:actuate="onLoad" draw:mime-type="image/jpeg"/>
</draw:frame>
The winter and spring offensive of the Russians officially fell on March 31, 2023, they turned to defense.</text:p>
      <text:p text:style-name="P4">
About it <text:a xlink:type="simple" xlink:href="https://gur.gov.ua/content/zymovo-vesnianyi-nastup-rf-provalyla-ta-pereishla-do-oborony.html" text:style-name="Internet_20_link" text:visited-style-name="Visited_20_Internet_20_Link">
stated</text:a>
Head of GRU of Ukraine of Ukraine General-General Budanov.</text:p>
      <text:p text:style-name="P4">
“On March 31, 2023, another attempt of the Russian offensive, so-called winter and spring failed. They were to enter the administrative border of the Donetsk Talugansk region. Again, this is not even a fifth attempt. And in the near future it will not be, ” - said the head of Ukraine.</text:p>
      <text:p text:style-name="P4">
In addition, Major General Kirill Budanov reported that Russia had passed a pre-strategic defense operation, its task is to keep the captured territories, disrupting the Ukrainian offensive on their liberation.</text:p>
      <text:p text:style-name="P4">
“There are two districts. The first is the attempt to capture Bakhmut. It should also be frankly scattered that they are almost conquering Bakhmut, according to their personalities, from June 2022. The calendar year will soon be. There the situation is complex, but still Bakhmut was standing and standing.</text:p>
      <text:p text:style-name="P4">
The second is an attempt to conduct Avdiivka's semi -reflection on the north, there is the main front of Marinka, in principle, attempting to take an active action there. Here is Ivs. The rest of the line is in defense, ” - summed up the head of the GUR of the Ministry of Defense of Ukraine.</text:p>
      <text:p text:style-name="P4">
News Source: <text:a xlink:type="simple" xlink:href="https://armyinform.com.ua/2023/04/18/zymovo-vesnyanyj-nastup-rf-provalyla-ta-perejshla-do-oborony-nachalnyk-gur-mou/" text:style-name="Internet_20_link" text:visited-style-name="Visited_20_Internet_20_Link">
https://armyinform.com.ua/2023/04/18/zymovo-vesnyanyj-nastup-rf-provalyla-ta-perejshla-do-oborony-nachalnyk-gur-mou/</text:a>
</text:p>
      <!--NEWS-->
      <text:h text:style-name="P10" text:outline-level="1">
<text:span text:style-name="T4">
The meeting of the US and Britain's defense ministers - discussed the ways of supporting Ukraine</text:span>
</text:h>
      <text:p text:style-name="P4">
Author: ['АРМІЯINFORM']</text:p>
      <text:p text:style-name="P4">
Time: 2023-04-18T50:00:00-04:00</text:p>
      <text:p text:style-name="P4">
Description: The Pentagon of the Dvoranthiych Miniger defending US defending Lloyd Ostina Zustri Zustrom ... War with Ukraine 2022, War with Ukraine Latest news today,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ustin_wallace.jpg" text:style-name="Internet_20_link" text:visited-style-name="Visited_20_Internet_20_Link">
austin_wallace.jpg</text:a>
']</text:p>
      <text:p text:style-name="P4">
Tags: ['STOPRUSSIA', 'АГРЕСІЯ РФ', 'ВЕЛИКА БРИТАНІЯ', 'СВІТ ПІДТРИМУЄ УКРАЇНУ', 'США']</text:p>
      <text:p text:style-name="P4">
Category: News</text:p>
      <!--METADATA-->
      <text:p text:style-name="P4">
<draw:frame draw:style-name="fr1" draw:name="Image35" text:anchor-type="as-char" svg:width="6.9236in" svg:height="3.894525in" draw:z-index="0">
<draw:image xlink:href="../Images/AРМІЯINFORM/2023-04-18T50-00-00-04-00/austin_wallace.jpg" xlink:type="simple" xlink:show="embed" xlink:actuate="onLoad" draw:mime-type="image/jpeg"/>
</draw:frame>
The Pentagon held a bilateral meeting of US Secretary of Defense Lloyd Austin by a change in the UK's defense by Ben Wallace.</text:p>
      <text:p text:style-name="P4">
Details of conversation <text:a xlink:type="simple" xlink:href="https://www.defense.gov/News/Releases/Release/Article/3365437/readout-of-secretary-of-defense-lloyd-j-austin-iiis-bilateral-meeting-with-uk-s/" text:style-name="Internet_20_link" text:visited-style-name="Visited_20_Internet_20_Link">
shared</text:a>
Pentagon Pentagon Brigadna General Pet Ryder.</text:p>
      <text:p text:style-name="P4">
Other issues of defense agencies discussed the importance of current work in support of Ukraine, in particular by providing assistance in the field of security, as Russia continues a brutal and unprovoked war.</text:p>
      <text:p text:style-name="P4">
Leaders are looking forward to re -<text:a xlink:type="simple" xlink:href="https://armyinform.com.ua/2023/04/14/stala-vidoma-data-nastupnoyi-zustrichi-kontaktnoyi-grupy-z-pytan-oborony-ukrayiny-u-formati-ramshtajn/" text:style-name="Internet_20_link" text:visited-style-name="Visited_20_Internet_20_Link">
meeting</text:a>
This week, as part of the Contact Group on Defense of Ukraine and the continuation of special relations between the United States and the United Kingdom.</text:p>
      <text:p text:style-name="P4">
News Source: <text:a xlink:type="simple" xlink:href="https://armyinform.com.ua/2023/04/18/vidbulasya-zustrich-ministriv-oborony-ssha-ta-brytaniyi-obgovoryly-shlyahy-pidtrymky-ukrayiny/" text:style-name="Internet_20_link" text:visited-style-name="Visited_20_Internet_20_Link">
https://armyinform.com.ua/2023/04/18/vidbulasya-zustrich-ministriv-oborony-ssha-ta-brytaniyi-obgovoryly-shlyahy-pidtrymky-ukrayiny/</text:a>
</text:p>
      <!--NEWS-->
      <text:h text:style-name="P10" text:outline-level="1">
<text:span text:style-name="T4">
During the day, rescuers have almost two hundred times left to eliminate the consequences of enemy shelling</text:span>
</text:h>
      <text:p text:style-name="P4">
Author: ['АРМІЯINFORM']</text:p>
      <text:p text:style-name="P4">
Time: 2023-04-18T51:00:00-04:00</text:p>
      <text:p text:style-name="P4">
Description: Lent out, 17 kvіnynya, the Holder Service of Ukraine Zvozvicha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6" text:anchor-type="as-char" svg:width="6.9236in" svg:height="4.592655in" draw:z-index="0">
<draw:image xlink:href="../Images/AРМІЯINFORM/2023-04-18T51-00-00-04-00/ac9232d099cb3d54f7d73ef2deca81a2_l.jpg" xlink:type="simple" xlink:show="embed" xlink:actuate="onLoad" draw:mime-type="image/jpeg"/>
</draw:frame>
Illustrative photo</text:p>
      <text:p text:style-name="P4">
During the last day, <text:span text:style-name="T4">
 April 17, </text:span>
 Divisions of the Civil Service of Ukraine of Uncertain Situations <text:span text:style-name="T4">
 173 departures </text:span>
 to eliminate the consequences of the occupants of settlements and infrastructure. 5 fires were eliminated. Psychological assistance was provided to 259 people.</text:p>
      <text:p text:style-name="P4">
This is stated in <text:a xlink:type="simple" xlink:href="https://dsns.gov.ua/uk/news/nadzvicaini-podiyi/operativna-informaciia-dsns-shhodo-naslidkiv-vedennia-boiovix-dii-rosiiskoiu-federacijeiu-130" text:style-name="Internet_20_link" text:visited-style-name="Visited_20_Internet_20_Link">
message</text:a>
SES of Ukraine.</text:p>
      <text:p text:style-name="P4">
Since the beginning of the war, 89 663 departures for the elimination of the consequences of shelling have been made, 14 306 fires have been liquidated, 3,999 people were rescued, psychological assistance was provided210 to 489 persons.</text:p>
      <text:p text:style-name="P4">
News Source: <text:a xlink:type="simple" xlink:href="https://armyinform.com.ua/2023/04/18/za-dobu-ryatuvalnyky-majzhe-dvisti-raziv-vyyizhdzhaly-na-likvidacziyu-naslidkiv-vorozhyh-obstriliv-5/" text:style-name="Internet_20_link" text:visited-style-name="Visited_20_Internet_20_Link">
https://armyinform.com.ua/2023/04/18/za-dobu-ryatuvalnyky-majzhe-dvisti-raziv-vyyizhdzhaly-na-likvidacziyu-naslidkiv-vorozhyh-obstriliv-5/</text:a>
</text:p>
      <!--NEWS-->
      <text:h text:style-name="P10" text:outline-level="1">
<text:span text:style-name="T4">
The military became the first in Ukraine to whom the prosthesis was implanted into the bone</text:span>
</text:h>
      <text:p text:style-name="P4">
Author: ['АРМІЯINFORM']</text:p>
      <text:p text:style-name="P4">
Time: 2023-04-18T52:00:00-04:00</text:p>
      <text:p text:style-name="P4">
Description: In Ukrainian, the Medich Opensni Lvov was ahead of the appraisal Osteointegraziyah .... The war with Ukraine 2022, the war with Ukraine is the latest news today, the war with Ukraine 2022 is the last for today, whether there will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1743270_1299087354010859_1164969793528836377_n.jpg" text:style-name="Internet_20_link" text:visited-style-name="Visited_20_Internet_20_Link">
341743270_1299087354010859_1164969793528836377_n.jpg</text:a>
']</text:p>
      <text:p text:style-name="P4">
Tags: ['АГРЕСІЯ РФ', 'ІМПЛАНТАЦІЯ ПРОТЕЗА В КІСТКУ', 'МОЗ', 'ОСТЕОІНТЕГРАЦІЙНЕ ПРОТЕЗУВАННЯ']</text:p>
      <text:p text:style-name="P4">
Category: News</text:p>
      <!--METADATA-->
      <text:p text:style-name="P4">
<draw:frame draw:style-name="fr1" draw:name="Image37" text:anchor-type="as-char" svg:width="6.9236in" svg:height="4.615733in" draw:z-index="0">
<draw:image xlink:href="../Images/AРМІЯINFORM/2023-04-18T52-00-00-04-00/341743270_1299087354010859_1164969793528836377_n.jpg" xlink:type="simple" xlink:show="embed" xlink:actuate="onLoad" draw:mime-type="image/jpeg"/>
</draw:frame>
In Ukraine, at the medical association of Lviv, osteointegration prosthetics were first performed. The first patient of such surgery was the 56-year-old veteran-Ukrainian war, the captain of the Armed Forces Igor Krupnov, who in the fall of the last year during the performance of a combat mission together with his brothers on a car was on a mine. As a result, the man lost both legs.</text:p>
      <text:p text:style-name="P4">
About it <text:a xlink:type="simple" xlink:href="https://www.facebook.com/moz.ukr/posts/pfbid02M7PZz8ZVysApN4eR4v1o7y41Dt3KSmyDmmcq11Ld2ntY4tTjvJeWrGETFYVqdFVEl" text:style-name="Internet_20_link" text:visited-style-name="Visited_20_Internet_20_Link">
reports</text:a>
Ministry of Health of Ukraine.</text:p>
      <text:p text:style-name="P4">
Implantation of the prosthesis into the bone is especially relevant for people who have lost both alts, because it is difficult to use classical prostheses to them and often painful. The interference of osteointegration prosthetics to take the first steps on implanted prosthesis on the second day after surgery and fully walk - for months.</text:p>
      <text:p text:style-name="P4">
“This and three other osteointegrating operations by Ukrainian doctors helped do one of the world's leading specialists-the Australian orthopedic traumatologmune al Muderis. His account is already about 1,500 transactions!” - It is a test.</text:p>
      <text:p text:style-name="P4">
News Source: <text:a xlink:type="simple" xlink:href="https://armyinform.com.ua/2023/04/18/vijskovyj-stav-pershym-v-ukrayini-komu-implantuvaly-protez-v-kistku/" text:style-name="Internet_20_link" text:visited-style-name="Visited_20_Internet_20_Link">
https://armyinform.com.ua/2023/04/18/vijskovyj-stav-pershym-v-ukrayini-komu-implantuvaly-protez-v-kistku/</text:a>
</text:p>
      <!--NEWS-->
      <text:h text:style-name="P10" text:outline-level="1">
<text:span text:style-name="T4">
The enemy continues to terrorize Kherson region, attaches industry objects - Natalia Humeniuk</text:span>
</text:h>
      <text:p text:style-name="P4">
Author: ['Анастасія Олехнович']</text:p>
      <text:p text:style-name="P4">
Time: 2023-04-18T53:00:00-04:00</text:p>
      <text:p text:style-name="P4">
Description: The yak was piled up the hour of the television maraphon of the Kerivnitsa of the Op'dna Coordina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67_20-e1681803006725.jpg" text:style-name="Internet_20_link" text:visited-style-name="Visited_20_Internet_20_Link">
67_20-e1681803006725.jpg</text:a>
']</text:p>
      <text:p text:style-name="P4">
Tags: ['НАТАЛІЯ ГУМЕНЮК']</text:p>
      <text:p text:style-name="P4">
Category: News</text:p>
      <!--METADATA-->
      <text:p text:style-name="P4">
<draw:frame draw:style-name="fr1" draw:name="Image38" text:anchor-type="as-char" svg:width="6.9236in" svg:height="4.413795in" draw:z-index="0">
<draw:image xlink:href="../Images/AРМІЯINFORM/2023-04-18T53-00-00-04-00/67_20-e1681803006725.jpg" xlink:type="simple" xlink:show="embed" xlink:actuate="onLoad" draw:mime-type="image/jpeg"/>
</draw:frame>
According to Natalia Humeniuk, the head of the united coordination press center during the television marathon, is enemy methodically attacked the objects of the Kherson region.</text:p>
      <ul>
        <li>
The greatest threat is from the air. The enemy applies both tactical aviation, and Judar drones. At night, the Berislav district was attacked, the cabin flew again, the industrial capacity of the region was injured again. Fortunately, there were desert victims. The enemy attacked the Snigur community at night, and the object of industry was injured again. People have not been injured, but they are not occupied that it is impossible to lose vigilance in any case.</li>
      </ul>
      <text:p text:style-name="P4">
Despite constant attacks, the region tries to revive after occupation. NataliaGumeniuk noted that the activity of people in the fields does not always meet the safety components, which, unfortunately, leads to victims.</text:p>
      <ul>
        <li>
Yesterday in Beryslav region there was a blasting of the tractor. People, without waiting for the work of the persons, went out to work on the field.</li>
      </ul>
      <text:p text:style-name="P4">
Natalia Humeniuk explained that the active defense of the enemy on the left bank of the Kherson region is observed, the occupiers are occupied by engineering mobes of defense border, and the areas that may be hazardous to them.</text:p>
      <text:p text:style-name="P4">
News Source: <text:a xlink:type="simple" xlink:href="https://armyinform.com.ua/2023/04/18/vorog-prodovzhuye-teroryzuvaty-hersonshhynu-atakuye-obyekty-promyslovosti-nataliya-gumenyuk/" text:style-name="Internet_20_link" text:visited-style-name="Visited_20_Internet_20_Link">
https://armyinform.com.ua/2023/04/18/vorog-prodovzhuye-teroryzuvaty-hersonshhynu-atakuye-obyekty-promyslovosti-nataliya-gumenyuk/</text:a>
</text:p>
      <!--NEWS-->
      <text:h text:style-name="P10" text:outline-level="1">
<text:span text:style-name="T4">
Last day Russian troops fired the territory of 8 regions of Ukraine: 3 people were killed, 20 were injured</text:span>
</text:h>
      <text:p text:style-name="P4">
Author: ['АРМІЯINFORM']</text:p>
      <text:p text:style-name="P4">
Time: 2023-04-18T54:00:00-04:00</text:p>
      <text:p text:style-name="P4">
Description: The last passes of Rosiyski Vіsyska fired the Teritarian of 8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28007231515509541_y.jpg" text:style-name="Internet_20_link" text:visited-style-name="Visited_20_Internet_20_Link">
photo_5328007231515509541_y.jpg</text:a>
']</text:p>
      <text:p text:style-name="P4">
Tags: ['MILITARY MEDIA CENTER', 'ВОРОЖІ ОБСТРІЛИ']</text:p>
      <text:p text:style-name="P4">
Category: News</text:p>
      <!--METADATA-->
      <text:p text:style-name="P4">
<draw:frame draw:style-name="fr1" draw:name="Image39" text:anchor-type="as-char" svg:width="6.9236in" svg:height="4.88441in" draw:z-index="0">
<draw:image xlink:href="../Images/AРМІЯINFORM/2023-04-18T54-00-00-04-00/photo_5328007231515509541_y.jpg" xlink:type="simple" xlink:show="embed" xlink:actuate="onLoad" draw:mime-type="image/jpeg"/>
</draw:frame>
During the last day, Russian troops fired at the territory of 8 regions of Ukraine.</text:p>
      <text:p text:style-name="P4">
About it <text:a xlink:type="simple" xlink:href="https://t.me/militarymediacenter/1733" text:style-name="Internet_20_link" text:visited-style-name="Visited_20_Internet_20_Link">
reports</text:a>
Military Madiacenter.</text:p>
      <text:p text:style-name="P4">
“In general from different types of weapons(Rifle weapons, mortars, artillery, RSZV, S-300 ZRC, Khlata Rocket "X-31", UAV, tactical aviation)The implementation of 108 settlements, confirmed the lesion of 84 object -infrastructure, ”the message reads.</text:p>
      <text:p text:style-name="P4">
According to preliminary information, 3 persons were killed, 20 people were injured.</text:p>
      <text:p text:style-name="P4">
News Source: <text:a xlink:type="simple" xlink:href="https://armyinform.com.ua/2023/04/18/mynuloyi-doby-rosijski-vijska-obstrilyaly-terytoriyu-8-oblastej-ukrayiny-zagynulo-3-osoby-20-poraneno/" text:style-name="Internet_20_link" text:visited-style-name="Visited_20_Internet_20_Link">
https://armyinform.com.ua/2023/04/18/mynuloyi-doby-rosijski-vijska-obstrilyaly-terytoriyu-8-oblastej-ukrayiny-zagynulo-3-osoby-20-poraneno/</text:a>
</text:p>
      <!--NEWS-->
      <text:h text:style-name="P10" text:outline-level="1">
<text:span text:style-name="T4">
On a combat duty in the Black Sea are three rocket totonia</text:span>
</text:h>
      <text:p text:style-name="P4">
Author: ['Анастасія Олехнович']</text:p>
      <text:p text:style-name="P4">
Time: 2023-04-18T55:00:00-04:00</text:p>
      <text:p text:style-name="P4">
Description: Behind the words of the Kerivnitzi, coordinating presents of the defense forces of Pivnya Ukrainian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pidvodnyj-choven-kalibry.jpg" text:style-name="Internet_20_link" text:visited-style-name="Visited_20_Internet_20_Link">
pidvodnyj-choven-kalibry.jpg</text:a>
']</text:p>
      <text:p text:style-name="P4">
Tags: ['НАТАЛІЯ ГУМЕНЮК']</text:p>
      <text:p text:style-name="P4">
Category: News</text:p>
      <!--METADATA-->
      <text:p text:style-name="P4">
<draw:frame draw:style-name="fr1" draw:name="Image40" text:anchor-type="as-char" svg:width="6.9236in" svg:height="4.366107in" draw:z-index="0">
<draw:image xlink:href="../Images/AРМІЯINFORM/2023-04-18T55-00-00-04-00/pidvodnyj-choven-kalibry.jpg" xlink:type="simple" xlink:show="embed" xlink:actuate="onLoad" draw:mime-type="image/jpeg"/>
</draw:frame>
Illustrative photo</text:p>
      <text:p text:style-name="P4">
According to Natalia Humeniuk, the head of the united coordination press center of southern Ukrainian defense forces, the missile hazard is now quite significant. This was reported on TV by the television marathon "One News".</text:p>
      <ul>
        <li>
Yesterday, the enemy increased the number of rocket launchers to three, of which - one premium, two underwater rocket launchers. The total volley of the Caliber missile can be 16 units. Since then, the rocket carriers have not been maneuvered, - Natalia Gumeniuk said. - At the same time, the ship group has decreased a little, now 8 ships, they continue maneuvers in the racket for themselves, hiding behind the Crimea Peninsula, as they understand that the approach of Ukraine's coast can be tragic for them. The enemy ships will resist on such distant as to be able to cause damage, and not to get under the spare.</li>
      </ul>
      <text:p text:style-name="P4">
Natalia Humeniuk has once again emphasized that the alarm signals are to respond quickly.</text:p>
      <ul>
        <li>
Underwater rocket launchers can produce rockets quite imperceptibly for our air defense system, they are detected during the flight.</li>
      </ul>
      <text:p text:style-name="P4">
News Source: <text:a xlink:type="simple" xlink:href="https://armyinform.com.ua/2023/04/18/na-bojovomu-cherguvanni-u-chornomu-mori-perebuvayut-try-raketonosiyi-nataliya-gumenyuk/" text:style-name="Internet_20_link" text:visited-style-name="Visited_20_Internet_20_Link">
https://armyinform.com.ua/2023/04/18/na-bojovomu-cherguvanni-u-chornomu-mori-perebuvayut-try-raketonosiyi-nataliya-gumenyuk/</text:a>
</text:p>
      <!--NEWS-->
      <text:h text:style-name="P10" text:outline-level="1">
<text:span text:style-name="T4">
More than 1400 explosive items have been neutralized per day of Pyrotechnics of SES</text:span>
</text:h>
      <text:p text:style-name="P4">
Author: ['АРМІЯINFORM']</text:p>
      <text:p text:style-name="P4">
Time: 2023-04-18T56:00:00-04:00</text:p>
      <text:p text:style-name="P4">
Description: Lent out, 17 KVITRY, PIRETHRICHICHILELY OF THE HARD WORKS OF WRIT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7277429_689738459494321_7654901804177800015_n.jpg" text:style-name="Internet_20_link" text:visited-style-name="Visited_20_Internet_20_Link">
337277429_689738459494321_7654901804177800015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41" text:anchor-type="as-char" svg:width="6.9236in" svg:height="3.89773in" draw:z-index="0">
<draw:image xlink:href="../Images/AРМІЯINFORM/2023-04-18T56-00-00-04-00/051f0000-0aff-0242-be2f-08da173df50a_w1080_h608.png" xlink:type="simple" xlink:show="embed" xlink:actuate="onLoad" draw:mime-type="image/png"/>
</draw:frame>
Illustrative photo</text:p>
      <text:p text:style-name="P4">
<text:span text:style-name="T4">
 Over the past day, </text:span>
 <text:span text:style-name="T4">
 April 17 </text:span>
 <text:span text:style-name="T4">
, </text:span>
 Pyrotechnical units of Ukraine for Emergency Situations <text:span text:style-name="T4">
 154 times </text:span>
 Draft tasks were involved.</text:p>
      <text:p text:style-name="P4">
About it _ <text:a xlink:type="simple" xlink:href="https://dsns.gov.ua/uk/news/nadzvicaini-podiyi/operativna-informaciia-shhodo-roboti-pirotexnicnix-pidrozdiliv-dsns-ukrayini-32" text:style-name="Internet_20_link" text:visited-style-name="Visited_20_Internet_20_Link">
reports</text:a>
_ SES of Ukraine.</text:p>
      <text:p text:style-name="P4">
Pyrotechnical units revealed, seized and disposed(cleared)Territory <text:span text:style-name="T4">
 161 GECTOR </text:span>
.</text:p>
      <text:p text:style-name="P4">
Most often pyrotechnic units worked: in the Kharkiv region 16 872 times, Kyiv region - 7454, Donetsk region - 4722, Chernihiv - 4456, Mykolaiv region - 4435, Kherson region - 4189, Sumy region - 1818, Cherkasy region - 1 085.</text:p>
      <text:p text:style-name="P4">
Background: from the beginning of large -scale aggression of the Russian Federation of Ukrainian Pyrotechnical Units of the SES of Ukraine, the Pyrotechnical units of the SES of Ukraine were involved <text:span text:style-name="T4">
 51 208. </text:span>
 to perform the tasks of mine. Disposed of <text:span text:style-name="T4">
 346 899 extinguishing items </text:span>
, including <text:span text:style-name="T4">
 2206 Aviation bombs </text:span>
. Examined(cleared)area of area <text:span text:style-name="T4">
 82 468 hectares </text:span>
.</text:p>
      <text:p text:style-name="P4">
A total of 174 thousand square meters remain. km of potentially dangerous territories, measuring 30% of the total area of the state.</text:p>
      <text:p text:style-name="P4">
<draw:frame draw:style-name="fr1" draw:name="Image42" text:anchor-type="as-char" svg:width="6.9236in" svg:height="5.804039in" draw:z-index="0">
<draw:image xlink:href="../Images/AРМІЯINFORM/2023-04-18T56-00-00-04-00/337277429_689738459494321_7654901804177800015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18/za-dobu-pirotehniky-dsns-zneshkodyly-ponad-1400-vybuhonebezpechnyh-predmetiv/" text:style-name="Internet_20_link" text:visited-style-name="Visited_20_Internet_20_Link">
https://armyinform.com.ua/2023/04/18/za-dobu-pirotehniky-dsns-zneshkodyly-ponad-1400-vybuhonebezpechnyh-predmetiv/</text:a>
</text:p>
      <!--NEWS-->
      <text:h text:style-name="P10" text:outline-level="1">
<text:span text:style-name="T4">
Canada and Britain discussed Ukraine's need for long -term support</text:span>
</text:h>
      <text:p text:style-name="P4">
Author: ['АРМІЯINFORM']</text:p>
      <text:p text:style-name="P4">
Time: 2023-04-18T57:00:00-04:00</text:p>
      <text:p text:style-name="P4">
Description: Great British that Canada drove their positions of the dovgothemimi piditrim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ft1iss4xgaa3suf.jpg" text:style-name="Internet_20_link" text:visited-style-name="Visited_20_Internet_20_Link">
ft1iss4xgaa3suf.jpg</text:a>
']</text:p>
      <text:p text:style-name="P4">
Tags: ['STOPRUSSIA', 'ВЕЛИКА БРИТАНІЯ', 'КАНАДА', 'ПІДТРИМКА УКРАЇНИ']</text:p>
      <text:p text:style-name="P4">
Category: News</text:p>
      <!--METADATA-->
      <text:p text:style-name="P4">
<draw:frame draw:style-name="fr1" draw:name="Image43" text:anchor-type="as-char" svg:width="6.9236in" svg:height="4.615733in" draw:z-index="0">
<draw:image xlink:href="../Images/AРМІЯINFORM/2023-04-18T57-00-00-04-00/ft1iss4xgaa3suf.jpg" xlink:type="simple" xlink:show="embed" xlink:actuate="onLoad" draw:mime-type="image/jpeg"/>
</draw:frame>
The United Kingdom and Canada have agreed on long -term support for Ukraine.</text:p>
      <text:p text:style-name="P4">
[Wrote] about it(https://twitter.com/melaniejoly/status/1647581570310520832)Canada's Foreign Minister Melanie Joly on Twitter.</text:p>
      <text:p text:style-name="P4">
“The G7 ministerial Summit together with the Minister of Foreign Affairs James Kleverly began. We have discussed the need for long -term support for Ukraine, which continues to fight for its freedom, ”her post reads.</text:p>
      <text:p text:style-name="P4">
Melanie Zolie added that Canada and the united kingdom are supported by the Ukrainian people from the first day.</text:p>
      <text:p text:style-name="P4">
"We intend to continue to do it as much as we will need," the minister said.</text:p>
      <text:p text:style-name="P4">
News Source: <text:a xlink:type="simple" xlink:href="https://armyinform.com.ua/2023/04/18/kanada-i-brytaniya-obgovoryly-potrebu-ukrayiny-v-dovgostrokovij-pidtrymczi/" text:style-name="Internet_20_link" text:visited-style-name="Visited_20_Internet_20_Link">
https://armyinform.com.ua/2023/04/18/kanada-i-brytaniya-obgovoryly-potrebu-ukrayiny-v-dovgostrokovij-pidtrymczi/</text:a>
</text:p>
      <!--NEWS-->
      <text:h text:style-name="P10" text:outline-level="1">
<text:span text:style-name="T4">
On April 19, a round table will take place: "Pantheon of Heroes: How to Perpetuate the Memory of Those who gave life for Ukraine"</text:span>
</text:h>
      <text:p text:style-name="P4">
Author: ['АРМІЯINFORM']</text:p>
      <text:p text:style-name="P4">
Time: 2023-04-18T58:00:00-04:00</text:p>
      <text:p text:style-name="P4">
Description: 19 KVITRY about 11.00 Military Media Center wound the thematic circle of STIL on the topic: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2/military-media-center-2-1.jpg" text:style-name="Internet_20_link" text:visited-style-name="Visited_20_Internet_20_Link">
military-media-center-2-1.jpg</text:a>
']</text:p>
      <text:p text:style-name="P4">
Tags: ['MILITARY MEDIA CENTER']</text:p>
      <text:p text:style-name="P4">
Category: News</text:p>
      <!--METADATA-->
      <text:p text:style-name="P4">
<draw:frame draw:style-name="fr1" draw:name="Image44" text:anchor-type="as-char" svg:width="6.9236in" svg:height="3.894525in" draw:z-index="0">
<draw:image xlink:href="../Images/AРМІЯINFORM/2023-04-18T58-00-00-04-00/military-media-center-2-1.jpg" xlink:type="simple" xlink:show="embed" xlink:actuate="onLoad" draw:mime-type="image/jpeg"/>
</draw:frame>
<text:span text:style-name="T4">
 April 19 at 11.00 </text:span>
 <text:a xlink:type="simple" xlink:href="https://t.me/militarymediacenter/1735" text:style-name="Internet_20_link" text:visited-style-name="Visited_20_Internet_20_Link">
in Military Mediacenter</text:a>
There will be a thematic roundtable on the topic: <text:span text:style-name="T4">
 "Pantheon of Heroes: How to perpetuate the memory of those who gave life to life" </text:span>
 with the participation of a wide range of members of the public.</text:p>
      <text:p text:style-name="P4">
<text:span text:style-name="T4">
 The speakers of the event: </text:span>
</text:p>
      <ul>
        <li>
          <text:p text:style-name="P4">
Oleksandr Pryhun, First Deputy Minister for Veterans Affairs of Ukraine;</text:p>
        </li>
        <li>
          <text:p text:style-name="P4">
Igor Girich, Doctor of History;</text:p>
        </li>
        <li>
          <text:p text:style-name="P4">
Roman Koval, writer, President of the Cold Yar Historical Club;</text:p>
        </li>
        <li>
          <text:p text:style-name="P4">
Andriy Kovalev, a spokesman for the Armed Forces of the Armed Forces;</text:p>
        </li>
      </ul>
      <text:p text:style-name="P4">
.</text:p>
      <ul>
        <li>
Roman Malinkov, a leading researcher of Cossack cemeteries in Ukraine;</li>
      </ul>
      <text:p text:style-name="P4">
-Bogdan Matkivsky, serviceman, participant of the Russian-Ukrainian military;</text:p>
      <ul>
        <li>
          <text:p text:style-name="P4">
Victor Morenets, historian;</text:p>
        </li>
        <li>
          <text:p text:style-name="P4">
Vasyl Pavlov, Head of the Expert Group of the Directorate of Information Policy;</text:p>
        </li>
        <li>
          <text:p text:style-name="P4">
Bogdan Skpenko, National University of Defense of Ukraine, Candidate Sciences;</text:p>
        </li>
        <li>
          <text:p text:style-name="P4">
Bogdan Chervak, First Deputy Head of the State Committee for Television and Radio;</text:p>
        </li>
        <li>
          <text:p text:style-name="P4">
Leontiy Shepilov, public activist.</text:p>
        </li>
      </ul>
      <text:p text:style-name="P4">
<text:span text:style-name="T4">
 Accreditation of media representatives is required and will last until 10.00 April 19. </text:span>
</text:p>
      <text:p text:style-name="P4">
Accreditation applications send to the e -mail address: <text:a xlink:type="simple" xlink:href="https://armyinform.com.ua/cdn-cgi/l/email-protection#9ceceff1f3f8e9dcecf3efe8b2f1f5f0b2fbf3eab2e9fd" text:style-name="Internet_20_link" text:visited-style-name="Visited_20_Internet_20_Link">
[emailprotected]</text:a>
indicating the magazine, name and patronymic of the journalist, name of the publication, number of the Prescardiacreditation of the Armed Forces, contact phone.</text:p>
      <text:p text:style-name="P4">
News Source: <text:a xlink:type="simple" xlink:href="https://armyinform.com.ua/2023/04/18/19-kvitnya-vidbudetsya-kruglyj-stil-panteon-geroyiv-yak-uvikovichyty-pamyat-tyh-hto-viddav-zhyttya-za-ukrayinu/" text:style-name="Internet_20_link" text:visited-style-name="Visited_20_Internet_20_Link">
https://armyinform.com.ua/2023/04/18/19-kvitnya-vidbudetsya-kruglyj-stil-panteon-geroyiv-yak-uvikovichyty-pamyat-tyh-hto-viddav-zhyttya-za-ukrayinu/</text:a>
</text:p>
      <!--NEWS-->
      <text:h text:style-name="P10" text:outline-level="1">
<text:span text:style-name="T4">
Those who will supply weapons to Russia will pay a high price - a G7 statement</text:span>
</text:h>
      <text:p text:style-name="P4">
Author: ['АРМІЯINFORM']</text:p>
      <text:p text:style-name="P4">
Time: 2023-04-18T59:00:00-04:00</text:p>
      <text:p text:style-name="P4">
Description: Country, Yaki Pidrinom Rosіyska invaders in Ukrainian, patch the esoku tsin.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g7-symbol-und-flaggen.jpg" text:style-name="Internet_20_link" text:visited-style-name="Visited_20_Internet_20_Link">
g7-symbol-und-flaggen.jpg</text:a>
']</text:p>
      <text:p text:style-name="P4">
Tags: ['G7', 'STOPRUSSIA', 'АГРЕСІЯ РФ', 'ВТОРГНЕННЯ РФ', 'КОМЮНІКЕ']</text:p>
      <text:p text:style-name="P4">
Category: News</text:p>
      <!--METADATA-->
      <text:p text:style-name="P4">
<draw:frame draw:style-name="fr1" draw:name="Image45" text:anchor-type="as-char" svg:width="6.9236in" svg:height="3.63489in" draw:z-index="0">
<draw:image xlink:href="../Images/AРМІЯINFORM/2023-04-18T59-00-00-04-00/g7-symbol-und-flaggen.jpg" xlink:type="simple" xlink:show="embed" xlink:actuate="onLoad" draw:mime-type="image/jpeg"/>
</draw:frame>
Countries that support the Russian invasion of Ukraine will pay a high price.</text:p>
      <text:p text:style-name="P4">
This is stated in the final <text:a xlink:type="simple" xlink:href="https://www.mofa.go.jp/files/100492731.pdf" text:style-name="Internet_20_link" text:visited-style-name="Visited_20_Internet_20_Link">
statement</text:a>
Ministers of Foreign Exercise G7 in Japanese Karuidzav.</text:p>
      <text:p text:style-name="P4">
The participants of the meeting promised to strengthen coordination to prevent the supply of Russian Armed Forces by third countries.</text:p>
      <text:p text:style-name="P4">
“We repeat our call to third parties to stop assistance in the war of Russia, otherwise they are serious. We will intensify our coordination to prevent the supply of weapons to Russia by third parties and to respond to them, as well as to take measures to take measures against those who financially support the war of Russia in the contrary of Ukraine, ”the document reads.</text:p>
      <text:p text:style-name="P4">
Participants of the meeting of foreign ministers of the Great Seven countries emphasize that any resolution of the conflict should guarantee that Russia will pay for the harm caused.</text:p>
      <text:p text:style-name="P4">
“We are determined, according to our relevant legal systems, in our jurisdiction, we will remain immovable in our jurisdiction until the conflict concerning Russia's violation of the sovereignty of Ukraine's sovereignty is resolved. There can be no unpunished war crimes and other atrocities, such as Russian attacks on civilian population and critical civilian infrastructure, ”G7 diplomats said.</text:p>
      <text:p text:style-name="P4">
The heads of foreign policy agencies strongly condemned the threats of Moscow to place tactic nuclear weapons in Belarus, calling it unacceptable.</text:p>
      <text:p text:style-name="P4">
G7 expressed their readiness to further strengthen the sanctions for the war in Ukraine.</text:p>
      <text:p text:style-name="P4">
"We are still committed to strengthening sanctions against Russia, coordination and full compliance, in particular through the mechanism of coordination of enforcement, and protidius attempts by Russia and third parties to evade our sanction measures and to undermine them," - said in the final communique.</text:p>
      <text:p text:style-name="P4">
The participants of the meeting called on the Russian Federation for immediate and unconditional withdrawal of all over Ukraine and pledged to continue the support of Kiev in the restoration of Ukraine.</text:p>
      <text:p text:style-name="P4">
"Today, we are again obliged to support Ukraine as much as it will be necessary, as well as to provide stable security, economic and institutional support to help Ukraine to protect ourselves, to ensure our free tadomcratic future and to restrain the future Russian aggression," - emphasized.</text:p>
      <text:p text:style-name="P4">
_ Prepared Vitaliy Lytvyn_</text:p>
      <text:p text:style-name="P4">
News Source: <text:a xlink:type="simple" xlink:href="https://armyinform.com.ua/2023/04/18/ti-hto-postachatyme-zbroyu-do-rosiyi-zaplatyat-vysoku-czinu-zayava-g7/" text:style-name="Internet_20_link" text:visited-style-name="Visited_20_Internet_20_Link">
https://armyinform.com.ua/2023/04/18/ti-hto-postachatyme-zbroyu-do-rosiyi-zaplatyat-vysoku-czinu-zayava-g7/</text:a>
</text:p>
      <!--NEWS-->
      <text:h text:style-name="P10" text:outline-level="1">
<text:span text:style-name="T4">
The war came to the house of every Russian - Andriy Yusov</text:span>
</text:h>
      <text:p text:style-name="P4">
Author: ['АРМІЯINFORM']</text:p>
      <text:p text:style-name="P4">
Time: 2023-04-18T60:00:00-04:00</text:p>
      <text:p text:style-name="P4">
Description: In the widespread a large scale of VIIN, Yaku ROZVAV Putin, I got to the skin of Rosiyki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yusov.jpg" text:style-name="Internet_20_link" text:visited-style-name="Visited_20_Internet_20_Link">
yusov.jpg</text:a>
']</text:p>
      <text:p text:style-name="P4">
Tags: ['STOPRUSSIA', 'АГРЕСІЯ РФ', 'АНДРІЙ ЮСОВ', 'ВТОРГНЕННЯ РФ', 'ГУР МОУ']</text:p>
      <text:p text:style-name="P4">
Category: News</text:p>
      <!--METADATA-->
      <text:p text:style-name="P4">
<draw:frame draw:style-name="fr1" draw:name="Image46" text:anchor-type="as-char" svg:width="6.9236in" svg:height="3.894525in" draw:z-index="0">
<draw:image xlink:href="../Images/AРМІЯINFORM/2023-04-18T60-00-00-04-00/yusov.jpg" xlink:type="simple" xlink:show="embed" xlink:actuate="onLoad" draw:mime-type="image/jpeg"/>
</draw:frame>
In Russia, the large -scale war, which was unleashed by Putin, reached every Russian house. About it <text:a xlink:type="simple" xlink:href="https://gur.gov.ua/content/viina-pryishla-do-budynku-kozhnoho-rosiianyna.html" text:style-name="Internet_20_link" text:visited-style-name="Visited_20_Internet_20_Link">
told</text:a>
Representative of the Main Directorate of Intelligence of the Ministry of Defense of Ukraine Andriy Yusov on the air of the telecommunication.</text:p>
      <text:p text:style-name="P4">
The representative of Ukraine's military intelligence answered the questions of journalists of the Vybukha in Belgorod, in particular - at the electrical substation that happened the day before.</text:p>
      <text:p text:style-name="P4">
“It is obvious that for people who believe in a miracle, live and do good, they have a graceful fire. Who does evil, the fire on Easter is different ... The war has already come to the house of every Russian and every sub -person of Putin, ”Andrey Yusov said.</text:p>
      <text:p text:style-name="P4">
News Source: <text:a xlink:type="simple" xlink:href="https://armyinform.com.ua/2023/04/18/vijna-pryjshla-do-budynku-kozhnogo-rosiyanyna-andrij-yusov/" text:style-name="Internet_20_link" text:visited-style-name="Visited_20_Internet_20_Link">
https://armyinform.com.ua/2023/04/18/vijna-pryjshla-do-budynku-kozhnogo-rosiyanyna-andrij-yusov/</text:a>
</text:p>
      <!--NEWS-->
      <text:h text:style-name="P10" text:outline-level="1">
<text:span text:style-name="T4">
The United States has appointed a prosecutor in Hague, who will focus on Russian crimes against Ukraine</text:span>
</text:h>
      <text:p text:style-name="P4">
Author: ['АРМІЯINFORM']</text:p>
      <text:p text:style-name="P4">
Time: 2023-04-18T61:00:00-04:00</text:p>
      <text:p text:style-name="P4">
Description: PID Hour Robocho to the United States General Prosecutor Andriy Kostіn Provitav Rishnnya US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haag.jpg" text:style-name="Internet_20_link" text:visited-style-name="Visited_20_Internet_20_Link">
haag.jpg</text:a>
']</text:p>
      <text:p text:style-name="P4">
Tags: ['STOPRUSSIA', 'АГРЕСІЯ РФ', 'ВОЄННІ ЗЛОЧИНИ РФ', 'ГААЗЬКИЙ ТРИБУНАЛ', 'США']</text:p>
      <text:p text:style-name="P4">
Category: News</text:p>
      <!--METADATA-->
      <text:p text:style-name="P4">
<draw:frame draw:style-name="fr1" draw:name="Image47" text:anchor-type="as-char" svg:width="6.9236in" svg:height="3.894525in" draw:z-index="0">
<draw:image xlink:href="../Images/AРМІЯINFORM/2023-04-18T61-00-00-04-00/haag.jpg" xlink:type="simple" xlink:show="embed" xlink:actuate="onLoad" draw:mime-type="image/jpeg"/>
</draw:frame>
During a working visit to the United States, Prosecutor General Andriy Kostin is a Wed for US Appointment of his prosecutor to the International Center for Crime Crime Crime(Isra), which will work in the summer in the Hague on Basieurist.</text:p>
      <text:p text:style-name="P4">
About it <text:a xlink:type="simple" xlink:href="https://gp.gov.ua/ua/posts/andrii-kostin-nas-obovyazok-pozbaviti-zlocinnu-organizaciyu-pvk-vagner-resursiv-dlya-finansuvannya-boiovix-dii-v-ukrayini" text:style-name="Internet_20_link" text:visited-style-name="Visited_20_Internet_20_Link">
reports</text:a>
Office of the Prosecutor General of Ukraine.</text:p>
      <text:p text:style-name="P4">
“This is another clear signal of unchanged support from the US. Launching this international center is an important prerequisite for creating a special tidus for a crime of aggression, ”he added.</text:p>
      <text:p text:style-name="P4">
At the same time, as <text:a xlink:type="simple" xlink:href="https://www.justice.gov/opa/speech/merrick-b-garland-delivers-remarks-following-meeting-ukrainian-prosecutor-general-andriy" text:style-name="Internet_20_link" text:visited-style-name="Visited_20_Internet_20_Link">
reported</text:a>
In the press service of the US Ministry of Justice, the prosecutor will be based on the HAZEV Euras - the Agency of the European Union for cooperation in the field of justice.</text:p>
      <text:p text:style-name="P4">
The Ministry of Justice also plans to send a permanent legal advisor to the US Embassy in Kiev this summer. This adviser will work with Ukrainian partners on a number of difficult issues of the justice sector.</text:p>
      <text:p text:style-name="P4">
Prosecutors who work with a group of investigation of the US Department of Justice, continue to cooperate closely with colleagues at the Office Prosecutor of Ukraine to investigate specific crimes committed by Russian troops, including illegal attacks on civilians.</text:p>
      <text:p text:style-name="P4">
The US Congress has recently expanded the powers of the Ministry of Justice on judicial reversal of likely war criminals, which were found in the United States. This means that in the coming years and decades, Russian warriors who have been in the United States should expect that they will find themselves in the USA.</text:p>
      <text:p text:style-name="P4">
In addition, the US Ministry of Justice applies new powers given to the US Congress to transfer certain assets that have confiscated from Russian oligarchs to use Ukraine.</text:p>
      <text:p text:style-name="P4">
“We will do our best to help Ukraine achieve justice for their people. And we will work as much as we need to be held responsible for those who are responsible for the cruel crimes of the Russian regime, ”said US Attorney General Merrick Garland.</text:p>
      <text:p text:style-name="P4">
News Source: <text:a xlink:type="simple" xlink:href="https://armyinform.com.ua/2023/04/18/ssha-pryznachyly-prokurora-v-gaagu-yakyj-zoseredytsya-na-zlochynah-rf-proty-ukrayiny/" text:style-name="Internet_20_link" text:visited-style-name="Visited_20_Internet_20_Link">
https://armyinform.com.ua/2023/04/18/ssha-pryznachyly-prokurora-v-gaagu-yakyj-zoseredytsya-na-zlochynah-rf-proty-ukrayiny/</text:a>
</text:p>
      <!--NEWS-->
      <text:h text:style-name="P10" text:outline-level="1">
<text:span text:style-name="T4">
Office of the Prosecutor General of Ukraine: More than 17,000 crimes against National Security have been documented</text:span>
</text:h>
      <text:p text:style-name="P4">
Author: ['АРМІЯINFORM']</text:p>
      <text:p text:style-name="P4">
Time: 2023-04-18T62: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18042023ua.jpg" text:style-name="Internet_20_link" text:visited-style-name="Visited_20_Internet_20_Link">
warcrime-18042023ua.jpg</text:a>
', '<text:a xlink:type="simple" xlink:href="https://armyinform.com.ua/wp-content/uploads/2023/04/warcrime-18042023en.jpg" text:style-name="Internet_20_link" text:visited-style-name="Visited_20_Internet_20_Link">
warcrime-18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48" text:anchor-type="as-char" svg:width="6.9236in" svg:height="4.448413in" draw:z-index="0">
<draw:image xlink:href="../Images/AРМІЯINFORM/2023-04-18T62-00-00-04-00/warcrime-18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18 </text:span>
 Registered:</text:p>
      <ul>
        <li>
80 971 Military crime, * 17 068 crimes against national security of Ukraine.</li>
      </ul>
      <text:p text:style-name="P4">
In addition, according to the official data of juvenile prosecutors, <text:span text:style-name="T4">
 1418 children have become </text:span>
 due to aggression of the Russian Federation, including:</text:p>
      <ul>
        <li>
470 - children were killed, * 948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49" text:anchor-type="as-char" svg:width="6.9236in" svg:height="4.448413in" draw:z-index="0">
<draw:image xlink:href="../Images/AРМІЯINFORM/2023-04-18T62-00-00-04-00/warcrime-18042023en.jpg" xlink:type="simple" xlink:show="embed" xlink:actuate="onLoad" draw:mime-type="image/jpeg"/>
</draw:frame>
</text:p>
      <text:p text:style-name="P4">
News Source: <text:a xlink:type="simple" xlink:href="https://armyinform.com.ua/2023/04/18/ofis-genprokurora-ukrayiny-zadokumentovano-ponad-17-tysyach-zlochyniv-proty-naczbezpeky-2/" text:style-name="Internet_20_link" text:visited-style-name="Visited_20_Internet_20_Link">
https://armyinform.com.ua/2023/04/18/ofis-genprokurora-ukrayiny-zadokumentovano-ponad-17-tysyach-zlochyniv-proty-naczbezpeky-2/</text:a>
</text:p>
      <!--NEWS-->
      <text:h text:style-name="P10" text:outline-level="1">
<text:span text:style-name="T4">
Ministry of Veterans develops adaptation programs in the workplace of the military who will return to civilian life</text:span>
</text:h>
      <text:p text:style-name="P4">
Author: ['АРМІЯINFORM']</text:p>
      <text:p text:style-name="P4">
Time: 2023-04-18T63:00:00-04:00</text:p>
      <text:p text:style-name="P4">
Description: Minvetaranni Rosoblia with gamous adaptation to the timids of the mossi Zakhisnikiv, yaki ... War with Ukraine 2022, war with Ukraine Latest news today, News War with Ukraine 2022 are the last for today, will there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83466_l_vivs_kyj_czentr_nadannya_poslug_uchasnykam_bojovyh_dij_960x380_0.jpg" text:style-name="Internet_20_link" text:visited-style-name="Visited_20_Internet_20_Link">
183466_l_vivs_kyj_czentr_nadannya_poslug_uchasnykam_bojovyh_dij_960x380_0.jpg</text:a>
']</text:p>
      <text:p text:style-name="P4">
Tags: ['STOPRUSSIA', 'АГРЕСІЯ РФ', 'ВТОРГНЕННЯ РФ']</text:p>
      <text:p text:style-name="P4">
Category: News</text:p>
      <!--METADATA-->
      <text:p text:style-name="P4">
<draw:frame draw:style-name="fr1" draw:name="Image50" text:anchor-type="as-char" svg:width="6.9236in" svg:height="5.012398in" draw:z-index="0">
<draw:image xlink:href="../Images/AРМІЯINFORM/2023-04-18T63-00-00-04-00/183466_l_vivs_kyj_czentr_nadannya_poslug_uchasnykam_bojovyh_dij_960x380_0.jpg" xlink:type="simple" xlink:show="embed" xlink:actuate="onLoad" draw:mime-type="image/jpeg"/>
</draw:frame>
Illustrative photo</text:p>
      <text:p text:style-name="P4">
The Ministry of Veterans develops programs for adaptation in the workplace of defenders of the protectives who will return to civilian life. The reporting director of the Directorate of Strategic Planning and European Integration of Ministry of Ministers Svetlana Berezina during a live broadcast on the TV channel "First Western". About it <text:a xlink:type="simple" xlink:href="https://www.kmu.gov.ua/news/minveteraniv-rozrobliaie-prohramy-adaptatsii-na-robochomu-mistsi-zakhysnykiv-i-zakhysnyts-iaki-povertatymutsia-do-tsyvilnoho-zhyttia" text:style-name="Internet_20_link" text:visited-style-name="Visited_20_Internet_20_Link">
reports</text:a>
Government portal.</text:p>
      <text:p text:style-name="P4">
“One of the projects that we are currently working on within the system of transition of the Public Service to Civil Life is the development of a special program as collectives of enterprises to take a veteran-colleague. It will promote full -fledged adaptation in the workplace of defenders and defenders who will return a pre -criminal life, ”she said.</text:p>
      <text:p text:style-name="P4">
According to Svetlana Berezina, specialists of one of the centers of psychosocial rehabilitation, which belongs to the sphere of management of Ministry of Veterans, developed a number of enterprises for employees of enterprises. They will help the team to properly accept veterans and veterans after returning them from the war. In particular, we start such in Ukrzaliznytsya, where almost 10,000 of its workers will burst Ukraine at the front.</text:p>
      <text:p text:style-name="P4">
“These people will return to their jobs, new approaches to their full adaptation in their teams need to be developed. We are currently working on this, ”Svetlana Berezina emphasized.</text:p>
      <text:p text:style-name="P4">
News Source: <text:a xlink:type="simple" xlink:href="https://armyinform.com.ua/2023/04/18/minveteraniv-rozroblyaye-programy-adaptacziyi-na-robochomu-misczi-vijskovyh-yaki-povertatymutsya-do-czyvilnogo-zhyttya/" text:style-name="Internet_20_link" text:visited-style-name="Visited_20_Internet_20_Link">
https://armyinform.com.ua/2023/04/18/minveteraniv-rozroblyaye-programy-adaptacziyi-na-robochomu-misczi-vijskovyh-yaki-povertatymutsya-do-czyvilnogo-zhyttya/</text:a>
</text:p>
      <!--NEWS-->
      <text:h text:style-name="P10" text:outline-level="1">
<text:span text:style-name="T4">
The head of state signed a decree on awarding the defenders of Ukraine</text:span>
</text:h>
      <text:p text:style-name="P4">
Author: ['АРМІЯINFORM']</text:p>
      <text:p text:style-name="P4">
Time: 2023-04-18T64:00:00-04:00</text:p>
      <text:p text:style-name="P4">
Description: Президент України Володимир Зеленський відзначив державними нагородам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213cb444a7b4dddfd13032ccfd9f959_1648215665_extra_large.jpeg" text:style-name="Internet_20_link" text:visited-style-name="Visited_20_Internet_20_Link">
3213cb444a7b4dddfd13032ccfd9f959_1648215665_extra_large.jpeg</text:a>
']</text:p>
      <text:p text:style-name="P4">
Tags: []</text:p>
      <text:p text:style-name="P4">
Category: News</text:p>
      <!--METADATA-->
      <text:p text:style-name="P4">
<draw:frame draw:style-name="fr1" draw:name="Image51" text:anchor-type="as-char" svg:width="6.9236in" svg:height="4.613521in" draw:z-index="0">
<draw:image xlink:href="../Images/AРМІЯINFORM/2023-04-18T64-00-00-04-00/3213cb444a7b4dddfd13032ccfd9f959_1648215665_extra_large.jpeg" xlink:type="simple" xlink:show="embed" xlink:actuate="onLoad" draw:mime-type="image/jpeg"/>
</draw:frame>
<text:span text:style-name="T4">
 President of Ukraine Volodymyr Zelensky celebrated state awards of the Armed Forces of the Armed Forces. </text:span>
</text:p>
      <text:p text:style-name="P4">
Appropriate <text:a xlink:type="simple" xlink:href="https://www.president.gov.ua/documents/2302023-46541" text:style-name="Internet_20_link" text:visited-style-name="Visited_20_Internet_20_Link">
Decree No. 230/2023</text:a>
Posted by the site of the Head of State.</text:p>
      <text:p text:style-name="P4">
It is noted that the awards were awarded "for personal courage and dedication actions revealed in the protection of state sovereignty and territorial integrity of Ukraine, loyalty to the military oath."</text:p>
      <text:p text:style-name="P4">
<text:span text:style-name="T4">
 To award the Order of Bohdan Khmelnitsky II degree </text:span>
</text:p>
      <text:p text:style-name="P4">
Alexander Ivanovich's paw - senior lieutenant</text:p>
      <text:p text:style-name="P4">
Yakhnenko Dmitry Alexandrovich - Major</text:p>
      <text:p text:style-name="P4">
<text:span text:style-name="T4">
 To award the Order of Bohdan Khmelnitsky III degree </text:span>
</text:p>
      <text:p text:style-name="P4">
Danilchenko Vitaliy Vitaliyevich(posthumously)- Lieutenant</text:p>
      <text:p text:style-name="P4">
Dudarchuk Vitaliy Viktorovich(posthumously)- Lieutenant</text:p>
      <text:p text:style-name="P4">
Zueva Valentina Alexandrovich(posthumously)- Major</text:p>
      <text:p text:style-name="P4">
Kadola Vitaliy Vitaliyevich(posthumously)- Junior Lieutenant</text:p>
      <text:p text:style-name="P4">
Kirilluk Vitaliy Vasilyevich(posthumously)- Captain</text:p>
      <text:p text:style-name="P4">
Lena Taras Ivanovich(posthumously)- Lieutenant</text:p>
      <text:p text:style-name="P4">
Severlov Vyacheslav Alekseevich - Colonel</text:p>
      <text:p text:style-name="P4">
<text:span text:style-name="T4">
 Award the Order of Courage of II degree </text:span>
</text:p>
      <text:p text:style-name="P4">
Oleg Nikolaevich Litvinenko - Senior Soldier</text:p>
      <text:p text:style-name="P4">
Nikitice Taras Dmitrovich(posthumously)- Senior soldier</text:p>
      <text:p text:style-name="P4">
Stepanova Anatoly Anatoliyovich(posthumously)- Senior Sergeant</text:p>
      <text:p text:style-name="P4">
<text:span text:style-name="T4">
 Award the Order of Courage of the 3rd degree </text:span>
</text:p>
      <text:p text:style-name="P4">
Albert Yaroslav Dmitrovich(posthumously)- Senior soldier</text:p>
      <text:p text:style-name="P4">
Anatichuk Oleg Stepanovich(posthumously)- Soldier</text:p>
      <text:p text:style-name="P4">
Andrusika Sergey Ivanovich(posthumously)- Soldier</text:p>
      <text:p text:style-name="P4">
Anishchenko Vitaliy Viktorovich(posthumously)- Soldier</text:p>
      <text:p text:style-name="P4">
Vasily Antonyukova(posthumously)- Sergeant</text:p>
      <text:p text:style-name="P4">
Ashulov Vladimir Alexandrovich(posthumously)- Junior Sergeant</text:p>
      <text:p text:style-name="P4">
Alexander Baikenich(posthumously)- Soldier</text:p>
      <text:p text:style-name="P4">
Bakuna Andriy Vasilyevich - Captain</text:p>
      <text:p text:style-name="P4">
Bambuliak Nikolai Vasilyevich(posthumously)- Junior Sergeant</text:p>
      <text:p text:style-name="P4">
Bardigul Nikolai Miroslavovich(posthumously)- Soldier</text:p>
      <text:p text:style-name="P4">
Basque Vladimir Ivanovich - Senior Sergeant</text:p>
      <text:p text:style-name="P4">
Yuri Bashinsky(posthumously) — солдата</text:p>
      <text:p text:style-name="P4">
БЕРЕЗОВСЬКОГО Миколу Васильовича (posthumously)- Soldier</text:p>
      <text:p text:style-name="P4">
Alexei Bilanenko(posthumously)- Senior soldier</text:p>
      <text:p text:style-name="P4">
Beddy Ilya Vasilyevich(posthumously)- Soldier</text:p>
      <text:p text:style-name="P4">
Bubir Alexei Igorovich(posthumously)- Sergeant</text:p>
      <text:p text:style-name="P4">
Will be Nicholas Pylypovych(posthumously)- Senior soldier</text:p>
      <text:p text:style-name="P4">
Oleg Valentinovich's Buliga(posthumously)- Senior soldier</text:p>
      <text:p text:style-name="P4">
Burdyna Nikolai Vasilyevich(posthumously)- Soldier</text:p>
      <text:p text:style-name="P4">
Anatoly Burlachenko(posthumously)- SoldierVashchenko Vasily Nikolaevich - Major</text:p>
      <text:p text:style-name="P4">
Verkhovsky Cyril Vladislavovich(posthumously)- Soldier</text:p>
      <text:p text:style-name="P4">
Voloshinyuk Andrei Ilyich(posthumously)- Soldier</text:p>
      <text:p text:style-name="P4">
Voloshchuk Mykola Yosypovych(posthumously)- Soldier</text:p>
      <text:p text:style-name="P4">
Dmitry Ivanovich Hancheriuk(posthumously)- Sergeant</text:p>
      <text:p text:style-name="P4">
Alexander Viktorovich Garmatyuk(posthumously)- Chief Sergeant</text:p>
      <text:p text:style-name="P4">
Gvozdyanchuk Yaroslav Ivanovich(posthumously)- Soldier</text:p>
      <text:p text:style-name="P4">
Gevak Anton Leonidovich(posthumously)- Senior Lieutenant</text:p>
      <text:p text:style-name="P4">
Grolla Vasyl Vasilyevich(posthumously)- Senior soldier</text:p>
      <text:p text:style-name="P4">
Globina Vladislav Viktorovich - Captain</text:p>
      <text:p text:style-name="P4">
Alexei Vyacheslavovich-headquarters</text:p>
      <text:p text:style-name="P4">
Gryshchenko Alexander Vasilyevich(posthumously)- Senior Sergeant</text:p>
      <text:p text:style-name="P4">
District Vasily Vladimirovich(posthumously)- Sergeant</text:p>
      <text:p text:style-name="P4">
Vitaliy Yurievich(posthumously)-Master-Stateist</text:p>
      <text:p text:style-name="P4">
Yevchuk Ruslan Fedorovich - Captain</text:p>
      <text:p text:style-name="P4">
Frog Andriy Bogdanovich(posthumously)- Soldier</text:p>
      <text:p text:style-name="P4">
Nazar Zhmurka(posthumously)- Soldier</text:p>
      <text:p text:style-name="P4">
Vladimir Petrovich Zakala(posthumously)- Senior soldier</text:p>
      <text:p text:style-name="P4">
Oleg Anatolyevich - Captain</text:p>
      <text:p text:style-name="P4">
Healthy Mark Yaroslavovich(posthumously)- Senior Sergeant</text:p>
      <text:p text:style-name="P4">
Ivasyuk Vasily Vasilyevich(posthumously)- Senior soldier</text:p>
      <text:p text:style-name="P4">
Kazmirchuk Edward Andreevich(posthumously)- Soldier</text:p>
      <text:p text:style-name="P4">
Kitral Igor Alekseevich(posthumously)- Sergeant</text:p>
      <text:p text:style-name="P4">
Kishak Mikhail Vasilyevich(posthumously)- Sergeant</text:p>
      <text:p text:style-name="P4">
Kobzeva Sergey Mikhailovich(posthumously)- Senior soldier</text:p>
      <text:p text:style-name="P4">
Cossack Mikhail Mikhailovich(posthumously)- Soldier</text:p>
      <text:p text:style-name="P4">
Kozar Oleg Anatolyevich(posthumously)- Junior Sergeant</text:p>
      <text:p text:style-name="P4">
Kosovich Vasily Dmitrovich(posthumously)- Soldier</text:p>
      <text:p text:style-name="P4">
Kravchuk Alexander Nikolaevich(posthumously)- Senior Sergeant</text:p>
      <text:p text:style-name="P4">
Krukhovsky Roman Petrovich(posthumously)- Soldier</text:p>
      <text:p text:style-name="P4">
Kurilenko Nikolai Viktorovich(posthumously)- Soldier</text:p>
      <text:p text:style-name="P4">
Kurovsky Vitaliy Vladimirovich(posthumously)- Soldier</text:p>
      <text:p text:style-name="P4">
Lednev Rostislav Yevgenyevich(posthumously)-Master-Stateist</text:p>
      <text:p text:style-name="P4">
Sergey Lityuk - Sergeant</text:p>
      <text:p text:style-name="P4">
Loboda Alexander Anatolyevich - Captain</text:p>
      <text:p text:style-name="P4">
Lopushak Ivan Vasilyevich(posthumously)- Junior Sergeant</text:p>
      <text:p text:style-name="P4">
Lutsaka Lyubomir Vasilyevich(posthumously)- Soldier</text:p>
      <text:p text:style-name="P4">
Maznitsky Vitaliy Vasilyevich(posthumously)- Senior soldier</text:p>
      <text:p text:style-name="P4">
Makara Vasily Dmitrovich(posthumously)- Junior Sergeant</text:p>
      <text:p text:style-name="P4">
Makovsky Vitaliy Igorovich - Senior Lieutenant</text:p>
      <text:p text:style-name="P4">
Anatoly Nikolaevich(posthumously)- Soldier</text:p>
      <text:p text:style-name="P4">
Monka Vladislav Valeryevich(posthumously)- Soldier</text:p>
      <text:p text:style-name="P4">
Soften Ruslan Alexandrovich - Senior Soldier</text:p>
      <text:p text:style-name="P4">
Ogorodnikov Yevgeny Alexandrovich(posthumously)- Senior sailor</text:p>
      <text:p text:style-name="P4">
Oksenyuk Vitaliy Ivanovich - Captain</text:p>
      <text:p text:style-name="P4">
Oliynyk Igor Bogdanovich - MajorPakina Sergey Grigorovich - Senior Soldier</text:p>
      <text:p text:style-name="P4">
Permyakov Alexei Nikolaevich(posthumously)-headquarters</text:p>
      <text:p text:style-name="P4">
Andriy's Postolnik - Senior Soldier</text:p>
      <text:p text:style-name="P4">
Radnyany Alexander Viktorovich(posthumously)- Soldier</text:p>
      <text:p text:style-name="P4">
Senik Sergey Grigorovich(posthumously)- Junior Sergeant</text:p>
      <text:p text:style-name="P4">
Skvarsky Alexander Alexandrovich(posthumously)- Soldier</text:p>
      <text:p text:style-name="P4">
Smirnova Dmitry Alexandrovich - Senior Sergeant</text:p>
      <text:p text:style-name="P4">
Dmitry Sukhoveeva - Sergeant</text:p>
      <text:p text:style-name="P4">
Chanshev Renata Kamilovich(posthumously)- Soldier</text:p>
      <text:p text:style-name="P4">
Shesterin Andrei Yevgenyevich - Captain</text:p>
      <text:p text:style-name="P4">
Yakovlev Artem Nikolaevich - Senior Sergeant</text:p>
      <text:p text:style-name="P4">
<text:span text:style-name="T4">
 Reward Order of Princess Olga III degree </text:span>
</text:p>
      <text:p text:style-name="P4">
Galich Svetlana Rodioniv - Senior Lieutenant of Medical Service</text:p>
      <text:p text:style-name="P4">
<text:span text:style-name="T4">
 Award the Order of Danylo Halytsky </text:span>
</text:p>
      <text:p text:style-name="P4">
Bessarab Andriy Vadimovich - Captain</text:p>
      <text:p text:style-name="P4">
Vlasov Stanislav Yurievich - Captain</text:p>
      <text:p text:style-name="P4">
Gaidarzhi Trifonovich - Colonel of Medical Service</text:p>
      <text:p text:style-name="P4">
Alexander Alexandrovich Gaya - Lieutenant Colonel Medical Service</text:p>
      <text:p text:style-name="P4">
Vitaliy Mikhailovich Dora - Captain</text:p>
      <text:p text:style-name="P4">
Yenina Roman Viktorovich - Colonel of Medical Service</text:p>
      <text:p text:style-name="P4">
Dmitry Kabakchey - Lieutenant Colonel</text:p>
      <text:p text:style-name="P4">
Cossack Sergey Borisovich - Senior Lieutenant</text:p>
      <text:p text:style-name="P4">
Popadyuk Andriy Mikhailovich - Senior Lieutenant</text:p>
      <text:p text:style-name="P4">
Sidorka Andriy Alexandrovich - Major</text:p>
      <text:p text:style-name="P4">
Tsaruk Arthur Yurievich - Senior Lieutenant of Medical Service</text:p>
      <text:p text:style-name="P4">
Alexander Ilyich, a colonel of medical service</text:p>
      <text:p text:style-name="P4">
Yakovenko Andrei Petrovich - Colonel</text:p>
      <text:p text:style-name="P4">
<text:span text:style-name="T4">
 Award the Medal for Military Service of Ukraine </text:span>
</text:p>
      <text:p text:style-name="P4">
Boltyan Jeanne Pavlivna - junior sergeant</text:p>
      <text:p text:style-name="P4">
Bradyuk Sergey Leonidovich - Senior Soldier</text:p>
      <text:p text:style-name="P4">
Dikola Viktorovich - Senior Lieutenant Medical Service</text:p>
      <text:p text:style-name="P4">
Andrei Valeryevich's buckwheat - colonel</text:p>
      <text:p text:style-name="P4">
Zhimolostnov Alexander Petrovich - Senior Lieutenant of Medical Service</text:p>
      <text:p text:style-name="P4">
Zhitchenko Alexander Vasilyevich - Senior Soldier</text:p>
      <text:p text:style-name="P4">
Levin Mikhail Borisovich - Senior Lieutenant of Medical Service</text:p>
      <text:p text:style-name="P4">
Basil Mikhailovich Matka - Junior Sergeant</text:p>
      <text:p text:style-name="P4">
Andrei Nazarchuk - Major Medical Service Major</text:p>
      <text:p text:style-name="P4">
Pirogov Vadim Vyacheslavovich - Lieutenant of Medical Service</text:p>
      <text:p text:style-name="P4">
The femur of Roman Sergeyevich - Sergeant</text:p>
      <text:p text:style-name="P4">
Khomovich Elena Alexandrovna - Sergeant</text:p>
      <text:p text:style-name="P4">
<text:span text:style-name="T4">
 Reward Medal for Perfect Service III degree </text:span>
</text:p>
      <text:p text:style-name="P4">
Zhopka Andrei Vladimirovich - Colonel</text:p>
      <text:p text:style-name="P4">
Lazukina Yevgeny Alexandrovich - Colonel</text:p>
      <text:p text:style-name="P4">
Chernia Maxim Petrovich - Colonel</text:p>
      <text:p text:style-name="P4">
<text:span text:style-name="T4">
 To reward the Medal "Defender of the Fatherland" </text:span>
</text:p>
      <text:p text:style-name="P4">
Korchak Alexei Sergeyevich - soldier</text:p>
      <text:p text:style-name="P4">
Olekh Eugene Mikhailovich - soldier</text:p>
      <text:p text:style-name="P4">
Rudenko Konstantin Nikolaevich - sailor</text:p>
      <text:p text:style-name="P4">
Andrei Savchenko - Junior Sergeant</text:p>
      <text:p text:style-name="P4">
Fedorishina Andriy Ivanovich - sailorShcherban Nikolai Valeryevich - Senior Soldier.</text:p>
      <text:p text:style-name="P4">
<text:span text:style-name="T4">
 President of Ukraine V. Zelensky </text:span>
</text:p>
      <text:p text:style-name="P4">
News Source: <text:a xlink:type="simple" xlink:href="https://armyinform.com.ua/2023/04/18/glava-derzhavy-pidpysav-ukaz-pro-nagorodzhennya-zahysnykiv-ukrayiny-2/" text:style-name="Internet_20_link" text:visited-style-name="Visited_20_Internet_20_Link">
https://armyinform.com.ua/2023/04/18/glava-derzhavy-pidpysav-ukaz-pro-nagorodzhennya-zahysnykiv-ukrayiny-2/</text:a>
</text:p>
      <!--NEWS-->
      <text:h text:style-name="P10" text:outline-level="1">
<text:span text:style-name="T4">
Killed and wounded as a result of the next shelling</text:span>
</text:h>
      <text:p text:style-name="P4">
Author: ['АРМІЯINFORM']</text:p>
      <text:p text:style-name="P4">
Time: 2023-04-18T65:00:00-04:00</text:p>
      <text:p text:style-name="P4">
Description: For the proprietary Kerivnitvva of the Kherson -Oblast Prosecutor's Office, Rozdovo ... War with Ukraine 2022, War with Ukraine Latest news today, News War with Ukraine 2022 Last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4/photo_2023-04-18_13-23-41.jpg" text:style-name="Internet_20_link" text:visited-style-name="Visited_20_Internet_20_Link">
photo_2023-04-18_13-23-41.jpg</text:a>
']</text:p>
      <text:p text:style-name="P4">
Tags: ['STOPRUSSIA', 'АГРЕСІЯ РФ']</text:p>
      <text:p text:style-name="P4">
Category: News</text:p>
      <!--METADATA-->
      <text:p text:style-name="P4">
<draw:frame draw:style-name="fr1" draw:name="Image52" text:anchor-type="as-char" svg:width="6.9236in" svg:height="3.961292in" draw:z-index="0">
<draw:image xlink:href="../Images/AРМІЯINFORM/2023-04-18T65-00-00-04-00/photo_2023-04-18_13-23-41.jpg" xlink:type="simple" xlink:show="embed" xlink:actuate="onLoad" draw:mime-type="image/jpeg"/>
</draw:frame>
With the procedural leadership of the Kherson Regional Prosecutor's Office, a case investigation into criminal proceedings on violation of the laws of war(h. 1, 2 tbsp. 438 of the Criminal Code of Ukraine).</text:p>
      <text:p text:style-name="P4">
Про це у Telegram <text:a xlink:type="simple" xlink:href="https://t.me/pgo_gov_ua" text:style-name="Internet_20_link" text:visited-style-name="Visited_20_Internet_20_Link">
повідомляє</text:a>
General Prosecutor's Office.</text:p>
      <text:p text:style-name="P4">
“According to the investigation, on the morning of April 18, 2023, the invaders carried out the next center of Kherson, kissing the locations with the most massive clusters. As a result, a man was killed. Nine civilians were injured. Civil infrastructure objects were injured, including tavto transport houses. Prosecutors, together with the investigators, carry out priority measures to fix the crime committed by the army of the Russian Federation, ”the message reads.</text:p>
      <text:p text:style-name="P4">
News Source: <text:a xlink:type="simple" xlink:href="https://armyinform.com.ua/2023/04/18/zagyblyj-ta-poraneni-vnaslidok-chergovogo-obstrilu-seredmistya-hersona-rozpochato-provadzhennya/" text:style-name="Internet_20_link" text:visited-style-name="Visited_20_Internet_20_Link">
https://armyinform.com.ua/2023/04/18/zagyblyj-ta-poraneni-vnaslidok-chergovogo-obstrilu-seredmistya-hersona-rozpochato-provadzhennya/</text:a>
</text:p>
      <!--NEWS-->
      <text:h text:style-name="P10" text:outline-level="1">
<text:span text:style-name="T4">
Canada's Armed Forces showed how Leopard 2 tanks were delivered for Ukraine</text:span>
</text:h>
      <text:p text:style-name="P4">
Author: ['АРМІЯINFORM']</text:p>
      <text:p text:style-name="P4">
Time: 2023-04-18T66:00:00-04:00</text:p>
      <text:p text:style-name="P4">
Description: Zbroinі Kanai Sils showed the process of the VID -Polshi Tankev Leopard 2, Yaki Zgod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1714015_618102596876955_5369381344104399809_n.jpg" text:style-name="Internet_20_link" text:visited-style-name="Visited_20_Internet_20_Link">
341714015_618102596876955_5369381344104399809_n.jpg</text:a>
', '<text:a xlink:type="simple" xlink:href="https://armyinform.com.ua/wp-content/uploads/2023/04/342189710_939479100704154_2078894233871262997_n-150x150.jpg" text:style-name="Internet_20_link" text:visited-style-name="Visited_20_Internet_20_Link">
342189710_939479100704154_2078894233871262997_n-150x150.jpg</text:a>
', '<text:a xlink:type="simple" xlink:href="https://armyinform.com.ua/wp-content/uploads/2023/04/342193408_611214297545760_6539147046506352555_n-150x150.jpg" text:style-name="Internet_20_link" text:visited-style-name="Visited_20_Internet_20_Link">
342193408_611214297545760_6539147046506352555_n-150x150.jpg</text:a>
', '<text:a xlink:type="simple" xlink:href="https://armyinform.com.ua/wp-content/uploads/2023/04/342189651_890786588700533_4682466148261354526_n-150x150.jpg" text:style-name="Internet_20_link" text:visited-style-name="Visited_20_Internet_20_Link">
342189651_890786588700533_4682466148261354526_n-150x150.jpg</text:a>
', '<text:a xlink:type="simple" xlink:href="https://armyinform.com.ua/wp-content/uploads/2023/04/342182704_768094144666015_419286063261095859_n-150x150.jpg" text:style-name="Internet_20_link" text:visited-style-name="Visited_20_Internet_20_Link">
342182704_768094144666015_419286063261095859_n-150x150.jpg</text:a>
']</text:p>
      <text:p text:style-name="P4">
Tags: ['LEOPARD 2', 'КАНАДА']</text:p>
      <text:p text:style-name="P4">
Category: News</text:p>
      <!--METADATA-->
      <text:p text:style-name="P4">
<draw:frame draw:style-name="fr1" draw:name="Image53" text:anchor-type="as-char" svg:width="6.9236in" svg:height="4.615733in" draw:z-index="0">
<draw:image xlink:href="../Images/AРМІЯINFORM/2023-04-18T66-00-00-04-00/341714015_618102596876955_5369381344104399809_n.jpg" xlink:type="simple" xlink:show="embed" xlink:actuate="onLoad" draw:mime-type="image/jpeg"/>
</draw:frame>
Canada's armed forces showed the process of sending Leopard 2 tanks to Poland, which will be transferred to Ukraine as well.</text:p>
      <text:p text:style-name="P4">
About this <text:a xlink:type="simple" xlink:href="https%3A%2F%2Fwww.facebook.com%2FCanadianForces%2Fposts%2Fpfbid0c7aReDBtfGeebgi2G9Q3TWQPiUPcbDw9prgHHHLjwfSfmY3kggmitynsgbf4XMmNl&amp;show_text=true&amp;width=500" text:style-name="Internet_20_link" text:visited-style-name="Visited_20_Internet_20_Link">
it is referred</text:a>
On the Canadian Armed Forces page on Facebook.</text:p>
      <text:p text:style-name="P4">
<text:a xlink:type="simple" xlink:href="https://armyinform.com.ua/wp-content/uploads/2023/04/342189710_939479100704154_2078894233871262997_n.jpg" text:style-name="Internet_20_link" text:visited-style-name="Visited_20_Internet_20_Link">
!(Images/AРМІЯINFORM/2023-04-18T66-00-00-04-00/342189710_939479100704154_2078894233871262997_n-150x150.jpg)</text:a>
</text:p>
      <text:p text:style-name="P4">
<text:a xlink:type="simple" xlink:href="https://armyinform.com.ua/wp-content/uploads/2023/04/342193408_611214297545760_6539147046506352555_n.jpg" text:style-name="Internet_20_link" text:visited-style-name="Visited_20_Internet_20_Link">
<draw:frame draw:style-name="fr1" draw:name="Image54" text:anchor-type="as-char" svg:width="6.9236in" svg:height="6.9236in" draw:z-index="0">
<draw:image xlink:href="../Images/AРМІЯINFORM/2023-04-18T66-00-00-04-00/342193408_611214297545760_6539147046506352555_n-150x150.jpg" xlink:type="simple" xlink:show="embed" xlink:actuate="onLoad" draw:mime-type="image/jpeg"/>
</draw:frame>
</text:a>
It is reported that on April 11, Leopard 2 tanks were loaded and transported a half-daily event of Poland by the royal Air Force by Canada Boeing C-17 Globemasteriiii as part of the Operation Unifier program.</text:p>
      <text:p text:style-name="P4">
Currently, Canada has delivered 8 LEOPARD 2 tanks as part of military aid.</text:p>
      <text:p text:style-name="P4">
<text:a xlink:type="simple" xlink:href="https://armyinform.com.ua/wp-content/uploads/2023/04/342189651_890786588700533_4682466148261354526_n.jpg" text:style-name="Internet_20_link" text:visited-style-name="Visited_20_Internet_20_Link">
!(Images/AРМІЯINFORM/2023-04-18T66-00-00-04-00/342189651_890786588700533_4682466148261354526_n-150x150.jpg)</text:a>
</text:p>
      <text:p text:style-name="P4">
<text:a xlink:type="simple" xlink:href="https://armyinform.com.ua/wp-content/uploads/2023/04/342182704_768094144666015_419286063261095859_n.jpg" text:style-name="Internet_20_link" text:visited-style-name="Visited_20_Internet_20_Link">
<draw:frame draw:style-name="fr1" draw:name="Image55" text:anchor-type="as-char" svg:width="6.9236in" svg:height="6.9236in" draw:z-index="0">
<draw:image xlink:href="../Images/AРМІЯINFORM/2023-04-18T66-00-00-04-00/342182704_768094144666015_419286063261095859_n-150x150.jpg" xlink:type="simple" xlink:show="embed" xlink:actuate="onLoad" draw:mime-type="image/jpeg"/>
</draw:frame>
</text:a>
</text:p>
      <text:p text:style-name="P4">
News Source: <text:a xlink:type="simple" xlink:href="https://armyinform.com.ua/2023/04/18/u-zbrojnyh-sylah-kanady-pokazaly-yak-dostavlyaly-tanky-leopard-2-dlya-ukrayiny/" text:style-name="Internet_20_link" text:visited-style-name="Visited_20_Internet_20_Link">
https://armyinform.com.ua/2023/04/18/u-zbrojnyh-sylah-kanady-pokazaly-yak-dostavlyaly-tanky-leopard-2-dlya-ukrayiny/</text:a>
</text:p>
      <!--NEWS-->
      <text:h text:style-name="P10" text:outline-level="1">
<text:span text:style-name="T4">
“Only victory of life stops evil”: President on Pam ’ Holocaust Victims</text:span>
</text:h>
      <text:p text:style-name="P4">
Author: ['АРМІЯINFORM']</text:p>
      <text:p text:style-name="P4">
Time: 2023-04-18T67:00:00-04:00</text:p>
      <text:p text:style-name="P4">
Description: President of Ukraine Volodymyr Zelensky, sending the Pam'yat єvreyv, killed pіd huts holokost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08550000-0a00-0242-9a5c-08db006c4e42_w650_r0_s-1.jpg" text:style-name="Internet_20_link" text:visited-style-name="Visited_20_Internet_20_Link">
08550000-0a00-0242-9a5c-08db006c4e42_w650_r0_s-1.jpg</text:a>
']</text:p>
      <text:p text:style-name="P4">
Tags: ['ВОЛОДИМИР ЗЕЛЕНСЬКИЙ', 'ВШАНУВАВ МА', 'ГОЛОКОСТ']</text:p>
      <text:p text:style-name="P4">
Category: News</text:p>
      <!--METADATA-->
      <text:p text:style-name="P4">
<draw:frame draw:style-name="fr1" draw:name="Image56" text:anchor-type="as-char" svg:width="6.9236in" svg:height="4.09025in" draw:z-index="0">
<draw:image xlink:href="../Images/AРМІЯINFORM/2023-04-18T67-00-00-04-00/08550000-0a00-0242-9a5c-08db006c4e42_w650_r0_s-1.jpg" xlink:type="simple" xlink:show="embed" xlink:actuate="onLoad" draw:mime-type="image/jpeg"/>
</draw:frame>
President of Ukraine Volodymyr Zelensky honored the memory of the Jews killed during the voice and stressed that only the victory of life stops evil.</text:p>
      <text:p text:style-name="P4">
About the Head of State <text:a xlink:type="simple" xlink:href="https://twitter.com/ZelenskyyUa/status/1648245417509781511" text:style-name="Internet_20_link" text:visited-style-name="Visited_20_Internet_20_Link">
wrote</text:a>
In Twitter.</text:p>
      <text:p text:style-name="P4">
“Today we honor the memory of millions of Jews killed during the Holocaust. We remember: only the victory of life stops evil. Whatever the hatred of the head of the head, life must win - law and power. We appreciate all who have come to remember the Holocaust. We appreciate everyone who protects life, ”he says in his report.</text:p>
      <text:p text:style-name="P4">
News Source: <text:a xlink:type="simple" xlink:href="https://armyinform.com.ua/2023/04/18/lyshe-peremoga-zhyttya-zupynyaye-zlo-prezydent-u-den-pamyati-zhertv-golokostu/" text:style-name="Internet_20_link" text:visited-style-name="Visited_20_Internet_20_Link">
https://armyinform.com.ua/2023/04/18/lyshe-peremoga-zhyttya-zupynyaye-zlo-prezydent-u-den-pamyati-zhertv-golokostu/</text:a>
</text:p>
      <!--NEWS-->
      <text:h text:style-name="P10" text:outline-level="1">
<text:span text:style-name="T4">
The occupiers were fired at Chernihiv and Sumy region again</text:span>
</text:h>
      <text:p text:style-name="P4">
Author: ['АРМІЯINFORM']</text:p>
      <text:p text:style-name="P4">
Time: 2023-04-18T68:00:00-04:00</text:p>
      <text:p text:style-name="P4">
Description: Vrantzi 18 KVITRY Rosіyskі Vіsyca Trichi gave the prinnemon of Summonnoye that Chernigiv -Soko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60499-1_large.jpg" text:style-name="Internet_20_link" text:visited-style-name="Visited_20_Internet_20_Link">
160499-1_large.jpg</text:a>
']</text:p>
      <text:p text:style-name="P4">
Tags: ['STOPRUSSIA', 'АГРЕСІЯ РФ', 'ОБСТРІЛИ', 'СУМЩИНА', 'ЧЕРНІГІВЩИНА']</text:p>
      <text:p text:style-name="P4">
Category: News</text:p>
      <!--METADATA-->
      <text:p text:style-name="P4">
<draw:frame draw:style-name="fr1" draw:name="Image57" text:anchor-type="as-char" svg:width="6.9236in" svg:height="4.615733in" draw:z-index="0">
<draw:image xlink:href="../Images/AРМІЯINFORM/2023-04-18T68-00-00-04-00/160499-1_large.jpg" xlink:type="simple" xlink:show="embed" xlink:actuate="onLoad" draw:mime-type="image/jpeg"/>
</draw:frame>
On the morning of April 18, Russian troops hit the border of Sumy and Chernyhiv regions, one of the blows of the invaders struck a managed aviation.</text:p>
      <text:p text:style-name="P4">
About this <text:a xlink:type="simple" xlink:href="https://www.facebook.com/kommander.nord/posts/pfbid0aQ61LpGJkpbbRW6or8x2ZsqfdWPyxKnGLUW6eQZ5Xzm9wtnHXDTsa5qbuPPh5odJl" text:style-name="Internet_20_link" text:visited-style-name="Visited_20_Internet_20_Link">
informs</text:a>
Operational Command "North".</text:p>
      <text:p text:style-name="P4">
Thus, from 09:30 to 09:40 fixed <text:span text:style-name="T4">
 5 parishes </text:span>
, probably with a mortar 120 mm, in the area of N.P. Root.</text:p>
      <text:p text:style-name="P4">
From 10:30 to 10:40 the <text:span text:style-name="T4">
 6 parishes </text:span>
, probably with a mortar 82 mm, Uda NP. Boyar-leaving.</text:p>
      <text:p text:style-name="P4">
About 10:30 was recorded <text:span text:style-name="T4">
 1 arrival </text:span>
 probably released from the Su-35 aircraft, to the area of NP. Timonovichi.</text:p>
      <text:p text:style-name="P4">
There was no information about losses among the local population or damage to civilian infrastructure.</text:p>
      <text:p text:style-name="P4">
News Source: <text:a xlink:type="simple" xlink:href="https://armyinform.com.ua/2023/04/18/okupanty-vchergove-obstrilyaly-chernigivshhynu-ta-sumshhynu/" text:style-name="Internet_20_link" text:visited-style-name="Visited_20_Internet_20_Link">
https://armyinform.com.ua/2023/04/18/okupanty-vchergove-obstrilyaly-chernigivshhynu-ta-sumshhynu/</text:a>
</text:p>
      <!--NEWS-->
      <text:h text:style-name="P10" text:outline-level="1">
<text:span text:style-name="T4">
OK "South": Russia has increased the number of rocket carriers in the Black Sea</text:span>
</text:h>
      <text:p text:style-name="P4">
Author: ['АРМІЯINFORM']</text:p>
      <text:p text:style-name="P4">
Time: 2023-04-18T69:00:00-04:00</text:p>
      <text:p text:style-name="P4">
Description: The village at 13:00 18 kvytniy Zbilshil of his own rocket -bearing at the Chorny Morin to ... the war with Ukraine 2022, the war with Ukraine is the latest news today, the news with Ukraine 2022 is the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630_360_1670245790-453-1.jpeg" text:style-name="Internet_20_link" text:visited-style-name="Visited_20_Internet_20_Link">
630_360_1670245790-453-1.jpeg</text:a>
']</text:p>
      <text:p text:style-name="P4">
Tags: ['НАТАЛІЯ ГУМЕНЮК', 'РАКЕТИ «КАЛІБР»', 'ЧОРНЕ МОРЕ']</text:p>
      <text:p text:style-name="P4">
Category: News</text:p>
      <!--METADATA-->
      <text:p text:style-name="P4">
<draw:frame draw:style-name="fr1" draw:name="Image58" text:anchor-type="as-char" svg:width="6.9236in" svg:height="3.956343in" draw:z-index="0">
<draw:image xlink:href="../Images/AРМІЯINFORM/2023-04-18T69-00-00-04-00/630_360_1670245790-453-1.jpeg" xlink:type="simple" xlink:show="embed" xlink:actuate="onLoad" draw:mime-type="image/jpeg"/>
</draw:frame>
As of 13:00 on April 18, Russia increased its number of rocket launchers to four.</text:p>
      <text:p text:style-name="P4">
About it <text:a xlink:type="simple" xlink:href="https://www.facebook.com/OperationalCommandSouth/posts/pfbid0a1b93q9dfzXfQDjV2x6hxHCNaJpgnE5n4vFcRZV6pEU2iL8sCwhPJHRyUd4BRUgSl" text:style-name="Internet_20_link" text:visited-style-name="Visited_20_Internet_20_Link">
reports</text:a>
Operational Command "South".</text:p>
      <text:p text:style-name="P4">
"Currently, two surfaces and two submarine rocket launchers may have a total of 2️4 calibers," the message reads.</text:p>
      <text:p text:style-name="P4">
Earlier, the head of the united coordination press center of Defense forces of Southwatalya Humeniuk <text:a xlink:type="simple" xlink:href="https://armyinform.com.ua/2023/04/18/na-bojovomu-cherguvanni-u-chornomu-mori-perebuvayut-try-raketonosiyi-nataliya-gumenyuk/" text:style-name="Internet_20_link" text:visited-style-name="Visited_20_Internet_20_Link">
reported</text:a>
as of 11:00 on April 18, 11 Russian ships were in the Black Sea on the Black Sea, including three carriers of winged missiles.</text:p>
      <text:p text:style-name="P4">
News Source: <text:a xlink:type="simple" xlink:href="https://armyinform.com.ua/2023/04/18/ok-pivden-rosiya-zbilshyla-kilkist-raketonosiyiv-u-chornomu-mori/" text:style-name="Internet_20_link" text:visited-style-name="Visited_20_Internet_20_Link">
https://armyinform.com.ua/2023/04/18/ok-pivden-rosiya-zbilshyla-kilkist-raketonosiyiv-u-chornomu-mori/</text:a>
</text:p>
      <!--NEWS-->
      <text:h text:style-name="P10" text:outline-level="1">
<text:span text:style-name="T4">
For the sergeants will create a weekly courses in psychological training - Nazim Agayev</text:span>
</text:h>
      <text:p text:style-name="P4">
Author: ['АРМІЯINFORM']</text:p>
      <text:p text:style-name="P4">
Time: 2023-04-18T70:00:00-04:00</text:p>
      <text:p text:style-name="P4">
Description: The Mini Construction of the Defense at once by the head of the moral and psychological forgetful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2023-03-30-15.19.34.jpg" text:style-name="Internet_20_link" text:visited-style-name="Visited_20_Internet_20_Link">
2023-03-30-15.19.34.jpg</text:a>
']</text:p>
      <text:p text:style-name="P4">
Tags: []</text:p>
      <text:p text:style-name="P4">
Category: News</text:p>
      <!--METADATA-->
      <text:p text:style-name="P4">
<draw:frame draw:style-name="fr1" draw:name="Image59" text:anchor-type="as-char" svg:width="6.9236in" svg:height="4.611118in" draw:z-index="0">
<draw:image xlink:href="../Images/AРМІЯINFORM/2023-04-18T70-00-00-04-00/2023-03-30-15.19.34.jpg" xlink:type="simple" xlink:show="embed" xlink:actuate="onLoad" draw:mime-type="image/jpeg"/>
</draw:frame>
The Ministry of Defense, together with the Main Department of Moral and Psychological Support of the Armed Forces, is working on a project with the working name "combat psychologist". Protess reported in <text:a xlink:type="simple" xlink:href="https://armyinform.com.ua/2023/04/18/vseukrayinska-programa-mentalnogo-zdorovya-ty-yak-vijskovyj-aspekt/" text:style-name="Internet_20_link" text:visited-style-name="Visited_20_Internet_20_Link">
interview</text:a>
Armyinform Acting Director of the Department of Humanitarian Support of the Ministry of Defense of Ukraine Candidate of Psychological Sciences Nazim Agayev.</text:p>
      <ul>
        <li>
In order for us to have psychological information from all units, it is talked that the main sergeant of the platoon has the function of psychological support of our subordinates, - said Nazim Asafovich. - It is assumed that a week will be created for a week, where purely practical will be worked out: understanding of psychological states that a person experiences during a life -threatening life, forms and methods of maintaining personnel on the forefront, tracking on external characteristics of a person's condition.</li>
      </ul>
      <text:p text:style-name="P4">
Sergeants will learn how to see a person with suicidal intentions and connect the intra-psychic and external acts of the act. They need to recognize such a person, keep him from suicide and transfer to the group of controversial stress.</text:p>
      <text:p text:style-name="P4">
News Source: <text:a xlink:type="simple" xlink:href="https://armyinform.com.ua/2023/04/18/dlya-serzhantiv-stvoryat-tyzhnevi-kursy-z-psyhologichnoyi-pidgotovky-nazim-agayev/" text:style-name="Internet_20_link" text:visited-style-name="Visited_20_Internet_20_Link">
https://armyinform.com.ua/2023/04/18/dlya-serzhantiv-stvoryat-tyzhnevi-kursy-z-psyhologichnoyi-pidgotovky-nazim-agayev/</text:a>
</text:p>
      <!--NEWS-->
      <text:h text:style-name="P10" text:outline-level="1">
<text:span text:style-name="T4">
The head of state visited the leading positions of Ukrainian defenders in Donetsk region</text:span>
</text:h>
      <text:p text:style-name="P4">
Author: ['АРМІЯINFORM']</text:p>
      <text:p text:style-name="P4">
Time: 2023-04-18T71:00:00-04:00</text:p>
      <text:p text:style-name="P4">
Description: PID Hour Robochka in Donetsk region President President Volodymyr Zele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256bca778f91ca0e1c94fa8e34938ea_1681815636_extra_large.jpeg" text:style-name="Internet_20_link" text:visited-style-name="Visited_20_Internet_20_Link">
a256bca778f91ca0e1c94fa8e34938ea_1681815636_extra_large.jpeg</text:a>
', '<text:a xlink:type="simple" xlink:href="https://armyinform.com.ua/wp-content/uploads/2023/04/1879cf37d4cc222ad120355ff4680992_1681815727_extra_large.jpeg" text:style-name="Internet_20_link" text:visited-style-name="Visited_20_Internet_20_Link">
1879cf37d4cc222ad120355ff4680992_1681815727_extra_large.jpeg</text:a>
', '<text:a xlink:type="simple" xlink:href="https://armyinform.com.ua/wp-content/uploads/2023/04/a9527375aa59d179ae47f5f9fda0610e_1681815725_extra_large.jpeg" text:style-name="Internet_20_link" text:visited-style-name="Visited_20_Internet_20_Link">
a9527375aa59d179ae47f5f9fda0610e_1681815725_extra_large.jpeg</text:a>
']</text:p>
      <text:p text:style-name="P4">
Tags: ['STOPRUSSIA', 'АВДІЇВКА', 'АГРЕСІЯ РФ', 'ВОЛОДИМИР ЗЕЛЕНСЬКИЙ', 'ВТОРГНЕННЯ РФ', 'ОТУ «ДОНЕЦЬК»', 'ПРЕЗИДЕНТ УКРАЇНИ']</text:p>
      <text:p text:style-name="P4">
Category: News</text:p>
      <!--METADATA-->
      <text:p text:style-name="P4">
<draw:frame draw:style-name="fr1" draw:name="Image60" text:anchor-type="as-char" svg:width="6.9236in" svg:height="4.617948in" draw:z-index="0">
<draw:image xlink:href="../Images/AРМІЯINFORM/2023-04-18T71-00-00-04-00/a256bca778f91ca0e1c94fa8e34938ea_1681815636_extra_large.jpeg" xlink:type="simple" xlink:show="embed" xlink:actuate="onLoad" draw:mime-type="image/jpeg"/>
</draw:frame>
During his working trip to Donetsk region, President of Ukraine Volodymyrzelensky visited the leading positions of Ukrainian defenders in Avdiivka.</text:p>
      <text:p text:style-name="P4">
About it <text:a xlink:type="simple" xlink:href="https://www.president.gov.ua/news/glava-derzhavi-vidvidav-peredovi-poziciyi-ukrayinskih-zahisn-82321" text:style-name="Internet_20_link" text:visited-style-name="Visited_20_Internet_20_Link">
informs</text:a>
Office of the President of Ukraine.</text:p>
      <text:p text:style-name="P4">
The head of state heard the report of the commander of the operational-tactical group "Donetsk" on the situation in the area of his responsibility.</text:p>
      <text:p text:style-name="P4">
Volodymyr Zelensky communicated with the Marine Corps, Airborne Assault, Mechanized and Artillery Units and thanked them with their service.</text:p>
      <text:p text:style-name="P4">
<draw:frame draw:style-name="fr1" draw:name="Image61" text:anchor-type="as-char" svg:width="6.9236in" svg:height="4.617948in" draw:z-index="0">
<draw:image xlink:href="../Images/AРМІЯINFORM/2023-04-18T71-00-00-04-00/1879cf37d4cc222ad120355ff4680992_1681815727_extra_large.jpeg" xlink:type="simple" xlink:show="embed" xlink:actuate="onLoad" draw:mime-type="image/jpeg"/>
</draw:frame>
“I have the honor to be here, thank you for the service, for the fact that we have defended the land, Ukraine, our families. I congratulate you on the holidays, on Easter, and only wish you a victory - what I wish every Ukrainian, which is very important for high. I wish all of you and your families and sincerely grateful from every Ukrainian for the great way you go daily, ”he said.</text:p>
      <text:p text:style-name="P4">
<draw:frame draw:style-name="fr1" draw:name="Image62" text:anchor-type="as-char" svg:width="6.9236in" svg:height="4.617948in" draw:z-index="0">
<draw:image xlink:href="../Images/AРМІЯINFORM/2023-04-18T71-00-00-04-00/a9527375aa59d179ae47f5f9fda0610e_1681815725_extra_large.jpeg" xlink:type="simple" xlink:show="embed" xlink:actuate="onLoad" draw:mime-type="image/jpeg"/>
</draw:frame>
</text:p>
      <text:p text:style-name="P4">
News Source: <text:a xlink:type="simple" xlink:href="https://armyinform.com.ua/2023/04/18/glava-derzhavy-vidvidav-peredovi-pozycziyi-ukrayinskyh-zahysnykiv-na-donechchyni/" text:style-name="Internet_20_link" text:visited-style-name="Visited_20_Internet_20_Link">
https://armyinform.com.ua/2023/04/18/glava-derzhavy-vidvidav-peredovi-pozycziyi-ukrayinskyh-zahysnykiv-na-donechchyni/</text:a>
</text:p>
      <!--NEWS-->
      <text:h text:style-name="P10" text:outline-level="1">
<text:span text:style-name="T4">
The suspicion of the Director of the Zaporozhye NPP was reported, which disconnected the station from the power system of Ukraine</text:span>
</text:h>
      <text:p text:style-name="P4">
Author: ['АРМІЯINFORM']</text:p>
      <text:p text:style-name="P4">
Time: 2023-04-18T72:00:00-04:00</text:p>
      <text:p text:style-name="P4">
Description: Zibrazo Docazova Base on the Shchel of one Rosieki official, honored to the sew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_2023-04-18_14-33-42.jpg" text:style-name="Internet_20_link" text:visited-style-name="Visited_20_Internet_20_Link">
photo_2023-04-18_14-33-42.jpg</text:a>
']</text:p>
      <text:p text:style-name="P4">
Tags: ['STOPRUSSIA', 'АГРЕСІЯ РФ', 'ЗАЕС', 'СБУ']</text:p>
      <text:p text:style-name="P4">
Category: News</text:p>
      <!--METADATA-->
      <text:p text:style-name="P4">
<draw:frame draw:style-name="fr1" draw:name="Image63" text:anchor-type="as-char" svg:width="6.9236in" svg:height="3.894525in" draw:z-index="0">
<draw:image xlink:href="../Images/AРМІЯINFORM/2023-04-18T72-00-00-04-00/photo_2023-04-18_14-33-42.jpg" xlink:type="simple" xlink:show="embed" xlink:actuate="onLoad" draw:mime-type="image/jpeg"/>
</draw:frame>
An evidence base for another Russian official, involved in the occupation regime in a temporarily captured part of Ukraine, has been collected. The reserves of investigative actions reported the suspicion of the "Director" of Zaporizhzhya Aesoleg Romanenko.</text:p>
      <text:p text:style-name="P4">
Prior to that, the Russian was the chief engineer of the Balakovsky atomic power plant in the Saratov region of the aggressor country.</text:p>
      <text:p text:style-name="P4">
After the capture of the Ukrainian energy object, Romanenko became the "director" created by the invaders of the "operating organization of Zaporizhzhya NPP", which takes place in the structure of Rosatom.</text:p>
      <text:p text:style-name="P4">
It was established that from March 11 to November last year, he ensured the execution of Moscow's instructions for the shutdown of the nuclear power plant from the united power system of Ukraine.</text:p>
      <text:p text:style-name="P4">
Subsequently, the "official" organized the work of the atomic object in the interests of theakhrosius.</text:p>
      <text:p text:style-name="P4">
To do this, he incited NPP workers to support the occupiers and cooperate them.</text:p>
      <text:p text:style-name="P4">
In case of disagreement - threatened "liberation" and persecution by the Karlnyhorgans of the Russian Federation.</text:p>
      <text:p text:style-name="P4">
On the basis of the evidence collected, investigators of the Security Service informed the Romance -click on violation of the laws and customs of war and treason, committed by the martial law.</text:p>
      <text:p text:style-name="P4">
The attacker is threatened with life imprisonment.</text:p>
      <text:p text:style-name="P4">
<text:span text:style-name="T4">
 Source: </text:span>
 <text:a xlink:type="simple" xlink:href="https://ssu.gov.ua/novyny/sbu-povidomyla-pro-pidozru-okupatsiinomu-ochilnyku-zaporizkoi-aes-yakyi-vidiednav-stantsiiu-vid-enerhosystemy-ukrainy" text:style-name="Internet_20_link" text:visited-style-name="Visited_20_Internet_20_Link">
C <text:span text:style-name="T5">
B</text:span>
</text:a>
</text:p>
      <text:p text:style-name="P4">
News Source: <text:a xlink:type="simple" xlink:href="https://armyinform.com.ua/2023/04/18/povidomleno-pro-pidozru-dyrektoru-zaporizkoyi-aes-rosiyanynu-olegu-romanenku/" text:style-name="Internet_20_link" text:visited-style-name="Visited_20_Internet_20_Link">
https://armyinform.com.ua/2023/04/18/povidomleno-pro-pidozru-dyrektoru-zaporizkoyi-aes-rosiyanynu-olegu-romanenku/</text:a>
</text:p>
      <!--NEWS-->
      <text:h text:style-name="P10" text:outline-level="1">
<text:span text:style-name="T4">
In Avdiivka, the military presented Vladimir Zelensky Kein and Chevron</text:span>
</text:h>
      <text:p text:style-name="P4">
Author: ['АРМІЯINFORM']</text:p>
      <text:p text:style-name="P4">
Time: 2023-04-18T73:00:00-04:00</text:p>
      <text:p text:style-name="P4">
Description: PID Hour Robochka in Donetsk region President President Volodymyr Zele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1.jpeg" text:style-name="Internet_20_link" text:visited-style-name="Visited_20_Internet_20_Link">
1-1.jpeg</text:a>
', '<text:a xlink:type="simple" xlink:href="https://armyinform.com.ua/wp-content/uploads/2023/04/4-3-150x150.jpeg" text:style-name="Internet_20_link" text:visited-style-name="Visited_20_Internet_20_Link">
4-3-150x150.jpeg</text:a>
', '<text:a xlink:type="simple" xlink:href="https://armyinform.com.ua/wp-content/uploads/2023/04/5-1-150x150.jpeg" text:style-name="Internet_20_link" text:visited-style-name="Visited_20_Internet_20_Link">
5-1-150x150.jpeg</text:a>
', '<text:a xlink:type="simple" xlink:href="https://armyinform.com.ua/wp-content/uploads/2023/04/6-2-150x150.jpeg" text:style-name="Internet_20_link" text:visited-style-name="Visited_20_Internet_20_Link">
6-2-150x150.jpeg</text:a>
']</text:p>
      <text:p text:style-name="P4">
Tags: ['АВДІЇВКА', 'ВОЛОДИМИР ЗЕЛЕНСЬКИЙ', 'НАГОРОДЖЕННЯ ВІЙСЬКОВОСЛУЖБОВЦІВ']</text:p>
      <text:p text:style-name="P4">
Category: News</text:p>
      <!--METADATA-->
      <text:p text:style-name="P4">
<draw:frame draw:style-name="fr1" draw:name="Image64" text:anchor-type="as-char" svg:width="6.9236in" svg:height="4.617948in" draw:z-index="0">
<draw:image xlink:href="../Images/AРМІЯINFORM/2023-04-18T73-00-00-04-00/1-1.jpeg" xlink:type="simple" xlink:show="embed" xlink:actuate="onLoad" draw:mime-type="image/jpeg"/>
</draw:frame>
During his working trip to Donetsk region, President of Ukraine Volodymyrzelensky visited the leading positions of Ukrainian defenders in Avdiivka, deduced state awards for military personnel.</text:p>
      <text:p text:style-name="P4">
About it <text:a xlink:type="simple" xlink:href="https://www.president.gov.ua/news/glava-derzhavi-vidvidav-peredovi-poziciyi-ukrayinskih-zahisn-82321" text:style-name="Internet_20_link" text:visited-style-name="Visited_20_Internet_20_Link">
informs</text:a>
Office of the President of Ukraine.</text:p>
      <text:p text:style-name="P4">
Defenders received the orders of Bohdan Khmelnitsky II and III degrees, as well as "for courage" of II and III degrees.</text:p>
      <text:p text:style-name="P4">
<text:a xlink:type="simple" xlink:href="https://armyinform.com.ua/wp-content/uploads/2023/04/4-3.jpeg" text:style-name="Internet_20_link" text:visited-style-name="Visited_20_Internet_20_Link">
!(Images/AРМІЯINFORM/2023-04-18T73-00-00-04-00/4-3-150x150.jpeg)</text:a>
</text:p>
      <text:p text:style-name="P4">
<text:a xlink:type="simple" xlink:href="https://armyinform.com.ua/wp-content/uploads/2023/04/5-1.jpeg" text:style-name="Internet_20_link" text:visited-style-name="Visited_20_Internet_20_Link">
<draw:frame draw:style-name="fr1" draw:name="Image65" text:anchor-type="as-char" svg:width="6.9236in" svg:height="6.9236in" draw:z-index="0">
<draw:image xlink:href="../Images/AРМІЯINFORM/2023-04-18T73-00-00-04-00/5-1-150x150.jpeg" xlink:type="simple" xlink:show="embed" xlink:actuate="onLoad" draw:mime-type="image/jpeg"/>
</draw:frame>
</text:a>
</text:p>
      <text:p text:style-name="P4">
<text:a xlink:type="simple" xlink:href="https://armyinform.com.ua/wp-content/uploads/2023/04/6-2.jpeg" text:style-name="Internet_20_link" text:visited-style-name="Visited_20_Internet_20_Link">
<draw:frame draw:style-name="fr1" draw:name="Image66" text:anchor-type="as-char" svg:width="6.9236in" svg:height="6.9236in" draw:z-index="0">
<draw:image xlink:href="../Images/AРМІЯINFORM/2023-04-18T73-00-00-04-00/6-2-150x150.jpeg" xlink:type="simple" xlink:show="embed" xlink:actuate="onLoad" draw:mime-type="image/jpeg"/>
</draw:frame>
</text:a>
</text:p>
      <text:p text:style-name="P4">
Натомість військові подарували главі держави військовий коїн, шеврон і дошкуіз символікою 110-ї окремої механізованої бригади.</text:p>
      <text:p text:style-name="P4">
News Source: <text:a xlink:type="simple" xlink:href="https://armyinform.com.ua/2023/04/18/v-avdiyivczi-vijskovi-podaruvaly-volodymyru-zelenskomu-koyin-ta-shevron/" text:style-name="Internet_20_link" text:visited-style-name="Visited_20_Internet_20_Link">
https://armyinform.com.ua/2023/04/18/v-avdiyivczi-vijskovi-podaruvaly-volodymyru-zelenskomu-koyin-ta-shevron/</text:a>
</text:p>
      <!--NEWS-->
      <text:h text:style-name="P10" text:outline-level="1">
<text:span text:style-name="T4">
Special Forces near Bakhmut knocked down the enemy drone "Grenat-1"</text:span>
</text:h>
      <text:p text:style-name="P4">
Author: ['АРМІЯINFORM']</text:p>
      <text:p text:style-name="P4">
Time: 2023-04-18T74:00:00-04:00</text:p>
      <text:p text:style-name="P4">
Description: Bila Bakhmut by operators of the MOST BUV Zbitiya Rosiysky UAV type "Grenat-1".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bez-imeni-8.jpg" text:style-name="Internet_20_link" text:visited-style-name="Visited_20_Internet_20_Link">
bez-imeni-8.jpg</text:a>
']</text:p>
      <text:p text:style-name="P4">
Tags: ['STOPRUSSIA', 'АГРЕСІЯ РФ', 'БПЛА', 'ГРАНАТ-1', 'ССО ЗСУ', 'ХРОНІКА ОБОРОНИ']</text:p>
      <text:p text:style-name="P4">
Category: News</text:p>
      <!--METADATA-->
      <text:p text:style-name="P4">
<draw:frame draw:style-name="fr1" draw:name="Image67" text:anchor-type="as-char" svg:width="6.9236in" svg:height="4.53438in" draw:z-index="0">
<draw:image xlink:href="../Images/AРМІЯINFORM/2023-04-18T74-00-00-04-00/bez-imeni-8.jpg" xlink:type="simple" xlink:show="embed" xlink:actuate="onLoad" draw:mime-type="image/jpeg"/>
</draw:frame>
Near Bakhmut, the SCO operators were shot down by Russian Grenate-1.</text:p>
      <text:p text:style-name="P4">
About it <text:a xlink:type="simple" xlink:href="https://fb.watch/j_eyctdsHP/" text:style-name="Internet_20_link" text:visited-style-name="Visited_20_Internet_20_Link">
reports</text:a>
Command of the forces of specialist operations of the Armed Forces.</text:p>
      <text:p text:style-name="P4">
"He wore our brothers for a long time, was buzzing and interfered with working, we have indicated the direction of the ship, he flew," - the message reads.</text:p>
      <text:p text:style-name="P4">
News Source: <text:a xlink:type="simple" xlink:href="https://armyinform.com.ua/2023/04/18/speczpryznachenczi-bilya-bahmuta-zbyly-vorozhyj-dron-granat-1/" text:style-name="Internet_20_link" text:visited-style-name="Visited_20_Internet_20_Link">
https://armyinform.com.ua/2023/04/18/speczpryznachenczi-bilya-bahmuta-zbyly-vorozhyj-dron-granat-1/</text:a>
</text:p>
      <!--NEWS-->
      <text:h text:style-name="P10" text:outline-level="1">
<text:span text:style-name="T4">
The President visited the hospital in Donetsk and awarded military personnel</text:span>
</text:h>
      <text:p text:style-name="P4">
Author: ['АРМІЯINFORM']</text:p>
      <text:p text:style-name="P4">
Time: 2023-04-18T75:00:00-04:00</text:p>
      <text:p text:style-name="P4">
Description: PID Hour Robochka in Donetsk region President President Volodymyr Zele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c24241c37b36d73697d4bf0f3a008df_1681816457_extra_large.jpeg" text:style-name="Internet_20_link" text:visited-style-name="Visited_20_Internet_20_Link">
fc24241c37b36d73697d4bf0f3a008df_1681816457_extra_large.jpeg</text:a>
', '<text:a xlink:type="simple" xlink:href="https://armyinform.com.ua/wp-content/uploads/2023/04/c0aa0ab6bcf686a56a55ab20dc809fa8_1681816455_extra_large-150x150.jpeg" text:style-name="Internet_20_link" text:visited-style-name="Visited_20_Internet_20_Link">
c0aa0ab6bcf686a56a55ab20dc809fa8_1681816455_extra_large-150x150.jpeg</text:a>
', '<text:a xlink:type="simple" xlink:href="https://armyinform.com.ua/wp-content/uploads/2023/04/2e5e515a800201df4948a69356b48581_1681816455_extra_large-150x150.jpeg" text:style-name="Internet_20_link" text:visited-style-name="Visited_20_Internet_20_Link">
2e5e515a800201df4948a69356b48581_1681816455_extra_large-150x150.jpeg</text:a>
', '<text:a xlink:type="simple" xlink:href="https://armyinform.com.ua/wp-content/uploads/2023/04/0cb1db2203e2f67c2c5b1f8f17598850_1681816498_extra_large-150x150.jpeg" text:style-name="Internet_20_link" text:visited-style-name="Visited_20_Internet_20_Link">
0cb1db2203e2f67c2c5b1f8f17598850_1681816498_extra_large-150x150.jpeg</text:a>
']</text:p>
      <text:p text:style-name="P4">
Tags: ['ВОЛОДИМИР ЗЕЛЕНСЬКИЙ', 'ДОНЕЧЧИНА']</text:p>
      <text:p text:style-name="P4">
Category: News</text:p>
      <!--METADATA-->
      <text:p text:style-name="P4">
<draw:frame draw:style-name="fr1" draw:name="Image68" text:anchor-type="as-char" svg:width="6.9236in" svg:height="4.617948in" draw:z-index="0">
<draw:image xlink:href="../Images/AРМІЯINFORM/2023-04-18T75-00-00-04-00/fc24241c37b36d73697d4bf0f3a008df_1681816457_extra_large.jpeg" xlink:type="simple" xlink:show="embed" xlink:actuate="onLoad" draw:mime-type="image/jpeg"/>
</draw:frame>
During his working trip to Donetsk region, President of Ukraine Volodymyrzelensky visited a hospital where Ukrainian defenders are treated.</text:p>
      <text:p text:style-name="P4">
About it <text:a xlink:type="simple" xlink:href="https://www.president.gov.ua/news/prezident-vidvidav-gospital-na-donechchini-j-nagorodiv-vijsk-82325" text:style-name="Internet_20_link" text:visited-style-name="Visited_20_Internet_20_Link">
informs</text:a>
Office of the President of Ukraine.</text:p>
      <text:p text:style-name="P4">
The Head of State got acquainted with the work of the advanced surgical group, in particular, the assortment department, the counter -shock, operating chambers and armoredive therapy. The President was also demonstrated by evacuation buses, capable of transporting five lying patients and 16 sitting. Autobus, equipped with modern medical equipment, has already made more than 90 flights.</text:p>
      <text:p text:style-name="P4">
Volodymyr Zelenskyy communicated with servicemen and presented them.</text:p>
      <text:p text:style-name="P4">
“Thank you for your service. I wish you a speedy recovery. All you have to do, ”the head of state said.</text:p>
      <text:p text:style-name="P4">
<text:a xlink:type="simple" xlink:href="https://armyinform.com.ua/wp-content/uploads/2023/04/c0aa0ab6bcf686a56a55ab20dc809fa8_1681816455_extra_large.jpeg" text:style-name="Internet_20_link" text:visited-style-name="Visited_20_Internet_20_Link">
!(Images/AРМІЯINFORM/2023-04-18T75-00-00-04-00/c0aa0ab6bcf686a56a55ab20dc809fa8_1681816455_extra_large-150x150.jpeg)</text:a>
</text:p>
      <text:p text:style-name="P4">
<text:a xlink:type="simple" xlink:href="https://armyinform.com.ua/wp-content/uploads/2023/04/2e5e515a800201df4948a69356b48581_1681816455_extra_large.jpeg" text:style-name="Internet_20_link" text:visited-style-name="Visited_20_Internet_20_Link">
<draw:frame draw:style-name="fr1" draw:name="Image69" text:anchor-type="as-char" svg:width="6.9236in" svg:height="6.9236in" draw:z-index="0">
<draw:image xlink:href="../Images/AРМІЯINFORM/2023-04-18T75-00-00-04-00/2e5e515a800201df4948a69356b48581_1681816455_extra_large-150x150.jpeg" xlink:type="simple" xlink:show="embed" xlink:actuate="onLoad" draw:mime-type="image/jpeg"/>
</draw:frame>
</text:a>
</text:p>
      <text:p text:style-name="P4">
<text:a xlink:type="simple" xlink:href="https://armyinform.com.ua/wp-content/uploads/2023/04/0cb1db2203e2f67c2c5b1f8f17598850_1681816498_extra_large.jpeg" text:style-name="Internet_20_link" text:visited-style-name="Visited_20_Internet_20_Link">
<draw:frame draw:style-name="fr1" draw:name="Image70" text:anchor-type="as-char" svg:width="6.9236in" svg:height="6.9236in" draw:z-index="0">
<draw:image xlink:href="../Images/AРМІЯINFORM/2023-04-18T75-00-00-04-00/0cb1db2203e2f67c2c5b1f8f17598850_1681816498_extra_large-150x150.jpeg" xlink:type="simple" xlink:show="embed" xlink:actuate="onLoad" draw:mime-type="image/jpeg"/>
</draw:frame>
</text:a>
The President also talked with the medical staff of the hospital and the representatives of the medical service of the Armed Forces of Ukraine by the Order of Danylo Halytsky for the rescue of Ukrainian defenders.</text:p>
      <text:p text:style-name="P4">
"I want to thank and wish you as a part of the team that chooses the convergence of Ukraine, the health that you give to our boys and girls," - said Volodymyr Zelensky.</text:p>
      <text:p text:style-name="P4">
News Source: <text:a xlink:type="simple" xlink:href="https://armyinform.com.ua/2023/04/18/prezydent-vidvidav-gospital-na-donechchyni-j-nagorodyv-vijskovosluzhbovcziv/" text:style-name="Internet_20_link" text:visited-style-name="Visited_20_Internet_20_Link">
https://armyinform.com.ua/2023/04/18/prezydent-vidvidav-gospital-na-donechchyni-j-nagorodyv-vijskovosluzhbovcziv/</text:a>
</text:p>
      <!--NEWS-->
      <text:h text:style-name="P10" text:outline-level="1">
<text:span text:style-name="T4">
"Sniper rifle on wheels": Alexei Reznikov showed what French wheel tanks look like</text:span>
</text:h>
      <text:p text:style-name="P4">
Author: ['АРМІЯINFORM']</text:p>
      <text:p text:style-name="P4">
Time: 2023-04-18T76:00:00-04:00</text:p>
      <text:p text:style-name="P4">
Description: Ministra of the defense of Ukraine Oleksiy Reznikov showing the Kolisni tanks AMX-10, Yaki Franziy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oto-1-3-1.jpg" text:style-name="Internet_20_link" text:visited-style-name="Visited_20_Internet_20_Link">
foto-1-3-1.jpg</text:a>
', '<text:a xlink:type="simple" xlink:href="https://armyinform.com.ua/wp-content/uploads/2023/04/amx-10rc_info-1-scaled-2.jpg" text:style-name="Internet_20_link" text:visited-style-name="Visited_20_Internet_20_Link">
amx-10rc_info-1-scaled-2.jpg</text:a>
']</text:p>
      <text:p text:style-name="P4">
Tags: []</text:p>
      <text:p text:style-name="P4">
Category: News</text:p>
      <!--METADATA-->
      <text:p text:style-name="P4">
<draw:frame draw:style-name="fr1" draw:name="Image71" text:anchor-type="as-char" svg:width="6.9236in" svg:height="4.615733in" draw:z-index="0">
<draw:image xlink:href="../Images/AРМІЯINFORM/2023-04-18T76-00-00-04-00/foto-1-3-1.jpg" xlink:type="simple" xlink:show="embed" xlink:actuate="onLoad" draw:mime-type="image/jpeg"/>
</draw:frame>
Minister of Defense of Ukraine Alexei Reznikov showed wheel tanks <text:a xlink:type="simple" xlink:href="https://armyinform.com.ua/2023/01/06/franczuzki-kolisni-tanky-amx-10-rc-yaki-otrymaye-ukrayina-shho-pro-nyh-vidomo/" text:style-name="Internet_20_link" text:visited-style-name="Visited_20_Internet_20_Link">
AMX-10</text:a>
What France to put defense of Ukraine.</text:p>
      <text:p text:style-name="P4">
Video Head of Defense Office <text:a xlink:type="simple" xlink:href="https://twitter.com/oleksiireznikov/status/1648295927478644737" text:style-name="Internet_20_link" text:visited-style-name="Visited_20_Internet_20_Link">
Published</text:a>
In his tweet.</text:p>
      <text:p text:style-name="P4">
Alexei Reznikov noted that the AMX-10 received Ukrainian Marpichii compared these machines with a sniper rifle on fast wheels.</text:p>
      <text:p text:style-name="P4">
“These fast modern machines with powerful guns will help us free up our territory. This is how freedom, equality and brotherhood look like, ”he said.</text:p>
      <text:p text:style-name="Quotations">

<text:p text:style-name="P4">
Ukrainian Marines Welcome their new French-Made Cavalry, The AMX-10S!&gt;
 We Took It for A Spin Together with Our Warriors, and We Agreed to Call The&gt;
 AMX-10 The "Sniper Rifle on the Fast Wheels." &gt;
 Thank you to my colleague&gt;
 <text:a xlink:type="simple" xlink:href="https://twitter.com/SebLecornu" text:style-name="Internet_20_link" text:visited-style-name="Visited_20_Internet_20_Link">
@seblecornu</text:a>
and to&gt;
 <text:a xlink:type="simple" xlink:href="https://twitter.com/EmmanuelMacron" text:style-name="Internet_20_link" text:visited-style-name="Visited_20_Internet_20_Link">
@EmmanuelMacron</text:a>
&gt;
 with whom I had a chance to…&gt;
 <text:a xlink:type="simple" xlink:href="https://t.co/Ip4m152kk0" text:style-name="Internet_20_link" text:visited-style-name="Visited_20_Internet_20_Link">
pic.twitter.com/Ip4m152kk0</text:a>
&gt;
&gt;
 - Oleksiy Reznikov(@oleksireznikov)<text:a xlink:type="simple" xlink:href="https://twitter.com/oleksiireznikov/status/1648295927478644737" text:style-name="Internet_20_link" text:visited-style-name="Visited_20_Internet_20_Link">
April 18,&gt;
 2023</text:a>
The Minister of Defense of Ukraine thanked the French colleague Sebastien Lecorton, the President of France Emmanuel Macron and the people of France.</text:p>

</text:p>
      <text:p text:style-name="P4">
<draw:frame draw:style-name="fr1" draw:name="Image72" text:anchor-type="as-char" svg:width="6.9236in" svg:height="5.106155in" draw:z-index="0">
<draw:image xlink:href="../Images/AРМІЯINFORM/2023-04-18T76-00-00-04-00/amx-10rc_info-1-scaled-2.jpg" xlink:type="simple" xlink:show="embed" xlink:actuate="onLoad" draw:mime-type="image/jpeg"/>
</draw:frame>
It was reported on the decision “to put for the first time(Ukraine)Light combat tanks of French production ”<text:a xlink:type="simple" xlink:href="https://armyinform.com.ua/2023/01/06/franczuzki-kolisni-tanky-amx-10-rc-yaki-otrymaye-ukrayina-shho-pro-nyh-vidomo/" text:style-name="Internet_20_link" text:visited-style-name="Visited_20_Internet_20_Link">
Read</text:a>
And in the message of the Nesyti of the Elysee Palace about the results of the telephone conversation of the leaders of the two -state.</text:p>
      <text:p text:style-name="P4">
News Source: <text:a xlink:type="simple" xlink:href="https://armyinform.com.ua/2023/04/18/snajperska-gvyntivka-na-kolesah-oleksij-reznikov-pokazav-yak-vyglyadayut-franczuzki-kolisni-tanky-amx-10/" text:style-name="Internet_20_link" text:visited-style-name="Visited_20_Internet_20_Link">
https://armyinform.com.ua/2023/04/18/snajperska-gvyntivka-na-kolesah-oleksij-reznikov-pokazav-yak-vyglyadayut-franczuzki-kolisni-tanky-amx-10/</text:a>
</text:p>
      <!--NEWS-->
      <text:h text:style-name="P10" text:outline-level="1">
<text:span text:style-name="T4">
Will judge Kherson's resident who served as an occupiers' office of "investigator"</text:span>
</text:h>
      <text:p text:style-name="P4">
Author: ['АРМІЯINFORM']</text:p>
      <text:p text:style-name="P4">
Time: 2023-04-18T77:00:00-04:00</text:p>
      <text:p text:style-name="P4">
Description: To the court, the accusations of Stosno Poskantsi Kherson was shut up for the fact of the Kolaboziyno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hatsapp-image-2023-04-18-at-152928-e1681822135270.jpeg" text:style-name="Internet_20_link" text:visited-style-name="Visited_20_Internet_20_Link">
whatsapp-image-2023-04-18-at-152928-e1681822135270.jpeg</text:a>
']</text:p>
      <text:p text:style-name="P4">
Tags: ['STOPRUSSIA', 'АГРЕСІЯ РФ', 'КОЛАБОРАНТИ', 'ОФІС ГЕНЕРАЛЬНОГО ПРОКУРОРА УКРАЇНИ']</text:p>
      <text:p text:style-name="P4">
Category: News</text:p>
      <!--METADATA-->
      <text:p text:style-name="P4">
<draw:frame draw:style-name="fr1" draw:name="Image73" text:anchor-type="as-char" svg:width="6.9236in" svg:height="4.707315in" draw:z-index="0">
<draw:image xlink:href="../Images/AРМІЯINFORM/2023-04-18T77-00-00-04-00/whatsapp-image-2023-04-18-at-152928-e1681822135270.jpeg" xlink:type="simple" xlink:show="embed" xlink:actuate="onLoad" draw:mime-type="image/jpeg"/>
</draw:frame>
An indictment was sent to the court on Kherson resident on the fact In the spring of 2022 he went to the service of the illegitimate occupation authorities of a law enforcement agency - "the head of the management of the internal del in the Kherson region".</text:p>
      <text:p text:style-name="P4">
In the position of the so -called "investigator" city department, the malefactor and searches in the dwellings of the Kherson, illegally detained and factory cases. He also performed other tasks of the occupation administration aimed at establishing and establishing temporary occupation of the region.</text:p>
      <text:p text:style-name="P4">
The accused is currently in custody, where he will expect a sentence of court.</text:p>
      <text:p text:style-name="P4">
<text:span text:style-name="T4">
 Source: </text:span>
 <text:a xlink:type="simple" xlink:href="https://www.gp.gov.ua/ua/posts/suditimut-meskancya-xersona-yakii-sluziv-okupantam-na-posadi-tak-zvanogo-slidcogo" text:style-name="Internet_20_link" text:visited-style-name="Visited_20_Internet_20_Link">
<text:span text:style-name="T5">
opice of the Prosecutor General of Ukraine</text:span>
</text:a>
</text:p>
      <text:p text:style-name="P4">
News Source: <text:a xlink:type="simple" xlink:href="https://armyinform.com.ua/2023/04/18/sudytymut-meshkanczya-hersona-yakyj-sluzhyv-okupantam-na-posadi-tak-zvanogo-slidchogo/" text:style-name="Internet_20_link" text:visited-style-name="Visited_20_Internet_20_Link">
https://armyinform.com.ua/2023/04/18/sudytymut-meshkanczya-hersona-yakyj-sluzhyv-okupantam-na-posadi-tak-zvanogo-slidchogo/</text:a>
</text:p>
      <!--NEWS-->
      <text:h text:style-name="P10" text:outline-level="1">
<text:span text:style-name="T4">
In Iran, sentences were declared to probable culprits in the PS752 flight crash crash</text:span>
</text:h>
      <text:p text:style-name="P4">
Author: ['АРМІЯINFORM']</text:p>
      <text:p text:style-name="P4">
Time: 2023-04-18T78:00:00-04:00</text:p>
      <text:p text:style-name="P4">
Description: Tzheogo Tizhnya Irania, she was the verdict of the criminal process of the opposition of the guilty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082a460b5ceaa39e.jpg" text:style-name="Internet_20_link" text:visited-style-name="Visited_20_Internet_20_Link">
082a460b5ceaa39e.jpg</text:a>
']</text:p>
      <text:p text:style-name="P4">
Tags: ['МЗС', 'РЕЙС PS752']</text:p>
      <text:p text:style-name="P4">
Category: News</text:p>
      <!--METADATA-->
      <text:p text:style-name="P4">
<draw:frame draw:style-name="fr1" draw:name="Image74" text:anchor-type="as-char" svg:width="6.9236in" svg:height="3.896222in" draw:z-index="0">
<draw:image xlink:href="../Images/AРМІЯINFORM/2023-04-18T78-00-00-04-00/082a460b5ceaa39e.jpg" xlink:type="simple" xlink:show="embed" xlink:actuate="onLoad" draw:mime-type="image/jpeg"/>
</draw:frame>
This week, Iran announced verdicts in criminal processes against the probables of the PS752 flight over Tehran.</text:p>
      <text:p text:style-name="P4">
About this <text:a xlink:type="simple" xlink:href="https://mfa.gov.ua/news/spilna-zayava-mizhnarodnoyi-grupi-z-koordinaciyi-dopomogi-zhertvam-rejsu-ps752-shchodo-sudovih-procesiv-v-irani" text:style-name="Internet_20_link" text:visited-style-name="Visited_20_Internet_20_Link">
it is referred</text:a>
The Association of the International Group on Coordination of Assistance to Victims of the Flight, the Ministry of Foreign Affairs of Ukraine reports.</text:p>
      <text:p text:style-name="P4">
“Fictitious lawsuits that have taken place in Tehran should not distract the world from Iran's failure to fulfill their international obligations and avoid responsibility for their actions. Neither the lawsuits nor the sentences announced by this event have brought the truth or justice to the victims. The whole process, starting with Iran's investigation, was not impartial and transparent, ”the statement reads.</text:p>
      <text:p text:style-name="P4">
The Foreign Ministry added that families of 176 innocent victims are still waiting for the justice they deserve.</text:p>
      <text:p text:style-name="P4">
"We are solidarity with families and close victims of the PS752 failure and make the necessary efforts, until justice is provided," the predators of the international group have been made.</text:p>
      <text:p text:style-name="P4">
It is known that on January 8, 2020, the Islamic Republic of Iran cynically knocked down the PS752 aircraft over Tehran.</text:p>
      <text:p text:style-name="P4">
News Source: <text:a xlink:type="simple" xlink:href="https://armyinform.com.ua/2023/04/18/v-irani-ogolosyly-vyroky-jmovirnym-vynuvatczyam-u-aviakatastrofi-rejsu-ps752/" text:style-name="Internet_20_link" text:visited-style-name="Visited_20_Internet_20_Link">
https://armyinform.com.ua/2023/04/18/v-irani-ogolosyly-vyroky-jmovirnym-vynuvatczyam-u-aviakatastrofi-rejsu-ps752/</text:a>
</text:p>
      <!--NEWS-->
      <text:h text:style-name="P10" text:outline-level="1">
<text:span text:style-name="T4">
They will judge the military who was bullied and tortured by civilians of Kherson region</text:span>
</text:h>
      <text:p text:style-name="P4">
Author: ['АРМІЯINFORM']</text:p>
      <text:p text:style-name="P4">
Time: 2023-04-18T79:00:00-04:00</text:p>
      <text:p text:style-name="P4">
Description: The accusatory act of Stosovo Viexkovo Service of the Russian Federation for the fact of ornament was shut up to trial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5330383069984705023-x.jpg" text:style-name="Internet_20_link" text:visited-style-name="Visited_20_Internet_20_Link">
photo-5330383069984705023-x.jpg</text:a>
']</text:p>
      <text:p text:style-name="P4">
Tags: ['STOPRUSSIA', 'АГРЕСІЯ РФ', 'ВОЄННІ ЗЛОЧИНИ РФ', 'ВТОРГНЕННЯ РФ', 'ОФІС ГЕНЕРАЛЬНОГО ПРОКУРОРА УКРАЇНИ']</text:p>
      <text:p text:style-name="P4">
Category: News</text:p>
      <!--METADATA-->
      <text:p text:style-name="P4">
<draw:frame draw:style-name="fr1" draw:name="Image75" text:anchor-type="as-char" svg:width="6.9236in" svg:height="5.211583in" draw:z-index="0">
<draw:image xlink:href="../Images/AРМІЯINFORM/2023-04-18T79-00-00-04-00/photo-5330383069984705023-x.jpg" xlink:type="simple" xlink:show="embed" xlink:actuate="onLoad" draw:mime-type="image/jpeg"/>
</draw:frame>
An indictment was sent to court with respect to the Russian serviceman on the fact of the law of laws and customs of war.</text:p>
      <text:p text:style-name="P4">
About it <text:a xlink:type="simple" xlink:href="https://gp.gov.ua/ua/posts/znushhavsya-ta-katuvav-mirnix-meskanciv-xersonshhini-suditimut-viiskovogo-rf" text:style-name="Internet_20_link" text:visited-style-name="Visited_20_Internet_20_Link">
reports</text:a>
Office of the Prosecutor General of Ukraine.</text:p>
      <text:p text:style-name="P4">
The investigation found that since the beginning of the occupation of the Kherson region, one of the departments of the Armed Forces of the Russian Federation was appointed by the so -called "commandant - the head of garrison", which was stationed in Lazurne village.</text:p>
      <text:p text:style-name="P4">
He personally, as well as giving instructions and orders, participated in the detention of the icing of local residents with a pro -Ukrainian position, illegally captivated.</text:p>
      <text:p text:style-name="P4">
The accused, together with his accomplices - the military of the Russian Federation, detained the chairman of the settlement councils of the Skadovsky district. He was kept in the sub -parliamentary, where they were systematically beaten, threatened with massacre and carried out overhead, imitating death.</text:p>
      <text:p text:style-name="P4">
The husband was required to provide information on pro -Ukrainian activists of tamystov residents, as well as inclined to cooperate. Other non -Ukrainian Russian Federations involved in committing these crimes are currently being established.</text:p>
      <text:p text:style-name="P4">
News Source: <text:a xlink:type="simple" xlink:href="https://armyinform.com.ua/2023/04/18/sudytymut-vijskovogo-rf-yakyj-znushhavsya-ta-katuvav-myrnyh-meshkancziv-hersonshhyny/" text:style-name="Internet_20_link" text:visited-style-name="Visited_20_Internet_20_Link">
https://armyinform.com.ua/2023/04/18/sudytymut-vijskovogo-rf-yakyj-znushhavsya-ta-katuvav-myrnyh-meshkancziv-hersonshhyny/</text:a>
</text:p>
      <!--NEWS-->
      <text:h text:style-name="P10" text:outline-level="1">
<text:span text:style-name="T4">
Denis Shmigal: Russia should be thrown out of the nuclear fuel supply chains</text:span>
</text:h>
      <text:p text:style-name="P4">
Author: ['АРМІЯINFORM']</text:p>
      <text:p text:style-name="P4">
Time: 2023-04-18T80:00:00-04:00</text:p>
      <text:p text:style-name="P4">
Description: “PID Hour Nashu VIZIT USA requested St. Rosatom's structures. KRIM, USA, ... War with Ukraine 2022, War with Ukraine latest news today, News War with Ukraine 2022 Last for today, will there be a war between Ukraine and Russia and when, the war with Ukraine will be or not, will be or not, will be whether the war with Ukraine in the near future says, the war with Ukraine, Ukrainian news today, Ukrainian news in Ukrainian media in Russian</text:p>
      <text:p text:style-name="P4">
Images: ['<text:a xlink:type="simple" xlink:href="https://armyinform.com.ua/wp-content/uploads/2023/04/thumb_202554_820_360_0_0_auto.jpg" text:style-name="Internet_20_link" text:visited-style-name="Visited_20_Internet_20_Link">
thumb_202554_820_360_0_0_auto.jpg</text:a>
']</text:p>
      <text:p text:style-name="P4">
Tags: ['G7', 'ДЕНИС ШМИГАЛЬ', 'РОСАТОМ', 'САНКЦІЇ']</text:p>
      <text:p text:style-name="P4">
Category: News</text:p>
      <!--METADATA-->
      <text:p text:style-name="P4">
<draw:frame draw:style-name="fr1" draw:name="Image76" text:anchor-type="as-char" svg:width="6.9236in" svg:height="4.610104in" draw:z-index="0">
<draw:image xlink:href="../Images/AРМІЯINFORM/2023-04-18T80-00-00-04-00/thumb_202554_820_360_0_0_auto.jpg" xlink:type="simple" xlink:show="embed" xlink:actuate="onLoad" draw:mime-type="image/jpeg"/>
</draw:frame>
“During our visit, the United States imposed sanctions against Rosatom structures. In addition, the USA, Canada, Japan, the United Kingdom and France during the G7 summit, to intensify the work of isolation of Russia in nuclear energy isolation. Russia should be thrown out of the supply chains of nuclear fuel. Written partners, and especially Japan, which is now presiding in G7, for this right year, ” - said in <text:a xlink:type="simple" xlink:href="https://t.me/Denys_Smyhal/5041" text:style-name="Internet_20_link" text:visited-style-name="Visited_20_Internet_20_Link">
message</text:a>
Prime Minister of Ukraine in Telegram.</text:p>
      <text:p text:style-name="P4">
News Source: <text:a xlink:type="simple" xlink:href="https://armyinform.com.ua/2023/04/18/denys-shmygal-rosiya-maye-buty-vykynuta-z-lanczyugiv-postachannya-yadernogo-palyva/" text:style-name="Internet_20_link" text:visited-style-name="Visited_20_Internet_20_Link">
https://armyinform.com.ua/2023/04/18/denys-shmygal-rosiya-maye-buty-vykynuta-z-lanczyugiv-postachannya-yadernogo-palyva/</text:a>
</text:p>
      <!--NEWS-->
      <text:h text:style-name="P10" text:outline-level="1">
<text:span text:style-name="T4">
Military divers will take up the water and reservoirs</text:span>
</text:h>
      <text:p text:style-name="P4">
Author: ['АРМІЯINFORM']</text:p>
      <text:p text:style-name="P4">
Time: 2023-04-18T81:00:00-04:00</text:p>
      <text:p text:style-name="P4">
Description: The sovereign is special for transporting the Ministry of Defense of Ukraine to take up the PIDGOTOTO ...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ВОДОЛАЗИ', 'ОЛЕКСАНДР ПАВЛЮК', 'РОЗМІНУВАННЯ', 'САПЕРИ']</text:p>
      <text:p text:style-name="P4">
Category: News</text:p>
      <!--METADATA-->
      <text:p text:style-name="P4">
The State Special Transport Service of the Ministry of Defense of Ukraine is engaged in the preparation of professional divers-sappers, which subsequently implement water and reservoirs. About this <text:a xlink:type="simple" xlink:href="https://t.me/Pavliuk_KSV/3999" text:style-name="Internet_20_link" text:visited-style-name="Visited_20_Internet_20_Link">
it is referred</text:a>
In the report of the first deputy gamiter of defense of Ukraine Lieutenant General Alexander Pavlyuk.</text:p>
      <text:p text:style-name="P4">
Servicemen are taught to respond quickly and proceed from difficult and foreseeable situations that can happen during their work.</text:p>
      <text:p text:style-name="P4">
Combat, motivated and ready to mine and cleanse the Black Seas.</text:p>
      <text:p text:style-name="P4">
News Source: <text:a xlink:type="simple" xlink:href="https://armyinform.com.ua/2023/04/18/vijskovi-vodolazy-sapery-vizmutsya-za-rozminuvannya-akvatorij-ta-vodojm/" text:style-name="Internet_20_link" text:visited-style-name="Visited_20_Internet_20_Link">
https://armyinform.com.ua/2023/04/18/vijskovi-vodolazy-sapery-vizmutsya-za-rozminuvannya-akvatorij-ta-vodojm/</text:a>
</text:p>
      <!--NEWS-->
      <text:h text:style-name="P10" text:outline-level="1">
<text:span text:style-name="T4">
The activities of territorial centers of completion and social support are carried out within the framework of the legal field</text:span>
</text:h>
      <text:p text:style-name="P4">
Author: ['АРМІЯINFORM']</text:p>
      <text:p text:style-name="P4">
Time: 2023-04-18T82:00:00-04:00</text:p>
      <text:p text:style-name="P4">
Description: Periodically, in the format -free spaces, the RIZNOMANITYA is Zyazhniti, I can at the meta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originalvijskovi.jpg" text:style-name="Internet_20_link" text:visited-style-name="Visited_20_Internet_20_Link">
originalvijskovi.jpg</text:a>
']</text:p>
      <text:p text:style-name="P4">
Tags: ['СУХОПУТНІ ВІЙСЬКА', 'ТЦК ТА СП']</text:p>
      <text:p text:style-name="P4">
Category: News</text:p>
      <!--METADATA-->
      <text:p text:style-name="P4">
<draw:frame draw:style-name="fr1" draw:name="Image77" text:anchor-type="as-char" svg:width="6.9236in" svg:height="3.894525in" draw:z-index="0">
<draw:image xlink:href="../Images/AРМІЯINFORM/2023-04-18T82-00-00-04-00/originalvijskovi.jpg" xlink:type="simple" xlink:show="embed" xlink:actuate="onLoad" draw:mime-type="image/jpeg"/>
</draw:frame>
Periodically, a variety of exclusions appear in the information space, which aims to mislead Ukrainian citizens, or sabotage the process of attracting Ukrainians to the defense forces, in particular by discrediting territorial centrals. One of these exclusions is similar to a recent statement of one lawyer, they say that the territorial centers of completing do not have the status of a legal entity.</text:p>
      <text:p text:style-name="P4">
About it on your Facebook page <text:a xlink:type="simple" xlink:href="https://www.facebook.com/UALandForces/posts/pfbid02reMJiDDdJ4TwFbDW2t7NWbrSRB2gPCcauAEj9i6MCJtfQ7r9nxgCq2or8Gu81UpFl" text:style-name="Internet_20_link" text:visited-style-name="Visited_20_Internet_20_Link">
reports</text:a>
Command of the Land Forces of the Armed Forces of Ukraine.</text:p>
      <text:p text:style-name="P4">
According to the Regulations on Territorial Centers of Acquisition and Social Support, approved by the Cabinet of Ministers of Ukraine Decree No. 154 of 23.02.2022(Next - position), territorial centers of staffing and social support are military administration bodies that ensure the execution of military service and military service, mobilization training and mobilization.</text:p>
      <text:p text:style-name="P4">
Reference. Pursuant to Article 1, paragraph 8 of the Law of Ukraine “On Military Obligation and Military Service”(With changes, information of the Verkhovna Rada of Ukraine(VVR), 1992, № 27, p.385, put into effect by the resolution of the Verkhovna Rada No. 2233-XII of 25.03.92, BBR, 1992, № 27, p.386)The Regulations on Territorial Central Supporting and Social Support are approved by the Cabinet of Ministers of Ukraine.</text:p>
      <text:p text:style-name="P4">
Pursuant to paragraph 7 of the Regulations Territorial Centers of Graduation of Tasocial Support for the Autonomous Republic of Crimea, regions, mm. Kyiv Tasevastopol is legal entities of public law, have an independent balance sheet, registration accounts in the Treasury bodies.</text:p>
      <text:p text:style-name="P4">
District territorial centers of acquisition and social support are separated units of the respective territorial centers of completing social support of the Autonomous Republic of Crimea, regions, mm. Kiev Tasevastopol.</text:p>
      <text:p text:style-name="P4">
In order to ensure the fulfillment of tasks and defined functions of district territorial centers of staffing and social support, they are composed of structural units(Departments, Departments, Groups, Services)which will carry out activities in accordance with the Regulations on the Structural Unit of the Territorial Center of Acquisition and Social Support, which is confirmed by the head of the district territorial center of assembly of Tasotcial support.For its part, the concept of separate territorial units is regulated. 95 of the Civil Code:</text:p>
      <ol>
        <li>
A branch is a separate unit of a legal entity located outside its location and performs all or part of its functions. 2. Representation is a separate unit of a legal entity located outside its location and provides representation and protection of the interests of a legal entity. 3. Branches and representative offices are not legal entities. They are endowed with the property of the legal entity that created them and act on the basis of the provisions approved.</li>
      </ol>
      <text:p text:style-name="P4">
In accordance with the order of the Ministry of Defense of Ukraine dated December 30, 2016 No. 744 "Protection and conduct of claim work, self -representation, representation of interests of the Ministry of Defense of Ukraine, the Armed Forces of Ukraine, the Armed Forces of Ukraine and other state bodies, the execution Based on the power of attorney of the relevant district territorial centers of staffing and social support.</text:p>
      <text:p text:style-name="P4">
From the above it becomes clear that the activities of territorial centers of complete and social support are carried out within the framework of the legal field, they have all the necessary rights, statuses, etc.</text:p>
      <text:p text:style-name="P4">
But unfounded reproaches to their address exactly playing our enemies Imaging our enemies</text:p>
      <text:p text:style-name="P4">
News Source: <text:a xlink:type="simple" xlink:href="https://armyinform.com.ua/2023/04/18/diyalnist-terytorialnyh-czentriv-komplektuvannya-ta-soczialnoyi-pidtrymky-zdijsnyuyetsya-v-ramkah-pravovogo-polya/" text:style-name="Internet_20_link" text:visited-style-name="Visited_20_Internet_20_Link">
https://armyinform.com.ua/2023/04/18/diyalnist-terytorialnyh-czentriv-komplektuvannya-ta-soczialnoyi-pidtrymky-zdijsnyuyetsya-v-ramkah-pravovogo-polya/</text:a>
</text:p>
      <!--NEWS-->
      <text:h text:style-name="P10" text:outline-level="1">
<text:span text:style-name="T4">
Slovak and Polish migs will strengthen the existing air park - Yuri Ignat</text:span>
</text:h>
      <text:p text:style-name="P4">
Author: ['Анастасія Олехнович']</text:p>
      <text:p text:style-name="P4">
Time: 2023-04-18T83:00:00-04:00</text:p>
      <text:p text:style-name="P4">
Description: Behind the words of the riverbank of the Vitriyaniy Yuria izhnat, Chotiri Slovatski Migi arrived in Ukrainia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МІГ', 'ЮРІЙ ІГНАТ']</text:p>
      <text:p text:style-name="P4">
Category: News</text:p>
      <!--METADATA-->
      <text:p text:style-name="P4">
<draw:frame draw:style-name="fr1" draw:name="Image78" text:anchor-type="as-char" svg:width="6.9236in" svg:height="4.32725in" draw:z-index="0">
<draw:image xlink:href="../Images/AРМІЯINFORM/2023-04-18T83-00-00-04-00/foto-1-krylati-aviabomby-yurij-ignat.jpg" xlink:type="simple" xlink:show="embed" xlink:actuate="onLoad" draw:mime-type="image/jpeg"/>
</draw:frame>
Collage: Armyinform</text:p>
      <text:p text:style-name="P4">
According to the spokesman of the Air Force Yuri Ignat, four Slovak miga flew Ukraine on its own, the rest was taken by land. In what condition these aircraft will be used as well as Ukrainian specialists are currently studying. Ignatii said about Tsyuuri on air of Espresso.</text:p>
      <ul>
        <li>
Even if the aircraft cannot stand up, it can be used as a donor by disassembled for spare parts. This is important because the details are scarce, most of them are problematic to get because the MiG-29 was made in Russia.</li>
      </ul>
      <text:p text:style-name="P4">
Slovak and Polish migs will strengthen the existing air park. However, these are 70 years, not too effective against rockets and drones, although Ukrainian pilots and do their best to knock them down.</text:p>
      <ul>
        <li>
To counteract Russian aviation, Ukraine requires modern Western multi -target fighters, as we have repeatedly emphasized, - added.</li>
      </ul>
      <text:p text:style-name="P4">
News Source: <text:a xlink:type="simple" xlink:href="https://armyinform.com.ua/2023/04/18/slovaczki-ta-polski-migy-pidsylyat-isnuyuchyj-aviapark-yurij-ignat/" text:style-name="Internet_20_link" text:visited-style-name="Visited_20_Internet_20_Link">
https://armyinform.com.ua/2023/04/18/slovaczki-ta-polski-migy-pidsylyat-isnuyuchyj-aviapark-yurij-ignat/</text:a>
</text:p>
      <!--NEWS-->
      <text:h text:style-name="P10" text:outline-level="1">
<text:span text:style-name="T4">
The enemy has caused 4 missile and 44 air strike</text:span>
</text:h>
      <text:p text:style-name="P4">
Author: ['АРМІЯINFORM']</text:p>
      <text:p text:style-name="P4">
Time: 2023-04-18T84: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2022-08-24-rankovi-obstrily-mist-ukrayiny-24-serpnya.jpg" text:style-name="Internet_20_link" text:visited-style-name="Visited_20_Internet_20_Link">
2022-08-24-rankovi-obstrily-mist-ukrayiny-24-serpnya.jpg</text:a>
']</text:p>
      <text:p text:style-name="P4">
Tags: ['STOPRUSSIA', 'АГРЕСІЯ РФ', 'ГШ ЗСУ']</text:p>
      <text:p text:style-name="P4">
Category: News</text:p>
      <!--METADATA-->
      <text:p text:style-name="P4">
<draw:frame draw:style-name="fr1" draw:name="Image79" text:anchor-type="as-char" svg:width="6.9236in" svg:height="4.615733in" draw:z-index="0">
<draw:image xlink:href="../Images/AРМІЯINFORM/2023-04-18T84-00-00-04-00/2022-08-24-rankovi-obstrily-mist-ukrayiny-24-serpnya.jpg" xlink:type="simple" xlink:show="embed" xlink:actuate="onLoad" draw:mime-type="image/jpeg"/>
</draw:frame>
Illustrative Photo <text:span text:style-name="T4">
 🔥 The situation of the Russian invasion </text:span>
</text:p>
      <text:p text:style-name="P4">
About it <text:a xlink:type="simple" xlink:href="https://www.facebook.com/GeneralStaff.ua/posts/pfbid02mPSEV8MmT1e5moo9NmJXYAtwDupK4PVdB7yB5yFKCaNvSN3RFdkx9dFHpcPzVZDvl" text:style-name="Internet_20_link" text:visited-style-name="Visited_20_Internet_20_Link">
reports</text:a>
The General Staff of the Armed Forces of Ukraine in operational information as of 18: 0018.04.2023 on the Russian invasion.</text:p>
      <text:p text:style-name="P4">
“The Russian Federation continues to ignore international humanitarian law, causes firing not only on the positions of our troops, but also in the civil infrastructure of settlements, terrorizing civilians.</text:p>
      <text:p text:style-name="P4">
“During the day, the enemy struck 4 missile and 44 aviation strikes, made a close up of 20 shelling of rocket launchers on the positions of our military and settlements, and civilians were injured.</text:p>
      <text:p text:style-name="P4">
The likelihood of rocket and aviation strikes throughout Ukraine is quite high, ”the message reads.</text:p>
      <text:p text:style-name="P4">
News Source: <text:a xlink:type="simple" xlink:href="https://armyinform.com.ua/2023/04/18/protyvnyk-zavdav-4-raketnyh-ta-44-aviaudary-zdijsnyv-blyzko-20-obstriliv-z-rszv/" text:style-name="Internet_20_link" text:visited-style-name="Visited_20_Internet_20_Link">
https://armyinform.com.ua/2023/04/18/protyvnyk-zavdav-4-raketnyh-ta-44-aviaudary-zdijsnyv-blyzko-20-obstriliv-z-rszv/</text:a>
</text:p>
      <!--NEWS-->
      <text:h text:style-name="P10" text:outline-level="1">
<text:span text:style-name="T4">
Ukrainian defenders repelled about 30 enemy attacks in four directions</text:span>
</text:h>
      <text:p text:style-name="P4">
Author: ['АРМІЯINFORM']</text:p>
      <text:p text:style-name="P4">
Time: 2023-04-18T85: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9dcc1cc-zsu.jpg" text:style-name="Internet_20_link" text:visited-style-name="Visited_20_Internet_20_Link">
9dcc1cc-zsu.jpg</text:a>
']</text:p>
      <text:p text:style-name="P4">
Tags: ['STOPRUSSIA', 'ГШ ЗСУ']</text:p>
      <text:p text:style-name="P4">
Category: News</text:p>
      <!--METADATA-->
      <text:p text:style-name="P4">
<draw:frame draw:style-name="fr1" draw:name="Image80" text:anchor-type="as-char" svg:width="6.9236in" svg:height="3.883237in" draw:z-index="0">
<draw:image xlink:href="../Images/AРМІЯINFORM/2023-04-18T85-00-00-04-00/9dcc1cc-zsu.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mPSEV8MmT1e5moo9NmJXYAtwDupK4PVdB7yB5yFKCaNvSN3RFdkx9dFHpcPzVZDvl" text:style-name="Internet_20_link" text:visited-style-name="Visited_20_Internet_20_Link">
reports</text:a>
The General Staff of the Armed Forces of Ukraine in operational information as of 18.0018.04.2023 on the Russian invasion.</text:p>
      <text:p text:style-name="P4">
“The enemy, at the cost of heavy losses, continues to wage the invaders. The main habitats focus on the offensive actions in Liman, Bakhmut, Avdiiv and Mariinsky directions. During the day, about 30 enemy attacks were reflected in these areas. The most fierce battles are conducted by Zabakhmut and Marinka, ”the message reads.</text:p>
      <text:p text:style-name="P4">
News Source: <text:a xlink:type="simple" xlink:href="https://armyinform.com.ua/2023/04/18/ukrayinski-zahysnyky-vidbyly-blyzko-30-atak-protyvnyka-na-chotyroh-napryamkah/" text:style-name="Internet_20_link" text:visited-style-name="Visited_20_Internet_20_Link">
https://armyinform.com.ua/2023/04/18/ukrayinski-zahysnyky-vidbyly-blyzko-30-atak-protyvnyka-na-chotyroh-napryamkah/</text:a>
</text:p>
      <!--NEWS-->
      <text:h text:style-name="P10" text:outline-level="1">
<text:span text:style-name="T4">
The United Kingdom gave the Armed Forces Squadron of 14 powerful challenger tanks 2</text:span>
</text:h>
      <text:p text:style-name="P4">
Author: ['АРМІЯINFORM']</text:p>
      <text:p text:style-name="P4">
Time: 2023-04-18T86:00:00-04:00</text:p>
      <text:p text:style-name="P4">
Description: About the Facebook, the service Zv'yazkiv with the Gromadzkіstya Zbroynei great forces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2021622_1014099939560002_621430744139699902_n.jpg" text:style-name="Internet_20_link" text:visited-style-name="Visited_20_Internet_20_Link">
342021622_1014099939560002_621430744139699902_n.jpg</text:a>
']</text:p>
      <text:p text:style-name="P4">
Tags: ['STOPRUSSIA', 'АГРЕСІЯ РФ']</text:p>
      <text:p text:style-name="P4">
Category: News</text:p>
      <!--METADATA-->
      <text:p text:style-name="P4">
<draw:frame draw:style-name="fr1" draw:name="Image81" text:anchor-type="as-char" svg:width="6.9236in" svg:height="4.615733in" draw:z-index="0">
<draw:image xlink:href="../Images/AРМІЯINFORM/2023-04-18T86-00-00-04-00/342021622_1014099939560002_621430744139699902_n.jpg" xlink:type="simple" xlink:show="embed" xlink:actuate="onLoad" draw:mime-type="image/jpeg"/>
</draw:frame>
About it on Facebook <text:a xlink:type="simple" xlink:href="https://www.facebook.com/ukarmedforces" text:style-name="Internet_20_link" text:visited-style-name="Visited_20_Internet_20_Link">
reports</text:a>
Public Relations with the UK Armed Forces.</text:p>
      <text:p text:style-name="P4">
"The United Kingdom gave the armed forces of Ukraine a squadron of 14 powerful Tats of Challenger 2, who are instructors of the United Kingdom by training services, how to manage and how to use Challenger 2," the message goes.</text:p>
      <text:p text:style-name="P4">
News Source: <text:a xlink:type="simple" xlink:href="https://armyinform.com.ua/2023/04/18/velyka-brytaniya-podaruvala-zsu-eskadron-z-14-potuzhnyh-tankiv-challenger-2/" text:style-name="Internet_20_link" text:visited-style-name="Visited_20_Internet_20_Link">
https://armyinform.com.ua/2023/04/18/velyka-brytaniya-podaruvala-zsu-eskadron-z-14-potuzhnyh-tankiv-challenger-2/</text:a>
</text:p>
      <!--NEWS-->
      <text:h text:style-name="P10" text:outline-level="1">
<text:span text:style-name="T4">
Aviation of Defense Forces per day struck 3 strokes by the enemy's concentration areas</text:span>
</text:h>
      <text:p text:style-name="P4">
Author: ['АРМІЯINFORM']</text:p>
      <text:p text:style-name="P4">
Time: 2023-04-18T87: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ГШ ЗСУ']</text:p>
      <text:p text:style-name="P4">
Category: News</text:p>
      <!--METADATA-->
      <text:p text:style-name="P4">
<draw:frame draw:style-name="fr1" draw:name="Image82" text:anchor-type="as-char" svg:width="6.9236in" svg:height="4.501139in" draw:z-index="0">
<draw:image xlink:href="../Images/AРМІЯINFORM/2023-04-18T87-00-00-04-00/war-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mPSEV8MmT1e5moo9NmJXYAtwDupK4PVdB7yB5yFKCaNvSN3RFdkx9dFHpcPzVZDvl" text:style-name="Internet_20_link" text:visited-style-name="Visited_20_Internet_20_Link">
reports</text:a>
The General Staff of the Armed Forces of Ukraine in operational information as of 18: 0018.04.2023 on the Russian invasion.</text:p>
      <text:p text:style-name="P4">
“Aviation of defense forces per day struck 3 strikes in the areas of concentration of the personnel and impact on the enemy anti-aircraft missile complex.</text:p>
      <text:p text:style-name="P4">
The departments of rocket troops and artillery struck 2 areas of concentration of living sections, weapons and military equipment, a radio -electronic struggle station and a wand of the occupiers, ”the message reads.</text:p>
      <text:p text:style-name="P4">
News Source: <text:a xlink:type="simple" xlink:href="https://armyinform.com.ua/2023/04/18/aviacziya-syl-oborony-za-dobu-zavdala-3-udariv-po-rajonah-zoseredzhennya-voroga/" text:style-name="Internet_20_link" text:visited-style-name="Visited_20_Internet_20_Link">
https://armyinform.com.ua/2023/04/18/aviacziya-syl-oborony-za-dobu-zavdala-3-udariv-po-rajonah-zoseredzhennya-voroga/</text:a>
</text:p>
      <!--NEWS-->
      <text:h text:style-name="P10" text:outline-level="1">
<text:span text:style-name="T4">
The Lviv Airline is obliged to pay the defense department nearly UAH 2.4 million of penalties</text:span>
</text:h>
      <text:p text:style-name="P4">
Author: ['АРМІЯINFORM']</text:p>
      <text:p text:style-name="P4">
Time: 2023-04-18T88:00:00-04:00</text:p>
      <text:p text:style-name="P4">
Description: Vidpov and Rivhenya Praise 6 KVITY 2023 ROCOMARY MISTA MIST KIVA fo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6/sud.jpg" text:style-name="Internet_20_link" text:visited-style-name="Visited_20_Internet_20_Link">
sud.jpg</text:a>
']</text:p>
      <text:p text:style-name="P4">
Tags: ['СПЕЦІАЛЬНА ПРОКУРАТУРА У СФЕРІ ОБОРОНИ', 'ШТРАФ']</text:p>
      <text:p text:style-name="P4">
Category: News</text:p>
      <!--METADATA-->
      <text:p text:style-name="P4">
<draw:frame draw:style-name="fr1" draw:name="Image83" text:anchor-type="as-char" svg:width="6.9236in" svg:height="3.894525in" draw:z-index="0">
<draw:image xlink:href="../Images/AРМІЯINFORM/2023-04-18T88-00-00-04-00/sud.jpg" xlink:type="simple" xlink:show="embed" xlink:actuate="onLoad" draw:mime-type="image/jpeg"/>
</draw:frame>
The corresponding decision was made on April 6, 2023 by the Economic Court of Kyiv with the reserves of the consideration of the statement of the deputy head of the Specialized Prosecutor's Office in the field of defense of the Western Region.</text:p>
      <text:p text:style-name="P4">
It is a contract concluded in 2007 between the Ministry of Defense of Ukraine with a contract for the implementation of the aircraft modernization research and design works.</text:p>
      <text:p text:style-name="P4">
However, the enterprise has allowed to delay the performance of work.</text:p>
      <text:p text:style-name="P4">
Therefore, thanks to the intervention of the prosecutor's office, the plant will pay the specified amount of the fine.</text:p>
      <text:p text:style-name="P4">
<text:span text:style-name="T4">
 Source: </text:span>
 <text:a xlink:type="simple" xlink:href="https://vpzhr.gp.gov.ua/ua/news.html" text:style-name="Internet_20_link" text:visited-style-name="Visited_20_Internet_20_Link">
Press Service of the Specialized Prosecutor's Office in the Field of Western Region</text:a>
</text:p>
      <text:p text:style-name="P4">
News Source: <text:a xlink:type="simple" xlink:href="https://armyinform.com.ua/2023/04/18/lvivskyj-aviazavod-zobovyazanyj-splatyty-oboronnomu-vidomstvu-majzhe-24-mln-gryven-shtrafnyh-sankcziyi/" text:style-name="Internet_20_link" text:visited-style-name="Visited_20_Internet_20_Link">
https://armyinform.com.ua/2023/04/18/lvivskyj-aviazavod-zobovyazanyj-splatyty-oboronnomu-vidomstvu-majzhe-24-mln-gryven-shtrafnyh-sankcziyi/</text:a>
</text:p>
      <!--NEWS-->
      <text:h text:style-name="P10" text:outline-level="1">
<text:span text:style-name="T4">
Improved mechanism for paying state aid evacuated from dangerous regions</text:span>
</text:h>
      <text:p text:style-name="P4">
Author: ['АРМІЯINFORM']</text:p>
      <text:p text:style-name="P4">
Time: 2023-04-18T89:00:00-04:00</text:p>
      <text:p text:style-name="P4">
Description: Syogodni Issue Piditrimav Zmіni before the Cabinet Minostriv Decision of Ukrainian No. 1195, Pryamovay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6-31.jpg" text:style-name="Internet_20_link" text:visited-style-name="Visited_20_Internet_20_Link">
6-31.jpg</text:a>
']</text:p>
      <text:p text:style-name="P4">
Tags: ['STOPRUSSIA', 'АГРЕСІЯ РФ', 'ВТОРГНЕННЯ РФ']</text:p>
      <text:p text:style-name="P4">
Category: News</text:p>
      <!--METADATA-->
      <text:p text:style-name="P4">
<draw:frame draw:style-name="fr1" draw:name="Image84" text:anchor-type="as-char" svg:width="6.9236in" svg:height="4.708048in" draw:z-index="0">
<draw:image xlink:href="../Images/AРМІЯINFORM/2023-04-18T89-00-00-04-00/6-31.jpg" xlink:type="simple" xlink:show="embed" xlink:actuate="onLoad" draw:mime-type="image/jpeg"/>
</draw:frame>
Illustrative photo</text:p>
      <text:p text:style-name="P4">
Today, the Government has supported changes to the Cabinet of Ministers of Ukraine Decree No. 1195, aimed at improving the mechanism of payment to persons who are evacuated by anesthetics.</text:p>
      <text:p text:style-name="P4">
About it <text:a xlink:type="simple" xlink:href="https://minre.gov.ua/2023/04/18/udoskonaleno-mehanizm-vyplaty-derzhavnoyi-dopomogy-evakujovanym-iz-nebezpechnyh-regioniv/" text:style-name="Internet_20_link" text:visited-style-name="Visited_20_Internet_20_Link">
reports</text:a>
Ministry of Reintegration of Temporarily Occupied Territories of Ukraine.</text:p>
      <text:p text:style-name="P4">
Guaranteed cash payments will be able to receive both people who leave evactory trains and those who leave special evacuation and evacuation and evacuation and evacuation and evacuation and evacuation and evacuation and evacuation cars.</text:p>
      <text:p text:style-name="P4">
The evacuation should be reported in advance to local authorities. In order for them to convey the lists and categories of evacuated persons to the regional military administration.</text:p>
      <text:p text:style-name="P4">
People are guaranteed to receive one -time financial assistance in the amount of 2 thousand hryvnias for adults and 3 thousand hryvnias for children under 18 years of age and persons with dishes.</text:p>
      <text:p text:style-name="P4">
When receiving the funds, it is necessary to present a document that certifies the person, identification code, birth certificate of the child, for persons with a displacement - a corresponding supporting document.</text:p>
      <text:p text:style-name="P4">
In order to avoid duplication of payments or abuse, UkrPoshta develops programmering of evacuated persons.</text:p>
      <text:p text:style-name="P4">
For evacuation and receipt of financial assistance from the state, you can contact the hotline of crisis response: 15-48 or on the hotline of the IDP issues of IDPs:(066)813-62-39.</text:p>
      <text:p text:style-name="P4">
News Source: <text:a xlink:type="simple" xlink:href="https://armyinform.com.ua/2023/04/18/udoskonaleno-mehanizm-vyplaty-derzhavnoyi-dopomogy-evakujovanym-iz-nebezpechnyh-regioniv/" text:style-name="Internet_20_link" text:visited-style-name="Visited_20_Internet_20_Link">
https://armyinform.com.ua/2023/04/18/udoskonaleno-mehanizm-vyplaty-derzhavnoyi-dopomogy-evakujovanym-iz-nebezpechnyh-regioniv/</text:a>
</text:p>
      <!--NEWS-->
      <text:h text:style-name="P10" text:outline-level="1">
<text:span text:style-name="T4">
Reforms and transformation are important components of successful development of the defense system - Alexey Reznikov</text:span>
</text:h>
      <text:p text:style-name="P4">
Author: ['АРМІЯINFORM']</text:p>
      <text:p text:style-name="P4">
Time: 2023-04-18T90:00:00-04:00</text:p>
      <text:p text:style-name="P4">
Description: Syogodnі, 18 kvіtyn, Ministra defense of Ukraine Oleki Reznikov Proviv Zustych Iz Office ... War with Ukraine 2022, War with Ukraine Latest News today, News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reznikovvv.jpeg" text:style-name="Internet_20_link" text:visited-style-name="Visited_20_Internet_20_Link">
reznikovvv.jpeg</text:a>
']</text:p>
      <text:p text:style-name="P4">
Tags: ['ОЛЕКСІЙ РЕЗНІКОВ', 'РЕФОРМИ']</text:p>
      <text:p text:style-name="P4">
Category: News</text:p>
      <!--METADATA-->
      <text:p text:style-name="P4">
<draw:frame draw:style-name="fr1" draw:name="Image85" text:anchor-type="as-char" svg:width="6.9236in" svg:height="4.32725in" draw:z-index="0">
<draw:image xlink:href="../Images/AРМІЯINFORM/2023-04-18T90-00-00-04-00/reznikovvv.jpeg" xlink:type="simple" xlink:show="embed" xlink:actuate="onLoad" draw:mime-type="image/jpeg"/>
</draw:frame>
Today, on April 18, the Minister of Defense of Ukraine Alexei Reznikov held a meeting with an office to support change.</text:p>
      <text:p text:style-name="P4">
The meeting was attended by all members of the office: Yulia Marushevskaya, Arsen Zhumadilov, Sergey Karpenko, Arthur Pereverzev, Tatiana Kharchenko and Oleg Shimansky.</text:p>
      <text:p text:style-name="P4">
“Reforms and transformation are important components of successful development of the defense system, in particular within the integration of NATO standards. I'm glad you have gone to work. Probably, it will be a successful project, ”Oleksiresnikov said.</text:p>
      <text:p text:style-name="P4">
The meeting was determined that one of the priority tasks of the office was the design of the defense procurement system.</text:p>
      <text:p text:style-name="P4">
In addition, it is necessary to focus efforts in areas that will fit the demands of civil-democratic control, transparency of braid.</text:p>
      <text:p text:style-name="P4">
The task for the office team is to move as quickly as possible.</text:p>
      <text:p text:style-name="P4">
We will remind, last week the Office of Support for change was created in the system of the Ministry of Defense of Ukraine. Regulations on the advisory and advisory body approved by the Minister of Defense of Ukraine Alexei Reznikov.</text:p>
      <text:p text:style-name="P4">
Public and political figure Yuliyomarushevsk was appointed chairman of the support office. The office of the office also included Arsen Zhumadilov, Sergey Karpenko, Arthurverzev, Tatiana Kharchenko and Oleg Shimansky.</text:p>
      <text:p text:style-name="P4">
News Source: <text:a xlink:type="simple" xlink:href="https://armyinform.com.ua/2023/04/18/reformy-ta-transformacziya-cze-vazhlyvi-skladovi-uspishnogo-rozvytku-systemy-oborony-oleksij-reznikov/" text:style-name="Internet_20_link" text:visited-style-name="Visited_20_Internet_20_Link">
https://armyinform.com.ua/2023/04/18/reformy-ta-transformacziya-cze-vazhlyvi-skladovi-uspishnogo-rozvytku-systemy-oborony-oleksij-reznikov/</text:a>
</text:p>
      <!--NEWS-->
      <text:h text:style-name="P10" text:outline-level="1">
<text:span text:style-name="T4">
Volodymyr Zelenskyy had a telephone conversation with the speaker of the House of Representatives</text:span>
</text:h>
      <text:p text:style-name="P4">
Author: ['АРМІЯINFORM']</text:p>
      <text:p text:style-name="P4">
Time: 2023-04-18T91:00:00-04:00</text:p>
      <text:p text:style-name="P4">
Description: PID Hour Robochka, President of Ukraine Volodymyr Zelensky, President of Ukrain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30422476309645649_y.jpg" text:style-name="Internet_20_link" text:visited-style-name="Visited_20_Internet_20_Link">
photo_5330422476309645649_y.jpg</text:a>
']</text:p>
      <text:p text:style-name="P4">
Tags: ['ВОЛОДИМИР ЗЕЛЕНСЬКИЙ', 'КЕВІН МАККАРТІ', 'САНКЦІЇ', 'ТЕЛЕФОННА РОЗМОВА']</text:p>
      <text:p text:style-name="P4">
Category: News</text:p>
      <!--METADATA-->
      <text:p text:style-name="P4">
<draw:frame draw:style-name="fr1" draw:name="Image86" text:anchor-type="as-char" svg:width="6.9236in" svg:height="4.61393in" draw:z-index="0">
<draw:image xlink:href="../Images/AРМІЯINFORM/2023-04-18T91-00-00-04-00/photo_5330422476309645649_y.jpg" xlink:type="simple" xlink:show="embed" xlink:actuate="onLoad" draw:mime-type="image/jpeg"/>
</draw:frame>
During his working trip to the Poltava region, President of Ukraine Volodymyr Zelensky spoke a telephone conversation with the Speaker of the House of Representatives of the US Congress Kevinommakarti. About it <text:a xlink:type="simple" xlink:href="https://www.president.gov.ua/news/volodimir-zelenskij-proviv-telefonnu-rozmovu-zi-spikerom-pal-82329" text:style-name="Internet_20_link" text:visited-style-name="Visited_20_Internet_20_Link">
reports</text:a>
Presidential Office.</text:p>
      <text:p text:style-name="P4">
The head of the Ukrainian state expressed gratitude for the unchanged two -party support of Ukraine by the United States Congress.</text:p>
      <text:p text:style-name="P4">
Volodymyr Zelensky informed the interlocutor about the course of the fighting of the front lines of the front and about the urgent defensive needs of our country, in particular in armored vehicles, long -range weapons, artillery, air defense and aviation. As the President assured, Ukraine is ready to report on every dollar of American aid.</text:p>
      <text:p text:style-name="P4">
In addition, the head of the Ukrainian state and the speaker of the House of Representatives have made the need to strengthen the sanction pressure on Russia, including reducing the price ceiling on Russian oil and gas.</text:p>
      <text:p text:style-name="P4">
Volodymyr Zelensky invited Kevin McCarthy to visit Ukraine on a visit.</text:p>
      <text:p text:style-name="P4">
News Source: <text:a xlink:type="simple" xlink:href="https://armyinform.com.ua/2023/04/18/volodymyr-zelenskyj-proviv-telefonnu-rozmovu-zi-spikerom-palaty-predstavnykiv-ssha/" text:style-name="Internet_20_link" text:visited-style-name="Visited_20_Internet_20_Link">
https://armyinform.com.ua/2023/04/18/volodymyr-zelenskyj-proviv-telefonnu-rozmovu-zi-spikerom-palaty-predstavnykiv-ssha/</text:a>
</text:p>
      <!--NEWS-->
      <text:h text:style-name="P10" text:outline-level="1">
<text:span text:style-name="T4">
Довіра — це головне в роботі та досягненні спільних цілей: Міністр оборони привітав новообраний склад Антикорради</text:span>
</text:h>
      <text:p text:style-name="P4">
Author: ['АРМІЯINFORM']</text:p>
      <text:p text:style-name="P4">
Time: 2023-04-18T92:00:00-04:00</text:p>
      <text:p text:style-name="P4">
Description: Syogodnі, 18 kvіnynya, Minstro defense of Ukraine Oleksiy Reznikov Provortavi of the New Warehous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12/photo_2021-12-10_12-16-09.jpg" text:style-name="Internet_20_link" text:visited-style-name="Visited_20_Internet_20_Link">
photo_2021-12-10_12-16-09.jpg</text:a>
']</text:p>
      <text:p text:style-name="P4">
Tags: ['АНТИКОРУПЦІЙНА РАДА ПРИ МОУ', 'ОЛЕКСІЙ РЕЗНІКОВ', 'ПРИВІТАННЯ']</text:p>
      <text:p text:style-name="P4">
Category: News</text:p>
      <!--METADATA-->
      <text:p text:style-name="P4">
<draw:frame draw:style-name="fr1" draw:name="Image87" text:anchor-type="as-char" svg:width="6.9236in" svg:height="4.608521in" draw:z-index="0">
<draw:image xlink:href="../Images/AРМІЯINFORM/2023-04-18T92-00-00-04-00/photo_2021-12-10_12-16-09.jpg" xlink:type="simple" xlink:show="embed" xlink:actuate="onLoad" draw:mime-type="image/jpeg"/>
</draw:frame>
Ministry of Defence Ukraine</text:p>
      <text:p text:style-name="P4">
Today, on April 18, the Minister of Defense of Ukraine Alexei Reznikov congratulated the new composition and newly elected management of the Public Anti -Corruption Council of the Defense Defense.</text:p>
      <text:p text:style-name="P4">
Within the framework of the meeting, Alexei Reznikov emphasized the importance of the work of the anti -corradow, the purpose of which, among others, is to establish the mechanisms of openness in interaction of abolition.</text:p>
      <text:p text:style-name="P4">
According to the minister, there are also important directions that bring Ukraine's accession to NATO.</text:p>
      <text:p text:style-name="P4">
The minister asked the anti -correm members to concentrate on the formation of planning and those that are important for society and the defense sector.</text:p>
      <text:p text:style-name="P4">
In turn, the Anti -Corporation team expressed their readiness for effective interaction. The sages agreed to meet systematically, including with the participation of the Minister and Heads of Structural Divisions.</text:p>
      <text:p text:style-name="P4">
We will remind, on April 14 there was a constituent meeting of the Public Anti -Corruption Council at the Ministry of Defense of Ukraine, which was formed at the initiative of the Ministers of the Ministry of Defense Alexei Alexei Reznikov.</text:p>
      <text:p text:style-name="P4">
During the constituent meeting, the members of the newly elected Public Anti -Corruption Council at the Ministry of Defense elected the chairman of Yevgeny Grushovts, the deputy - Anastasiashuba, and the secretary of the council - Viktor Prudkovsky.</text:p>
      <text:p text:style-name="P4">
<text:span text:style-name="T4">
 Source: </text:span>
 <text:a xlink:type="simple" xlink:href="https://www.mil.gov.ua/news/2023/04/18/spilnih-czilej-ministr-oboroni-privitav-novoobranij-sklad-antikorradi/" text:style-name="Internet_20_link" text:visited-style-name="Visited_20_Internet_20_Link">
Ministry of Defense of Ukraine</text:a>
</text:p>
      <text:p text:style-name="P4">
News Source: <text:a xlink:type="simple" xlink:href="https://armyinform.com.ua/2023/04/18/dovira-cze-golovne-v-roboti-ta-dosyagnenni-spilnyh-czilej-ministr-oborony-pryvitav-novoobranyj-sklad-antykorrady/" text:style-name="Internet_20_link" text:visited-style-name="Visited_20_Internet_20_Link">
https://armyinform.com.ua/2023/04/18/dovira-cze-golovne-v-roboti-ta-dosyagnenni-spilnyh-czilej-ministr-oborony-pryvitav-novoobranyj-sklad-antykorrady/</text:a>
</text:p>
      <!--NEWS-->
      <text:h text:style-name="P10" text:outline-level="1">
<text:span text:style-name="T4">
На Полтавщині Президент України відвідав у лікарні поранених військовослужбовців та вручив нагороди</text:span>
</text:h>
      <text:p text:style-name="P4">
Author: ['АРМІЯINFORM']</text:p>
      <text:p text:style-name="P4">
Time: 2023-04-18T93:00:00-04:00</text:p>
      <text:p text:style-name="P4">
Description: PID Hour Robochka Poltavsku region Volodymyr Zelensky Vidvіdav one іz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7e29fb8f35e04e8d3e7370af7f75356_1681841188_extra_large.jpeg" text:style-name="Internet_20_link" text:visited-style-name="Visited_20_Internet_20_Link">
f7e29fb8f35e04e8d3e7370af7f75356_1681841188_extra_large.jpeg</text:a>
', '<text:a xlink:type="simple" xlink:href="https://armyinform.com.ua/wp-content/uploads/2023/04/e173356f5f7b645e400f38ab18986fb7_1681841190_extra_large.jpeg" text:style-name="Internet_20_link" text:visited-style-name="Visited_20_Internet_20_Link">
e173356f5f7b645e400f38ab18986fb7_1681841190_extra_large.jpeg</text:a>
']</text:p>
      <text:p text:style-name="P4">
Tags: ['ВОЛОДИМИР ЗЕЛЕНСЬКИЙ', 'ЛІКАРНЯ', 'НАГОРОДЖЕННЯ', 'ПОЛТАВЩИНА', 'ПОРАНЕНІ']</text:p>
      <text:p text:style-name="P4">
Category: News</text:p>
      <!--METADATA-->
      <text:p text:style-name="P4">
<draw:frame draw:style-name="fr1" draw:name="Image88" text:anchor-type="as-char" svg:width="6.9236in" svg:height="4.617948in" draw:z-index="0">
<draw:image xlink:href="../Images/AРМІЯINFORM/2023-04-18T93-00-00-04-00/f7e29fb8f35e04e8d3e7370af7f75356_1681841188_extra_large.jpeg" xlink:type="simple" xlink:show="embed" xlink:actuate="onLoad" draw:mime-type="image/jpeg"/>
</draw:frame>
During his working trip to the Poltava region, Volodymyr Zelenskyy visited from medical institutions where Ukrainian servicemen are treated. About it <text:a xlink:type="simple" xlink:href="https://www.president.gov.ua/news/na-poltavshini-prezident-vidvidav-u-likarni-poranenih-vijsko-82333" text:style-name="Internet_20_link" text:visited-style-name="Visited_20_Internet_20_Link">
reports</text:a>
Office of the Head of State.</text:p>
      <text:p text:style-name="P4">
The President of Ukraine spoke with the fighters and presented them with state awards. The personal courage and selfless actions revealed in the protection of state -sevotory and territorial integrity of Ukraine, the defenders marked by member "for military service of Ukraine".</text:p>
      <text:p text:style-name="P4">
“Thank you for your service. Recover faster. The victory will be behind us, ”said Volodymyr Zelensky.</text:p>
      <text:p text:style-name="P4">
<draw:frame draw:style-name="fr1" draw:name="Image89" text:anchor-type="as-char" svg:width="6.9236in" svg:height="4.617948in" draw:z-index="0">
<draw:image xlink:href="../Images/AРМІЯINFORM/2023-04-18T93-00-00-04-00/e173356f5f7b645e400f38ab18986fb7_1681841190_extra_large.jpeg" xlink:type="simple" xlink:show="embed" xlink:actuate="onLoad" draw:mime-type="image/jpeg"/>
</draw:frame>
The head of state also examined the radiological and neurosurgical department of the doctor and got acquainted with the work of the Center for Rehabilitation Medicine. The president of Ukraine has shown modern equipment that helps to perform quality rehabilitation of patients.</text:p>
      <text:p text:style-name="P4">
Volodymyr Zelensky presented the Order of Danilagalitsky, Princess Olga of the III degree to representatives of the Armed Forces of the Armed Forces, the medals for military service of Ukraine, and also awarded them the honorary titles of "Honored Doctor of Ukraine".</text:p>
      <text:p text:style-name="P4">
“I want to thank you. You do a great job that not only the boys are treated here, but also all citizens of Ukraine. I wish you the health that you give our soldiers and civilians. I wish you victory, ”the presidential Ukraine said.</text:p>
      <text:p text:style-name="P4">
News Source: <text:a xlink:type="simple" xlink:href="https://armyinform.com.ua/2023/04/18/na-poltavshhyni-prezydent-ukrayiny-vidvidav-u-likarni-poranenyh-vijskovosluzhbovcziv-ta-vruchyv-nagorody/" text:style-name="Internet_20_link" text:visited-style-name="Visited_20_Internet_20_Link">
https://armyinform.com.ua/2023/04/18/na-poltavshhyni-prezydent-ukrayiny-vidvidav-u-likarni-poranenyh-vijskovosluzhbovcziv-ta-vruchyv-nagorody/</text:a>
</text:p>
      <!--NEWS-->
      <text:h text:style-name="P10" text:outline-level="1">
<text:span text:style-name="T4">
Volodymyr Zelenskyy held a meeting on the security and socio-economic situation in Poltava region</text:span>
</text:h>
      <text:p text:style-name="P4">
Author: ['АРМІЯINFORM']</text:p>
      <text:p text:style-name="P4">
Time: 2023-04-18T94:00:00-04:00</text:p>
      <text:p text:style-name="P4">
Description: PID Hour Robochka Poltavsku region President President of Ukrainian Proviv Narada Shto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adb8b61e7957cf98fe2b4f70160942f_1681841405_extra_large.jpeg" text:style-name="Internet_20_link" text:visited-style-name="Visited_20_Internet_20_Link">
badb8b61e7957cf98fe2b4f70160942f_1681841405_extra_large.jpeg</text:a>
']</text:p>
      <text:p text:style-name="P4">
Tags: ['БЕЗПЕКОВА СИТУАЦІЯ', 'ВОЛОДИМИР ЗЕЛЕНСЬКИЙ', 'ПОЛТАВЩИНА']</text:p>
      <text:p text:style-name="P4">
Category: News</text:p>
      <!--METADATA-->
      <text:p text:style-name="P4">
<draw:frame draw:style-name="fr1" draw:name="Image90" text:anchor-type="as-char" svg:width="6.9236in" svg:height="4.617948in" draw:z-index="0">
<draw:image xlink:href="../Images/AРМІЯINFORM/2023-04-18T94-00-00-04-00/badb8b61e7957cf98fe2b4f70160942f_1681841405_extra_large.jpeg" xlink:type="simple" xlink:show="embed" xlink:actuate="onLoad" draw:mime-type="image/jpeg"/>
</draw:frame>
During his working trip to the Poltava region, the President of Ukraine held a meeting of the security, socio-economic and socio-political situation of Uregion.</text:p>
      <text:p text:style-name="P4">
The participants heard information from the head of the Poltava Regional Military Administration Dmitry Lunin about the socio-economic situation in the region.</text:p>
      <text:p text:style-name="P4">
The issue of the situation in the operating zone of responsibility of the operative-tactical group "Sumy" and the readiness of the readiness of the tasks for the performance of tasks was also considered.</text:p>
      <text:p text:style-name="P4">
In addition, during the meeting, the participants heard information about the operational Torminogenic situation in the region.</text:p>
      <text:p text:style-name="P4">
<text:span text:style-name="T4">
 Source: </text:span>
 <text:a xlink:type="simple" xlink:href="https://www.president.gov.ua/news/prezident-proviv-naradu-shodo-bezpekovoyi-ta-socialno-ekonom-82345" text:style-name="Internet_20_link" text:visited-style-name="Visited_20_Internet_20_Link">
Presidential Office</text:a>
</text:p>
      <text:p text:style-name="P4">
News Source: <text:a xlink:type="simple" xlink:href="https://armyinform.com.ua/2023/04/18/volodymyr-zelenskyj-proviv-naradu-shhodo-bezpekovoyi-ta-soczialno-ekonomichnoyi-sytuacziyi-na-poltavshhyni/" text:style-name="Internet_20_link" text:visited-style-name="Visited_20_Internet_20_Link">
https://armyinform.com.ua/2023/04/18/volodymyr-zelenskyj-proviv-naradu-shhodo-bezpekovoyi-ta-soczialno-ekonomichnoyi-sytuacziyi-na-poltavshhyni/</text:a>
</text:p>
      <!--NEWS-->
      <text:h text:style-name="P10" text:outline-level="1">
<text:span text:style-name="T4">
This inspires and supports when you see our Ukrainian determination and know that the victory will be - President of Ukraine</text:span>
</text:h>
      <text:p text:style-name="P4">
Author: ['АРМІЯINFORM']</text:p>
      <text:p text:style-name="P4">
Time: 2023-04-18T95:00:00-04:00</text:p>
      <text:p text:style-name="P4">
Description: I am healthy, Shanovna Ukrainian!Complete the day at Poltavai. Satisfied Dovgiy Da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6580bcd55e67dc5e3e730d8d11297879_1681842777_extra_large.jpeg" text:style-name="Internet_20_link" text:visited-style-name="Visited_20_Internet_20_Link">
6580bcd55e67dc5e3e730d8d11297879_1681842777_extra_large.jpeg</text:a>
']</text:p>
      <text:p text:style-name="P4">
Tags: ['ВІДЕОЗВЕРНЕННЯ', 'ПОЛТАВЩИНА', 'ПРЕЗИДЕНТ УКРАЇНИ']</text:p>
      <text:p text:style-name="P4">
Category: News</text:p>
      <!--METADATA-->
      <text:p text:style-name="P4">
<draw:frame draw:style-name="fr1" draw:name="Image91" text:anchor-type="as-char" svg:width="6.9236in" svg:height="4.067542in" draw:z-index="0">
<draw:image xlink:href="../Images/AРМІЯINFORM/2023-04-18T95-00-00-04-00/6580bcd55e67dc5e3e730d8d11297879_1681842777_extra_large.jpeg" xlink:type="simple" xlink:show="embed" xlink:actuate="onLoad" draw:mime-type="image/jpeg"/>
</draw:frame>
<text:span text:style-name="T4">
 _ I wish health, dear Ukrainians!_ </text:span>
</text:p>
      <text:p text:style-name="P4">
We complete this day in Poltava. Quite a long day and emotional.</text:p>
      <text:p text:style-name="P4">
In the morning he was in Donetsk region, in our Avdiivka. It is difficult to see what Russian terrorists have done with this city ...</text:p>
      <text:p text:style-name="P4">
And honors to every warrior, all Ukrainians and Ukrainians who have been holding back for 419 days and gradually destroy this Russian evil.</text:p>
      <text:p text:style-name="P4">
He was honored to congratulate Ukrainian soldiers and officers with Easter, Virvinagorod. I often thank them for the accuracy of soreness, for the destruction of the invaders.</text:p>
      <text:p text:style-name="P4">
55th Separate Artillery Brigade, Marines of the 35th and 36th Separate Brigades, paratroopers of the 79th Separate Brigade, Warriors of the 110th Separate Mechanized Brigade ... 501st Separate Battalion of Marine Corps ... Separate Presidential Brigade of Baybogdan Khmelnitsky. for service!And thank you all for the chevrons you gave me today is really honorable. Thank you guys!</text:p>
      <text:p text:style-name="P4">
I especially want to thank our medical forces, all doctors, nurses to the brothers who return our defenders and defenders to life after injuries. Pride for our people, strong even when they are still restoring their strength. Honor and honor to all who treat our warriors!</text:p>
      <text:p text:style-name="P4">
He held a long, meaningful meeting in the region in Poltava. Military equipment, local authorities ... Priority - security and social issues, safety for educational institutions, reconstruction, provision of displaced persons.</text:p>
      <text:p text:style-name="P4">
There is a decision to restore energy - generation and networks. There are different orders of the work level - what we need to support Poltava region. And we will definitely teddy.</text:p>
      <text:p text:style-name="P4">
It is important that we do not lose some day in dealing with our partners. And Samvid, from Poltava, spent a conversation with the Speaker of the House of Congresses Kingen McCarthy. He thanked for the unchanging two -party support. As soon as the post -trip to the leading, Mr McCarthy informed that the contagious front is going on, about our defensive needs and opportunities. He raised the F-16, long-range weapons, additional artillery and tribunal-the tribunal on aggression against our country.</text:p>
      <text:p text:style-name="P4">
Together, we make the free world stronger, and every dollar of investment in Takumitz is absolutely clear and accountable to our partners. Invited a speaker to visit Ukraine.</text:p>
      <text:p text:style-name="P4">
It really inspires and supports - when you see our Ukrainian determination you will find that the victory will be.Thank you all who works for our victory!Glory to everyone and everyone who in battle, at combat posts, on combat missions!</text:p>
      <text:p text:style-name="P4">
And separately I want to celebrate those fighters today who identify and destroy the expensive positions, those positions from which the occupier fired at our cities and villages. Russian blows in Kherson, in the Berislav district, in the cities of Donetsk - all the enemy wards will receive. A tangible answer.</text:p>
      <text:p text:style-name="P4">
<text:span text:style-name="T4">
<text:span text:style-name="T5">
Glory to Ukraine!</text:span>
</text:span>
</text:p>
      <text:p text:style-name="P4">
<text:span text:style-name="T4">
 Source: </text:span>
 <text:a xlink:type="simple" xlink:href="https://www.president.gov.ua/news/ce-nadihaye-j-pidtrimuye-koli-bachish-nashu-ukrayinsku-rishu-82337" text:style-name="Internet_20_link" text:visited-style-name="Visited_20_Internet_20_Link">
Presidential Office of Ukraine</text:a>
</text:p>
      <text:p text:style-name="P4">
News Source: <text:a xlink:type="simple" xlink:href="https://armyinform.com.ua/2023/04/18/cze-nadyhaye-j-pidtrymuye-koly-bachysh-nashu-ukrayinsku-rishuchist-i-znayesh-shho-peremoga-bude-prezydent-ukrayiny/" text:style-name="Internet_20_link" text:visited-style-name="Visited_20_Internet_20_Link">
https://armyinform.com.ua/2023/04/18/cze-nadyhaye-j-pidtrymuye-koly-bachysh-nashu-ukrayinsku-rishuchist-i-znayesh-shho-peremoga-bude-prezydent-ukrayiny/</text:a>
</text:p>
      <!--NEWS-->
      <text:h text:style-name="P10" text:outline-level="1">
<text:span text:style-name="T4">
The coordination headquarters took place online meetings with Marines families</text:span>
</text:h>
      <text:p text:style-name="P4">
Author: ['АРМІЯINFORM']</text:p>
      <text:p text:style-name="P4">
Time: 2023-04-18T96:00:00-04:00</text:p>
      <text:p text:style-name="P4">
Description: At the coordinating headquarters of the online-Zustinch to Rodinov Vіskovoovskovsky,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ksh3-10.jpg" text:style-name="Internet_20_link" text:visited-style-name="Visited_20_Internet_20_Link">
ksh3-10.jpg</text:a>
']</text:p>
      <text:p text:style-name="P4">
Tags: ['ЗУСТРІЧ', 'КООРДИНАЦІЙНИЙ ШТАБ З ПИТАНЬ ПОВОДЖЕННЯ З ВІЙСЬКОВОПОЛОНЕНИМИ', 'МОРПІХИ', 'РОДИНА']</text:p>
      <text:p text:style-name="P4">
Category: News</text:p>
      <!--METADATA-->
      <text:p text:style-name="P4">
<draw:frame draw:style-name="fr1" draw:name="Image92" text:anchor-type="as-char" svg:width="6.9236in" svg:height="4.823441in" draw:z-index="0">
<draw:image xlink:href="../Images/AРМІЯINFORM/2023-04-18T96-00-00-04-00/ksh3-10.jpg" xlink:type="simple" xlink:show="embed" xlink:actuate="onLoad" draw:mime-type="image/jpeg"/>
</draw:frame>
The coordination headquarters took place an online meeting with the families of a separate battalion of the Marines of the Separate Brigadorsk infantry named after Mikhail Bilynsky.</text:p>
      <text:p text:style-name="P4">
Representatives of the coordination headquarters and command of the Naval-Navy of the Armed Forces of Ukraine took part in the event.</text:p>
      <text:p text:style-name="P4">
One of the issues during the meeting was to carry out officials who returned from hostile captivity. According to the Navy Command Representative, restrictions on the continuation of service can be a state of health.</text:p>
      <text:p text:style-name="P4">
Suitable for military service during martial law is determined by the War and Medical Commission(VLK)after passing a medical examination.</text:p>
      <text:p text:style-name="P4">
According to the conclusion of the VLK, a serviceman is considered suitable, limited or unsuitable for military service.</text:p>
      <text:p text:style-name="P4">
If a serviceman is limited to military service, he or she may compare the service, in particular, in the security units and perform the task of their health.</text:p>
      <text:p text:style-name="P4">
In the case where the serviceman, according to the conclusion of the VLK is not suitable, he is dismissed from service.</text:p>
      <text:p text:style-name="P4">
The Navy Command has discussed the issues of financial support in cases where such accrual was contacted.</text:p>
      <text:p text:style-name="P4">
The staff representative noted that the information collected and transmitted by relatives is important and joined. Just like the information that comes in other sources, in particular, from the captivity returned from captivity.</text:p>
      <text:p text:style-name="P4">
<text:span text:style-name="T4">
 Source: </text:span>
(https://www.facebook.com/koordshtab/posts/pfbid02nsbvxGV3miM2YWFrWGLGgKy3Y9Ty7SpmswSq8CymUU6NLVv3Cjcs3Hr76tzVXDzPl)</text:p>
      <text:p text:style-name="P4">
News Source: <text:a xlink:type="simple" xlink:href="https://armyinform.com.ua/2023/04/18/u-koordynaczijnomu-shtabi-vidbulasya-onlajn-zustrich-z-rodynamy-morpihiv/" text:style-name="Internet_20_link" text:visited-style-name="Visited_20_Internet_20_Link">
https://armyinform.com.ua/2023/04/18/u-koordynaczijnomu-shtabi-vidbulasya-onlajn-zustrich-z-rodynamy-morpihiv/</text:a>
</text:p>
      <!--NEWS-->
      <text:h text:style-name="P10" text:outline-level="1">
<text:span text:style-name="T4">
The SBU exposed the Russian shroud with weapons in frontline areas of Luhansk region</text:span>
</text:h>
      <text:p text:style-name="P4">
Author: ['АРМІЯINFORM']</text:p>
      <text:p text:style-name="P4">
Time: 2023-04-18T97:00:00-04:00</text:p>
      <text:p text:style-name="P4">
Description: Bezpeki service Vikrila Shrone one is a great caceron of the PD Hour of the counter -brinz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c9c9f25e6effb18d1323ceca3762d281.jpeg" text:style-name="Internet_20_link" text:visited-style-name="Visited_20_Internet_20_Link">
c9c9f25e6effb18d1323ceca3762d281.jpeg</text:a>
', '<text:a xlink:type="simple" xlink:href="https://armyinform.com.ua/wp-content/uploads/2023/04/4446e10ab4d37a6c6521f61db5b7fa7c.jpeg" text:style-name="Internet_20_link" text:visited-style-name="Visited_20_Internet_20_Link">
4446e10ab4d37a6c6521f61db5b7fa7c.jpeg</text:a>
']</text:p>
      <text:p text:style-name="P4">
Tags: ['СБУ', 'СХРОН БОЄПРИПАСІВ']</text:p>
      <text:p text:style-name="P4">
Category: News</text:p>
      <!--METADATA-->
      <text:p text:style-name="P4">
<draw:frame draw:style-name="fr1" draw:name="Image93" text:anchor-type="as-char" svg:width="6.9236in" svg:height="4.615733in" draw:z-index="0">
<draw:image xlink:href="../Images/AРМІЯINFORM/2023-04-18T97-00-00-04-00/c9c9f25e6effb18d1323ceca3762d281.jpeg" xlink:type="simple" xlink:show="embed" xlink:actuate="onLoad" draw:mime-type="image/jpeg"/>
</draw:frame>
The Security Service exposed another enemy shrona with ammunition during the contradictory measures in the front areas of Luhansk region.</text:p>
      <text:p text:style-name="P4">
Among the seized is the arsenal of Russian battle grenades and small arms of Kalashnikov.</text:p>
      <text:p text:style-name="P4">
The hiding place was found in one of the settlements of Swativ district, which is located 3km from the line of combat.</text:p>
      <text:p text:style-name="P4">
According to operational data, the hiding place was equipped with participants of the occupation groups of the Russian Federation before escaping from the counter -offensive forces of defense.</text:p>
      <text:p text:style-name="P4">
<draw:frame draw:style-name="fr1" draw:name="Image94" text:anchor-type="as-char" svg:width="6.9236in" svg:height="4.615733in" draw:z-index="0">
<draw:image xlink:href="../Images/AРМІЯINFORM/2023-04-18T97-00-00-04-00/4446e10ab4d37a6c6521f61db5b7fa7c.jpeg" xlink:type="simple" xlink:show="embed" xlink:actuate="onLoad" draw:mime-type="image/jpeg"/>
</draw:frame>
The shroud was placed in the dilapidated room of the abandoned household.</text:p>
      <ul>
        <li>
reactive anti-tank grenade RPG-22; * reactive assault grenade RGSh-1; * Kalashnikov's handmade; * 4 Kalashnikov machines; * 32 F-1 grenades; * 20 RGO grenades; * 4 boxes of ammunition of different caliber with a total number of more than 4 thousand units.</li>
      </ul>
      <text:p text:style-name="P4">
All the identified combat means of the defeat were transferred to the needs of the Armed Forces of Ukraine.</text:p>
      <text:p text:style-name="P4">
Counter -dversary measures were conducted by security staff in the Donetsk Talugansk regions together with units of the Armed Forces and the National Police.</text:p>
      <text:p text:style-name="P4">
<text:span text:style-name="T4">
 Source: </text:span>
 <text:a xlink:type="simple" xlink:href="https://ssu.gov.ua/novyny/sbu-vykryla-rosiiskyi-skhron-z-ozbroienniam-u-pryfrontovykh-raionakh-luhanshchyny" text:style-name="Internet_20_link" text:visited-style-name="Visited_20_Internet_20_Link">
Security Service of Ukraine</text:a>
</text:p>
      <text:p text:style-name="P4">
News Source: <text:a xlink:type="simple" xlink:href="https://armyinform.com.ua/2023/04/18/sbu-vykryla-rosijskyj-shron-z-ozbroyennyam-u-pryfrontovyh-rajonah-luganshhyny/" text:style-name="Internet_20_link" text:visited-style-name="Visited_20_Internet_20_Link">
https://armyinform.com.ua/2023/04/18/sbu-vykryla-rosijskyj-shron-z-ozbroyennyam-u-pryfrontovyh-rajonah-luganshhyny/</text:a>
</text:p>
      <!--NEWS-->
      <text:h text:style-name="P10" text:outline-level="1">
<text:span text:style-name="T4">
Ukrainian defenders destroyed six "Shahmed" and one "Orlan"</text:span>
</text:h>
      <text:p text:style-name="P4">
Author: ['АРМІЯINFORM']</text:p>
      <text:p text:style-name="P4">
Time: 2023-04-18T98:00:00-04:00</text:p>
      <text:p text:style-name="P4">
Description: About Tse at Facebook, the commanding of the dousy forces of the ZSU. “18 KVITY 2023 Rock ... War with Ukraine 2022, War with Ukraine Latest News Today, News War with Ukraine 2022 The last for today, will there be a war between Ukraine and Russia, and when, the war with Ukraine will be or not, there will be or not, it will be, it will be whether the war with Ukraine in the near future says, the war with Ukraine, Ukrainian news today, Ukrainian news in Ukrainian media in Russian</text:p>
      <text:p text:style-name="P4">
Images: ['<text:a xlink:type="simple" xlink:href="https://armyinform.com.ua/wp-content/uploads/2023/04/341907436_782958746508837_1833625424772876340_n.jpg" text:style-name="Internet_20_link" text:visited-style-name="Visited_20_Internet_20_Link">
341907436_782958746508837_1833625424772876340_n.jpg</text:a>
']</text:p>
      <text:p text:style-name="P4">
Tags: ['STOPRUSSIA', 'БПЛА']</text:p>
      <text:p text:style-name="P4">
Category: News</text:p>
      <!--METADATA-->
      <text:p text:style-name="P4">
<draw:frame draw:style-name="fr1" draw:name="Image95" text:anchor-type="as-char" svg:width="6.9236in" svg:height="6.9236in" draw:z-index="0">
<draw:image xlink:href="../Images/AРМІЯINFORM/2023-04-18T98-00-00-04-00/341907436_782958746508837_1833625424772876340_n.jpg" xlink:type="simple" xlink:show="embed" xlink:actuate="onLoad" draw:mime-type="image/jpeg"/>
</draw:frame>
About it on Facebook <text:a xlink:type="simple" xlink:href="https://www.facebook.com/kpszsu/" text:style-name="Internet_20_link" text:visited-style-name="Visited_20_Internet_20_Link">
reports</text:a>
The Command of the Armed Forces of the Armed Forces.</text:p>
      <text:p text:style-name="P4">
“On April 18, 2023, the enemy attacked Ukraine in the southeastern direction of the shohod-136/131. 8 shock drones and one reconnaissance UAV "Orlan-10" were used.</text:p>
      <text:p text:style-name="P4">
Forces and means of air defense of the Air Force Air Air Force of Ukraine, six drones-Kamikadze "ShahED-136/131" of the OTRAN-10 Tab.</text:p>
      <text:p text:style-name="P4">
News Source: <text:a xlink:type="simple" xlink:href="https://armyinform.com.ua/2023/04/18/ukrayinski-zahysnyky-znyshhyly-shist-shahediv-ta-odyn-orlan/" text:style-name="Internet_20_link" text:visited-style-name="Visited_20_Internet_20_Link">
https://armyinform.com.ua/2023/04/18/ukrayinski-zahysnyky-znyshhyly-shist-shahediv-ta-odyn-orlan/</text:a>
</text:p>
      <!--NEWS-->
      <text:h text:style-name="P10" text:outline-level="1">
<text:span text:style-name="T4">
Short. War. Day 419. Videoodigest</text:span>
</text:h>
      <text:p text:style-name="P4">
Author: ['АРМІЯINFORM']</text:p>
      <text:p text:style-name="P4">
Time: 2023-04-18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ВІДЕОДАЙДЖЕСТ', 'ГШ ЗСУ']</text:p>
      <text:p text:style-name="P4">
Category: News</text:p>
      <!--METADATA-->
      <text:p text:style-name="P4">
News Source: <text:a xlink:type="simple" xlink:href="https://armyinform.com.ua/2023/04/18/korotko-vijna-den-419-videodajdzhest/" text:style-name="Internet_20_link" text:visited-style-name="Visited_20_Internet_20_Link">
https://armyinform.com.ua/2023/04/18/korotko-vijna-den-419-videodajdzhest/</text:a>
</text:p>
      <!--NEWS-->
      <text:h text:style-name="P10" text:outline-level="1">
<text:span text:style-name="T4">
AT Kupyansk Directive Russian Army Sheled Kamyanka, RedkoDub, Krasnoye Persher, Novomolinsk, Dvo ...</text:span>
</text:h>
      <text:p text:style-name="P4">
Authors: liveuamap (Language: en)</text:p>
      <text:p text:style-name="P4">
Time: 2023-04-19T-11:47:00</text:p>
      <text:p text:style-name="P4">
Location: Dvorichna, Kharkiv (Latitude:49.81849 Longtitude:37.61461)</text:p>
      <text:p text:style-name="P4">
Videos: []</text:p>
      <text:p text:style-name="P4">
Images: []</text:p>
      <text:p text:style-name="P4">
Tags: ["Russia"]</text:p>
      <text:p text:style-name="P4">
Id: 22557170</text:p>
      <!--METADATA-->
      <text:p text:style-name="P4">
At Kupiansk direction Russian army shelled Kamyanka, Ridkodub, Krasne Pershe,Novomlynsk, Dvorichna and Zapadne of Kharkiv region, - General Staff of ArmedForces of Ukraine says in the morning report</text:p>
      <text:p text:style-name="P4">
News Collection Link: <text:a xlink:type="simple" xlink:href="https://liveuamap.com/en/2023/19-april-at-kupiansk-direction-russian-army-shelled-kamyanka" text:style-name="Internet_20_link" text:visited-style-name="Visited_20_Internet_20_Link">
https://liveuamap.com/en/2023/19-april-at-kupiansk-direction-russian-army-shelled-kamyanka</text:a>
</text:p>
      <text:p text:style-name="P4">
News Source: <text:a xlink:type="simple" xlink:href="https://t.me/lumsrc/4532" text:style-name="Internet_20_link" text:visited-style-name="Visited_20_Internet_20_Link">
https://t.me/lumsrc/4532</text:a>
</text:p>
      <!--NEWS-->
      <text:h text:style-name="P10" text:outline-level="1">
<text:span text:style-name="T4">
Levko Lukyanenko's scholarships received nine Kremlin political prisoners for April</text:span>
</text:h>
      <text:p text:style-name="P4">
Authors: Ukrinform (Person)</text:p>
      <text:p text:style-name="P4">
Publisher: Укринформ (Organization)</text:p>
      <text:p text:style-name="P4">
Published Time: 2023-04-19T-132:15:17+03:00</text:p>
      <text:p text:style-name="P4">
Modified Time: 2023-04-19T17:15:17+03:00</text:p>
      <text:p text:style-name="P4">
Description: The Levko Lukyanenko State Scholarships received 9 Ukrainian citizens for April. - Ukrinform.</text:p>
      <text:p text:style-name="P4">
Images: ["<text:a xlink:type="simple" xlink:href="https://static.ukrinform.com/photos/2023_04/thumb_files/630_360_1681913650-557.jpg" text:style-name="Internet_20_link" text:visited-style-name="Visited_20_Internet_20_Link">
630_360_16819...</text:a>
"]</text:p>
      <text:p text:style-name="P4">
Tags: ["Політв'язні Кремля", 'Стипендія', "Левко Лук'яненко"]</text:p>
      <text:p text:style-name="P4">
Type: Article</text:p>
      <!--METADATA-->
      <text:p text:style-name="P4">
<draw:frame draw:style-name="fr1" draw:name="Image96" text:anchor-type="as-char" svg:width="6.9236in" svg:height="3.956343in" draw:z-index="0">
<draw:image xlink:href="../Images/yкринформ/2023-04-19T-132-15-17-03-00/630_360_1681913650-557.jpg" xlink:type="simple" xlink:show="embed" xlink:actuate="onLoad" draw:mime-type="image/jpeg"/>
</draw:frame>
Levko Lukyanenko, 9 Ukrainian citizens received in April.</text:p>
      <text:p text:style-name="P4">
About it reports Ukrinform with a link <text:a xlink:type="simple" xlink:href="https://minre.gov.ua/2023/04/19/stypendiyi-imeni-levka-lukyanenka-za-kviten-otrymaly-9-politvyazniv/" text:style-name="Internet_20_link" text:visited-style-name="Visited_20_Internet_20_Link">
</text:a>
.</text:p>
      <text:p text:style-name="P4">
"This scholarship is provided to citizens of Ukraine, illegally detained, maintained by the Russian Federation or the occupying administration of the Russian Federation in connection with their public or political activity," the statement reads.</text:p>
      <text:p text:style-name="P4">
<text:span text:style-name="T4">
 Read also: </text:span>
 <text:a xlink:type="simple" xlink:href="https://www.ukrinform.ua/rubric-society/3681911-stipendiu-lukanenka-za-berezen-otrimali-9-politvazniv-kremla.html" text:style-name="Internet_20_link" text:visited-style-name="Visited_20_Internet_20_Link">
<text:span text:style-name="T4">
 Spring </text:span>
</text:a>
The Levko Lukyanenko State Scholarship is appointed by the appropriate Decree of the President of Ukraine.</text:p>
      <text:p text:style-name="P4">
Payments are made during the period of illegal detention, maintenance and long -fashioned year after release.</text:p>
      <text:p text:style-name="P4">
As it was reported, the Ministry of Reintegration in March also paid state scholarships Levko Lukyanenko 9 Ukrainians.</text:p>
      <text:p text:style-name="P4">
News Source: <text:a xlink:type="simple" xlink:href="https://www.ukrinform.ua/rubric-society/3698012-stipendii-imeni-levka-lukanenka-za-kviten-otrimali-devat-politvazniv-kremla.html" text:style-name="Internet_20_link" text:visited-style-name="Visited_20_Internet_20_Link">
https://www.ukrinform.ua/rubric-society/3698012-stipendii-imeni-levka-lukanenka-za-kviten-otrimali-devat-politvazniv-kremla.html</text:a>
</text:p>
      <!--NEWS-->
      <text:h text:style-name="P10" text:outline-level="1">
<text:span text:style-name="T4">
The Armed Forces restrained the pressure in Bakhmut, where the enemy threw the greatest amount of forces - Sirsky</text:span>
</text:h>
      <text:p text:style-name="P4">
Authors: Ukrinform (Person)</text:p>
      <text:p text:style-name="P4">
Publisher: Укринформ (Organization)</text:p>
      <text:p text:style-name="P4">
Published Time: 2023-04-19T-134:12:00+03:00</text:p>
      <text:p text:style-name="P4">
Modified Time: 2023-04-19T17:12:00+03:00</text:p>
      <text:p text:style-name="P4">
Description: In the Bakhmut direction, on the night of April 19, Ukraine's air defense units were destroyed in addition to the live force and technique of Russian invaders two more enemy drones - Zala and Orlan. - Ukrinform.</text:p>
      <text:p text:style-name="P4">
Images: ["<text:a xlink:type="simple" xlink:href="https://static.ukrinform.com/photos/2023_04/thumb_files/630_360_1681912977-571.jpeg" text:style-name="Internet_20_link" text:visited-style-name="Visited_20_Internet_20_Link">
630_360_16819...</text:a>
"]</text:p>
      <text:p text:style-name="P4">
Tags: ['Бахмут', 'Сирський', 'Війна з росією']</text:p>
      <text:p text:style-name="P4">
Type: Article</text:p>
      <!--METADATA-->
      <text:p text:style-name="P4">
<draw:frame draw:style-name="fr1" draw:name="Image97" text:anchor-type="as-char" svg:width="6.9236in" svg:height="3.956343in" draw:z-index="0">
<draw:image xlink:href="../Images/yкринформ/2023-04-19T-134-12-00-03-00/630_360_1681912977-571.jpeg" xlink:type="simple" xlink:show="embed" xlink:actuate="onLoad" draw:mime-type="image/jpeg"/>
</draw:frame>
The Nabakhmut direction on the night of April 19, the units of air defense of Ukraine destroyed the generous enemy drones - Zala and Orlan "in addition to the living force and technique of Russian invaders.</text:p>
      <text:p text:style-name="P4">
The Commander of the Land Forces of the Armed Forces of Ukraine, General-General of Syrsky, reported in <text:a xlink:type="simple" xlink:href="https://t.me/osirskiy/45" text:style-name="Internet_20_link" text:visited-style-name="Visited_20_Internet_20_Link">
</text:a>
, reports Ukrinform.</text:p>
      <text:p text:style-name="P4">
As Syrsky noted, the Bakhmut direction remains the epicenter of the Russian pattern.</text:p>
      <text:p text:style-name="P4">
<text:span text:style-name="T4">
 Read also: </text:span>
 <text:a xlink:type="simple" xlink:href="https://www.ukrinform.ua/rubric-ato/3697306-rf-jmovirno-perekidae-na-bahmutskij-napramok-dodatkovi-sili-rozvidka-britanii.html" text:style-name="Internet_20_link" text:visited-style-name="Visited_20_Internet_20_Link">
</text:a>
"The enemy concentrates in Bakhmut the most forces and dreams of fully aware of the city. However, the defense forces restrain the enemy's pressure in dynamic battles, causing him significant losses," the commander said.</text:p>
      <text:p text:style-name="P4">
<text:span text:style-name="T5">
Viso: <text:a xlink:type="simple" xlink:href="https://t.me/operativnoZSU/92071" text:style-name="Internet_20_link" text:visited-style-name="Visited_20_Internet_20_Link">
</text:a>
</text:span>
</text:p>
      <text:p text:style-name="P4">
As reported by Ukrinform, according to the Deputy Minister of Defense of Ukraine Gannimar, <text:a xlink:type="simple" xlink:href="https://www.ukrinform.ua/rubric-ato/3697951-bahmut-dla-rosii-vze-stav-odnieu-z-najdorozcih-operacij-malar.html" text:style-name="Internet_20_link" text:visited-style-name="Visited_20_Internet_20_Link">
</text:a>
because they are there that they suffer the biggest losses both in technology and in live strength.</text:p>
      <text:p text:style-name="P4">
<text:span text:style-name="T5">
Foto: Alexander Sirsky, telegram</text:span>
</text:p>
      <text:p text:style-name="P4">
News Source: <text:a xlink:type="simple" xlink:href="https://www.ukrinform.ua/rubric-ato/3698010-zsu-strimuut-natisk-u-bahmuti-kudi-vorog-kinuv-najbilsu-kilkist-sil-sirskij.html" text:style-name="Internet_20_link" text:visited-style-name="Visited_20_Internet_20_Link">
https://www.ukrinform.ua/rubric-ato/3698010-zsu-strimuut-natisk-u-bahmuti-kudi-vorog-kinuv-najbilsu-kilkist-sil-sirskij.html</text:a>
</text:p>
      <!--NEWS-->
      <text:h text:style-name="P10" text:outline-level="1">
<text:span text:style-name="T4">
AT LIMAN DIRETIIN RUSSIAN Army Shelled Stelmakhivka, Nedske, Grigorivka, Bigorivka of the Meadow ...</text:span>
</text:h>
      <text:p text:style-name="P4">
Authors: liveuamap (Language: en)</text:p>
      <text:p text:style-name="P4">
Time: 2023-04-19T-13:47:00</text:p>
      <text:p text:style-name="P4">
Location: Bakhmut (Latitude:48.80675 Longtitude:38.25062)</text:p>
      <text:p text:style-name="P4">
Videos: []</text:p>
      <text:p text:style-name="P4">
Images: []</text:p>
      <text:p text:style-name="P4">
Tags: ["Russia"]</text:p>
      <text:p text:style-name="P4">
Id: 22557168</text:p>
      <!--METADATA-->
      <text:p text:style-name="P4">
At Lyman direction Russian army shelled Stelmakhivka, Nevske, Hryhorivka,Bilohorivka of Luhansk region and Ivanivka, Torske and Spirne of Donetskregion, - General Staff of Armed Forces of Ukraine says in the morning report</text:p>
      <text:p text:style-name="P4">
News Collection Link: <text:a xlink:type="simple" xlink:href="https://liveuamap.com/en/2023/19-april-at-lyman-direction-russian-army-shelled-stelmakhivka" text:style-name="Internet_20_link" text:visited-style-name="Visited_20_Internet_20_Link">
https://liveuamap.com/en/2023/19-april-at-lyman-direction-russian-army-shelled-stelmakhivka</text:a>
</text:p>
      <text:p text:style-name="P4">
News Source: <text:a xlink:type="simple" xlink:href="https://t.me/lumsrc/4533" text:style-name="Internet_20_link" text:visited-style-name="Visited_20_Internet_20_Link">
https://t.me/lumsrc/4533</text:a>
</text:p>
      <!--NEWS-->
      <text:h text:style-name="P10" text:outline-level="1">
<text:span text:style-name="T4">
JSU Bakhmut Directio Rusian Army Shelled Vasukivka, Minkivka, Orikhovo-Vasylivka, Novomarkov ...</text:span>
</text:h>
      <text:p text:style-name="P4">
Authors: liveuamap (Language: en)</text:p>
      <text:p text:style-name="P4">
Time: 2023-04-19T-15:47:00</text:p>
      <text:p text:style-name="P4">
Location: Novhorods'ke, Donetsk Oblast (Latitude:48.32864 Longtitude:37.83726)</text:p>
      <text:p text:style-name="P4">
Videos: []</text:p>
      <text:p text:style-name="P4">
Images: []</text:p>
      <text:p text:style-name="P4">
Tags: ["Russia"]</text:p>
      <text:p text:style-name="P4">
Id: 22557166</text:p>
      <!--METADATA-->
      <text:p text:style-name="P4">
At Bakhmut Direction Russian Army Shelled Vasukivka, Minkivka, Orikhovo -Vasylivka, Novomarkove, Hryhorivka, Bakhmut, Ivanivske, Stupochky, Stupochky. Al Staff ofarMed Forces of Ukraine Says in the Morning Report</text:p>
      <text:p text:style-name="P4">
News Collection Link:(https://liveuamap.com/en/2023/19-april-at-bakhmut-direction-russian-army-shelled-vasukivka)</text:p>
      <text:p text:style-name="P4">
News Source: <text:a xlink:type="simple" xlink:href="https://t.me/lumsrc/4534" text:style-name="Internet_20_link" text:visited-style-name="Visited_20_Internet_20_Link">
https://t.me/lumsrc/4534</text:a>
</text:p>
      <!--NEWS-->
      <text:h text:style-name="P10" text:outline-level="1">
<text:span text:style-name="T4">
JSC Avdiivka Directioz Rusyan Army Shelled Novokalinova, Avdiivka, Tonyne, Nethyllov And ...</text:span>
</text:h>
      <text:p text:style-name="P4">
Authors: liveuamap (Language: en)</text:p>
      <text:p text:style-name="P4">
Time: 2023-04-19T-17:47:00</text:p>
      <text:p text:style-name="P4">
Location: Donetsk (Latitude:48.09688 Longtitude:37.58612)</text:p>
      <text:p text:style-name="P4">
Videos: []</text:p>
      <text:p text:style-name="P4">
Images: []</text:p>
      <text:p text:style-name="P4">
Tags: ["Russia"]</text:p>
      <text:p text:style-name="P4">
Id: 22557165</text:p>
      <!--METADATA-->
      <text:p text:style-name="P4">
At Avdiyivka directions Russian army shelled Novokalynove, Avdiyivka, Tonenke,Netaylove and Pervomayske of Donetsk region, - General Staff of Armed Forcesof Ukraine says in the morning report</text:p>
      <text:p text:style-name="P4">
News Collection Link: <text:a xlink:type="simple" xlink:href="https://liveuamap.com/en/2023/19-april-at-avdiyivka-directions-russian-army-shelled-novokalynove" text:style-name="Internet_20_link" text:visited-style-name="Visited_20_Internet_20_Link">
https://liveuamap.com/en/2023/19-april-at-avdiyivka-directions-russian-army-shelled-novokalynove</text:a>
</text:p>
      <text:p text:style-name="P4">
News Source: <text:a xlink:type="simple" xlink:href="https://t.me/lumsrc/4535" text:style-name="Internet_20_link" text:visited-style-name="Visited_20_Internet_20_Link">
https://t.me/lumsrc/4535</text:a>
</text:p>
      <!--NEWS-->
      <text:h text:style-name="P10" text:outline-level="1">
<text:span text:style-name="T4">
At Maryinka direction Russian army shelled Krasnohorivka, Maryinka, Pobyeda and Novomykhayliv...</text:span>
</text:h>
      <text:p text:style-name="P4">
Authors: liveuamap (Language: en)</text:p>
      <text:p text:style-name="P4">
Time: 2023-04-19T-19:47:00</text:p>
      <text:p text:style-name="P4">
Location: Donetsk (Latitude:47.8551 Longtitude:37.47694)</text:p>
      <text:p text:style-name="P4">
Videos: []</text:p>
      <text:p text:style-name="P4">
Images: []</text:p>
      <text:p text:style-name="P4">
Tags: ["Russia"]</text:p>
      <text:p text:style-name="P4">
Id: 22557164</text:p>
      <!--METADATA-->
      <text:p text:style-name="P4">
At Maryinka direction Russian army shelled Krasnohorivka, Maryinka, Pobyedaand Novomykhaylivka, - General Staff of Armed Forces of Ukraine says in themorning report</text:p>
      <text:p text:style-name="P4">
News Collection Link: <text:a xlink:type="simple" xlink:href="https://liveuamap.com/en/2023/19-april-at-maryinka-direction-russian-army-shelled-krasnohorivka" text:style-name="Internet_20_link" text:visited-style-name="Visited_20_Internet_20_Link">
https://liveuamap.com/en/2023/19-april-at-maryinka-direction-russian-army-shelled-krasnohorivka</text:a>
</text:p>
      <text:p text:style-name="P4">
News Source: <text:a xlink:type="simple" xlink:href="https://t.me/lumsrc/4536" text:style-name="Internet_20_link" text:visited-style-name="Visited_20_Internet_20_Link">
https://t.me/lumsrc/4536</text:a>
</text:p>
      <!--NEWS-->
      <text:h text:style-name="P10" text:outline-level="1">
<text:span text:style-name="T4">
We do everything to increase the opportunity to defend themselves from the blows of the Russian Federation - Zelensky</text:span>
</text:h>
      <text:p text:style-name="P4">
Authors: Ukrinform (Person)</text:p>
      <text:p text:style-name="P4">
Publisher: Укринформ (Organization)</text:p>
      <text:p text:style-name="P4">
Published Time: 2023-04-19T-20:52:00+03:00</text:p>
      <text:p text:style-name="P4">
Modified Time: 2023-04-19T23:52:00+03:00</text:p>
      <text:p text:style-name="P4">
Description: At the state level, everything is done to increase the ability to protect and protect against Russian blows. The air defense systems and other weapons to protect the sky now, in Ukraine, are very serious. But they must be - and, confident, will be more powerful. - Ukrinform.</text:p>
      <text:p text:style-name="P4">
Images: ["<text:a xlink:type="simple" xlink:href="https://static.ukrinform.com/photos/2023_04/thumb_files/630_360_1681938180-984.png" text:style-name="Internet_20_link" text:visited-style-name="Visited_20_Internet_20_Link">
630_360_16819...</text:a>
"]</text:p>
      <text:p text:style-name="P4">
Tags: ['ЗСУ', 'Зеленський', 'Війна з росією', '#stoprussia', 'ППО', 'Ракетний удар']</text:p>
      <text:p text:style-name="P4">
Type: Article</text:p>
      <!--METADATA-->
      <text:p text:style-name="P4">
<draw:frame draw:style-name="fr1" draw:name="Image98" text:anchor-type="as-char" svg:width="6.9236in" svg:height="3.956343in" draw:z-index="0">
<draw:image xlink:href="../Images/yкринформ/2023-04-19T-20-52-00-03-00/630_360_1681938180-984.png" xlink:type="simple" xlink:show="embed" xlink:actuate="onLoad" draw:mime-type="image/png"/>
</draw:frame>
Everything is done to the equilibrium to increase the ability to protect and defend the sprout. The air defense systems and other weapons to protect the sky now, in Ukraine, are very serious. But they must be - and, confident, will be more powerful.</text:p>
      <text:p text:style-name="P4">
This was stated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290" text:style-name="Internet_20_link" text:visited-style-name="Visited_20_Internet_20_Link">
</text:a>
</text:span>
</text:p>
      <text:p text:style-name="P4">
<text:span text:style-name="T4">
 _ I wish health, dear Ukrainians!_ </text:span>
</text:p>
      <text:p text:style-name="P4">
I come back from business trip.</text:p>
      <text:p text:style-name="P4">
Today was in Volyn, our border guards, on the border, in particular with Belarus. The border, protection, development of border territory - many issues. Volyn demonstrates true strength, and this is felt in how the region is in the security of the whole state.</text:p>
      <text:p text:style-name="P4">
He presented the awards to our border guards ... Together with all our forces and safety, border guards are fighting on the front line, in particular on the most difficult people. Bakhmut, in general Donetsk region ... real heroes who have successfully fulfilled hundreds of combat missions.</text:p>
      <text:p text:style-name="P4">
We also prepare new units - units of border guards - which join our active actions, to the movement, which we gradually develop.</text:p>
      <text:p text:style-name="P4">
We are always working on the development of our areas - absolutely everyone. Today, he had a wide meeting with the heads of the region, local law enforcement officers, military, all those responsible for the safety and social status of the region. There were several infrastructure projects that will strengthen Volyn - and will be able to guarantee long -term workplaces and economy. I am sure that we are sure to implement all this. Soon.</text:p>
      <text:p text:style-name="P4">
We continue to prepare our international steps not only this week, but in the near future. Ukraine's protection, international order based on referrals, remains a number one global agenda.</text:p>
      <text:p text:style-name="P4">
By the way, thank you to the United States for the next military support package, it has been announced today.</text:p>
      <text:p text:style-name="P4">
And separately I want to mention today our defenders and defenders of the sky - air forces and relevant units of other kinds <text:a xlink:type="simple" xlink:href="https://www.ukrinform.ua/tag-zsu" text:style-name="Internet_20_link" text:visited-style-name="Visited_20_Internet_20_Link">
</text:a>
.</text:p>
      <text:p text:style-name="P4">
Thank you to everyone who with its accuracy and speed provides efficiency for the whole weapon that has appeared in our country!Glory to everyone and everyone who is now in battle for our country for the sake of Ukraine!</text:p>
      <text:p text:style-name="P4">
Glory to our strong people!</text:p>
      <text:p text:style-name="P4">
<text:span text:style-name="T4">
<text:span text:style-name="T5">
Glory to Ukraine!</text:span>
 </text:span>
</text:p>
      <text:p text:style-name="P4">
News Source: <text:a xlink:type="simple" xlink:href="https://www.ukrinform.ua/rubric-ato/3698161-robimo-vse-abi-zbilsuvati-mozlivist-zahisatisa-vid-udariv-rf-zelenskij.html" text:style-name="Internet_20_link" text:visited-style-name="Visited_20_Internet_20_Link">
https://www.ukrinform.ua/rubric-ato/3698161-robimo-vse-abi-zbilsuvati-mozlivist-zahisatisa-vid-udariv-rf-zelenskij.html</text:a>
</text:p>
      <!--NEWS-->
      <text:h text:style-name="P10" text:outline-level="1">
<text:span text:style-name="T4">
JSC Shaktarske Directio Rusian of the Army Shelled Kalledar, Wondering, Novoukrainka And the Great ...</text:span>
</text:h>
      <text:p text:style-name="P4">
Authors: liveuamap (Language: en)</text:p>
      <text:p text:style-name="P4">
Time: 2023-04-19T-21:47:00</text:p>
      <text:p text:style-name="P4">
Location: Zaporizhzhia (Latitude:47.78167 Longtitude:37.06375)</text:p>
      <text:p text:style-name="P4">
Videos: []</text:p>
      <text:p text:style-name="P4">
Images: []</text:p>
      <text:p text:style-name="P4">
Tags: ["Russia"]</text:p>
      <text:p text:style-name="P4">
Id: 22557163</text:p>
      <!--METADATA-->
      <text:p text:style-name="P4">
At Shaktarske direction Russian army shelled Vuhledar, Prechystivka,Novoukrayinka and Velyka Novosilka, - General Staff of Armed Forces of Ukrainesays in the morning report</text:p>
      <text:p text:style-name="P4">
News Collection Link: <text:a xlink:type="simple" xlink:href="https://liveuamap.com/en/2023/19-april-at-shaktarske-direction-russian-army-shelled-vuhledar" text:style-name="Internet_20_link" text:visited-style-name="Visited_20_Internet_20_Link">
https://liveuamap.com/en/2023/19-april-at-shaktarske-direction-russian-army-shelled-vuhledar</text:a>
</text:p>
      <text:p text:style-name="P4">
News Source: <text:a xlink:type="simple" xlink:href="https://t.me/lumsrc/4537" text:style-name="Internet_20_link" text:visited-style-name="Visited_20_Internet_20_Link">
https://t.me/lumsrc/4537</text:a>
</text:p>
      <!--NEWS-->
      <text:h text:style-name="P10" text:outline-level="1">
<text:span text:style-name="T4">
In Moldova, they do not see a military threat from</text:span>
</text:h>
      <text:p text:style-name="P4">
Authors: Ukrinform (Person)</text:p>
      <text:p text:style-name="P4">
Publisher: Укринформ (Organization)</text:p>
      <text:p text:style-name="P4">
Published Time: 2023-04-19T-22:47:00+03:00</text:p>
      <text:p text:style-name="P4">
Modified Time: 2023-04-19T23:47:00+03:00</text:p>
      <text:p text:style-name="P4">
Description: There is currently no military threat to Moldova, but Russia continues to try to destabilize the country. - Ukrinform.</text:p>
      <text:p text:style-name="P4">
Images: ["<text:a xlink:type="simple" xlink:href="https://static.ukrinform.com/photos/2023_04/thumb_files/630_360_1681936496-379.jpg" text:style-name="Internet_20_link" text:visited-style-name="Visited_20_Internet_20_Link">
630_360_16819...</text:a>
"]</text:p>
      <text:p text:style-name="P4">
Tags: ['Молдова', 'Нідерланди', 'росія']</text:p>
      <text:p text:style-name="P4">
Type: Article</text:p>
      <!--METADATA-->
      <text:p text:style-name="P4">
<draw:frame draw:style-name="fr1" draw:name="Image99" text:anchor-type="as-char" svg:width="6.9236in" svg:height="3.956343in" draw:z-index="0">
<draw:image xlink:href="../Images/yкринформ/2023-04-19T-22-47-00-03-00/630_360_1681936496-379.jpg" xlink:type="simple" xlink:show="embed" xlink:actuate="onLoad" draw:mime-type="image/jpeg"/>
</draw:frame>
It is currently a military threat to Moldova, but Russia continues to try to define the country.</text:p>
      <text:p text:style-name="P4">
This was stated in an interview with NOS Minister of Foreign Affairs of Moldova Nikpopeska. transmits Ukrinform with reference to <text:a xlink:type="simple" xlink:href="https://nos.nl/artikel/2472068-moldavie-kan-hybride-aanvallen-van-rusland-weerstaan-met-hulp-uit-nederland" text:style-name="Internet_20_link" text:visited-style-name="Visited_20_Internet_20_Link">
</text:a>
.</text:p>
      <text:p text:style-name="P4">
“There is currently no Russian military threat to <text:a xlink:type="simple" xlink:href="https://www.ukrinform.ua/tag-moldova" text:style-name="Internet_20_link" text:visited-style-name="Visited_20_Internet_20_Link">
</text:a>
, but Russia continues to try to delay the country. It's hard, but we will handle. While Ukraine is keeping safe, ”Popeska said.</text:p>
      <text:p text:style-name="P4">
On April 19, the Netherlands officially opened the Embassy in Chisinau.</text:p>
      <text:p text:style-name="P4">
It is noted that partly due to the war in Ukraine, the diplomatic ties with Moldova are further strengthened.</text:p>
      <text:p text:style-name="P4">
<text:span text:style-name="T4">
 Read also: </text:span>
 <text:a xlink:type="simple" xlink:href="https://www.ukrinform.ua/rubric-world/3697133-glavu-tatarstanu-ne-pustili-na-teritoriu-moldovi.html" text:style-name="Internet_20_link" text:visited-style-name="Visited_20_Internet_20_Link">
<text:span text:style-name="T4">
 Moldova </text:span>
</text:a>
"The Netherlands wants to prevent Russia from engaging the country into their sphere of influence in a way," said the Minister of Foreign Affairs of the Netherlands Vopkegukstra.</text:p>
      <text:p text:style-name="P4">
After a full -scale Russian invasion of Ukraine, the pro -European government was deeply concerned about Russia's attempts to destabilize the country.</text:p>
      <text:p text:style-name="P4">
According to the Netherlands, the Netherlands play an important role in cybersecurity.</text:p>
      <text:p text:style-name="P4">
In his <text:a xlink:type="simple" xlink:href="https://twitter.com/WBHoekstra/status/1648691051102609408" text:style-name="Internet_20_link" text:visited-style-name="Visited_20_Internet_20_Link">
</text:a>
The Foreign Minister of the Netherlands Vopke Gustra also wrote that the Dutch-Moldovan relations became even closer.</text:p>
      <text:p text:style-name="P4">
He also expressed support for the ambitious government reforms and its determination to be integration into the EU.</text:p>
      <text:p text:style-name="P4">
“With today's discovery of the Embassy of the Netherlands E Chisinau we have deepened cooperation in areas such as justice, fight against corruption, energy safety and cyber resistance. The Netherlands will continue to help build stronger and more European Moldova, ”he wrote.</text:p>
      <text:p text:style-name="P4">
<text:span text:style-name="T4">
 Read also: </text:span>
 <text:a xlink:type="simple" xlink:href="https://www.ukrinform.ua/rubric-polytics/3695520-ukraina-zahisae-moldovu-vid-destabilizacii-z-boku-rosii-popesku.html" text:style-name="Internet_20_link" text:visited-style-name="Visited_20_Internet_20_Link">
<text:span text:style-name="T4">
 Moldova </text:span>
</text:a>
According to him, many spoke about the war in Ukraine. He also noted that the Norland firmly support Moldova in her efforts to increase the stability of threats from Russia.<text:span text:style-name="T5">
Foto: epa</text:span>
</text:p>
      <text:p text:style-name="P4">
News Source: <text:a xlink:type="simple" xlink:href="https://www.ukrinform.ua/rubric-world/3698160-u-moldovi-narazi-ne-bacat-vijskovoi-zagrozi-z-boku-rosii.html" text:style-name="Internet_20_link" text:visited-style-name="Visited_20_Internet_20_Link">
https://www.ukrinform.ua/rubric-world/3698160-u-moldovi-narazi-ne-bacat-vijskovoi-zagrozi-z-boku-rosii.html</text:a>
</text:p>
      <!--NEWS-->
      <text:h text:style-name="P10" text:outline-level="1">
<text:span text:style-name="T4">
At Zaporizhzhia and Kherson directions Russian army shelled Novopil of Donetsk region; Olhivs...</text:span>
</text:h>
      <text:p text:style-name="P4">
Authors: liveuamap (Language: en)</text:p>
      <text:p text:style-name="P4">
Time: 2023-04-19T-23:47:00</text:p>
      <text:p text:style-name="P4">
Location: Kherson (Latitude:46.6512 Longtitude:32.59832)</text:p>
      <text:p text:style-name="P4">
Videos: []</text:p>
      <text:p text:style-name="P4">
Images: []</text:p>
      <text:p text:style-name="P4">
Tags: ["Russia"]</text:p>
      <text:p text:style-name="P4">
Id: 22557160</text:p>
      <!--METADATA-->
      <text:p text:style-name="P4">
At Zaporizhzhia and Kherson directions Russian army shelled Novopil of Donetskregion; Olhivske, Malynivka, Chervone, Huliaipole, Charivne, Orikhiv, Stepoveand Plavni of Zaporizhzhia region; Antonivka of Kherson region and Khersoncity, - General Staff of Armed Forces of Ukraine says in the morning report</text:p>
      <text:p text:style-name="P4">
News Collection Link: <text:a xlink:type="simple" xlink:href="https://liveuamap.com/en/2023/19-april-at-zaporizhzhia-and-kherson-directions-russian-army" text:style-name="Internet_20_link" text:visited-style-name="Visited_20_Internet_20_Link">
https://liveuamap.com/en/2023/19-april-at-zaporizhzhia-and-kherson-directions-russian-army</text:a>
</text:p>
      <text:p text:style-name="P4">
News Source: <text:a xlink:type="simple" xlink:href="https://t.me/lumsrc/4538" text:style-name="Internet_20_link" text:visited-style-name="Visited_20_Internet_20_Link">
https://t.me/lumsrc/4538</text:a>
</text:p>
      <!--NEWS-->
      <text:h text:style-name="P10" text:outline-level="1">
<text:span text:style-name="T4">
The KMVA explained the cause of the outbreak over Kiev - NASA satellite fell</text:span>
</text:h>
      <text:p text:style-name="P4">
Authors: Ukrinform (Person)</text:p>
      <text:p text:style-name="P4">
Publisher: Укринформ (Organization)</text:p>
      <text:p text:style-name="P4">
Published Time: 2023-04-19T-24:38:00+03:00</text:p>
      <text:p text:style-name="P4">
Modified Time: 2023-04-19T23:38:00+03:00</text:p>
      <text:p text:style-name="P4">
Description: The outbreak that the people of Kiev could see in the evening were the result of falling to the Earth of the NASA cosmic satellite. - Ukrinform.</text:p>
      <text:p text:style-name="P4">
Images: ["<text:a xlink:type="simple" xlink:href="https://static.ukrinform.com/photos/2023_04/thumb_files/630_360_1681936590-768.jpg" text:style-name="Internet_20_link" text:visited-style-name="Visited_20_Internet_20_Link">
630_360_16819...</text:a>
"]</text:p>
      <text:p text:style-name="P4">
Tags: ['NASA', 'Супутник', 'Київ']</text:p>
      <text:p text:style-name="P4">
Type: Article</text:p>
      <!--METADATA-->
      <text:p text:style-name="P4">
<draw:frame draw:style-name="fr1" draw:name="Image100" text:anchor-type="as-char" svg:width="6.9236in" svg:height="3.956343in" draw:z-index="0">
<draw:image xlink:href="../Images/yкринформ/2023-04-19T-24-38-00-03-00/630_360_1681936590-768.jpg" xlink:type="simple" xlink:show="embed" xlink:actuate="onLoad" draw:mime-type="image/jpeg"/>
</draw:frame>
The outbreak that the people of Kiev could see in the evening were the result of falling to the land of the NASA space satellite.</text:p>
      <text:p text:style-name="P4">
As Ukrinform reports, about it in <text:a xlink:type="simple" xlink:href="https://t.me/VA_Kyiv/1496" text:style-name="Internet_20_link" text:visited-style-name="Visited_20_Internet_20_Link">
</text:a>
The KMVA reports.</text:p>
      <text:p text:style-name="P4">
"At about 10:00 pm on April 19, the air facility was observed in the sky in the sky.</text:p>
      <text:p text:style-name="P4">
<text:span text:style-name="T4">
 Read also: </text:span>
 <text:a xlink:type="simple" xlink:href="https://www.ukrinform.ua/rubric-technology/3696720-do-zemli-nablizaetsa-stometrovij-asteroid-nasa.html" text:style-name="Internet_20_link" text:visited-style-name="Visited_20_Internet_20_Link">
<text:span text:style-name="T4">
 NASA </text:span>
</text:a>
According to the Chief of the KMVA Sergiy Poko, in order to avoid the victims of the fall of the debris, air alarm was declared.</text:p>
      <text:p text:style-name="P4">
"The air defense did not work," he summarized.</text:p>
      <text:p text:style-name="P4">
As reported by Ukrinform, <text:a xlink:type="simple" xlink:href="https://www.ukrinform.ua/rubric-ato/3698152-u-nebi-nad-kievom-pomitili-spalahi-na-kiivsini-zafiksuvali-povitranu-cil.html" text:style-name="Internet_20_link" text:visited-style-name="Visited_20_Internet_20_Link">
</text:a>
S</text:p>
      <text:p text:style-name="P4">
Photo: Nasa</text:p>
      <text:p text:style-name="P4">
News Source: <text:a xlink:type="simple" xlink:href="https://www.ukrinform.ua/rubric-kyiv/3698159-u-kmva-poasnili-pricinu-spalahu-nad-kievom-padav-suputnik-nasa.html" text:style-name="Internet_20_link" text:visited-style-name="Visited_20_Internet_20_Link">
https://www.ukrinform.ua/rubric-kyiv/3698159-u-kmva-poasnili-pricinu-spalahu-nad-kievom-padav-suputnik-nasa.html</text:a>
</text:p>
      <!--NEWS-->
      <text:h text:style-name="P10" text:outline-level="1">
<text:span text:style-name="T4">
Zelenskaya presented an educational course on classification of health -related indicators</text:span>
</text:h>
      <text:p text:style-name="P4">
Authors: Ukrinform (Person)</text:p>
      <text:p text:style-name="P4">
Publisher: Укринформ (Organization)</text:p>
      <text:p text:style-name="P4">
Published Time: 2023-04-19T-26:25:50+03:00</text:p>
      <text:p text:style-name="P4">
Modified Time: 2023-04-19T23:25:50+03:00</text:p>
      <text:p text:style-name="P4">
Description: The first lady of Ukraine Olena Zelenskaya, together with the Minister of Health Viktor Lyashko and Advisor - Authorized President for Barrierity Tatiana Lomakina, visited the BMR "Belotserkivska City Hospital No. 2" in Kyiv region. - Ukrinform.</text:p>
      <text:p text:style-name="P4">
Images: ["<text:a xlink:type="simple" xlink:href="https://static.ukrinform.com/photos/2023_04/thumb_files/630_360_1681931010-666.jpeg" text:style-name="Internet_20_link" text:visited-style-name="Visited_20_Internet_20_Link">
630_360_16819...</text:a>
", "<text:a xlink:type="simple" xlink:href="https://static.ukrinform.com/photos/2023_04/1681931009-599.jpeg" text:style-name="Internet_20_link" text:visited-style-name="Visited_20_Internet_20_Link">
1681931009-59...</text:a>
", "<text:a xlink:type="simple" xlink:href="https://static.ukrinform.com/photos/2023_04/1681931010-958.jpeg" text:style-name="Internet_20_link" text:visited-style-name="Visited_20_Internet_20_Link">
1681931010-95...</text:a>
", "<text:a xlink:type="simple" xlink:href="https://static.ukrinform.com/photos/2023_04/1681931010-200.jpeg" text:style-name="Internet_20_link" text:visited-style-name="Visited_20_Internet_20_Link">
1681931010-20...</text:a>
"]</text:p>
      <text:p text:style-name="P4">
Tags: ['Медицина', 'МОЗ', 'Освіта', 'Реабілітація', 'ВООЗ', 'Київщина', 'Олена Зеленська']</text:p>
      <text:p text:style-name="P4">
Type: Article</text:p>
      <!--METADATA-->
      <text:p text:style-name="P4">
<draw:frame draw:style-name="fr1" draw:name="Image101" text:anchor-type="as-char" svg:width="6.9236in" svg:height="3.956343in" draw:z-index="0">
<draw:image xlink:href="../Images/yкринформ/2023-04-19T-26-25-50-03-00/630_360_1681931010-666.jpeg" xlink:type="simple" xlink:show="embed" xlink:actuate="onLoad" draw:mime-type="image/jpeg"/>
</draw:frame>
Olena Zelenskaya, together with the Minister of Health Viktorlyashk and Advisor, Olena Zelenskaya, Viktorkivska City Hospital # 2, visited the KNP BMR in Kyiv region.</text:p>
      <text:p text:style-name="P4">
They presented the course "Basic Principles of ICF application(International classification of functioning)»For multidisciplinary medical teams. About this on <text:a xlink:type="simple" xlink:href="https://president.gov.ua/news/olena-zelenska-vidvidala-medzaklad-na-kiyivshini-de-bulo-pre-82361" text:style-name="Internet_20_link" text:visited-style-name="Visited_20_Internet_20_Link">
</text:a>
President of Ukraine, Ukrinform reports.</text:p>
      <text:p text:style-name="P4">
<draw:frame draw:style-name="fr1" draw:name="Image102" text:anchor-type="as-char" svg:width="6.9236in" svg:height="4.613521in" draw:z-index="0">
<draw:image xlink:href="../Images/yкринформ/2023-04-19T-26-25-50-03-00/1681931009-599.jpeg" xlink:type="simple" xlink:show="embed" xlink:actuate="onLoad" draw:mime-type="image/jpeg"/>
</draw:frame>
“Doctors will receive the best tools, practices, knowledge, access to training to return the quality of life to the best of our compatriots, the awareness of all of it wanted to take away the attacker. And here there is not only a medical but also an important plane. ICF is a step towards transparency. And here there is a psychological plane: proper definition and rehabilitation return people not only physical opportunities, but also belief in themselves and in life. Yes, our society has changed. It will not be the same as before. But it may be better if we are aroused for anyone who was injured by war, decent conditions, worthy, worthy, ” - stressed <text:a xlink:type="simple" xlink:href="https://www.ukrinform.ua/tag-olena-zelenska" text:style-name="Internet_20_link" text:visited-style-name="Visited_20_Internet_20_Link">
</text:a>
 .</text:p>
      <text:p text:style-name="P4">
<draw:frame draw:style-name="fr1" draw:name="Image103" text:anchor-type="as-char" svg:width="6.9236in" svg:height="4.613521in" draw:z-index="0">
<draw:image xlink:href="../Images/yкринформ/2023-04-19T-26-25-50-03-00/1681931010-958.jpeg" xlink:type="simple" xlink:show="embed" xlink:actuate="onLoad" draw:mime-type="image/jpeg"/>
</draw:frame>
In the near future, multidisciplinary teams in 244 medical institutions that will be rehabilitation services under the packages of medical guarantees, begin to use a new system of evaluation and planning of rehabilitation assistance in accordance with ICF.</text:p>
      <text:p text:style-name="P4">
<draw:frame draw:style-name="fr1" draw:name="Image104" text:anchor-type="as-char" svg:width="6.9236in" svg:height="4.613521in" draw:z-index="0">
<draw:image xlink:href="../Images/yкринформ/2023-04-19T-26-25-50-03-00/1681931010-200.jpeg" xlink:type="simple" xlink:show="embed" xlink:actuate="onLoad" draw:mime-type="image/jpeg"/>
</draw:frame>
The First Lady and Health Minister also got acquainted with the work of the Multi -Didisciplinary Team on the basis of Belotserkovsk City Hospital № 2. Her rehabilitation graduated from the three -year project of Mozkraine on high -intensity rehabilitation, which is realized jointly by the SCACA.(Norway), as well as cooperation with the element in the selection and use of rehabilitation aids.</text:p>
      <text:p text:style-name="P4">
During the event, the educational course "Basic Principles of use of MDCF" was presented. It is available on the NSAC Academy. Nowadays, more than 1200 specialists have registered with him and started training.The project is embodied at the initiative of the first lady within the framework of the strategy of creation of the free space in Ukraine. One of its components is the introduction of IFF and disconnecting an effective rehabilitation system in our country.</text:p>
      <text:p text:style-name="P4">
“We thank Switzerland and the European Union, who are readily shared by doctors and therapists with valuable experiences, experiences, provide technical support for the introduction of educational programs, help in the development of rehabilitation and implementation of ICF. Soon in addition to the running course is another. It will directly document the process of rehabilitation assistance based on IFF. Educational courses are an important stage that gives impetus to the practical implementation of ICF. So, people will keep even more quality services, ”Lyashko said.</text:p>
      <text:p text:style-name="P4">
The project is being implemented by the Ministry of Health, the National Health Service, the Ministry of Social Policy, the Presidential Office, the adviser - the authorized person on the issues of barrier, Electronic Health SE, Patientship of Ukraine, the School of Rehabilitation Medicine of Ukrainian Catholic University. I am with the support of Switzerland, the European Union and Nova Ukraine.</text:p>
      <text:p text:style-name="P4">
<text:span text:style-name="T4">
 Read also: </text:span>
 <text:a xlink:type="simple" xlink:href="https://www.ukrinform.ua/rubric-society/3696262-zelenska-vseukrainska-programa-mentalnogo-zdorova-mae-stati-vidcutnou-dla-ukrainciv.html" text:style-name="Internet_20_link" text:visited-style-name="Visited_20_Internet_20_Link">
</text:a>
“Learning for rehabilitation professionals is important, and the quality of assistance and the speed of recovery of everyone who is intense. And the more experts will communicate with the "unified language of functioning and life", which is ICF, the faster we can talk about returning people to independence after suffering injuries, burns, complex diseases, "Lomakina summarized.</text:p>
      <text:p text:style-name="P4">
As it was reported, at the initiative of the President's wife and after the long -term work of the experts, the international classification of functioning was introduced as a national classifier 030: 2022 "Classifier of functioning, limitation and health". All rehabilitation professionals should use this technique, working with disorders of the person with disabilities.</text:p>
      <text:p text:style-name="P4">
<text:span text:style-name="T5">
Foto: President.gov.ua</text:span>
</text:p>
      <text:p text:style-name="P4">
News Source: <text:a xlink:type="simple" xlink:href="https://www.ukrinform.ua/rubric-society/3698157-zelenska-prezentuvala-osvitnij-kurs-sodo-klasifikacii-pokaznikiv-povazanih-zi-zdorovam.html" text:style-name="Internet_20_link" text:visited-style-name="Visited_20_Internet_20_Link">
https://www.ukrinform.ua/rubric-society/3698157-zelenska-prezentuvala-osvitnij-kurs-sodo-klasifikacii-pokaznikiv-povazanih-zi-zdorovam.html</text:a>
</text:p>
      <!--NEWS-->
      <text:h text:style-name="P10" text:outline-level="1">
<text:span text:style-name="T4">
The SBU has declared suspicion of a sub -propagandist who was an adviser to Girkin</text:span>
</text:h>
      <text:p text:style-name="P4">
Authors: Ukrinform (Person)</text:p>
      <text:p text:style-name="P4">
Publisher: Укринформ (Organization)</text:p>
      <text:p text:style-name="P4">
Published Time: 2023-04-19T-28:21:00+03:00</text:p>
      <text:p text:style-name="P4">
Modified Time: 2023-04-19T23:21:00+03:00</text:p>
      <text:p text:style-name="P4">
Description: The Security Service of Ukraine has collected the evidence base on the subsequent propagandist Igor Dus, who publicly denies the existence of Ukrainian statehood, the attacker was declared suspicion. - Ukrinform.</text:p>
      <text:p text:style-name="P4">
Images: ["<text:a xlink:type="simple" xlink:href="https://static.ukrinform.com/photos/2020_05/thumb_files/630_360_1590678028-352.jpg" text:style-name="Internet_20_link" text:visited-style-name="Visited_20_Internet_20_Link">
630_360_15906...</text:a>
"]</text:p>
      <text:p text:style-name="P4">
Tags: ['СБУ', 'Гіркін', 'Війна з росією']</text:p>
      <text:p text:style-name="P4">
Type: Article</text:p>
      <!--METADATA-->
      <text:p text:style-name="P4">
<draw:frame draw:style-name="fr1" draw:name="Image105" text:anchor-type="as-char" svg:width="6.9236in" svg:height="3.956343in" draw:z-index="0">
<draw:image xlink:href="../Images/yкринформ/2023-04-19T-28-21-00-03-00/630_360_1590678028-352.jpg" xlink:type="simple" xlink:show="embed" xlink:actuate="onLoad" draw:mime-type="image/jpeg"/>
</draw:frame>
The Service of Ukraine has collected the evidence base for the sub -sub -propagandist Igor, who publicly denies the existence of Ukrainian statehood, the malefactor is a suspicion.</text:p>
      <text:p text:style-name="P4">
As Ukrinform reports, this has reported <text:a xlink:type="simple" xlink:href="https://ssu.gov.ua/novyny/sbu-povidomyla-pro-pidozru-kolaborantu-yakyi-buv-osobystym-radnykom-terorysta-strielkova" text:style-name="Internet_20_link" text:visited-style-name="Visited_20_Internet_20_Link">
</text:a>
.</text:p>
      <text:p text:style-name="P4">
According to the investigation, in 2014 the suspect was an adviser to Russian terrorist Igor Strelkov(Girkina). Станом на сьогодні він позиціонує себе як"православний публіцист" й очолює громадську організацію "Народний собор" —українську "філію" однойменного об’єднання в рф під егідою російськоїправославної церкви.</text:p>
      <text:p text:style-name="P4">
<text:span text:style-name="T4">
Читайте також:</text:span>
 <text:a xlink:type="simple" xlink:href="https://www.ukrinform.ua/rubric-kyiv/3697862-u-kievi-zatrimali-fiksera-rosijskogo-zmi.html" text:style-name="Internet_20_link" text:visited-style-name="Visited_20_Internet_20_Link">
 </text:a>
After the seizure of Crimea, the defendant fled to the temporarily occupied territory of the Ukrainian peninsula. Being a permanent guest of Russian TV channels of the role of "political" or "religious" expert, he justified the aggression of Ukraine.</text:p>
      <text:p text:style-name="P4">
It was established that after the full -scale invasion of the Russian Federation, the Duszhe in Moscow publicly praised the participants of the invading groups of the Russian Federation squeezed the soldiers of the Armed Forces of Ukraine not to resist them.</text:p>
      <text:p text:style-name="P4">
The propagandist also actively "dispersed" the Kremlin's narratives on "oppression" of representatives of the Ukrainian Orthodox Church of the Moscow Patriarchate brought the anti -Ukrainian activity of the Moscow Patriarch Kirill.</text:p>
      <text:p text:style-name="P4">
<text:span text:style-name="T4">
 Read also: </text:span>
 <text:a xlink:type="simple" xlink:href="https://www.ukrinform.ua/rubric-world/3697666-u-ssa-visunuli-zvinuvacenna-kilkom-rosianam-za-posirenna-propagandi-v-kraini.html" text:style-name="Internet_20_link" text:visited-style-name="Visited_20_Internet_20_Link">
</text:a>
The examinations confirmed the facts of the subversive activity of the person against the State Security of Ukraine.</text:p>
      <text:p text:style-name="P4">
The suspect is charged with the commission of the crimes provided for two articles of the Criminal Code of Ukraine: Part 1 of Art. 111-1(Collaboration) та ч.2 ст. 110 (encroachment on the territorial integrity and integrity of Ukraine).</text:p>
      <text:p text:style-name="P4">
Станом на сьогодні зловмисник перебуває на території росії. Триваютькомплексні заходи для притягнення його до відповідальності.</text:p>
      <text:p text:style-name="P4">
Як повідомляв Укрінформ, раніше СБУ викрила шістьох проросійських інтернет-агітаторів, серед яких інженер державного підприємства "Антонов".</text:p>
      <text:p text:style-name="P4">
News Source: <text:a xlink:type="simple" xlink:href="https://www.ukrinform.ua/rubric-ato/3697947-sbu-ogolosila-pidozru-pidsankcijnomu-propagandistu-akij-buv-radnikom-girkina.html" text:style-name="Internet_20_link" text:visited-style-name="Visited_20_Internet_20_Link">
https://www.ukrinform.ua/rubric-ato/3697947-sbu-ogolosila-pidozru-pidsankcijnomu-propagandistu-akij-buv-radnikom-girkina.html</text:a>
</text:p>
      <!--NEWS-->
      <text:h text:style-name="P10" text:outline-level="1">
<text:span text:style-name="T4">
The EU should have a common approach to food imports from Ukraine - the European Commission</text:span>
</text:h>
      <text:p text:style-name="P4">
Authors: Ukrinform (Person)</text:p>
      <text:p text:style-name="P4">
Publisher: Укринформ (Organization)</text:p>
      <text:p text:style-name="P4">
Published Time: 2023-04-19T-30:06:39+03:00</text:p>
      <text:p text:style-name="P4">
Modified Time: 2023-04-19T23:06:39+03:00</text:p>
      <text:p text:style-name="P4">
Description: The European Commission discussed on Wednesday the problem of excessive imported grain revenues and other foods from Ukraine and the EU market with 5 "frontier" countries and Ukraine, and outlined ways to solve this problem. - Ukrinform.</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Євросоюз', 'Імпорт', 'Україна', 'Зерно']</text:p>
      <text:p text:style-name="P4">
Type: Article</text:p>
      <!--METADATA-->
      <text:p text:style-name="P4">
<draw:frame draw:style-name="fr1" draw:name="Image106" text:anchor-type="as-char" svg:width="6.9236in" svg:height="3.956343in" draw:z-index="0">
<draw:image xlink:href="../Images/yкринформ/2023-04-19T-30-06-39-03-00/630_360_1462365899-2256.jpg" xlink:type="simple" xlink:show="embed" xlink:actuate="onLoad" draw:mime-type="image/jpeg"/>
</draw:frame>
The European Commission discussed on Wednesday the problem of excessive import revenues of granate of other foods from Ukraine and the EU market with 5 "frontier" countries and Ukraine, and outlined ways to solve this problem.</text:p>
      <text:p text:style-name="P4">
According to Ukrinform, today in a joint statement as a result with the representatives of Bulgaria, Hungary, Poland, Slovakia and Romania, as well-Ukraine, said the Executive Vice President of the European Commission Valdisdisdisdisdisdisdisdisdobrovskis and the European Commissioner for Agriculture Januskhovsky.</text:p>
      <text:p text:style-name="P4">
The full text of the document has been published <text:a xlink:type="simple" xlink:href="https://ec.europa.eu/commission/presscorner/detail/en/statement_23_2370" text:style-name="Internet_20_link" text:visited-style-name="Visited_20_Internet_20_Link">
</text:a>
.</text:p>
      <text:p text:style-name="P4">
“During the meeting… We have presented wide EU proposals for the solution of consumerations that have been expressed from 5 member states to deteriorate the situation for the EU producers in certain types of products. This package, which has been proposed by the European Commission, provides for the allocation of 2 tranche-tranning financial assistance for the affected farmers, exclusive protection measures for key products and measures to facilitate the transit for the export of Ukrainian grain through "Solidarity Corridors". The package proposed by the European commission depends on the cancellation of Member States by their member measures, ”the document reads.</text:p>
      <text:p text:style-name="P4">
<text:span text:style-name="T4">
 Read also: </text:span>
 <text:a xlink:type="simple" xlink:href="https://www.ukrinform.ua/rubric-world/3698148-pitanna-sodo-importu-ukrainskogo-zerna-ne-e-svidcennam-vtomi-vid-ukraini-stoltenberg.html" text:style-name="Internet_20_link" text:visited-style-name="Visited_20_Internet_20_Link">
<text:span text:style-name="T4">
 grain </text:span>
</text:a>
"We emphasize the importance of the EU's joint approach, instead of holding sole decisions to avoid multilateral prohibitions and other wickednesses that can risk the domestic market," the European Commission emphasizers.</text:p>
      <text:p text:style-name="P4">
As noted in the statement, the European Commission took into account the views that were presented by the participants of the meeting.</text:p>
      <text:p text:style-name="P4">
“We have agreed to continue political consultations in the following days in view of(necessity)a quick solution, ”the joint statement reads.<text:span text:style-name="T4">
 Read also: </text:span>
 <text:a xlink:type="simple" xlink:href="https://www.ukrinform.ua/rubric-economy/3697806-vidnovluetsa-inspekcia-suden-aki-pramuut-zernovim-koridorom-kubrakov.html" text:style-name="Internet_20_link" text:visited-style-name="Visited_20_Internet_20_Link">
<text:span text:style-name="T4">
 grain </text:span>
</text:a>
The governments of five EU countries - Poland, Slovakia, Hungary, Romania and Bulgaria, have addressed the European Commission with a letter that contains a request to use protective equipment to limit agricultural imports from Ukraine.</text:p>
      <text:p text:style-name="P4">
After the beginning of Russian aggression against Ukraine and blocking the Black Sea ports, through which it was usually made exports of agricultural products to the world market, the European Union organized "corridors of solidarity" on the borders with Ukraine to direct part of its farm exports to the world market, with the use Also inner water arteries.</text:p>
      <text:p text:style-name="P4">
News Source: <text:a xlink:type="simple" xlink:href="https://www.ukrinform.ua/rubric-economy/3698156-u-es-mae-buti-spilnij-pidhid-do-pitanna-prodovolcogo-importu-z-ukraini-evrokomisia.html" text:style-name="Internet_20_link" text:visited-style-name="Visited_20_Internet_20_Link">
https://www.ukrinform.ua/rubric-economy/3698156-u-es-mae-buti-spilnij-pidhid-do-pitanna-prodovolcogo-importu-z-ukraini-evrokomisia.html</text:a>
</text:p>
      <!--NEWS-->
      <text:h text:style-name="P10" text:outline-level="1">
<text:span text:style-name="T4">
The Ukrainian national team has won all six control matches of preparation for the 2023 World Cup</text:span>
</text:h>
      <text:p text:style-name="P4">
Authors: Ukrinform (Person)</text:p>
      <text:p text:style-name="P4">
Publisher: Укринформ (Organization)</text:p>
      <text:p text:style-name="P4">
Published Time: 2023-04-19T-33:54:17+03:00</text:p>
      <text:p text:style-name="P4">
Modified Time: 2023-04-19T22:54:17+03:00</text:p>
      <text:p text:style-name="P4">
Description: Ukrainians start on the world championship on April 23. - Ukrinform.</text:p>
      <text:p text:style-name="P4">
Images: ["<text:a xlink:type="simple" xlink:href="https://static.ukrinform.com/photos/2023_04/thumb_files/630_360_1681933972-316.jpg" text:style-name="Internet_20_link" text:visited-style-name="Visited_20_Internet_20_Link">
630_360_16819...</text:a>
"]</text:p>
      <text:p text:style-name="P4">
Tags: ['Чемпіонат світу з хокею', 'хокей']</text:p>
      <text:p text:style-name="P4">
Type: Article</text:p>
      <!--METADATA-->
      <text:p text:style-name="P4">
<draw:frame draw:style-name="fr1" draw:name="Image107" text:anchor-type="as-char" svg:width="6.9236in" svg:height="3.956343in" draw:z-index="0">
<draw:image xlink:href="../Images/yкринформ/2023-04-19T-33-54-17-03-00/630_360_1681933972-316.jpg" xlink:type="simple" xlink:show="embed" xlink:actuate="onLoad" draw:mime-type="image/jpeg"/>
</draw:frame>
Ukrainian is on the world championship on April 23.</text:p>
      <text:p text:style-name="P4">
The national team of Ukraine has completed a series of friendly matches as part of the preparation of the World-2023, Ukrinform reports.</text:p>
      <text:p text:style-name="P4">
In the final two matches, "Blue and yellow" overcame the National Lithuanian team-5: 1 and 4: 3.</text:p>
      <text:p text:style-name="P4">
In the other four matches, the Fragitus team beat Hungary twice - 1: 0 and4: 1 and the same number of times Latvi - 6: 3 and 10: 1.</text:p>
      <text:p text:style-name="P4">
Already on April 23, Ukrainians will renew the speeches in the IB division, which remained the susceptes of the previous draw of the championship. At that time, the national team only took the third part in the group and could not grow in the world championship.</text:p>
      <text:p text:style-name="P4">
The rivals of Ukraine will be China, Serbia, the Netherlands, Japan Tagoni by the Estonia Group.</text:p>
      <text:p text:style-name="P4">
<text:span text:style-name="T4">
 Read also: </text:span>
 <text:a xlink:type="simple" xlink:href="https://www.ukrinform.ua/rubric-sports/3697795-zbirna-ukraini-z-hokeu-u-askravomu-matci-obigrala-litvu.html" text:style-name="Internet_20_link" text:visited-style-name="Visited_20_Internet_20_Link">
<text:span text:style-name="T4">
 hockey </text:span>
</text:a>
As reported by Ukrinform, as a result of five rounds, the team that will take the first -emk in the group will increase in the classroom to the IA division. The national team will fly to IIA level.</text:p>
      <text:p text:style-name="P4">
Photo: fhu.com.ua</text:p>
      <text:p text:style-name="P4">
News Source: <text:a xlink:type="simple" xlink:href="https://www.ukrinform.ua/rubric-sports/3698155-zbirna-ukraini-z-hokeu-vigrala-vsi-sist-kontrolnih-matciv-pidgotovki-do-cs2023.html" text:style-name="Internet_20_link" text:visited-style-name="Visited_20_Internet_20_Link">
https://www.ukrinform.ua/rubric-sports/3698155-zbirna-ukraini-z-hokeu-vigrala-vsi-sist-kontrolnih-matciv-pidgotovki-do-cs2023.html</text:a>
</text:p>
      <!--NEWS-->
      <text:h text:style-name="P10" text:outline-level="1">
<text:span text:style-name="T4">
Austria through the EU Peace Fund supports the purchase of protective equipment for Ukraine - Shalllenberg</text:span>
</text:h>
      <text:p text:style-name="P4">
Authors: Ukrinform (Person)</text:p>
      <text:p text:style-name="P4">
Publisher: Укринформ (Organization)</text:p>
      <text:p text:style-name="P4">
Published Time: 2023-04-19T-35:54:16+03:00</text:p>
      <text:p text:style-name="P4">
Modified Time: 2023-04-19T22:54:16+03:00</text:p>
      <text:p text:style-name="P4">
Description: Austria, because of its neutrality, cannot support the financing of lethal weapons and ammunition for Ukraine through the European Peace Fund, but provides support in the purchase of protective equipment, tents and medical products. - Ukrinform.</text:p>
      <text:p text:style-name="P4">
Images: ["<text:a xlink:type="simple" xlink:href="https://static.ukrinform.com/photos/2023_04/thumb_files/630_360_1681917131-478.jpg" text:style-name="Internet_20_link" text:visited-style-name="Visited_20_Internet_20_Link">
630_360_16819...</text:a>
"]</text:p>
      <text:p text:style-name="P4">
Tags: ['Австрія', 'Україна', 'допомога', 'Шалленберг', 'Війна з росією', '#stoprussia']</text:p>
      <text:p text:style-name="P4">
Type: Article</text:p>
      <!--METADATA-->
      <text:p text:style-name="P4">
<draw:frame draw:style-name="fr1" draw:name="Image108" text:anchor-type="as-char" svg:width="6.9236in" svg:height="3.956343in" draw:z-index="0">
<draw:image xlink:href="../Images/yкринформ/2023-04-19T-35-54-16-03-00/630_360_1681917131-478.jpg" xlink:type="simple" xlink:show="embed" xlink:actuate="onLoad" draw:mime-type="image/jpeg"/>
</draw:frame>
Austrianshaw its neutrality cannot support the financing of fatal weapons for Ukraine through the European Peace Fund, but provides support for the extraction of protective equipment, tents and medical products.</text:p>
      <text:p text:style-name="P4">
This was stated in <text:a xlink:type="simple" xlink:href="https://www.ukrinform.ua/rubric-world/3698040-aleksander-sallenberg-ministr-zakordonnih-sprav-avstrii.html" text:style-name="Internet_20_link" text:visited-style-name="Visited_20_Internet_20_Link">
</text:a>
Minister of Foreign Highlands Alexander Shalllenberg.</text:p>
      <text:p text:style-name="P4">
"Because of their constitutional neutrality <text:a xlink:type="simple" xlink:href="https://www.ukrinform.ua/tag-avstria" text:style-name="Internet_20_link" text:visited-style-name="Visited_20_Internet_20_Link">
</text:a>
cannot provide support in the financing of fatal weapons of camp. Instead, we provide more significant support in civilian sectors, for example, for the purchase of protective equipment, a tint of medicines, " - commented Shallenberg's involvement of Austria's participation in the Vevre European Peace Fund, through which the EU also finances the supply of non -lethal in Ukraine.</text:p>
      <text:p text:style-name="P4">
The minister added that Austria agreed to a gradual solid increase in the European Peace Fund.</text:p>
      <text:p text:style-name="P4">
"Currently, Austria's contribution to the European Peace Fund is almost 100 mlneurov," he said.</text:p>
      <text:p text:style-name="P4">
<text:span text:style-name="T4">
 Read also: </text:span>
 <text:a xlink:type="simple" xlink:href="https://www.ukrinform.ua/rubric-world/3696118-prezident-avstrii-zapevniv-u-pidtrimci-clenstva-ukraini-v-es.html" text:style-name="Internet_20_link" text:visited-style-name="Visited_20_Internet_20_Link">
</text:a>
Read more in an interview with Alexander Shalllenberg for <text:a xlink:type="simple" xlink:href="https://www.ukrinform.ua/rubric-world/3698040-aleksander-sallenberg-ministr-zakordonnih-sprav-avstrii.html" text:style-name="Internet_20_link" text:visited-style-name="Visited_20_Internet_20_Link">
</text:a>
.</text:p>
      <text:p text:style-name="P4">
As it was reported, the European Peace Fund was created in March 2021 and was assigned to finance all actions within the framework of a common external storage policy <text:a xlink:type="simple" xlink:href="https://www.ukrinform.ua/tag-evrosouz" text:style-name="Internet_20_link" text:visited-style-name="Visited_20_Internet_20_Link">
</text:a>
concerning the military or defensive spheres. The main task of the Fund is to prevent conflicts, the preservation of peace, to strengthen international security and stability.</text:p>
      <text:p text:style-name="P4">
Member States have established the maximum amount of funding within the EFM in the amount of € 5 billion for the period 2021-2027, but due to Russian aggression of the anti-Ukraine it was necessary to make adjustments. Since February 2022, the EU has allocated 3.6 billion euros for Ukraine for the purchase of weapons and military equipment that is necessary for self -defense from the Russian invasion.</text:p>
      <text:p text:style-name="P4">
The EU has recently announced its intention to spend an additional 1 billion euros with EFM for terminal delivery to Ukraine artillery ammunition and another 1 billion euros for the production of ammunition at European defense enterprises in order to fill arsenals in EU countries and continue the supply of shells.EFM funds are also aimed at financing the EU European Auxiliary Mission for Ukraine(EUMAM-Ukraine), within which, by the end of 2023, there will be training of 30 thousand Ukrainian servicemen.</text:p>
      <text:p text:style-name="P4">
In March, the European Council decided to increase the financial ceiling of the European Peace Fund, which is intended for financing of projects and programs within the EU foreign and security policy, up to € 7.98 billion in the period up to 2027.</text:p>
      <text:p text:style-name="P4">
News Source: <text:a xlink:type="simple" xlink:href="https://www.ukrinform.ua/rubric-ato/3698154-avstria-cerez-fond-miru-es-pidtrimue-zakupivli-zahisnogo-obladnanna-dla-ukraini-sallenberg.html" text:style-name="Internet_20_link" text:visited-style-name="Visited_20_Internet_20_Link">
https://www.ukrinform.ua/rubric-ato/3698154-avstria-cerez-fond-miru-es-pidtrimue-zakupivli-zahisnogo-obladnanna-dla-ukraini-sallenberg.html</text:a>
</text:p>
      <!--NEWS-->
      <text:h text:style-name="P10" text:outline-level="1">
<text:span text:style-name="T4">
States will work hard on Sweden's accession to NATO - Pentagon</text:span>
</text:h>
      <text:p text:style-name="P4">
Authors: Ukrinform (Person)</text:p>
      <text:p text:style-name="P4">
Publisher: Укринформ (Organization)</text:p>
      <text:p text:style-name="P4">
Published Time: 2023-04-19T-37:52:00+03:00</text:p>
      <text:p text:style-name="P4">
Modified Time: 2023-04-19T22:52:00+03:00</text:p>
      <text:p text:style-name="P4">
Description: US Secretary of Defense Lloyd Austin hopes that Turkey and Hungary's denial against Sweden's accession to NATO will be lifted by mid -summer.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НАТО', 'Пентагон', 'Швеція', 'Остін']</text:p>
      <text:p text:style-name="P4">
Type: Article</text:p>
      <!--METADATA-->
      <text:p text:style-name="P4">
<draw:frame draw:style-name="fr1" draw:name="Image109" text:anchor-type="as-char" svg:width="6.9236in" svg:height="3.956343in" draw:z-index="0">
<draw:image xlink:href="../Images/yкринформ/2023-04-19T-37-52-00-03-00/630_360_1588051291-728.jpg" xlink:type="simple" xlink:show="embed" xlink:actuate="onLoad" draw:mime-type="image/jpeg"/>
</draw:frame>
US Ministry Lloyd Austin hopes that Turkey and Hungary's denial of Sweden's accession to NATO will be lifted by mid -summer.</text:p>
      <text:p text:style-name="P4">
Ukrinform reports with reference to <text:a xlink:type="simple" xlink:href="https://www.nytimes.com/live/2023/04/19/world/russia-ukraine-news" text:style-name="Internet_20_link" text:visited-style-name="Visited_20_Internet_20_Link">
</text:a>
.</text:p>
      <text:p text:style-name="P4">
The head of the Pentagon promised to work on the "quick introduction" of the country to the Alliance.</text:p>
      <text:p text:style-name="P4">
"We will work hard to do it to the summit," Winwu said Wedu during a trip to Sweden, referring to the NATO summit that will take place in Vilnius in Vilnius. Austin noted that it was important for Turkey to decide Sweden to join the Alliance "earlier, not later than".</text:p>
      <text:p text:style-name="P4">
<text:span text:style-name="T4">
 Read also: </text:span>
 <text:a xlink:type="simple" xlink:href="https://www.ukrinform.ua/rubric-world/3698005-u-finlandii-proponuut-rozmistiti-novu-bazu-nato.html" text:style-name="Internet_20_link" text:visited-style-name="Visited_20_Internet_20_Link">
</text:a>
Sweden hoped to join NATO with Finland, which was officially become a military union in early April.</text:p>
      <text:p text:style-name="P4">
Austin visited the naval base of Musco near Stockholm, rose a deposited warship of the H.M.S. Harnosand and looked at the Swedish arifella with its tens of thousands of mostly deserted islands in the Baltic More. It is noted that these islands will be important for NATO post -connection of Sweden. The Baltic Sea will be surrounded by the Alliance countries, except for the Kalilling and Leningrad regions of the Russian Federation.</text:p>
      <text:p text:style-name="P4">
Turkish President Recep Tayyip Erdogan opposed Sweden's membership, referring to doubts about Stockholm's dedication to fight terrorism. Erdogan urged Sweden to issue the persons he considers terrorists, including courses who, in his opinion, supported the coup in 2016.</text:p>
      <text:p text:style-name="P4">
<text:span text:style-name="T4">
 Read also: </text:span>
 <text:a xlink:type="simple" xlink:href="https://www.ukrinform.ua/rubric-world/3697177-bila-povitranogo-prostoru-nato-perehopili-rosijskij-litakrozvidnik.html" text:style-name="Internet_20_link" text:visited-style-name="Visited_20_Internet_20_Link">
</text:a>
Hungary, which depends on Russia in the sphere of energy, stated that it has claimed criticism of Prime Minister Victor Orban, which is heard by the Swedish government.</text:p>
      <text:p text:style-name="P4">
As it was reported, the office of the Prime Minister of Hungary Viktor Orban stated that two-way relations between Hungary and Sweden are low.</text:p>
      <text:p text:style-name="P4">
News Source: <text:a xlink:type="simple" xlink:href="https://www.ukrinform.ua/rubric-world/3698112-stati-napoleglivo-pracuvatimut-nad-vstupom-svecii-v-nato-pentagon.html" text:style-name="Internet_20_link" text:visited-style-name="Visited_20_Internet_20_Link">
https://www.ukrinform.ua/rubric-world/3698112-stati-napoleglivo-pracuvatimut-nad-vstupom-svecii-v-nato-pentagon.html</text:a>
</text:p>
      <!--NEWS-->
      <text:h text:style-name="P10" text:outline-level="1">
<text:span text:style-name="T4">
In Kherson region more than 60 cases of rapes of Russian soldiers have been documented</text:span>
</text:h>
      <text:p text:style-name="P4">
Authors: Ukrinform (Person)</text:p>
      <text:p text:style-name="P4">
Publisher: Укринформ (Organization)</text:p>
      <text:p text:style-name="P4">
Published Time: 2023-04-19T-39:38:46+03:00</text:p>
      <text:p text:style-name="P4">
Modified Time: 2023-04-19T22:38:46+03:00</text:p>
      <text:p text:style-name="P4">
Description: In the Kherson region more than 60 cases of rape were documented, sexual abuse was used as political and military tactics of Russian force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Воєнні злочини', 'Офіс генпрокурора', 'Андрій Костін', 'Війна з росією']</text:p>
      <text:p text:style-name="P4">
Type: Article</text:p>
      <!--METADATA-->
      <text:p text:style-name="P4">
<draw:frame draw:style-name="fr1" draw:name="Image110" text:anchor-type="as-char" svg:width="6.9236in" svg:height="3.956343in" draw:z-index="0">
<draw:image xlink:href="../Images/yкринформ/2023-04-19T-39-38-46-03-00/630_360_1668461240-442.jpg" xlink:type="simple" xlink:show="embed" xlink:actuate="onLoad" draw:mime-type="image/jpeg"/>
</draw:frame>
The Uherson region has documented more than 60 rape cases, and sexual disaster was used as political and military tactics of the Russian forces.</text:p>
      <text:p text:style-name="P4">
According to Ukrinform, Prosecutor General Andriy Kostin stated this during the Consignment Committee on Foreign Affairs of the United States Congress representatives, OGP reports.</text:p>
      <text:p text:style-name="P4">
“In Kherson, as in other cities, sexual violence also used political and military tactics of Russian forces. This was done to deprive and break the resistance of the civilian population. We have documented 60 cases of rape in the region, ”he said.</text:p>
      <text:p text:style-name="P4">
<text:span text:style-name="T4">
 Read also: </text:span>
 <text:a xlink:type="simple" xlink:href="https://www.ukrinform.ua/rubric-ato/3698096-kostin-u-kongresi-ssa-mi-maemo-dokazi-finansuvanna-kativen-v-ukraini-specsluzbami-rosii.html" text:style-name="Internet_20_link" text:visited-style-name="Visited_20_Internet_20_Link">
<text:span text:style-name="T4">
 Kostin </text:span>
</text:a>
He reported that the investigation into the fact of violent deprivation, constant rape and humiliation of the dignity of a resident of the Kherson region for 4 months.</text:p>
      <text:p text:style-name="P4">
The Russian serviceman penetrated the victim's house, was tamper time and, along with rape, threatened the physical violence of the victim of her 9-year-old son.</text:p>
      <text:p text:style-name="P4">
Law enforcement officers are also investigating the rape of minors. In one sheet of the Kherson region, the invaded soldier stole a minor arousal in the presence of his mother and grandmother and raped her.</text:p>
      <text:p text:style-name="P4">
<text:span text:style-name="T4">
 Read also: </text:span>
 <text:a xlink:type="simple" xlink:href="https://www.ukrinform.ua/rubric-polytics/3697972-kostin-u-ssa-spectribunal-sodo-agresii-rf-mae-buti-stvorenij-na-bazi-rezolucii-genasamblei-oon.html" text:style-name="Internet_20_link" text:visited-style-name="Visited_20_Internet_20_Link">
<text:span text:style-name="T4">
 Kostin </text:span>
</text:a>
Law enforcement officers also observe the trend on rapes, torture of articular claims for members of families of military personnel of armed force.</text:p>
      <text:p text:style-name="P4">
He emphasized that one of the most horrific crimes committed by Russia is a forced movement. “We see every day that from part of the Kherson region, which is under Russian occupation, the occupying administration performed forced resettlement of residents, including children, to other temporarily and in the Russian Federation. This is a continuation of the strategy of separating Ukrainians, and especially children, with their parents and families for their own rapid assimilation in Russian society. Russia is even simplified by citizenship for forced displaced children, ”he added.As reported by Ukrinform, as of April 19, the Prosecutor General's Office of Ukraine has already registered about 80,000 military crimes committed by Russian and this number is growing rapidly, especially after the release of temporarily seized territories.</text:p>
      <text:p text:style-name="P4">
News Source: <text:a xlink:type="simple" xlink:href="https://www.ukrinform.ua/rubric-ato/3698151-na-hersonsini-zadokumentuvali-ponad-60-vipadkiv-zgvaltuvan-soldatami-rf.html" text:style-name="Internet_20_link" text:visited-style-name="Visited_20_Internet_20_Link">
https://www.ukrinform.ua/rubric-ato/3698151-na-hersonsini-zadokumentuvali-ponad-60-vipadkiv-zgvaltuvan-soldatami-rf.html</text:a>
</text:p>
      <!--NEWS-->
      <text:h text:style-name="P10" text:outline-level="1">
<text:span text:style-name="T4">
Russia loses every month on the battlefield of almost 150 tanks of all types - CSIS study</text:span>
</text:h>
      <text:p text:style-name="P4">
Authors: Ukrinform (Person)</text:p>
      <text:p text:style-name="P4">
Publisher: Укринформ (Organization)</text:p>
      <text:p text:style-name="P4">
Published Time: 2023-04-19T-41:30:00+03:00</text:p>
      <text:p text:style-name="P4">
Modified Time: 2023-04-19T22:30:00+03:00</text:p>
      <text:p text:style-name="P4">
Description: The losses on the battlefield and Western sanctions have led to the decline of the Russian army, but Moscow will still have enough fire power to continue the war in Ukraine. In particular, the Russian Federation loses up to 150 tanks in Ukraine. - Ukrinform.</text:p>
      <text:p text:style-name="P4">
Images: ["<text:a xlink:type="simple" xlink:href="https://static.ukrinform.com/photos/2022_09/thumb_files/630_360_1663388386-448.jpg" text:style-name="Internet_20_link" text:visited-style-name="Visited_20_Internet_20_Link">
630_360_16633...</text:a>
"]</text:p>
      <text:p text:style-name="P4">
Tags: ['Москва', 'Танк', 'Війна з росією']</text:p>
      <text:p text:style-name="P4">
Type: Article</text:p>
      <!--METADATA-->
      <text:p text:style-name="P4">
<draw:frame draw:style-name="fr1" draw:name="Image111" text:anchor-type="as-char" svg:width="6.9236in" svg:height="3.956343in" draw:z-index="0">
<draw:image xlink:href="../Images/yкринформ/2023-04-19T-41-30-00-03-00/630_360_1663388386-448.jpg" xlink:type="simple" xlink:show="embed" xlink:actuate="onLoad" draw:mime-type="image/jpeg"/>
</draw:frame>
The losses of Napoli battle and Western sanctions have led to the decline of the Russian army, but Moscowdse will still have enough fire power to continue the war in Ukraine. In addition, the Russian Federation is losing up to 150 tanks in Ukraine on a monthly basis.</text:p>
      <text:p text:style-name="P4">
According to Ukrinform, this is stated in the report of the Center of Strategic and International Research(CSIS), informs <text:a xlink:type="simple" xlink:href="https://edition.cnn.com/2023/04/19/europe/russia-weapons-production-report-intl-hnk-ml/index.html" text:style-name="Internet_20_link" text:visited-style-name="Visited_20_Internet_20_Link">
</text:a>
.</text:p>
      <text:p text:style-name="P4">
It is noted that the Russian Federation has lost almost 10 thousand units of basic military equipment - tanks, trucks, artillery units, drones.</text:p>
      <text:p text:style-name="P4">
<text:span text:style-name="T4">
 Read also: </text:span>
 <text:a xlink:type="simple" xlink:href="https://www.ukrinform.ua/rubric-ato/3698084-prikordonniki-vidbili-ataku-rosijskih-sturmovikiv-u-bahmuti.html" text:style-name="Internet_20_link" text:visited-style-name="Visited_20_Internet_20_Link">
</text:a>
At the same time, it is noted that Russia is reconstrualing old stocks of the Cold.</text:p>
      <text:p text:style-name="P4">
In particular, Moscow lost up to 3.5 thousand tanks per year of the war, with about 500 units of a modernized T-72B3 tank, first staged by the Armed Forces of the Russian Federation in 2013.</text:p>
      <text:p text:style-name="P4">
The T-55 tanks, put into operation in 1948, appear on the battlefield.</text:p>
      <text:p text:style-name="P4">
Russia faces the problem of production of new tanks.</text:p>
      <text:p text:style-name="P4">
<text:span text:style-name="T4">
 Read also: </text:span>
 <text:a xlink:type="simple" xlink:href="https://www.ukrinform.ua/rubric-ato/3697951-bahmut-dla-rosii-vze-stav-odnieu-z-najdorozcih-operacij-malar.html" text:style-name="Internet_20_link" text:visited-style-name="Visited_20_Internet_20_Link">
</text:a>
Uralvagonzavod tank plant can produce about 20 tanks a month. But Russia is losing an average of almost 150 tanks of all types in Ukraine on an monthly report.</text:p>
      <text:p text:style-name="P4">
As for optical systems, Russia relied on French imports.</text:p>
      <text:p text:style-name="P4">
Through sanctions, it is forced to install old, less perfect sights even their most up -to -date tanks, which leads to loss of accuracy and long -standing up to two kilometers.</text:p>
      <text:p text:style-name="P4">
In the case of high quality ball bearing, "critical for the production of any type of movable vehicle", 55% of pre-war volumes from Europe and North America came to Russia.</text:p>
      <text:p text:style-name="P4">
<text:span text:style-name="T4">
 Read also: </text:span>
 <text:a xlink:type="simple" xlink:href="https://www.ukrinform.ua/rubric-ato/3697253-zsu-vidbili-ponad-70-atak-voroga-na-cotiroh-napramkah.html" text:style-name="Internet_20_link" text:visited-style-name="Visited_20_Internet_20_Link">
</text:a>
"Moscow is under pressure from the need to adapt, often referring to reliable and more expensive suppliers and routes of deliveries, imports of lower disposal, or trying to reproduce the western components within the country. This is probably inhibiting the pace and quality of Russian defense production," is in the report.At the same time, the authors of the report warn that Ukraine and its Western partners are uncommon to expect these problems with supply will quickly stop the fighting.</text:p>
      <text:p text:style-name="P4">
"Sanctions and export control are not a silver ball that will force the Russia to suppress the war," they said. Russia still retains numerical advantage of Ukraine as it has large reserves.</text:p>
      <text:p text:style-name="P4">
<text:span text:style-name="T4">
 Read also: </text:span>
 <text:a xlink:type="simple" xlink:href="https://www.ukrinform.ua/rubric-ato/3696941-u-gur-poperedzaut-vijna-prijsla-do-koznogo-budinku-piddanih-putina-bezpecnih-misc-nemae.html" text:style-name="Internet_20_link" text:visited-style-name="Visited_20_Internet_20_Link">
<text:span text:style-name="T4">
 war </text:span>
</text:a>
It is estimated that as of February 2023, the total number of aircraft was 13-15 times greater than in Kiev. Russia has 7-8 times more tanks and 4 times more combat armored vehicles, Ai Navy is 12-16 times larger than Ukrainian.</text:p>
      <text:p text:style-name="P4">
In order to compensate for the Russian numerical advantage, it is vital that Western countries continue to supply technologically advanced weapons to Ukraine, CSIS emphasizes.</text:p>
      <text:p text:style-name="P4">
Photo: General Staff of the Armed Forces</text:p>
      <text:p text:style-name="P4">
News Source: <text:a xlink:type="simple" xlink:href="https://www.ukrinform.ua/rubric-ato/3698091-rosia-somisaca-vtracae-na-poli-bou-majze-150-tankiv-usih-tipiv-doslidzenna-csis.html" text:style-name="Internet_20_link" text:visited-style-name="Visited_20_Internet_20_Link">
https://www.ukrinform.ua/rubric-ato/3698091-rosia-somisaca-vtracae-na-poli-bou-majze-150-tankiv-usih-tipiv-doslidzenna-csis.html</text:a>
</text:p>
      <!--NEWS-->
      <text:h text:style-name="P10" text:outline-level="1">
<text:span text:style-name="T4">
In the sky over Kiev, outbreaks were noticed, the air target was recorded in the Kyiv region</text:span>
</text:h>
      <text:p text:style-name="P4">
Authors: Ukrinform (Person)</text:p>
      <text:p text:style-name="P4">
Publisher: Укринформ (Organization)</text:p>
      <text:p text:style-name="P4">
Published Time: 2023-04-19T-43:28:00+03:00</text:p>
      <text:p text:style-name="P4">
Modified Time: 2023-04-19T22:28:00+03:00</text:p>
      <text:p text:style-name="P4">
Description: In the sky over Kiev, outbreaks were noticed, and at the same time a air target was recorded over the Kyiv regi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Війна з росією', 'Повітряна тривога', 'ППО']</text:p>
      <text:p text:style-name="P4">
Type: Article</text:p>
      <!--METADATA-->
      <text:p text:style-name="P4">
<draw:frame draw:style-name="fr1" draw:name="Image112" text:anchor-type="as-char" svg:width="6.9236in" svg:height="3.956343in" draw:z-index="0">
<draw:image xlink:href="../Images/yкринформ/2023-04-19T-43-28-00-03-00/630_360_1538997483-946.jpg" xlink:type="simple" xlink:show="embed" xlink:actuate="onLoad" draw:mime-type="image/jpeg"/>
</draw:frame>
In Nekinad, outbreaks were noticed in Kiev, and at the same time the airfield was recorded over the Kyiv region.</text:p>
      <text:p text:style-name="P4">
This is reported <text:a xlink:type="simple" xlink:href="https://t.me/kievreal1/39441" text:style-name="Internet_20_link" text:visited-style-name="Visited_20_Internet_20_Link">
</text:a>
, reports Ukrinform.</text:p>
      <text:p text:style-name="P4">
At the same time, the Kiev Ova <text:a xlink:type="simple" xlink:href="https://t.me/kyivoda/9350" text:style-name="Internet_20_link" text:visited-style-name="Visited_20_Internet_20_Link">
</text:a>
who found an air target in the sky over the Kyiv region.</text:p>
      <text:p text:style-name="P4">
"In the sky, they found an air target. The air defense forces were ready," the testimony reads.</text:p>
      <text:p text:style-name="P4">
<text:span text:style-name="T4">
 Read also: </text:span>
 <text:a xlink:type="simple" xlink:href="https://www.ukrinform.ua/rubric-ato/3698145-rosiani-za-den-obstrilali-z-artilerii-ta-minometiv-pat-prikordonnih-gromad-sumsini.html" text:style-name="Internet_20_link" text:visited-style-name="Visited_20_Internet_20_Link">
<text:span text:style-name="T4">
 firing </text:span>
</text:a>
Currently in Kyiv, in Kyiv region, in Sumy, Dnipropetrovsk, Zaporizhia, Kharkiv, Lugansk, Donetsk region and Crimea ARC have been declared <text:a xlink:type="simple" xlink:href="https://www.ukrinform.ua/tag-povitrana-trivoga" text:style-name="Internet_20_link" text:visited-style-name="Visited_20_Internet_20_Link">
</text:a>
 .</text:p>
      <text:p text:style-name="P4">
News Source: <text:a xlink:type="simple" xlink:href="https://www.ukrinform.ua/rubric-ato/3698152-u-nebi-nad-kievom-pomitili-spalahi-na-kiivsini-zafiksuvali-povitranu-cil.html" text:style-name="Internet_20_link" text:visited-style-name="Visited_20_Internet_20_Link">
https://www.ukrinform.ua/rubric-ato/3698152-u-nebi-nad-kievom-pomitili-spalahi-na-kiivsini-zafiksuvali-povitranu-cil.html</text:a>
</text:p>
      <!--NEWS-->
      <text:h text:style-name="P10" text:outline-level="1">
<text:span text:style-name="T4">
The first group of displaced persons arrived</text:span>
</text:h>
      <text:p text:style-name="P4">
Authors: Ukrinform (Person)</text:p>
      <text:p text:style-name="P4">
Publisher: Укринформ (Organization)</text:p>
      <text:p text:style-name="P4">
Published Time: 2023-04-19T-45:20:02+03:00</text:p>
      <text:p text:style-name="P4">
Modified Time: 2023-04-19T22:20:02+03:00</text:p>
      <text:p text:style-name="P4">
Description: The first group of internally displaced persons arrived with an evacuation train from the frontline to Zhytomyr region - Ukrinform.</text:p>
      <text:p text:style-name="P4">
Images: ["<text:a xlink:type="simple" xlink:href="https://static.ukrinform.com/photos/2023_04/thumb_files/630_360_1681931888-236.jpg" text:style-name="Internet_20_link" text:visited-style-name="Visited_20_Internet_20_Link">
630_360_16819...</text:a>
", "<text:a xlink:type="simple" xlink:href="https://static.ukrinform.com/photos/2023_04/1681931888-864.jpg" text:style-name="Internet_20_link" text:visited-style-name="Visited_20_Internet_20_Link">
1681931888-86...</text:a>
"]</text:p>
      <text:p text:style-name="P4">
Tags: ['Переселенці', 'Укрзалізниця', 'Житомирщина']</text:p>
      <text:p text:style-name="P4">
Type: Article</text:p>
      <!--METADATA-->
      <text:p text:style-name="P4">
<draw:frame draw:style-name="fr1" draw:name="Image113" text:anchor-type="as-char" svg:width="6.9236in" svg:height="3.956343in" draw:z-index="0">
<draw:image xlink:href="../Images/yкринформ/2023-04-19T-45-20-02-03-00/630_360_1681931888-236.jpg" xlink:type="simple" xlink:show="embed" xlink:actuate="onLoad" draw:mime-type="image/jpeg"/>
</draw:frame>
The first group of internally displaced persons arrived</text:p>
      <text:p text:style-name="P4">
As Ukrinform reports, about it in <text:a xlink:type="simple" xlink:href="https://t.me/UkrzalInfo/4331" text:style-name="Internet_20_link" text:visited-style-name="Visited_20_Internet_20_Link">
</text:a>
The press service of Ukrzaliznytsia reports.</text:p>
      <text:p text:style-name="P4">
"Evacuation flights from the regions close to the war zone are ongoing - the 19th first group of internally displaced persons arrived with an evacuation train of the Zhytomyr region, where the community has already taken care of the most convenient and comfortable conditions for displaced persons," the statement said.</text:p>
      <text:p text:style-name="P4">
<text:span text:style-name="T4">
 Read also: </text:span>
 <text:a xlink:type="simple" xlink:href="https://www.ukrinform.ua/rubric-society/3698090-nimeccina-nadast-ukraini-se-112-miljoniv-na-zitlo-dla-pereselenciv.html" text:style-name="Internet_20_link" text:visited-style-name="Visited_20_Internet_20_Link">
<text:span text:style-name="T4">
 Capricorn </text:span>
</text:a>
It is noted that as well as in Lviv, Cherkasy region, Kirovograd and Khmelnytskyi, the point of registration of IDPs, the outbound of the branch of Ukrposhta for receiving state cash payments was deployed, and all the family is provided with hot food and humanitarian assistance.</text:p>
      <text:p text:style-name="P4">
<draw:frame draw:style-name="fr1" draw:name="Image114" text:anchor-type="as-char" svg:width="6.9236in" svg:height="4.622144in" draw:z-index="0">
<draw:image xlink:href="../Images/yкринформ/2023-04-19T-45-20-02-03-00/1681931888-864.jpg" xlink:type="simple" xlink:show="embed" xlink:actuate="onLoad" draw:mime-type="image/jpeg"/>
</draw:frame>
In this case, it is a mandatory evacuation of families who live directly in the war zone: today's flight has delivered both large -scale and persons with disabilities.</text:p>
      <text:p text:style-name="P4">
<text:span text:style-name="T4">
 Read also: </text:span>
 <text:a xlink:type="simple" xlink:href="https://www.ukrinform.ua/rubric-society/3697554-urad-stvoriv-koordinacijnij-stab-z-pitan-realizacii-prav-pereselenciv.html" text:style-name="Internet_20_link" text:visited-style-name="Visited_20_Internet_20_Link">
<text:span text:style-name="T4">
 relocated </text:span>
</text:a>
In Ukrzaliznytsia, it is now noted that evacuation wagons regularly run Zaprovskaya, Zaporozhye and Kherson and will continue to run as much as it is necessary.</text:p>
      <text:p text:style-name="P4">
As reported, more than 22,000 people, mostly low -mobility and families with children, have been evacuated from the beginning of the year by Ukrzaliznytsia.</text:p>
      <text:p text:style-name="P4">
News Source: <text:a xlink:type="simple" xlink:href="https://www.ukrinform.ua/rubric-regions/3698149-persa-grupa-pereselenciv-pribula-evakuacijnim-potagom-z-prifrontovoi-zoni-na-zitomirsinu.html" text:style-name="Internet_20_link" text:visited-style-name="Visited_20_Internet_20_Link">
https://www.ukrinform.ua/rubric-regions/3698149-persa-grupa-pereselenciv-pribula-evakuacijnim-potagom-z-prifrontovoi-zoni-na-zitomirsinu.html</text:a>
</text:p>
      <!--NEWS-->
      <text:h text:style-name="P10" text:outline-level="1">
<text:span text:style-name="T4">
The issue of importing Ukrainian grain is not a testimony of "fatigue" from Ukraine - Stoltenberg</text:span>
</text:h>
      <text:p text:style-name="P4">
Authors: Ukrinform (Person)</text:p>
      <text:p text:style-name="P4">
Publisher: Укринформ (Organization)</text:p>
      <text:p text:style-name="P4">
Published Time: 2023-04-19T-47:19:58+03:00</text:p>
      <text:p text:style-name="P4">
Modified Time: 2023-04-19T22:19:58+03:00</text:p>
      <text:p text:style-name="P4">
Description: The issue of suspension of Ukrainian grain imports by its European neighbors should be constructively resolved at the EU level, but it in no way indicates a "fatigue" by the West or NATO Member States from Solidarity with Ukraine. - Ukrinform.</text:p>
      <text:p text:style-name="P4">
Images: ["<text:a xlink:type="simple" xlink:href="https://static.ukrinform.com/photos/2021_08/thumb_files/630_360_1630432633-166.jpg" text:style-name="Internet_20_link" text:visited-style-name="Visited_20_Internet_20_Link">
630_360_16304...</text:a>
"]</text:p>
      <text:p text:style-name="P4">
Tags: ['Євросоюз', 'Імпорт', 'НАТО', 'Столтенберг', 'Україна', 'Зерно']</text:p>
      <text:p text:style-name="P4">
Type: Article</text:p>
      <!--METADATA-->
      <text:p text:style-name="P4">
<draw:frame draw:style-name="fr1" draw:name="Image115" text:anchor-type="as-char" svg:width="6.9236in" svg:height="3.956343in" draw:z-index="0">
<draw:image xlink:href="../Images/yкринформ/2023-04-19T-47-19-58-03-00/630_360_1630432633-166.jpg" xlink:type="simple" xlink:show="embed" xlink:actuate="onLoad" draw:mime-type="image/jpeg"/>
</draw:frame>
The issue of suspension of imports of Ukrainian grain by its European neighbors should be resolved at the EU level, but it in no way testifies to the "fatigue" by the event or from NATO member states from Ukraine.</text:p>
      <text:p text:style-name="P4">
This was announced on Wednesday in Brussels during a joint press conference with the Presidential Republic, Peter Pavel Pavel, NATO Secretary General Yinstoltenberg, Ukrinform correspondent reports.</text:p>
      <text:p text:style-name="P4">
“European and North American allies(NATO)But partnerships were severe economic sanctions against Russia. Undoubtedly, we saw some of the allies of the allies due to the fact that food and grain had to be conquered not through the Blackore but land, the territory of European allies on NATO. But this is not a natable. This was discussed in the European Union and in some European countries, ”he said <text:a xlink:type="simple" xlink:href="https://www.ukrinform.ua/tag-stoltenberg" text:style-name="Internet_20_link" text:visited-style-name="Visited_20_Internet_20_Link">
</text:a>
.</text:p>
      <text:p text:style-name="P4">
He expressed his belief that ways to solve such calls would be found, since Ukraine's support in Europe will remain at a very high -communicate one. When a sovereign and independent European country resists the brutal war on the part of another country, it is moral to support the country to be against aggression.</text:p>
      <text:p text:style-name="P4">
<text:span text:style-name="T4">
 Read also: </text:span>
 <text:a xlink:type="simple" xlink:href="https://www.ukrinform.ua/rubric-economy/3698102-ukraina-ta-bolgaria-obgovorili-mozlivosti-virisenna-zernovogo-pitanna.html" text:style-name="Internet_20_link" text:visited-style-name="Visited_20_Internet_20_Link">
<text:span text:style-name="T4">
 grain </text:span>
</text:a>
"First. What we see in Europe and North America, all over the whole, is a great support for Ukraine, the unprecedented level of military, financial and economic assistance. In general, NATO allies provided € 150 million euros of economic assistance for Ukraine, of which about € 65 billion is in military assistance, ”Yens Stoltenberg said.</text:p>
      <text:p text:style-name="P4">
The second factor, he said, is that Ukraine's support corresponds to NATO Allies. If President Putin wins, it will make it more dangerous, send him and other authoritarian leaders of the message that they can achieve what they want with the help of strength.</text:p>
      <text:p text:style-name="P4">
“Third. I really believe that people care. When Europeans and people all over the whole, in North America and the whole world see my peacekeeping, how women rape women and kidnap children, forcibly take away their forcibans - then they really care about it, ”Jens Stoltenberg added.He noted that the "grain" problem should find its solution, but it is not aware of any lack of will and the readiness of the Allies to continue supporting Ukraine.</text:p>
      <text:p text:style-name="P4">
As it was reported, since the beginning of the Russian invasion of Ukraine in February, NATO and the Alliance provides Ukraine with significant political, financial, humanitarian and military assistance. In this case, the warrior includes modern weapons, including tanks, armored personnel carriers and combat vehicles, air defense, anti -tank means, other military barrier equipment, as well as ammunition. Such assistance allows the Ukrainian to be able to use their own right to self -defense, according to the UN Charter.</text:p>
      <text:p text:style-name="P4">
News Source: <text:a xlink:type="simple" xlink:href="https://www.ukrinform.ua/rubric-world/3698148-pitanna-sodo-importu-ukrainskogo-zerna-ne-e-svidcennam-vtomi-vid-ukraini-stoltenberg.html" text:style-name="Internet_20_link" text:visited-style-name="Visited_20_Internet_20_Link">
https://www.ukrinform.ua/rubric-world/3698148-pitanna-sodo-importu-ukrainskogo-zerna-ne-e-svidcennam-vtomi-vid-ukraini-stoltenberg.html</text:a>
</text:p>
      <!--NEWS-->
      <text:h text:style-name="P10" text:outline-level="1">
<text:span text:style-name="T4">
The Czech Republic is ready to assist Ukraine in recovery and in preparation for NATO -Pavel membership</text:span>
</text:h>
      <text:p text:style-name="P4">
Authors: Ukrinform (Person)</text:p>
      <text:p text:style-name="P4">
Publisher: Укринформ (Organization)</text:p>
      <text:p text:style-name="P4">
Published Time: 2023-04-19T-49:08:00+03:00</text:p>
      <text:p text:style-name="P4">
Modified Time: 2023-04-19T22:08:00+03:00</text:p>
      <text:p text:style-name="P4">
Description: Allies support Ukraine in the desire to join NATO, but will be able to think about the timing of such a step in a practical plane only after the end of the war, when Ukraine will be able to restore its economy and armed forces. - Ukrinform.</text:p>
      <text:p text:style-name="P4">
Images: ["<text:a xlink:type="simple" xlink:href="https://static.ukrinform.com/photos/2023_02/thumb_files/630_360_1677231665-289.jpeg" text:style-name="Internet_20_link" text:visited-style-name="Visited_20_Internet_20_Link">
630_360_16772...</text:a>
"]</text:p>
      <text:p text:style-name="P4">
Tags: ['Чехія', 'НАТО', 'Петр Павел']</text:p>
      <text:p text:style-name="P4">
Type: Article</text:p>
      <!--METADATA-->
      <text:p text:style-name="P4">
<draw:frame draw:style-name="fr1" draw:name="Image116" text:anchor-type="as-char" svg:width="6.9236in" svg:height="3.956343in" draw:z-index="0">
<draw:image xlink:href="../Images/yкринформ/2023-04-19T-49-08-00-03-00/630_360_1677231665-289.jpeg" xlink:type="simple" xlink:show="embed" xlink:actuate="onLoad" draw:mime-type="image/jpeg"/>
</draw:frame>
Allies allies support Ukraine in the desire to join NATO, but will be able to think about the timing of such a step in a practical plane only after the end of the completion, when Ukraine will be able to restore its economy and armed forces.</text:p>
      <text:p text:style-name="P4">
This was stated in Brussels during a joint press conference with the General Secretary -General President of the Czech Republic, Peter Pavel, correspondenttukinform reports.</text:p>
      <text:p text:style-name="P4">
“In terms of Ukraine and its potential membership. First, there are no changes in the views and promises made in Bucharest. Both Ukrainians - Ukraine and Georgia - were then told that they would become NATO members. It is very difficult to talk about specific membership dates when Ukraine is in war. So at first the war should end, and then we can start thinking about potential dates, ”said the head of the Czech Republic.</text:p>
      <text:p text:style-name="P4">
<text:span text:style-name="T4">
 Read also: </text:span>
 <text:a xlink:type="simple" xlink:href="https://www.ukrinform.ua/rubric-world/3698137-putinu-ne-vdastsa-perecekati-ukrainskij-sprotiv-stoltenberg.html" text:style-name="Internet_20_link" text:visited-style-name="Visited_20_Internet_20_Link">
</text:a>
He noted that even when the war is completed, Ukraine needs much and effort to restore its economy and its armed forces.</text:p>
      <text:p text:style-name="P4">
“Ukraine has to become a stable country again. It will take time and a very multi -maker, a lot of effort. I understand that we are ready to provide Ukrainian support support, including assistance in the restoration and preparation of domestic membership in NATO, ”Pavel added.</text:p>
      <text:p text:style-name="P4">
It was reported that during the NATO Bucharest Summit in 2008, the Allies of Poalians recorded the obligation that Ukraine and Georgia would be NATO members. NATO officials and leaders of the Member States constantly announced this obligation and that NATO, as well as NATO, as well as NATO Earlier, the open door policy adheres to.</text:p>
      <text:p text:style-name="P4">
<text:span text:style-name="T4">
 Read also: </text:span>
 <text:a xlink:type="simple" xlink:href="https://www.ukrinform.ua/rubric-polytics/3696369-zelenskij-obgovoriv-z-makronom-pidgotovku-do-vilnuskogo-samitu-nato.html" text:style-name="Internet_20_link" text:visited-style-name="Visited_20_Internet_20_Link">
<text:span text:style-name="T4">
 NATO </text:span>
</text:a>
Since the beginning of the Russian invasion of Ukraine in February last year, the NATO Takraine-Union on the Alliance provides Ukraine with significant political, financial, humanitarian and military assistance. At the same time, military assistance includes modern weapons, including tanks, armored personnel carriers and combat vehicles, remedy defense, anti -tank means, other military and protective equipment, as well as ammunition. Such assistance allows Ukraine to exercise the right to self -defense, according to the UN Charter.</text:p>
      <text:p text:style-name="P4">
Photo: Twitter</text:p>
      <text:p text:style-name="P4">
News Source: <text:a xlink:type="simple" xlink:href="https://www.ukrinform.ua/rubric-polytics/3698147-cehia-gotova-nadati-ukraini-dopomogu-pri-vidnovlenni-ta-u-pidgotovci-do-clenstva-v-nato-pavel.html" text:style-name="Internet_20_link" text:visited-style-name="Visited_20_Internet_20_Link">
https://www.ukrinform.ua/rubric-polytics/3698147-cehia-gotova-nadati-ukraini-dopomogu-pri-vidnovlenni-ta-u-pidgotovci-do-clenstva-v-nato-pavel.html</text:a>
</text:p>
      <!--NEWS-->
      <text:h text:style-name="P10" text:outline-level="1">
<text:span text:style-name="T4">
The Russians fired at artillery and mortars for a day five border communities of Sumy region</text:span>
</text:h>
      <text:p text:style-name="P4">
Authors: Ukrinform (Person)</text:p>
      <text:p text:style-name="P4">
Publisher: Укринформ (Organization)</text:p>
      <text:p text:style-name="P4">
Published Time: 2023-04-19T-52:54:00+03:00</text:p>
      <text:p text:style-name="P4">
Modified Time: 2023-04-19T21:54:00+03:00</text:p>
      <text:p text:style-name="P4">
Description: російські військовослужбовці у середу обстріляли п`ять громад Сумської області.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Російські військові', 'Війна з росією']</text:p>
      <text:p text:style-name="P4">
Type: Article</text:p>
      <!--METADATA-->
      <text:p text:style-name="P4">
<draw:frame draw:style-name="fr1" draw:name="Image117" text:anchor-type="as-char" svg:width="6.9236in" svg:height="3.956343in" draw:z-index="0">
<draw:image xlink:href="../Images/yкринформ/2023-04-19T-52-54-00-03-00/630_360_1487747482-1856.jpg" xlink:type="simple" xlink:show="embed" xlink:actuate="onLoad" draw:mime-type="image/jpeg"/>
</draw:frame>
Russian servicemen fired on five communities of Sumy region on Wednesday.</text:p>
      <text:p text:style-name="P4">
According to Ukrinform, the Sumy Regional Military Administration reports in <text:a xlink:type="simple" xlink:href="https://t.me/Sumy_news_ODA/15517" text:style-name="Internet_20_link" text:visited-style-name="Visited_20_Internet_20_Link">
</text:a>
.</text:p>
      <text:p text:style-name="P4">
“Протягом дня росіяни здійснили <text:a xlink:type="simple" xlink:href="https://www.ukrinform.ua/tag-obstril" text:style-name="Internet_20_link" text:visited-style-name="Visited_20_Internet_20_Link">
 </text:a>
border communities - Yunakovskaya, Belopilsk, Shaliginsk, Novoslobid, Khotinskaya. 52 "arrivals" were recorded from mortars, artillery, grenade launchers, ”the message reads.</text:p>
      <text:p text:style-name="P4">
In the Yunak community, the Russians released seven shells from self -propelled artillery installations.</text:p>
      <text:p text:style-name="P4">
<text:span text:style-name="T4">
 Read also: </text:span>
 <text:a xlink:type="simple" xlink:href="https://www.ukrinform.ua/rubric-ato/3698111-rosiani-obstrilali-dva-rajoni-na-dnipropetrovsini-z-vazkoi-artilerii-ta-rszv.html" text:style-name="Internet_20_link" text:visited-style-name="Visited_20_Internet_20_Link">
<text:span text:style-name="T4">
 firing </text:span>
</text:a>
The Russians fired at automatic grenade launchers by the Belopil community, 20 hits were recorded. Also, the enemy fired this community from mortars, releasing 12 mines and artillery - one hit.</text:p>
      <text:p text:style-name="P4">
The enemy fired the enemy from a mortar, releasing two mines.</text:p>
      <text:p text:style-name="P4">
On the outskirts of one of the villages of the Schaligin community, the enemy beat the mortar, releasing five minutes.</text:p>
      <text:p text:style-name="P4">
The Russians also dropped five mines into the Novoslobid community.</text:p>
      <text:p text:style-name="P4">
<text:span text:style-name="T4">
 Read also: </text:span>
 <text:a xlink:type="simple" xlink:href="https://www.ukrinform.ua/rubric-ato/3698019-rosiani-vdarili-aviabombou-po-civilnomu-sektoru-v-orihovi.html" text:style-name="Internet_20_link" text:visited-style-name="Visited_20_Internet_20_Link">
</text:a>
The Sumy Ova added that according to the military, no formation of the formation of elaborate offensive groups near the state border.</text:p>
      <text:p text:style-name="P4">
As reported by Ukrinform, Russian troops on Tuesday, April 18, <text:a xlink:type="simple" xlink:href="https://www.ukrinform.ua/rubric-ato/3697664-rosiani-protagom-dobi-obstrilali-sist-gromad-sumsini.html" text:style-name="Internet_20_link" text:visited-style-name="Visited_20_Internet_20_Link">
</text:a>
Sumy region.</text:p>
      <text:p text:style-name="P4">
News Source: <text:a xlink:type="simple" xlink:href="https://www.ukrinform.ua/rubric-ato/3698145-rosiani-za-den-obstrilali-z-artilerii-ta-minometiv-pat-prikordonnih-gromad-sumsini.html" text:style-name="Internet_20_link" text:visited-style-name="Visited_20_Internet_20_Link">
https://www.ukrinform.ua/rubric-ato/3698145-rosiani-za-den-obstrilali-z-artilerii-ta-minometiv-pat-prikordonnih-gromad-sumsini.html</text:a>
</text:p>
      <!--NEWS-->
      <text:h text:style-name="P10" text:outline-level="1">
<text:span text:style-name="T4">
In Kiev, the exhibition "Temple. Ukrainian self -identification. Part 2 ”</text:span>
</text:h>
      <text:p text:style-name="P4">
Authors: Ukrinform (Person)</text:p>
      <text:p text:style-name="P4">
Publisher: Укринформ (Organization)</text:p>
      <text:p text:style-name="P4">
Published Time: 2023-04-19T-54:45:00+03:00</text:p>
      <text:p text:style-name="P4">
Modified Time: 2023-04-19T21:45:00+03:00</text:p>
      <text:p text:style-name="P4">
Description: In the Kyiv City Gallery of Lavra Art, samples of the painting of the Church of the Intercession of the Virgin in the village of Lipivka in Kyiv region were presented, made by artists Anatoliy Krivolap and Igor Stupachenko. - Ukrinform.</text:p>
      <text:p text:style-name="P4">
Images: ["<text:a xlink:type="simple" xlink:href="https://static.ukrinform.com/photos/2023_04/thumb_files/630_360_1681929959-320.jpg" text:style-name="Internet_20_link" text:visited-style-name="Visited_20_Internet_20_Link">
630_360_16819...</text:a>
", "<text:a xlink:type="simple" xlink:href="https://static.ukrinform.com/photos/2023_04/1681929959-267.jpg" text:style-name="Internet_20_link" text:visited-style-name="Visited_20_Internet_20_Link">
1681929959-26...</text:a>
", "<text:a xlink:type="simple" xlink:href="https://static.ukrinform.com/photos/2023_04/1681929759-670.jpg" text:style-name="Internet_20_link" text:visited-style-name="Visited_20_Internet_20_Link">
1681929759-67...</text:a>
", "<text:a xlink:type="simple" xlink:href="https://static.ukrinform.com/photos/2023_04/1681929958-861.jpg" text:style-name="Internet_20_link" text:visited-style-name="Visited_20_Internet_20_Link">
1681929958-86...</text:a>
", "<text:a xlink:type="simple" xlink:href="https://static.ukrinform.com/photos/2023_04/1681929958-429.jpg" text:style-name="Internet_20_link" text:visited-style-name="Visited_20_Internet_20_Link">
1681929958-42...</text:a>
"]</text:p>
      <text:p text:style-name="P4">
Tags: ['Виставка', 'Київська Лавра', 'Київ']</text:p>
      <text:p text:style-name="P4">
Type: Article</text:p>
      <!--METADATA-->
      <text:p text:style-name="P4">
<draw:frame draw:style-name="fr1" draw:name="Image118" text:anchor-type="as-char" svg:width="6.9236in" svg:height="3.956343in" draw:z-index="0">
<draw:image xlink:href="../Images/yкринформ/2023-04-19T-54-45-00-03-00/630_360_1681929959-320.jpg" xlink:type="simple" xlink:show="embed" xlink:actuate="onLoad" draw:mime-type="image/jpeg"/>
</draw:frame>
The UKIiv City Gallery of Lavra's Arts presented samples of painting of the Virgin Mary in the village of Lipivka in Kyiv region, made by artists Anatoliimkrivolap and Igor Stupachenko.</text:p>
      <text:p text:style-name="P4">
This was reported by Ukrinform correspondent.</text:p>
      <text:p text:style-name="P4">
“... artists are now making new meanings, perpetuating the tragedy of the times that Ukraine is experiencing. And it is on the example of the Church of the Intercession in the village of Lipivka that we see for example for the tragedy that happened twice. This church was destroyed by the Soviet authorities, avid - shot by the racists, ”said KSCA Deputy Chairman of the KSCA.</text:p>
      <text:p text:style-name="P4">
<draw:frame draw:style-name="fr1" draw:name="Image119" text:anchor-type="as-char" svg:width="6.9236in" svg:height="4.429822in" draw:z-index="0">
<draw:image xlink:href="../Images/yкринформ/2023-04-19T-54-45-00-03-00/1681929959-267.jpg" xlink:type="simple" xlink:show="embed" xlink:actuate="onLoad" draw:mime-type="image/jpeg"/>
</draw:frame>
The Gallery will exhibit paintings with Christmas scenes, Assumption of the Child, the Last Judgment, the Laighty of Christ, as well as the image of the Prophets of Iangollov, who will then be transferred to Church in Lipivka. This exhibition is the final part of the Project on the decoration of the Church of the Intercession of the Virgin, which artists have worked on since 2015, since the beginning of its reconstruction. The first part of the exhibition was in 2019.</text:p>
      <text:p text:style-name="P4">
<text:span text:style-name="T4">
 Read also: </text:span>
 <text:a xlink:type="simple" xlink:href="https://www.ukrinform.ua/rubric-culture/3697594-na-vistavci-u-kievi-mozna-pobaciti-zrujnovani-pamatki-mariupola.html" text:style-name="Internet_20_link" text:visited-style-name="Visited_20_Internet_20_Link">
</text:a>
</text:p>
      <text:p text:style-name="P4">
<draw:frame draw:style-name="fr1" draw:name="Image120" text:anchor-type="as-char" svg:width="6.9236in" svg:height="9.231467in" draw:z-index="0">
<draw:image xlink:href="../Images/yкринформ/2023-04-19T-54-45-00-03-00/1681929759-670.jpg" xlink:type="simple" xlink:show="embed" xlink:actuate="onLoad" draw:mime-type="image/jpeg"/>
</draw:frame>
“This project lasts the eighth year. I think that in this - the maximum next year - we will finish it. Because today his second half is presented, which factically ends the painting. And in the future there will be other decorations, in particular, the altar. Who will do it - I do not know yet. My task was to make a painting, ”Krivolap said.</text:p>
      <text:p text:style-name="P4">
According to him, the final work on the creation of more than ten meters of work was held in the gallery. The author's technology, according to which the drawing was applied to a special plastic synthetic canvas rather than directly on the walls, allowed to familiarize yourself with the images of the post.</text:p>
      <text:p text:style-name="P4">
<draw:frame draw:style-name="fr1" draw:name="Image121" text:anchor-type="as-char" svg:width="6.9236in" svg:height="3.865677in" draw:z-index="0">
<draw:image xlink:href="../Images/yкринформ/2023-04-19T-54-45-00-03-00/1681929958-861.jpg" xlink:type="simple" xlink:show="embed" xlink:actuate="onLoad" draw:mime-type="image/jpeg"/>
</draw:frame>
As the director of the Lavra Gallery and the author of the idea of the exhibition Tatianamironov, a non-standard color solution, used in images, allows you to look at the church interior.</text:p>
      <text:p text:style-name="P4">
<text:span text:style-name="T4">
 Read also: </text:span>
 <text:a xlink:type="simple" xlink:href="https://www.ukrinform.ua/rubric-diaspora/3696940-u-barseloni-vidkrilasa-vistavka-tvoriv-ukrainskogo-hudoznika-oleksia-serbaka.html" text:style-name="Internet_20_link" text:visited-style-name="Visited_20_Internet_20_Link">
<text:span text:style-name="T4">
 exhibitions </text:span>
</text:a>
</text:p>
      <text:p text:style-name="P4">
In turn, Krivolap noted that there are vivid colors in the scenes in the scenes to create a sense of joy in the temple of God.</text:p>
      <text:p text:style-name="P4">
"To go to God, to the church - as on a holiday, not intimidated or treated. I immediately said, I will do the painting yes, I will imagine, ”he said.</text:p>
      <text:p text:style-name="P4">
<draw:frame draw:style-name="fr1" draw:name="Image122" text:anchor-type="as-char" svg:width="6.9236in" svg:height="4.519572in" draw:z-index="0">
<draw:image xlink:href="../Images/yкринформ/2023-04-19T-54-45-00-03-00/1681929958-429.jpg" xlink:type="simple" xlink:show="embed" xlink:actuate="onLoad" draw:mime-type="image/jpeg"/>
</draw:frame>
As it was reported, in the village of Lipivka, the Makariv district of Kyiv region, the departments of the Pokrovsky Church, destroyed in Soviet times, was built a temple with the same dedication on the initiative of the film director and philanthropist Bogdanabatrukh.</text:p>
      <text:p text:style-name="P4">
Photo: KSCA,</text:p>
      <text:p text:style-name="P4">
Iurii Komelkov Facebook</text:p>
      <text:p text:style-name="P4">
News Source: <text:a xlink:type="simple" xlink:href="https://www.ukrinform.ua/rubric-kyiv/3698143-u-kievi-vidkrili-vistavku-hram-ukrainska-samoidentifikacia-castina-2.html" text:style-name="Internet_20_link" text:visited-style-name="Visited_20_Internet_20_Link">
https://www.ukrinform.ua/rubric-kyiv/3698143-u-kievi-vidkrili-vistavku-hram-ukrainska-samoidentifikacia-castina-2.html</text:a>
</text:p>
      <!--NEWS-->
      <text:h text:style-name="P10" text:outline-level="1">
<text:span text:style-name="T4">
In Russia, the case is bad: the White House commented on the Putin's visit to the occupied territories of Ukraine</text:span>
</text:h>
      <text:p text:style-name="P4">
Authors: Ukrinform (Person)</text:p>
      <text:p text:style-name="P4">
Publisher: Укринформ (Organization)</text:p>
      <text:p text:style-name="P4">
Published Time: 2023-04-19T-56:43:00+03:00</text:p>
      <text:p text:style-name="P4">
Modified Time: 2023-04-19T21:43:00+03:00</text:p>
      <text:p text:style-name="P4">
Description: The demonstration "Putin's visit" in the temporarily occupied territories of Ukraine indicates that the Kremlin is aware of how bad the Russian army is. - Ukrinform.</text:p>
      <text:p text:style-name="P4">
Images: ["<text:a xlink:type="simple" xlink:href="https://static.ukrinform.com/photos/2022_09/thumb_files/630_360_1664390405-973.jpg" text:style-name="Internet_20_link" text:visited-style-name="Visited_20_Internet_20_Link">
630_360_16643...</text:a>
"]</text:p>
      <text:p text:style-name="P4">
Tags: ['Окупація', 'путін', 'США', 'Візит', 'Білий дім', 'Війна з росією']</text:p>
      <text:p text:style-name="P4">
Type: Article</text:p>
      <!--METADATA-->
      <text:p text:style-name="P4">
<draw:frame draw:style-name="fr1" draw:name="Image123" text:anchor-type="as-char" svg:width="6.9236in" svg:height="3.956343in" draw:z-index="0">
<draw:image xlink:href="../Images/yкринформ/2023-04-19T-56-43-00-03-00/630_360_1664390405-973.jpg" xlink:type="simple" xlink:show="embed" xlink:actuate="onLoad" draw:mime-type="image/jpeg"/>
</draw:frame>
The demonstration "Putin's visit" in the temporarily occupied territories of Ukraine indicates that the Kremlin is aware of how bad the Russian army is.</text:p>
      <text:p text:style-name="P4">
Such a comment was published on Wednesday during a briefing in Washington, Karin Jean-Pierre, a spokesman for Ukrinform.</text:p>
      <text:p text:style-name="P4">
“Visit <text:a xlink:type="simple" xlink:href="https://www.ukrinform.ua/tag-putin" text:style-name="Internet_20_link" text:visited-style-name="Visited_20_Internet_20_Link">
</text:a>
It looks like an indicator of what they know that everything is not going well for Russia, ”said Biden's representative.</text:p>
      <text:p text:style-name="P4">
According to her, it seems that Putin is directly aware of this very clearly. The Zhan-Prier also suggested that the Kremlin leader is trying to somehow regulate the Russian population, "because he knows that his army is poorly departed."</text:p>
      <text:p text:style-name="P4">
<text:span text:style-name="T4">
 Read also: </text:span>
 <text:a xlink:type="simple" xlink:href="https://www.ukrinform.ua/rubric-world/3698137-putinu-ne-vdastsa-perecekati-ukrainskij-sprotiv-stoltenberg.html" text:style-name="Internet_20_link" text:visited-style-name="Visited_20_Internet_20_Link">
<text:span text:style-name="T4">
 Putin </text:span>
</text:a>
At the same time, she stressed that Russia has no legal grounds to claim control over the sovereign territory of Ukraine.</text:p>
      <text:p text:style-name="P4">
"Therefore, we will continue to support Ukraine and the Ukrainian government," the White House representative said.</text:p>
      <text:p text:style-name="P4">
As it was reported, the Russian state media spread information that <text:a xlink:type="simple" xlink:href="https://www.ukrinform.ua/rubric-ato/3697268-roszmi-pisut-so-putin-nibito-vidvidav-hersonsinu-ta-lugansinu.html" text:style-name="Internet_20_link" text:visited-style-name="Visited_20_Internet_20_Link">
</text:a>
The headquarters of the troops at the Kherson Napryamka and the LNR.</text:p>
      <text:p text:style-name="P4">
<text:span text:style-name="T4">
 Read also: </text:span>
 <text:a xlink:type="simple" xlink:href="https://www.ukrinform.ua/rubric-polytics/3697962-stajnmaer-putin-vismiav-cinnosti-ta-zrujnuvav-osnovi-evropejskogo-poradku.html" text:style-name="Internet_20_link" text:visited-style-name="Visited_20_Internet_20_Link">
<text:span text:style-name="T4">
 Putin </text:span>
</text:a>
At the same time, the reliability of the relevant materials raises doubts about experts.</text:p>
      <text:p text:style-name="P4">
Secretary of the National Security and Defense Council of Ukraine Alexey Danilov stated that Russian President Vladimir Putin did not attend the occupied territory of Ukraine, his azamism T <text:a xlink:type="simple" xlink:href="https://www.ukrinform.ua/rubric-ato/3698130-na-okupovanu-teritoriu-ukraini-izdiv-dvijnik-putina-danilov.html" text:style-name="Internet_20_link" text:visited-style-name="Visited_20_Internet_20_Link">
</text:a>
 .</text:p>
      <text:p text:style-name="P4">
News Source: <text:a xlink:type="simple" xlink:href="https://www.ukrinform.ua/rubric-world/3698141-u-rosii-spravi-kepski-bilij-dim-prokomentuvav-vizit-putina-na-okupovani-teritorii-ukraini.html" text:style-name="Internet_20_link" text:visited-style-name="Visited_20_Internet_20_Link">
https://www.ukrinform.ua/rubric-world/3698141-u-rosii-spravi-kepski-bilij-dim-prokomentuvav-vizit-putina-na-okupovani-teritorii-ukraini.html</text:a>
</text:p>
      <!--NEWS-->
      <text:h text:style-name="P10" text:outline-level="1">
<text:span text:style-name="T4">
Zinchenko returned to Arsenal's training after injury</text:span>
</text:h>
      <text:p text:style-name="P4">
Authors: Ukrinform (Person)</text:p>
      <text:p text:style-name="P4">
Publisher: Укринформ (Organization)</text:p>
      <text:p text:style-name="P4">
Published Time: 2023-04-19T-58:36:58+03:00</text:p>
      <text:p text:style-name="P4">
Modified Time: 2023-04-19T21:36:58+03:00</text:p>
      <text:p text:style-name="P4">
Description: The Ukrainian will be able to play in the next match with Southampton. - Ukrinform.</text:p>
      <text:p text:style-name="P4">
Images: ["<text:a xlink:type="simple" xlink:href="https://static.ukrinform.com/photos/2023_04/thumb_files/630_360_1681929168-263.jpg" text:style-name="Internet_20_link" text:visited-style-name="Visited_20_Internet_20_Link">
630_360_16819...</text:a>
"]</text:p>
      <text:p text:style-name="P4">
Tags: ['Арсенал', 'Зінченко']</text:p>
      <text:p text:style-name="P4">
Type: Article</text:p>
      <!--METADATA-->
      <text:p text:style-name="P4">
<draw:frame draw:style-name="fr1" draw:name="Image124" text:anchor-type="as-char" svg:width="6.9236in" svg:height="3.956343in" draw:z-index="0">
<draw:image xlink:href="../Images/yкринформ/2023-04-19T-58-36-58-03-00/630_360_1681929168-263.jpg" xlink:type="simple" xlink:show="embed" xlink:actuate="onLoad" draw:mime-type="image/jpeg"/>
</draw:frame>
The Ukrainian can play in the next match with Southampton.</text:p>
      <text:p text:style-name="P4">
Oleksandr Zinchenko renew training in the main group "Arsenal", <text:a xlink:type="simple" xlink:href="https://twitter.com/ArsenalBuzzCom/status/1648707330458910721" text:style-name="Internet_20_link" text:visited-style-name="Visited_20_Internet_20_Link">
</text:a>
press service, Ukrinform reports.</text:p>
      <text:p text:style-name="P4">
Zinchenko did not participate in the match of the 31st round of the English Premier League against West Hema(2:2)due to damage to the groin.</text:p>
      <text:p text:style-name="P4">
After missing the London Derby, Zinchenko did not go out at the start of the canonies for the first time in 13 matches.</text:p>
      <text:p text:style-name="P4">
In the debut season, the Ukrainian spent 29 matches in all tournaments for Londoners. Host Ukrainian - 1 goal and 2 productive gears.</text:p>
      <text:p text:style-name="P4">
Zinchenko will be able to return to the field in the match against Soutgatem, April 21.</text:p>
      <text:p text:style-name="P4">
<text:span text:style-name="T4">
 Read also: </text:span>
 <text:a xlink:type="simple" xlink:href="https://www.ukrinform.ua/rubric-sports/3696716-apl-arsenal-bez-zincenka-vtrativ-ocki-iz-vest-gemom.html" text:style-name="Internet_20_link" text:visited-style-name="Visited_20_Internet_20_Link">
<text:span text:style-name="T4">
 Arsenal </text:span>
</text:a>
As reported by Ukrinform, Michely Arthete team has lost the textbook points for the second time in a row and ahead of Manchester City by four points, playing one -top more.</text:p>
      <text:p text:style-name="P4">
Photo: twitter.com/rasenalbuzzcom</text:p>
      <text:p text:style-name="P4">
News Source: <text:a xlink:type="simple" xlink:href="https://www.ukrinform.ua/rubric-sports/3698139-zincenko-povernuvsa-do-trenuvan-arsenala-pisla-uskodzenna.html" text:style-name="Internet_20_link" text:visited-style-name="Visited_20_Internet_20_Link">
https://www.ukrinform.ua/rubric-sports/3698139-zincenko-povernuvsa-do-trenuvan-arsenala-pisla-uskodzenna.html</text:a>
</text:p>
      <!--NEWS-->
      <text:h text:style-name="P10" text:outline-level="1">
<text:span text:style-name="T4">
Danilov: Putin double went to the occupied territory of Ukraine</text:span>
</text:h>
      <text:p text:style-name="P4">
Authors: Ukrinform (Person)</text:p>
      <text:p text:style-name="P4">
Publisher: Укринформ (Organization)</text:p>
      <text:p text:style-name="P4">
Published Time: 2023-04-19T-60:33:00+03:00</text:p>
      <text:p text:style-name="P4">
Modified Time: 2023-04-19T21:33:00+03:00</text:p>
      <text:p text:style-name="P4">
Description: The secretary of the National Security and Defense Council of Ukraine Alexei Danilov stated that Russian President Vladimir Putin did not attend the occupied territory of Ukraine, and instead there was his double. - Ukrinform.</text:p>
      <text:p text:style-name="P4">
Images: ["<text:a xlink:type="simple" xlink:href="https://static.ukrinform.com/photos/2023_03/thumb_files/630_360_1678784649-408.jpeg" text:style-name="Internet_20_link" text:visited-style-name="Visited_20_Internet_20_Link">
630_360_16787...</text:a>
"]</text:p>
      <text:p text:style-name="P4">
Tags: ['путін', 'РНБО', 'Данілов', 'Єдині новини']</text:p>
      <text:p text:style-name="P4">
Type: Article</text:p>
      <!--METADATA-->
      <text:p text:style-name="P4">
<draw:frame draw:style-name="fr1" draw:name="Image125" text:anchor-type="as-char" svg:width="6.9236in" svg:height="3.956343in" draw:z-index="0">
<draw:image xlink:href="../Images/yкринформ/2023-04-19T-60-33-00-03-00/630_360_1678784649-408.jpeg" xlink:type="simple" xlink:show="embed" xlink:actuate="onLoad" draw:mime-type="image/jpeg"/>
</draw:frame>
The Secretaries of National Security and Defense of Ukraine Alexei Danilov stated that the President of the Russian Federation Vladimir Putin did not attend the occupied territory of Ukraine, his azamin was his twin there.</text:p>
      <text:p text:style-name="P4">
About it on air <text:a xlink:type="simple" xlink:href="https://www.youtube.com/watch" text:style-name="Internet_20_link" text:visited-style-name="Visited_20_Internet_20_Link">
</text:a>
On Wednesday, the secretary of the National Security and Defense Council of Ukraine Alexeydanilov said, Ukrinform reports.</text:p>
      <text:p text:style-name="P4">
"There was no Putin there. Before meeting him, you have 10-15 days to be quarantined.</text:p>
      <text:p text:style-name="P4">
<text:span text:style-name="T4">
 Read also: </text:span>
 <text:a xlink:type="simple" xlink:href="https://www.ukrinform.ua/rubric-polytics/3697962-stajnmaer-putin-vismiav-cinnosti-ta-zrujnuvav-osnovi-evropejskogo-poradku.html" text:style-name="Internet_20_link" text:visited-style-name="Visited_20_Internet_20_Link">
<text:span text:style-name="T4">
 Putin </text:span>
</text:a>
According to him, "it is a direct opposite of our president, who is not afraid to visit the front line at any time."</text:p>
      <text:p text:style-name="P4">
"Him(Putin - ed.)There was no physically. His trips are a procedure. The preparatory process begins for a week, "the NSDC said.</text:p>
      <text:p text:style-name="P4">
<text:span text:style-name="T4">
 Read also: </text:span>
 <text:a xlink:type="simple" xlink:href="https://www.ukrinform.ua/rubric-ato/3697268-roszmi-pisut-so-putin-nibito-vidvidav-hersonsinu-ta-lugansinu.html" text:style-name="Internet_20_link" text:visited-style-name="Visited_20_Internet_20_Link">
<text:span text:style-name="T4">
 Putin </text:span>
</text:a>
As it was reported, the Kremlin declared a trip to Putin to the occupied Kherson region and Luhansk region. According to the Kremlin, Putin allegedly visited the headquarters of the grouping of the Russian troops and heard the reports of the commander of the Airborne Air Force, Colonel-Colonel Mikhail Teplinsky, whose probable return to the "important" but uncertain role in Ukraine was recently reported, and other places.</text:p>
      <text:p text:style-name="P4">
News Source: <text:a xlink:type="simple" xlink:href="https://www.ukrinform.ua/rubric-ato/3698130-na-okupovanu-teritoriu-ukraini-izdiv-dvijnik-putina-danilov.html" text:style-name="Internet_20_link" text:visited-style-name="Visited_20_Internet_20_Link">
https://www.ukrinform.ua/rubric-ato/3698130-na-okupovanu-teritoriu-ukraini-izdiv-dvijnik-putina-danilov.html</text:a>
</text:p>
      <!--NEWS-->
      <text:h text:style-name="P10" text:outline-level="1">
<text:span text:style-name="T4">
Austria's neutrality does not in any way interfere with our solidarity with Ukraine - Shallenberg</text:span>
</text:h>
      <text:p text:style-name="P4">
Authors: Ukrinform (Person)</text:p>
      <text:p text:style-name="P4">
Publisher: Укринформ (Organization)</text:p>
      <text:p text:style-name="P4">
Published Time: 2023-04-19T-62:31:00+03:00</text:p>
      <text:p text:style-name="P4">
Modified Time: 2023-04-19T21:31:00+03:00</text:p>
      <text:p text:style-name="P4">
Description: Austria is neutral exclusively in military plan, but has never been politically neutral, and therefore its neutrality in no way interferes with solidarity with Ukraine. - Ukrinform.</text:p>
      <text:p text:style-name="P4">
Images: ["<text:a xlink:type="simple" xlink:href="https://static.ukrinform.com/photos/2023_04/thumb_files/630_360_1681917131-909.jpg" text:style-name="Internet_20_link" text:visited-style-name="Visited_20_Internet_20_Link">
630_360_16819...</text:a>
"]</text:p>
      <text:p text:style-name="P4">
Tags: ['Австрія', 'МЗС', 'Шалленберг']</text:p>
      <text:p text:style-name="P4">
Type: Article</text:p>
      <!--METADATA-->
      <text:p text:style-name="P4">
<draw:frame draw:style-name="fr1" draw:name="Image126" text:anchor-type="as-char" svg:width="6.9236in" svg:height="3.956343in" draw:z-index="0">
<draw:image xlink:href="../Images/yкринформ/2023-04-19T-62-31-00-03-00/630_360_1681917131-909.jpg" xlink:type="simple" xlink:show="embed" xlink:actuate="onLoad" draw:mime-type="image/jpeg"/>
</draw:frame>
Austria is Yneutral exclusively in military plan, but has never been political -neutral, and therefore its neutrality in no way stands on a hindrance with Ukraine.</text:p>
      <text:p text:style-name="P4">
This was stated in <text:a xlink:type="simple" xlink:href="https://www.ukrinform.ua/rubric-world/3698040-aleksander-sallenberg-ministr-zakordonnih-sprav-avstrii.html" text:style-name="Internet_20_link" text:visited-style-name="Visited_20_Internet_20_Link">
</text:a>
Minister of Foreign Highlands Alexander Shalllenberg.</text:p>
      <text:p text:style-name="P4">
"I greeted the fact that President Zelensky was able to make a speech of the Vnational Council of Austria. This was in no way a disruption Politically neutral. It is unthinkable to us in beliefs if international law is trampled by their feet, "the Minister of the Fluorian Freedom's statements about the allegedly violation of the country's alleged violation of the President of Ukraine in the Austrian Parliament.</text:p>
      <text:p text:style-name="P4">
<text:span text:style-name="T4">
 Read also: </text:span>
 <text:a xlink:type="simple" xlink:href="https://www.ukrinform.ua/rubric-world/3698040-aleksander-sallenberg-ministr-zakordonnih-sprav-avstrii.html" text:style-name="Internet_20_link" text:visited-style-name="Visited_20_Internet_20_Link">
<text:span text:style-name="T4">
 Shallenberg </text:span>
</text:a>
Shallenberg added that this "very clear line" is still in place today: "If a state, which is still a permanent member of the UN Security Council, decides to cross the UN and international law statute, then Austria will certainly not turn out to see. We continue to stand firmly and jointly on the side of Ukraine. "</text:p>
      <text:p text:style-name="P4">
"I perceive President Zelensky's speech in the National Council as a sign of unlimited solidarity. Neutrality in no way stands in solidarity. And so it was important for me to attend Parliament to hear the speech of President Zelensky," he said.</text:p>
      <text:p text:style-name="P4">
<text:span text:style-name="T4">
 Read also: </text:span>
 <text:a xlink:type="simple" xlink:href="https://www.ukrinform.ua/rubric-polytics/3690129-glava-mzs-avstrii-rosii-ne-mae-zijti-z-ruk-zlocin-agresii.html" text:style-name="Internet_20_link" text:visited-style-name="Visited_20_Internet_20_Link">
</text:a>
As reported by Ukrinform, <text:a xlink:type="simple" xlink:href="https://www.ukrinform.ua/rubric-polytics/3689353-v-ukraini-zaminovano-teritorij-ak-dvi-avstrii-zelenskij-u-nacionalnij-radi.html" text:style-name="Internet_20_link" text:visited-style-name="Visited_20_Internet_20_Link">
</text:a>
.</text:p>
      <text:p text:style-name="P4">
The Austrian Federal President of the Austrian Der Belllen, members of the Federal Government, including Vicecanzler Werner Cogler, Foreign Minister Alexander Shalllenberg, Economy Minister Martin Kocher, Ministers' Minister Rauh and Minister of Justice, were also present in the parliament.</text:p>
      <text:p text:style-name="P4">
News Source: <text:a xlink:type="simple" xlink:href="https://www.ukrinform.ua/rubric-polytics/3698138-nejtralitet-avstrii-zodnim-cinom-ne-zavazae-nasij-solidarnosti-z-ukrainou-sallenberg.html" text:style-name="Internet_20_link" text:visited-style-name="Visited_20_Internet_20_Link">
https://www.ukrinform.ua/rubric-polytics/3698138-nejtralitet-avstrii-zodnim-cinom-ne-zavazae-nasij-solidarnosti-z-ukrainou-sallenberg.html</text:a>
</text:p>
      <!--NEWS-->
      <text:h text:style-name="P10" text:outline-level="1">
<text:span text:style-name="T4">
Putin will not be able to "wait" Ukrainian resistance - Stoltenberg</text:span>
</text:h>
      <text:p text:style-name="P4">
Authors: Ukrinform (Person)</text:p>
      <text:p text:style-name="P4">
Publisher: Укринформ (Organization)</text:p>
      <text:p text:style-name="P4">
Published Time: 2023-04-19T-64:29:00+03:00</text:p>
      <text:p text:style-name="P4">
Modified Time: 2023-04-19T21:29:00+03:00</text:p>
      <text:p text:style-name="P4">
Description: Russian President Vladimir Putin does not show any signs of peace in Ukraine and hopes to "wait" the resistance of Ukrainians and the help that the collective event provides this resistance, but he is mistaken in his own conclusions. - Ukrinform.</text:p>
      <text:p text:style-name="P4">
Images: ["<text:a xlink:type="simple" xlink:href="https://static.ukrinform.com/photos/2022_11/thumb_files/630_360_1668589929-696.jpg" text:style-name="Internet_20_link" text:visited-style-name="Visited_20_Internet_20_Link">
630_360_16685...</text:a>
"]</text:p>
      <text:p text:style-name="P4">
Tags: ['Чехія', 'НАТО', 'путін', 'Столтенберг', 'Україна', 'Війна з росією', '#stoprussia']</text:p>
      <text:p text:style-name="P4">
Type: Article</text:p>
      <!--METADATA-->
      <text:p text:style-name="P4">
<draw:frame draw:style-name="fr1" draw:name="Image127" text:anchor-type="as-char" svg:width="6.9236in" svg:height="3.956343in" draw:z-index="0">
<draw:image xlink:href="../Images/yкринформ/2023-04-19T-64-29-00-03-00/630_360_1668589929-696.jpg" xlink:type="simple" xlink:show="embed" xlink:actuate="onLoad" draw:mime-type="image/jpeg"/>
</draw:frame>
Presidentials Vladimir Putin does not show any signs of peace for peace in Ukraine to "wait" the resistance of Ukrainians and the help that the collective event is resisting, but he is mistaken in his own conclusions.</text:p>
      <text:p text:style-name="P4">
This was stated in Brussels during a joint press conference with the President of the Czech Republic Peter Pavel Pavel Pavel, NATO Secretary General Jens Stoltenberg, Ukrinform correspondent reports.</text:p>
      <text:p text:style-name="P4">
“We have just discussed our help for Ukraine. Although Russian Silpragus is a significant loss, President Putin is not demonstrated by any preparing for peace. He thinks that he can "wait" Ukrainian worked out and assistance of the event(For Ukraine). Ми маємо продовжувати доводити йому,що він помиляється, та надати українцям все, що їм необхідно для перемоги», -зазначив <text:a xlink:type="simple" xlink:href="https://www.ukrinform.ua/tag-stoltenberg" text:style-name="Internet_20_link" text:visited-style-name="Visited_20_Internet_20_Link">
 </text:a>
.</text:p>
      <text:p text:style-name="P4">
He thanked the Czech Republic for a significant contribution to the joint Euro -Atlantic security and assistance for Ukraine, including its contribution to a wide package of NATO for Ukraine.</text:p>
      <text:p text:style-name="P4">
<text:span text:style-name="T4">
 Read also: </text:span>
 <text:a xlink:type="simple" xlink:href="https://www.ukrinform.ua/rubric-ato/3697684-stoltenberg-zaklikae-svit-posiliti-pidtrimku-ukraini.html" text:style-name="Internet_20_link" text:visited-style-name="Visited_20_Internet_20_Link">
<text:span text:style-name="T4">
 Stoltenberg </text:span>
</text:a>
“In response to a brutal aggressive war of(Against Ukraine - Ed.)The efforts to protect other NATO allies and to support Ukraine have reinstated. At the same time you accept the Houses of thousands of Ukrainian refugees, ”said the Alliance head, addressing the Daczhian leader.</text:p>
      <text:p text:style-name="P4">
He recalled that the Czech Republic plays the role of a leader in the combat group of Slovakia, helping to restrain any aggression, participates in the poor groups in Latvia and Lithuania, in NATO peacekeeping mission in Kosovo and NATO's widowed mission. Stoltenberg thanked the President of the Czech Republic for these efforts and contribution to the common security of the Alliance.</text:p>
      <text:p text:style-name="P4">
<text:span text:style-name="T4">
 Read also: </text:span>
 <text:a xlink:type="simple" xlink:href="https://www.ukrinform.ua/rubric-ato/3698125-pentagon-ogolosiv-novij-paket-oboronnoi-dopomogi-ukraini.html" text:style-name="Internet_20_link" text:visited-style-name="Visited_20_Internet_20_Link">
</text:a>
</text:p>
      <text:p text:style-name="P4">
News Source: <text:a xlink:type="simple" xlink:href="https://www.ukrinform.ua/rubric-world/3698137-putinu-ne-vdastsa-perecekati-ukrainskij-sprotiv-stoltenberg.html" text:style-name="Internet_20_link" text:visited-style-name="Visited_20_Internet_20_Link">
https://www.ukrinform.ua/rubric-world/3698137-putinu-ne-vdastsa-perecekati-ukrainskij-sprotiv-stoltenberg.html</text:a>
</text:p>
      <!--NEWS-->
      <text:h text:style-name="P10" text:outline-level="1">
<text:span text:style-name="T4">
The Russians transfer from Mariupol to Berdyansk T-72 tanks-mayor advisor</text:span>
</text:h>
      <text:p text:style-name="P4">
Authors: Ukrinform (Person)</text:p>
      <text:p text:style-name="P4">
Publisher: Укринформ (Organization)</text:p>
      <text:p text:style-name="P4">
Published Time: 2023-04-19T-66:23:00+03:00</text:p>
      <text:p text:style-name="P4">
Modified Time: 2023-04-19T21:23:00+03:00</text:p>
      <text:p text:style-name="P4">
Description: The temporarily captured by the Russian army of Mariupol recorded the supply of the enemy of the T-72 tanks to the Berdyansk direction.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Танк', 'Війна з росією']</text:p>
      <text:p text:style-name="P4">
Type: Article</text:p>
      <!--METADATA-->
      <text:p text:style-name="P4">
<draw:frame draw:style-name="fr1" draw:name="Image128" text:anchor-type="as-char" svg:width="6.9236in" svg:height="3.956343in" draw:z-index="0">
<draw:image xlink:href="../Images/yкринформ/2023-04-19T-66-23-00-03-00/630_360_1680546247-363.jpg" xlink:type="simple" xlink:show="embed" xlink:actuate="onLoad" draw:mime-type="image/jpeg"/>
</draw:frame>
Timely captured by the Russian army of Mariupol was recorded by the supply of T-72 tanks in the Berdyansk direction.</text:p>
      <text:p text:style-name="P4">
As Ukrinform reports, about it in <text:a xlink:type="simple" xlink:href="https://t.me/andriyshTime/8803" text:style-name="Internet_20_link" text:visited-style-name="Visited_20_Internet_20_Link">
</text:a>
The mayor of Mariupol Petro Andryushchenko reported and published the relevant video.</text:p>
      <text:p text:style-name="P4">
"The supply of T -72 tanks through the center of Mariupol to Mangush Tadali in the direction of Berdyansk has been recorded," Andryushchenko wrote.</text:p>
      <text:p text:style-name="P4">
<text:span text:style-name="T4">
 Read also: </text:span>
 <text:a xlink:type="simple" xlink:href="https://www.ukrinform.ua/rubric-ato/3697647-u-mariupoli-fiksuut-ruh-tankiv-u-napramku-novoazovska.html" text:style-name="Internet_20_link" text:visited-style-name="Visited_20_Internet_20_Link">
<text:span text:style-name="T4">
 Mariupol </text:span>
</text:a>
He also noted that there was a tendency to move a small number of diseases and light equipment through Mariupol towards Novoazovsk and further in the direction of Volnovakha.</text:p>
      <text:p text:style-name="P4">
As it was reported, Mariupol and the surrounding settlements are transformed by the Naiysk-Logistics Hub of the Russian Army.</text:p>
      <text:p text:style-name="P4">
News Source: <text:a xlink:type="simple" xlink:href="https://www.ukrinform.ua/rubric-regions/3698067-rosiani-perekidaut-iz-mariupola-do-berdanska-tanki-t72-radnik-mera.html" text:style-name="Internet_20_link" text:visited-style-name="Visited_20_Internet_20_Link">
https://www.ukrinform.ua/rubric-regions/3698067-rosiani-perekidaut-iz-mariupola-do-berdanska-tanki-t72-radnik-mera.html</text:a>
</text:p>
      <!--NEWS-->
      <text:h text:style-name="P10" text:outline-level="1">
<text:span text:style-name="T4">
Ramstein's meetings are extremely important not only for Ukraine - painter</text:span>
</text:h>
      <text:p text:style-name="P4">
Authors: Ukrinform (Person)</text:p>
      <text:p text:style-name="P4">
Publisher: Укринформ (Organization)</text:p>
      <text:p text:style-name="P4">
Published Time: 2023-04-19T-68:19:45+03:00</text:p>
      <text:p text:style-name="P4">
Modified Time: 2023-04-19T21:19:45+03:00</text:p>
      <text:p text:style-name="P4">
Description: Meetings of the Contact Group on Defense of Ukraine in Ramstein format are extremely important not only for Ukraine. - Ukrinform.</text:p>
      <text:p text:style-name="P4">
Images: ["<text:a xlink:type="simple" xlink:href="https://static.ukrinform.com/photos/2022_07/thumb_files/630_360_1658997765-548.jpg" text:style-name="Internet_20_link" text:visited-style-name="Visited_20_Internet_20_Link">
630_360_16589...</text:a>
"]</text:p>
      <text:p text:style-name="P4">
Tags: ['Міноборони', 'Війна з росією', '#stoprussia', 'Ганна Маляр', 'Зустріч Рамштайн', 'Єдині новини']</text:p>
      <text:p text:style-name="P4">
Type: Article</text:p>
      <!--METADATA-->
      <text:p text:style-name="P4">
<draw:frame draw:style-name="fr1" draw:name="Image129" text:anchor-type="as-char" svg:width="6.9236in" svg:height="3.956343in" draw:z-index="0">
<draw:image xlink:href="../Images/yкринформ/2023-04-19T-68-19-45-03-00/630_360_1658997765-548.jpg" xlink:type="simple" xlink:show="embed" xlink:actuate="onLoad" draw:mime-type="image/jpeg"/>
</draw:frame>
The meetings of the Contact Group on Defense of Ukraine in the Ramstein format are not only extraordinary for Ukraine.</text:p>
      <text:p text:style-name="P4">
This was stated during the live broadcasting of the Teleterna "Unified News" by the Deputy Defense Minister of Ukraine Anna Malyar, Ukrinform reports with reference to <text:a xlink:type="simple" xlink:href="https://armyinform.com.ua/2023/04/19/zustrichi-u-formati-ramshtajn-ganna-malyar/" text:style-name="Internet_20_link" text:visited-style-name="Visited_20_Internet_20_Link">
</text:a>
 <text:a xlink:type="simple" xlink:href="https://armyinform.com.ua/2023/04/19/zustrichi-u-formati-ramshtajn-ganna-malyar/" text:style-name="Internet_20_link" text:visited-style-name="Visited_20_Internet_20_Link">
 </text:a>
"Let's get realists, Russia is a strong enemy. From the point of view of the number of bonds, weapons occupiers outweigh us. We also have our advantages, otherwise they would not last so much. This is the professionalism land. We have no choice, we have to defend ourselves, and it gives us strength, " - said the painter.</text:p>
      <text:p text:style-name="P4">
In addition, the painter remarked, Ukraine contributes to help from partners: "We will be frank - the world was not ready for such protracted and such intense use of war weapons. Bakhmuti we see how Russians use all their means for a powerful offensive, which we hold back the eighth month. "</text:p>
      <text:p text:style-name="P4">
<text:span text:style-name="T4">
 Read also: </text:span>
 <text:a xlink:type="simple" xlink:href="https://www.ukrinform.ua/rubric-ato/3697922-zsu-ne-ogolosuvatimut-kontrnastup-pevni-dii-vze-pocalisa-malar.html" text:style-name="Internet_20_link" text:visited-style-name="Visited_20_Internet_20_Link">
<text:span text:style-name="T4">
 painter </text:span>
</text:a>
The Deputy Minister of Defense stressed that the help of partners is extremely, even critical, important to us. The world begins to understand that we will stop Russia only together. And this must be done, because Russia will not stop at the border of Ukraine.</text:p>
      <text:p text:style-name="P4">
"If we, God forbid, we will not stop them here, they just move on. Therefore, such asings, as a meeting of the contact group on defense of Ukraine in Ramstein format, are extremely important not only for us," - said Malyar.</text:p>
      <text:p text:style-name="P4">
<text:span text:style-name="T4">
 Read also: </text:span>
 <text:a xlink:type="simple" xlink:href="https://www.ukrinform.ua/rubric-ato/3698091-rosia-somisaca-vtracae-na-poli-bou-majze-150-tankiv-usih-tipiv-doslidzenna-csis.html" text:style-name="Internet_20_link" text:visited-style-name="Visited_20_Internet_20_Link">
</text:a>
As reported, in <text:a xlink:type="simple" xlink:href="https://www.ukrinform.ua/rubric-ato/3697934-v-ukrainu-pribuli-sistemi-ppo-patriot-vid-troh-krain-pavluk.html" text:style-name="Internet_20_link" text:visited-style-name="Visited_20_Internet_20_Link">
</text:a>
Patriot Anti -Patriot from the United States of America, the Netherlands and Germany.</text:p>
      <text:p text:style-name="P4">
News Source: <text:a xlink:type="simple" xlink:href="https://www.ukrinform.ua/rubric-ato/3698134-zustrici-u-formati-ramstajn-e-nadzvicajno-vazlivimi-ne-tilki-dla-ukraini-malar.html" text:style-name="Internet_20_link" text:visited-style-name="Visited_20_Internet_20_Link">
https://www.ukrinform.ua/rubric-ato/3698134-zustrici-u-formati-ramstajn-e-nadzvicajno-vazlivimi-ne-tilki-dla-ukraini-malar.html</text:a>
</text:p>
      <!--NEWS-->
      <text:h text:style-name="P10" text:outline-level="1">
<text:span text:style-name="T4">
Ukrainian air defense shot down 10 of 12 Russian drones in Odesa region overnight. There are ...</text:span>
</text:h>
      <text:p text:style-name="P4">
Authors: liveuamap (Language: en)</text:p>
      <text:p text:style-name="P4">
Time: 2023-04-19T01:31:00</text:p>
      <text:p text:style-name="P4">
Location: Odesa (Latitude:46.56164 Longtitude:30.67039)</text:p>
      <text:p text:style-name="P4">
Videos: []</text:p>
      <text:p text:style-name="P4">
Images: ["<text:a xlink:type="simple" xlink:href="https://liveuamap.com/pics/2023/04/19/22557056_0.jpg" text:style-name="Internet_20_link" text:visited-style-name="Visited_20_Internet_20_Link">
22557056_0.jpg</text:a>
", "<text:a xlink:type="simple" xlink:href="https://liveuamap.com/pics/2023/04/19/22557056_1.jpg" text:style-name="Internet_20_link" text:visited-style-name="Visited_20_Internet_20_Link">
22557056_1.jpg</text:a>
", "<text:a xlink:type="simple" xlink:href="https://liveuamap.com/pics/2023/04/19/22557056_2.jpg" text:style-name="Internet_20_link" text:visited-style-name="Visited_20_Internet_20_Link">
22557056_2.jpg</text:a>
", "<text:a xlink:type="simple" xlink:href="https://liveuamap.com/pics/2023/04/19/22557056_3.jpg" text:style-name="Internet_20_link" text:visited-style-name="Visited_20_Internet_20_Link">
22557056_3.jpg</text:a>
", "<text:a xlink:type="simple" xlink:href="https://liveuamap.com/pics/2023/04/19/22557056_4.jpg" text:style-name="Internet_20_link" text:visited-style-name="Visited_20_Internet_20_Link">
22557056_4.jpg</text:a>
", "<text:a xlink:type="simple" xlink:href="https://liveuamap.com/pics/2023/04/19/22557056_5.jpg" text:style-name="Internet_20_link" text:visited-style-name="Visited_20_Internet_20_Link">
22557056_5.jpg</text:a>
", "<text:a xlink:type="simple" xlink:href="https://liveuamap.com/pics/2023/04/19/22557056_6.jpg" text:style-name="Internet_20_link" text:visited-style-name="Visited_20_Internet_20_Link">
22557056_6.jpg</text:a>
"]</text:p>
      <text:p text:style-name="P4">
Tags: []</text:p>
      <text:p text:style-name="P4">
Id: 22557056</text:p>
      <!--METADATA-->
      <text:p text:style-name="P4">
Ukrainian air defense shot down 10 of 12 Russian drones in Odesa regionovernight. There are hits at resorts, no casualties</text:p>
      <text:p text:style-name="P4">
<draw:frame draw:style-name="fr1" draw:name="Image130" text:anchor-type="as-char" svg:width="6.9236in" svg:height="5.1927in" draw:z-index="0">
<draw:image xlink:href="../Images/liveuamap/2023-04-19T01-31-00/22557056_0.jpg" xlink:type="simple" xlink:show="embed" xlink:actuate="onLoad" draw:mime-type="image/jpeg"/>
</draw:frame>
<draw:frame draw:style-name="fr1" draw:name="Image131" text:anchor-type="as-char" svg:width="6.9236in" svg:height="5.132118in" draw:z-index="0">
<draw:image xlink:href="../Images/liveuamap/2023-04-19T01-31-00/22557056_1.jpg" xlink:type="simple" xlink:show="embed" xlink:actuate="onLoad" draw:mime-type="image/jpeg"/>
</draw:frame>
<draw:frame draw:style-name="fr1" draw:name="Image132" text:anchor-type="as-char" svg:width="6.9236in" svg:height="5.1927in" draw:z-index="0">
<draw:image xlink:href="../Images/liveuamap/2023-04-19T01-31-00/22557056_2.jpg" xlink:type="simple" xlink:show="embed" xlink:actuate="onLoad" draw:mime-type="image/jpeg"/>
</draw:frame>
<draw:frame draw:style-name="fr1" draw:name="Image133" text:anchor-type="as-char" svg:width="6.9236in" svg:height="3.894525in" draw:z-index="0">
<draw:image xlink:href="../Images/liveuamap/2023-04-19T01-31-00/22557056_3.jpg" xlink:type="simple" xlink:show="embed" xlink:actuate="onLoad" draw:mime-type="image/jpeg"/>
</draw:frame>
<draw:frame draw:style-name="fr1" draw:name="Image134" text:anchor-type="as-char" svg:width="6.9236in" svg:height="5.1927in" draw:z-index="0">
<draw:image xlink:href="../Images/liveuamap/2023-04-19T01-31-00/22557056_4.jpg" xlink:type="simple" xlink:show="embed" xlink:actuate="onLoad" draw:mime-type="image/jpeg"/>
</draw:frame>
<draw:frame draw:style-name="fr1" draw:name="Image135" text:anchor-type="as-char" svg:width="6.9236in" svg:height="5.1927in" draw:z-index="0">
<draw:image xlink:href="../Images/liveuamap/2023-04-19T01-31-00/22557056_5.jpg" xlink:type="simple" xlink:show="embed" xlink:actuate="onLoad" draw:mime-type="image/jpeg"/>
</draw:frame>
<draw:frame draw:style-name="fr1" draw:name="Image136" text:anchor-type="as-char" svg:width="6.9236in" svg:height="5.1927in" draw:z-index="0">
<draw:image xlink:href="../Images/liveuamap/2023-04-19T01-31-00/22557056_6.jpg" xlink:type="simple" xlink:show="embed" xlink:actuate="onLoad" draw:mime-type="image/jpeg"/>
</draw:frame>
News Collection Link: <text:a xlink:type="simple" xlink:href="https://liveuamap.com/en/2023/19-april-ukrainian-air-defense-shot-down-10-of-12-russian" text:style-name="Internet_20_link" text:visited-style-name="Visited_20_Internet_20_Link">
https://liveuamap.com/en/2023/19-april-ukrainian-air-defense-shot-down-10-of-12-russian</text:a>
</text:p>
      <text:p text:style-name="P4">
News Source: <text:a xlink:type="simple" xlink:href="https://t.me/odesacityofficial/16512" text:style-name="Internet_20_link" text:visited-style-name="Visited_20_Internet_20_Link">
https://t.me/odesacityofficial/16512</text:a>
</text:p>
      <!--NEWS-->
      <text:h text:style-name="P10" text:outline-level="1">
<text:span text:style-name="T4">
Drone was shot down near Dragunskoe village in Belgorod region</text:span>
</text:h>
      <text:p text:style-name="P4">
Authors: liveuamap (Language: en)</text:p>
      <text:p text:style-name="P4">
Time: 2023-04-19T01:53:49</text:p>
      <text:p text:style-name="P4">
Location: Belgorod (Latitude:50.65514 Longtitude:36.41737)</text:p>
      <text:p text:style-name="P4">
Videos: []</text:p>
      <text:p text:style-name="P4">
Images: []</text:p>
      <text:p text:style-name="P4">
Tags: ["Russia", "Europe"]</text:p>
      <text:p text:style-name="P4">
Id: 22557057</text:p>
      <!--METADATA-->
      <text:p text:style-name="P4">
Drone was shot down near Dragunskoe village in Belgorod region</text:p>
      <text:p text:style-name="P4">
News Collection Link: <text:a xlink:type="simple" xlink:href="https://liveuamap.com/en/2023/19-april-drone-was-shot-down-near-dragunskoe-village-in-belgorod" text:style-name="Internet_20_link" text:visited-style-name="Visited_20_Internet_20_Link">
https://liveuamap.com/en/2023/19-april-drone-was-shot-down-near-dragunskoe-village-in-belgorod</text:a>
</text:p>
      <text:p text:style-name="P4">
News Source: <text:a xlink:type="simple" xlink:href="https://t.me/shot_shot/50279" text:style-name="Internet_20_link" text:visited-style-name="Visited_20_Internet_20_Link">
https://t.me/shot_shot/50279</text:a>
</text:p>
      <!--NEWS-->
      <text:h text:style-name="P10" text:outline-level="1">
<text:span text:style-name="T4">
After meeting between Lukashenka and Pushilin MFA of Ukraine recalls Ukrainian Ambassador to ...</text:span>
</text:h>
      <text:p text:style-name="P4">
Authors: liveuamap (Language: en)</text:p>
      <text:p text:style-name="P4">
Time: 2023-04-19T02:18:39</text:p>
      <text:p text:style-name="P4">
Location: Kyiv, Kyiv city (Latitude:50.45662000 Longtitude:30.52176000)</text:p>
      <text:p text:style-name="P4">
Videos: []</text:p>
      <text:p text:style-name="P4">
Images: []</text:p>
      <text:p text:style-name="P4">
Tags: ["Europe", "Central and Eastern Europe"]</text:p>
      <text:p text:style-name="P4">
Id: 22557108</text:p>
      <!--METADATA-->
      <text:p text:style-name="P4">
After meeting between Lukashenka and Pushilin MFA of Ukraine recalls UkrainianAmbassador to Belarus for consultations</text:p>
      <text:p text:style-name="P4">
News Collection Link: <text:a xlink:type="simple" xlink:href="https://liveuamap.com/en/2023/19-april-after-meeting-between-lukashenka-and-pushilin-mfa" text:style-name="Internet_20_link" text:visited-style-name="Visited_20_Internet_20_Link">
https://liveuamap.com/en/2023/19-april-after-meeting-between-lukashenka-and-pushilin-mfa</text:a>
</text:p>
      <text:p text:style-name="P4">
News Source: <text:a xlink:type="simple" xlink:href="https://t.me/operativnoZSU/91983" text:style-name="Internet_20_link" text:visited-style-name="Visited_20_Internet_20_Link">
https://t.me/operativnoZSU/91983</text:a>
</text:p>
      <!--NEWS-->
      <text:h text:style-name="P10" text:outline-level="1">
<text:span text:style-name="T4">
Russian army shelled Druzhkivka overnight</text:span>
</text:h>
      <text:p text:style-name="P4">
Authors: liveuamap (Language: en)</text:p>
      <text:p text:style-name="P4">
Time: 2023-04-19T02:21:44</text:p>
      <text:p text:style-name="P4">
Location: Druzhkivka (Latitude:48.6143 Longtitude:37.52329)</text:p>
      <text:p text:style-name="P4">
Videos: []</text:p>
      <text:p text:style-name="P4">
Images: []</text:p>
      <text:p text:style-name="P4">
Tags: ["Europe", "Central and Eastern Europe"]</text:p>
      <text:p text:style-name="P4">
Id: 22557112</text:p>
      <!--METADATA-->
      <text:p text:style-name="P4">
Russian army shelled Druzhkivka overnight</text:p>
      <text:p text:style-name="P4">
News Collection Link: <text:a xlink:type="simple" xlink:href="https://liveuamap.com/en/2023/19-april-russian-army-shelled-druzhkivka-overnight" text:style-name="Internet_20_link" text:visited-style-name="Visited_20_Internet_20_Link">
https://liveuamap.com/en/2023/19-april-russian-army-shelled-druzhkivka-overnight</text:a>
</text:p>
      <text:p text:style-name="P4">
News Source: <text:a xlink:type="simple" xlink:href="https://twitter.com/cryogenicbreez/status/1648569849063550977" text:style-name="Internet_20_link" text:visited-style-name="Visited_20_Internet_20_Link">
https://twitter.com/cryogenicbreez/status/1648569849063550977</text:a>
</text:p>
      <!--NEWS-->
      <text:h text:style-name="P10" text:outline-level="1">
<text:span text:style-name="T4">
2 wounded as result of Russian airstrike in Vovchansk yesterday</text:span>
</text:h>
      <text:p text:style-name="P4">
Authors: liveuamap (Language: en)</text:p>
      <text:p text:style-name="P4">
Time: 2023-04-19T02:32:05</text:p>
      <text:p text:style-name="P4">
Location: Kharkiv (Latitude:50.2983 Longtitude:36.93672)</text:p>
      <text:p text:style-name="P4">
Videos: []</text:p>
      <text:p text:style-name="P4">
Images: ["<text:a xlink:type="simple" xlink:href="https://liveuamap.com/pics/2023/04/19/22557129_0.jpg" text:style-name="Internet_20_link" text:visited-style-name="Visited_20_Internet_20_Link">
22557129_0.jpg</text:a>
", "<text:a xlink:type="simple" xlink:href="https://liveuamap.com/pics/2023/04/19/22557129_1.jpg" text:style-name="Internet_20_link" text:visited-style-name="Visited_20_Internet_20_Link">
22557129_1.jpg</text:a>
"]</text:p>
      <text:p text:style-name="P4">
Tags: ["Russia", "Central and Eastern Europe"]</text:p>
      <text:p text:style-name="P4">
Id: 22557129</text:p>
      <!--METADATA-->
      <text:p text:style-name="P4">
2 wounded as result of Russian airstrike in Vovchansk yesterday</text:p>
      <text:p text:style-name="P4">
<draw:frame draw:style-name="fr1" draw:name="Image137" text:anchor-type="as-char" svg:width="6.9236in" svg:height="5.1927in" draw:z-index="0">
<draw:image xlink:href="../Images/liveuamap/2023-04-19T02-32-05/22557129_0.jpg" xlink:type="simple" xlink:show="embed" xlink:actuate="onLoad" draw:mime-type="image/jpeg"/>
</draw:frame>
<draw:frame draw:style-name="fr1" draw:name="Image138" text:anchor-type="as-char" svg:width="6.9236in" svg:height="5.1927in" draw:z-index="0">
<draw:image xlink:href="../Images/liveuamap/2023-04-19T02-32-05/22557129_1.jpg" xlink:type="simple" xlink:show="embed" xlink:actuate="onLoad" draw:mime-type="image/jpeg"/>
</draw:frame>
News Collection Link: <text:a xlink:type="simple" xlink:href="https://liveuamap.com/en/2023/19-april-2-wounded-as-result-of-russian-airstrike-in-vovchansk" text:style-name="Internet_20_link" text:visited-style-name="Visited_20_Internet_20_Link">
https://liveuamap.com/en/2023/19-april-2-wounded-as-result-of-russian-airstrike-in-vovchansk</text:a>
</text:p>
      <text:p text:style-name="P4">
News Source: <text:a xlink:type="simple" xlink:href="https://t.me/vekha/63364" text:style-name="Internet_20_link" text:visited-style-name="Visited_20_Internet_20_Link">
https://t.me/vekha/63364</text:a>
</text:p>
      <!--NEWS-->
      <text:h text:style-name="P10" text:outline-level="1">
<text:span text:style-name="T4">
Donetsk Oblast(08:52). Red Alert: aerial threat. Sirens sounding. Take cover now!</text:span>
</text:h>
      <text:p text:style-name="P4">
Authors: liveuamap (Language: en)</text:p>
      <text:p text:style-name="P4">
Time: 2023-04-19T02:54:00</text:p>
      <text:p text:style-name="P4">
Location: Donetsk Oblast (Latitude:48.72693 Longtitude:37.57802)</text:p>
      <text:p text:style-name="P4">
Videos: []</text:p>
      <text:p text:style-name="P4">
Images: []</text:p>
      <text:p text:style-name="P4">
Tags: ["Europe", "Central and Eastern Europe"]</text:p>
      <text:p text:style-name="P4">
Id: 22557145</text:p>
      <!--METADATA-->
      <text:p text:style-name="P4">
Donetsk Oblast(08:52). Red Alert: aerial threat. Sirens sounding. Take covernow!</text:p>
      <text:p text:style-name="P4">
News Collection Link: <text:a xlink:type="simple" xlink:href="https://liveuamap.com/en/2023/19-april-donetsk-oblast0852-red-alert-aerial-g" text:style-name="Internet_20_link" text:visited-style-name="Visited_20_Internet_20_Link">
https://liveuamap.com/en/2023/19-april-donetsk-oblast0852-red-alert-aerial-g</text:a>
</text:p>
      <text:p text:style-name="P4">
News Source: <text:a xlink:type="simple" xlink:href="https://t.me/air_alert_ua/43318" text:style-name="Internet_20_link" text:visited-style-name="Visited_20_Internet_20_Link">
https://t.me/air_alert_ua/43318</text:a>
</text:p>
      <!--NEWS-->
      <text:h text:style-name="P10" text:outline-level="1">
<text:span text:style-name="T4">
Kherson, Khersonska Oblast(09:01). Red Alert: aerial threat. Sirens sounding. Take cover now!</text:span>
</text:h>
      <text:p text:style-name="P4">
Authors: liveuamap (Language: en)</text:p>
      <text:p text:style-name="P4">
Time: 2023-04-19T03:02:00</text:p>
      <text:p text:style-name="P4">
Location: Kherson (Latitude:46.65475 Longtitude:32.61818)</text:p>
      <text:p text:style-name="P4">
Videos: []</text:p>
      <text:p text:style-name="P4">
Images: []</text:p>
      <text:p text:style-name="P4">
Tags: ["Europe", "Central and Eastern Europe"]</text:p>
      <text:p text:style-name="P4">
Id: 22557149</text:p>
      <!--METADATA-->
      <text:p text:style-name="P4">
Kherson, Kherson region(09:01). Red Alert: aerial threat. Sirens sounding.Take cover now!</text:p>
      <text:p text:style-name="P4">
News Collection Link: <text:a xlink:type="simple" xlink:href="https://liveuamap.com/en/2023/19-april-kherson-khersonska-oblast0901-red-alg" text:style-name="Internet_20_link" text:visited-style-name="Visited_20_Internet_20_Link">
https://liveuamap.com/en/2023/19-april-kherson-khersonska-oblast0901-red-alg</text:a>
</text:p>
      <text:p text:style-name="P4">
News Source: <text:a xlink:type="simple" xlink:href="https://t.me/air_alert_ua/43319" text:style-name="Internet_20_link" text:visited-style-name="Visited_20_Internet_20_Link">
https://t.me/air_alert_ua/43319</text:a>
</text:p>
      <!--NEWS-->
      <text:h text:style-name="P10" text:outline-level="1">
<text:span text:style-name="T4">
Russian FSB detained a man in Crimea, accused him in preparing saboteur attack on behalf of U...</text:span>
</text:h>
      <text:p text:style-name="P4">
Authors: liveuamap (Language: en)</text:p>
      <text:p text:style-name="P4">
Time: 2023-04-19T03:52:00</text:p>
      <text:p text:style-name="P4">
Location: Kerch Strait, Ukraine (Latitude:45.35601 Longtitude:36.46418)</text:p>
      <text:p text:style-name="P4">
Videos: []</text:p>
      <text:p text:style-name="P4">
Images: []</text:p>
      <text:p text:style-name="P4">
Tags: ["Central and Eastern Europe"]</text:p>
      <text:p text:style-name="P4">
Id: 22557152</text:p>
      <!--METADATA-->
      <text:p text:style-name="P4">
Russian FSB detained a man in Crimea, accused him in preparing saboteur attackon behalf of Ukraine</text:p>
      <text:p text:style-name="P4">
News Collection Link: <text:a xlink:type="simple" xlink:href="https://liveuamap.com/en/2023/19-april-russian-fsb-detained-a-man-in-crimea-accused-him" text:style-name="Internet_20_link" text:visited-style-name="Visited_20_Internet_20_Link">
https://liveuamap.com/en/2023/19-april-russian-fsb-detained-a-man-in-crimea-accused-him</text:a>
</text:p>
      <text:p text:style-name="P4">
News Source: <text:a xlink:type="simple" xlink:href="https://t.me/rian_ru/200256" text:style-name="Internet_20_link" text:visited-style-name="Visited_20_Internet_20_Link">
https://t.me/rian_ru/200256</text:a>
</text:p>
      <!--NEWS-->
      <text:h text:style-name="P10" text:outline-level="1">
<text:span text:style-name="T4">
2 bodies extracted from the rubble after Russian airstrike  in Vovchansk</text:span>
</text:h>
      <text:p text:style-name="P4">
Authors: liveuamap (Language: en)</text:p>
      <text:p text:style-name="P4">
Time: 2023-04-19T03:55:11</text:p>
      <text:p text:style-name="P4">
Location: Kharkiv (Latitude:50.28953 Longtitude:36.93655)</text:p>
      <text:p text:style-name="P4">
Videos: []</text:p>
      <text:p text:style-name="P4">
Images: ["<text:a xlink:type="simple" xlink:href="https://liveuamap.com/pics/2023/04/19/22557151_0.jpg" text:style-name="Internet_20_link" text:visited-style-name="Visited_20_Internet_20_Link">
22557151_0.jpg</text:a>
", "<text:a xlink:type="simple" xlink:href="https://liveuamap.com/pics/2023/04/19/22557151_1.jpg" text:style-name="Internet_20_link" text:visited-style-name="Visited_20_Internet_20_Link">
22557151_1.jpg</text:a>
"]</text:p>
      <text:p text:style-name="P4">
Tags: ["Europe", "Central and Eastern Europe"]</text:p>
      <text:p text:style-name="P4">
Id: 22557151</text:p>
      <!--METADATA-->
      <text:p text:style-name="P4">
2 bodies extracted from the rubble after Russian airstrike in Vovchansk</text:p>
      <text:p text:style-name="P4">
<draw:frame draw:style-name="fr1" draw:name="Image139" text:anchor-type="as-char" svg:width="6.9236in" svg:height="4.777284in" draw:z-index="0">
<draw:image xlink:href="../Images/liveuamap/2023-04-19T03-55-11/22557151_0.jpg" xlink:type="simple" xlink:show="embed" xlink:actuate="onLoad" draw:mime-type="image/jpeg"/>
</draw:frame>
<draw:frame draw:style-name="fr1" draw:name="Image140" text:anchor-type="as-char" svg:width="6.9236in" svg:height="5.054228in" draw:z-index="0">
<draw:image xlink:href="../Images/liveuamap/2023-04-19T03-55-11/22557151_1.jpg" xlink:type="simple" xlink:show="embed" xlink:actuate="onLoad" draw:mime-type="image/jpeg"/>
</draw:frame>
News Collection Link: <text:a xlink:type="simple" xlink:href="https://liveuamap.com/en/2023/19-april-2-bodies-extracted-from-the-rubble-after-russian" text:style-name="Internet_20_link" text:visited-style-name="Visited_20_Internet_20_Link">
https://liveuamap.com/en/2023/19-april-2-bodies-extracted-from-the-rubble-after-russian</text:a>
</text:p>
      <text:p text:style-name="P4">
News Source: <text:a xlink:type="simple" xlink:href="https://t.me/synegubov/5985" text:style-name="Internet_20_link" text:visited-style-name="Visited_20_Internet_20_Link">
https://t.me/synegubov/5985</text:a>
</text:p>
      <!--NEWS-->
      <text:h text:style-name="P10" text:outline-level="1">
<text:span text:style-name="T4">
At Sivershchyna and Slobozhanschyna directions Russian army shelled Hremyach of Chernihiv reg...</text:span>
</text:h>
      <text:p text:style-name="P4">
Authors: liveuamap (Language: en)</text:p>
      <text:p text:style-name="P4">
Time: 2023-04-19T04:47:00</text:p>
      <text:p text:style-name="P4">
Location: Vovchansk (Latitude:50.4153 Longtitude:37.38888)</text:p>
      <text:p text:style-name="P4">
Videos: []</text:p>
      <text:p text:style-name="P4">
Images: []</text:p>
      <text:p text:style-name="P4">
Tags: ["Russia"]</text:p>
      <text:p text:style-name="P4">
Id: 22557171</text:p>
      <!--METADATA-->
      <text:p text:style-name="P4">
of ARMED FORCES OF UKRAINE SAYS IN THE MORNING REPORT</text:p>
      <text:p text:style-name="P4">
News Collection Link:(https://liveuamap.com/en/2023/19-april-at-sivershchyna-and-slobozhanschyna-directions-russian)</text:p>
      <text:p text:style-name="P4">
News Source: <text:a xlink:type="simple" xlink:href="https://t.me/lumsrc/4531" text:style-name="Internet_20_link" text:visited-style-name="Visited_20_Internet_20_Link">
https://t.me/lumsrc/4531</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9T04:50:04</text:p>
      <text:p text:style-name="P4">
Location: Zaporizhzhia (Latitude:47.77383 Longtitude:37.07405)</text:p>
      <text:p text:style-name="P4">
Videos: []</text:p>
      <text:p text:style-name="P4">
Images: []</text:p>
      <text:p text:style-name="P4">
Tags: ["Russia"]</text:p>
      <text:p text:style-name="P4">
Id: 22557156</text:p>
      <!--METADATA-->
      <text:p text:style-name="P4">
Russian forces conducting offensive actions at Lyman, Bakhmut, Avdiivka andMaryinka directions. Ukrainian military repelled over 60 Russian attacks.Russian forces attempting to advance near Dibrova, Bakhmut, Stupochky,Stepove, Berdychi, Avdiyivka, Syeverne, Pervomayske and Nevelske, Maryinka,Prechystivka, - General Staff of Armed Forces of Ukraine says in the morningreport</text:p>
      <text:p text:style-name="P4">
News Collection Link: <text:a xlink:type="simple" xlink:href="https://liveuamap.com/en/2023/19-april-russian-forces-conducting-offensive-actions-at-lyman" text:style-name="Internet_20_link" text:visited-style-name="Visited_20_Internet_20_Link">
https://liveuamap.com/en/2023/19-april-russian-forces-conducting-offensive-actions-at-lyman</text:a>
</text:p>
      <text:p text:style-name="P4">
News Source: <text:a xlink:type="simple" xlink:href="https://t.me/lumsrc/4539" text:style-name="Internet_20_link" text:visited-style-name="Visited_20_Internet_20_Link">
https://t.me/lumsrc/4539</text:a>
</text:p>
      <!--NEWS-->
      <text:h text:style-name="P10" text:outline-level="1">
<text:span text:style-name="T4">
Donetsk Oblast(12:27). Red Alert: aerial threat. Sirens sounding. Take cover now!</text:span>
</text:h>
      <text:p text:style-name="P4">
Authors: liveuamap (Language: en)</text:p>
      <text:p text:style-name="P4">
Time: 2023-04-19T06:28:00</text:p>
      <text:p text:style-name="P4">
Location: Donetsk Oblast (Latitude:48.72778 Longtitude:37.5786)</text:p>
      <text:p text:style-name="P4">
Videos: []</text:p>
      <text:p text:style-name="P4">
Images: []</text:p>
      <text:p text:style-name="P4">
Tags: ["Europe", "Central and Eastern Europe"]</text:p>
      <text:p text:style-name="P4">
Id: 22557181</text:p>
      <!--METADATA-->
      <text:p text:style-name="P4">
Donetsk Oblast(12:27). Red Alert: aerial threat. Sirens sounding. Take covernow!</text:p>
      <text:p text:style-name="P4">
News Collection Link: <text:a xlink:type="simple" xlink:href="https://liveuamap.com/en/2023/19-april-donetsk-oblast1227-red-alert-aerial-g" text:style-name="Internet_20_link" text:visited-style-name="Visited_20_Internet_20_Link">
https://liveuamap.com/en/2023/19-april-donetsk-oblast1227-red-alert-aerial-g</text:a>
</text:p>
      <text:p text:style-name="P4">
News Source: <text:a xlink:type="simple" xlink:href="https://t.me/air_alert_ua/43325" text:style-name="Internet_20_link" text:visited-style-name="Visited_20_Internet_20_Link">
https://t.me/air_alert_ua/43325</text:a>
</text:p>
      <!--NEWS-->
      <text:h text:style-name="P10" text:outline-level="1">
<text:span text:style-name="T4">
1 person killed as result of Russian shelling in Rivne village of Sumy region yesterday</text:span>
</text:h>
      <text:p text:style-name="P4">
Authors: liveuamap (Language: en)</text:p>
      <text:p text:style-name="P4">
Time: 2023-04-19T06:32:01</text:p>
      <text:p text:style-name="P4">
Location: Sumy (Latitude:51.31398 Longtitude:34.21761)</text:p>
      <text:p text:style-name="P4">
Videos: []</text:p>
      <text:p text:style-name="P4">
Images: []</text:p>
      <text:p text:style-name="P4">
Tags: ["Russia", "Central and Eastern Europe"]</text:p>
      <text:p text:style-name="P4">
Id: 22557182</text:p>
      <!--METADATA-->
      <text:p text:style-name="P4">
1 person killed as result of Russian shelling in Rivne village of Sumy regionyesterday</text:p>
      <text:p text:style-name="P4">
News Collection Link: <text:a xlink:type="simple" xlink:href="https://liveuamap.com/en/2023/19-april-1-person-killed-as-result-of-russian-shelling-in" text:style-name="Internet_20_link" text:visited-style-name="Visited_20_Internet_20_Link">
https://liveuamap.com/en/2023/19-april-1-person-killed-as-result-of-russian-shelling-in</text:a>
</text:p>
      <text:p text:style-name="P4">
News Source: <text:a xlink:type="simple" xlink:href="https://t.me/suspilnesumy/11364" text:style-name="Internet_20_link" text:visited-style-name="Visited_20_Internet_20_Link">
https://t.me/suspilnesumy/11364</text:a>
</text:p>
      <!--NEWS-->
      <text:h text:style-name="P10" text:outline-level="1">
<text:span text:style-name="T4">
Zaporizka Oblast(14:55). Red Alert: aerial threat. Sirens sounding. Take cover now!</text:span>
</text:h>
      <text:p text:style-name="P4">
Authors: liveuamap (Language: en)</text:p>
      <text:p text:style-name="P4">
Time: 2023-04-19T08:57:00</text:p>
      <text:p text:style-name="P4">
Location: Zaporizka Oblast (Latitude:47.612141 Longtitude:35.764141)</text:p>
      <text:p text:style-name="P4">
Videos: []</text:p>
      <text:p text:style-name="P4">
Images: []</text:p>
      <text:p text:style-name="P4">
Tags: ["Europe", "Central and Eastern Europe"]</text:p>
      <text:p text:style-name="P4">
Id: 22557193</text:p>
      <!--METADATA-->
      <text:p text:style-name="P4">
Zaporizhzhia region(14:55). Red Alert: aerial threat. Sirens sounding. Take covernow!</text:p>
      <text:p text:style-name="P4">
News Collection Link: <text:a xlink:type="simple" xlink:href="https://liveuamap.com/en/2023/19-april-zaporizka-oblast1455-red-alert-aeriag" text:style-name="Internet_20_link" text:visited-style-name="Visited_20_Internet_20_Link">
https://liveuamap.com/en/2023/19-april-zaporizka-oblast1455-red-alert-aeriag</text:a>
</text:p>
      <text:p text:style-name="P4">
News Source: <text:a xlink:type="simple" xlink:href="https://t.me/air_alert_ua/43327" text:style-name="Internet_20_link" text:visited-style-name="Visited_20_Internet_20_Link">
https://t.me/air_alert_ua/43327</text:a>
</text:p>
      <!--NEWS-->
      <text:h text:style-name="P10" text:outline-level="1">
<text:span text:style-name="T4">
Donetsk Oblast(15:29). Red Alert: aerial threat. Sirens sounding. Take cover now!</text:span>
</text:h>
      <text:p text:style-name="P4">
Authors: liveuamap (Language: en)</text:p>
      <text:p text:style-name="P4">
Time: 2023-04-19T09:29:00</text:p>
      <text:p text:style-name="P4">
Location: Donetsk Oblast (Latitude:48.72796 Longtitude:37.57845)</text:p>
      <text:p text:style-name="P4">
Videos: []</text:p>
      <text:p text:style-name="P4">
Images: []</text:p>
      <text:p text:style-name="P4">
Tags: ["Europe", "Central and Eastern Europe"]</text:p>
      <text:p text:style-name="P4">
Id: 22557194</text:p>
      <!--METADATA-->
      <text:p text:style-name="P4">
Donetsk Oblast(15:29). Red Alert: aerial threat. Sirens sounding. Take covernow!</text:p>
      <text:p text:style-name="P4">
News Collection Link: <text:a xlink:type="simple" xlink:href="https://liveuamap.com/en/2023/19-april-donetsk-oblast1529-red-alert-aerial-g" text:style-name="Internet_20_link" text:visited-style-name="Visited_20_Internet_20_Link">
https://liveuamap.com/en/2023/19-april-donetsk-oblast1529-red-alert-aerial-g</text:a>
</text:p>
      <text:p text:style-name="P4">
News Source: <text:a xlink:type="simple" xlink:href="https://t.me/air_alert_ua/43329" text:style-name="Internet_20_link" text:visited-style-name="Visited_20_Internet_20_Link">
https://t.me/air_alert_ua/43329</text:a>
</text:p>
      <!--NEWS-->
      <text:h text:style-name="P10" text:outline-level="1">
<text:span text:style-name="T4">
Poltavska Oblast(16:39). Red Alert: aerial threat. Sirens sounding. Take cover now!</text:span>
</text:h>
      <text:p text:style-name="P4">
Authors: liveuamap (Language: en)</text:p>
      <text:p text:style-name="P4">
Time: 2023-04-19T10:40:00</text:p>
      <text:p text:style-name="P4">
Location: Poltavska Oblast (Latitude:49.47705000 Longtitude:33.81866000)</text:p>
      <text:p text:style-name="P4">
Videos: []</text:p>
      <text:p text:style-name="P4">
Images: []</text:p>
      <text:p text:style-name="P4">
Tags: ["Europe", "Central and Eastern Europe"]</text:p>
      <text:p text:style-name="P4">
Id: 22557196</text:p>
      <!--METADATA-->
      <text:p text:style-name="P4">
Poltava(16:39). Red Alert: aerial threat. Sirens sounding. Take covernow!</text:p>
      <text:p text:style-name="P4">
News Collection Link: <text:a xlink:type="simple" xlink:href="https://liveuamap.com/en/2023/19-april-poltavska-oblast1639-red-alert-aeriag" text:style-name="Internet_20_link" text:visited-style-name="Visited_20_Internet_20_Link">
https://liveuamap.com/en/2023/19-april-poltavska-oblast1639-red-alert-aeriag</text:a>
</text:p>
      <text:p text:style-name="P4">
News Source: <text:a xlink:type="simple" xlink:href="https://t.me/air_alert_ua/43331" text:style-name="Internet_20_link" text:visited-style-name="Visited_20_Internet_20_Link">
https://t.me/air_alert_ua/43331</text:a>
</text:p>
      <!--NEWS-->
      <text:h text:style-name="P10" text:outline-level="1">
<text:span text:style-name="T4">
Kharkiv, Kharkivska Oblast(16:40). Red Alert: aerial threat. Sirens sounding. Take cover now!</text:span>
</text:h>
      <text:p text:style-name="P4">
Authors: liveuamap (Language: en)</text:p>
      <text:p text:style-name="P4">
Time: 2023-04-19T10:41:00</text:p>
      <text:p text:style-name="P4">
Location: Kharkiv (Latitude:49.98184 Longtitude:36.25256)</text:p>
      <text:p text:style-name="P4">
Videos: []</text:p>
      <text:p text:style-name="P4">
Images: []</text:p>
      <text:p text:style-name="P4">
Tags: ["Europe", "Central and Eastern Europe"]</text:p>
      <text:p text:style-name="P4">
Id: 22557197</text:p>
      <!--METADATA-->
      <text:p text:style-name="P4">
Kharkiv, Kharkiv region(16:40). Red Alert: aerial threat. Sirens sounding.Take cover now!</text:p>
      <text:p text:style-name="P4">
News Collection Link: <text:a xlink:type="simple" xlink:href="https://liveuamap.com/en/2023/19-april-kharkiv-kharkivska-oblast1640-red-alg" text:style-name="Internet_20_link" text:visited-style-name="Visited_20_Internet_20_Link">
https://liveuamap.com/en/2023/19-april-kharkiv-kharkivska-oblast1640-red-alg</text:a>
</text:p>
      <text:p text:style-name="P4">
News Source: <text:a xlink:type="simple" xlink:href="https://t.me/suspilnekharkiv/24023" text:style-name="Internet_20_link" text:visited-style-name="Visited_20_Internet_20_Link">
https://t.me/suspilnekharkiv/24023</text:a>
</text:p>
      <!--NEWS-->
      <text:h text:style-name="P10" text:outline-level="1">
<text:span text:style-name="T4">
Sumska Oblast(16:40). Red Alert: aerial threat. Sirens sounding. Take cover now!</text:span>
</text:h>
      <text:p text:style-name="P4">
Authors: liveuamap (Language: en)</text:p>
      <text:p text:style-name="P4">
Time: 2023-04-19T10:42:00</text:p>
      <text:p text:style-name="P4">
Location: Sumska Oblast (Latitude:51.00000000 Longtitude:34.00000000)</text:p>
      <text:p text:style-name="P4">
Videos: []</text:p>
      <text:p text:style-name="P4">
Images: []</text:p>
      <text:p text:style-name="P4">
Tags: ["Europe", "Central and Eastern Europe"]</text:p>
      <text:p text:style-name="P4">
Id: 22557198</text:p>
      <!--METADATA-->
      <text:p text:style-name="P4">
Sumy region(16:40). Red Alert: aerial threat. Sirens sounding. Take covernow!</text:p>
      <text:p text:style-name="P4">
News Collection Link: <text:a xlink:type="simple" xlink:href="https://liveuamap.com/en/2023/19-april-sumska-oblast1640-red-alert-aerial-tg" text:style-name="Internet_20_link" text:visited-style-name="Visited_20_Internet_20_Link">
https://liveuamap.com/en/2023/19-april-sumska-oblast1640-red-alert-aerial-tg</text:a>
</text:p>
      <text:p text:style-name="P4">
News Source: <text:a xlink:type="simple" xlink:href="https://t.me/air_alert_ua/43333" text:style-name="Internet_20_link" text:visited-style-name="Visited_20_Internet_20_Link">
https://t.me/air_alert_ua/43333</text:a>
</text:p>
      <!--NEWS-->
      <text:h text:style-name="P10" text:outline-level="1">
<text:span text:style-name="T4">
Zaporizka Oblast(18:42). Red Alert: aerial threat. Sirens sounding. Take cover now!</text:span>
</text:h>
      <text:p text:style-name="P4">
Authors: liveuamap (Language: en)</text:p>
      <text:p text:style-name="P4">
Time: 2023-04-19T12:43:00</text:p>
      <text:p text:style-name="P4">
Location: Zaporizka Oblast (Latitude:47.612021 Longtitude:35.765261)</text:p>
      <text:p text:style-name="P4">
Videos: []</text:p>
      <text:p text:style-name="P4">
Images: []</text:p>
      <text:p text:style-name="P4">
Tags: ["Europe", "Central and Eastern Europe"]</text:p>
      <text:p text:style-name="P4">
Id: 22557223</text:p>
      <!--METADATA-->
      <text:p text:style-name="P4">
Zaporizhzhia region(18:42). Red Alert: aerial threat. Sirens sounding. Take covernow!</text:p>
      <text:p text:style-name="P4">
News Collection Link: <text:a xlink:type="simple" xlink:href="https://liveuamap.com/en/2023/19-april-zaporizka-oblast1842-red-alert-aeriag" text:style-name="Internet_20_link" text:visited-style-name="Visited_20_Internet_20_Link">
https://liveuamap.com/en/2023/19-april-zaporizka-oblast1842-red-alert-aeriag</text:a>
</text:p>
      <text:p text:style-name="P4">
News Source: <text:a xlink:type="simple" xlink:href="https://t.me/suspilnezaporizhzhya/12238" text:style-name="Internet_20_link" text:visited-style-name="Visited_20_Internet_20_Link">
https://t.me/suspilnezaporizhzhya/12238</text:a>
</text:p>
      <!--NEWS-->
      <text:h text:style-name="P10" text:outline-level="1">
<text:span text:style-name="T4">
Dnipro, Dnipropetrovska Oblast(18:46). Red Alert: aerial threat. Sirens sounding. Take cover ...</text:span>
</text:h>
      <text:p text:style-name="P4">
Authors: liveuamap (Language: en)</text:p>
      <text:p text:style-name="P4">
Time: 2023-04-19T12:46:00</text:p>
      <text:p text:style-name="P4">
Location: Dnipro (Latitude:48.45833 Longtitude:35.03963)</text:p>
      <text:p text:style-name="P4">
Videos: []</text:p>
      <text:p text:style-name="P4">
Images: []</text:p>
      <text:p text:style-name="P4">
Tags: ["Europe", "Central and Eastern Europe"]</text:p>
      <text:p text:style-name="P4">
Id: 22557224</text:p>
      <!--METADATA-->
      <text:p text:style-name="P4">
Dnipro, Dnipropetrovsk region(18:46). Red Alert: aerial threat. Sirenssounding. Take cover now!</text:p>
      <text:p text:style-name="P4">
News Collection Link: <text:a xlink:type="simple" xlink:href="https://liveuamap.com/en/2023/19-april-dnipro-dnipropetrovska-oblast1846-reg" text:style-name="Internet_20_link" text:visited-style-name="Visited_20_Internet_20_Link">
https://liveuamap.com/en/2023/19-april-dnipro-dnipropetrovska-oblast1846-reg</text:a>
</text:p>
      <text:p text:style-name="P4">
News Source: <text:a xlink:type="simple" xlink:href="https://t.me/suspilnednipro/14558" text:style-name="Internet_20_link" text:visited-style-name="Visited_20_Internet_20_Link">
https://t.me/suspilnednipro/14558</text:a>
</text:p>
      <!--NEWS-->
      <text:h text:style-name="P10" text:outline-level="1">
<text:span text:style-name="T4">
Donetsk Oblast(19:40). Red Alert: aerial threat. Sirens sounding. Take cover now!</text:span>
</text:h>
      <text:p text:style-name="P4">
Authors: liveuamap (Language: en)</text:p>
      <text:p text:style-name="P4">
Time: 2023-04-19T13:42:00</text:p>
      <text:p text:style-name="P4">
Location: Donetsk Oblast (Latitude:48.72845 Longtitude:37.57729)</text:p>
      <text:p text:style-name="P4">
Videos: []</text:p>
      <text:p text:style-name="P4">
Images: []</text:p>
      <text:p text:style-name="P4">
Tags: ["Europe", "Central and Eastern Europe"]</text:p>
      <text:p text:style-name="P4">
Id: 22557259</text:p>
      <!--METADATA-->
      <text:p text:style-name="P4">
Donetsk Oblast(19:40). Red Alert: aerial threat. Sirens sounding. Take covernow!</text:p>
      <text:p text:style-name="P4">
News Collection Link: <text:a xlink:type="simple" xlink:href="https://liveuamap.com/en/2023/19-april-donetsk-oblast1940-red-alert-aerial-g" text:style-name="Internet_20_link" text:visited-style-name="Visited_20_Internet_20_Link">
https://liveuamap.com/en/2023/19-april-donetsk-oblast1940-red-alert-aerial-g</text:a>
</text:p>
      <text:p text:style-name="P4">
News Source: <text:a xlink:type="simple" xlink:href="https://t.me/air_alert_ua/43339" text:style-name="Internet_20_link" text:visited-style-name="Visited_20_Internet_20_Link">
https://t.me/air_alert_ua/43339</text:a>
</text:p>
      <!--NEWS-->
      <text:h text:style-name="P10" text:outline-level="1">
<text:span text:style-name="T4">
Rusian Army Shelled Great Mikhailivka And And Chervonohrigorivka Communis of Dnipropetrovsk ...</text:span>
</text:h>
      <text:p text:style-name="P4">
Authors: liveuamap (Language: en)</text:p>
      <text:p text:style-name="P4">
Time: 2023-04-19T13:43:28</text:p>
      <text:p text:style-name="P4">
Location: Nikopol (Latitude:47.62745 Longtitude:34.47098)</text:p>
      <text:p text:style-name="P4">
Videos: []</text:p>
      <text:p text:style-name="P4">
Images: ["<text:a xlink:type="simple" xlink:href="https://liveuamap.com/pics/2023/04/19/22557260_0.jpg" text:style-name="Internet_20_link" text:visited-style-name="Visited_20_Internet_20_Link">
22557260_0.jpg</text:a>
", "<text:a xlink:type="simple" xlink:href="https://liveuamap.com/pics/2023/04/19/22557260_1.jpg" text:style-name="Internet_20_link" text:visited-style-name="Visited_20_Internet_20_Link">
22557260_1.jpg</text:a>
", "<text:a xlink:type="simple" xlink:href="https://liveuamap.com/pics/2023/04/19/22557260_2.jpg" text:style-name="Internet_20_link" text:visited-style-name="Visited_20_Internet_20_Link">
22557260_2.jpg</text:a>
"]</text:p>
      <text:p text:style-name="P4">
Tags: []</text:p>
      <text:p text:style-name="P4">
Id: 22557260</text:p>
      <!--METADATA-->
      <text:p text:style-name="P4">
Army Rusian Shelled Velyka Mikhailivka And And Chervonohrigorivka Timmune (</text:p>
      <text:p text:style-name="P4">
!(Images/liveuamap/2023-04-19T13-43-28/22557260_0.jpg)<draw:frame draw:style-name="fr1" draw:name="Image141" text:anchor-type="as-char" svg:width="6.9236in" svg:height="5.339827in" draw:z-index="0">
<draw:image xlink:href="../Images/liveuamap/2023-04-19T13-43-28/22557260_1.jpg" xlink:type="simple" xlink:show="embed" xlink:actuate="onLoad" draw:mime-type="image/jpeg"/>
</draw:frame>
<draw:frame draw:style-name="fr1" draw:name="Image142" text:anchor-type="as-char" svg:width="6.9236in" svg:height="4.292632in" draw:z-index="0">
<draw:image xlink:href="../Images/liveuamap/2023-04-19T13-43-28/22557260_2.jpg" xlink:type="simple" xlink:show="embed" xlink:actuate="onLoad" draw:mime-type="image/jpeg"/>
</draw:frame>
News Collection Link: <text:a xlink:type="simple" xlink:href="https://liveuamap.com/en/2023/19-april-russian-army-shelled-velyka-mykhailivka-and-chervonohryhorivka" text:style-name="Internet_20_link" text:visited-style-name="Visited_20_Internet_20_Link">
https://liveuamap.com/en/2023/19-april-russian-army-shelled-velyka-mykhailivka-and-chervonohryhorivka</text:a>
</text:p>
      <text:p text:style-name="P4">
News Source: <text:a xlink:type="simple" xlink:href="https://t.me/dnipro_now/39396" text:style-name="Internet_20_link" text:visited-style-name="Visited_20_Internet_20_Link">
https://t.me/dnipro_now/39396</text:a>
</text:p>
      <!--NEWS-->
      <text:h text:style-name="P10" text:outline-level="1">
<text:span text:style-name="T4">
US announces new security assistance for Ukraine - worth up to $325 million. Aid includes mor...</text:span>
</text:h>
      <text:p text:style-name="P4">
Authors: liveuamap (Language: en)</text:p>
      <text:p text:style-name="P4">
Time: 2023-04-19T13:45:07</text:p>
      <text:p text:style-name="P4">
Location: Arlington, Virginia (Latitude:38.86818 Longtitude:-77.05553)</text:p>
      <text:p text:style-name="P4">
Videos: []</text:p>
      <text:p text:style-name="P4">
Images: ["<text:a xlink:type="simple" xlink:href="https://liveuamap.com/pics/2023/04/19/22557261_0.png" text:style-name="Internet_20_link" text:visited-style-name="Visited_20_Internet_20_Link">
22557261_0.png</text:a>
"]</text:p>
      <text:p text:style-name="P4">
Tags: ["Weapons", "USA"]</text:p>
      <text:p text:style-name="P4">
Id: 22557261</text:p>
      <!--METADATA-->
      <text:p text:style-name="P4">
US announces new security assistance for Ukraine - worth up to $325 million.Aid includes more HIMARS, artillery rounds, anti-armor capabilities and more,to be pulled from existing US stocks</text:p>
      <text:p text:style-name="P4">
<draw:frame draw:style-name="fr1" draw:name="Image143" text:anchor-type="as-char" svg:width="6.9236in" svg:height="2.893909in" draw:z-index="0">
<draw:image xlink:href="../Images/liveuamap/2023-04-19T13-45-07/22557261_0.png" xlink:type="simple" xlink:show="embed" xlink:actuate="onLoad" draw:mime-type="image/png"/>
</draw:frame>
News Collection Link: <text:a xlink:type="simple" xlink:href="https://liveuamap.com/en/2023/19-april-us-announces-new-security-assistance-for-ukraine" text:style-name="Internet_20_link" text:visited-style-name="Visited_20_Internet_20_Link">
https://liveuamap.com/en/2023/19-april-us-announces-new-security-assistance-for-ukraine</text:a>
</text:p>
      <text:p text:style-name="P4">
News Source: <text:a xlink:type="simple" xlink:href="https://twitter.com/jseldin/status/1648744007546044450" text:style-name="Internet_20_link" text:visited-style-name="Visited_20_Internet_20_Link">
https://twitter.com/jseldin/status/1648744007546044450</text:a>
</text:p>
      <!--NEWS-->
      <text:h text:style-name="P10" text:outline-level="1">
<text:span text:style-name="T4">
Air defense is active in Dnipro city</text:span>
</text:h>
      <text:p text:style-name="P4">
Authors: liveuamap (Language: en)</text:p>
      <text:p text:style-name="P4">
Time: 2023-04-19T14:37:19</text:p>
      <text:p text:style-name="P4">
Location: Dnipro (Latitude:48.4153 Longtitude:35.09583)</text:p>
      <text:p text:style-name="P4">
Videos: []</text:p>
      <text:p text:style-name="P4">
Images: []</text:p>
      <text:p text:style-name="P4">
Tags: ["Europe", "Central and Eastern Europe"]</text:p>
      <text:p text:style-name="P4">
Id: 22557273</text:p>
      <!--METADATA-->
      <text:p text:style-name="P4">
Air defense is active in Dnipro city</text:p>
      <text:p text:style-name="P4">
News Collection Link: <text:a xlink:type="simple" xlink:href="https://liveuamap.com/en/2023/19-april-air-defense-is-active-in-dnipro-city" text:style-name="Internet_20_link" text:visited-style-name="Visited_20_Internet_20_Link">
https://liveuamap.com/en/2023/19-april-air-defense-is-active-in-dnipro-city</text:a>
</text:p>
      <text:p text:style-name="P4">
News Source: <text:a xlink:type="simple" xlink:href="https://t.me/ermaka2022/2480" text:style-name="Internet_20_link" text:visited-style-name="Visited_20_Internet_20_Link">
https://t.me/ermaka2022/2480</text:a>
</text:p>
      <!--NEWS-->
      <text:h text:style-name="P10" text:outline-level="1">
<text:span text:style-name="T4">
Bakhmut for Russia has already become one of the most expensive operations - painter</text:span>
</text:h>
      <text:p text:style-name="P4">
Authors: Ukrinform (Person)</text:p>
      <text:p text:style-name="P4">
Publisher: Укринформ (Organization)</text:p>
      <text:p text:style-name="P4">
Published Time: 2023-04-19T15:22:00+03:00</text:p>
      <text:p text:style-name="P4">
Modified Time: 2023-04-19T15:22:00+03:00</text:p>
      <text:p text:style-name="P4">
Description: Bakhmut for the Russians has already become the most expensive operation, because it is there that they suffer the most losses of both technology and living power. - Ukrinform.</text:p>
      <text:p text:style-name="P4">
Images: ["<text:a xlink:type="simple" xlink:href="https://static.ukrinform.com/photos/2022_08/thumb_files/630_360_1660222320-238.jpg" text:style-name="Internet_20_link" text:visited-style-name="Visited_20_Internet_20_Link">
630_360_16602...</text:a>
"]</text:p>
      <text:p text:style-name="P4">
Tags: ['Бахмут', 'Війна з росією', 'Ганна Маляр', 'Єдині новини']</text:p>
      <text:p text:style-name="P4">
Type: Article</text:p>
      <!--METADATA-->
      <text:p text:style-name="P4">
<draw:frame draw:style-name="fr1" draw:name="Image144" text:anchor-type="as-char" svg:width="6.9236in" svg:height="3.956343in" draw:z-index="0">
<draw:image xlink:href="../Images/yкринформ/2023-04-19T15-22-00-03-00/630_360_1660222320-238.jpg" xlink:type="simple" xlink:show="embed" xlink:actuate="onLoad" draw:mime-type="image/jpeg"/>
</draw:frame>
Bakhmut for Russians has already become the most expensive operation, because it is where they suffer the most more losses of both technology and living power.</text:p>
      <text:p text:style-name="P4">
The Deputy Minister of Defense of Ukraine Anna Malyar said about it in the Eviritelvahorphone "The One News", Ukrinform reports.</text:p>
      <text:p text:style-name="P4">
“For them, firstly, it is probably one of the most expensive operations, because a large number of equipment is spent on the non-expending, which, incidentally, was destroyed by the armed. They suffer huge losses there. And these casualties are more than our losses. It's a war and we must be realist. Unfortunately, such a price of our independence, ”the painter said.</text:p>
      <text:p text:style-name="P4">
<text:span text:style-name="T4">
 Read also: </text:span>
 <text:a xlink:type="simple" xlink:href="https://www.ukrinform.ua/rubric-ato/3697922-zsu-ne-ogolosuvatimut-kontrnastup-pevni-dii-vze-pocalisa-malar.html" text:style-name="Internet_20_link" text:visited-style-name="Visited_20_Internet_20_Link">
</text:a>
According to her, the planning of our command there makes it possible to make the losses of Ukraine minimal in the fact that they could be in such heavy battles.</text:p>
      <text:p text:style-name="P4">
As for Bakhmut, the Deputy Minister emphasized, the enemy threw all his forces to take control of the city. “But they throw both weapons and equipment there. It is very important for the people. It seems that this is not only a military point but also a political point, because they also threw all their propaganda into Bakhmut. And, accordingly, in order to restrain them, we also have to concentrate the amount of effort. Indeed, because they cannot lead with foul fights, because they lose in them, they resorted to their proven Syrian tactics and actually erased from the face of the building of the building. In this state, it is difficult to hold positions. In fact, they can not be kept in such aspiration. Indeed, in certain areas there is a slight promotion of the enemy, ” - Razulyamal, but reminded that for eight months the forces of defense have not allowed the enemy to capture Bakhmut.</text:p>
      <text:p text:style-name="P4">
<text:span text:style-name="T4">
 Read also: </text:span>
 <text:a xlink:type="simple" xlink:href="https://www.ukrinform.ua/rubric-ato/3697207-vorog-namagaetsa-pereklasti-provinu-za-vbitih-ukrainciv-z-sebe-na-nas-malar.html" text:style-name="Internet_20_link" text:visited-style-name="Visited_20_Internet_20_Link">
<text:span text:style-name="T4">
 painter </text:span>
</text:a>
As reported by Ukrinform, in the past 24 hours Russia struck 33 beats in Donetsk region, 14 settlements were shelling, 58 civilians were damaged.</text:p>
      <text:p text:style-name="P4">
News Source: <text:a xlink:type="simple" xlink:href="https://www.ukrinform.ua/rubric-ato/3697951-bahmut-dla-rosii-vze-stav-odnieu-z-najdorozcih-operacij-malar.html" text:style-name="Internet_20_link" text:visited-style-name="Visited_20_Internet_20_Link">
https://www.ukrinform.ua/rubric-ato/3697951-bahmut-dla-rosii-vze-stav-odnieu-z-najdorozcih-operacij-malar.html</text:a>
</text:p>
      <!--NEWS-->
      <text:h text:style-name="P10" text:outline-level="1">
<text:span text:style-name="T4">
MP about low payments to fighters on treatment: this is a question to individual military units</text:span>
</text:h>
      <text:p text:style-name="P4">
Authors: Ukrinform (Person)</text:p>
      <text:p text:style-name="P4">
Publisher: Укринформ (Organization)</text:p>
      <text:p text:style-name="P4">
Published Time: 2023-04-19T15:28:00+03:00</text:p>
      <text:p text:style-name="P4">
Modified Time: 2023-04-19T15:28:00+03:00</text:p>
      <text:p text:style-name="P4">
Description: Low salaries for servicemen who are treated after injuries and cannot perform combat missions are a question for individual military units. - Ukrinform.</text:p>
      <text:p text:style-name="P4">
Images: ["<text:a xlink:type="simple" xlink:href="https://static.ukrinform.com/photos/2022_10/thumb_files/630_360_1664962274-875.jpg" text:style-name="Internet_20_link" text:visited-style-name="Visited_20_Internet_20_Link">
630_360_16649...</text:a>
"]</text:p>
      <text:p text:style-name="P4">
Tags: ['Верховна Рада', 'Костенко', 'Війна з росією']</text:p>
      <text:p text:style-name="P4">
Type: Article</text:p>
      <!--METADATA-->
      <text:p text:style-name="P4">
<draw:frame draw:style-name="fr1" draw:name="Image145" text:anchor-type="as-char" svg:width="6.9236in" svg:height="3.956343in" draw:z-index="0">
<draw:image xlink:href="../Images/yкринформ/2023-04-19T15-28-00-03-00/630_360_1664962274-875.jpg" xlink:type="simple" xlink:show="embed" xlink:actuate="onLoad" draw:mime-type="image/jpeg"/>
</draw:frame>
Low -inspection of servicemen who are treated after injuries can perform combat missions - this is a question for individual military parts.</text:p>
      <text:p text:style-name="P4">
About this secretary of the Verkhovna Rada Committee on National Security, Defense of Intelligence Roman Kostenko(Parliamentary faction "Voice")He said in comments.</text:p>
      <text:p text:style-name="P4">
According to him, wounded servicemen who undergo treatment continue to receive their allowances. "They do not diminish the salary, the specialists of those who were seriously injured, they get full wages. You can have a slight injury and long back to the front for a long ", - Kostenko said.</text:p>
      <text:p text:style-name="P4">
<text:span text:style-name="T4">
 Read also: </text:span>
 <text:a xlink:type="simple" xlink:href="https://www.ukrinform.ua/rubric-polytics/3694631-do-radi-vnesli-proekt-postanovi-so-blokue-pidpisanna-zakonu-pro-doplati-vijskovim.html" text:style-name="Internet_20_link" text:visited-style-name="Visited_20_Internet_20_Link">
<text:span text:style-name="T4">
 surplus </text:span>
</text:a>
In this context, the People's Deputy added that he communicated with the wounded, which confirmed that all payments continue to receive during treatment.</text:p>
      <text:p text:style-name="P4">
Commenting on a likely problem with the military during treatment, he became consumed: "I think it is a question for individual military units."</text:p>
      <text:p text:style-name="P4">
As reported, there are many messages recently on the network, in which the military who are treated and cannot complete the tasks(that is, have the status of “limited suitable” or “temporarily unsuitable”), complain of low wages, including <text:a xlink:type="simple" xlink:href="https://wz.lviv.ua/ukraine/488258-yak-rodyna-viiskovosluzhbovtsia-mozhe-prozhyty-na-500-700-hrn-na-misiats" text:style-name="Internet_20_link" text:visited-style-name="Visited_20_Internet_20_Link">
</text:a>
.</text:p>
      <text:p text:style-name="P4">
<text:span text:style-name="T4">
Читайте також:</text:span>
 <text:a xlink:type="simple" xlink:href="https://www.ukrinform.ua/rubric-society/3694029-30-tisac-dla-vijskovih-venislavskij-kaze-so-dla-doplat-potribni-dodatkovi-kosti-v-budzet.html" text:style-name="Internet_20_link" text:visited-style-name="Visited_20_Internet_20_Link">
 <text:span text:style-name="T4">
доплат</text:span>
 </text:a>
Military treatment today, in their collective, called on the General Staff of the Armed Forces to resolve this issue in the legislative facility or consider the possibility of making legislative and regulatory changes that would be able to be able to servicemen who were given during military service, injuries, injuries and injuries. The VLK is limited by suitable abandoned, unusable, voluntarily dismissed from military service for the state of health.Earlier, the Verkhovna Rada Chairman Ruslan Stefanchuk said in a comment to Ukrinform that <text:a xlink:type="simple" xlink:href="https://www.ukrinform.ua/rubric-society/3697910-vijskovi-prodovzuut-otrimuvati-nadbavki-u-period-likuvanna-pisla-poranen-stefancuk.html" text:style-name="Internet_20_link" text:visited-style-name="Visited_20_Internet_20_Link">
</text:a>
provided by relevant regulatory acts</text:p>
      <text:p text:style-name="P4">
News Source: <text:a xlink:type="simple" xlink:href="https://www.ukrinform.ua/rubric-society/3697917-deputat-pro-nizki-viplati-bijcam-na-likuvanni-ce-pitanna-do-okremih-vijskovih-castin.html" text:style-name="Internet_20_link" text:visited-style-name="Visited_20_Internet_20_Link">
https://www.ukrinform.ua/rubric-society/3697917-deputat-pro-nizki-viplati-bijcam-na-likuvanni-ce-pitanna-do-okremih-vijskovih-castin.html</text:a>
</text:p>
      <!--NEWS-->
      <text:h text:style-name="P10" text:outline-level="1">
<text:span text:style-name="T4">
Six more LOOPARD 2 tanks for Ukraine already in Spain</text:span>
</text:h>
      <text:p text:style-name="P4">
Authors: Ukrinform (Person)</text:p>
      <text:p text:style-name="P4">
Publisher: Укринформ (Organization)</text:p>
      <text:p text:style-name="P4">
Published Time: 2023-04-19T15:29:53+03:00</text:p>
      <text:p text:style-name="P4">
Modified Time: 2023-04-19T15:29:53+03:00</text:p>
      <text:p text:style-name="P4">
Description: Six Leopard 2 tanks, which Spain will provide to Ukraine, arrived at the port of Santander in the northern part of the country. - Ukrinform.</text:p>
      <text:p text:style-name="P4">
Images: ["<text:a xlink:type="simple" xlink:href="https://static.ukrinform.com/photos/2023_02/thumb_files/630_360_1677073795-317.jpg" text:style-name="Internet_20_link" text:visited-style-name="Visited_20_Internet_20_Link">
630_360_16770...</text:a>
"]</text:p>
      <text:p text:style-name="P4">
Tags: ['Іспанія', 'Танк', 'Війна з росією']</text:p>
      <text:p text:style-name="P4">
Type: Article</text:p>
      <!--METADATA-->
      <text:p text:style-name="P4">
<draw:frame draw:style-name="fr1" draw:name="Image146" text:anchor-type="as-char" svg:width="6.9236in" svg:height="3.956343in" draw:z-index="0">
<draw:image xlink:href="../Images/yкринформ/2023-04-19T15-29-53-03-00/630_360_1677073795-317.jpg" xlink:type="simple" xlink:show="embed" xlink:actuate="onLoad" draw:mime-type="image/jpeg"/>
</draw:frame>
The Leopard 2 Sixtans, which Spain will provide Ukraine, arrived at the port of Santander in the country.</text:p>
      <text:p text:style-name="P4">
As Ukrinform reports, it reports <text:a xlink:type="simple" xlink:href="https://edition.cnn.com/europe/live-news/russia-ukraine-war-news-04-19-23/h_4e166e2924777c2187822f7237155d29" text:style-name="Internet_20_link" text:visited-style-name="Visited_20_Internet_20_Link">
</text:a>
These tanks are expected along with other armored vehicles provided <text:a xlink:type="simple" xlink:href="https://www.ukrinform.ua/tag-ispania" text:style-name="Internet_20_link" text:visited-style-name="Visited_20_Internet_20_Link">
</text:a>
, will be ready for the departure of NafroRRT in Ukraine by the end of the month.</text:p>
      <text:p text:style-name="P4">
LEOPARD-2 tanks have relatively low service requirements relatively different models, so experts believe that these tanks can quickly help Ukraine in reflecting Russian aggression.</text:p>
      <text:p text:style-name="P4">
<text:span text:style-name="T4">
 Read also: </text:span>
 <text:a xlink:type="simple" xlink:href="https://www.ukrinform.ua/rubric-ato/3697643-nimeccina-peredala-ukraini-sistemu-ppo-patriot.html" text:style-name="Internet_20_link" text:visited-style-name="Visited_20_Internet_20_Link">
</text:a>
As reported by Ukrinform, <text:a xlink:type="simple" xlink:href="https://www.ukrinform.ua/rubric-ato/3688202-solc-pidtverdiv-nimeccina-peredala-ukraini-18-tankiv-leopard.html" text:style-name="Internet_20_link" text:visited-style-name="Visited_20_Internet_20_Link">
</text:a>
Leopard 2A6. Also Ukraine received three Leopard tanks from Portugal 2A6.</text:p>
      <text:p text:style-name="P4">
On April 12, the Minister of Defense Margarita Robles said the Leopard tanks would be transferred to Ukraine in the coming days. Four more tanks are denounced and will be transferred later.</text:p>
      <text:p text:style-name="P4">
News Source: <text:a xlink:type="simple" xlink:href="https://www.ukrinform.ua/rubric-ato/3697957-se-sist-tankiv-leopard-2-dla-ukraini-vze-v-ispanii.html" text:style-name="Internet_20_link" text:visited-style-name="Visited_20_Internet_20_Link">
https://www.ukrinform.ua/rubric-ato/3697957-se-sist-tankiv-leopard-2-dla-ukraini-vze-v-ispanii.html</text:a>
</text:p>
      <!--NEWS-->
      <text:h text:style-name="P10" text:outline-level="1">
<text:span text:style-name="T4">
The 11-year-old Ukrainian won silver at chess tournament and gave prize to Bakhmut's defenders</text:span>
</text:h>
      <text:p text:style-name="P4">
Authors: Ukrinform (Person)</text:p>
      <text:p text:style-name="P4">
Publisher: Укринформ (Organization)</text:p>
      <text:p text:style-name="P4">
Published Time: 2023-04-19T15:33:44+03:00</text:p>
      <text:p text:style-name="P4">
Modified Time: 2023-04-19T15:33:44+03:00</text:p>
      <text:p text:style-name="P4">
Description: The chess player from Ukraine Dmitry Fedyanin won silver at a tournament for children in the united Arab Emirates and gave prizes to the military who defend the city of Bakhmut, Donetsk region. - Ukrinform.</text:p>
      <text:p text:style-name="P4">
Images: ["<text:a xlink:type="simple" xlink:href="https://static.ukrinform.com/photos/2023_04/thumb_files/630_360_1681907114-497.jpg" text:style-name="Internet_20_link" text:visited-style-name="Visited_20_Internet_20_Link">
630_360_16819...</text:a>
", "<text:a xlink:type="simple" xlink:href="https://static.ukrinform.com/photos/2023_04/1681907113-551.jpg" text:style-name="Internet_20_link" text:visited-style-name="Visited_20_Internet_20_Link">
1681907113-55...</text:a>
"]</text:p>
      <text:p text:style-name="P4">
Tags: ['Бахмут', 'Шахи', 'Війна з росією']</text:p>
      <text:p text:style-name="P4">
Type: Article</text:p>
      <!--METADATA-->
      <text:p text:style-name="P4">
<draw:frame draw:style-name="fr1" draw:name="Image147" text:anchor-type="as-char" svg:width="6.9236in" svg:height="3.956343in" draw:z-index="0">
<draw:image xlink:href="../Images/yкринформ/2023-04-19T15-33-44-03-00/630_360_1681907114-497.jpg" xlink:type="simple" xlink:show="embed" xlink:actuate="onLoad" draw:mime-type="image/jpeg"/>
</draw:frame>
The chess player Dmytro Fedyanin won silver at the tournament for children in the united Arab Emirates and gave prizes to the military who defend the cityBakhmut of Donetsk region.</text:p>
      <text:p text:style-name="P4">
According to Ukrinform, the 93rd separate mechanized brigade Cold Yar reports in <text:a xlink:type="simple" xlink:href="https://www.facebook.com/93OMBr/posts/pfbid0KpN6LbEhJPdWNv3hvNmXiwf2ndrrqP4NYHGSBgpiZcoHX5djHiRaSj5wDcQCQ4Htl" text:style-name="Internet_20_link" text:visited-style-name="Visited_20_Internet_20_Link">
</text:a>
.</text:p>
      <text:p text:style-name="P4">
“11-річний Дмитро Федянин, який через війну був вимушений переїхати зЛуганщини, серйозно займається шахами. На чемпіонаті ОАЕ з шахів у категоріїдля шахістів до 14 років хлопець виборов друге місце, не програвши жодноїпартії”, - ідеться в повідомленні.</text:p>
      <text:p text:style-name="P4">
<draw:frame draw:style-name="fr1" draw:name="Image148" text:anchor-type="as-char" svg:width="6.9236in" svg:height="9.468686in" draw:z-index="0">
<draw:image xlink:href="../Images/yкринформ/2023-04-19T15-33-44-03-00/1681907113-551.jpg" xlink:type="simple" xlink:show="embed" xlink:actuate="onLoad" draw:mime-type="image/jpeg"/>
</draw:frame>
All the prize money, the guy decided to pass on Easter to the 93rd Cold Brigade, which is now fighting for Bakhmut.</text:p>
      <text:p text:style-name="P4">
<text:span text:style-name="T4">
 Read also: </text:span>
 <text:a xlink:type="simple" xlink:href="https://www.ukrinform.ua/rubric-ato/3697951-bahmut-dla-rosii-vze-stav-odnieu-z-najdorozcih-operacij-malar.html" text:style-name="Internet_20_link" text:visited-style-name="Visited_20_Internet_20_Link">
<text:span text:style-name="T4">
 Bakhmut </text:span>
</text:a>
According to Ukrinform, according to the General Staff, <text:a xlink:type="simple" xlink:href="https://www.ukrinform.ua/rubric-ato/3697709-sili-oboroni-vidbili-ponad-60-atak-rosian-na-cotiroh-napramkah.html" text:style-name="Internet_20_link" text:visited-style-name="Visited_20_Internet_20_Link">
</text:a>
.</text:p>
      <text:p text:style-name="P4">
Photo: 93 ombre Cold Yar, Facebook</text:p>
      <text:p text:style-name="P4">
News Source: <text:a xlink:type="simple" xlink:href="https://www.ukrinform.ua/rubric-society/3697960-11ricnij-ukrainec-viborov-sriblo-na-turniri-iz-sahiv-ta-viddav-prizovi-zahisnikam-bahmuta.html" text:style-name="Internet_20_link" text:visited-style-name="Visited_20_Internet_20_Link">
https://www.ukrinform.ua/rubric-society/3697960-11ricnij-ukrainec-viborov-sriblo-na-turniri-iz-sahiv-ta-viddav-prizovi-zahisnikam-bahmuta.html</text:a>
</text:p>
      <!--NEWS-->
      <text:h text:style-name="P10" text:outline-level="1">
<text:span text:style-name="T4">
Steinmeier: Putin made fun of values and destroyed the foundations of European order</text:span>
</text:h>
      <text:p text:style-name="P4">
Authors: Ukrinform (Person)</text:p>
      <text:p text:style-name="P4">
Publisher: Укринформ (Organization)</text:p>
      <text:p text:style-name="P4">
Published Time: 2023-04-19T15:41:00+03:00</text:p>
      <text:p text:style-name="P4">
Modified Time: 2023-04-19T15:41:00+03:00</text:p>
      <text:p text:style-name="P4">
Description: German President Frank-Walter Steinmeier drawn some parallels between the brutal war, which was resolved by Nazi Germany by attacking Poland, and the present war that Russia was leading against Ukraine. - Ukrinform.</text:p>
      <text:p text:style-name="P4">
Images: ["<text:a xlink:type="simple" xlink:href="https://static.ukrinform.com/photos/2023_04/thumb_files/630_360_1681909189-849.jpg" text:style-name="Internet_20_link" text:visited-style-name="Visited_20_Internet_20_Link">
630_360_16819...</text:a>
"]</text:p>
      <text:p text:style-name="P4">
Tags: ['Німеччина', 'путін', 'Штайнмаєр', 'Війна з росією']</text:p>
      <text:p text:style-name="P4">
Type: Article</text:p>
      <!--METADATA-->
      <text:p text:style-name="P4">
<draw:frame draw:style-name="fr1" draw:name="Image149" text:anchor-type="as-char" svg:width="6.9236in" svg:height="3.956343in" draw:z-index="0">
<draw:image xlink:href="../Images/yкринформ/2023-04-19T15-41-00-03-00/630_360_1681909189-849.jpg" xlink:type="simple" xlink:show="embed" xlink:actuate="onLoad" draw:mime-type="image/jpeg"/>
</draw:frame>
Frank-Valter Steinmeier Presidential drawn some parallels between the brutal war, which made Nazi Germany an attack on Poland, and the present war, Yakorosia was leading against Ukraine.</text:p>
      <text:p text:style-name="P4">
According to Ukrinform, he stated on April 19 in the capital of Poland on the occasion of honoring the 80th anniversary of the uprising in the Warsaw ghetto.</text:p>
      <text:p text:style-name="P4">
“The most important lesson in our history is never again!No more racism, never released nationalism, never again barbaric bark <text:a xlink:type="simple" xlink:href="https://www.ukrinform.ua/tag-vijna-z-rosieu" text:style-name="Internet_20_link" text:visited-style-name="Visited_20_Internet_20_Link">
</text:a>
. Never again - this is based on our common Europe. We, who are commemorating here today, are united by belief in our common future and our common values: the validity of international law, the peaceful coexistence of all people in freedom of tadomocracy, ”Steinmeier said.</text:p>
      <text:p text:style-name="P4">
He emphasized that his illegal attack on a peaceful, democratic neighboring Ukraine, Vladimir Putin ridiculed these values and destroyed the foundations of the European Security Order. The Russian President has violated international law, tossing the principle of inviolability of borders and sets out another's land. This war summarizes the people of Ukraine with pervasive suffering, violence, destruction of Tasmer, emphasized the politician. He noted that residents of Poland and Israel know their own history that for freedom and independence it is necessary to fight them to protect them, to protect democracy.</text:p>
      <text:p text:style-name="P4">
<text:span text:style-name="T4">
 Read also: </text:span>
 <text:a xlink:type="simple" xlink:href="https://www.ukrinform.ua/rubric-world/3697792-stajnmaer-vsanue-pamat-geroiv-varsavskogo-povstanna.html" text:style-name="Internet_20_link" text:visited-style-name="Visited_20_Internet_20_Link">
<text:span text:style-name="T4">
 Stein </text:span>
</text:a>
But the Germans, according to their leader, also learned the lessons of their own history.</text:p>
      <text:p text:style-name="P4">
“Never means that there should be no anti -Ukraine anti -Ukraine criminal war in Europe. Never means again: we stand firmly in Ukraine - together with Poland and other our alliance partners. We have a humanitarian, politically and military - together with Poland, Mikola. Never means that we, liberal democracy, are strong when we act together and united, ”the German President emphasized.</text:p>
      <text:p text:style-name="P4">
He confessed that it was difficult for him to speak before the Poles on this day and in this month. According to Steinmeier, it is "necessary and at the same time difficult" to come to a locally ghetto, where the Germans committed horrific crimes that he causes a deepest shame.The President named more information from the German community of the Germans in Poland, so that today's citizens of democratic FRNNRNAUD are aware of their responsibility and tasks left by those who survived and those who died.</text:p>
      <text:p text:style-name="P4">
"For us, the Germans, the responsibility to the face of our history knows no boundaries. This remains our reservation in the present and in the future ... We, the Germans, are aware of the obligation to protect peace and freedom. And I am convinced that in the last past our countries, our liberal democracies have become even more close, and that our adverb has an even stronger foundation now, ”the German president said.</text:p>
      <text:p text:style-name="P4">
<text:span text:style-name="T4">
 Read also: </text:span>
 <text:a xlink:type="simple" xlink:href="https://www.ukrinform.ua/rubric-ato/3697643-nimeccina-peredala-ukraini-sistemu-ppo-patriot.html" text:style-name="Internet_20_link" text:visited-style-name="Visited_20_Internet_20_Link">
<text:span text:style-name="T4">
 Germany </text:span>
</text:a>
Steinmeier became the first President of Germany to speak with a statement of news. He was invited to the word President of Poland Andrzej Duda. The ceremony was also attended by President of Israel Isaac Duke.</text:p>
      <text:p text:style-name="P4">
From history it is known that the monument to the heroes of the Warsaw ghetto is associated with a moment, which is called one of the most significant in the recent history of Europe: 7 December 1970 Villy Brandt(Social Democrat, just like President Steinmeier)became the first Chancellor of Germany to arrived in Poland after the end of the Second World War; He put a wreath to the memorial, then unexpectedly. Then this gesture caused a misunderstanding of both Poles and Germans.</text:p>
      <text:p text:style-name="P4">
<text:span text:style-name="T5">
Foto: bundespraesident.de</text:span>
</text:p>
      <text:p text:style-name="P4">
News Source: <text:a xlink:type="simple" xlink:href="https://www.ukrinform.ua/rubric-polytics/3697962-stajnmaer-putin-vismiav-cinnosti-ta-zrujnuvav-osnovi-evropejskogo-poradku.html" text:style-name="Internet_20_link" text:visited-style-name="Visited_20_Internet_20_Link">
https://www.ukrinform.ua/rubric-polytics/3697962-stajnmaer-putin-vismiav-cinnosti-ta-zrujnuvav-osnovi-evropejskogo-poradku.html</text:a>
</text:p>
      <!--NEWS-->
      <text:h text:style-name="P10" text:outline-level="1">
<text:span text:style-name="T4">
Medical information about the military will be protected - painter</text:span>
</text:h>
      <text:p text:style-name="P4">
Authors: Ukrinform (Person)</text:p>
      <text:p text:style-name="P4">
Publisher: Укринформ (Organization)</text:p>
      <text:p text:style-name="P4">
Published Time: 2023-04-19T15:49:09+03:00</text:p>
      <text:p text:style-name="P4">
Modified Time: 2023-04-19T15:49:09+03:00</text:p>
      <text:p text:style-name="P4">
Description: The Ministry of Defense, together with other agencies, is working on improving the efficiency of the military medical commissions, including through digitalization, but information about defenders will be protected. - Ukrinform.</text:p>
      <text:p text:style-name="P4">
Images: ["<text:a xlink:type="simple" xlink:href="https://static.ukrinform.com/photos/2022_08/thumb_files/630_360_1659616971-749.jpg" text:style-name="Internet_20_link" text:visited-style-name="Visited_20_Internet_20_Link">
630_360_16596...</text:a>
"]</text:p>
      <text:p text:style-name="P4">
Tags: ['Медицина', 'Малярія', 'Єдині новини']</text:p>
      <text:p text:style-name="P4">
Type: Article</text:p>
      <!--METADATA-->
      <text:p text:style-name="P4">
<draw:frame draw:style-name="fr1" draw:name="Image150" text:anchor-type="as-char" svg:width="6.9236in" svg:height="3.956343in" draw:z-index="0">
<draw:image xlink:href="../Images/yкринформ/2023-04-19T15-49-09-03-00/630_360_1659616971-749.jpg" xlink:type="simple" xlink:show="embed" xlink:actuate="onLoad" draw:mime-type="image/jpeg"/>
</draw:frame>
The Ministry of Defense, together with other agencies, is working on improving the performance of the military medical commissions, including by-digitization, but information about defenders will be protected.</text:p>
      <text:p text:style-name="P4">
The Deputy Minister of Defense of Ukraine Anna Malyar said about it in the Eviritelvahorphone "The One News", Ukrinform reports.</text:p>
      <text:p text:style-name="P4">
“It is not possible to put a sign of equality between the civilian circulation of the reference, to which the majority is already accustomed and the circulation of information about the military, so there are some restrictions in terms of security. Now there is a war, and the question of DEI at what point the military will be, this information should not be incidental access on the Internet. There are certain protection mechanisms and certain. Improvement of the work of military -medical commissions is not dependent only in medical forces or the Ministry of Defense, so we work as a large group of ministries and the public, ”the painter said.</text:p>
      <text:p text:style-name="P4">
<text:span text:style-name="T4">
 Read also: </text:span>
 <text:a xlink:type="simple" xlink:href="https://www.ukrinform.ua/rubric-society/3697736-u-minoboroni-zaklikaut-ne-povidomlati-pro-smert-vijskovogo-ranise-za-oficijne-pidtverdzenna.html" text:style-name="Internet_20_link" text:visited-style-name="Visited_20_Internet_20_Link">
</text:a>
According to her, the paper circulation of the VLK and paper certificates are established by the standards of law. And the military-doctor commissions execute the law. "Already in the first reading, the laws are voted. We expect to support the deputies and the second reading. We propose to accelerate this procedure, how it can be summarized. This unique unified system of assistance to the wounded contains the only space of military and civilian establishments. Works to a greater extent civil doctors, because it is impossible to cope with this influx of people, ”said Deputy Head of MOU.</text:p>
      <text:p text:style-name="P4">
According to the painter, the full -scale war put the armed forces and the Ministry of Defense before new challenges. Including this concerns the work of the military-medical commissions, as 215,000 soldiers were officially worth the full-scale invasion, and all others were civilian armed workers. There are now hundreds of thousands of mobilized persons who are to serve those VLKs, because during the war it is impossible to increase their number.</text:p>
      <text:p text:style-name="P4">
<text:span text:style-name="T4">
 Read also: </text:span>
 <text:a xlink:type="simple" xlink:href="https://www.ukrinform.ua/rubric-ato/3697207-vorog-namagaetsa-pereklasti-provinu-za-vbitih-ukrainciv-z-sebe-na-nas-malar.html" text:style-name="Internet_20_link" text:visited-style-name="Visited_20_Internet_20_Link">
<text:span text:style-name="T4">
 painter </text:span>
</text:a>
As it was reported, the government has developed a plan for digitalization of the Military Medical Commission in order to reduce the queue and load on the wounded military.</text:p>
      <text:p text:style-name="P4">
News Source: <text:a xlink:type="simple" xlink:href="https://www.ukrinform.ua/rubric-society/3697963-medicna-informacia-pro-vijskovih-bude-zahisenou-malar.html" text:style-name="Internet_20_link" text:visited-style-name="Visited_20_Internet_20_Link">
https://www.ukrinform.ua/rubric-society/3697963-medicna-informacia-pro-vijskovih-bude-zahisenou-malar.html</text:a>
</text:p>
      <!--NEWS-->
      <text:h text:style-name="P10" text:outline-level="1">
<text:span text:style-name="T4">
In Moldova, the Embassy of the Russian Federation may declare a non -Grat person</text:span>
</text:h>
      <text:p text:style-name="P4">
Authors: Ukrinform (Person)</text:p>
      <text:p text:style-name="P4">
Publisher: Укринформ (Organization)</text:p>
      <text:p text:style-name="P4">
Published Time: 2023-04-19T15:50:12+03:00</text:p>
      <text:p text:style-name="P4">
Modified Time: 2023-04-19T15:50:12+03:00</text:p>
      <text:p text:style-name="P4">
Description: The Ministry of Foreign Affairs and European Integration of Moldova has summoned Russia's ambassador to Oleg Vasnetsov's pocket to announce the decision of the authorities after the incident with President of Tatarstan. One of the Embassy staff may be declared by Non Grate. - Ukrinform.</text:p>
      <text:p text:style-name="P4">
Images: ["<text:a xlink:type="simple" xlink:href="https://static.ukrinform.com/photos/2022_04/thumb_files/630_360_1649857838-528.jpg" text:style-name="Internet_20_link" text:visited-style-name="Visited_20_Internet_20_Link">
630_360_16498...</text:a>
"]</text:p>
      <text:p text:style-name="P4">
Tags: ['Молдова', 'Персона нон грата', 'Війна з росією']</text:p>
      <text:p text:style-name="P4">
Type: Article</text:p>
      <!--METADATA-->
      <text:p text:style-name="P4">
<draw:frame draw:style-name="fr1" draw:name="Image151" text:anchor-type="as-char" svg:width="6.9236in" svg:height="3.956343in" draw:z-index="0">
<draw:image xlink:href="../Images/yкринформ/2023-04-19T15-50-12-03-00/630_360_1649857838-528.jpg" xlink:type="simple" xlink:show="embed" xlink:actuate="onLoad" draw:mime-type="image/jpeg"/>
</draw:frame>
The Ministry of Foreign Affairs and European Integration of Moldova has summoned Oleg Vasnetsov in Prysheniv to announce the decision of the authorities after the incident by President of Tatarstan. One of the Embassy staff may be announced by Non Grat.</text:p>
      <text:p text:style-name="P4">
As Ukrinform reports, it reports <text:a xlink:type="simple" xlink:href="https://newsmaker.md/rus/novosti/posla-rossii-v-moldove-vyzvali-v-midei-posle-intsidenta-s-glavoy-tatarstana/" text:style-name="Internet_20_link" text:visited-style-name="Visited_20_Internet_20_Link">
</text:a>
“Prime Minister's statement(Dorina is - ed.)The withdrawal of accreditation of the two employees of the Embassy of the Russian Federation is associated with their improper behavior the refusal to enter the country of Tatarstan. These employees of the post <text:a xlink:type="simple" xlink:href="https://www.ukrinform.ua/tag-rosia" text:style-name="Internet_20_link" text:visited-style-name="Visited_20_Internet_20_Link">
</text:a>
Daeroport Poshenev's access cards will be recalled, ”said Daniel Voda, pressecretic of the Moldovan government.</text:p>
      <text:p text:style-name="P4">
Also, he said, he said that he had the need to study the opportunity to give a person a non -Grat person one of the employees of the Russian Embassy to Umold.</text:p>
      <text:p text:style-name="P4">
As it was reported, on April 17, President of Tatarstan Rustam Minnivanov stated that he had not been allowed into Moldova. The video with the relevant statement was published by the Russian TV channel RT.</text:p>
      <text:p text:style-name="P4">
Moldova's border police stated that Minnivanov did not have a sufficient drive to enter the country. They also noted that the Moldova authorities had previously resolved Russian government officials to refrain from interfering with internal affairs of Ukraine.</text:p>
      <text:p text:style-name="P4">
<text:span text:style-name="T4">
 Read also: </text:span>
 <text:a xlink:type="simple" xlink:href="https://www.ukrinform.ua/rubric-world/3695626-u-moldovi-zasudili-do-15-rokiv-vaznici-lidera-prorosijskoi-partii-sor.html" text:style-name="Internet_20_link" text:visited-style-name="Visited_20_Internet_20_Link">
<text:span text:style-name="T4">
 Moldov </text:span>
</text:a>
As reports <text:a xlink:type="simple" xlink:href="https://point.md/ru/novosti/politika/sotrudnika-posol-stva-rossii-v-moldove-mogut-ob-iavit-personoi-non-grata/" text:style-name="Internet_20_link" text:visited-style-name="Visited_20_Internet_20_Link">
</text:a>
 <text:a xlink:type="simple" xlink:href="https://point.md/ru/novosti/politika/sotrudnika-posol-stva-rossii-v-moldove-mogut-ob-iavit-personoi-non-grata/" text:style-name="Internet_20_link" text:visited-style-name="Visited_20_Internet_20_Link">
</text:a>
, two representatives of the Russian police were at the airport on the day of Minisanov's arrival. Possible names of Russia's representatives are not disclosed yet.</text:p>
      <text:p text:style-name="P4">
Recall that Roskomnadzor made a decision on <text:a xlink:type="simple" xlink:href="https://www.ukrinform.ua/rubric-world/3697887-u-rosii-zablokuvali-dostup-do-moldovskogo-sajtu-novin-akij-visvitlue-vijnu.html" text:style-name="Internet_20_link" text:visited-style-name="Visited_20_Internet_20_Link">
</text:a>
throughout Russia by the resolution of the Prosecutor General's Office of the Russian Federation.</text:p>
      <text:p text:style-name="P4">
News Source: <text:a xlink:type="simple" xlink:href="https://www.ukrinform.ua/rubric-world/3697964-u-moldovi-pracivnika-posolstva-rf-mozut-ogolositi-personou-non-grata.html" text:style-name="Internet_20_link" text:visited-style-name="Visited_20_Internet_20_Link">
https://www.ukrinform.ua/rubric-world/3697964-u-moldovi-pracivnika-posolstva-rf-mozut-ogolositi-personou-non-grata.html</text:a>
</text:p>
      <!--NEWS-->
      <text:h text:style-name="P10" text:outline-level="1">
<text:span text:style-name="T4">
Memorial Military Cemetery is designed for 50 thousand burials - Ministry of Veterans</text:span>
</text:h>
      <text:p text:style-name="P4">
Authors: Ukrinform (Person)</text:p>
      <text:p text:style-name="P4">
Publisher: Укринформ (Organization)</text:p>
      <text:p text:style-name="P4">
Published Time: 2023-04-19T15:51:41+03:00</text:p>
      <text:p text:style-name="P4">
Modified Time: 2023-04-19T15:51:41+03:00</text:p>
      <text:p text:style-name="P4">
Description: The project of the National Military Memorial Cemetery provides for the placement of 50 thousand burials without taking into account Columbarium. - Ukrinform.</text:p>
      <text:p text:style-name="P4">
Images: ["<text:a xlink:type="simple" xlink:href="https://static.ukrinform.com/photos/2023_04/thumb_files/630_360_1681907799-227.jpg" text:style-name="Internet_20_link" text:visited-style-name="Visited_20_Internet_20_Link">
630_360_16819...</text:a>
", "<text:a xlink:type="simple" xlink:href="https://static.ukrinform.com/photos/2023_04/1681908022-513.jpg" text:style-name="Internet_20_link" text:visited-style-name="Visited_20_Internet_20_Link">
1681908022-51...</text:a>
", "<text:a xlink:type="simple" xlink:href="https://static.ukrinform.com/photos/2023_04/1681907862-729.jpg" text:style-name="Internet_20_link" text:visited-style-name="Visited_20_Internet_20_Link">
1681907862-72...</text:a>
", "<text:a xlink:type="simple" xlink:href="https://static.ukrinform.com/photos/2023_04/1681907945-231.jpg" text:style-name="Internet_20_link" text:visited-style-name="Visited_20_Internet_20_Link">
1681907945-23...</text:a>
"]</text:p>
      <text:p text:style-name="P4">
Tags: ['Міністерство у справах ветеранів', 'Меморіальне кладовище']</text:p>
      <text:p text:style-name="P4">
Type: Article</text:p>
      <!--METADATA-->
      <text:p text:style-name="P4">
<draw:frame draw:style-name="fr1" draw:name="Image152" text:anchor-type="as-char" svg:width="6.9236in" svg:height="3.956343in" draw:z-index="0">
<draw:image xlink:href="../Images/yкринформ/2023-04-19T15-51-41-03-00/630_360_1681907799-227.jpg" xlink:type="simple" xlink:show="embed" xlink:actuate="onLoad" draw:mime-type="image/jpeg"/>
</draw:frame>
The projected military memorial cemetery involves the placement of 50 thousand burials without Columbarium.</text:p>
      <text:p text:style-name="P4">
This was stated by the Director of the Department of Civil Identity of Tavetransk Development of the Ministry of Veterans Maxim Kushnir during the time table: "Pantheon of Heroes: How to perpetuate the memory of those who gave life for Ukraine", which took place in Military Media Center, correspondent.</text:p>
      <text:p text:style-name="P4">
"We look at the option that the memorial cemetery will be for about 50 thousand income, not taking into account Columbarium, because in Columbarium there are more burials," he said.</text:p>
      <text:p text:style-name="P4">
<draw:frame draw:style-name="fr1" draw:name="Image153" text:anchor-type="as-char" svg:width="6.9236in" svg:height="4.615733in" draw:z-index="0">
<draw:image xlink:href="../Images/yкринформ/2023-04-19T15-51-41-03-00/1681908022-513.jpg" xlink:type="simple" xlink:show="embed" xlink:actuate="onLoad" draw:mime-type="image/jpeg"/>
</draw:frame>
At the same time, Kushnir noted that the ministry looked at about ten possible cemeteries and stopped at the Bykivnya graves. According to him, the main benchmark for the project will be the cemetery in Stockholm, since "Sametam about 40 thousand burials falls on the zone of pine boron."</text:p>
      <text:p text:style-name="P4">
At the same time, the President of the Cold Yar's historical club, Roman Koval, stressed that "Bykivnia" is a name that is not suitable for the name of the place, nine heroes. He also noted that a decent place for the cemetery is the ultimate part <text:a xlink:type="simple" xlink:href="https://www.ukrinform.ua/tag-kiiv" text:style-name="Internet_20_link" text:visited-style-name="Visited_20_Internet_20_Link">
</text:a>
, but not the "outskirts near the smoky highway".</text:p>
      <text:p text:style-name="P4">
<draw:frame draw:style-name="fr1" draw:name="Image154" text:anchor-type="as-char" svg:width="6.9236in" svg:height="4.615733in" draw:z-index="0">
<draw:image xlink:href="../Images/yкринформ/2023-04-19T15-51-41-03-00/1681907862-729.jpg" xlink:type="simple" xlink:show="embed" xlink:actuate="onLoad" draw:mime-type="image/jpeg"/>
</draw:frame>
In his turn, the doctor of historical sciences Igor Girich noted that the project of military harvesters should be expanded to the pantheon of heroes, including people who fought Ukraine not only today, but also in the past, in particular, in the time of liberation and World War II.</text:p>
      <text:p text:style-name="P4">
<draw:frame draw:style-name="fr1" draw:name="Image155" text:anchor-type="as-char" svg:width="6.9236in" svg:height="4.615733in" draw:z-index="0">
<draw:image xlink:href="../Images/yкринформ/2023-04-19T15-51-41-03-00/1681907945-231.jpg" xlink:type="simple" xlink:show="embed" xlink:actuate="onLoad" draw:mime-type="image/jpeg"/>
</draw:frame>
In his opinion, the pantheon and cemetery could be located on the territory of the Mezhigir Monastery, which in the 18th century. He was one of the Ukrainian pantheons. Semen Pali and other Cossack army colonels were buried there.</text:p>
      <text:p text:style-name="P4">
"The Orthodox Monastery is being restored there, and perhaps this territory could be adapted to the pantheon of heroes and place a cemetery there," said.</text:p>
      <text:p text:style-name="P4">
<text:span text:style-name="T4">
 Read also: </text:span>
 <text:a xlink:type="simple" xlink:href="https://www.ukrinform.ua/rubric-society/3695766-persi-pohovanna-na-memorialnomu-kladovisi-rozpocnutsa-naprikinci-oseni-minveteraniv.html" text:style-name="Internet_20_link" text:visited-style-name="Visited_20_Internet_20_Link">
<text:span text:style-name="T4">
 memorial </text:span>
</text:a>
</text:p>
      <text:p text:style-name="P4">
News Source: <text:a xlink:type="simple" xlink:href="https://www.ukrinform.ua/rubric-society/3697967-memorialne-vijskove-kladovise-rozrahovane-na-50-tisac-pohovan-minveteraniv.html" text:style-name="Internet_20_link" text:visited-style-name="Visited_20_Internet_20_Link">
https://www.ukrinform.ua/rubric-society/3697967-memorialne-vijskove-kladovise-rozrahovane-na-50-tisac-pohovan-minveteraniv.html</text:a>
</text:p>
      <!--NEWS-->
      <text:h text:style-name="P10" text:outline-level="1">
<text:span text:style-name="T4">
Zelensky held a meeting on border arrangement and protection</text:span>
</text:h>
      <text:p text:style-name="P4">
Authors: Ukrinform (Person)</text:p>
      <text:p text:style-name="P4">
Publisher: Укринформ (Organization)</text:p>
      <text:p text:style-name="P4">
Published Time: 2023-04-19T15:59:56+03:00</text:p>
      <text:p text:style-name="P4">
Modified Time: 2023-04-19T15:59:56+03:00</text:p>
      <text:p text:style-name="P4">
Description: Президент України Володимир Зеленський провів нараду щодо облаштування та охорони державного кордону, а також актуальної безпекової ситуації на Волині. — Укрінформ.</text:p>
      <text:p text:style-name="P4">
Images: ["<text:a xlink:type="simple" xlink:href="https://static.ukrinform.com/photos/2023_04/thumb_files/630_360_1681908885-839.jpeg" text:style-name="Internet_20_link" text:visited-style-name="Visited_20_Internet_20_Link">
630_360_16819...</text:a>
"]</text:p>
      <text:p text:style-name="P4">
Tags: ['Волинь', 'Зеленський', 'Війна з росією']</text:p>
      <text:p text:style-name="P4">
Type: Article</text:p>
      <!--METADATA-->
      <text:p text:style-name="P4">
<draw:frame draw:style-name="fr1" draw:name="Image156" text:anchor-type="as-char" svg:width="6.9236in" svg:height="3.956343in" draw:z-index="0">
<draw:image xlink:href="../Images/yкринформ/2023-04-19T15-59-56-03-00/630_360_1681908885-839.jpeg" xlink:type="simple" xlink:show="embed" xlink:actuate="onLoad" draw:mime-type="image/jpeg"/>
</draw:frame>
President of Ukraine Volodymyr Zelensky held a meeting on the arrangement and protection of the state border, as well as the current security situation in Volyn.</text:p>
      <text:p text:style-name="P4">
This is reported on <text:a xlink:type="simple" xlink:href="https://www.president.gov.ua/news/glava-derzhavi-proviv-naradu-shodo-socialno-ekonomichnoyi-ta-82357" text:style-name="Internet_20_link" text:visited-style-name="Visited_20_Internet_20_Link">
</text:a>
transmits Ukrinform.</text:p>
      <text:p text:style-name="P4">
It is noted that during the meeting, a report on the situation in the zoning of the operational group of Volyn troops and the readiness of the military units for the tasks, as well as measures to the intensification of the state border within the Volyn region, was heard.</text:p>
      <text:p text:style-name="P4">
In addition, the meeting was about the operational and criminogenic situation of Uregion.</text:p>
      <text:p text:style-name="P4">
<text:span text:style-name="T5">
Viso: <text:a xlink:type="simple" xlink:href="https://t.me/V_Zelenskiy_official/5913" text:style-name="Internet_20_link" text:visited-style-name="Visited_20_Internet_20_Link">
</text:a>
</text:span>
</text:p>
      <text:p text:style-name="P4">
The participants of the meeting considered the issues of customs authorities at international passage points in Volyn region, as well as the work of the SES on the protection of the civilian population of the region.</text:p>
      <text:p text:style-name="P4">
<text:span text:style-name="T4">
 Read also: </text:span>
 <text:a xlink:type="simple" xlink:href="https://www.ukrinform.ua/rubric-ato/3697946-zelenskij-vidvidav-kordon-ukraini-z-bilorussu-i-polseu.html" text:style-name="Internet_20_link" text:visited-style-name="Visited_20_Internet_20_Link">
<text:span text:style-name="T4">
 green </text:span>
</text:a>
As reported by Ukrinform, at the meeting of the leadership of the Volyn region of the andublin Voivodeship, which took place in the Shatsk community, it was about <text:a xlink:type="simple" xlink:href="https://www.ukrinform.ua/rubric-regions/3689465-polsa-zbudue-novij-avtomobilnij-terminal-bila-kordonu-z-ukrainou.html" text:style-name="Internet_20_link" text:visited-style-name="Visited_20_Internet_20_Link">
</text:a>
Near the border with Ukraine.</text:p>
      <text:p text:style-name="P4">
<text:span text:style-name="T5">
Foto: op</text:span>
</text:p>
      <text:p text:style-name="P4">
News Source: <text:a xlink:type="simple" xlink:href="https://www.ukrinform.ua/rubric-ato/3697971-zelenskij-proviv-na-volini-naradu-sodo-oblastuvanna-ta-ohoroni-kordonu.html" text:style-name="Internet_20_link" text:visited-style-name="Visited_20_Internet_20_Link">
https://www.ukrinform.ua/rubric-ato/3697971-zelenskij-proviv-na-volini-naradu-sodo-oblastuvanna-ta-ohoroni-kordonu.html</text:a>
</text:p>
      <!--NEWS-->
      <text:h text:style-name="P10" text:outline-level="1">
<text:span text:style-name="T4">
Kostin in the USA: The Russian Special Tribune on Russian aggression should be created on the basis of the UN General Assembly resolution</text:span>
</text:h>
      <text:p text:style-name="P4">
Authors: Ukrinform (Person)</text:p>
      <text:p text:style-name="P4">
Publisher: Укринформ (Organization)</text:p>
      <text:p text:style-name="P4">
Published Time: 2023-04-19T16:09:35+03:00</text:p>
      <text:p text:style-name="P4">
Modified Time: 2023-04-19T16:09:35+03:00</text:p>
      <text:p text:style-name="P4">
Description: The Russian Federation's aggression of the Russian Federation should be created on the basis of the UN General Assembly resolution. - Ukrinform.</text:p>
      <text:p text:style-name="P4">
Images: ["<text:a xlink:type="simple" xlink:href="https://static.ukrinform.com/photos/2023_04/thumb_files/630_360_1681909709-890.jpeg" text:style-name="Internet_20_link" text:visited-style-name="Visited_20_Internet_20_Link">
630_360_16819...</text:a>
", "<text:a xlink:type="simple" xlink:href="https://static.ukrinform.com/photos/2023_04/1681909747-916.jpeg" text:style-name="Internet_20_link" text:visited-style-name="Visited_20_Internet_20_Link">
1681909747-91...</text:a>
"]</text:p>
      <text:p text:style-name="P4">
Tags: ['США', 'Трибунал', 'Агресія РФ', 'Андрій Костін']</text:p>
      <text:p text:style-name="P4">
Type: Article</text:p>
      <!--METADATA-->
      <text:p text:style-name="P4">
<draw:frame draw:style-name="fr1" draw:name="Image157" text:anchor-type="as-char" svg:width="6.9236in" svg:height="3.956343in" draw:z-index="0">
<draw:image xlink:href="../Images/yкринформ/2023-04-19T16-09-35-03-00/630_360_1681909709-890.jpeg" xlink:type="simple" xlink:show="embed" xlink:actuate="onLoad" draw:mime-type="image/jpeg"/>
</draw:frame>
The special tribunal regarding the aggression of the Russian Federation should be created in the basis of resolutions of the UN General Assembly.</text:p>
      <text:p text:style-name="P4">
The Prosecutor General Andriy Kostin said this during a meeting with the US Ambassador Beth Van Skaak, Acting Legal Advisor Richard Wishek Iv.O. Assistant Secretary of State for Europe and Eurasia Derek Hogan, during which the parties discussed the format of the future tribunal.</text:p>
      <text:p text:style-name="P4">
“We believe that the tribunal should be based on the UN General Assembly resolution, which will authorize the Secretary -General to negotiate the conclusion of the corresponding agreement between the UN and Ukraine. Then immunity will not hurt <text:a xlink:type="simple" xlink:href="https://www.ukrinform.ua/tag-putin" text:style-name="Internet_20_link" text:visited-style-name="Visited_20_Internet_20_Link">
</text:a>
and other high-ranking officials of the aggressor country before the court, ”the Prosecutor General quotes <text:a xlink:type="simple" xlink:href="https://t.me/pgo_gov_ua/11394" text:style-name="Internet_20_link" text:visited-style-name="Visited_20_Internet_20_Link">
</text:a>
.</text:p>
      <text:p text:style-name="P4">
<draw:frame draw:style-name="fr1" draw:name="Image158" text:anchor-type="as-char" svg:width="6.9236in" svg:height="4.560922in" draw:z-index="0">
<draw:image xlink:href="../Images/yкринформ/2023-04-19T16-09-35-03-00/1681909747-916.jpeg" xlink:type="simple" xlink:show="embed" xlink:actuate="onLoad" draw:mime-type="image/jpeg"/>
</draw:frame>
According to Kostin, the United States recognized the need to create a tribunal about the crime of aggression, is an important step towards ensuring the responsibility of the leadership of the Russian regime.</text:p>
      <text:p text:style-name="P4">
He recalled that in international legal practice there are examples where the International Court has held accountable to the Head of State. Special Court of Sierra Leone, created on the basis of an agreement between the UN and Sierra Leone, sentenced Liberia to the current president.</text:p>
      <text:p text:style-name="P4">
<text:span text:style-name="T4">
 Read also: </text:span>
 <text:a xlink:type="simple" xlink:href="https://www.ukrinform.ua/rubric-polytics/3697382-kostin-obgovoriv-z-predstavnikami-minustu-ssa-modeli-spectribunalu-dla-rf.html" text:style-name="Internet_20_link" text:visited-style-name="Visited_20_Internet_20_Link">
</text:a>
As reported by Ukrinform, in the State Department of the United States <text:a xlink:type="simple" xlink:href="https://www.ukrinform.ua/rubric-polytics/3688453-derzdep-ssa-pidtrimav-gibridnij-tribunal-sodo-zlocinu-agresii-rosii.html" text:style-name="Internet_20_link" text:visited-style-name="Visited_20_Internet_20_Link">
</text:a>
In order to investigate the crime of Russia's aggression.</text:p>
      <text:p text:style-name="P4">
In September 2022, President Vladimir Zelensky formed a working group headed with OP OP Andriy Yermak, who processes the issue of creating a special tribunal for criminal prosecution of the Russian Federation for committing a crime of aggression against Ukraine. , OSCE Parliamentary Assembly and Separate States.</text:p>
      <text:p text:style-name="P4">
<text:span text:style-name="T5">
Foto: ogp</text:span>
</text:p>
      <text:p text:style-name="P4">
News Source: <text:a xlink:type="simple" xlink:href="https://www.ukrinform.ua/rubric-polytics/3697972-kostin-u-ssa-spectribunal-sodo-agresii-rf-mae-buti-stvorenij-na-bazi-rezolucii-genasamblei-oon.html" text:style-name="Internet_20_link" text:visited-style-name="Visited_20_Internet_20_Link">
https://www.ukrinform.ua/rubric-polytics/3697972-kostin-u-ssa-spectribunal-sodo-agresii-rf-mae-buti-stvorenij-na-bazi-rezolucii-genasamblei-oon.html</text:a>
</text:p>
      <!--NEWS-->
      <text:h text:style-name="P10" text:outline-level="1">
<text:span text:style-name="T4">
Payments to the military: In the General Staff urge to stop engaging populism</text:span>
</text:h>
      <text:p text:style-name="P4">
Authors: Ukrinform (Person)</text:p>
      <text:p text:style-name="P4">
Publisher: Укринформ (Organization)</text:p>
      <text:p text:style-name="P4">
Published Time: 2023-04-19T16:09:47+03:00</text:p>
      <text:p text:style-name="P4">
Modified Time: 2023-04-19T16:09:47+03:00</text:p>
      <text:p text:style-name="P4">
Description: In the Armed Forces of Ukraine, a fair payment system should be operated, which will not create prerequisites for social tension in combat units and respect those soldiers who risk their own lives and health. - Ukrinform.</text:p>
      <text:p text:style-name="P4">
Images: ["<text:a xlink:type="simple" xlink:href="https://static.ukrinform.com/photos/2022_01/thumb_files/630_360_1643092726-230.jpg" text:style-name="Internet_20_link" text:visited-style-name="Visited_20_Internet_20_Link">
630_360_16430...</text:a>
"]</text:p>
      <text:p text:style-name="P4">
Tags: ['Генштаб', 'ЗСУ', 'Гроші']</text:p>
      <text:p text:style-name="P4">
Type: Article</text:p>
      <!--METADATA-->
      <text:p text:style-name="P4">
<draw:frame draw:style-name="fr1" draw:name="Image159" text:anchor-type="as-char" svg:width="6.9236in" svg:height="3.956343in" draw:z-index="0">
<draw:image xlink:href="../Images/yкринформ/2023-04-19T16-09-47-03-00/630_360_1643092726-230.jpg" xlink:type="simple" xlink:show="embed" xlink:actuate="onLoad" draw:mime-type="image/jpeg"/>
</draw:frame>
In the Armed Forces of Ukraine, a fair payment system should be operated, which will not create prerequisites for social tension in combat units and will be heard to those soldiers who risk their own lives and health.</text:p>
      <text:p text:style-name="P4">
This is stated in the message of the General Staff of the Armed Forces in <text:a xlink:type="simple" xlink:href="https://www.facebook.com/GeneralStaff.ua/posts/pfbid06pNsTNYfqXvbHS5n5TzGGa7hyfcZKtCNMPGyruyXN59VvcK6wu156aBBMgDCh9Dsl" text:style-name="Internet_20_link" text:visited-style-name="Visited_20_Internet_20_Link">
</text:a>
, reports Ukrinform.</text:p>
      <text:p text:style-name="P4">
“Society is discussing a rather sensitive issue, namely: the decision of the parliament to declare an additional monetary remuneration for servicemen in the amount of 30 thousand UAH.</text:p>
      <text:p text:style-name="P4">
A soldier who serves and protects the country from the aggressor, risking his own life and health, performs tasks in difficult conditions, should be highly motivated. Remember what a coal, Marinka or Avdiivka look like. Each day of Ukraine's defense is given to us at a very high price. The cost of life and healthy defenders, ”the message reads.</text:p>
      <text:p text:style-name="P4">
<text:span text:style-name="T4">
 Read also: </text:span>
 <text:a xlink:type="simple" xlink:href="https://www.ukrinform.ua/rubric-society/3697917-deputat-pro-nizki-viplati-bijcam-na-likuvanni-ce-pitanna-do-okremih-vijskovih-castin.html" text:style-name="Internet_20_link" text:visited-style-name="Visited_20_Internet_20_Link">
</text:a>
Therefore, the additional monetary reward is accrued depending on the districts and the complexity of the tasks that the fighters perform.</text:p>
      <text:p text:style-name="P4">
The General Staff of the Armed Forces noted that 100 thousand hryvnias per month, as before, were preserved to defenders who are fighting directly at the front country.</text:p>
      <text:p text:style-name="P4">
30 thousand UAH is paid to the military who perform tasks in the areas of combatants, but do not directly participate in the battles with the enemy, proportional to the time of completion of tasks, as well as those who are on combat duty Iberier participation in the reflection of air attacks of the enemy, regardless of the district.</text:p>
      <text:p text:style-name="P4">
<text:span text:style-name="T4">
 Read also: </text:span>
 <text:a xlink:type="simple" xlink:href="https://www.ukrinform.ua/rubric-polytics/3695891-vlada-sukae-grosi-na-viplati-30-tisac-dla-vijskovih-venislavskij.html" text:style-name="Internet_20_link" text:visited-style-name="Visited_20_Internet_20_Link">
</text:a>
If servicemen are outside the war zone, in the rear, then they are not charged.</text:p>
      <text:p text:style-name="P4">
At the same time, as of February 1, 2023, all servicemen were raised to 20 100 UAH.</text:p>
      <text:p text:style-name="P4">
"We ask you to stop engaging in populism and concentrate on the defense of our state," - called on the General Staff of the Armed Forces.</text:p>
      <text:p text:style-name="P4">
<text:span text:style-name="T4">
 Read also: </text:span>
 <text:a xlink:type="simple" xlink:href="https://www.ukrinform.ua/rubric-society/3697910-vijskovi-prodovzuut-otrimuvati-nadbavki-u-period-likuvanna-pisla-poranen-stefancuk.html" text:style-name="Internet_20_link" text:visited-style-name="Visited_20_Internet_20_Link">
<text:span text:style-name="T4">
 Stefanch </text:span>
</text:a>
</text:p>
      <text:p text:style-name="P4">
Member of the Verkhovna Rada Committee on National Security, Defense and Intelligence, Presidential Representative in Parliament Fedir Venislavsky stated Ukrinform that in order to implement a decision to return a monthly payment of 30 thousand hryvnias, Ukrainian defenders need to find additional sources of financing the State Budget of Ukraine. According to him, such surcharges can cost the state close one trillion hryvnias.</text:p>
      <text:p text:style-name="P4">
The Secretary of the Defense Parliamentary Committee, Roman Kostenko in comments, said that in order to ensure a monthly additional payment of 30 thousand hryvnias, Ukrainian defenders, most likely, would have to curb changes to the state budget.</text:p>
      <text:p text:style-name="P4">
News Source: <text:a xlink:type="simple" xlink:href="https://www.ukrinform.ua/rubric-society/3697973-viplati-vijskovim-u-genstabi-zaklikaut-pripiniti-zajmatisa-populizmom.html" text:style-name="Internet_20_link" text:visited-style-name="Visited_20_Internet_20_Link">
https://www.ukrinform.ua/rubric-society/3697973-viplati-vijskovim-u-genstabi-zaklikaut-pripiniti-zajmatisa-populizmom.html</text:a>
</text:p>
      <!--NEWS-->
      <text:h text:style-name="P10" text:outline-level="1">
<text:span text:style-name="T4">
FBU Secretary General Dribikovsky: We will not participate in the competitions to which the Russians will be allowed</text:span>
</text:h>
      <text:p text:style-name="P4">
Authors: Ukrinform (Person)</text:p>
      <text:p text:style-name="P4">
Publisher: Укринформ (Organization)</text:p>
      <text:p text:style-name="P4">
Published Time: 2023-04-19T16:14:19+03:00</text:p>
      <text:p text:style-name="P4">
Modified Time: 2023-04-19T16:14:19+03:00</text:p>
      <text:p text:style-name="P4">
Description: The Secretary General of the Federation of Basketball of Ukraine Volodymyr Dribikovsky said that Ukraine will boycott the competitions that the Russians will admit. - Ukrinform.</text:p>
      <text:p text:style-name="P4">
Images: ["<text:a xlink:type="simple" xlink:href="https://static.ukrinform.com/photos/2023_04/thumb_files/630_360_1681909985-994.jpeg" text:style-name="Internet_20_link" text:visited-style-name="Visited_20_Internet_20_Link">
630_360_16819...</text:a>
"]</text:p>
      <text:p text:style-name="P4">
Tags: ['Баскетбол']</text:p>
      <text:p text:style-name="P4">
Type: Article</text:p>
      <!--METADATA-->
      <text:p text:style-name="P4">
<draw:frame draw:style-name="fr1" draw:name="Image160" text:anchor-type="as-char" svg:width="6.9236in" svg:height="3.956343in" draw:z-index="0">
<draw:image xlink:href="../Images/yкринформ/2023-04-19T16-14-19-03-00/630_360_1681909985-994.jpeg" xlink:type="simple" xlink:show="embed" xlink:actuate="onLoad" draw:mime-type="image/jpeg"/>
</draw:frame>
The Secretary General of the Federation of Basketball of Ukraine Volodymyr Dribikovsky reported that Ukraine will boycott the competitions that the Russians will admit.</text:p>
      <text:p text:style-name="P4">
He told about it in an interview <text:a xlink:type="simple" xlink:href="https://ua.tribuna.com/uk/basketball/1000000061011-vladimir-drabikovskij-my-ne-budem-uchastvovat-v-sorevnov/" text:style-name="Internet_20_link" text:visited-style-name="Visited_20_Internet_20_Link">
</text:a>
, reports Ukrinform.</text:p>
      <text:p text:style-name="P4">
“We will not participate in competitions. There is even no controversy here. If the Russian side occupies some role, conditionally, in the 3x3 basketball, we will not participate there. This is the position of nine European federations that have already been declared, ”Dribikovsky said.</text:p>
      <text:p text:style-name="P4">
As it was reported, the IOC executive committee recommended to return Russian Tabilor athletes to international competitions in neutral status. In this case, teams from Russia and Belarus are not allowed to the tournaments, as well as sportsmen who support the war or have a contract with the army of Russian Abopelorus.</text:p>
      <text:p text:style-name="P4">
<text:span text:style-name="T4">
 Read also: </text:span>
 <text:a xlink:type="simple" xlink:href="https://www.ukrinform.ua/rubric-sports/3697574-fiba-ne-dopustila-rosiu-do-kvalifikacii-na-olimpijski-igri.html" text:style-name="Internet_20_link" text:visited-style-name="Visited_20_Internet_20_Link">
</text:a>
As reported by Ukrinform, the Cabinet of Ministers of Ukraine adopted a resolution of the proposal of the Sports Federation of the status of national in the case of participation of ascents, where athletes from the Russian Federation and Belarus perform.</text:p>
      <text:p text:style-name="P4">
Photo: fbu.ua</text:p>
      <text:p text:style-name="P4">
News Source: <text:a xlink:type="simple" xlink:href="https://www.ukrinform.ua/rubric-sports/3697977-gensek-fbu-drabikovskij-mi-ne-budemo-brati-ucast-u-zmagannah-do-akih-dopustat-rosian.html" text:style-name="Internet_20_link" text:visited-style-name="Visited_20_Internet_20_Link">
https://www.ukrinform.ua/rubric-sports/3697977-gensek-fbu-drabikovskij-mi-ne-budemo-brati-ucast-u-zmagannah-do-akih-dopustat-rosian.html</text:a>
</text:p>
      <!--NEWS-->
      <text:h text:style-name="P10" text:outline-level="1">
<text:span text:style-name="T4">
Spring flood: flooding is possible in seven areas</text:span>
</text:h>
      <text:p text:style-name="P4">
Authors: Ukrinform (Person)</text:p>
      <text:p text:style-name="P4">
Publisher: Укринформ (Organization)</text:p>
      <text:p text:style-name="P4">
Published Time: 2023-04-19T16:16:14+03:00</text:p>
      <text:p text:style-name="P4">
Modified Time: 2023-04-19T16:16:14+03:00</text:p>
      <text:p text:style-name="P4">
Description: The State Emergency Service warns of further increase in water levels in the rivers on April 19-21 and flooding floodplains, territories of settlements in Chernihiv, Kyiv, Cherkasy, Poltava, Kirovograd, Dnipropetrovsk and flooding of floodplain areas in Zaporizhzhya region. - Ukrinform.</text:p>
      <text:p text:style-name="P4">
Images: ["<text:a xlink:type="simple" xlink:href="https://static.ukrinform.com/photos/2023_04/thumb_files/630_360_1681800661-769.jpg" text:style-name="Internet_20_link" text:visited-style-name="Visited_20_Internet_20_Link">
630_360_16818...</text:a>
"]</text:p>
      <text:p text:style-name="P4">
Tags: ['ДСНС', 'Паводок', 'Водопілля']</text:p>
      <text:p text:style-name="P4">
Type: Article</text:p>
      <!--METADATA-->
      <text:p text:style-name="P4">
<draw:frame draw:style-name="fr1" draw:name="Image161" text:anchor-type="as-char" svg:width="6.9236in" svg:height="3.956343in" draw:z-index="0">
<draw:image xlink:href="../Images/yкринформ/2023-04-19T16-16-14-03-00/630_360_1681800661-769.jpg" xlink:type="simple" xlink:show="embed" xlink:actuate="onLoad" draw:mime-type="image/jpeg"/>
</draw:frame>
The state-owned emergencies warns of further increase in the levels of the rivers on April 19-21 and flooding floodplains, territories of settlements in Uchernyhiv, Kyiv, Cherkasy, Poltava, Kirovograd, Dnipropetrovsk and possible flooding of floodplains in Zaporizhia region.</text:p>
      <text:p text:style-name="P4">
As Ukrinform reports, it reports <text:a xlink:type="simple" xlink:href="https://dsns.gov.ua/uk/news/ostanni-novini/uvaga" text:style-name="Internet_20_link" text:visited-style-name="Visited_20_Internet_20_Link">
</text:a>
.</text:p>
      <text:p text:style-name="P4">
In particular, on April 19-21, on the section of the Desna below the village of Gloot within the Chernihiv region will continue the growth of water levels by 2-10 cm per day, with subsequent floodplain, territories of a number of villages, heating of villages with water and violations , Nizhyn, Chernihiv districts of Chernihiv region, partial flooding(II level of danger -orange).</text:p>
      <text:p text:style-name="P4">
У Чернігові подальше затоплення територій міського пляжу, садово-дачноїзабудови, доріг на заплаві (Cordodivka district) (And the level of danger is yellow).</text:p>
      <text:p text:style-name="P4">
На річці Снов утримуватиметься затоплення заплави та перевищення небезпечноївідмітки переливу води через автодорогу місцевого значення у Корюківськомурайоні Чернігівської області (II level of danger - orange).</text:p>
      <text:p text:style-name="P4">
<text:span text:style-name="T4">
Читайте також:</text:span>
 <text:a xlink:type="simple" xlink:href="https://www.ukrinform.ua/rubric-other_news/3697859-v-ukraini-pidtopleni-ponad-1600-domogospodarstv-na-pivnoci-temp-pidnatta-vodi-znizuetsa.html" text:style-name="Internet_20_link" text:visited-style-name="Visited_20_Internet_20_Link">
 <text:span text:style-name="T4">
води</text:span>
 </text:a>
In addition, April 19-21 on the Upper Dnieper within the country will be kept close to the maximum mark of the peak of spring water supply to the floodplain flooding, violation of transport connection, heating and cutting from the main routes of connection, partial tightening In the Chernihiv district of Chernihiv region(III level of danger is red).</text:p>
      <text:p text:style-name="P4">
Також 19-20 квітня, внаслідок пропуску весняного водопілля через Київську ГЕС,на річці Дніпро у Києві, Вишгородському, Броварському та Бориспільськомурайонах Київської області утримуватиметься затоплення заплавних територій тавідмічатиметься часткове затоплення низьких ділянок садово-дачної забудови,присадибних ділянок у ряді прирічкових населених пунктів (II level of danger- orange).</text:p>
      <text:p text:style-name="P4">
April 19-20, as a result of the passage of spring water supply through the reservoir-tier cascade, the flooding of the floodplain areas will be kept in the partial flooding(IIRIVEN DAKE - RED)and possible initial flooding(II level of danger - orange).</text:p>
      <text:p text:style-name="P4">
Як повідомляв Укрінформ, спостерігається тенденція щодо зниження темпупідняття рівня <text:a xlink:type="simple" xlink:href="https://www.ukrinform.ua/tag-voda" text:style-name="Internet_20_link" text:visited-style-name="Visited_20_Internet_20_Link">
 </text:a>
in rivers in northern Ukraine; However, 21.1 thousand hectares of agricultural land Udnipropetrovsk, Volyn, Rivne, Cherkasy and Poltava region were flooded.</text:p>
      <text:p text:style-name="P4">
News Source: <text:a xlink:type="simple" xlink:href="https://www.ukrinform.ua/rubric-regions/3697979-vesnanij-pavodok-pidtoplenna-mozlivi-u-semi-oblastah.html" text:style-name="Internet_20_link" text:visited-style-name="Visited_20_Internet_20_Link">
https://www.ukrinform.ua/rubric-regions/3697979-vesnanij-pavodok-pidtoplenna-mozlivi-u-semi-oblastah.html</text:a>
</text:p>
      <!--NEWS-->
      <text:h text:style-name="P10" text:outline-level="1">
<text:span text:style-name="T4">
DBR investigates the beating of the military in Volyn</text:span>
</text:h>
      <text:p text:style-name="P4">
Authors: Ukrinform (Person)</text:p>
      <text:p text:style-name="P4">
Publisher: Укринформ (Organization)</text:p>
      <text:p text:style-name="P4">
Published Time: 2023-04-19T16:18:35+03:00</text:p>
      <text:p text:style-name="P4">
Modified Time: 2023-04-19T16:18:35+03:00</text:p>
      <text:p text:style-name="P4">
Description: Employees of the State Bureau of Investigation are investigating the beating of a serviceman in the city of Vladimir of Volyn region. - Ukrinform.</text:p>
      <text:p text:style-name="P4">
Images: ["<text:a xlink:type="simple" xlink:href="https://static.ukrinform.com/photos/2023_04/thumb_files/630_360_1681910290-495.jpeg" text:style-name="Internet_20_link" text:visited-style-name="Visited_20_Internet_20_Link">
630_360_16819...</text:a>
"]</text:p>
      <text:p text:style-name="P4">
Tags: ['Волинь', 'Держбюро розслідувань', 'Побиття']</text:p>
      <text:p text:style-name="P4">
Type: Article</text:p>
      <!--METADATA-->
      <text:p text:style-name="P4">
<draw:frame draw:style-name="fr1" draw:name="Image162" text:anchor-type="as-char" svg:width="6.9236in" svg:height="3.956343in" draw:z-index="0">
<draw:image xlink:href="../Images/yкринформ/2023-04-19T16-18-35-03-00/630_360_1681910290-495.jpeg" xlink:type="simple" xlink:show="embed" xlink:actuate="onLoad" draw:mime-type="image/jpeg"/>
</draw:frame>
Employees of the State Bureau of Investigation carry out investigations into the fact of requesting a serviceman in the city of Vladimir of Volyn region.</text:p>
      <text:p text:style-name="P4">
As Ukrinform reports, it reports <text:a xlink:type="simple" xlink:href="https://dbr.gov.ua/news/dbr-rozslidue-pobittya-vijskovogo-na-volini-video" text:style-name="Internet_20_link" text:visited-style-name="Visited_20_Internet_20_Link">
</text:a>
“The military with a closed traumatic brain injury, hematomas and a fracture were found on April 9, a day after <text:a xlink:type="simple" xlink:href="https://www.ukrinform.ua/tag-pobitta" text:style-name="Internet_20_link" text:visited-style-name="Visited_20_Internet_20_Link">
</text:a>
. According to the victim, he was caused by the officer's part, ”the message reads.</text:p>
      <text:p text:style-name="P4">
DBR employees have launched an investigation into exceeding the military service person or official authority(Part 5 of Art. 426-1 of the Criminal Code of Ukraine). Опитали потерпілого та можливих свідків.</text:p>
      <text:p text:style-name="P4">
Також працівники ДБР призначили низку експертиз, які мають встановити всіобставини події.</text:p>
      <text:p text:style-name="P4">
Процесуальне керівництво здійснює Волинська спеціалізована прокуратура у сферіоборони Західного регіону.</text:p>
      <text:p text:style-name="P4">
У ДБР нагадали, що 18 квітня розпочали розслідування за фактом побиттявійськовослужбовця однієї з частин Національної гвардії у Івано-Франківськійобласті. Відео, на якому офіцер нецензурно лається та б’є військовослужбовця,з’явилося на одному з українських телеграмканалів.</text:p>
      <text:p text:style-name="P4">
Раніше у квітні ДБР завершило досудове розслідування щодо командира взводуоднієї з військових частин у Житомирській області, який застосував фізичнусилу до підлеглого у березні поточного року. Обвинувальний акт направлено досуду. Йому загрожує до 12 років позбавлення волі.</text:p>
      <text:p text:style-name="P4">
<text:span text:style-name="T4">
Читайте також:</text:span>
 <text:a xlink:type="simple" xlink:href="https://www.ukrinform.ua/rubric-regions/3690818-pcu-zasudila-pobitta-vijskovogo-u-hmelnickomu-kafedralnomu-sobori.html" text:style-name="Internet_20_link" text:visited-style-name="Visited_20_Internet_20_Link">
 <text:span text:style-name="T4">
побиття</text:span>
 </text:a>
DBR warns all servicemen from violation of the rules of the established relations. The bureau will quickly and rigidly respond to all similar facts in court for a strict punishment for committing violent actions against defenders in wartime.</text:p>
      <text:p text:style-name="P4">
Servicemen are asked to immediately inform the DBR of all cases of non -state relations at their locations.</text:p>
      <text:p text:style-name="P4">
As reported by Ukrinform, the DBR is investigating the facts <text:a xlink:type="simple" xlink:href="https://www.ukrinform.ua/rubric-regions/3697613-dbr-rozslidue-fakti-znusanna-oficera-z-vijskovogo-na-ivanofrankivsini.html" text:style-name="Internet_20_link" text:visited-style-name="Visited_20_Internet_20_Link">
</text:a>
One part of the National Guard in Ivano-Frankivsk.  Photo: DBR</text:p>
      <text:p text:style-name="P4">
News Source: <text:a xlink:type="simple" xlink:href="https://www.ukrinform.ua/rubric-regions/3697980-dbr-rozslidue-pobitta-vijskovogo-na-volini.html" text:style-name="Internet_20_link" text:visited-style-name="Visited_20_Internet_20_Link">
https://www.ukrinform.ua/rubric-regions/3697980-dbr-rozslidue-pobitta-vijskovogo-na-volini.html</text:a>
</text:p>
      <!--NEWS-->
      <text:h text:style-name="P10" text:outline-level="1">
<text:span text:style-name="T4">
The new Ambassador of Ukraine presented copies of believers in the Foreign Ministry of Latvia</text:span>
</text:h>
      <text:p text:style-name="P4">
Authors: Ukrinform (Person)</text:p>
      <text:p text:style-name="P4">
Publisher: Укринформ (Organization)</text:p>
      <text:p text:style-name="P4">
Published Time: 2023-04-19T16:19:51+03:00</text:p>
      <text:p text:style-name="P4">
Modified Time: 2023-04-19T16:19:51+03:00</text:p>
      <text:p text:style-name="P4">
Description: The newly appointed Ambassador of Ukraine to the Republic of Latvia Anatoly Kutsevol on Wednesday, April 19, presented copies of the certificates of the Head of the State Ministry of Foreign Affairs of Latvia Raymonds Jansonesa. - Ukrinform.</text:p>
      <text:p text:style-name="P4">
Images: ["<text:a xlink:type="simple" xlink:href="https://static.ukrinform.com/photos/2023_04/thumb_files/630_360_1681910136-831.png" text:style-name="Internet_20_link" text:visited-style-name="Visited_20_Internet_20_Link">
630_360_16819...</text:a>
", "<text:a xlink:type="simple" xlink:href="https://static.ukrinform.com/photos/2023_04/1681910139-921.png" text:style-name="Internet_20_link" text:visited-style-name="Visited_20_Internet_20_Link">
1681910139-92...</text:a>
"]</text:p>
      <text:p text:style-name="P4">
Tags: ['Латвія', 'Посольство', 'Україна']</text:p>
      <text:p text:style-name="P4">
Type: Article</text:p>
      <!--METADATA-->
      <text:p text:style-name="P4">
<draw:frame draw:style-name="fr1" draw:name="Image163" text:anchor-type="as-char" svg:width="6.9236in" svg:height="3.956343in" draw:z-index="0">
<draw:image xlink:href="../Images/yкринформ/2023-04-19T16-19-51-03-00/630_360_1681910136-831.png" xlink:type="simple" xlink:show="embed" xlink:actuate="onLoad" draw:mime-type="image/png"/>
</draw:frame>
The newly appointed Ambassador of Ukraine to the Republic of Latvia Anatoly Kutsevol in the middle, on April 19, presented copies of the certificates of the Head of the State Protocol of the Ministry of Ministry of Internal Affairs of Raymonds Jansonesu.</text:p>
      <text:p text:style-name="P4">
About it reports <text:a xlink:type="simple" xlink:href="https://latvia.mfa.gov.ua/news/posol-ukrayini-v-latvijskij-respublici-anatolij-kucevol-vruchiv-kopiyi-virchih-gramot-glavi-derzhavnogo-protokolu-mzs-latviyi-rajmondsu-yansonsu" text:style-name="Internet_20_link" text:visited-style-name="Visited_20_Internet_20_Link">
</text:a>
The embassies of Ukraine Vlatvia, Ukrinform reports.</text:p>
      <text:p text:style-name="P4">
"The Ambassador of Ukraine expressed gratitude to the Latvian side for the principled position of Latvia on the condemnation of Russian aggression against Ukraine and in support of the territorial integrity of our country. The ambassador thanked <text:a xlink:type="simple" xlink:href="https://www.ukrinform.ua/tag-latvia" text:style-name="Internet_20_link" text:visited-style-name="Visited_20_Internet_20_Link">
</text:a>
For constant effective assistance to Ukraine during a full -scale invasion of Russia's aggressor country into the territory of our state, " - said in the message.</text:p>
      <text:p text:style-name="P4">
<draw:frame draw:style-name="fr1" draw:name="Image164" text:anchor-type="as-char" svg:width="6.9236in" svg:height="8.494231in" draw:z-index="0">
<draw:image xlink:href="../Images/yкринформ/2023-04-19T16-19-51-03-00/1681910139-921.png" xlink:type="simple" xlink:show="embed" xlink:actuate="onLoad" draw:mime-type="image/png"/>
</draw:frame>
<text:span text:style-name="T4">
 Read also: </text:span>
 <text:a xlink:type="simple" xlink:href="https://www.ukrinform.ua/rubric-world/3697491-latvia-ogolosila-u-rozsuk-svogo-gromadanina-za-ucast-u-vijni-proti-ukraini.html" text:style-name="Internet_20_link" text:visited-style-name="Visited_20_Internet_20_Link">
<text:span text:style-name="T4">
 Latvia </text:span>
</text:a>
For his part, Jansnoz congratulated Anatoly Kutsevol in Latvia as the Ambassador of Ukraine Tanncatius that Latvia would continue to assist Ukraine until the final victories of Russia and would support our state both at a bilateral level and on the ground level.</text:p>
      <text:p text:style-name="P4">
As it was reported, President Volodymyr Zelenskyy, by decree of December 23, 2022, appointed Kutsevol an extraordinary and plenipotentiary ambassador of Ukraine to the Vlatvian Republic.</text:p>
      <text:p text:style-name="P4">
Photo: Embassy of Ukraine in Latvia</text:p>
      <text:p text:style-name="P4">
News Source: <text:a xlink:type="simple" xlink:href="https://www.ukrinform.ua/rubric-polytics/3697981-novij-posol-ukraini-vruciv-kopii-vircih-gramot-u-mzs-latvii.html" text:style-name="Internet_20_link" text:visited-style-name="Visited_20_Internet_20_Link">
https://www.ukrinform.ua/rubric-polytics/3697981-novij-posol-ukraini-vruciv-kopii-vircih-gramot-u-mzs-latvii.html</text:a>
</text:p>
      <!--NEWS-->
      <text:h text:style-name="P10" text:outline-level="1">
<text:span text:style-name="T4">
Presidents of Poland, Germany and Israel took part in events before the 80's uprising in the ghetto</text:span>
</text:h>
      <text:p text:style-name="P4">
Authors: Ukrinform (Person)</text:p>
      <text:p text:style-name="P4">
Publisher: Укринформ (Organization)</text:p>
      <text:p text:style-name="P4">
Published Time: 2023-04-19T16:28:00+03:00</text:p>
      <text:p text:style-name="P4">
Modified Time: 2023-04-19T16:28:00+03:00</text:p>
      <text:p text:style-name="P4">
Description: Thousands of guests, residents of Warsaw and Presidents of Poland, Germany and Israel Andrzej Duda, Frank-Valter Steinmeyer, and Yitzhak Duke took part in the commemorative events on the occasion of the 80th anniversary of the beginning of the uprising in the Warsaw ghetto. - Ukrinform.</text:p>
      <text:p text:style-name="P4">
Images: ["<text:a xlink:type="simple" xlink:href="https://static.ukrinform.com/photos/2023_04/thumb_files/630_360_1681909855-530.png" text:style-name="Internet_20_link" text:visited-style-name="Visited_20_Internet_20_Link">
630_360_16819...</text:a>
", "<text:a xlink:type="simple" xlink:href="https://static.ukrinform.com/photos/2023_04/1681909189-849.jpg" text:style-name="Internet_20_link" text:visited-style-name="Visited_20_Internet_20_Link">
1681909189-84...</text:a>
", "<text:a xlink:type="simple" xlink:href="https://static.ukrinform.com/photos/2023_04/1681909877-860.jpg" text:style-name="Internet_20_link" text:visited-style-name="Visited_20_Internet_20_Link">
1681909877-86...</text:a>
", "<text:a xlink:type="simple" xlink:href="https://static.ukrinform.com/photos/2023_04/1681910176-701.jpeg" text:style-name="Internet_20_link" text:visited-style-name="Visited_20_Internet_20_Link">
1681910176-70...</text:a>
"]</text:p>
      <text:p text:style-name="P4">
Tags: ['Дуда', 'Ізраїль', 'Німеччина', 'Польща', 'Штайнмаєр']</text:p>
      <text:p text:style-name="P4">
Type: Article</text:p>
      <!--METADATA-->
      <text:p text:style-name="P4">
<draw:frame draw:style-name="fr1" draw:name="Image165" text:anchor-type="as-char" svg:width="6.9236in" svg:height="3.956343in" draw:z-index="0">
<draw:image xlink:href="../Images/yкринформ/2023-04-19T16-28-00-03-00/630_360_1681909855-530.png" xlink:type="simple" xlink:show="embed" xlink:actuate="onLoad" draw:mime-type="image/png"/>
</draw:frame>
Thousands, residents of Warsaw and Presidents of Poland, Germany and Israeli Andrzejduda, Frank-Valter Steinmeyer, and Izhak Dukes took part in the funeral events of the 80th anniversary of the beginning of the uprising in the Warsaw ghetto.</text:p>
      <text:p text:style-name="P4">
About it reports its own correspondent of Ukrinform.</text:p>
      <text:p text:style-name="P4">
“Today we bow our heads to the heroes of the uprising in the ghetto, lower their heads to all those who fought against hatred and Nazism with freedom and dignity: by Polish Jews, Polish citizens, who have never given up, have never fallen in spirit, which are still a great deal All of us, ”the President of the RP Andrzejdud emphasized during his speech.</text:p>
      <text:p text:style-name="P4">
In his speech, German President Steinmeier stressed that he was called "a deep shame of terrible crimes committed by the Germans" in the Warsaw ghetto. He argued that the Nazis were not guilty of this crime after the war. He apologized for the crimes that the swore during the Second World War <text:a xlink:type="simple" xlink:href="https://www.ukrinform.ua/tag-vijna-z-rosieu" text:style-name="Internet_20_link" text:visited-style-name="Visited_20_Internet_20_Link">
</text:a>
.</text:p>
      <text:p text:style-name="P4">
<draw:frame draw:style-name="fr1" draw:name="Image166" text:anchor-type="as-char" svg:width="6.9236in" svg:height="4.867715in" draw:z-index="0">
<draw:image xlink:href="../Images/yкринформ/2023-04-19T16-28-00-03-00/1681909189-849.jpg" xlink:type="simple" xlink:show="embed" xlink:actuate="onLoad" draw:mime-type="image/jpeg"/>
</draw:frame>
Photo: bundespraesident.de</text:p>
      <text:p text:style-name="P4">
In turn, the Polish Jew, the prisoner of Auschwitz, Marian Tursky stressed that the participants of this event gathered here for several reasons. One of them is that such a kind of crime has never been repeated.</text:p>
      <text:p text:style-name="P4">
He noted that the Soviet army, in which most of the Russians made up, saved him life, liberating from the Hitler concentration camp. Turksky announced that in gratitude for the then, he could not remain any about Russian aggression against Ukraine today.</text:p>
      <text:p text:style-name="P4">
<draw:frame draw:style-name="fr1" draw:name="Image167" text:anchor-type="as-char" svg:width="6.9236in" svg:height="3.63489in" draw:z-index="0">
<draw:image xlink:href="../Images/yкринформ/2023-04-19T16-28-00-03-00/1681909877-860.jpg" xlink:type="simple" xlink:show="embed" xlink:actuate="onLoad" draw:mime-type="image/jpeg"/>
</draw:frame>
Photo: Pap</text:p>
      <text:p text:style-name="P4">
“Can I remain silent when Russian missiles destroy Ukrainian infrastructure, houses, cultural values and cause high mortality and a decrease in the age of hundreds of thousands of civilians? Can I remain silent when I see Bucha's fate? ”Turksky emphasized the applause of the audience.</text:p>
      <text:p text:style-name="P4">
In this context, he drew attention to the words of one of the leaders of the uprising of the Uvarshav ghetto Mark Edelman: "The most important is life, and if life is more important, freedom is more important, and often for this freedom we need to give life."</text:p>
      <text:p text:style-name="P4">
<draw:frame draw:style-name="fr1" draw:name="Image168" text:anchor-type="as-char" svg:width="6.9236in" svg:height="3.89132in" draw:z-index="0">
<draw:image xlink:href="../Images/yкринформ/2023-04-19T16-28-00-03-00/1681910176-701.jpeg" xlink:type="simple" xlink:show="embed" xlink:actuate="onLoad" draw:mime-type="image/jpeg"/>
</draw:frame>
Photo: TVN24It is known that 80 years ago, on April 19, 1943, in the Warsaw ghetto, about half a million Jews threw up the uprising, which began to history as the greatest act of resistance against the Holocaust during the Second World War. It lasted until May 16, 1943 and ended in the defeat of the Hebrew rebels, supported by the Kravoiv Army.</text:p>
      <text:p text:style-name="P4">
<text:span text:style-name="T4">
 Read also: </text:span>
 <text:a xlink:type="simple" xlink:href="https://www.ukrinform.ua/rubric-polytics/3697962-stajnmaer-putin-vismiav-cinnosti-ta-zrujnuvav-osnovi-evropejskogo-poradku.html" text:style-name="Internet_20_link" text:visited-style-name="Visited_20_Internet_20_Link">
<text:span text:style-name="T4">
 Stein </text:span>
</text:a>
From 1940 to 1942, more than 340,000 Jews were killed in the Warsaw ghetto, including those who were taken to a concentration camp in Treblinka. At the time of the explosion of the ghetto uprising, there were about 60 thousand people. The uprising was attended by a membership of a combat organization and a Jewish military union, with a total of 650 people. Most of them were killed in the uprising, like many civilians. As a result of the uprising, the Nazis was leveled with the ground.</text:p>
      <text:p text:style-name="P4">
<text:span text:style-name="T5">
Foto: kpre</text:span>
</text:p>
      <text:p text:style-name="P4">
News Source: <text:a xlink:type="simple" xlink:href="https://www.ukrinform.ua/rubric-world/3697988-prezidenti-polsi-nimeccini-ta-izrailu-vzali-ucast-u-zahodah-do-80h-rokovin-povstanna-u-getto.html" text:style-name="Internet_20_link" text:visited-style-name="Visited_20_Internet_20_Link">
https://www.ukrinform.ua/rubric-world/3697988-prezidenti-polsi-nimeccini-ta-izrailu-vzali-ucast-u-zahodah-do-80h-rokovin-povstanna-u-getto.html</text:a>
</text:p>
      <!--NEWS-->
      <text:h text:style-name="P10" text:outline-level="1">
<text:span text:style-name="T4">
Some of the farmers may give up sowing because of agricultural export problems - expert</text:span>
</text:h>
      <text:p text:style-name="P4">
Authors: Ukrinform (Person)</text:p>
      <text:p text:style-name="P4">
Publisher: Укринформ (Organization)</text:p>
      <text:p text:style-name="P4">
Published Time: 2023-04-19T16:31:51+03:00</text:p>
      <text:p text:style-name="P4">
Modified Time: 2023-04-19T16:31:51+03:00</text:p>
      <text:p text:style-name="P4">
Description: Some Ukrainian farmers may refuse to carry out this year's spring sowing campaign because of problems with agricultural exports from Ukraine. - Ukrinform.</text:p>
      <text:p text:style-name="P4">
Images: ["<text:a xlink:type="simple" xlink:href="https://static.ukrinform.com/photos/2023_04/thumb_files/630_360_1681893828-661.jpg" text:style-name="Internet_20_link" text:visited-style-name="Visited_20_Internet_20_Link">
630_360_16818...</text:a>
"]</text:p>
      <text:p text:style-name="P4">
Tags: ['Експорт', 'Аграрії', 'Посівна']</text:p>
      <text:p text:style-name="P4">
Type: Article</text:p>
      <!--METADATA-->
      <text:p text:style-name="P4">
<draw:frame draw:style-name="fr1" draw:name="Image169" text:anchor-type="as-char" svg:width="6.9236in" svg:height="3.956343in" draw:z-index="0">
<draw:image xlink:href="../Images/yкринформ/2023-04-19T16-31-51-03-00/630_360_1681893828-661.jpg" xlink:type="simple" xlink:show="embed" xlink:actuate="onLoad" draw:mime-type="image/jpeg"/>
</draw:frame>
Some Ukrainian farmers may refuse to conduct this year's spring sowing campaign because of problems with exporting agricultural products from Ukraine.</text:p>
      <text:p text:style-name="P4">
This was stated by the CEO of the Ukrainian Agrarian Business Club Romancelanion during a briefing at the Media Center Ukraine - Ukrinform.</text:p>
      <text:p text:style-name="P4">
"We understand that if we do not have a" grain corridor "and such problems with the Nasakhid border, then in such a case there may be a situation that many can sow sow," he said.</text:p>
      <text:p text:style-name="P4">
Slaston added that problems with the passage of vessels by the "grain corridor" and the restriction of exports to EU countries occur at the height of the spring sowing campaign. But now Ukrainian agrarians do not understand how much and in what volumes we need to sow grain and whether it will be possible to export the harvest of the international markets.</text:p>
      <text:p text:style-name="P4">
<text:span text:style-name="T4">
 Read also: </text:span>
 <text:a xlink:type="simple" xlink:href="https://www.ukrinform.ua/rubric-economy/3697893-zaborona-importu-agroprodukcii-solskij-rozpoviv-pro-peregovori-z-okremimi-krainami-ta-es.html" text:style-name="Internet_20_link" text:visited-style-name="Visited_20_Internet_20_Link">
<text:span text:style-name="T4">
 import </text:span>
</text:a>
The expert noted that now it is too early to make some specific forecasts. However, according to Slasotin, interruptions with the work of the "grain corridor" and restriction on the part of EU countries will have significant negative consequences for agro -sector.</text:p>
      <text:p text:style-name="P4">
As reported by Ukrinform, Hungary and Poland on April 15, 2023 by making a prohibition on the import of grain and other types of agricultural products from Ukraine. On April 19, 2023, a ban on the import of Ukrainian agro -products to Slovakia will take effect. At the same time, <text:a xlink:type="simple" xlink:href="https://www.ukrinform.ua/tag-polsa" text:style-name="Internet_20_link" text:visited-style-name="Visited_20_Internet_20_Link">
</text:a>
She also suspended the transit of Ukrainian agro -agricultural products through its territory, but plans to restore it since April 21.</text:p>
      <text:p text:style-name="P4">
Hungary and Slovakia have not stopped transit. Bulgaria introduced a temporarily ban on agricultural imports from Ukraine on April 19, 2023, and alletrasite did not restrict.</text:p>
      <text:p text:style-name="P4">
<text:span text:style-name="T4">
 Read also: </text:span>
 <text:a xlink:type="simple" xlink:href="https://www.ukrinform.ua/rubric-economy/3697901-evrokomisia-proponue-zahodi-dla-zahistu-rinku-es-vid-nadmirnogo-importu-prodovolstva-z-ukraini.html" text:style-name="Internet_20_link" text:visited-style-name="Visited_20_Internet_20_Link">
<text:span text:style-name="T4">
 import </text:span>
</text:a>
At the same time, on April 17, the Russian Federation blocked the inspections of vessels of the vessels of Turkey, which heads the "grain corridor". During April 17-18, there were no inspections of vessels heading to and from Ukrainian ports. Viceremier-Minister of Recovery-Minister of Community Development, Infrastructure Territory Alexander Kubrakov reported on April 19 that Ukraine was agreed on the renewal of inspections.</text:p>
      <text:p text:style-name="P4">
News Source: <text:a xlink:type="simple" xlink:href="https://www.ukrinform.ua/rubric-economy/3697989-dehto-z-agrariiv-moze-vidmovitisa-vid-posivnoi-cerez-problemi-z-eksportom-agroprodukcii-ekspert.html" text:style-name="Internet_20_link" text:visited-style-name="Visited_20_Internet_20_Link">
https://www.ukrinform.ua/rubric-economy/3697989-dehto-z-agrariiv-moze-vidmovitisa-vid-posivnoi-cerez-problemi-z-eksportom-agroprodukcii-ekspert.html</text:a>
</text:p>
      <!--NEWS-->
      <text:h text:style-name="P10" text:outline-level="1">
<text:span text:style-name="T4">
In the war with Russia died a silver medalist of the World Cup with K1 sand</text:span>
</text:h>
      <text:p text:style-name="P4">
Authors: Ukrinform (Person)</text:p>
      <text:p text:style-name="P4">
Publisher: Укринформ (Organization)</text:p>
      <text:p text:style-name="P4">
Published Time: 2023-04-19T16:31:55+03:00</text:p>
      <text:p text:style-name="P4">
Modified Time: 2023-04-19T16:31:55+03:00</text:p>
      <text:p text:style-name="P4">
Description: In the war against Russia, the silver medalist of the World Cup with K1 (mixed style fights) Ruslan Piskov was killed. - Ukrinform.</text:p>
      <text:p text:style-name="P4">
Images: ["<text:a xlink:type="simple" xlink:href="https://static.ukrinform.com/photos/2023_04/thumb_files/630_360_1681910928-111.jpg" text:style-name="Internet_20_link" text:visited-style-name="Visited_20_Internet_20_Link">
630_360_16819...</text:a>
"]</text:p>
      <text:p text:style-name="P4">
Tags: ['Спорт', 'Війна з росією']</text:p>
      <text:p text:style-name="P4">
Type: Article</text:p>
      <!--METADATA-->
      <text:p text:style-name="P4">
<draw:frame draw:style-name="fr1" draw:name="Image170" text:anchor-type="as-char" svg:width="6.9236in" svg:height="3.956343in" draw:z-index="0">
<draw:image xlink:href="../Images/yкринформ/2023-04-19T16-31-55-03-00/630_360_1681910928-111.jpg" xlink:type="simple" xlink:show="embed" xlink:actuate="onLoad" draw:mime-type="image/jpeg"/>
</draw:frame>
In Russia's war, a silver medalist of the World Cup with K1 was killed(Fighting mixed style)Ruslan sand.</text:p>
      <text:p text:style-name="P4">
This was reported on the Muay-Tai Thai and the world page in <text:a xlink:type="simple" xlink:href="https://www.instagram.com/p/CrN4KLIIyfV/" text:style-name="Internet_20_link" text:visited-style-name="Visited_20_Internet_20_Link">
</text:a>
, reports Ukrinform.</text:p>
      <text:p text:style-name="Quotations">

<text:p text:style-name="P4">
<text:a xlink:type="simple" xlink:href="https://www.instagram.com/p/CrN4KLIIyfV/" text:style-name="Internet_20_link" text:visited-style-name="Visited_20_Internet_20_Link">
&gt;
</text:a>
&gt;
 <text:a xlink:type="simple" xlink:href="https://www.instagram.com/p/CrN4KLIIyfV/" text:style-name="Internet_20_link" text:visited-style-name="Visited_20_Internet_20_Link">
&gt;
 </text:a>
&gt;
&gt;
 <text:a xlink:type="simple" xlink:href="https://www.instagram.com/p/CrN4KLIIyfV/" text:style-name="Internet_20_link" text:visited-style-name="Visited_20_Internet_20_Link">
&gt;
 </text:a>
Sand was the champion of Ukraine, the silver medalist of the World Championship, the finalist of Europe with K1. He died at the age of 21.</text:p>

</text:p>
      <text:p text:style-name="P4">
<text:span text:style-name="T4">
 Read also: </text:span>
 <text:a xlink:type="simple" xlink:href="https://www.ukrinform.ua/rubric-kyiv/3692613-u-stolici-vsanuvali-pamat-zagiblih-ukrainskih-sportsmeniv-i-treneriv.html" text:style-name="Internet_20_link" text:visited-style-name="Visited_20_Internet_20_Link">
</text:a>
As reported by Ukrinform, from the beginning of the full -scale war of Russia against Ukraine agreed <text:a xlink:type="simple" xlink:href="https://www.ukrinform.ua/rubric-ato/3668524-vid-pocatku-vijni-v-ukraini-zaginuli-228-sportsmeniv-i-treneriv-zelenskij.html" text:style-name="Internet_20_link" text:visited-style-name="Visited_20_Internet_20_Link">
</text:a>
Photo: Tribuna.com</text:p>
      <text:p text:style-name="P4">
News Source: <text:a xlink:type="simple" xlink:href="https://www.ukrinform.ua/rubric-sports/3697990-na-vijni-z-rosieu-zaginuv-sribnij-prizer-cs-z-k1-piskovij.html" text:style-name="Internet_20_link" text:visited-style-name="Visited_20_Internet_20_Link">
https://www.ukrinform.ua/rubric-sports/3697990-na-vijni-z-rosieu-zaginuv-sribnij-prizer-cs-z-k1-piskovij.html</text:a>
</text:p>
      <!--NEWS-->
      <text:h text:style-name="P10" text:outline-level="1">
<text:span text:style-name="T4">
The ban on import of Ukrainian agricultural products is contrary to European legislation - expert</text:span>
</text:h>
      <text:p text:style-name="P4">
Authors: Ukrinform (Person)</text:p>
      <text:p text:style-name="P4">
Publisher: Укринформ (Organization)</text:p>
      <text:p text:style-name="P4">
Published Time: 2023-04-19T16:35:32+03:00</text:p>
      <text:p text:style-name="P4">
Modified Time: 2023-04-19T16:35:32+03:00</text:p>
      <text:p text:style-name="P4">
Description: The decisions of individual countries - members of the European Union to ban import and restriction of transit of Ukrainian agricultural products are contrary to European legislation. - Ukrinform.</text:p>
      <text:p text:style-name="P4">
Images: ["<text:a xlink:type="simple" xlink:href="https://static.ukrinform.com/photos/2022_08/thumb_files/630_360_1660653337-957.jpg" text:style-name="Internet_20_link" text:visited-style-name="Visited_20_Internet_20_Link">
630_360_16606...</text:a>
"]</text:p>
      <text:p text:style-name="P4">
Tags: ['Експорт', 'Євросоюз', 'Імпорт', 'Україна', 'Закон', 'Зерно', 'Транзит', 'Агропродукція']</text:p>
      <text:p text:style-name="P4">
Type: Article</text:p>
      <!--METADATA-->
      <text:p text:style-name="P4">
<draw:frame draw:style-name="fr1" draw:name="Image171" text:anchor-type="as-char" svg:width="6.9236in" svg:height="3.956343in" draw:z-index="0">
<draw:image xlink:href="../Images/yкринформ/2023-04-19T16-35-32-03-00/630_360_1660653337-957.jpg" xlink:type="simple" xlink:show="embed" xlink:actuate="onLoad" draw:mime-type="image/jpeg"/>
</draw:frame>
The decisions of the separate countries of the European Union on the prohibition of imports and limitation of transit of Ukrainian agricultural products are contrary to the European Consumerity.</text:p>
      <text:p text:style-name="P4">
This was stated by the CEO of the Ukrainian Agrarian Business Club Romancelanion during a briefing at the Media Center Ukraine - Ukrinform.</text:p>
      <text:p text:style-name="P4">
"Such decisions(Import restriction is a car.)They contradict the European Law, because the European Union market operates as one common agrarian market. And crossing the border with Poland is the crossing of the border with all the European Union. Therefore, such decisions are not exactly made at the level of individual laws or countries, they belong to the exclusive comation of the European Commission, "he said.</text:p>
      <text:p text:style-name="P4">
He stressed that the ban on import and restriction of transit of Ukrainian <text:a xlink:type="simple" xlink:href="https://www.ukrinform.ua/tag-agroprodukcia" text:style-name="Internet_20_link" text:visited-style-name="Visited_20_Internet_20_Link">
</text:a>
- these are too rigid mechanisms and they must be viewed.</text:p>
      <text:p text:style-name="P4">
According to Slaston, as of April 2023, Ukraine has worse exports of agricultural products than to a full -scale invasion, when exports were exported by quotas. At the same time, then none of the countries of the entry.</text:p>
      <text:p text:style-name="P4">
<text:span text:style-name="T4">
 Read also: </text:span>
 <text:a xlink:type="simple" xlink:href="https://www.ukrinform.ua/rubric-economy/3697874-polsa-mae-prijnati-ponad-3000-vagoniv-ta-cotiri-poizdi-z-ukrainskim-zernom-ukrzaliznica.html" text:style-name="Internet_20_link" text:visited-style-name="Visited_20_Internet_20_Link">
<text:span text:style-name="T4">
 Poland </text:span>
</text:a>
As reported by Ukrinform, Hungary and Poland on April 15, 2023 by making a prohibition on the import of grain and other types of agricultural products from Ukraine. On April 19, 2023, a ban on the import of Ukrainian agro -products to Slovakia will take effect. At the same time, Poland also suspended Ukrainian agro -industrial agro -agricultural products through its territory, but plans <text:a xlink:type="simple" xlink:href="https://www.ukrinform.ua/rubric-economy/3697618-polsa-rozblokue-tranzit-ukrainskogo-zbizza-z-opivnoci-21-kvitna.html" text:style-name="Internet_20_link" text:visited-style-name="Visited_20_Internet_20_Link">
</text:a>
.</text:p>
      <text:p text:style-name="P4">
Hungary and Slovakia have not stopped transit. Bulgaria introduced a temporarily ban on agricultural imports from Ukraine on April 19, 2023, and alletrasite did not restrict.</text:p>
      <text:p text:style-name="P4">
Romania considers the possibility of suspending agricultural products from Ukraine.</text:p>
      <text:p text:style-name="P4">
On Wednesday, April 19, the European Commission announced the plan to react to excessive receipt of Ukrainian agricultural products to the Membership countries, in accordance with the EU Common Market Rules. In particular, it is a support for the affected farms and the use of restrictive earnings on the supply of Ukrainian grain and other food products to the EU market.</text:p>
      <text:p text:style-name="P4">
News Source: <text:a xlink:type="simple" xlink:href="https://www.ukrinform.ua/rubric-economy/3697991-zaborona-importu-ukrainskoi-agroprodukcii-superecit-evropejskomu-zakonodavstvu-ekspert.html" text:style-name="Internet_20_link" text:visited-style-name="Visited_20_Internet_20_Link">
https://www.ukrinform.ua/rubric-economy/3697991-zaborona-importu-ukrainskoi-agroprodukcii-superecit-evropejskomu-zakonodavstvu-ekspert.html</text:a>
</text:p>
      <!--NEWS-->
      <text:h text:style-name="P10" text:outline-level="1">
<text:span text:style-name="T4">
Persevertance showed what the Ingenuity helicopter looks after the 50th flight on Mars</text:span>
</text:h>
      <text:p text:style-name="P4">
Authors: Ukrinform (Person)</text:p>
      <text:p text:style-name="P4">
Publisher: Укринформ (Organization)</text:p>
      <text:p text:style-name="P4">
Published Time: 2023-04-19T16:35:59+03:00</text:p>
      <text:p text:style-name="P4">
Modified Time: 2023-04-19T16:35:59+03:00</text:p>
      <text:p text:style-name="P4">
Description: The NASA Persevertance Marmore made a photo of the Ingenuity helicopter, which recently made its 50th flight on the Red Planet. - Ukrinform.</text:p>
      <text:p text:style-name="P4">
Images: ["<text:a xlink:type="simple" xlink:href="https://static.ukrinform.com/photos/2020_11/thumb_files/630_360_1606467968-661.png" text:style-name="Internet_20_link" text:visited-style-name="Visited_20_Internet_20_Link">
630_360_16064...</text:a>
", "<text:a xlink:type="simple" xlink:href="https://static.ukrinform.com/photos/2023_04/1681911153-117.jpeg" text:style-name="Internet_20_link" text:visited-style-name="Visited_20_Internet_20_Link">
1681911153-11...</text:a>
", "<text:a xlink:type="simple" xlink:href="https://static.ukrinform.com/photos/2023_04/1681911152-671.jpeg" text:style-name="Internet_20_link" text:visited-style-name="Visited_20_Internet_20_Link">
1681911152-67...</text:a>
"]</text:p>
      <text:p text:style-name="P4">
Tags: ['Марс', 'NASA', 'Perseverance']</text:p>
      <text:p text:style-name="P4">
Type: Article</text:p>
      <!--METADATA-->
      <text:p text:style-name="P4">
<draw:frame draw:style-name="fr1" draw:name="Image172" text:anchor-type="as-char" svg:width="6.9236in" svg:height="3.956343in" draw:z-index="0">
<draw:image xlink:href="../Images/yкринформ/2023-04-19T16-35-59-03-00/630_360_1606467968-661.png" xlink:type="simple" xlink:show="embed" xlink:actuate="onLoad" draw:mime-type="image/png"/>
</draw:frame>
 МарсохідPerseverance від NASA зробив світлину гелікоптера Ingenuity, який нещодавноздійснив свій 50-й політ на Червоній планеті.</text:p>
      <text:p text:style-name="P4">
Як передає Укрінформ, про це у <text:a xlink:type="simple" xlink:href="https://twitter.com/NASAJPL/status/1648501252710621184" text:style-name="Internet_20_link" text:visited-style-name="Visited_20_Internet_20_Link">
</text:a>
reports the laboratory of NASA jet motion(JPL).</text:p>
      <text:p text:style-name="P4">
«Вперше за майже два роки Perseverance достатньо близько знаходиться, щобпобачити пил на роторах Ingenuity», - заявили в JPL.</text:p>
      <text:p text:style-name="P4">
<draw:frame draw:style-name="fr1" draw:name="Image173" text:anchor-type="as-char" svg:width="6.9236in" svg:height="4.13931in" draw:z-index="0">
<draw:image xlink:href="../Images/yкринформ/2023-04-19T16-35-59-03-00/1681911153-117.jpeg" xlink:type="simple" xlink:show="embed" xlink:actuate="onLoad" draw:mime-type="image/jpeg"/>
</draw:frame>
It is noted that with a distance of about 23 meters Ingenuity "well holds the world's Martian conditions."</text:p>
      <text:p text:style-name="P4">
<draw:frame draw:style-name="fr1" draw:name="Image174" text:anchor-type="as-char" svg:width="6.9236in" svg:height="5.038842in" draw:z-index="0">
<draw:image xlink:href="../Images/yкринформ/2023-04-19T16-35-59-03-00/1681911152-671.jpeg" xlink:type="simple" xlink:show="embed" xlink:actuate="onLoad" draw:mime-type="image/jpeg"/>
</draw:frame>
Last week, the American Space Agency NASA held the 50th launch on Mars of Ingenuity Helicopter, which set a new height record during the flight.</text:p>
      <text:p text:style-name="P4">
<text:span text:style-name="T4">
 Read also: </text:span>
 <text:a xlink:type="simple" xlink:href="https://www.ukrinform.ua/rubric-technology/3690278-uceni-zrobili-novu-detalizovanu-mapu-marsa-zavdaki-zondu-z-oae.html" text:style-name="Internet_20_link" text:visited-style-name="Visited_20_Internet_20_Link">
</text:a>
As reported by Ukrinform, Ingenuity helicopter was delivered to the Red Planet together with the Perseverance Marsove <text:a xlink:type="simple" xlink:href="https://www.ukrinform.ua/tag-nasa" text:style-name="Internet_20_link" text:visited-style-name="Visited_20_Internet_20_Link">
</text:a>
18 лютого 2022-го року, після майже семи місяців польоту. Свій перший політIngenuity здійснив 19 квітня. Вертоліт вартістю 85 млн доларів США став першимлітальним апаратом, запущеним на іншій планеті.</text:p>
      <text:p text:style-name="P4">
<text:span text:style-name="T5">
Фото: NASA</text:span>
</text:p>
      <text:p text:style-name="P4">
News Source: <text:a xlink:type="simple" xlink:href="https://www.ukrinform.ua/rubric-technology/3697992-perseverance-pokazav-ak-vigladae-gelikopter-ingenuity-pisla-50go-polotu-na-marsi.html" text:style-name="Internet_20_link" text:visited-style-name="Visited_20_Internet_20_Link">
https://www.ukrinform.ua/rubric-technology/3697992-perseverance-pokazav-ak-vigladae-gelikopter-ingenuity-pisla-50go-polotu-na-marsi.html</text:a>
</text:p>
      <!--NEWS-->
      <text:h text:style-name="P10" text:outline-level="1">
<text:span text:style-name="T4">
росія завдала удару по автобусному парку в Херсоні</text:span>
</text:h>
      <text:p text:style-name="P4">
Authors: Ukrinform (Person)</text:p>
      <text:p text:style-name="P4">
Publisher: Укринформ (Organization)</text:p>
      <text:p text:style-name="P4">
Published Time: 2023-04-19T16:38:50+03:00</text:p>
      <text:p text:style-name="P4">
Modified Time: 2023-04-19T16:38:50+03:00</text:p>
      <text:p text:style-name="P4">
Description: The Russian army struck a bus park in Kherson, damaged communal transport. - Ukrinform.</text:p>
      <text:p text:style-name="P4">
Images: ["<text:a xlink:type="simple" xlink:href="https://static.ukrinform.com/photos/2023_04/thumb_files/630_360_1681910693-882.jpg" text:style-name="Internet_20_link" text:visited-style-name="Visited_20_Internet_20_Link">
630_360_16819...</text:a>
"]</text:p>
      <text:p text:style-name="P4">
Tags: ['Херсон', 'Обстріл', 'Війна з росією']</text:p>
      <text:p text:style-name="P4">
Type: Article</text:p>
      <!--METADATA-->
      <text:p text:style-name="P4">
<draw:frame draw:style-name="fr1" draw:name="Image175" text:anchor-type="as-char" svg:width="6.9236in" svg:height="3.951288in" draw:z-index="0">
<draw:image xlink:href="../Images/yкринформ/2023-04-19T16-38-50-03-00/630_360_1681910693-882.jpg" xlink:type="simple" xlink:show="embed" xlink:actuate="onLoad" draw:mime-type="image/jpeg"/>
</draw:frame>
The Russian army struck a bus park in Kherson, and municipal transport was damaged.</text:p>
      <text:p text:style-name="P4">
According to Ukrinform, the Kherson Regional Military Administration reports in <text:a xlink:type="simple" xlink:href="https://t.me/khersonskaODA/5254" text:style-name="Internet_20_link" text:visited-style-name="Visited_20_Internet_20_Link">
</text:a>
.</text:p>
      <text:p text:style-name="P4">
“The Russian army struck the bus park in <text:a xlink:type="simple" xlink:href="https://www.ukrinform.ua/tag-herson" text:style-name="Internet_20_link" text:visited-style-name="Visited_20_Internet_20_Link">
</text:a>
. Due to the shelling, several utilities are damaged, ”the message reads.</text:p>
      <text:p text:style-name="P4">
<text:span text:style-name="T5">
Viso: <text:a xlink:type="simple" xlink:href="https://t.me/khersonskaODA/5254" text:style-name="Internet_20_link" text:visited-style-name="Visited_20_Internet_20_Link">
</text:a>
</text:span>
</text:p>
      <text:p text:style-name="P4">
Ova reported that civilians were not injured.</text:p>
      <text:p text:style-name="P4">
<text:span text:style-name="T4">
 Read also: </text:span>
 <text:a xlink:type="simple" xlink:href="https://www.ukrinform.ua/rubric-ato/3697433-obstril-rinku-v-hersoni-odin-zagiblij-devatero-poranenih.html" text:style-name="Internet_20_link" text:visited-style-name="Visited_20_Internet_20_Link">
<text:span text:style-name="T4">
 Khersoni </text:span>
</text:a>
As reported by Ukrinform, the Russian army for the last day, April 18, <text:a xlink:type="simple" xlink:href="https://www.ukrinform.ua/rubric-regions/3697721-zagarbniki-za-dobu-79-raziv-obstrilali-hersonsinu-zaginuv-civilnij.html" text:style-name="Internet_20_link" text:visited-style-name="Visited_20_Internet_20_Link">
</text:a>
After releasing 350 shells of weighted artillery and UAV. One person was killed, ten were injured.</text:p>
      <text:p text:style-name="P4">
News Source: <text:a xlink:type="simple" xlink:href="https://www.ukrinform.ua/rubric-ato/3697993-rosia-zavdala-udaru-po-avtobusnomu-parku-v-hersoni.html" text:style-name="Internet_20_link" text:visited-style-name="Visited_20_Internet_20_Link">
https://www.ukrinform.ua/rubric-ato/3697993-rosia-zavdala-udaru-po-avtobusnomu-parku-v-hersoni.html</text:a>
</text:p>
      <!--NEWS-->
      <text:h text:style-name="P10" text:outline-level="1">
<text:span text:style-name="T4">
At the London Fair, Ukrainian authors and publishers are actively discussing Zelensk</text:span>
</text:h>
      <text:p text:style-name="P4">
Authors: Ukrinform (Person)</text:p>
      <text:p text:style-name="P4">
Publisher: Укринформ (Organization)</text:p>
      <text:p text:style-name="P4">
Published Time: 2023-04-19T16:46:19+03:00</text:p>
      <text:p text:style-name="P4">
Modified Time: 2023-04-19T16:46:19+03:00</text:p>
      <text:p text:style-name="P4">
Description: At the London Book Fair, Ukrainian authors and publishers are actively discussing and supporting. - Ukrinform.</text:p>
      <text:p text:style-name="P4">
Images: ["<text:a xlink:type="simple" xlink:href="https://static.ukrinform.com/photos/2023_04/thumb_files/630_360_1681911913-273.jpeg" text:style-name="Internet_20_link" text:visited-style-name="Visited_20_Internet_20_Link">
630_360_16819...</text:a>
"]</text:p>
      <text:p text:style-name="P4">
Tags: ['Лондон', 'Ярмарок', 'Олена Зеленська']</text:p>
      <text:p text:style-name="P4">
Type: Article</text:p>
      <!--METADATA-->
      <text:p text:style-name="P4">
<draw:frame draw:style-name="fr1" draw:name="Image176" text:anchor-type="as-char" svg:width="6.9236in" svg:height="3.946452in" draw:z-index="0">
<draw:image xlink:href="../Images/yкринформ/2023-04-19T16-46-19-03-00/630_360_1681911913-273.jpeg" xlink:type="simple" xlink:show="embed" xlink:actuate="onLoad" draw:mime-type="image/jpeg"/>
</draw:frame>
The Nadonon Book Fair of Ukrainian authors and publishers actively develop and support.</text:p>
      <text:p text:style-name="P4">
The wife of the President of Ukraine Olena Zelenska reported about it in <text:a xlink:type="simple" xlink:href="https://t.me/FirstLadyOfUkraine/2940" text:style-name="Internet_20_link" text:visited-style-name="Visited_20_Internet_20_Link">
</text:a>
, reports Ukrinform.</text:p>
      <text:p text:style-name="P4">
"The Ukrainian pavilion is one of the central locations, and Ukrainian publishers are actively discussing and, more importantly, supported," she said.</text:p>
      <text:p text:style-name="P4">
As the first lady noted, Ukrainian culture is now in the spotlight of the world, so a significant significant event should be considered as an opportunity to tell about its self -speculation, uniqueness and diversity. "And at the same time as an opportunity to protect it - from the aggressor, which, as the last year testifies, seeks to destroy all the Ukrainian: the Inash of the nation, and our cultural code," Zelensk added.</text:p>
      <text:p text:style-name="P4">
The exposition of the Ukrainian pavilion at the London fair presents a meter from libraries destroyed by Russian rockets. They are painted in white color. According to Zelenskaya, these furniture as ghosts, as a reminder of the world, however, how much was taken away from Ukrainians by Russia <text:a xlink:type="simple" xlink:href="https://www.ukrinform.ua/tag-vijna-z-rosieu" text:style-name="Internet_20_link" text:visited-style-name="Visited_20_Internet_20_Link">
</text:a>
.</text:p>
      <text:p text:style-name="P4">
<text:span text:style-name="T4">
 Read also: </text:span>
 <text:a xlink:type="simple" xlink:href="https://www.ukrinform.ua/rubric-culture/3697829-tkacenko-na-londonskomu-armarku-zaklikav-kupuvati-ukrainski-knizki.html" text:style-name="Internet_20_link" text:visited-style-name="Visited_20_Internet_20_Link">
<text:span text:style-name="T4">
 Fair </text:span>
</text:a>
At the opening of the fair, the president's wife shared with guests as "it is scary when books are burning during shelling. When there are children's books on the ruins of houses - and we do not find their owners."</text:p>
      <text:p text:style-name="P4">
The first Lady also emphasized that Ukraine is fighting not only for the person to die, but not to be burning, but not to violate international principles, so that military aggression and attack on another country remain on the pages of historical books, not in news tapes.</text:p>
      <text:p text:style-name="P4">
Separately, Zelenskaya thanked for the fact that it was at the London Fair that Ukrainians found partners for the book "Books without borders" for a year. She stated that this year the cooperation of Ukrainian representatives and the world publishing community will also be fruitful.</text:p>
      <text:p text:style-name="P4">
"And without borders, in fact, now all Ukrainian culture is so powerful now is spreading the world," the president's wife emphasized.</text:p>
      <text:p text:style-name="P4">
<text:span text:style-name="T4">
 Read also: </text:span>
 <text:a xlink:type="simple" xlink:href="https://www.ukrinform.ua/rubric-culture/3697849-grupa-ukrainskih-aktoriv-vistupit-na-festivali-sekspira-u-britanii.html" text:style-name="Internet_20_link" text:visited-style-name="Visited_20_Internet_20_Link">
</text:a>
</text:p>
      <text:p text:style-name="P4">
Ukraine at the London Book Fair <text:a xlink:type="simple" xlink:href="https://www.ukrinform.ua/rubric-culture/3695421-ukrainu-na-londonskomu-knizkovomu-armarku-predstavlatime-21-vidavnictvo.html" text:style-name="Internet_20_link" text:visited-style-name="Visited_20_Internet_20_Link">
</text:a>
 <text:a xlink:type="simple" xlink:href="https://www.ukrinform.ua/rubric-culture/3695421-ukrainu-na-londonskomu-knizkovomu-armarku-predstavlatime-21-vidavnictvo.html" text:style-name="Internet_20_link" text:visited-style-name="Visited_20_Internet_20_Link">
</text:a>
 <text:a xlink:type="simple" xlink:href="https://www.ukrinform.ua/rubric-culture/3695421-ukrainu-na-londonskomu-knizkovomu-armarku-predstavlatime-21-vidavnictvo.html" text:style-name="Internet_20_link" text:visited-style-name="Visited_20_Internet_20_Link">
</text:a>
<text:span text:style-name="T5">
Foto: Alexander Tkachenko Telegram</text:span>
</text:p>
      <text:p text:style-name="P4">
News Source: <text:a xlink:type="simple" xlink:href="https://www.ukrinform.ua/rubric-culture/3697997-na-londonskomu-armarku-aktivno-obgovoruut-ukrainskih-avtoriv-i-vidavciv-zelenska.html" text:style-name="Internet_20_link" text:visited-style-name="Visited_20_Internet_20_Link">
https://www.ukrinform.ua/rubric-culture/3697997-na-londonskomu-armarku-aktivno-obgovoruut-ukrainskih-avtoriv-i-vidavciv-zelenska.html</text:a>
</text:p>
      <!--NEWS-->
      <text:h text:style-name="P10" text:outline-level="1">
<text:span text:style-name="T4">
Soils in the north of Crimea during the years of occupation became unusable for farmers - Tashev</text:span>
</text:h>
      <text:p text:style-name="P4">
Authors: Ukrinform (Person)</text:p>
      <text:p text:style-name="P4">
Publisher: Укринформ (Organization)</text:p>
      <text:p text:style-name="P4">
Published Time: 2023-04-19T16:49:10+03:00</text:p>
      <text:p text:style-name="P4">
Modified Time: 2023-04-19T16:49:10+03:00</text:p>
      <text:p text:style-name="P4">
Description: As a result of salinization during the occupation years, soils in the north of Crimea have become unusable for agricultural work. - Ukrinform.</text:p>
      <text:p text:style-name="P4">
Images: ["<text:a xlink:type="simple" xlink:href="https://static.ukrinform.com/photos/2023_02/thumb_files/630_360_1676642128-589.jpg" text:style-name="Internet_20_link" text:visited-style-name="Visited_20_Internet_20_Link">
630_360_16766...</text:a>
"]</text:p>
      <text:p text:style-name="P4">
Tags: ['Окупація Криму', 'Земля', 'Аграрії', 'Таміла Ташева']</text:p>
      <text:p text:style-name="P4">
Type: Article</text:p>
      <!--METADATA-->
      <text:p text:style-name="P4">
<draw:frame draw:style-name="fr1" draw:name="Image177" text:anchor-type="as-char" svg:width="6.9236in" svg:height="3.956343in" draw:z-index="0">
<draw:image xlink:href="../Images/yкринформ/2023-04-19T16-49-10-03-00/630_360_1676642128-589.jpg" xlink:type="simple" xlink:show="embed" xlink:actuate="onLoad" draw:mime-type="image/jpeg"/>
</draw:frame>
As a result of the decay during the occupation years, soils in the north of the Crimea have become unsuitable for agricultural work.</text:p>
      <text:p text:style-name="P4">
The permanent representative of the President of Ukraine in Tamil Tashev, Ukrinform reports about it on the air of the National News Marathon "Unified News", Ukrinform reports.</text:p>
      <text:p text:style-name="P4">
“Since 2014, occupiers in <text:a xlink:type="simple" xlink:href="https://www.ukrinform.ua/tag-krim" text:style-name="Internet_20_link" text:visited-style-name="Visited_20_Internet_20_Link">
</text:a>
Many licenses for groundwater production were issued. This influenced the environment, soils have salinated. And now the north of Crimea is salted soils that have become unusable for agricultural work, ” - emphasized.</text:p>
      <text:p text:style-name="P4">
She noted that by 2014, the North Crimean Channel had more than 1 billion cubic meters of water a year, 75% of this amount was the downtime of industry and agriculture.</text:p>
      <text:p text:style-name="P4">
<text:span text:style-name="T4">
 Read also: </text:span>
 <text:a xlink:type="simple" xlink:href="https://www.ukrinform.ua/rubric-crimea/3691505-urad-onoviv-plan-zahodiv-z-realizacii-strategii-deokupacii-ta-reintegracii-krimu.html" text:style-name="Internet_20_link" text:visited-style-name="Visited_20_Internet_20_Link">
</text:a>
“Local water went to the needs of the population, including groundwater - up to 950 billion cubic meters per year. Therefore, it was not enough for people after the water overlap the water channel, but it was not enough for the occupiers, in particular to ensure a robotic infrastructure. Now they resumed the supply of water with the North -Crimean Canal and began to supply it to the eastern and western part of the half -beam underground pipelines, ”Tasheva said.</text:p>
      <text:p text:style-name="P4">
As reported, the invaders <text:a xlink:type="simple" xlink:href="https://www.ukrinform.ua/rubric-crimea/3695165-u-krimu-zakrivaut-plazi-dla-kupanna-zagarbniki-buduut-ukriplenna.html" text:style-name="Internet_20_link" text:visited-style-name="Visited_20_Internet_20_Link">
</text:a>
 .</text:p>
      <text:p text:style-name="P4">
News Source: <text:a xlink:type="simple" xlink:href="https://www.ukrinform.ua/rubric-crimea/3697998-grunti-na-pivnoci-krimu-za-roki-okupacii-stali-nepridatnimi-dla-agrariiv-taseva.html" text:style-name="Internet_20_link" text:visited-style-name="Visited_20_Internet_20_Link">
https://www.ukrinform.ua/rubric-crimea/3697998-grunti-na-pivnoci-krimu-za-roki-okupacii-stali-nepridatnimi-dla-agrariiv-taseva.html</text:a>
</text:p>
      <!--NEWS-->
      <text:h text:style-name="P10" text:outline-level="1">
<text:span text:style-name="T4">
Pretend to have a "bold leader": the Kherson Regional Council doubts Putin's visit</text:span>
</text:h>
      <text:p text:style-name="P4">
Authors: Ukrinform (Person)</text:p>
      <text:p text:style-name="P4">
Publisher: Укринформ (Organization)</text:p>
      <text:p text:style-name="P4">
Published Time: 2023-04-19T16:54:00+03:00</text:p>
      <text:p text:style-name="P4">
Modified Time: 2023-04-19T16:54:00+03:00</text:p>
      <text:p text:style-name="P4">
Description: In the Kherson Regional Council, they doubted that Russian President Vladimir Putin came to the territory of the region temporarily captured by the enemy. The regional council also emphasizes that the moral spirit of the Russian military in the temporarily occupied territory is not very high. - Ukrinform.</text:p>
      <text:p text:style-name="P4">
Images: ["<text:a xlink:type="simple" xlink:href="https://static.ukrinform.com/photos/2023_04/thumb_files/630_360_1681903220-176.jpg" text:style-name="Internet_20_link" text:visited-style-name="Visited_20_Internet_20_Link">
630_360_16819...</text:a>
"]</text:p>
      <text:p text:style-name="P4">
Tags: ['Херсонщина', 'путін', 'Облрада', 'Війна з росією']</text:p>
      <text:p text:style-name="P4">
Type: Article</text:p>
      <!--METADATA-->
      <text:p text:style-name="P4">
<draw:frame draw:style-name="fr1" draw:name="Image178" text:anchor-type="as-char" svg:width="6.9236in" svg:height="3.956343in" draw:z-index="0">
<draw:image xlink:href="../Images/yкринформ/2023-04-19T16-54-00-03-00/630_360_1681903220-176.jpg" xlink:type="simple" xlink:show="embed" xlink:actuate="onLoad" draw:mime-type="image/jpeg"/>
</draw:frame>
The Uherson Regional Council was in doubt that Russian President Vladimir Putin has come to the territory of the region temporarily captured by the enemy. The regional council also emphasizes that the moral spirit of the Russian soldiers on a temporarily occupied territory is not very high.</text:p>
      <text:p text:style-name="P4">
According to Ukrinform, about it at a briefing in <text:a xlink:type="simple" xlink:href="https://www.ukrinform.ua/rubric-presshall/3697608-hersonsina-sogodni-so-vidbuvaetsa-u-misti-ta-regioni.html" text:style-name="Internet_20_link" text:visited-style-name="Visited_20_Internet_20_Link">
</text:a>
Yuri Sobolevsky, the first deputy head of the Serson Regional Council.</text:p>
      <text:p text:style-name="P4">
“We analyze the safety measures that the occupying authorities make before their Variar Officials, and there is now no confirmed information that really there, the locations of the stated, where he allegedly( <text:a xlink:type="simple" xlink:href="https://www.ukrinform.ua/tag-putin" text:style-name="Internet_20_link" text:visited-style-name="Visited_20_Internet_20_Link">
 </text:a>
- order.)was that there were appropriate security measures. Therefore, there are great situations about what Putin was, he "visited" a temporarily occupied territory, "Sobolevsky said.</text:p>
      <text:p text:style-name="P4">
According to him, Russian propaganda thus tries to make a picture, first of all, aimed at its own audience. She needs to show that they have a bold leader who goes to the "new Russian" territory that he said, "in the course of all events on all fronts."</text:p>
      <text:p text:style-name="P4">
<text:span text:style-name="T4">
 Read also: </text:span>
 <text:a xlink:type="simple" xlink:href="https://www.ukrinform.ua/rubric-polytics/3697731-vizit-putina-na-tot-e-sprobou-rospropagandi-pokazati-jogo-mogutnist-politolog.html" text:style-name="Internet_20_link" text:visited-style-name="Visited_20_Internet_20_Link">
<text:span text:style-name="T4">
 Putin </text:span>
</text:a>
Sobolevsky also expressed doubts that such a picture would affect the moral vocal group of the Russian Federation, which is on temporarily captured Russian. According to the first deputy chairman of the Kherson Regional Council, most of the hostile units of the moral spirit are not very high. The commandarials take something to occupy subordinates from morning till evening, give them orders "on", even where there is no need to create an additional line of defense. When they cease to control the subordinates very much - there are cases of marragism, robbery, and among the Russian military - general alcoholism.</text:p>
      <text:p text:style-name="P4">
"This is what is happening in most units of the Russian army now by the occupied territory," Sobolevsky emphasized.</text:p>
      <text:p text:style-name="P4">
As <text:a xlink:type="simple" xlink:href="https://www.ukrinform.ua/rubric-polytics/3697731-vizit-putina-na-tot-e-sprobou-rospropagandi-pokazati-jogo-mogutnist-politolog.html" text:style-name="Internet_20_link" text:visited-style-name="Visited_20_Internet_20_Link">
 </text:a>
, the Russian media spread information that Vladimir Putin had allegedly visited the headquarters of the troops in the Kherson direction and the LNR.As reported by Ukrinform, the Armed Forces liberated the right -bank part of the Kherson region, in particular, the city of Kherson. The part of the region, located on the Dnieper left, is temporarily captured by Russian troops.</text:p>
      <text:p text:style-name="P4">
News Source: <text:a xlink:type="simple" xlink:href="https://www.ukrinform.ua/rubric-regions/3698003-roblat-viglad-so-maut-smilivogo-lidera-u-hersonskij-oblradi-sumnivautsa-sodo-vizitu-putina.html" text:style-name="Internet_20_link" text:visited-style-name="Visited_20_Internet_20_Link">
https://www.ukrinform.ua/rubric-regions/3698003-roblat-viglad-so-maut-smilivogo-lidera-u-hersonskij-oblradi-sumnivautsa-sodo-vizitu-putina.html</text:a>
</text:p>
      <!--NEWS-->
      <text:h text:style-name="P10" text:outline-level="1">
<text:span text:style-name="T4">
Cyberattack Protection Protection: The first Cirex command and staff exercises were conducted in Ukraine</text:span>
</text:h>
      <text:p text:style-name="P4">
Authors: Ukrinform (Person)</text:p>
      <text:p text:style-name="P4">
Publisher: Укринформ (Organization)</text:p>
      <text:p text:style-name="P4">
Published Time: 2023-04-19T16:57:07+03:00</text:p>
      <text:p text:style-name="P4">
Modified Time: 2023-04-19T16:57:07+03:00</text:p>
      <text:p text:style-name="P4">
Description: Ukraine conducted the first command and staff exercises on the critical infrastructure of Critical Infrastructure Resilience Exercise (Cirex), which were developed on the basis of the USBershate-Security and Infrastructure Methodological Recommendations (CISA). - Ukrinform.</text:p>
      <text:p text:style-name="P4">
Images: ["<text:a xlink:type="simple" xlink:href="https://static.ukrinform.com/photos/2023_04/thumb_files/630_360_1681912513-292.png" text:style-name="Internet_20_link" text:visited-style-name="Visited_20_Internet_20_Link">
630_360_16819...</text:a>
"]</text:p>
      <text:p text:style-name="P4">
Tags: ['Кібератака', "Держспецзв'язку", 'Війна з росією']</text:p>
      <text:p text:style-name="P4">
Type: Article</text:p>
      <!--METADATA-->
      <text:p text:style-name="P4">
<draw:frame draw:style-name="fr1" draw:name="Image179" text:anchor-type="as-char" svg:width="6.9236in" svg:height="3.956343in" draw:z-index="0">
<draw:image xlink:href="../Images/yкринформ/2023-04-19T16-57-07-03-00/630_360_1681912513-292.png" xlink:type="simple" xlink:show="embed" xlink:actuate="onLoad" draw:mime-type="image/png"/>
</draw:frame>
In Ukraine, the first command and staff exercises on the sustainability of critical infrastructure of the criterical infrastructure resilience exercises were performed(CIREX)which have been developed on the basis of US Cybersecurity and Infrastructure Protect(Cisa).</text:p>
      <text:p text:style-name="P4">
Про це повідомив заступник голови Державної служби спеціального зв'язку тазахисту інформації Олександр Потій, передає Укрінформ з посиланням напресслужбу <text:a xlink:type="simple" xlink:href="https://cip.gov.ua/ua/news/protection-of-energy-infrastructure-from-cyberattacks-has-been-trained-at-the-recent-ssscip-s-tabletop-exercise" text:style-name="Internet_20_link" text:visited-style-name="Visited_20_Internet_20_Link">
 </text:a>
It is noted that the State Special Communications and Information Protection Service of Ukraine with the support of USAID's Cybersecurity Project Critically Important Infrastructure of Ukraine conducted the first command and staff exercises on the Critical Infrastructure Exilience Critical Infrastructure(CIREX), developed on the basis of the US Agency's Methodological Recommendations on Questions <text:a xlink:type="simple" xlink:href="https://www.ukrinform.ua/tag-kiberataka" text:style-name="Internet_20_link" text:visited-style-name="Visited_20_Internet_20_Link">
</text:a>
and infrastructure protection(Cisa).</text:p>
      <text:p text:style-name="P4">
«Це перші командно-штабні навчання, які ми проводимо в межах співпраці з CISAта з урахуванням нових рішень уряду, якими затверджено єдину систему заходівіз реагування на кіберінциденти та рівні їхньої критичності, що розробленіфахівцями Держспецзв’язку. Далі у планах — опрацювання під час подібнихнавчань всього спектру викликів, перед якими постають оператори об’єктівкритичної інфраструктури», - зазначив він.</text:p>
      <text:p text:style-name="P4">
Головна ціль CIREX полягала в опрацюванні питань протистояння кіберзагрозам такоординації зусиль у відбитті кібератак. Участь у навчанні взяли представникиенергетичного сектору, які протягом дня відпрацьовували механізми реагуванняна кібератаки типу Ransomware (Declares of Cyberincident's Current Taxonomy).</text:p>
      <text:p text:style-name="P4">
<text:span text:style-name="T4">
Читайте також:</text:span>
 <text:a xlink:type="simple" xlink:href="https://www.ukrinform.ua/rubric-technology/3697694-evrokomisia-zaproponuvala-akt-kiberneticnoi-solidarnosti-dla-pidvisenna-stijkosti-krain-es.html" text:style-name="Internet_20_link" text:visited-style-name="Visited_20_Internet_20_Link">
 </text:a>
“Our task is to strengthen the ability to build an effective national system for the protection of critical infrastructure. This is especially important now, the cradle is purposefully attacking Ukrainian objects, which depends on the normal life of millions of Ukrainians, ”Poti added.</text:p>
      <text:p text:style-name="P4">
As it was reported, on April 4, 2023, the Cabinet of Ministers approved <text:a xlink:type="simple" xlink:href="https://t.me/dsszzi_official/5677" text:style-name="Internet_20_link" text:visited-style-name="Visited_20_Internet_20_Link">
</text:a>
which is aimed at enhancing cybersecurity in Ukraine.</text:p>
      <text:p text:style-name="P4">
News Source: <text:a xlink:type="simple" xlink:href="https://www.ukrinform.ua/rubric-technology/3698002-zahist-energobektiv-vid-kiberatak-v-ukraini-proveli-persi-komandnostabni-navcanna-cirex.html" text:style-name="Internet_20_link" text:visited-style-name="Visited_20_Internet_20_Link">
https://www.ukrinform.ua/rubric-technology/3698002-zahist-energobektiv-vid-kiberatak-v-ukraini-proveli-persi-komandnostabni-navcanna-cirex.html</text:a>
</text:p>
      <!--NEWS-->
      <text:h text:style-name="P10" text:outline-level="1">
<text:span text:style-name="T4">
Finland is offered to place a new NATO base</text:span>
</text:h>
      <text:p text:style-name="P4">
Authors: Ukrinform (Person)</text:p>
      <text:p text:style-name="P4">
Publisher: Укринформ (Organization)</text:p>
      <text:p text:style-name="P4">
Published Time: 2023-04-19T16:58:00+03:00</text:p>
      <text:p text:style-name="P4">
Modified Time: 2023-04-19T16:58:00+03:00</text:p>
      <text:p text:style-name="P4">
Description: The Finnish city of Kauhava wants to place a NATO base. - Ukrinform.</text:p>
      <text:p text:style-name="P4">
Images: ["<text:a xlink:type="simple" xlink:href="https://static.ukrinform.com/photos/2023_04/thumb_files/630_360_1681913111-439.png" text:style-name="Internet_20_link" text:visited-style-name="Visited_20_Internet_20_Link">
630_360_16819...</text:a>
"]</text:p>
      <text:p text:style-name="P4">
Tags: ['Фінляндія', 'НАТО', 'Війна з росією']</text:p>
      <text:p text:style-name="P4">
Type: Article</text:p>
      <!--METADATA-->
      <text:p text:style-name="P4">
<draw:frame draw:style-name="fr1" draw:name="Image180" text:anchor-type="as-char" svg:width="6.9236in" svg:height="3.959651in" draw:z-index="0">
<draw:image xlink:href="../Images/yкринформ/2023-04-19T16-58-00-03-00/630_360_1681913111-439.png" xlink:type="simple" xlink:show="embed" xlink:actuate="onLoad" draw:mime-type="image/png"/>
</draw:frame>
Kauhava's Finnishmisto wants to place a NATO base.</text:p>
      <text:p text:style-name="P4">
About it reports Ukrinform with reference to <text:a xlink:type="simple" xlink:href="https://yle.fi/a/74-20027807" text:style-name="Internet_20_link" text:visited-style-name="Visited_20_Internet_20_Link">
</text:a>
According to the city council, Finland should propose an organization of a nominally Atlantic agreement to create a base in this city.</text:p>
      <text:p text:style-name="P4">
Kauhawa Mayor Vesa Ranta believes that NATO base needs to be placed in this city, as it is well located in terms of the Baltic, the Baltic Sea and all northern countries.</text:p>
      <text:p text:style-name="P4">
It should also be borne in mind that in the city of Kauhava until 2015 there was a single -military airfield <text:a xlink:type="simple" xlink:href="https://www.ukrinform.ua/tag-finlandia" text:style-name="Internet_20_link" text:visited-style-name="Visited_20_Internet_20_Link">
</text:a>
.</text:p>
      <text:p text:style-name="P4">
However, no decision of the Central Government to create NATO's base of Finland has not yet been adopted.</text:p>
      <text:p text:style-name="P4">
<text:span text:style-name="T4">
 Read also: </text:span>
 <text:a xlink:type="simple" xlink:href="https://www.ukrinform.ua/rubric-world/3697629-u-finlandii-sodna-prohodat-piketi-bila-konsulstva-rf-cerez-vijnu-v-ukraini.html" text:style-name="Internet_20_link" text:visited-style-name="Visited_20_Internet_20_Link">
<text:span text:style-name="T4">
 Finland </text:span>
</text:a>
As it was reported, after the start of a full -scale Russian invasion of in Ukraine, neutral Sweden and Finland have applied for NATO accession. In June 2022, the Smaddrid Summit was invited to join the Alliance from all 30 members. At the same time, Madrid was signed a trilateral memahonate, which reflected Turkey's concern for the fight against Finland and Sweden's terrorism.</text:p>
      <text:p text:style-name="P4">
On April 4, Brussels took place on April 4, the official transfer ceremony of the Protocol on <text:a xlink:type="simple" xlink:href="https://www.ukrinform.ua/rubric-world/3691469-finlandia-oficijno-stala-clenom-nato.html" text:style-name="Internet_20_link" text:visited-style-name="Visited_20_Internet_20_Link">
</text:a>
<text:span text:style-name="T5">
Foto: LSK Business Park</text:span>
</text:p>
      <text:p text:style-name="P4">
News Source: <text:a xlink:type="simple" xlink:href="https://www.ukrinform.ua/rubric-world/3698005-u-finlandii-proponuut-rozmistiti-novu-bazu-nato.html" text:style-name="Internet_20_link" text:visited-style-name="Visited_20_Internet_20_Link">
https://www.ukrinform.ua/rubric-world/3698005-u-finlandii-proponuut-rozmistiti-novu-bazu-nato.html</text:a>
</text:p>
      <!--NEWS-->
      <text:h text:style-name="P10" text:outline-level="1">
<text:span text:style-name="T4">
Transit and Import: Solsky on Friday will meet with the Minister of Agriculture of Romania</text:span>
</text:h>
      <text:p text:style-name="P4">
Authors: Ukrinform (Person)</text:p>
      <text:p text:style-name="P4">
Publisher: Укринформ (Organization)</text:p>
      <text:p text:style-name="P4">
Published Time: 2023-04-19T17:01:27+03:00</text:p>
      <text:p text:style-name="P4">
Modified Time: 2023-04-19T17:01:27+03:00</text:p>
      <text:p text:style-name="P4">
Description: Minister of Agrarian Policy and Food of Ukraine Mykola Solsky will meet with the Minister of Agriculture and Agriculture Petre Daya on April 21, 2023 to discuss the issue of transit and import of Ukrainian agricultural products. - Ukrinform.</text:p>
      <text:p text:style-name="P4">
Images: ["<text:a xlink:type="simple" xlink:href="https://static.ukrinform.com/photos/2023_04/thumb_files/630_360_1681912736-902.jpeg" text:style-name="Internet_20_link" text:visited-style-name="Visited_20_Internet_20_Link">
630_360_16819...</text:a>
", "<text:a xlink:type="simple" xlink:href="https://static.ukrinform.com/photos/2023_04/1681912735-183.jpeg" text:style-name="Internet_20_link" text:visited-style-name="Visited_20_Internet_20_Link">
1681912735-18...</text:a>
"]</text:p>
      <text:p text:style-name="P4">
Tags: ['Експорт', 'Румунія', 'Зерно', 'Сольський']</text:p>
      <text:p text:style-name="P4">
Type: Article</text:p>
      <!--METADATA-->
      <text:p text:style-name="P4">
<draw:frame draw:style-name="fr1" draw:name="Image181" text:anchor-type="as-char" svg:width="6.9236in" svg:height="3.956343in" draw:z-index="0">
<draw:image xlink:href="../Images/yкринформ/2023-04-19T17-01-27-03-00/630_360_1681912736-902.jpeg" xlink:type="simple" xlink:show="embed" xlink:actuate="onLoad" draw:mime-type="image/jpeg"/>
</draw:frame>
On April 21, 2023, the Minister of Grade Policy and Food of Ukraine will meet with the Minister of Agriculture and Agriculture Petre Daya on April 21, 2023 to discuss the issue of transit and import of Ukrainian agro -production.</text:p>
      <text:p text:style-name="P4">
This was discussed during online meeting ministers on April 19, Ukrinform reports to <text:a xlink:type="simple" xlink:href="https://minagro.gov.ua/news/rumuniya-ne-stavit-pid-sumniv-tranzit-ukrayinskoyi-agrarnoyi-produkciyi-do-svoyih-portiv-mikola-solskij" text:style-name="Internet_20_link" text:visited-style-name="Visited_20_Internet_20_Link">
</text:a>
It is noted that during the online digestion, it was also mentioned about the export of tatransite of Ukrainian agricultural products in/through Romania.</text:p>
      <text:p text:style-name="P4">
<draw:frame draw:style-name="fr1" draw:name="Image182" text:anchor-type="as-char" svg:width="6.9236in" svg:height="3.89773in" draw:z-index="0">
<draw:image xlink:href="../Images/yкринформ/2023-04-19T17-01-27-03-00/1681912735-183.jpeg" xlink:type="simple" xlink:show="embed" xlink:actuate="onLoad" draw:mime-type="image/jpeg"/>
</draw:frame>
According to Solsky, <text:a xlink:type="simple" xlink:href="https://www.ukrinform.ua/tag-rumunia" text:style-name="Internet_20_link" text:visited-style-name="Visited_20_Internet_20_Link">
</text:a>
There is no doubt transit of Ukrainian agricultural products to Romanian ports.</text:p>
      <text:p text:style-name="P4">
<text:span text:style-name="T4">
 Read also: </text:span>
 <text:a xlink:type="simple" xlink:href="https://www.ukrinform.ua/rubric-economy/3697893-zaborona-importu-agroprodukcii-solskij-rozpoviv-pro-peregovori-z-okremimi-krainami-ta-es.html" text:style-name="Internet_20_link" text:visited-style-name="Visited_20_Internet_20_Link">
<text:span text:style-name="T4">
 Solsky </text:span>
</text:a>
As reported by Ukrinform, the Romanian Social Democratic Party on April 18th that <text:a xlink:type="simple" xlink:href="https://www.ukrinform.ua/rubric-economy/3697471-kerivna-partia-rumunii-prositime-urad-prizupiniti-import-zerna-z-ukraini.html" text:style-name="Internet_20_link" text:visited-style-name="Visited_20_Internet_20_Link">
</text:a>
Imports of Ukrainian grain.  Photo: minagro.gov.ua</text:p>
      <text:p text:style-name="P4">
News Source: <text:a xlink:type="simple" xlink:href="https://www.ukrinform.ua/rubric-economy/3698004-tranzit-ta-import-solskij-u-patnicu-zustrinetsa-z-ministrom-silskogo-gospodarstva-rumunii.html" text:style-name="Internet_20_link" text:visited-style-name="Visited_20_Internet_20_Link">
https://www.ukrinform.ua/rubric-economy/3698004-tranzit-ta-import-solskij-u-patnicu-zustrinetsa-z-ministrom-silskogo-gospodarstva-rumunii.html</text:a>
</text:p>
      <!--NEWS-->
      <text:h text:style-name="P10" text:outline-level="1">
<text:span text:style-name="T4">
The Armed Forces restrained the pressure in Bakhmut, where the enemy threw the greatest amount of forces - Sirsky</text:span>
</text:h>
      <text:p text:style-name="P4">
Authors: Ukrinform (Person)</text:p>
      <text:p text:style-name="P4">
Publisher: Укринформ (Organization)</text:p>
      <text:p text:style-name="P4">
Published Time: 2023-04-19T17:12:00+03:00</text:p>
      <text:p text:style-name="P4">
Modified Time: 2023-04-19T17:12:00+03:00</text:p>
      <text:p text:style-name="P4">
Description: На Бахмутському напрямку в ніч на 19 квітня підрозділи протиповітряної оборони України знищили на додачу до живої сили й техніки російських загарбників ще два ворожі безпілотники — ZALA й "Орлан". — Укрінформ.</text:p>
      <text:p text:style-name="P4">
Images: ["<text:a xlink:type="simple" xlink:href="https://static.ukrinform.com/photos/2023_04/thumb_files/630_360_1681912977-571.jpeg" text:style-name="Internet_20_link" text:visited-style-name="Visited_20_Internet_20_Link">
630_360_16819...</text:a>
"]</text:p>
      <text:p text:style-name="P4">
Tags: ['Бахмут', 'Сирський', 'Війна з росією']</text:p>
      <text:p text:style-name="P4">
Type: Article</text:p>
      <!--METADATA-->
      <text:p text:style-name="P4">
<draw:frame draw:style-name="fr1" draw:name="Image183" text:anchor-type="as-char" svg:width="6.9236in" svg:height="3.956343in" draw:z-index="0">
<draw:image xlink:href="../Images/yкринформ/2023-04-19T17-12-00-03-00/630_360_1681912977-571.jpeg" xlink:type="simple" xlink:show="embed" xlink:actuate="onLoad" draw:mime-type="image/jpeg"/>
</draw:frame>
The Nabakhmut direction on the night of April 19, the units of air defense of Ukraine destroyed the generous enemy drones - Zala and Orlan "in addition to the living force and technique of Russian invaders.</text:p>
      <text:p text:style-name="P4">
The Commander of the Land Forces of the Armed Forces of Ukraine, General-General of Syrsky, reported in <text:a xlink:type="simple" xlink:href="https://t.me/osirskiy/45" text:style-name="Internet_20_link" text:visited-style-name="Visited_20_Internet_20_Link">
</text:a>
, reports Ukrinform.</text:p>
      <text:p text:style-name="P4">
As Syrsky noted, the Bakhmut direction remains the epicenter of the Russian pattern.</text:p>
      <text:p text:style-name="P4">
<text:span text:style-name="T4">
 Read also: </text:span>
 <text:a xlink:type="simple" xlink:href="https://www.ukrinform.ua/rubric-ato/3697306-rf-jmovirno-perekidae-na-bahmutskij-napramok-dodatkovi-sili-rozvidka-britanii.html" text:style-name="Internet_20_link" text:visited-style-name="Visited_20_Internet_20_Link">
</text:a>
"The enemy concentrates in Bakhmut the most forces and dreams of fully aware of the city. However, the defense forces restrain the enemy's pressure in dynamic battles, causing him significant losses," the commander said.</text:p>
      <text:p text:style-name="P4">
<text:span text:style-name="T5">
Viso: <text:a xlink:type="simple" xlink:href="https://t.me/operativnoZSU/92071" text:style-name="Internet_20_link" text:visited-style-name="Visited_20_Internet_20_Link">
</text:a>
</text:span>
</text:p>
      <text:p text:style-name="P4">
As reported by Ukrinform, according to the Deputy Minister of Defense of Ukraine Gannimar, <text:a xlink:type="simple" xlink:href="https://www.ukrinform.ua/rubric-ato/3697951-bahmut-dla-rosii-vze-stav-odnieu-z-najdorozcih-operacij-malar.html" text:style-name="Internet_20_link" text:visited-style-name="Visited_20_Internet_20_Link">
</text:a>
because they are there that they suffer the biggest losses both in technology and in live strength.</text:p>
      <text:p text:style-name="P4">
<text:span text:style-name="T5">
Foto: Alexander Sirsky, telegram</text:span>
</text:p>
      <text:p text:style-name="P4">
News Source: <text:a xlink:type="simple" xlink:href="https://www.ukrinform.ua/rubric-ato/3698010-zsu-strimuut-natisk-u-bahmuti-kudi-vorog-kinuv-najbilsu-kilkist-sil-sirskij.html" text:style-name="Internet_20_link" text:visited-style-name="Visited_20_Internet_20_Link">
https://www.ukrinform.ua/rubric-ato/3698010-zsu-strimuut-natisk-u-bahmuti-kudi-vorog-kinuv-najbilsu-kilkist-sil-sirskij.html</text:a>
</text:p>
      <!--NEWS-->
      <text:h text:style-name="P10" text:outline-level="1">
<text:span text:style-name="T4">
Levko Lukyanenko's scholarships received nine Kremlin political prisoners for April</text:span>
</text:h>
      <text:p text:style-name="P4">
Authors: Ukrinform (Person)</text:p>
      <text:p text:style-name="P4">
Publisher: Укринформ (Organization)</text:p>
      <text:p text:style-name="P4">
Published Time: 2023-04-19T17:15:17+03:00</text:p>
      <text:p text:style-name="P4">
Modified Time: 2023-04-19T17:15:17+03:00</text:p>
      <text:p text:style-name="P4">
Description: The Levko Lukyanenko State Scholarships received 9 Ukrainian citizens for April. - Ukrinform.</text:p>
      <text:p text:style-name="P4">
Images: ["<text:a xlink:type="simple" xlink:href="https://static.ukrinform.com/photos/2023_04/thumb_files/630_360_1681913650-557.jpg" text:style-name="Internet_20_link" text:visited-style-name="Visited_20_Internet_20_Link">
630_360_16819...</text:a>
"]</text:p>
      <text:p text:style-name="P4">
Tags: ["Політв'язні Кремля", 'Стипендія', "Левко Лук'яненко"]</text:p>
      <text:p text:style-name="P4">
Type: Article</text:p>
      <!--METADATA-->
      <text:p text:style-name="P4">
<draw:frame draw:style-name="fr1" draw:name="Image184" text:anchor-type="as-char" svg:width="6.9236in" svg:height="3.956343in" draw:z-index="0">
<draw:image xlink:href="../Images/yкринформ/2023-04-19T17-15-17-03-00/630_360_1681913650-557.jpg" xlink:type="simple" xlink:show="embed" xlink:actuate="onLoad" draw:mime-type="image/jpeg"/>
</draw:frame>
Levko Lukyanenko, 9 Ukrainian citizens received in April.</text:p>
      <text:p text:style-name="P4">
About it reports Ukrinform with a link <text:a xlink:type="simple" xlink:href="https://minre.gov.ua/2023/04/19/stypendiyi-imeni-levka-lukyanenka-za-kviten-otrymaly-9-politvyazniv/" text:style-name="Internet_20_link" text:visited-style-name="Visited_20_Internet_20_Link">
</text:a>
.</text:p>
      <text:p text:style-name="P4">
"This scholarship is provided to citizens of Ukraine, illegally detained, maintained by the Russian Federation or the occupying administration of the Russian Federation in connection with their public or political activity," the statement reads.</text:p>
      <text:p text:style-name="P4">
<text:span text:style-name="T4">
 Read also: </text:span>
 <text:a xlink:type="simple" xlink:href="https://www.ukrinform.ua/rubric-society/3681911-stipendiu-lukanenka-za-berezen-otrimali-9-politvazniv-kremla.html" text:style-name="Internet_20_link" text:visited-style-name="Visited_20_Internet_20_Link">
<text:span text:style-name="T4">
 Spring </text:span>
</text:a>
The Levko Lukyanenko State Scholarship is appointed by the appropriate Decree of the President of Ukraine.</text:p>
      <text:p text:style-name="P4">
Payments are made during the period of illegal detention, maintenance and long -fashioned year after release.</text:p>
      <text:p text:style-name="P4">
As it was reported, the Ministry of Reintegration in March also paid state scholarships Levko Lukyanenko 9 Ukrainians.</text:p>
      <text:p text:style-name="P4">
News Source: <text:a xlink:type="simple" xlink:href="https://www.ukrinform.ua/rubric-society/3698012-stipendii-imeni-levka-lukanenka-za-kviten-otrimali-devat-politvazniv-kremla.html" text:style-name="Internet_20_link" text:visited-style-name="Visited_20_Internet_20_Link">
https://www.ukrinform.ua/rubric-society/3698012-stipendii-imeni-levka-lukanenka-za-kviten-otrimali-devat-politvazniv-kremla.html</text:a>
</text:p>
      <!--NEWS-->
      <text:h text:style-name="P10" text:outline-level="1">
<text:span text:style-name="T4">
Wallace is accused of concealing the details of the incident with the British aircraft reconnaissance</text:span>
</text:h>
      <text:p text:style-name="P4">
Authors: Ukrinform (Person)</text:p>
      <text:p text:style-name="P4">
Publisher: Укринформ (Organization)</text:p>
      <text:p text:style-name="P4">
Published Time: 2023-04-19T17:16:19+03:00</text:p>
      <text:p text:style-name="P4">
Modified Time: 2023-04-19T17:16:19+03:00</text:p>
      <text:p text:style-name="P4">
Description: Tobias Elwood, the head of the Community Defense Committee of the Great Britain, accused the Minister of Defense Ben Wallace of concealing important details of the incident with the royal Air Force reconnaissance with the participation of the Russian Federation. - Ukrinform.</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росія', 'Балтійське море', 'Винищувач']</text:p>
      <text:p text:style-name="P4">
Type: Article</text:p>
      <!--METADATA-->
      <text:p text:style-name="P4">
<draw:frame draw:style-name="fr1" draw:name="Image185" text:anchor-type="as-char" svg:width="6.9236in" svg:height="3.956343in" draw:z-index="0">
<draw:image xlink:href="../Images/yкринформ/2023-04-19T17-16-19-03-00/630_360_1522941676-5218.jpg" xlink:type="simple" xlink:show="embed" xlink:actuate="onLoad" draw:mime-type="image/jpeg"/>
</draw:frame>
The head of the House of Commons of the Parliament of the United Kingdom Tobias Elwood has been heated by the Minister of Defense Ben Wallace in concealment of important detailers with a plane-intelligence officer of the royal Air Force with the participation of the Russian Federation.</text:p>
      <text:p text:style-name="P4">
As Ukrinform reports, it informs <text:a xlink:type="simple" xlink:href="https://www.theguardian.com/uk-news/2023/apr/18/ben-wallace-accused-of-concealing-russian-act-of-war-against-raf-plane" text:style-name="Internet_20_link" text:visited-style-name="Visited_20_Internet_20_Link">
</text:a>
.</text:p>
      <text:p text:style-name="P4">
It is noted that Elwood accused the Minister of Defense of concealing the state "act of war" by the Russian Federation against the aircraft-reconnaissance of the royal arisons time of emergency debate in the House of Commons.</text:p>
      <text:p text:style-name="P4">
Elwood has questioned the information provided by Wallace to the Parliament on the dangerous incident that occurred in September last year and was detected by the leakage of hundreds of over -Secretary documents <text:a xlink:type="simple" xlink:href="https://www.ukrinform.ua/tag-pentagon" text:style-name="Internet_20_link" text:visited-style-name="Visited_20_Internet_20_Link">
</text:a>
where it is noted that(incident -ed.)"Hardly led to a" British aircraft.</text:p>
      <text:p text:style-name="P4">
He asked if too much information is considered over -Secretary now, which means that the public sometimes does not know about the threats that are facing Britain. The parliamentarian then asked, "did the Russian Su-27 aircraft really tried to release a rocket on the royal Air Force Riveet Joint in the Last year," as stated in secret documents.</text:p>
      <text:p text:style-name="P4">
<text:span text:style-name="T4">
 Read also: </text:span>
 <text:a xlink:type="simple" xlink:href="https://www.ukrinform.ua/rubric-crimea/3693873-rosia-u-veresni-2022-roku-led-ne-zbila-britanskij-litakrozvidnik-bila-krimu-zmi.html" text:style-name="Internet_20_link" text:visited-style-name="Visited_20_Internet_20_Link">
<text:span text:style-name="T4">
 British </text:span>
</text:a>
According to the head of the Defense Committee, the data on the leakage of documents show that the incident in the air was more serious than described by Wallace during the speech before the members of the parliament in October. Therefore, according to Elwood, it was an "act", from the Russian Federation, the details of which must certainly be published and unconcealed in intelligence reports.</text:p>
      <text:p text:style-name="P4">
According to Ukrinform, on April 17, RAF Typhoon jet aircraft intercepted Russian fighter jets and a reconnaissance aircraft flying near NATO airspace over the Baltic Sea.</text:p>
      <text:p text:style-name="P4">
News Source: <text:a xlink:type="simple" xlink:href="https://www.ukrinform.ua/rubric-world/3698013-vollesa-zvinuvacuut-u-prihovuvanni-detalej-incidentu-z-britanskim-litakomrozvidnikom.html" text:style-name="Internet_20_link" text:visited-style-name="Visited_20_Internet_20_Link">
https://www.ukrinform.ua/rubric-world/3698013-vollesa-zvinuvacuut-u-prihovuvanni-detalej-incidentu-z-britanskim-litakomrozvidnikom.html</text:a>
</text:p>
      <!--NEWS-->
      <text:h text:style-name="P10" text:outline-level="1">
<text:span text:style-name="T4">
Kharkiv region received more than 40 generators from the Buffett Foundation</text:span>
</text:h>
      <text:p text:style-name="P4">
Authors: Ukrinform (Person)</text:p>
      <text:p text:style-name="P4">
Publisher: Укринформ (Organization)</text:p>
      <text:p text:style-name="P4">
Published Time: 2023-04-19T17:22:21+03:00</text:p>
      <text:p text:style-name="P4">
Modified Time: 2023-04-19T17:22:21+03:00</text:p>
      <text:p text:style-name="P4">
Description: 42 generators were received from the Howard Buffett Foundation to Kharkiv region. - Ukrinform.</text:p>
      <text:p text:style-name="P4">
Images: ["<text:a xlink:type="simple" xlink:href="https://static.ukrinform.com/photos/2023_04/thumb_files/630_360_1681914026-580.jpg" text:style-name="Internet_20_link" text:visited-style-name="Visited_20_Internet_20_Link">
630_360_16819...</text:a>
"]</text:p>
      <text:p text:style-name="P4">
Tags: ['Баффетт', 'Харківщина', 'генератор']</text:p>
      <text:p text:style-name="P4">
Type: Article</text:p>
      <!--METADATA-->
      <text:p text:style-name="P4">
<draw:frame draw:style-name="fr1" draw:name="Image186" text:anchor-type="as-char" svg:width="6.9236in" svg:height="3.952835in" draw:z-index="0">
<draw:image xlink:href="../Images/yкринформ/2023-04-19T17-22-21-03-00/630_360_1681914026-580.jpg" xlink:type="simple" xlink:show="embed" xlink:actuate="onLoad" draw:mime-type="image/jpeg"/>
</draw:frame>
42 generators were received from the Buffett Foundation to Kharkiv region.</text:p>
      <text:p text:style-name="P4">
About it reports <text:a xlink:type="simple" xlink:href="https://kharkivoda.gov.ua/news/120589" text:style-name="Internet_20_link" text:visited-style-name="Visited_20_Internet_20_Link">
</text:a>
, reports Ukrinform.</text:p>
      <text:p text:style-name="P4">
"They are very grateful for the personal assistance and assistance of Howard Buffett. Generators are transferred to critical infrastructure, cultural institutions, medical tactal institutions," the administration said.</text:p>
      <text:p text:style-name="P4">
<text:span text:style-name="T4">
 Read also: </text:span>
 <text:a xlink:type="simple" xlink:href="https://www.ukrinform.ua/rubric-regions/3697779-mikolaivoblteploenergo-otrimalo-tri-modulni-kotelni-vid-usaid.html" text:style-name="Internet_20_link" text:visited-style-name="Visited_20_Internet_20_Link">
</text:a>
This is not the first transmission of generators from the American businessman Tafalantrop.</text:p>
      <text:p text:style-name="P4">
According to the press service, 27 communities from seven districts of Kharkiv region receive non -generators. In particular, deoocupopomen were: Dergachiv, Malodanilovskaya, Lipetsk, Vilkhiv, Rogansk, Balakliysk, Izium, Borivska, Barvinkiv, Vilkhovatskaya, Vovchansk, Oskil.</text:p>
      <text:p text:style-name="P4">
A total of 36 generators with a capacity of 70 kW, as well as 6 - 110 kW.</text:p>
      <text:p text:style-name="P4">
<text:span text:style-name="T4">
 Read also: </text:span>
 <text:a xlink:type="simple" xlink:href="https://www.ukrinform.ua/rubric-society/3696049-usaid-peredalo-ratuvalnikam-100-generatoriv-vid-fondu-govarda-baffeta.html" text:style-name="Internet_20_link" text:visited-style-name="Visited_20_Internet_20_Link">
<text:span text:style-name="T4">
 Generator </text:span>
</text:a>
It was reported that in Kharkiv region all resuscitation and operating blocks are provided with generators.</text:p>
      <text:p text:style-name="P4">
Photo: Kharkiv Ova</text:p>
      <text:p text:style-name="P4">
News Source: <text:a xlink:type="simple" xlink:href="https://www.ukrinform.ua/rubric-regions/3698015-harkivsina-otrimala-ponad-40-generatoriv-vid-fondu-baffeta.html" text:style-name="Internet_20_link" text:visited-style-name="Visited_20_Internet_20_Link">
https://www.ukrinform.ua/rubric-regions/3698015-harkivsina-otrimala-ponad-40-generatoriv-vid-fondu-baffeta.html</text:a>
</text:p>
      <!--NEWS-->
      <text:h text:style-name="P10" text:outline-level="1">
<text:span text:style-name="T4">
Столична влада закликала киян утриматися від відвідування кладовищ у поминальні дні</text:span>
</text:h>
      <text:p text:style-name="P4">
Authors: Ukrinform (Person)</text:p>
      <text:p text:style-name="P4">
Publisher: Укринформ (Organization)</text:p>
      <text:p text:style-name="P4">
Published Time: 2023-04-19T17:23:41+03:00</text:p>
      <text:p text:style-name="P4">
Modified Time: 2023-04-19T17:23:41+03:00</text:p>
      <text:p text:style-name="P4">
Description: Міська влада столиці закликає жителів за можливості утриматися від відвідування місць поховань у поминальні дні. — Укрінформ.</text:p>
      <text:p text:style-name="P4">
Images: ["<text:a xlink:type="simple" xlink:href="https://static.ukrinform.com/photos/2019_08/thumb_files/630_360_1566370345-991.jpg" text:style-name="Internet_20_link" text:visited-style-name="Visited_20_Internet_20_Link">
630_360_15663...</text:a>
"]</text:p>
      <text:p text:style-name="P4">
Tags: ['Кладовище', 'Київ', 'Поховання']</text:p>
      <text:p text:style-name="P4">
Type: Article</text:p>
      <!--METADATA-->
      <text:p text:style-name="P4">
<draw:frame draw:style-name="fr1" draw:name="Image187" text:anchor-type="as-char" svg:width="6.9236in" svg:height="3.956343in" draw:z-index="0">
<draw:image xlink:href="../Images/yкринформ/2023-04-19T17-23-41-03-00/630_360_1566370345-991.jpg" xlink:type="simple" xlink:show="embed" xlink:actuate="onLoad" draw:mime-type="image/jpeg"/>
</draw:frame>
The capital of the capital calls for residents if possible to refrain from visiting places in the funeral days.</text:p>
      <text:p text:style-name="P4">
About this <text:a xlink:type="simple" xlink:href="https://kyivcity.gov.ua/news/miska_vlada_zaklikaye_meshkantsiv_za_mozhlivosti_utrimatisya_vid_vidviduvannya_mists_pokhovan_u_pominalni_dni/" text:style-name="Internet_20_link" text:visited-style-name="Visited_20_Internet_20_Link">
</text:a>
The press service of the Kyiv City State Administration, reports Ukrinform.</text:p>
      <text:p text:style-name="P4">
"The country continues to live in a state of martial law, so it is better to transfer a visit to a more timely time in order not to create a cluster of people on the burial ground and to be unaffected to danger themselves and loved ones," the statement said.</text:p>
      <text:p text:style-name="P4">
In the event that residents decide to visit the burial places, Bishollya asks to follow the safety measures that are necessary in the conditions <text:a xlink:type="simple" xlink:href="https://www.ukrinform.ua/tag-voennij-stan" text:style-name="Internet_20_link" text:visited-style-name="Visited_20_Internet_20_Link">
</text:a>
.</text:p>
      <text:p text:style-name="P4">
In particular, the funeral days on the burial ground in 2023 is carried out according to the schedule.</text:p>
      <text:p text:style-name="P4">
<text:span text:style-name="T4">
 Read also: </text:span>
 <text:a xlink:type="simple" xlink:href="https://www.ukrinform.ua/rubric-kyiv/3696316-u-kievi-projsla-panahida-za-geroem-ukraini-da-vinci.html" text:style-name="Internet_20_link" text:visited-style-name="Visited_20_Internet_20_Link">
</text:a>
Visitors' safety, the order of burial grounds and the adjacent territories will be provided by representatives of the National Police and the State Emergency Service of Ukraine.</text:p>
      <text:p text:style-name="P4">
Also during the funeral days on the burial grounds will be duty of the brigadextrous(fast)medical care.</text:p>
      <text:p text:style-name="P4">
In addition, during the commemorative days <text:a xlink:type="simple" xlink:href="https://kyivcity.gov.ua/news/pid_chas_pominalnikh_dniv_organizuyut_dodatkoviy_vipusk_rukhomogo_skladu_na_marshruti_yaki_prokhodyat_poblizu_miskikh_kladovisch/" text:style-name="Internet_20_link" text:visited-style-name="Visited_20_Internet_20_Link">
</text:a>
on routes that take place near city cemeteries.</text:p>
      <text:p text:style-name="P4">
In particular, for the transportation of passengers to the North Cemetery, on April 23, the work of additional bus route № 258 "Station Metropolitan" Lisova " - Northern Cemetery", which is planned to attract 60 autobars of the municipal enterprise "Kyivpastrans".</text:p>
      <text:p text:style-name="P4">
In addition, for transportation to the South Cemetery on April 23 there is a submitting bus route № 740 "Odesa Square - South Cemetery", it is planned to attract 20 buses of KP "Kyivpastrans".</text:p>
      <text:p text:style-name="P4">
Also to the forest cemetery will move additional bus routes: №121 - "Pochayna Metro Station" - Forest Cemetery ", № 122 -" Obolon metro station " - forest cemetery", № 124 - "Chernihivskaya metro station" - forestry. " , № 125 - "Poznyaki Universities" - Forest Cemetery ", on which it is planned to attract 26 buses of KP" Kyivpastrans ".As reported by Ukrinform, <text:a xlink:type="simple" xlink:href="https://www.ukrinform.ua/rubric-kyiv/3695437-u-kievi-zatverdili-grafik-provedenna-pominalnih-dniv-na-kladovisah.html" text:style-name="Internet_20_link" text:visited-style-name="Visited_20_Internet_20_Link">
</text:a>
The holding of the funeral days on the places of burial, the correspondence was signed by Kyiv Mayor Vitaliy Klitschko.</text:p>
      <text:p text:style-name="P4">
News Source: <text:a xlink:type="simple" xlink:href="https://www.ukrinform.ua/rubric-kyiv/3698016-stolicna-vlada-zaklikala-kian-utrimatisa-vid-vidviduvanna-kladovis-u-pominalni-dni.html" text:style-name="Internet_20_link" text:visited-style-name="Visited_20_Internet_20_Link">
https://www.ukrinform.ua/rubric-kyiv/3698016-stolicna-vlada-zaklikala-kian-utrimatisa-vid-vidviduvanna-kladovis-u-pominalni-dni.html</text:a>
</text:p>
      <!--NEWS-->
      <text:h text:style-name="P10" text:outline-level="1">
<text:span text:style-name="T4">
WAKS has chosen a preventive measure by another spending participant ₴ 485 million arrested property</text:span>
</text:h>
      <text:p text:style-name="P4">
Authors: Ukrinform (Person)</text:p>
      <text:p text:style-name="P4">
Publisher: Укринформ (Organization)</text:p>
      <text:p text:style-name="P4">
Published Time: 2023-04-19T17:27:40+03:00</text:p>
      <text:p text:style-name="P4">
Modified Time: 2023-04-19T17:27:40+03:00</text:p>
      <text:p text:style-name="P4">
Description: The Supreme Anti -Corruption Court chose a preventive measure in the form of a collateral for the organizer of the expenditure of the seized property for UAH 485 million. - Ukrinform.</text:p>
      <text:p text:style-name="P4">
Images: ["<text:a xlink:type="simple" xlink:href="https://static.ukrinform.com/photos/2020_06/thumb_files/630_360_1592145906-212.jpg" text:style-name="Internet_20_link" text:visited-style-name="Visited_20_Internet_20_Link">
630_360_15921...</text:a>
"]</text:p>
      <text:p text:style-name="P4">
Tags: ['САП', 'Застава', 'Вищий антикорупційний суд']</text:p>
      <text:p text:style-name="P4">
Type: Article</text:p>
      <!--METADATA-->
      <text:p text:style-name="P4">
<draw:frame draw:style-name="fr1" draw:name="Image188" text:anchor-type="as-char" svg:width="6.9236in" svg:height="3.956343in" draw:z-index="0">
<draw:image xlink:href="../Images/yкринформ/2023-04-19T17-27-40-03-00/630_360_1592145906-212.jpg" xlink:type="simple" xlink:show="embed" xlink:actuate="onLoad" draw:mime-type="image/jpeg"/>
</draw:frame>
The High Anti -Corruption Court chose a preventive measure in the form of a collateral to the landlord of the expenditure of seized property for UAH 485 million.</text:p>
      <text:p text:style-name="P4">
According to Ukrinform, the specialized anti -corruption prosecutor's office reported in <text:a xlink:type="simple" xlink:href="https://t.me/sap_gov_ua/1317" text:style-name="Internet_20_link" text:visited-style-name="Visited_20_Internet_20_Link">
</text:a>
.</text:p>
      <text:p text:style-name="P4">
According to the SAP, the collateral is UAH 4.026 million.</text:p>
      <text:p text:style-name="P4">
<text:span text:style-name="T4">
 Read also: </text:span>
 <text:a xlink:type="simple" xlink:href="https://www.ukrinform.ua/rubric-economy/3697393-vaks-prodovziv-kobolevu-zapobiznij-zahid-se-na-dva-misaci.html" text:style-name="Internet_20_link" text:visited-style-name="Visited_20_Internet_20_Link">
<text:span text:style-name="T4">
 WAKS </text:span>
</text:a>
According to a court decision, the person involved is also obliged to wear an electronic control of control, to arrive at each call to the detective, the prosecutor and the court to give them to change their place of residence or work. It is forbidden to leave outside the Kiyev region without the permission of the detective, prosecutor or court.</text:p>
      <text:p text:style-name="P4">
Also, the suspect is obliged to deposit the reference authority of the passport(Passports) для виїзду за кордон й утримуватися відспілкування з іншими підозрюваними у справі та свідками.</text:p>
      <text:p text:style-name="P4">
<text:span text:style-name="T4">
Читайте також:</text:span>
 <text:a xlink:type="simple" xlink:href="https://www.ukrinform.ua/rubric-society/3695779-minust-podav-pozov-do-vaks-pro-zastosuvanna-sankcij-sodo-kolaboranta-saldo.html" text:style-name="Internet_20_link" text:visited-style-name="Visited_20_Internet_20_Link">
 <text:span text:style-name="T4">
ВАКС</text:span>
 </text:a>
As reported by Ukrinform, at the end of December 2022, detectives of the National Certain Corruption Bureau of Ukraine declared suspicion to the organizer the cost of more than UAH 485 million of arrested property and two other participants of the criminal group.</text:p>
      <text:p text:style-name="P4">
News Source: <text:a xlink:type="simple" xlink:href="https://www.ukrinform.ua/rubric-society/3698018-vaks-obrav-zapobiznij-zahid-se-odnomu-ucasniku-roztrati-485-miljoniv-arestovanogo-majna.html" text:style-name="Internet_20_link" text:visited-style-name="Visited_20_Internet_20_Link">
https://www.ukrinform.ua/rubric-society/3698018-vaks-obrav-zapobiznij-zahid-se-odnomu-ucasniku-roztrati-485-miljoniv-arestovanogo-majna.html</text:a>
</text:p>
      <!--NEWS-->
      <text:h text:style-name="P10" text:outline-level="1">
<text:span text:style-name="T4">
The Russians hit the civilian sector in Orikhov</text:span>
</text:h>
      <text:p text:style-name="P4">
Authors: Ukrinform (Person)</text:p>
      <text:p text:style-name="P4">
Publisher: Укринформ (Organization)</text:p>
      <text:p text:style-name="P4">
Published Time: 2023-04-19T17:28:41+03:00</text:p>
      <text:p text:style-name="P4">
Modified Time: 2023-04-19T17:28:41+03:00</text:p>
      <text:p text:style-name="P4">
Description: Russian troops once again attacked the Orichs in the Zaporozhye regi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поріжжя', 'Війна з росією']</text:p>
      <text:p text:style-name="P4">
Type: Article</text:p>
      <!--METADATA-->
      <text:p text:style-name="P4">
<draw:frame draw:style-name="fr1" draw:name="Image189" text:anchor-type="as-char" svg:width="6.9236in" svg:height="3.956343in" draw:z-index="0">
<draw:image xlink:href="../Images/yкринформ/2023-04-19T17-28-41-03-00/630_360_1538997483-946.jpg" xlink:type="simple" xlink:show="embed" xlink:actuate="onLoad" draw:mime-type="image/jpeg"/>
</draw:frame>
Ruskivska once again attacked Orichs in the Zaporozhye region.</text:p>
      <text:p text:style-name="P4">
About it in <text:a xlink:type="simple" xlink:href="https://t.me/zoda_gov_ua/18337" text:style-name="Internet_20_link" text:visited-style-name="Visited_20_Internet_20_Link">
</text:a>
The head of Zaporizhzhya Ovayuri Malashko reports, Ukrinform reports.</text:p>
      <text:p text:style-name="P4">
"The enemy made another aviation attack on Orikh. Terrorists again in the civilian sector: private homes and property were injured," he wrote.</text:p>
      <text:p text:style-name="P4">
Experts are already working on the site of hit and eliminate the consequences. There were no information about the victims.</text:p>
      <text:p text:style-name="P4">
<text:span text:style-name="T4">
 Read also: </text:span>
 <text:a xlink:type="simple" xlink:href="https://www.ukrinform.ua/rubric-regions/3697816-obstril-vovcanska-na-misci-aviaudaru-znajsli-tila-dvoh-ludej.html" text:style-name="Internet_20_link" text:visited-style-name="Visited_20_Internet_20_Link">
</text:a>
Earlier it was reported that the Russian army has been releasing the Orikhiv and Guliaypole Airboombin for several weeks.</text:p>
      <text:p text:style-name="P4">
News Source: <text:a xlink:type="simple" xlink:href="https://www.ukrinform.ua/rubric-ato/3698019-rosiani-vdarili-aviabombou-po-civilnomu-sektoru-v-orihovi.html" text:style-name="Internet_20_link" text:visited-style-name="Visited_20_Internet_20_Link">
https://www.ukrinform.ua/rubric-ato/3698019-rosiani-vdarili-aviabombou-po-civilnomu-sektoru-v-orihovi.html</text:a>
</text:p>
      <!--NEWS-->
      <text:h text:style-name="P10" text:outline-level="1">
<text:span text:style-name="T4">
The President is asked to initiate the reburial of Yevgeny Konovalets</text:span>
</text:h>
      <text:p text:style-name="P4">
Authors: Ukrinform (Person)</text:p>
      <text:p text:style-name="P4">
Publisher: Укринформ (Organization)</text:p>
      <text:p text:style-name="P4">
Published Time: 2023-04-19T17:33:14+03:00</text:p>
      <text:p text:style-name="P4">
Modified Time: 2023-04-19T17:33:14+03:00</text:p>
      <text:p text:style-name="P4">
Description: Within the framework of measures to honor the warriors of Ukraine, the authorities should take care of the transfer of the remains of national heroes from abroad. - Ukrinform.</text:p>
      <text:p text:style-name="P4">
Images: ["<text:a xlink:type="simple" xlink:href="https://static.ukrinform.com/photos/2019_06/thumb_files/630_360_1560413499-781.jpg" text:style-name="Internet_20_link" text:visited-style-name="Visited_20_Internet_20_Link">
630_360_15604...</text:a>
"]</text:p>
      <text:p text:style-name="P4">
Tags: ['ОУН', 'Україна', 'Перепоховання', 'Євген Коновалець', 'Зеленський', 'Націоналізм']</text:p>
      <text:p text:style-name="P4">
Type: Article</text:p>
      <!--METADATA-->
      <text:p text:style-name="P4">
<draw:frame draw:style-name="fr1" draw:name="Image190" text:anchor-type="as-char" svg:width="6.9236in" svg:height="3.956343in" draw:z-index="0">
<draw:image xlink:href="../Images/yкринформ/2023-04-19T17-33-14-03-00/630_360_1560413499-781.jpg" xlink:type="simple" xlink:show="embed" xlink:actuate="onLoad" draw:mime-type="image/jpeg"/>
</draw:frame>
Within the limits of honoring the warriors-defenders of Ukraine, the authorities should take care of the remains of national heroes from abroad.</text:p>
      <text:p text:style-name="P4">
Experts emphasized during a roundtable: "Pantheon of Heroes: How to Memory of Those who gave life for Ukraine", which took place at the MilitaryMedia Center, Ukrinform correspondent reports.</text:p>
      <text:p text:style-name="P4">
“The rifle community pays for rent for the place of burial of Yevgeny Konovalets. I think it will be when they do not pay this lease for one month, or forget to do it the Foreign Ministry, which is also pushed before it. And what happened to the grave of Alexander Oles: the excavator will arrive, digs the grave of Konovalets, it will be removed on the sidelines, and in this place it can be buried with a conditional judgment(The person who took the guilt for the murder of the Konovalets - ed.)», - said the first deputy chairman of the State Committee for Television and Radio Bogdan Chervak.</text:p>
      <text:p text:style-name="P4">
He also presented an appeal from Ukrainian nationalists to the President of Zelensky about the founder's reburial <text:a xlink:type="simple" xlink:href="https://www.ukrinform.ua/tag-oun" text:style-name="Internet_20_link" text:visited-style-name="Visited_20_Internet_20_Link">
</text:a>
Yevgeny Konovalets.</text:p>
      <text:p text:style-name="P4">
“We appeal to the President of Ukraine to initiate measures to reburial Yevgenacon. Yevgeny Konovalets does not belong to any party, group or organization. It belongs to the Ukrainian people, who will certainly take care of his proper honor, ”the document reads.</text:p>
      <text:p text:style-name="P4">
<text:span text:style-name="T4">
 Read also: </text:span>
 <text:a xlink:type="simple" xlink:href="https://www.ukrinform.ua/rubric-polytics/3652822-na-prikinci-1918go-pocatku-1919go-komendantom-kieva-buv-evgen-konovalec.html" text:style-name="Internet_20_link" text:visited-style-name="Visited_20_Internet_20_Link">
<text:span text:style-name="T4">
 Konoval </text:span>
</text:a>
</text:p>
      <text:p text:style-name="P4">
Пресофіцер 112 бригади ТРО ЗСУ, кандидат політичних наук Андрій Ковальовзазначив, що у процесі збереження пам’яті про осіб, які відстоювалинезалежність України, держава має також опікуватися перенесенням похованьукраїнських героїв із-за кордону.</text:p>
      <text:p text:style-name="P4">
За його словами, законодавства низки країн, зокрема, Німеччини, Бельгії,Нідерландів, передбачають, що могила існує доти, доки є ті, хто оплачує їїоренду. Без продовження оренди пам’ятник зносять, тіло ексгумують, кісткипереносять до братської могили, а місце знову передають в оренду. Ковальовнаголосив, що активісти своїми силами рятують могили українських героїв, але«вони не можуть підставляти плече вічно».</text:p>
      <text:p text:style-name="P4">
«Таких могил великих українців тисячі, і Українська держава має їх врятувати.Це другий виклик: зберігаючи могили сучасних героїв російсько-українськоївійни, ми втрачаємо могили та пам’ять про героїв попередніх російсько-українських воєнів», - сказав він.</text:p>
      <text:p text:style-name="P4">
As it was reported, in May 2022 <text:a xlink:type="simple" xlink:href="https://zakon.rada.gov.ua/laws/show/2292-20#Text" text:style-name="Internet_20_link" text:visited-style-name="Visited_20_Internet_20_Link">
</text:a>
She adopted the law that provides for the creation of a National Military Memorial Cemetery. Law provides for the placement of a memorial architectural complex with a naked land, including a military cemetery, a museum complex, a ritual building and a building for honorary burials.</text:p>
      <text:p text:style-name="P4">
Currently, a site is given to the cemetery at the National Historical and Memorial Reserve "Bikivnyansky Tombs". The first burials are planned to be carried out at the end of the autumn of 2023.</text:p>
      <text:p text:style-name="P4">
Eugene Konovalets - Ukrainian Colonel(1891 –1938)which is the creation of Ukrainian nationalists(OUN)and the Ukrainian military organization(Ear)who is called a person with state thinking.</text:p>
      <text:p text:style-name="P4">
News Source: <text:a xlink:type="simple" xlink:href="https://www.ukrinform.ua/rubric-society/3698023-prezidenta-prosat-iniciuvati-perepohovanna-evgena-konovalca.html" text:style-name="Internet_20_link" text:visited-style-name="Visited_20_Internet_20_Link">
https://www.ukrinform.ua/rubric-society/3698023-prezidenta-prosat-iniciuvati-perepohovanna-evgena-konovalca.html</text:a>
</text:p>
      <!--NEWS-->
      <text:h text:style-name="P10" text:outline-level="1">
<text:span text:style-name="T4">
The chairman of the Odessa Regional Council is accused of violating the law on language</text:span>
</text:h>
      <text:p text:style-name="P4">
Authors: Ukrinform (Person)</text:p>
      <text:p text:style-name="P4">
Publisher: Укринформ (Organization)</text:p>
      <text:p text:style-name="P4">
Published Time: 2023-04-19T17:34:33+03:00</text:p>
      <text:p text:style-name="P4">
Modified Time: 2023-04-19T17:34:33+03:00</text:p>
      <text:p text:style-name="P4">
Description: Due to the violation of the language law, the chairman of the Odessa Regional Council Grigory Didenko was summoned to the Ombudsman for the protection of the state language in Kiev. - Ukrinform.</text:p>
      <text:p text:style-name="P4">
Images: ["<text:a xlink:type="simple" xlink:href="https://static.ukrinform.com/photos/2023_04/thumb_files/630_360_1681914353-461.jpg" text:style-name="Internet_20_link" text:visited-style-name="Visited_20_Internet_20_Link">
630_360_16819...</text:a>
"]</text:p>
      <text:p text:style-name="P4">
Tags: ['Одещина', 'Мовний закон']</text:p>
      <text:p text:style-name="P4">
Type: Article</text:p>
      <!--METADATA-->
      <text:p text:style-name="P4">
<draw:frame draw:style-name="fr1" draw:name="Image191" text:anchor-type="as-char" svg:width="6.9236in" svg:height="3.956343in" draw:z-index="0">
<draw:image xlink:href="../Images/yкринформ/2023-04-19T17-34-33-03-00/630_360_1681914353-461.jpg" xlink:type="simple" xlink:show="embed" xlink:actuate="onLoad" draw:mime-type="image/jpeg"/>
</draw:frame>
Due to the dissolution of the language law, the chairman of the Odessa Regional Council, Hryhoriy Didenkavv, was called to the Commissioner for the Protection of the State Language in Kiev.</text:p>
      <text:p text:style-name="P4">
About it in <text:a xlink:type="simple" xlink:href="https://www.facebook.com/bohdan.halaida/posts/pfbid02i84n8wHfVeBkN2KCLrbJ2SnqvgtFq6CK2J4kioaSyfyQSV2LArpP5HnKu4ywCKMcl" text:style-name="Internet_20_link" text:visited-style-name="Visited_20_Internet_20_Link">
</text:a>
Public figure Bogdan Galaida reported, Ukrinform reports.</text:p>
      <text:p text:style-name="P4">
It was Gaida who appealed to the linguistic Ombudsman Taras Kremin with a complaint of the insulation of language law by Didenko.</text:p>
      <text:p text:style-name="P4">
“On March 20 I noticed on <text:a xlink:type="simple" xlink:href="https://www.youtube.com/watch" text:style-name="Internet_20_link" text:visited-style-name="Visited_20_Internet_20_Link">
</text:a>
that Gregory Didenko served in Russian at a meeting with deputies and smoked. On March 24, I filed a complaint in the name of the Language Ombudsman, and today the name was answered, ”Gaida wrote.</text:p>
      <text:p text:style-name="P4">
The released answer states that due to detected violations the head of the regional council is to <text:a xlink:type="simple" xlink:href="https://www.ukrinform.ua/tag-kiiv" text:style-name="Internet_20_link" text:visited-style-name="Visited_20_Internet_20_Link">
</text:a>
In order to establish the presence in his actions the features of the administrative offense under Part 1 of Art. 188 of the Code of Ukraine on Administrative Offenses.</text:p>
      <text:p text:style-name="P4">
In the video, the chairman of the Odessa Regional Council Hryhoriy Didenko conducts Russian language with opposition deputies on the expulsion of volunteers from the premises of the publishing house "Chernomorea". He went to Ukrainian only after the remark.</text:p>
      <text:p text:style-name="P4">
<text:a xlink:type="simple" xlink:href="https://www.ukrinform.ua/rubric-regions/3685533-odeski-volonteri-na-znak-protestu-pleli-maskuvalni-sitki-pid-budivleu-oblradi.html" text:style-name="Internet_20_link" text:visited-style-name="Visited_20_Internet_20_Link">
</text:a>
The founder of which is the People's Deputy of Ukraine from "European Solidarity" Alexei Goncharenko, began in early March, when volunteers were informed that they should leave the Chernomorea publishing house, where they have been weaving for the Armed Forces for more than a year, candles are made and fascinated by the Armed Forces . The regional council offered volunteers to "settle" in another room, but it did not satisfy the volunteers, and they continued the rallies to return to the publishing house.</text:p>
      <text:p text:style-name="P4">
<text:span text:style-name="T4">
 Read also: </text:span>
 <text:a xlink:type="simple" xlink:href="https://www.ukrinform.ua/rubric-regions/3697638-sud-skasuvav-straf-meru-harkova-za-rosijsku-movu-u-socmerezah.html" text:style-name="Internet_20_link" text:visited-style-name="Visited_20_Internet_20_Link">
<text:span text:style-name="T4">
 fine </text:span>
</text:a>
For <text:a xlink:type="simple" xlink:href="https://t.me/oleksiihoncharenko/33056" text:style-name="Internet_20_link" text:visited-style-name="Visited_20_Internet_20_Link">
</text:a>
Goncharenko, on April 18, volunteers returned to the premises of the publishing house and have already started the work of the downs.</text:p>
      <text:p text:style-name="P4">
<text:span text:style-name="T5">
Foto: Oblrada.od.gov.ua</text:span>
</text:p>
      <text:p text:style-name="P4">
News Source: <text:a xlink:type="simple" xlink:href="https://www.ukrinform.ua/rubric-regions/3698024-golovu-odeskoi-oblradi-obvinuvacuut-v-porusenni-zakonu-pro-movu.html" text:style-name="Internet_20_link" text:visited-style-name="Visited_20_Internet_20_Link">
https://www.ukrinform.ua/rubric-regions/3698024-golovu-odeskoi-oblradi-obvinuvacuut-v-porusenni-zakonu-pro-movu.html</text:a>
</text:p>
      <!--NEWS-->
      <text:h text:style-name="P10" text:outline-level="1">
<text:span text:style-name="T4">
UNARMIA AND DEPRUPATION: The Kherson Regional Council told about the situation in the occupied territory</text:span>
</text:h>
      <text:p text:style-name="P4">
Authors: Ukrinform (Person)</text:p>
      <text:p text:style-name="P4">
Publisher: Укринформ (Organization)</text:p>
      <text:p text:style-name="P4">
Published Time: 2023-04-19T17:36:18+03:00</text:p>
      <text:p text:style-name="P4">
Modified Time: 2023-04-19T17:36:18+03:00</text:p>
      <text:p text:style-name="P4">
Description: On the territories of Kherson, temporarily captured by the enemy, a difficult situation for the local population is forced to take Russian passports, limiting access to medical services, children are militarized. - Ukrinform.</text:p>
      <text:p text:style-name="P4">
Images: ["<text:a xlink:type="simple" xlink:href="https://static.ukrinform.com/photos/2023_04/thumb_files/630_360_1681903220-176.jpg" text:style-name="Internet_20_link" text:visited-style-name="Visited_20_Internet_20_Link">
630_360_16819...</text:a>
"]</text:p>
      <text:p text:style-name="P4">
Tags: ['Херсонщина', 'Окупація', 'Війна з росією']</text:p>
      <text:p text:style-name="P4">
Type: Article</text:p>
      <!--METADATA-->
      <text:p text:style-name="P4">
<draw:frame draw:style-name="fr1" draw:name="Image192" text:anchor-type="as-char" svg:width="6.9236in" svg:height="3.956343in" draw:z-index="0">
<draw:image xlink:href="../Images/yкринформ/2023-04-19T17-36-18-03-00/630_360_1681903220-176.jpg" xlink:type="simple" xlink:show="embed" xlink:actuate="onLoad" draw:mime-type="image/jpeg"/>
</draw:frame>
At the time of the enemy the territories of Kherson region is a very difficult situation for the estate population - people are forced to take Russian passports, restraining access to medical services, children militarize.</text:p>
      <text:p text:style-name="P4">
According to Ukrinform, the first deputy chairman of the Kherson Regional Council Yuriy Sobolevsky was reported at a briefing at the Media Center.</text:p>
      <text:p text:style-name="P4">
"There is a very difficult situation for our people because increased pressure on them. Out of this forced certification, they continue to press nan (people go to make these passports(Russian - ed.). Іобмежено доступ до медичних послуг, тому що вони кажуть людям, що якщо не будепаспорта, не буде поліса обов’язкового медичного страхування російськогозразка - не буде медичних послуг. Ми бачимо і погіршення забезпеченнягуманітарних потреб населення… З постачанням у них так само зараз у деякихгромадах значні проблеми», - каже Соболевський.</text:p>
      <text:p text:style-name="P4">
<text:span text:style-name="T4">
Читайте також:</text:span>
 <text:a xlink:type="simple" xlink:href="https://www.ukrinform.ua/rubric-regions/3698003-roblat-viglad-so-maut-smilivogo-lidera-u-hersonskij-oblradi-sumnivautsa-sodo-vizitu-putina.html" text:style-name="Internet_20_link" text:visited-style-name="Visited_20_Internet_20_Link">
 </text:a>
According to him, Russian aggressors continue to press on children, "wash their brains", try to create a so -called junarmia.</text:p>
      <text:p text:style-name="P4">
In some communities, settlements are pressure on people so that they are embedded on the so -called evacuation, and in fact - for deportation, inhabited cash assistance, residential certificates. But those who want to leave is practically noisy, said Sobolevsky.</text:p>
      <text:p text:style-name="P4">
Departure from the temporarily occupied territory is very difficult - it is possible through Crimea and then - to third countries. The official emphasized that the families who made the decision to leave should be cleaned smartphones, computers, to speak with children, what exactly when the FSBShniki will ask them to ask for their attitude to the Russian authorities, to the Russian army, to the Armed Forces, to the Armed Forces.</text:p>
      <text:p text:style-name="P4">
<text:span text:style-name="T4">
 Read also: </text:span>
 <text:a xlink:type="simple" xlink:href="https://www.ukrinform.ua/rubric-ato/3697933-vorog-obstrilav-herson-e-poraneni.html" text:style-name="Internet_20_link" text:visited-style-name="Visited_20_Internet_20_Link">
</text:a>
As reported by Ukrinform, the Armed Forces liberated the right -bank part of the Kherson region, in particular the city of Kherson. The part of the region, located on the left Berezidpipra, is temporarily captured by Russian troops.</text:p>
      <text:p text:style-name="P4">
News Source: <text:a xlink:type="simple" xlink:href="https://www.ukrinform.ua/rubric-regions/3698026-unarmia-ta-deportacia-u-hersonskij-oblradi-rozpovili-pro-situaciu-na-okupovanij-teritorii.html" text:style-name="Internet_20_link" text:visited-style-name="Visited_20_Internet_20_Link">
https://www.ukrinform.ua/rubric-regions/3698026-unarmia-ta-deportacia-u-hersonskij-oblradi-rozpovili-pro-situaciu-na-okupovanij-teritorii.html</text:a>
</text:p>
      <!--NEWS-->
      <text:h text:style-name="P10" text:outline-level="1">
<text:span text:style-name="T4">
Jaguar invests £ 15 billion in the development of electric vehicles</text:span>
</text:h>
      <text:p text:style-name="P4">
Authors: Ukrinform (Person)</text:p>
      <text:p text:style-name="P4">
Publisher: Укринформ (Organization)</text:p>
      <text:p text:style-name="P4">
Published Time: 2023-04-19T17:38:26+03:00</text:p>
      <text:p text:style-name="P4">
Modified Time: 2023-04-19T17:38:26+03:00</text:p>
      <text:p text:style-name="P4">
Description: Jaguar Land Rover (JRL) invests £ 15 billion ($ 18.7 billion) in the development of electric vehicles and autonomous driving functions over the next five years. - Ukrinform.</text:p>
      <text:p text:style-name="P4">
Images: ["<text:a xlink:type="simple" xlink:href="https://static.ukrinform.com/photos/2023_04/thumb_files/630_360_1681914993-659.jpg" text:style-name="Internet_20_link" text:visited-style-name="Visited_20_Internet_20_Link">
630_360_16819...</text:a>
"]</text:p>
      <text:p text:style-name="P4">
Tags: ['Електромобілі', 'Jaguar']</text:p>
      <text:p text:style-name="P4">
Type: Article</text:p>
      <!--METADATA-->
      <text:p text:style-name="P4">
<draw:frame draw:style-name="fr1" draw:name="Image193" text:anchor-type="as-char" svg:width="6.9236in" svg:height="3.956343in" draw:z-index="0">
<draw:image xlink:href="../Images/yкринформ/2023-04-19T17-38-26-03-00/630_360_1681914993-659.jpg" xlink:type="simple" xlink:show="embed" xlink:actuate="onLoad" draw:mime-type="image/jpeg"/>
</draw:frame>
Jaguar Land Rover(JRL)invests £ 15 billion(18.7 billion dodolers)in the development of electric vehicles and autonomous driving functions for five years.</text:p>
      <text:p text:style-name="P4">
As Ukrinform reports, it reports <text:a xlink:type="simple" xlink:href="https://www.bloomberg.com/news/articles/2023-04-19/jaguar-land-rover-to-spend-15-billion-on-evs-autonomous-tech" text:style-name="Internet_20_link" text:visited-style-name="Visited_20_Internet_20_Link">
</text:a>
 <text:a xlink:type="simple" xlink:href="https://www.bloomberg.com/news/articles/2023-04-19/jaguar-land-rover-to-spend-15-billion-on-evs-autonomous-tech" text:style-name="Internet_20_link" text:visited-style-name="Visited_20_Internet_20_Link">
</text:a>
 <text:a xlink:type="simple" xlink:href="https://www.bloomberg.com/news/articles/2023-04-19/jaguar-land-rover-to-spend-15-billion-on-evs-autonomous-tech" text:style-name="Internet_20_link" text:visited-style-name="Visited_20_Internet_20_Link">
</text:a>
The company will invest in the framework of the plan of rejection of the internal combustion.</text:p>
      <text:p text:style-name="P4">
The plan envisages the transformation of the British JRL plant into a Hailwood at a factory that will only produce electric vehicles.</text:p>
      <text:p text:style-name="P4">
It is noted that this announcement is the first detailed plan from the car manufacturer two years after the statement of investment plans in electric vehicles and translation of Jaguar as a brand that produces only electric cars.</text:p>
      <text:p text:style-name="P4">
<text:span text:style-name="T4">
 Read also: </text:span>
 <text:a xlink:type="simple" xlink:href="https://www.ukrinform.ua/rubric-technology/3697785-tesla-vdruge-za-misac-znizue-cini-elektrokari-prodaut-vid-40-tisac.html" text:style-name="Internet_20_link" text:visited-style-name="Visited_20_Internet_20_Link">
</text:a>
JRL has limited experience in electric vehicles. I-Pace SUV-the only fully electric car of the company-is produced by the Canadian company Magna International in Austria.</text:p>
      <text:p text:style-name="P4">
As reported by Ukrinform, the Korean carmaker <text:a xlink:type="simple" xlink:href="https://www.ukrinform.ua/rubric-technology/3694407-hyundai-planue-perejti-na-elektromobili-do-2030-roku.html" text:style-name="Internet_20_link" text:visited-style-name="Visited_20_Internet_20_Link">
</text:a>
He pledged to spend about $ 18.2 million by 2030 to increase electric vehicles.</text:p>
      <text:p text:style-name="P4">
<text:span text:style-name="T5">
Foto: Jaguar Land Rover</text:span>
</text:p>
      <text:p text:style-name="P4">
News Source: <text:a xlink:type="simple" xlink:href="https://www.ukrinform.ua/rubric-technology/3698030-jaguar-investue-15-milardiv-u-rozrobku-elektromobiliv.html" text:style-name="Internet_20_link" text:visited-style-name="Visited_20_Internet_20_Link">
https://www.ukrinform.ua/rubric-technology/3698030-jaguar-investue-15-milardiv-u-rozrobku-elektromobiliv.html</text:a>
</text:p>
      <!--NEWS-->
      <text:h text:style-name="P10" text:outline-level="1">
<text:span text:style-name="T4">
FIBA did not allow the Russian Federation and RB national teams to the preliminary qualification of Eurobasket-2025</text:span>
</text:h>
      <text:p text:style-name="P4">
Authors: Ukrinform (Person)</text:p>
      <text:p text:style-name="P4">
Publisher: Укринформ (Organization)</text:p>
      <text:p text:style-name="P4">
Published Time: 2023-04-19T17:39:00+03:00</text:p>
      <text:p text:style-name="P4">
Modified Time: 2023-04-19T17:39:00+03:00</text:p>
      <text:p text:style-name="P4">
Description: Fiba-Europe has announced a unanimous decision not to allow Russian and Belarussian national teams to participate in the pre-qualification of the Eurobasket-2025. - Ukrinform.</text:p>
      <text:p text:style-name="P4">
Images: ["<text:a xlink:type="simple" xlink:href="https://static.ukrinform.com/photos/2023_04/thumb_files/630_360_1681915079-116.jpg" text:style-name="Internet_20_link" text:visited-style-name="Visited_20_Internet_20_Link">
630_360_16819...</text:a>
"]</text:p>
      <text:p text:style-name="P4">
Tags: ['Баскетбол']</text:p>
      <text:p text:style-name="P4">
Type: Article</text:p>
      <!--METADATA-->
      <text:p text:style-name="P4">
<draw:frame draw:style-name="fr1" draw:name="Image194" text:anchor-type="as-char" svg:width="6.9236in" svg:height="3.956343in" draw:z-index="0">
<draw:image xlink:href="../Images/yкринформ/2023-04-19T17-39-00-03-00/630_360_1681915079-116.jpg" xlink:type="simple" xlink:show="embed" xlink:actuate="onLoad" draw:mime-type="image/jpeg"/>
</draw:frame>
Fiba-Europe has announced a unanimous decision not to allow Russian and Belarusian national teams to participate in the pre-qualification of the Eurobasket-2025.</text:p>
      <text:p text:style-name="P4">
This was reported <text:a xlink:type="simple" xlink:href="https://fbu.ua/news/ofcyno-zbrn-ros-ta-blorus-ne-dopustyat-do-pre-kvalfkac-vrobasketu-2025" text:style-name="Internet_20_link" text:visited-style-name="Visited_20_Internet_20_Link">
</text:a>
Basketball of Ukraine, reports Ukrinform.</text:p>
      <text:p text:style-name="P4">
“Given the recommendations of the International Olympic Committee(Mok), Last week, the executive committee made the decision not to allow the appropriate teams of pre -qualification tournament. Thus, the Russian and Belarusian national teams are unable to play at the European Championships 2025, ”FBU reported, said, informed.</text:p>
      <text:p text:style-name="P4">
The pre-qualification matches will take place in July-August 2023.</text:p>
      <text:p text:style-name="P4">
<text:span text:style-name="T4">
 Read also: </text:span>
 <text:a xlink:type="simple" xlink:href="https://www.ukrinform.ua/rubric-sports/3697977-gensek-fbu-drabikovskij-mi-ne-budemo-brati-ucast-u-zmagannah-do-akih-dopustat-rosian.html" text:style-name="Internet_20_link" text:visited-style-name="Visited_20_Internet_20_Link">
</text:a>
It was reported that Fiba has not admitted Russia earlier to the previous Olympic qualification.</text:p>
      <text:p text:style-name="P4">
Photo: Getty Images</text:p>
      <text:p text:style-name="P4">
News Source: <text:a xlink:type="simple" xlink:href="https://www.ukrinform.ua/rubric-sports/3698031-fiba-ne-dopustila-zbirni-rf-ta-rb-do-poperednoi-kvalifikacii-evrobasketu2025.html" text:style-name="Internet_20_link" text:visited-style-name="Visited_20_Internet_20_Link">
https://www.ukrinform.ua/rubric-sports/3698031-fiba-ne-dopustila-zbirni-rf-ta-rb-do-poperednoi-kvalifikacii-evrobasketu2025.html</text:a>
</text:p>
      <!--NEWS-->
      <text:h text:style-name="P10" text:outline-level="1">
<text:span text:style-name="T4">
In the laurel, the seal was broken and the shutters were damaged - the police broke the case of hooliganism</text:span>
</text:h>
      <text:p text:style-name="P4">
Authors: Ukrinform (Person)</text:p>
      <text:p text:style-name="P4">
Publisher: Укринформ (Organization)</text:p>
      <text:p text:style-name="P4">
Published Time: 2023-04-19T17:41:20+03:00</text:p>
      <text:p text:style-name="P4">
Modified Time: 2023-04-19T17:41:20+03:00</text:p>
      <text:p text:style-name="P4">
Description: On the territory of the National Reserve "Kyiv-Pechersk Lavra" a group of persons damaged protective shutters and went to the sealed premises, law enforcement officers initiated criminal proceedings upon hooliganism. - Ukrinform.</text:p>
      <text:p text:style-name="P4">
Images: ["<text:a xlink:type="simple" xlink:href="https://static.ukrinform.com/photos/2023_04/thumb_files/630_360_1681906497-6160.jpeg" text:style-name="Internet_20_link" text:visited-style-name="Visited_20_Internet_20_Link">
630_360_16819...</text:a>
"]</text:p>
      <text:p text:style-name="P4">
Tags: ['Поліція', 'Київська Лавра']</text:p>
      <text:p text:style-name="P4">
Type: Article</text:p>
      <!--METADATA-->
      <text:p text:style-name="P4">
<draw:frame draw:style-name="fr1" draw:name="Image195" text:anchor-type="as-char" svg:width="6.9236in" svg:height="3.956343in" draw:z-index="0">
<draw:image xlink:href="../Images/yкринформ/2023-04-19T17-41-20-03-00/630_360_1681906497-6160.jpeg" xlink:type="simple" xlink:show="embed" xlink:actuate="onLoad" draw:mime-type="image/jpeg"/>
</draw:frame>
The girdle of the National Reserve "Kyiv-Pechersk Lavra" a group of persons harmed protective shutters and went to the sealed premises, law enforcement officers criminal proceedings on hooliganism.</text:p>
      <text:p text:style-name="P4">
As Ukrinform reports, this has reported <text:a xlink:type="simple" xlink:href="https://kyiv.npu.gov.ua/news/za-faktom-khulihanstva-na-terytorii-kyievo-pecherskoi-lavry-politseiski-rozpochaly-kryminalne-provadzhennia" text:style-name="Internet_20_link" text:visited-style-name="Visited_20_Internet_20_Link">
</text:a>
.</text:p>
      <text:p text:style-name="P4">
"Сьогодні, 19 квітня, після того, як представники комісії від Міністерствакультури оглянули та опечатали один із корпусів Києво-Печерської лаври, групаосіб зламала ролети, які закривали двері та зайшла всередину приміщення", —зазначили в <text:a xlink:type="simple" xlink:href="https://www.ukrinform.ua/tag-policia" text:style-name="Internet_20_link" text:visited-style-name="Visited_20_Internet_20_Link">
 </text:a>
.</text:p>
      <text:p text:style-name="P4">
Law enforcement officers conducted an inspection of the scene and documented the violations, carrying out corresponding information to the Unified Register of Pre -trial Investigation under Part 3 of Article 296 of the Criminal Code of Ukraine - hooliganism. The sanction of the article provides for the punishment in the form of imprisonment for up to five years.</text:p>
      <text:p text:style-name="P4">
<text:span text:style-name="T4">
 Read also: </text:span>
 <text:a xlink:type="simple" xlink:href="https://www.ukrinform.ua/rubric-society/3697863-komisia-zmogla-oglanuti-se-tri-pamatki-u-kiivskij-lavri.html" text:style-name="Internet_20_link" text:visited-style-name="Visited_20_Internet_20_Link">
<text:span text:style-name="T4">
 Lavr </text:span>
</text:a>
Investigative actions are ongoing to bring the perpetrators to justice.</text:p>
      <text:p text:style-name="P4">
As reported by Ukrinform, after the work of the Inventory Commission is completed, on April 19, on the territory of the National Reserve "Kyiv-Pecherskaya" unknown <text:a xlink:type="simple" xlink:href="https://www.ukrinform.ua/rubric-society/3697941-pisla-roboti-komisii-v-lavri-zibralisa-nevidomi-u-policiu-podali-zaavu-na-porusenna-poradku.html" text:style-name="Internet_20_link" text:visited-style-name="Visited_20_Internet_20_Link">
</text:a>
. A corresponding application was submitted to the law enforcement agencies.</text:p>
      <text:p text:style-name="P4">
News Source: <text:a xlink:type="simple" xlink:href="https://www.ukrinform.ua/rubric-society/3698033-u-lavri-zirvali-pecatku-i-poskodili-roleti-policia-porusila-spravu-pro-huliganstvo.html" text:style-name="Internet_20_link" text:visited-style-name="Visited_20_Internet_20_Link">
https://www.ukrinform.ua/rubric-society/3698033-u-lavri-zirvali-pecatku-i-poskodili-roleti-policia-porusila-spravu-pro-huliganstvo.html</text:a>
</text:p>
      <!--NEWS-->
      <text:h text:style-name="P10" text:outline-level="1">
<text:span text:style-name="T4">
The GUR is awarded the SBU special forces who released the snake</text:span>
</text:h>
      <text:p text:style-name="P4">
Authors: Ukrinform (Person)</text:p>
      <text:p text:style-name="P4">
Publisher: Укринформ (Organization)</text:p>
      <text:p text:style-name="P4">
Published Time: 2023-04-19T17:48:30+03:00</text:p>
      <text:p text:style-name="P4">
Modified Time: 2023-04-19T17:48:30+03:00</text:p>
      <text:p text:style-name="P4">
Description: The head of the Main Directorate of Intelligence of the Ministry of Defense Kirill Budanov awarded special forces of the Center of Special Operations "A" of the SBU, who together with the scouts released the island of Snake in the summer of 2022. - Ukrinform.</text:p>
      <text:p text:style-name="P4">
Images: ["<text:a xlink:type="simple" xlink:href="https://static.ukrinform.com/photos/2023_04/thumb_files/630_360_1681915360-227.png" text:style-name="Internet_20_link" text:visited-style-name="Visited_20_Internet_20_Link">
630_360_16819...</text:a>
", "<text:a xlink:type="simple" xlink:href="https://static.ukrinform.com/photos/2023_04/1681915381-251.jpeg" text:style-name="Internet_20_link" text:visited-style-name="Visited_20_Internet_20_Link">
1681915381-25...</text:a>
", "<text:a xlink:type="simple" xlink:href="https://static.ukrinform.com/photos/2023_04/1681915381-379.jpeg" text:style-name="Internet_20_link" text:visited-style-name="Visited_20_Internet_20_Link">
1681915381-37...</text:a>
", "<text:a xlink:type="simple" xlink:href="https://static.ukrinform.com/photos/2023_04/1681915381-923.jpeg" text:style-name="Internet_20_link" text:visited-style-name="Visited_20_Internet_20_Link">
1681915381-92...</text:a>
"]</text:p>
      <text:p text:style-name="P4">
Tags: ['Міноборони', 'Нагорода', 'Розвідка', 'СБУ', 'Острів Зміїний', 'Буданов']</text:p>
      <text:p text:style-name="P4">
Type: Article</text:p>
      <!--METADATA-->
      <text:p text:style-name="P4">
<draw:frame draw:style-name="fr1" draw:name="Image196" text:anchor-type="as-char" svg:width="6.9236in" svg:height="3.956343in" draw:z-index="0">
<draw:image xlink:href="../Images/yкринформ/2023-04-19T17-48-30-03-00/630_360_1681915360-227.png" xlink:type="simple" xlink:show="embed" xlink:actuate="onLoad" draw:mime-type="image/png"/>
</draw:frame>
The head of the intelligence department of the Ministry of Defense Cyril Kirill Budanov awarded the special forces of the Center of Special Operations "A" of the SBU, who together with the scouts disseminated the island of Snake in the summer of 2022.</text:p>
      <text:p text:style-name="P4">
This is informed <text:a xlink:type="simple" xlink:href="https://t.me/DIUkraine/2224" text:style-name="Internet_20_link" text:visited-style-name="Visited_20_Internet_20_Link">
</text:a>
, reports Ukrinform.</text:p>
      <text:p text:style-name="P4">
“The release of Snake - one of the extremely important victories of Ukraine during the war of Rabbit invaders, which, among other things, allowed our country to protect <text:a xlink:type="simple" xlink:href="https://www.ukrinform.ua/tag-odesa" text:style-name="Internet_20_link" text:visited-style-name="Visited_20_Internet_20_Link">
</text:a>
In general, the Ukrainian Black Sea is ancestral threats and to unlock trade navigation. We all know that the tie is difficult. But thanks to the unity and coherence of all security and defense forces, in particular the soldiers of the GUR and the SBU, we did what few believed in. I am sure that it will continue to be until the complete victory over the terrorist Russia, ”the Budanov press service quotes.</text:p>
      <text:p text:style-name="P4">
<draw:frame draw:style-name="fr1" draw:name="Image197" text:anchor-type="as-char" svg:width="6.9236in" svg:height="4.609323in" draw:z-index="0">
<draw:image xlink:href="../Images/yкринформ/2023-04-19T17-48-30-03-00/1681915381-251.jpeg" xlink:type="simple" xlink:show="embed" xlink:actuate="onLoad" draw:mime-type="image/jpeg"/>
</draw:frame>
According to him, the battle for the island of Snake and the return to it were a symbol of the victory of Ukraine over Russia at sea.</text:p>
      <text:p text:style-name="P4">
<text:span text:style-name="T4">
 Read also: </text:span>
 <text:a xlink:type="simple" xlink:href="https://www.ukrinform.ua/rubric-ato/3691449-dodomu-z-polonu-povernulis-40-zahisnikiv-zmiinogo-lubinec.html" text:style-name="Internet_20_link" text:visited-style-name="Visited_20_Internet_20_Link">
</text:a>
</text:p>
      <text:p text:style-name="P4">
<draw:frame draw:style-name="fr1" draw:name="Image198" text:anchor-type="as-char" svg:width="6.9236in" svg:height="4.609323in" draw:z-index="0">
<draw:image xlink:href="../Images/yкринформ/2023-04-19T17-48-30-03-00/1681915381-379.jpeg" xlink:type="simple" xlink:show="embed" xlink:actuate="onLoad" draw:mime-type="image/jpeg"/>
</draw:frame>
In turn, the head of the SBU Vasyl Malyuk thanked GI for cooperation, aspecin for "Alfa" - for working at the hottest points of the war.</text:p>
      <text:p text:style-name="P4">
<draw:frame draw:style-name="fr1" draw:name="Image199" text:anchor-type="as-char" svg:width="6.9236in" svg:height="4.609323in" draw:z-index="0">
<draw:image xlink:href="../Images/yкринформ/2023-04-19T17-48-30-03-00/1681915381-923.jpeg" xlink:type="simple" xlink:show="embed" xlink:actuate="onLoad" draw:mime-type="image/jpeg"/>
</draw:frame>
As it is noted, the fighters of the Center of Special Operations "A" were part of the assault groups, which on May 8 landed on a snake of helicopters for storming. Before that, they trained together at one of the airfields of Odessa, so that the special operation was successful.</text:p>
      <text:p text:style-name="P4">
<text:span text:style-name="T5">
Foto: GUR of the Ministry of Defense of Ukraine</text:span>
</text:p>
      <text:p text:style-name="P4">
News Source: <text:a xlink:type="simple" xlink:href="https://www.ukrinform.ua/rubric-ato/3698035-u-gur-nagorodili-specpriznacenciv-sbu-aki-zvilnali-zmiinij.html" text:style-name="Internet_20_link" text:visited-style-name="Visited_20_Internet_20_Link">
https://www.ukrinform.ua/rubric-ato/3698035-u-gur-nagorodili-specpriznacenciv-sbu-aki-zvilnali-zmiinij.html</text:a>
</text:p>
      <!--NEWS-->
      <text:h text:style-name="P10" text:outline-level="1">
<text:span text:style-name="T4">
The number of victims of fire in Beijing Hospital has increased to 29</text:span>
</text:h>
      <text:p text:style-name="P4">
Authors: Ukrinform (Person)</text:p>
      <text:p text:style-name="P4">
Publisher: Укринформ (Organization)</text:p>
      <text:p text:style-name="P4">
Published Time: 2023-04-19T17:51:00+03:00</text:p>
      <text:p text:style-name="P4">
Modified Time: 2023-04-19T17:51:00+03:00</text:p>
      <text:p text:style-name="P4">
Description: The death toll in the inpatient department of the Beijing Hospital Changfen increased to at least 29 people. - Ukrinform.</text:p>
      <text:p text:style-name="P4">
Images: ["<text:a xlink:type="simple" xlink:href="https://static.ukrinform.com/photos/2023_04/thumb_files/630_360_1681915421-434.jpg" text:style-name="Internet_20_link" text:visited-style-name="Visited_20_Internet_20_Link">
630_360_16819...</text:a>
"]</text:p>
      <text:p text:style-name="P4">
Tags: ['Китай', 'Пожежа', 'Пекін']</text:p>
      <text:p text:style-name="P4">
Type: Article</text:p>
      <!--METADATA-->
      <text:p text:style-name="P4">
<draw:frame draw:style-name="fr1" draw:name="Image200" text:anchor-type="as-char" svg:width="6.9236in" svg:height="3.956343in" draw:z-index="0">
<draw:image xlink:href="../Images/yкринформ/2023-04-19T17-51-00-03-00/630_360_1681915421-434.jpg" xlink:type="simple" xlink:show="embed" xlink:actuate="onLoad" draw:mime-type="image/jpeg"/>
</draw:frame>
The number of larses due to a fire in the inpatient department of the Beijing Hoschangfen increased to at least 29 people.</text:p>
      <text:p text:style-name="P4">
As Ukrinform reports, it reports <text:a xlink:type="simple" xlink:href="https://apnews.com/article/deadly-beijing-hospital-fire-a601eb84a30bf676bab1768e95907076" text:style-name="Internet_20_link" text:visited-style-name="Visited_20_Internet_20_Link">
</text:a>
.</text:p>
      <text:p text:style-name="P4">
As it is noted, the number of dead as a result of the fire increased to 29 people, of whom26 - patients, the local authorities reported. 12 people were detained in connection with the infinite, including the head of the hospital.</text:p>
      <text:p text:style-name="P4">
<text:span text:style-name="T4">
 Read also: </text:span>
 <text:a xlink:type="simple" xlink:href="https://www.ukrinform.ua/rubric-regions/3697774-vorog-zavdav-aviaudaru-po-centru-vovcanska-na-rinku-stalasa-masstabna-pozeza.html" text:style-name="Internet_20_link" text:visited-style-name="Visited_20_Internet_20_Link">
<text:span text:style-name="T4">
 fires </text:span>
</text:a>
The fire broke out at Changfen Hospital on Tuesday afternoon and forced dozens of people to live. Some of those who got into the fire trap had to run through the windows, using sheets as ropes.</text:p>
      <text:p text:style-name="P4">
The cause of the fire is clarified, but local officials say that in their opinion, it arose through welding sparks during the work carried out by the hospital.</text:p>
      <text:p text:style-name="P4">
Currently, 39 people receive assistance as a result of injuries, three of them are careful, local officials reported.</text:p>
      <text:p text:style-name="P4">
<text:span text:style-name="T4">
 Read also: </text:span>
 <text:a xlink:type="simple" xlink:href="https://www.ukrinform.ua/rubric-world/3696984-u-centri-moskvi-stalasa-potuzna-pozeza.html" text:style-name="Internet_20_link" text:visited-style-name="Visited_20_Internet_20_Link">
<text:span text:style-name="T4">
 fires </text:span>
</text:a>
Earlier, 21 dead were reported. Chinese state media reported that the fire was liquidated and rescue work was completed.</text:p>
      <text:p text:style-name="P4">
Photo: Greg Baker</text:p>
      <text:p text:style-name="P4">
News Source: <text:a xlink:type="simple" xlink:href="https://www.ukrinform.ua/rubric-world/3698034-kilkist-zertv-pozezi-v-likarni-pekina-zrosla-do-29.html" text:style-name="Internet_20_link" text:visited-style-name="Visited_20_Internet_20_Link">
https://www.ukrinform.ua/rubric-world/3698034-kilkist-zertv-pozezi-v-likarni-pekina-zrosla-do-29.html</text:a>
</text:p>
      <!--NEWS-->
      <text:h text:style-name="P10" text:outline-level="1">
<text:span text:style-name="T4">
Ukraine received from Germany the second IRIS -T PPO complex - media</text:span>
</text:h>
      <text:p text:style-name="P4">
Authors: Ukrinform (Person)</text:p>
      <text:p text:style-name="P4">
Publisher: Укринформ (Organization)</text:p>
      <text:p text:style-name="P4">
Published Time: 2023-04-19T17:51:29+03:00</text:p>
      <text:p text:style-name="P4">
Modified Time: 2023-04-19T17:51:29+03:00</text:p>
      <text:p text:style-name="P4">
Description: Ukraine received the second of the four promised Germany IRIS-T. - Ukrinform.</text:p>
      <text:p text:style-name="P4">
Images: ["<text:a xlink:type="simple" xlink:href="https://static.ukrinform.com/photos/2022_10/thumb_files/630_360_1665563735-906.jpg" text:style-name="Internet_20_link" text:visited-style-name="Visited_20_Internet_20_Link">
630_360_16655...</text:a>
"]</text:p>
      <text:p text:style-name="P4">
Tags: ['Німеччина', 'Україна', 'Зброя', 'Війна з росією', 'IRIS-T']</text:p>
      <text:p text:style-name="P4">
Type: Article</text:p>
      <!--METADATA-->
      <text:p text:style-name="P4">
<draw:frame draw:style-name="fr1" draw:name="Image201" text:anchor-type="as-char" svg:width="6.9236in" svg:height="3.956343in" draw:z-index="0">
<draw:image xlink:href="../Images/yкринформ/2023-04-19T17-51-29-03-00/630_360_1665563735-906.jpg" xlink:type="simple" xlink:show="embed" xlink:actuate="onLoad" draw:mime-type="image/jpeg"/>
</draw:frame>
Ukraine surrendered the second of the four promised Germany IRIS-T.</text:p>
      <text:p text:style-name="P4">
This was confirmed at the request of the publication <text:a xlink:type="simple" xlink:href="https://www.sueddeutsche.de/politik/ukraine-krieg-newsblog-cyberkrieg-iris-t-slm-entwicklungshilfe-1.5807863" text:style-name="Internet_20_link" text:visited-style-name="Visited_20_Internet_20_Link">
</text:a>
, reports Ukrinform.</text:p>
      <text:p text:style-name="P4">
"Germany has put in Ukraine a second state -of -the -art IRIS -T defense system for the protection of Russian attacks," the government's press service said.</text:p>
      <text:p text:style-name="P4">
There have been no official reports on the site of the federal government or the Ministry of Defense.</text:p>
      <text:p text:style-name="P4">
In general <text:a xlink:type="simple" xlink:href="https://www.ukrinform.ua/tag-nimeccina" text:style-name="Internet_20_link" text:visited-style-name="Visited_20_Internet_20_Link">
</text:a>
She promised to convey such systems. The first was staged in October last year and received an assessment of the Ukrainian side, in particular, from the mayor of Kiev Vitaliy Klitschko, who stated that there were no misses in this system and that it saved thousands of years.</text:p>
      <text:p text:style-name="P4">
<text:span text:style-name="T4">
 Read also: </text:span>
 <text:a xlink:type="simple" xlink:href="https://www.ukrinform.ua/rubric-economy/3692221-nimeckij-vpk-perezivae-bum-cerez-agresiu-putina-bloomberg.html" text:style-name="Internet_20_link" text:visited-style-name="Visited_20_Internet_20_Link">
</text:a>
It should be noted that it is the most recent system that is not even in service with an upshore.</text:p>
      <text:p text:style-name="P4">
Iris-T SLM is produced by a German manufacturer Diehl Defense. Anti -aircraft rocket launchers are affected by targets up to 20 kilometers and up to 40 kilometers.</text:p>
      <text:p text:style-name="P4">
The problem is that rockets are extremely expensive and scarce, in Kiev, familiar with the course of negotiations, they say that they cost about 600 thousand Euuros each. Controlled missiles can track goals with the help of an integrated infrared GSN and ultimately aim to destroy rocket planes.</text:p>
      <text:p text:style-name="P4">
<text:span text:style-name="T4">
 Read also: </text:span>
 <text:a xlink:type="simple" xlink:href="https://www.ukrinform.ua/rubric-ato/3697934-v-ukrainu-pribuli-sistemi-ppo-patriot-vid-troh-krain-pavluk.html" text:style-name="Internet_20_link" text:visited-style-name="Visited_20_Internet_20_Link">
</text:a>
According to some reports, there were only 16.</text:p>
      <text:p text:style-name="P4">
In order to provide Ukraine with better aircraft protection, the Seventeenth negotiations are negotiating mobile launches. According to government circles, these devices of the Swedish army could be easily combined with the system, and rocketiris-T could also be started. The Bundesver views the IRIS-T-SLS supplies, but they have a shorter range and are used, for example, in Eurofighter fighters, which are now said to be over 600. ALEDLA will need a Sweden Agreement with the Starting Playgrounds.</text:p>
      <text:p text:style-name="P4">
On Tuesday, the Federal Government announced that it had been promised to Ukraine in January of the SRCPATROT.</text:p>
      <text:p text:style-name="P4">
It was reported that on April 21 on the basis of the US Air Force in Germany Ramstein there was a meeting of the Contact Group for Assistance to Ukraine.</text:p>
      <text:p text:style-name="P4">
News Source: <text:a xlink:type="simple" xlink:href="https://www.ukrinform.ua/rubric-ato/3698038-ukraina-otrimala-z-nimeccini-drugij-kompleks-ppo-irist-zmi.html" text:style-name="Internet_20_link" text:visited-style-name="Visited_20_Internet_20_Link">
https://www.ukrinform.ua/rubric-ato/3698038-ukraina-otrimala-z-nimeccini-drugij-kompleks-ppo-irist-zmi.html</text:a>
</text:p>
      <!--NEWS-->
      <text:h text:style-name="P10" text:outline-level="1">
<text:span text:style-name="T4">
Russian hackers attack the critical infrastructure of Britain</text:span>
</text:h>
      <text:p text:style-name="P4">
Authors: Ukrinform (Person)</text:p>
      <text:p text:style-name="P4">
Publisher: Укринформ (Organization)</text:p>
      <text:p text:style-name="P4">
Published Time: 2023-04-19T17:53:09+03:00</text:p>
      <text:p text:style-name="P4">
Modified Time: 2023-04-19T17:53:09+03:00</text:p>
      <text:p text:style-name="P4">
Description: Russian hackers are trying to "violate or destroy" the critical infrastructure of the United Kingdom, the country's government said. - Ukrinform.</text:p>
      <text:p text:style-name="P4">
Images: ["<text:a xlink:type="simple" xlink:href="https://static.ukrinform.com/photos/2020_08/thumb_files/630_360_1597991697-815.jpg" text:style-name="Internet_20_link" text:visited-style-name="Visited_20_Internet_20_Link">
630_360_15979...</text:a>
"]</text:p>
      <text:p text:style-name="P4">
Tags: ['Британія', 'росія', 'Хакери']</text:p>
      <text:p text:style-name="P4">
Type: Article</text:p>
      <!--METADATA-->
      <text:p text:style-name="P4">
<draw:frame draw:style-name="fr1" draw:name="Image202" text:anchor-type="as-char" svg:width="6.9236in" svg:height="3.956343in" draw:z-index="0">
<draw:image xlink:href="../Images/yкринформ/2023-04-19T17-53-09-03-00/630_360_1597991697-815.jpg" xlink:type="simple" xlink:show="embed" xlink:actuate="onLoad" draw:mime-type="image/jpeg"/>
</draw:frame>
Russian hackers are trying to "violate or destroy" the critical infrastructure of Britain, the country's government said.</text:p>
      <text:p text:style-name="P4">
As Ukrinform reports, it reports <text:a xlink:type="simple" xlink:href="https://news.sky.com/story/ukraine-russia-war-news-latest-putin-could-use-tactical-nuclear-weapons-in-managed-escalation-us-warns-12541713" text:style-name="Internet_20_link" text:visited-style-name="Visited_20_Internet_20_Link">
</text:a>
 .</text:p>
      <text:p text:style-name="P4">
Британський національний центр кібербезпеки випустив офіційне повідомлення, дейдеться про загрозу операторам електроенергії, водопостачання та іншихкритично важливих систем країни, наказавши цим операторам посилити своїзахисні можливості.</text:p>
      <text:p text:style-name="P4">
«Я не думаю, що ми наразі робимо достатньо, щоб захистити нашу інфраструктурувід кіберзагроз, що виходять від пов'язаних з росією груп», — сказала керівникцентру Лінда Кемерон.</text:p>
      <text:p text:style-name="P4">
Міністр кабінету міністрів Олівер Доуден заявив, що загроза походить відхакерів, які симпатизують москві, хоча не обов’язково керується російськоюдержавою.</text:p>
      <text:p text:style-name="P4">
Він сказав, що, хоча зазначені хакери не мають можливості завдати великоїшкоди інфраструктурі Великої Британії, загроза зростає.</text:p>
      <text:p text:style-name="P4">
<text:span text:style-name="T4">
Читайте також:</text:span>
 <text:a xlink:type="simple" xlink:href="https://www.ukrinform.ua/rubric-technology/3688044-rosijski-hakeri-atakuvali-derzavni-sajti-polsi.html" text:style-name="Internet_20_link" text:visited-style-name="Visited_20_Internet_20_Link">
 </text:a>
"The disclosure of this threat is what we do lightly," Pandouden said, adding that "companies need to be aware of the existing risk and use to protect themselves and the country."</text:p>
      <text:p text:style-name="P4">
As it was reported, Russian hackers have access to private security chambers of Ukrainian coffee shops to <text:a xlink:type="simple" xlink:href="https://www.ukrinform.ua/rubric-technology/3694978-rosijski-hakeri-vidstezuut-gumkonvoi-v-ukraini-cerez-kameri-sposterezenna-u-kafe.html" text:style-name="Internet_20_link" text:visited-style-name="Visited_20_Internet_20_Link">
</text:a>
, passing by.</text:p>
      <text:p text:style-name="P4">
In February, pro -Russian hacker <text:a xlink:type="simple" xlink:href="https://www.ukrinform.ua/rubric-world/3673700-hakeri-atakuvali-sajti-kompanij-ta-ustanov-italii.html" text:style-name="Internet_20_link" text:visited-style-name="Visited_20_Internet_20_Link">
</text:a>
On the occasion of Kiev, the Prime Minister of Italy, George Meloni.</text:p>
      <text:p text:style-name="P4">
In March <text:a xlink:type="simple" xlink:href="https://www.ukrinform.ua/rubric-world/3685921-prorosijski-hakeri-znovu-atakuvali-sajti-derzustanov-italii.html" text:style-name="Internet_20_link" text:visited-style-name="Visited_20_Internet_20_Link">
</text:a>
In particular, the Lower Parcemant and several ministries, since recently 20 Ukrainian military training in Italy on SAMP-T air defense systems.</text:p>
      <text:p text:style-name="P4">
News Source: <text:a xlink:type="simple" xlink:href="https://www.ukrinform.ua/rubric-technology/3698039-rosijski-hakeri-atakuut-kriticnu-infrastrukturu-britanii.html" text:style-name="Internet_20_link" text:visited-style-name="Visited_20_Internet_20_Link">
https://www.ukrinform.ua/rubric-technology/3698039-rosijski-hakeri-atakuut-kriticnu-infrastrukturu-britanii.html</text:a>
</text:p>
      <!--NEWS-->
      <text:h text:style-name="P10" text:outline-level="1">
<text:span text:style-name="T4">
Izmail winery left a hammer for ₴ 200 million</text:span>
</text:h>
      <text:p text:style-name="P4">
Authors: Ukrinform (Person)</text:p>
      <text:p text:style-name="P4">
Publisher: Укринформ (Organization)</text:p>
      <text:p text:style-name="P4">
Published Time: 2023-04-19T17:58:23+03:00</text:p>
      <text:p text:style-name="P4">
Modified Time: 2023-04-19T17:58:23+03:00</text:p>
      <text:p text:style-name="P4">
Description: The State Property Fund of Ukraine sold the Izmail winery for UAH 200 million. Bidding took place in the State Electronic Trade System ProZorro. Sales. - Ukrinform.</text:p>
      <text:p text:style-name="P4">
Images: ["<text:a xlink:type="simple" xlink:href="https://static.ukrinform.com/photos/2023_04/thumb_files/630_360_1681915512-241.jpg" text:style-name="Internet_20_link" text:visited-style-name="Visited_20_Internet_20_Link">
630_360_16819...</text:a>
"]</text:p>
      <text:p text:style-name="P4">
Tags: ['Аукціон', 'ФДМУ', 'Завод']</text:p>
      <text:p text:style-name="P4">
Type: Article</text:p>
      <!--METADATA-->
      <text:p text:style-name="P4">
<draw:frame draw:style-name="fr1" draw:name="Image203" text:anchor-type="as-char" svg:width="6.9236in" svg:height="3.956343in" draw:z-index="0">
<draw:image xlink:href="../Images/yкринформ/2023-04-19T17-58-23-03-00/630_360_1681915512-241.jpg" xlink:type="simple" xlink:show="embed" xlink:actuate="onLoad" draw:mime-type="image/jpeg"/>
</draw:frame>
Fund of State Property of Ukraine sold the Izmail Winery Plant for 200 million UAH. Transfields were held in the State Electronic Trade System ProZorro. Sales.</text:p>
      <text:p text:style-name="P4">
About it reports Ukrinform with reference to the press service <text:a xlink:type="simple" xlink:href="https://www.spfu.gov.ua/ua/news/9636.html" text:style-name="Internet_20_link" text:visited-style-name="Visited_20_Internet_20_Link">
</text:a>
.</text:p>
      <text:p text:style-name="P4">
“On April 19, the SPFU conducted a privatization online auction for the sale of the Izmail Wareland. During the auction, the cost of the winemaster increased by 11 times(out of 17.9 million of starting price up to UAH 200 million of victorious). За право приватизації в торгахзмагалися 4 учасники», - йдеться в повідомленні.</text:p>
      <text:p text:style-name="P4">
До складу активів винзаводу входять виносховище, цех переробки винограду, цехирозливу, цех виготовлення шампанських вин, склад готової продукції,виставковий комплекс та адмінбудівлі. Загальна площа приміщень 27,2 тис.квадратних метрів. Активи знаходяться в Одеській області в Ізмаїлі, а також всмт Суворове, с. Плавні та с. Приморське (recreation base).</text:p>
      <text:p text:style-name="P4">
<text:span text:style-name="T4">
Читайте також:</text:span>
 <text:a xlink:type="simple" xlink:href="https://www.ukrinform.ua/rubric-economy/3695918-fdmu-povtorno-vistavit-na-privatizaciu-bilgoroddnistrovskij-port.html" text:style-name="Internet_20_link" text:visited-style-name="Visited_20_Internet_20_Link">
 <text:span text:style-name="T4">
ФДМУ</text:span>
 </text:a>
The winner of the auction has 20 working days to pay the cost of the lot after the auction. Only after receiving funds to the budget will the contract of sale. If the winner refuses to pay the victorious way he will lose a guarantee contribution of UAH 3.57 million(20% of the post -war price). Ці кошти будуть зараховані до держбюджету.</text:p>
      <text:p text:style-name="P4">
Як повідомлялося, з початку 2023 року оренда держмайна принесла до <text:a xlink:type="simple" xlink:href="https://www.ukrinform.ua/tag-budzet" text:style-name="Internet_20_link" text:visited-style-name="Visited_20_Internet_20_Link">
</text:a>
218.4 million UAH. The largest income was supplied by the Odesa region and Kiev - UAH 87.0 million and UAH 31.7 million, respectively.</text:p>
      <text:p text:style-name="P4">
News Source: <text:a xlink:type="simple" xlink:href="https://www.ukrinform.ua/rubric-economy/3698041-izmailskij-vinorobnij-zavod-pisov-z-molotka-za-200-miljoniv.html" text:style-name="Internet_20_link" text:visited-style-name="Visited_20_Internet_20_Link">
https://www.ukrinform.ua/rubric-economy/3698041-izmailskij-vinorobnij-zavod-pisov-z-molotka-za-200-miljoniv.html</text:a>
</text:p>
      <!--NEWS-->
      <text:h text:style-name="P10" text:outline-level="1">
<text:span text:style-name="T4">
French specialist assistance and reconstruction of Ukraine arrived in Kiev</text:span>
</text:h>
      <text:p text:style-name="P4">
Authors: Ukrinform (Person)</text:p>
      <text:p text:style-name="P4">
Publisher: Укринформ (Organization)</text:p>
      <text:p text:style-name="P4">
Published Time: 2023-04-19T18:00:49+03:00</text:p>
      <text:p text:style-name="P4">
Modified Time: 2023-04-19T18:00:49+03:00</text:p>
      <text:p text:style-name="P4">
Description: France's Special Messenger on Assistance and Reconstruction of Ukraine Pierre Hylbronn came to Kiev to discuss the International Recovery Strategy. - Ukrinform.</text:p>
      <text:p text:style-name="P4">
Images: ["<text:a xlink:type="simple" xlink:href="https://static.ukrinform.com/photos/2023_04/thumb_files/630_360_1681916284-645.jpeg" text:style-name="Internet_20_link" text:visited-style-name="Visited_20_Internet_20_Link">
630_360_16819...</text:a>
"]</text:p>
      <text:p text:style-name="P4">
Tags: ['Франція', 'Київ', 'Відбудова', 'Відновлення України']</text:p>
      <text:p text:style-name="P4">
Type: Article</text:p>
      <!--METADATA-->
      <text:p text:style-name="P4">
<draw:frame draw:style-name="fr1" draw:name="Image204" text:anchor-type="as-char" svg:width="6.9236in" svg:height="3.956343in" draw:z-index="0">
<draw:image xlink:href="../Images/yкринформ/2023-04-19T18-00-49-03-00/630_360_1681916284-645.jpeg" xlink:type="simple" xlink:show="embed" xlink:actuate="onLoad" draw:mime-type="image/jpeg"/>
</draw:frame>
Pierheilbronn, a special ambassador of France on assistance and reconstruction of Ukraine, has arrived with a visit to Kyiv to discuss the International Strategy for Recovery.</text:p>
      <text:p text:style-name="P4">
He reported this in <text:a xlink:type="simple" xlink:href="https://twitter.com/HeilbronnPierre/status/1648650606750433282" text:style-name="Internet_20_link" text:visited-style-name="Visited_20_Internet_20_Link">
</text:a>
, reports Ukrinform.</text:p>
      <text:p text:style-name="P4">
“Returning to Kyiv as a Special Messenger of France on assistance and <text:a xlink:type="simple" xlink:href="https://www.ukrinform.ua/tag-vidbudova" text:style-name="Internet_20_link" text:visited-style-name="Visited_20_Internet_20_Link">
</text:a>
Ukraine, I will meet with Ukrainian -haired days in the coming days to discuss the international strategy of restoration of Ukraine, ”Hylbronn said.</text:p>
      <text:p text:style-name="P4">
<text:span text:style-name="T4">
 Read also: </text:span>
 <text:a xlink:type="simple" xlink:href="https://www.ukrinform.ua/rubric-regions/3697669-predstavniki-posolstva-francii-vidvidali-vijskove-mistecko-v-gostomeli.html" text:style-name="Internet_20_link" text:visited-style-name="Visited_20_Internet_20_Link">
</text:a>
In March, French President Emmanuel Macron appointed a Vice -Cresident of the EBRD on Pierre Hylbronnakers' Politics and Partnerships for Assistance and Reconstruction of Ukraine.</text:p>
      <text:p text:style-name="P4">
<text:span text:style-name="T5">
Foto: Twitter Pierre Heilbronn</text:span>
</text:p>
      <text:p text:style-name="P4">
News Source: <text:a xlink:type="simple" xlink:href="https://www.ukrinform.ua/rubric-vidbudova/3698043-do-kieva-pribuv-specposlannik-francii-z-pitan-dopomogi-i-vidbudovi-ukraini.html" text:style-name="Internet_20_link" text:visited-style-name="Visited_20_Internet_20_Link">
https://www.ukrinform.ua/rubric-vidbudova/3698043-do-kieva-pribuv-specposlannik-francii-z-pitan-dopomogi-i-vidbudovi-ukraini.html</text:a>
</text:p>
      <!--NEWS-->
      <text:h text:style-name="P10" text:outline-level="1">
<text:span text:style-name="T4">
There will be no public access to the beaches in Odessa this year - Ova</text:span>
</text:h>
      <text:p text:style-name="P4">
Authors: Ukrinform (Person)</text:p>
      <text:p text:style-name="P4">
Publisher: Укринформ (Organization)</text:p>
      <text:p text:style-name="P4">
Published Time: 2023-04-19T18:01:50+03:00</text:p>
      <text:p text:style-name="P4">
Modified Time: 2023-04-19T18:01:50+03:00</text:p>
      <text:p text:style-name="P4">
Description: The resort season in Odessa and the region this year will not be again. - Ukrinform.</text:p>
      <text:p text:style-name="P4">
Images: ["<text:a xlink:type="simple" xlink:href="https://static.ukrinform.com/photos/2022_07/thumb_files/630_360_1656940240-688.jpg" text:style-name="Internet_20_link" text:visited-style-name="Visited_20_Internet_20_Link">
630_360_16569...</text:a>
"]</text:p>
      <text:p text:style-name="P4">
Tags: ['Одещина', 'Пляжний сезон', 'Заборона', ' Чорне море']</text:p>
      <text:p text:style-name="P4">
Type: Article</text:p>
      <!--METADATA-->
      <text:p text:style-name="P4">
<draw:frame draw:style-name="fr1" draw:name="Image205" text:anchor-type="as-char" svg:width="6.9236in" svg:height="3.956343in" draw:z-index="0">
<draw:image xlink:href="../Images/yкринформ/2023-04-19T18-01-50-03-00/630_360_1656940240-688.jpg" xlink:type="simple" xlink:show="embed" xlink:actuate="onLoad" draw:mime-type="image/jpeg"/>
</draw:frame>
The resort in Odessa and the region this year will not be again.</text:p>
      <text:p text:style-name="P4">
About it in <text:a xlink:type="simple" xlink:href="https://www.youtube.com/watch" text:style-name="Internet_20_link" text:visited-style-name="Visited_20_Internet_20_Link">
</text:a>
Kyiv24 Channel declared Odessa Ova Sergey Bratchuk, Ukrinform reports.</text:p>
      <text:p text:style-name="P4">
"That <text:a xlink:type="simple" xlink:href="https://www.ukrinform.ua/rubric-ato/3697905-nicna-ataka-odesi-sahedami-bula-spramovana-na-viavlenna-ppo-gumenuk.html" text:style-name="Internet_20_link" text:visited-style-name="Visited_20_Internet_20_Link">
 </text:a>
, indicates that the Supreme Season will not be this year again. I am also convinced that we will be talking about the demining of the aquatic sea for a long time, ”Bratchuk said.</text:p>
      <text:p text:style-name="P4">
However, the spokesman of the Ova noted that the places for recreation on the coast will still be functioning provided that the safety rules are taken into account. For example, a rest pool should be set at a safe distance from the sea. The establishment should also follow the safety rules when heating the airline signal, otherwise, according to Bratchuk, it will be closed.</text:p>
      <text:p text:style-name="P4">
“Speaking of the economy <text:a xlink:type="simple" xlink:href="https://www.ukrinform.ua/tag-odesina" text:style-name="Internet_20_link" text:visited-style-name="Visited_20_Internet_20_Link">
</text:a>
, budgeting should be brought together. There will be no resort season, but there will be a holiday season. We will take into account the experience of last year. There will be no dancing on the bones, but we will be able to create safe places for recreation with specially implemented safety rulers, ”Bratchuk said.</text:p>
      <text:p text:style-name="P4">
<text:span text:style-name="T4">
 Read also: </text:span>
 <text:a xlink:type="simple" xlink:href="https://www.ukrinform.ua/rubric-regions/3697451-vijskovi-poperedili-vladu-odesini-pro-nedocilnist-kurortnogo-sezonu.html" text:style-name="Internet_20_link" text:visited-style-name="Visited_20_Internet_20_Link">
</text:a>
Also, a spokesman for the Odessa Ova recalled that last year there were many tragic accidents of death and injury to people on the coast through mines.</text:p>
      <text:p text:style-name="P4">
“I do not want the hands, legs and heads of the Odessa and guests of the city to fly the seaside or above the beaches. We had many tragic cases, so all measures will be applied to protect people, ”Bratchuk said.</text:p>
      <text:p text:style-name="P4">
As reported, <text:a xlink:type="simple" xlink:href="https://www.ukrinform.ua/rubric-regions/3518685-plazi-na-odesini-ne-vidkrivatimut-dsns.html" text:style-name="Internet_20_link" text:visited-style-name="Visited_20_Internet_20_Link">
</text:a>
Due to the threat of mines and hostile. On the coast <text:a xlink:type="simple" xlink:href="https://www.ukrinform.ua/rubric-ato/3521934-more-za-sitkou-zaminovanij-sezon-na-odeskih-plazah.html" text:style-name="Internet_20_link" text:visited-style-name="Visited_20_Internet_20_Link">
 </text:a>
which were separated by a net. Law enforcement agencies were on duty along the coast and did not allow them to approach the water.</text:p>
      <text:p text:style-name="P4">
News Source: <text:a xlink:type="simple" xlink:href="https://www.ukrinform.ua/rubric-regions/3698044-publicnogo-dostupu-do-plaziv-v-odesi-cogoric-ne-bude-ova.html" text:style-name="Internet_20_link" text:visited-style-name="Visited_20_Internet_20_Link">
https://www.ukrinform.ua/rubric-regions/3698044-publicnogo-dostupu-do-plaziv-v-odesi-cogoric-ne-bude-ova.html</text:a>
</text:p>
      <!--NEWS-->
      <text:h text:style-name="P10" text:outline-level="1">
<text:span text:style-name="T4">
In Odessa, police opened the case because of the ill -treatment of sea seals at the Nemo Hotel "</text:span>
</text:h>
      <text:p text:style-name="P4">
Authors: Ukrinform (Person)</text:p>
      <text:p text:style-name="P4">
Publisher: Укринформ (Organization)</text:p>
      <text:p text:style-name="P4">
Published Time: 2023-04-19T18:03:43+03:00</text:p>
      <text:p text:style-name="P4">
Modified Time: 2023-04-19T18:03:43+03:00</text:p>
      <text:p text:style-name="P4">
Description: After the incident at the Nemo Hotel, where bloggers were shooting videos with seals, Odessa police started criminal proceedings. - Ukrinform.</text:p>
      <text:p text:style-name="P4">
Images: ["<text:a xlink:type="simple" xlink:href="https://static.ukrinform.com/photos/2017_10/thumb_files/630_360_1507654552-5163.jpeg" text:style-name="Internet_20_link" text:visited-style-name="Visited_20_Internet_20_Link">
630_360_15076...</text:a>
"]</text:p>
      <text:p text:style-name="P4">
Tags: ['Одеса', 'Поліція', 'Тварини']</text:p>
      <text:p text:style-name="P4">
Type: Article</text:p>
      <!--METADATA-->
      <text:p text:style-name="P4">
<draw:frame draw:style-name="fr1" draw:name="Image206" text:anchor-type="as-char" svg:width="6.9236in" svg:height="3.956343in" draw:z-index="0">
<draw:image xlink:href="../Images/yкринформ/2023-04-19T18-03-43-03-00/630_360_1507654552-5163.jpeg" xlink:type="simple" xlink:show="embed" xlink:actuate="onLoad" draw:mime-type="image/jpeg"/>
</draw:frame>
The incident of the incident at the Nemo Hotel, where bloggers were shooting videos with marine cottics, Odessa police started criminal proceedings.</text:p>
      <text:p text:style-name="P4">
This was reported in <text:a xlink:type="simple" xlink:href="https://od.npu.gov.ua/news/za-faktom-intsydentu-v-hoteli-nemo-odeski-politseiski-rozpochaly-kryminalne-provadzhennia" text:style-name="Internet_20_link" text:visited-style-name="Visited_20_Internet_20_Link">
</text:a>
, reports Ukrinform.</text:p>
      <text:p text:style-name="P4">
Law enforcement officers noted that they found a publication with a lease for the money of naval cottages during the monitoring of social networks.</text:p>
      <text:p text:style-name="P4">
The event is qualified as animal ill -treatment.</text:p>
      <text:p text:style-name="P4">
<text:span text:style-name="T4">
 Read also: </text:span>
 <text:a xlink:type="simple" xlink:href="https://www.ukrinform.ua/rubric-regions/3697847-zoozahisniki-zvernulisa-do-policii-cerez-skandalnu-zjomku-z-morskimi-kotikami-v-odesi.html" text:style-name="Internet_20_link" text:visited-style-name="Visited_20_Internet_20_Link">
</text:a>
“Currently, the full circumstances of the event are established in the framework of the proceedings initiated under Part 1 of Art. 299 of the Criminal Code of Ukraine ”, - said the Fields.</text:p>
      <text:p text:style-name="P4">
Law enforcement officers added that during the information check, they talked from the petroleum of animals, which explained that no one was leased.</text:p>
      <text:p text:style-name="P4">
It should be noted that through a video with the seal at the NEMO Hotelresort &amp; SPA Hotel at the Odessa Dolphinaria, Nemo turned to the police, the public organization of UAanimals zoos.</text:p>
      <text:p text:style-name="P4">
<text:span text:style-name="T4">
 Read also: </text:span>
 <text:a xlink:type="simple" xlink:href="https://www.ukrinform.ua/rubric-regions/3697838-v-odesi-blogeri-vlastuvali-u-goteli-videozjomku-z-morskimi-kotikami.html" text:style-name="Internet_20_link" text:visited-style-name="Visited_20_Internet_20_Link">
</text:a>
Content with the use of marine animals also outraged social networks, but the Udelphinaria "Nemo" stated that such shooting is allegedly entertainment for animals.</text:p>
      <text:p text:style-name="P4">
News Source: <text:a xlink:type="simple" xlink:href="https://www.ukrinform.ua/rubric-regions/3698045-v-odesi-policia-vidkrila-spravu-cerez-zorstoke-povodzenna-z-morskimi-kotikami-u-goteli-nemo.html" text:style-name="Internet_20_link" text:visited-style-name="Visited_20_Internet_20_Link">
https://www.ukrinform.ua/rubric-regions/3698045-v-odesi-policia-vidkrila-spravu-cerez-zorstoke-povodzenna-z-morskimi-kotikami-u-goteli-nemo.html</text:a>
</text:p>
      <!--NEWS-->
      <text:h text:style-name="P10" text:outline-level="1">
<text:span text:style-name="T4">
Ukraine and Turkey discussed the support of evacuated Ukrainian children</text:span>
</text:h>
      <text:p text:style-name="P4">
Authors: Ukrinform (Person)</text:p>
      <text:p text:style-name="P4">
Publisher: Укринформ (Organization)</text:p>
      <text:p text:style-name="P4">
Published Time: 2023-04-19T18:04:38+03:00</text:p>
      <text:p text:style-name="P4">
Modified Time: 2023-04-19T18:04:38+03:00</text:p>
      <text:p text:style-name="P4">
Description: Representatives of the Government of Ukraine and Turkey discussed the support of Ukrainian children evacuated to this country. - Ukrinform.</text:p>
      <text:p text:style-name="P4">
Images: ["<text:a xlink:type="simple" xlink:href="https://static.ukrinform.com/photos/2021_04/thumb_files/630_360_1618062375-640.jpeg" text:style-name="Internet_20_link" text:visited-style-name="Visited_20_Internet_20_Link">
630_360_16180...</text:a>
"]</text:p>
      <text:p text:style-name="P4">
Tags: ['Діти', 'Евакуація', 'Україна', 'Туреччина']</text:p>
      <text:p text:style-name="P4">
Type: Article</text:p>
      <!--METADATA-->
      <text:p text:style-name="P4">
<draw:frame draw:style-name="fr1" draw:name="Image207" text:anchor-type="as-char" svg:width="6.9236in" svg:height="3.956343in" draw:z-index="0">
<draw:image xlink:href="../Images/yкринформ/2023-04-19T18-04-38-03-00/630_360_1618062375-640.jpeg" xlink:type="simple" xlink:show="embed" xlink:actuate="onLoad" draw:mime-type="image/jpeg"/>
</draw:frame>
Representatives of the Government of Ukraine and Turkey discussed the issues of supporting Ukrainian children.</text:p>
      <text:p text:style-name="P4">
According to Ukrinform with a reference to <text:a xlink:type="simple" xlink:href="https://minre.gov.ua/2023/04/19/ukrayina-vdyachna-turechchyni-za-nadannya-pryhystku-ukrayinskym-dityam/" text:style-name="Internet_20_link" text:visited-style-name="Visited_20_Internet_20_Link">
</text:a>
The Ministry of Reintegration of the Temporarily Coopered Territories, the International Ukrainian-Turkish Meeting was held by the Rulyline mode.</text:p>
      <text:p text:style-name="P4">
“The Ukrainian side expressed gratitude to the Turkish people for comprehensive support for children. At the same time, the participants of the meeting emphasized that Ukraine seeks to participate in all issues concerning the protection of the rights of Ukrainian children, ”the message reads.</text:p>
      <text:p text:style-name="P4">
Since the beginning of a full -scale invasion of Turkey has shaded more than a thousand Ukrainian <text:a xlink:type="simple" xlink:href="https://minre.gov.ua/2023/04/19/ukrayina-vdyachna-turechchyni-za-nadannya-pryhystku-ukrayinskym-dityam/" text:style-name="Internet_20_link" text:visited-style-name="Visited_20_Internet_20_Link">
</text:a>
. Among them are orphans, deprived of parental care and other vulnerable categories of children.</text:p>
      <text:p text:style-name="P4">
Turkey's representatives emphasized the desire to continue to create the best for our young citizens.</text:p>
      <text:p text:style-name="P4">
<text:span text:style-name="T4">
 Read also: </text:span>
 <text:a xlink:type="simple" xlink:href="https://www.ukrinform.ua/rubric-society/3697900-evrokomisarka-anonsuvala-konferenciu-aka-poklikana-povernuti-vikradenih-z-ukraini-ditej.html" text:style-name="Internet_20_link" text:visited-style-name="Visited_20_Internet_20_Link">
<text:span text:style-name="T4">
 children </text:span>
</text:a>
"Our dream is that children grow under a peaceful sky and do not know what a war and natural cataclysms are," said Ismail Ergune, Deputy Minister of Family and Social Services of Turkey.</text:p>
      <text:p text:style-name="P4">
The participants agreed on the visit of the Ukrainian delegation to the Turkish Republic, which should take place in the near future. The Turkish side is a sense of labor and political support to Ukraine.</text:p>
      <text:p text:style-name="P4">
Representatives of the Ministry of Reintegration, the Ministry of Social Policy, the Ministry of Foreign Affairs, the Commissioner of the Verkhovna Rada for Human Rights, the National Social Service Service took part in the meeting. From Turkish - Deputy Minister of Family and Social Services Ergunes and representatives of other Turkish agencies for children.</text:p>
      <text:p text:style-name="P4">
News Source: <text:a xlink:type="simple" xlink:href="https://www.ukrinform.ua/rubric-society/3698046-ukraina-j-tureccina-obgovorili-pidtrimku-evakujovanih-ukrainskih-ditej.html" text:style-name="Internet_20_link" text:visited-style-name="Visited_20_Internet_20_Link">
https://www.ukrinform.ua/rubric-society/3698046-ukraina-j-tureccina-obgovorili-pidtrimku-evakujovanih-ukrainskih-ditej.html</text:a>
</text:p>
      <!--NEWS-->
      <text:h text:style-name="P10" text:outline-level="1">
<text:span text:style-name="T4">
The US has imposed sanctions against an international network that helped Iran to produce drones</text:span>
</text:h>
      <text:p text:style-name="P4">
Authors: Ukrinform (Person)</text:p>
      <text:p text:style-name="P4">
Publisher: Укринформ (Organization)</text:p>
      <text:p text:style-name="P4">
Published Time: 2023-04-19T18:10:43+03:00</text:p>
      <text:p text:style-name="P4">
Modified Time: 2023-04-19T18:10:43+03:00</text:p>
      <text:p text:style-name="P4">
Description: The US Ministry of Finance has announced restrictions on an international network of companies and persons who, despite previously imposed sanctions against Iran, helped him receive electronics and equipment for the production of combat drones. - Ukrinform.</text:p>
      <text:p text:style-name="P4">
Images: ["<text:a xlink:type="simple" xlink:href="https://static.ukrinform.com/photos/2019_10/thumb_files/630_360_1569929254-777.jpg" text:style-name="Internet_20_link" text:visited-style-name="Visited_20_Internet_20_Link">
630_360_15699...</text:a>
"]</text:p>
      <text:p text:style-name="P4">
Tags: ['Безпілотник', 'Іран', 'Санкції', 'США', 'Дрон']</text:p>
      <text:p text:style-name="P4">
Type: Article</text:p>
      <!--METADATA-->
      <text:p text:style-name="P4">
<draw:frame draw:style-name="fr1" draw:name="Image208" text:anchor-type="as-char" svg:width="6.9236in" svg:height="3.956343in" draw:z-index="0">
<draw:image xlink:href="../Images/yкринформ/2023-04-19T18-10-43-03-00/630_360_1569929254-777.jpg" xlink:type="simple" xlink:show="embed" xlink:actuate="onLoad" draw:mime-type="image/jpeg"/>
</draw:frame>
The US Ministry of Finance has announced restrictions on the international network of companies and persons who, despite previously imposed sanctions against Iranudoud, had to receive electronics and equipment for the production of combat missions.</text:p>
      <text:p text:style-name="P4">
This is stated in <text:a xlink:type="simple" xlink:href="https://home.treasury.gov/news/press-releases/jy1423" text:style-name="Internet_20_link" text:visited-style-name="Visited_20_Internet_20_Link">
</text:a>
The Office of Control over Foreign Assets(OFAC)US Ministry of Finance, Ukrinform reports.</text:p>
      <text:p text:style-name="P4">
“Ofac has introduced a restriction against one person and six seminal network organizations from <text:a xlink:type="simple" xlink:href="https://www.ukrinform.ua/tag-sankcii" text:style-name="Internet_20_link" text:visited-style-name="Visited_20_Internet_20_Link">
</text:a>
which contributed to the purchase of electronic components for the destabilization military programs of Iran, including those used in unmanned aerial vehicles, ”the message is assigned.</text:p>
      <text:p text:style-name="P4">
At the same time it is specified that US sanctions were imposed against the head of the Iranian company Pardazan System Namad Arman(Precise), as well as the false companies of PASNA, based in Iran, Malaysia, Hong Kong and China.</text:p>
      <text:p text:style-name="P4">
"The network against which the restrictions are introduced today has purchased Tatekhnology products for the Iran government and its defense industry and UAV programs. The US -minphine will continue to impose sanctions against Iran's efforts aimed 'US Deputy Minister of Finance of the United States of Finance of Anti -Terrorism and Financial Intelligence Brian Nelson.</text:p>
      <text:p text:style-name="P4">
<text:span text:style-name="T4">
 Read also: </text:span>
 <text:a xlink:type="simple" xlink:href="https://www.ukrinform.ua/rubric-world/3697692-ssa-vveli-sankcii-proti-miznarodnoi-merezi-so-dopomagala-hezbolli.html" text:style-name="Internet_20_link" text:visited-style-name="Visited_20_Internet_20_Link">
<text:span text:style-name="T4">
 St. </text:span>
</text:a>
The US Ministry of Finance has reported sanctions against Pasna in January 2018 by providing it with financial, material, technological and other supporting Iran Electronics Industries.(take), subordinate to the Ministry of Iran.</text:p>
      <text:p text:style-name="P4">
News Source: <text:a xlink:type="simple" xlink:href="https://www.ukrinform.ua/rubric-world/3698050-ssa-vveli-sankcii-proti-miznarodnoi-merezi-aka-dopomagala-iranu-viroblati-droni.html" text:style-name="Internet_20_link" text:visited-style-name="Visited_20_Internet_20_Link">
https://www.ukrinform.ua/rubric-world/3698050-ssa-vveli-sankcii-proti-miznarodnoi-merezi-aka-dopomagala-iranu-viroblati-droni.html</text:a>
</text:p>
      <!--NEWS-->
      <text:h text:style-name="P10" text:outline-level="1">
<text:span text:style-name="T4">
In Abu Dhabi and Dubai, Ukrainian schools held master classes of Easter eggs</text:span>
</text:h>
      <text:p text:style-name="P4">
Authors: Ukrinform (Person)</text:p>
      <text:p text:style-name="P4">
Publisher: Укринформ (Organization)</text:p>
      <text:p text:style-name="P4">
Published Time: 2023-04-19T18:22:00+03:00</text:p>
      <text:p text:style-name="P4">
Modified Time: 2023-04-19T18:22:00+03:00</text:p>
      <text:p text:style-name="P4">
Description: Ukrainian schools in the United Arab Emirates "Divosvit" and "Sofia" held workshops on the painting of Easter eggs for children. - Ukrinform.</text:p>
      <text:p text:style-name="P4">
Images: ["<text:a xlink:type="simple" xlink:href="https://static.ukrinform.com/photos/2023_04/thumb_files/630_360_1681917752-719.jpg" text:style-name="Internet_20_link" text:visited-style-name="Visited_20_Internet_20_Link">
630_360_16819...</text:a>
", "<text:a xlink:type="simple" xlink:href="https://static.ukrinform.com/photos/2023_04/1681917386-332.jpg" text:style-name="Internet_20_link" text:visited-style-name="Visited_20_Internet_20_Link">
1681917386-33...</text:a>
", "<text:a xlink:type="simple" xlink:href="https://static.ukrinform.com/photos/2023_04/1681917322-424.jpg" text:style-name="Internet_20_link" text:visited-style-name="Visited_20_Internet_20_Link">
1681917322-42...</text:a>
", "<text:a xlink:type="simple" xlink:href="https://static.ukrinform.com/photos/2023_04/1681917357-684.jpg" text:style-name="Internet_20_link" text:visited-style-name="Visited_20_Internet_20_Link">
1681917357-68...</text:a>
", "<text:a xlink:type="simple" xlink:href="https://static.ukrinform.com/photos/2023_04/1681917438-953.jpg" text:style-name="Internet_20_link" text:visited-style-name="Visited_20_Internet_20_Link">
1681917438-95...</text:a>
", "<text:a xlink:type="simple" xlink:href="https://static.ukrinform.com/photos/2023_04/1681917507-307.jpg" text:style-name="Internet_20_link" text:visited-style-name="Visited_20_Internet_20_Link">
1681917507-30...</text:a>
", "<text:a xlink:type="simple" xlink:href="https://static.ukrinform.com/photos/2023_04/1681917559-327.jpg" text:style-name="Internet_20_link" text:visited-style-name="Visited_20_Internet_20_Link">
1681917559-32...</text:a>
", "<text:a xlink:type="simple" xlink:href="https://static.ukrinform.com/photos/2023_04/1681917604-866.jpg" text:style-name="Internet_20_link" text:visited-style-name="Visited_20_Internet_20_Link">
1681917604-86...</text:a>
"]</text:p>
      <text:p text:style-name="P4">
Tags: ['Діаспора', 'Діти', 'Культура', 'ОАЕ', 'Школа', 'Великдень', 'Писанка']</text:p>
      <text:p text:style-name="P4">
Type: Article</text:p>
      <!--METADATA-->
      <text:p text:style-name="P4">
<draw:frame draw:style-name="fr1" draw:name="Image209" text:anchor-type="as-char" svg:width="6.9236in" svg:height="3.956343in" draw:z-index="0">
<draw:image xlink:href="../Images/yкринформ/2023-04-19T18-22-00-03-00/630_360_1681917752-719.jpg" xlink:type="simple" xlink:show="embed" xlink:actuate="onLoad" draw:mime-type="image/jpeg"/>
</draw:frame>
Ukrainian schools in the United Arab Emirates "Divosvit" and "Sofia" held a master-class for children from painting Easter eggs.</text:p>
      <text:p text:style-name="P4">
As Ukrinform reports, the publication writes <text:a xlink:type="simple" xlink:href="https://ukrdubai.com/articles/281308/ukrainski-shkoli-v-abu-dabi-ta-dubai-proveli-majster-klas-z-rozpisu-velikodnih-yayec" text:style-name="Internet_20_link" text:visited-style-name="Visited_20_Internet_20_Link">
</text:a>
.</text:p>
      <text:p text:style-name="P4">
It is reported that the Divosvit School in Abu Dhabi took place in the creative pelvic atmosphere of the Art House Café and gathered more than 15 students of the school and their wrestlers. In Dubai, master classes in Easter eggs were conducted by teachers of the school "Sofia" during the lessons of Ukrainian studies.</text:p>
      <text:p text:style-name="P4">
<draw:frame draw:style-name="fr1" draw:name="Image210" text:anchor-type="as-char" svg:width="6.9236in" svg:height="8.010221in" draw:z-index="0">
<draw:image xlink:href="../Images/yкринформ/2023-04-19T18-22-00-03-00/1681917386-332.jpg" xlink:type="simple" xlink:show="embed" xlink:actuate="onLoad" draw:mime-type="image/jpeg"/>
</draw:frame>
The material states that to get acquainted with the art of painting of Ukrainian eggs and to create their Easter eggs to the little artists of the school "Divosvit" helped a craftsman from Lviv Yulia Bura. She spoke about the main momented process: the choice of the ornament and the meaning of the symbols in it, the rules of the robot and wax, the secrets of obtaining the desired colors, showed photos of the layered eggs from different parts of Ukraine.</text:p>
      <text:p text:style-name="P4">
<draw:frame draw:style-name="fr1" draw:name="Image211" text:anchor-type="as-char" svg:width="6.9236in" svg:height="5.22148in" draw:z-index="0">
<draw:image xlink:href="../Images/yкринформ/2023-04-19T18-22-00-03-00/1681917322-424.jpg" xlink:type="simple" xlink:show="embed" xlink:actuate="onLoad" draw:mime-type="image/jpeg"/>
</draw:frame>
“After theoretical training, the children disassembled the squeaks, wax, swollen eggs, pencils and started work. With the help of Ms. Julia and parents, young Ukrainians have been embedded in the world of Easter eggs. They carefully displayed the lines of future vests, covered them with wax and immersed them in special paints. And later the pounds of the Easter eggs blossomed, ears, birds, fish, sun, stars and other symbols of longevity, health, love, rich harvest, etc., and also the word "Ukraine". Even the youngest fascinations were fascinated and wondered how a white egg turns into something colorful and a picture, ”the newspaper writes.</text:p>
      <text:p text:style-name="P4">
<draw:frame draw:style-name="fr1" draw:name="Image212" text:anchor-type="as-char" svg:width="6.9236in" svg:height="5.205034in" draw:z-index="0">
<draw:image xlink:href="../Images/yкринформ/2023-04-19T18-22-00-03-00/1681917357-684.jpg" xlink:type="simple" xlink:show="embed" xlink:actuate="onLoad" draw:mime-type="image/jpeg"/>
</draw:frame>
It is noted that the process of egg painting is not always simple, but very interesting and exciting. As a result, every little artist who joined the well -being of Ukrainian culture received his own unique, and many and the first, the Easter egg.</text:p>
      <text:p text:style-name="P4">
<draw:frame draw:style-name="fr1" draw:name="Image213" text:anchor-type="as-char" svg:width="6.351931in" svg:height="10.0in" draw:z-index="0">
<draw:image xlink:href="../Images/yкринформ/2023-04-19T18-22-00-03-00/1681917438-953.jpg" xlink:type="simple" xlink:show="embed" xlink:actuate="onLoad" draw:mime-type="image/jpeg"/>
</draw:frame>
</text:p>
      <text:p text:style-name="P4">
At the Ukrainian School at the UAE "Sofia"(Dubai)The master classes in Easter eggs were made during lessons where the children learned to "read" ancient links, laid with ancestors in patterns on Easter eggs, learned about the symbols that are depicted.</text:p>
      <text:p text:style-name="P4">
<draw:frame draw:style-name="fr1" draw:name="Image214" text:anchor-type="as-char" svg:width="6.9236in" svg:height="3.708711in" draw:z-index="0">
<draw:image xlink:href="../Images/yкринформ/2023-04-19T18-22-00-03-00/1681917507-307.jpg" xlink:type="simple" xlink:show="embed" xlink:actuate="onLoad" draw:mime-type="image/jpeg"/>
</draw:frame>
"As a result, everyone has created a Easter egg, which wears the warmth of our hands, this special period reminds us that we would be more concerned about each other than the Most High for our lives, our land and our neighbor," - on the Sofia School page.</text:p>
      <text:p text:style-name="P4">
<draw:frame draw:style-name="fr1" draw:name="Image215" text:anchor-type="as-char" svg:width="6.9236in" svg:height="4.599034in" draw:z-index="0">
<draw:image xlink:href="../Images/yкринформ/2023-04-19T18-22-00-03-00/1681917559-327.jpg" xlink:type="simple" xlink:show="embed" xlink:actuate="onLoad" draw:mime-type="image/jpeg"/>
</draw:frame>
The children of the older groups painted them with wax, the first -graders painted wooden acrylic paints, and the preschoolers decorated the shelves, the teaching of the school referencer Natalia Serdyuk.</text:p>
      <text:p text:style-name="P4">
<draw:frame draw:style-name="fr1" draw:name="Image216" text:anchor-type="as-char" svg:width="6.9236in" svg:height="5.202822in" draw:z-index="0">
<draw:image xlink:href="../Images/yкринформ/2023-04-19T18-22-00-03-00/1681917604-866.jpg" xlink:type="simple" xlink:show="embed" xlink:actuate="onLoad" draw:mime-type="image/jpeg"/>
</draw:frame>
Recall that Ukrainian women's initiative in the UAE <text:a xlink:type="simple" xlink:href="https://www.ukrinform.ua/rubric-diaspora/3695874-majsterklas-iz-pisankarstva-vidbuvsa-abudabi.html" text:style-name="Internet_20_link" text:visited-style-name="Visited_20_Internet_20_Link">
</text:a>
In Abu Dhab, his first master class "Easter Pysanka".</text:p>
      <text:p text:style-name="P4">
<text:span text:style-name="T5">
Foto: Ukrainian School "Divosvit"(Abu Dhabi), Ukrainian School "Sofia"(Dubai)</text:span>
</text:p>
      <text:p text:style-name="P4">
News Source: <text:a xlink:type="simple" xlink:href="https://www.ukrinform.ua/rubric-diaspora/3698054-v-abudabi-ta-dubai-ukrainski-skoli-proveli-majsterklasi-pisankarstva.html" text:style-name="Internet_20_link" text:visited-style-name="Visited_20_Internet_20_Link">
https://www.ukrinform.ua/rubric-diaspora/3698054-v-abudabi-ta-dubai-ukrainski-skoli-proveli-majsterklasi-pisankarstva.html</text:a>
</text:p>
      <!--NEWS-->
      <text:h text:style-name="P10" text:outline-level="1">
<text:span text:style-name="T4">
The Kharkiv Hospital opened a sensory relaxation room for children affected by the war</text:span>
</text:h>
      <text:p text:style-name="P4">
Authors: Ukrinform (Person)</text:p>
      <text:p text:style-name="P4">
Publisher: Укринформ (Organization)</text:p>
      <text:p text:style-name="P4">
Published Time: 2023-04-19T18:24:03+03:00</text:p>
      <text:p text:style-name="P4">
Modified Time: 2023-04-19T18:24:03+03:00</text:p>
      <text:p text:style-name="P4">
Description: In Kharkiv Children's Hospital №24, a room of sensory relaxation was opened for children who need psychological rehabilitation through the war, the room is equipped with light therapy, sound therapy, fairytale therapy, sand (Sand-play) and art therapy. - Ukrinform.</text:p>
      <text:p text:style-name="P4">
Images: ["<text:a xlink:type="simple" xlink:href="https://static.ukrinform.com/photos/2023_04/thumb_files/630_360_1681917725-5319.jpeg" text:style-name="Internet_20_link" text:visited-style-name="Visited_20_Internet_20_Link">
630_360_16819...</text:a>
", "<text:a xlink:type="simple" xlink:href="https://static.ukrinform.com/photos/2023_04/thumb_files/630_360_1681917725-3245.jpeg" text:style-name="Internet_20_link" text:visited-style-name="Visited_20_Internet_20_Link">
630_360_16819...</text:a>
", "<text:a xlink:type="simple" xlink:href="https://static.ukrinform.com/photos/2023_04/thumb_files/630_360_1681917724-4328.jpeg" text:style-name="Internet_20_link" text:visited-style-name="Visited_20_Internet_20_Link">
630_360_16819...</text:a>
", "<text:a xlink:type="simple" xlink:href="https://static.ukrinform.com/photos/2023_04/thumb_files/630_360_1681917724-2847.jpeg" text:style-name="Internet_20_link" text:visited-style-name="Visited_20_Internet_20_Link">
630_360_16819...</text:a>
", "<text:a xlink:type="simple" xlink:href="https://static.ukrinform.com/photos/2023_04/thumb_files/630_360_1681917724-1006.jpeg" text:style-name="Internet_20_link" text:visited-style-name="Visited_20_Internet_20_Link">
630_360_16819...</text:a>
", "<text:a xlink:type="simple" xlink:href="https://static.ukrinform.com/photos/2023_04/thumb_files/630_360_1681917724-1253.jpeg" text:style-name="Internet_20_link" text:visited-style-name="Visited_20_Internet_20_Link">
630_360_16819...</text:a>
", "<text:a xlink:type="simple" xlink:href="https://static.ukrinform.com/photos/2023_04/thumb_files/630_360_1681917724-5081.jpeg" text:style-name="Internet_20_link" text:visited-style-name="Visited_20_Internet_20_Link">
630_360_16819...</text:a>
", "<text:a xlink:type="simple" xlink:href="https://static.ukrinform.com/photos/2023_04/thumb_files/630_360_1681917724-2192.jpeg" text:style-name="Internet_20_link" text:visited-style-name="Visited_20_Internet_20_Link">
630_360_16819...</text:a>
", "<text:a xlink:type="simple" xlink:href="https://static.ukrinform.com/photos/2023_04/thumb_files/630_360_1681917725-6760.jpeg" text:style-name="Internet_20_link" text:visited-style-name="Visited_20_Internet_20_Link">
630_360_16819...</text:a>
"]</text:p>
      <text:p text:style-name="P4">
Tags: ['Діти', 'Лікарня', 'Харків']</text:p>
      <text:p text:style-name="P4">
Type: Article</text:p>
      <!--METADATA-->
      <text:p text:style-name="P4">
<draw:frame draw:style-name="fr1" draw:name="Image217" text:anchor-type="as-char" svg:width="6.9236in" svg:height="3.956343in" draw:z-index="0">
<draw:image xlink:href="../Images/yкринформ/2023-04-19T18-24-03-03-00/630_360_1681917725-5319.jpeg" xlink:type="simple" xlink:show="embed" xlink:actuate="onLoad" draw:mime-type="image/jpeg"/>
</draw:frame>
The Uzhakiv Children's Hospital # 24 opened a sensor relaxation room for children that require psychological rehabilitation through war, the premises of the remedies for light therapy, sound therapy, fairytale therapy, sand therapy(Sand-play)and art therapy.</text:p>
      <text:p text:style-name="P4">
This was reported by Ukrinform correspondent.</text:p>
      <text:p text:style-name="P4">
In the room of psychological rehabilitation, according to the hospital, specialists will work with children who were in the war zone, in the occupied, Azgod released territories or became forced displaced persons, as well as leeks that had mental or neurological disorders before the war. In general, children will be able to overcome stressful states, to fight the fears.</text:p>
      <text:p text:style-name="P4">
<draw:frame draw:style-name="fr1" draw:name="Image218" text:anchor-type="as-char" svg:width="6.9236in" svg:height="3.956343in" draw:z-index="0">
<draw:image xlink:href="../Images/yкринформ/2023-04-19T18-24-03-03-00/630_360_1681917725-3245.jpeg" xlink:type="simple" xlink:show="embed" xlink:actuate="onLoad" draw:mime-type="image/jpeg"/>
</draw:frame>
The Uzhakiv Hospital opened the sensory relaxation room for children who were aware of the war / photos: Yulia Bairachna, Ukrinform <text:a xlink:type="simple" xlink:href="https://static.ukrinform.com/photos/2023_04/1681917725-3245.jpeg" text:style-name="Internet_20_link" text:visited-style-name="Visited_20_Internet_20_Link">
<draw:frame draw:style-name="fr1" draw:name="Image219" text:anchor-type="as-char" svg:width="6.9236in" svg:height="3.956343in" draw:z-index="0">
<draw:image xlink:href="../Images/yкринформ/2023-04-19T18-24-03-03-00/630_360_1681917725-3245.jpeg" xlink:type="simple" xlink:show="embed" xlink:actuate="onLoad" draw:mime-type="image/jpeg"/>
</draw:frame>
</text:a>
 <text:a xlink:type="simple" xlink:href="https://static.ukrinform.com/photos/2023_04/1681917724-4328.jpeg" text:style-name="Internet_20_link" text:visited-style-name="Visited_20_Internet_20_Link">
<draw:frame draw:style-name="fr1" draw:name="Image220" text:anchor-type="as-char" svg:width="6.9236in" svg:height="3.956343in" draw:z-index="0">
<draw:image xlink:href="../Images/yкринформ/2023-04-19T18-24-03-03-00/630_360_1681917724-4328.jpeg" xlink:type="simple" xlink:show="embed" xlink:actuate="onLoad" draw:mime-type="image/jpeg"/>
</draw:frame>
</text:a>
 <text:a xlink:type="simple" xlink:href="https://static.ukrinform.com/photos/2023_04/1681917724-2847.jpeg" text:style-name="Internet_20_link" text:visited-style-name="Visited_20_Internet_20_Link">
<draw:frame draw:style-name="fr1" draw:name="Image221" text:anchor-type="as-char" svg:width="6.9236in" svg:height="3.956343in" draw:z-index="0">
<draw:image xlink:href="../Images/yкринформ/2023-04-19T18-24-03-03-00/630_360_1681917724-2847.jpeg" xlink:type="simple" xlink:show="embed" xlink:actuate="onLoad" draw:mime-type="image/jpeg"/>
</draw:frame>
</text:a>
 <text:a xlink:type="simple" xlink:href="https://static.ukrinform.com/photos/2023_04/1681917724-1006.jpeg" text:style-name="Internet_20_link" text:visited-style-name="Visited_20_Internet_20_Link">
<draw:frame draw:style-name="fr1" draw:name="Image222" text:anchor-type="as-char" svg:width="6.9236in" svg:height="3.956343in" draw:z-index="0">
<draw:image xlink:href="../Images/yкринформ/2023-04-19T18-24-03-03-00/630_360_1681917724-1006.jpeg" xlink:type="simple" xlink:show="embed" xlink:actuate="onLoad" draw:mime-type="image/jpeg"/>
</draw:frame>
</text:a>
 <text:a xlink:type="simple" xlink:href="https://static.ukrinform.com/photos/2023_04/1681917724-1253.jpeg" text:style-name="Internet_20_link" text:visited-style-name="Visited_20_Internet_20_Link">
<draw:frame draw:style-name="fr1" draw:name="Image223" text:anchor-type="as-char" svg:width="6.9236in" svg:height="3.956343in" draw:z-index="0">
<draw:image xlink:href="../Images/yкринформ/2023-04-19T18-24-03-03-00/630_360_1681917724-1253.jpeg" xlink:type="simple" xlink:show="embed" xlink:actuate="onLoad" draw:mime-type="image/jpeg"/>
</draw:frame>
</text:a>
 <text:a xlink:type="simple" xlink:href="https://static.ukrinform.com/photos/2023_04/1681917724-5081.jpeg" text:style-name="Internet_20_link" text:visited-style-name="Visited_20_Internet_20_Link">
<draw:frame draw:style-name="fr1" draw:name="Image224" text:anchor-type="as-char" svg:width="6.9236in" svg:height="3.956343in" draw:z-index="0">
<draw:image xlink:href="../Images/yкринформ/2023-04-19T18-24-03-03-00/630_360_1681917724-5081.jpeg" xlink:type="simple" xlink:show="embed" xlink:actuate="onLoad" draw:mime-type="image/jpeg"/>
</draw:frame>
</text:a>
 <text:a xlink:type="simple" xlink:href="https://static.ukrinform.com/photos/2023_04/1681917724-2192.jpeg" text:style-name="Internet_20_link" text:visited-style-name="Visited_20_Internet_20_Link">
<draw:frame draw:style-name="fr1" draw:name="Image225" text:anchor-type="as-char" svg:width="6.9236in" svg:height="3.956343in" draw:z-index="0">
<draw:image xlink:href="../Images/yкринформ/2023-04-19T18-24-03-03-00/630_360_1681917724-2192.jpeg" xlink:type="simple" xlink:show="embed" xlink:actuate="onLoad" draw:mime-type="image/jpeg"/>
</draw:frame>
</text:a>
 <text:a xlink:type="simple" xlink:href="https://static.ukrinform.com/photos/2023_04/1681917725-6760.jpeg" text:style-name="Internet_20_link" text:visited-style-name="Visited_20_Internet_20_Link">
<draw:frame draw:style-name="fr1" draw:name="Image226" text:anchor-type="as-char" svg:width="6.9236in" svg:height="3.956343in" draw:z-index="0">
<draw:image xlink:href="../Images/yкринформ/2023-04-19T18-24-03-03-00/630_360_1681917725-6760.jpeg" xlink:type="simple" xlink:show="embed" xlink:actuate="onLoad" draw:mime-type="image/jpeg"/>
</draw:frame>
</text:a>
 <text:a xlink:type="simple" xlink:href="https://static.ukrinform.com/photos/2023_04/1681917725-5319.jpeg" text:style-name="Internet_20_link" text:visited-style-name="Visited_20_Internet_20_Link">
<draw:frame draw:style-name="fr1" draw:name="Image227" text:anchor-type="as-char" svg:width="6.9236in" svg:height="3.956343in" draw:z-index="0">
<draw:image xlink:href="../Images/yкринформ/2023-04-19T18-24-03-03-00/630_360_1681917725-5319.jpeg" xlink:type="simple" xlink:show="embed" xlink:actuate="onLoad" draw:mime-type="image/jpeg"/>
</draw:frame>
</text:a>
</text:p>
      <text:p text:style-name="P4">
<text:span text:style-name="T4">
 Read also: </text:span>
 <text:a xlink:type="simple" xlink:href="https://www.ukrinform.ua/rubric-society/3698046-ukraina-j-tureccina-obgovorili-pidtrimku-evakujovanih-ukrainskih-ditej.html" text:style-name="Internet_20_link" text:visited-style-name="Visited_20_Internet_20_Link">
<text:span text:style-name="T4">
 DIT </text:span>
</text:a>
The room of psychological rehabilitation was created with the support of the charity Foundation "Good deeds together" as part of the Balance Project.</text:p>
      <text:p text:style-name="P4">
News Source: <text:a xlink:type="simple" xlink:href="https://www.ukrinform.ua/rubric-regions/3698055-u-harkivskij-likarni-vidkrili-kimnatu-sensornoi-relaksacii-dla-ditej-aki-postrazdali-vid-vijni.html" text:style-name="Internet_20_link" text:visited-style-name="Visited_20_Internet_20_Link">
https://www.ukrinform.ua/rubric-regions/3698055-u-harkivskij-likarni-vidkrili-kimnatu-sensornoi-relaksacii-dla-ditej-aki-postrazdali-vid-vijni.html</text:a>
</text:p>
      <!--NEWS-->
      <text:h text:style-name="P10" text:outline-level="1">
<text:span text:style-name="T4">
In Ukraine tomorrow will rain, in the south - likely thunderstorms</text:span>
</text:h>
      <text:p text:style-name="P4">
Authors: Ukrinform (Person)</text:p>
      <text:p text:style-name="P4">
Publisher: Укринформ (Organization)</text:p>
      <text:p text:style-name="P4">
Published Time: 2023-04-19T18:29:00+03:00</text:p>
      <text:p text:style-name="P4">
Modified Time: 2023-04-19T18:29:00+03:00</text:p>
      <text:p text:style-name="P4">
Description: On Thursday, April 20, moderate rains are expected in Ukraine, in the southern part in the afternoon of thunderstorms. - Ukrinform.</text:p>
      <text:p text:style-name="P4">
Images: ["<text:a xlink:type="simple" xlink:href="https://static.ukrinform.com/photos/2023_04/thumb_files/630_360_1680706754-286.jpg" text:style-name="Internet_20_link" text:visited-style-name="Visited_20_Internet_20_Link">
630_360_16807...</text:a>
"]</text:p>
      <text:p text:style-name="P4">
Tags: ['Дощ', 'Гроза', 'Погода', 'Прогноз']</text:p>
      <text:p text:style-name="P4">
Type: Article</text:p>
      <!--METADATA-->
      <text:p text:style-name="P4">
<draw:frame draw:style-name="fr1" draw:name="Image228" text:anchor-type="as-char" svg:width="6.9236in" svg:height="3.956343in" draw:z-index="0">
<draw:image xlink:href="../Images/yкринформ/2023-04-19T18-29-00-03-00/630_360_1680706754-286.jpg" xlink:type="simple" xlink:show="embed" xlink:actuate="onLoad" draw:mime-type="image/jpeg"/>
</draw:frame>
On Thursday, April 20, moderate rains are expected in Ukraine, in the southern part in the daytime thunderstorms.</text:p>
      <text:p text:style-name="P4">
Ukrinform was reported at the Ukrainian Hydrometeorological Center.</text:p>
      <text:p text:style-name="P4">
The wind is mainly northeast, 7-12 m/s.</text:p>
      <text:p text:style-name="P4">
Temperature at night 3-8 °, in the afternoon 8-13 °, in Transcarpathia 14-19 °; In the southern part of 6-11 °, in the afternoon 10-15 °. In the highlands of the Carpathians a small <text:a xlink:type="simple" xlink:href="https://www.ukrinform.ua/tag-dos" text:style-name="Internet_20_link" text:visited-style-name="Visited_20_Internet_20_Link">
</text:a>
, at night with wet snow; The temperature at night0-5 ° heat, in the afternoon 3-8 °.</text:p>
      <text:p text:style-name="P4">
In Kyiv and Kyiv region, April 20 is cloudy with clearings, low at night, in the afternoon, moderate rain. Air temperature in the capital at night 6-8 °, in the afternoon 10-12 °; Pass at night 3-8 °, in the afternoon 8-13 °.</text:p>
      <text:p text:style-name="P4">
In the next days, April 21-22, Ukraine will remain cloudy with rains. In the same way, in the southern part and eastern regions, short-term rains, somewhere in a lot, in the rest of the territory, light rain in places(At night in most western northern, April 22 and central regions without precipitation).</text:p>
      <text:p text:style-name="P4">
Температура вночі 2-7°, у південній частині до 10°; вдень 11-16°, таЗакарпатті до 19°. На високогір'ї Карпат місцями невеликий дощ з мокримснігом; температура вночі та вдень 1-6° тепла.</text:p>
      <text:p text:style-name="P4">
У столичному регіоні 21-22 квітня вночі без опадів, вдень місцями невеликийдощ. Температура у столиці вночі 5-7°, вдень 13-15°; по області вночі 2-7°,вдень 11-16°.</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text:span>
 </text:a>
Rainy weather will prevail in Ukraine during April 23-24. Thus, on Sunday, April 23, at night in the eastern part, in the afternoon in Ukraine, except for the event, locally rains; April 24 in Ukraine at night without precipitation, in the afternoon short -term rains, sometimes thunderstorms.</text:p>
      <text:p text:style-name="P4">
The temperature at night is 1-7 °, in the afternoon 11-17 °, in Transcarpathia and Carpathian region up to 21 °.</text:p>
      <text:p text:style-name="P4">
In Kiev and the region on April 23-24 at night without precipitation; April 23, April 24, moderate short -term rain. Temperature in the capital at night 5-7 °, in the afternoon 15-17 °; On the area at night 2-7 °, in the afternoon 12-17 °.</text:p>
      <text:p text:style-name="P4">
News Source: <text:a xlink:type="simple" xlink:href="https://www.ukrinform.ua/rubric-regions/3697915-v-ukraini-zavtra-dositime-na-pivdni-jmovirni-grozi.html" text:style-name="Internet_20_link" text:visited-style-name="Visited_20_Internet_20_Link">
https://www.ukrinform.ua/rubric-regions/3697915-v-ukraini-zavtra-dositime-na-pivdni-jmovirni-grozi.html</text:a>
</text:p>
      <!--NEWS-->
      <text:h text:style-name="P10" text:outline-level="1">
<text:span text:style-name="T4">
Agrarians urged the European Union not to limit the free movement of food from Ukraine</text:span>
</text:h>
      <text:p text:style-name="P4">
Authors: Ukrinform (Person)</text:p>
      <text:p text:style-name="P4">
Publisher: Укринформ (Organization)</text:p>
      <text:p text:style-name="P4">
Published Time: 2023-04-19T18:32:40+03:00</text:p>
      <text:p text:style-name="P4">
Modified Time: 2023-04-19T18:32:40+03:00</text:p>
      <text:p text:style-name="P4">
Description: The All -Ukrainian Agrarian Council and another 27 leading agricultural associations appealed to the European Union authorities with a call not to restrict the free movement of Ukrainian food. - Ukrinform.</text:p>
      <text:p text:style-name="P4">
Images: ["<text:a xlink:type="simple" xlink:href="https://static.ukrinform.com/photos/2022_09/thumb_files/630_360_1663312554-918.jpeg" text:style-name="Internet_20_link" text:visited-style-name="Visited_20_Internet_20_Link">
630_360_16633...</text:a>
"]</text:p>
      <text:p text:style-name="P4">
Tags: ['Євросоюз', 'Україна', 'Зерно', 'Аграрії', 'Агропродукція']</text:p>
      <text:p text:style-name="P4">
Type: Article</text:p>
      <!--METADATA-->
      <text:p text:style-name="P4">
<draw:frame draw:style-name="fr1" draw:name="Image229" text:anchor-type="as-char" svg:width="6.9236in" svg:height="3.956343in" draw:z-index="0">
<draw:image xlink:href="../Images/yкринформ/2023-04-19T18-32-40-03-00/630_360_1663312554-918.jpeg" xlink:type="simple" xlink:show="embed" xlink:actuate="onLoad" draw:mime-type="image/jpeg"/>
</draw:frame>
The All -Ukrainian Agrarian Council and another 27 leading agricultural associations have appealed to the European Union's provisions not to restrict the free movement of Ukrainian food.</text:p>
      <text:p text:style-name="P4">
As Ukrinform reports, it reports <text:a xlink:type="simple" xlink:href="https://uacouncil.org/uk/post/27-agrarnih-asociacij-ukraini-zaklikali-es-znati-zaboroni-na-postavki-produkcii" text:style-name="Internet_20_link" text:visited-style-name="Visited_20_Internet_20_Link">
</text:a>
It is noted that "solidarity" paths should work to prevent famine from the outlive countries of Africa and Asia, and therefore a new wave of migration to European countries.</text:p>
      <text:p text:style-name="P4">
The Association emphasizes that without the full operation of these ways will export the further destruction of the world chains of added value of products, which will cause financial losses to both Ukrainian and foreign producers.</text:p>
      <text:p text:style-name="P4">
In addition, the introduction of restrictive trade measures by the EUCS countries has many international treaties, including WTO trade rules, EU norms on the Common Market, the Association Agreement between Ukraine and the EU, and also undermines the postulates of EU Solidarity Introduced.</text:p>
      <text:p text:style-name="P4">
Var emphasizes that the markets of the EU EU countries have never been key for Ukrainian grain or other agricultural products, given the high level of agricultural production in these countries. Therefore, the circumstances that have developed today are only situational in nature caused by the Russian war of the Ukrainian ports of the Black and Azov Seas.</text:p>
      <text:p text:style-name="P4">
<text:span text:style-name="T4">
 Read also: </text:span>
 <text:a xlink:type="simple" xlink:href="https://www.ukrinform.ua/rubric-economy/3697991-zaborona-importu-ukrainskoi-agroprodukcii-superecit-evropejskomu-zakonodavstvu-ekspert.html" text:style-name="Internet_20_link" text:visited-style-name="Visited_20_Internet_20_Link">
<text:span text:style-name="T4">
 European </text:span>
</text:a>
Agrarians recognize that during the war, exports to EU countries - neighboring Ukraine have increased significantly, and "it has a certain impact on their market." At the same time, Uzar claim that "the lion's share of products goes transit to other countries, and this is the main interest of the Ukrainian agricultural sector."</text:p>
      <text:p text:style-name="P4">
"However, the consistency and predictability of trade politics is important, because to a full -scale invasion of Ukraine has established mutually beneficial work with EU countries on trade in agricultural and food products. Suddenly, the sudden prohibition of imports adversely affects the previously established products and agricultural supplies. -The statement.</text:p>
      <text:p text:style-name="P4">
Ukrainian agrarians call European colleagues to open dialogue with representatives of European institutions to find compromise, which will not contradict EU rules and norms.Ukrainian agrarians ask representatives of the European Commission to assist in the removal of trade restrictions on trade between EU and Ukraine, as well as to develop the development of logistics infrastructure of the EU EU countries.</text:p>
      <text:p text:style-name="P4">
<text:span text:style-name="T4">
 Read also: </text:span>
 <text:a xlink:type="simple" xlink:href="https://www.ukrinform.ua/rubric-economy/3697893-zaborona-importu-agroprodukcii-solskij-rozpoviv-pro-peregovori-z-okremimi-krainami-ta-es.html" text:style-name="Internet_20_link" text:visited-style-name="Visited_20_Internet_20_Link">
<text:span text:style-name="T4">
 Agroproduck </text:span>
</text:a>
As reported by Ukrinform, Hungary and Poland on April 15, 2023 by making a prohibition on the import of grain and other types of agricultural products from Ukraine. On April 19, 2023, a ban on the import of Ukrainian agro -products to Slovakia will take effect. At the same time, Poland also suspended the products of the Ukrainian agroindustrial complex through its territory, but plans to be restored since April 21.</text:p>
      <text:p text:style-name="P4">
Hungary and Slovakia have not stopped transit. Bulgaria introduced a temporarily ban on agricultural imports from Ukraine on April 19, 2023, and alletrasite did not restrict.</text:p>
      <text:p text:style-name="P4">
On Wednesday, April 19, the European Commission announced the plan to react to excessive receipt of Ukrainian agricultural products to the Membership countries, in accordance with the EU Common Market Rules. In particular, it is a support for the affected farms and the use of restrictive earnings on the supply of Ukrainian grain and other food products to the EU market.</text:p>
      <text:p text:style-name="P4">
News Source: <text:a xlink:type="simple" xlink:href="https://www.ukrinform.ua/rubric-economy/3698058-agrarii-zaklikali-evrosouz-ne-obmezuvati-vilnij-ruh-prodovolstva-z-ukraini.html" text:style-name="Internet_20_link" text:visited-style-name="Visited_20_Internet_20_Link">
https://www.ukrinform.ua/rubric-economy/3698058-agrarii-zaklikali-evrosouz-ne-obmezuvati-vilnij-ruh-prodovolstva-z-ukraini.html</text:a>
</text:p>
      <!--NEWS-->
      <text:h text:style-name="P10" text:outline-level="1">
<text:span text:style-name="T4">
The Ministry of Foreign Affairs supports the Commissioner of the Council of Europe on violation of the rights of Crimean Tatars by the occupiers</text:span>
</text:h>
      <text:p text:style-name="P4">
Authors: Ukrinform (Person)</text:p>
      <text:p text:style-name="P4">
Publisher: Укринформ (Organization)</text:p>
      <text:p text:style-name="P4">
Published Time: 2023-04-19T18:35:49+03:00</text:p>
      <text:p text:style-name="P4">
Modified Time: 2023-04-19T18:35:49+03:00</text:p>
      <text:p text:style-name="P4">
Description: The Ministry of Foreign Affairs of Ukraine supports the report of the Commissioner of the Council of Europe on Human Rights Duny Miyatovich, which covered the situation in compliance with the human rights of the Crimean Tatars in the temporarily occupied territory of Crimea. - Ukrinform.</text:p>
      <text:p text:style-name="P4">
Images: ["<text:a xlink:type="simple" xlink:href="https://static.ukrinform.com/photos/2018_04/thumb_files/630_360_1522605747-8769.jpg" text:style-name="Internet_20_link" text:visited-style-name="Visited_20_Internet_20_Link">
630_360_15226...</text:a>
"]</text:p>
      <text:p text:style-name="P4">
Tags: ['Крим', 'МЗС', 'Рада Європи']</text:p>
      <text:p text:style-name="P4">
Type: Article</text:p>
      <!--METADATA-->
      <text:p text:style-name="P4">
<draw:frame draw:style-name="fr1" draw:name="Image230" text:anchor-type="as-char" svg:width="6.9236in" svg:height="3.956343in" draw:z-index="0">
<draw:image xlink:href="../Images/yкринформ/2023-04-19T18-35-49-03-00/630_360_1522605747-8769.jpg" xlink:type="simple" xlink:show="embed" xlink:actuate="onLoad" draw:mime-type="image/jpeg"/>
</draw:frame>
The Ministry of Foreign Affairs of Ukraine supports the report of the Commissioner of the Council of Europe of Human Rights Duny Miyatovich, which covered the situation in compliance with the right -class of the Crimean Tatars in the temporarily occupied territory of Crimea.</text:p>
      <text:p text:style-name="P4">
This is stated in <text:a xlink:type="simple" xlink:href="https://mfa.gov.ua/news/komentar-ministerstva-zakordonnih-sprav-ukrayini-stosovno-dopovidi-komisara-radi-yevropi-z-prav-lyudini-borotba-krimskih-tatar-za-prava-lyudini" text:style-name="Internet_20_link" text:visited-style-name="Visited_20_Internet_20_Link">
</text:a>
Concerning the report of the Commissariaarage of Europe on Human Rights "The struggle of the Crimean Tatars for Human Rights", reports Ukrinform.</text:p>
      <text:p text:style-name="P4">
It is noted that the foreign policy department shares the conclusion of the Commissioner, the Crimean Tatars, who are an integral part of the European community of Taistoria, must be provided with all the necessary support to preserve their unique identity and the exercise of human rights.</text:p>
      <text:p text:style-name="P4">
"They are convinced that the report will help to aware the publicity of the public about numerous violations that the Russian occupying power continues to be committed by post -residual occupation <text:a xlink:type="simple" xlink:href="https://www.ukrinform.ua/tag-krim" text:style-name="Internet_20_link" text:visited-style-name="Visited_20_Internet_20_Link">
</text:a>
In 2014, ”the Ministry said.</text:p>
      <text:p text:style-name="P4">
The Ministry of Foreign Affairs noted that it supports the requirements of the Commissioner of the Council of Europe for Human Rights regarding the termination of arbitrary arrests, persecutions, kidnapping, searches of Crimean Tatar human rights activists, activists, leaders, journalists, ordinary Crimean Tatars, as well as lawyers and lawyers.</text:p>
      <text:p text:style-name="P4">
<text:span text:style-name="T4">
 Read also: </text:span>
 <text:a xlink:type="simple" xlink:href="https://www.ukrinform.ua/rubric-crimea/3697049-u-krimu-zagarbniki-vstanovluut-kameri-videosposterezenna-vzdovz-zaliznici.html" text:style-name="Internet_20_link" text:visited-style-name="Visited_20_Internet_20_Link">
<text:span text:style-name="T4">
 Crimea </text:span>
</text:a>
"We demand the release of all illegally imprisoned citizens of Ukraine", "it is announced in the comment.</text:p>
      <text:p text:style-name="P4">
As it was reported, on April 18, the Commissioner of the Council of Europe on Human Rights Dunya Miyatovich's advice <text:a xlink:type="simple" xlink:href="https://www.ukrinform.ua/rubric-crimea/3697432-u-radi-evropi-zaavlaut-pro-cislenni-porusennah-prav-krimskih-tatar-na-okupovanomu-pivostrovi.html" text:style-name="Internet_20_link" text:visited-style-name="Visited_20_Internet_20_Link">
</text:a>
In the temporarily occupied Autonomous Republic of Crimea, Tamsty Sevastopol.</text:p>
      <text:p text:style-name="P4">
News Source: <text:a xlink:type="simple" xlink:href="https://www.ukrinform.ua/rubric-crimea/3698059-mzs-pidtrimue-dopovid-komisara-radi-evropi-pro-porusenna-okupantami-prav-krimskih-tatar.html" text:style-name="Internet_20_link" text:visited-style-name="Visited_20_Internet_20_Link">
https://www.ukrinform.ua/rubric-crimea/3698059-mzs-pidtrimue-dopovid-komisara-radi-evropi-pro-porusenna-okupantami-prav-krimskih-tatar.html</text:a>
</text:p>
      <!--NEWS-->
      <text:h text:style-name="P10" text:outline-level="1">
<text:span text:style-name="T4">
As a result of the war, more than 770 thousand Ukrainian students have switched to distance learning</text:span>
</text:h>
      <text:p text:style-name="P4">
Authors: Ukrinform (Person)</text:p>
      <text:p text:style-name="P4">
Publisher: Укринформ (Organization)</text:p>
      <text:p text:style-name="P4">
Published Time: 2023-04-19T18:40:00+03:00</text:p>
      <text:p text:style-name="P4">
Modified Time: 2023-04-19T18:40:00+03:00</text:p>
      <text:p text:style-name="P4">
Description: Due to the full-scale Russian-Ukrainian war, about 772,909 students changed the form of education from daily to distance, while 64 409 students switched to the family (home) form of study. - Ukrinform.</text:p>
      <text:p text:style-name="P4">
Images: ["<text:a xlink:type="simple" xlink:href="https://static.ukrinform.com/photos/2022_01/thumb_files/630_360_1642785788-292.jpeg" text:style-name="Internet_20_link" text:visited-style-name="Visited_20_Internet_20_Link">
630_360_16427...</text:a>
"]</text:p>
      <text:p text:style-name="P4">
Tags: ['Діти', 'Освіта', 'Школа']</text:p>
      <text:p text:style-name="P4">
Type: Article</text:p>
      <!--METADATA-->
      <text:p text:style-name="P4">
<draw:frame draw:style-name="fr1" draw:name="Image231" text:anchor-type="as-char" svg:width="6.9236in" svg:height="3.946452in" draw:z-index="0">
<draw:image xlink:href="../Images/yкринформ/2023-04-19T18-40-00-03-00/630_360_1642785788-292.jpeg" xlink:type="simple" xlink:show="embed" xlink:actuate="onLoad" draw:mime-type="image/jpeg"/>
</draw:frame>
A full-scale Russian-Ukrainian war is about 772,909 students of change in the acquisition of education from daily to a remote, at the same time on family(Home)форму навчання перейшли 64 409 учнів.</text:p>
      <text:p text:style-name="P4">
Про це свідчать результати дослідження, яке <text:a xlink:type="simple" xlink:href="https://sqe.gov.ua/wp-content/uploads/2023/04/yakist-osvity-v-umovah-viyny-web-3.pdf" text:style-name="Internet_20_link" text:visited-style-name="Visited_20_Internet_20_Link">
 </text:a>
, regarding the organization of the educational process in general secondary education institutions in the conditions of Vivna, Ukrinform reports.</text:p>
      <text:p text:style-name="P4">
Thus, due to the steady threat to the safety of participants in the educational process, the first half of the 2022/2023 academic year failed to fully restore the eye training.</text:p>
      <text:p text:style-name="P4">
<text:span text:style-name="T4">
 Read also: </text:span>
 <text:a xlink:type="simple" xlink:href="https://www.ukrinform.ua/rubric-society/3697940-v-ukraini-proponuut-z-2024-roku-perevesti-skoli-na-12ricnu-sistemu-osviti.html" text:style-name="Internet_20_link" text:visited-style-name="Visited_20_Internet_20_Link">
<text:span text:style-name="T4">
 education </text:span>
</text:a>
According to the results of the study, 15% of educational institutions worked on the field, 33% - remotely, 51% - in mixed format. The most common form of training of the Rank and South of Ukraine was distance learning.</text:p>
      <text:p text:style-name="P4">
In this case, a third of children do not have full access to the educational process. In cities, access to education is better than in villages, but 32% of children from low -income families in cities and 46% in villages do not have the opportunity to socialize education. Among the internally displaced, special difficulty in accessible training occurs in rural areas, where only 80% have the ability to study, compared to 86% in cities.</text:p>
      <text:p text:style-name="P4">
According to the results of the survey, teachers in the conditions of war are confronted with a reduction in challenges, for example, unstable conditions of study, limited ways to organize educational and cognitive activity, reduction of motivation, as well as a non -ustable psycho-emotional state of students and teachers.</text:p>
      <text:p text:style-name="P4">
<text:span text:style-name="T4">
 Read also: </text:span>
 <text:a xlink:type="simple" xlink:href="https://www.ukrinform.ua/rubric-society/3697886-lisovij-nazvav-vikliki-aki-stoat-pered-ukrainskou-osvitou.html" text:style-name="Internet_20_link" text:visited-style-name="Visited_20_Internet_20_Link">
<text:span text:style-name="T4">
 education </text:span>
</text:a>
The study also found that the heads of educational institutions did not record the loss of study time, more than 92% of schools provided the opportunity to carry out the educational process in synchronous and/or asynchronous regimes, and the students were able to join it. However, only 40% of parents reported that their children had studied. It is noted that in the west of Ukraine this figure is marked: 32% of primary school parents reported continuous education of their children, while in the east this figure is 50%.In addition, the study refers to changes in the pedagogical composition of institutions. The changes in the pedagogical staff occurred in 55% of schools. The most changes were in the north, where only 30% of educational institutions indicated that there were no changes in the pedagogical composition.</text:p>
      <text:p text:style-name="P4">
Among the reasons for the changes of personnel in educational institutions according to the results of the study: dismissal at will(40%), conscription for military service(21%), unpaid vacation(14%)and suspension of an employment contract(9%).</text:p>
      <text:p text:style-name="P4">
<text:span text:style-name="T4">
Читайте також:</text:span>
 <text:a xlink:type="simple" xlink:href="https://www.ukrinform.ua/rubric-vidbudova/3697796-arhitektori-ta-studenti-mozut-otrimati-do-10-tisac-na-proekt-iz-vidbudovi-u-pivnicnij-saltivci.html" text:style-name="Internet_20_link" text:visited-style-name="Visited_20_Internet_20_Link">
 </text:a>
The study was conducted in December 2022 - January 2023 by the State Department of Education of Ukraine with the support of the Initiative "Conservation of Access to School Education", which is implemented(SURGe). «Супровід урядових реформ в Україні» (SURGe)It is a project of international technical assistance implemented by the Alinea International campaign and the Government of Canada. The study covered 150 schools from all areas of Ukraine. The online application was attended by school principals, teachers, and students.</text:p>
      <text:p text:style-name="P4">
The online design method covers a sample of 150 schools from all over Ukraine. The study was attended by 150 school directors, 6532 teachers, 10 899 -apples of elementary, basic and high school students and 4324 students(Mostly two classes).</text:p>
      <text:p text:style-name="P4">
News Source: <text:a xlink:type="simple" xlink:href="https://www.ukrinform.ua/rubric-society/3698060-cerez-vijnu-ponad-770-tisac-ukrainskih-skolariv-perejsli-na-distancijnu-formu-navcanna.html" text:style-name="Internet_20_link" text:visited-style-name="Visited_20_Internet_20_Link">
https://www.ukrinform.ua/rubric-society/3698060-cerez-vijnu-ponad-770-tisac-ukrainskih-skolariv-perejsli-na-distancijnu-formu-navcanna.html</text:a>
</text:p>
      <!--NEWS-->
      <text:h text:style-name="P10" text:outline-level="1">
<text:span text:style-name="T4">
The Armed Forces reflected more than 40 attacks and struck two warehouses with enemy ammunition</text:span>
</text:h>
      <text:p text:style-name="P4">
Authors: Ukrinform (Person)</text:p>
      <text:p text:style-name="P4">
Publisher: Укринформ (Organization)</text:p>
      <text:p text:style-name="P4">
Published Time: 2023-04-19T19:03:00+03:00</text:p>
      <text:p text:style-name="P4">
Modified Time: 2023-04-19T19:03:00+03:00</text:p>
      <text:p text:style-name="P4">
Description: The forces of Ukraine's defense in four directions reflected more than 40 attacks of Russian invaders, the most fierce battles are conducted by the cities of Bakhmut and Marinka, Donetsk region. - Ukrinform.</text:p>
      <text:p text:style-name="P4">
Images: ["<text:a xlink:type="simple" xlink:href="https://static.ukrinform.com/photos/2023_04/thumb_files/630_360_1681573947-281.jpg" text:style-name="Internet_20_link" text:visited-style-name="Visited_20_Internet_20_Link">
630_360_16815...</text:a>
"]</text:p>
      <text:p text:style-name="P4">
Tags: ['Обстріл', 'ЗСУ', 'Війна з росією']</text:p>
      <text:p text:style-name="P4">
Type: Article</text:p>
      <!--METADATA-->
      <text:p text:style-name="P4">
<draw:frame draw:style-name="fr1" draw:name="Image232" text:anchor-type="as-char" svg:width="6.9236in" svg:height="3.956343in" draw:z-index="0">
<draw:image xlink:href="../Images/yкринформ/2023-04-19T19-03-00-03-00/630_360_1681573947-281.jpg" xlink:type="simple" xlink:show="embed" xlink:actuate="onLoad" draw:mime-type="image/jpeg"/>
</draw:frame>
 Силиоборони України на чотирьох напрямках відбили понад 40 атак російськихзагарбників, найзапекліші бої ведуться за міста Бахмут і Мар’їнка Донецькоїобласті.</text:p>
      <text:p text:style-name="P4">
Як передає Укрінформ, про це Генеральний штаб Збройних сил України повідомив у<text:a xlink:type="simple" xlink:href="https://www.facebook.com/GeneralStaff.ua/posts/pfbid035Erhj6HD11mgHdFeMaVkSCoF1Bi145x6762R9C2fWBE6phnEzNtkhQK3BTD1d4gil" text:style-name="Internet_20_link" text:visited-style-name="Visited_20_Internet_20_Link">
</text:a>
Having published prompt information as of 18:00 Wednesday, April 19.</text:p>
      <text:p text:style-name="P4">
"The enemy at the cost of large losses continues to focus on the main efforts of the offensive actions in the Lyman, Bakhmut, Avdiivsky Tamarin directions. During the day in these areas of the front, the reflected afternoon of 40 enemy attacks," the General Staff noted.</text:p>
      <text:p text:style-name="P4">
In total, Ukrainian aviation per day made seven strokes in the areas of the Russian troops. The units of rocket troops and artillery of the Armed Forces of the AFCC were amazed by two areas of concentration of live power, weapons and military equipment, as well as two warehouses of ammunition of the enemy.</text:p>
      <text:p text:style-name="P4">
The army of the Russian Federation carried out three missile and 37 aviation hazards during the day, in particular with the use of drones, as well as 57 shelling of the reactive volley fire systems on the positions of defense forces and settlements.</text:p>
      <text:p text:style-name="P4">
<text:span text:style-name="T4">
 Read also: </text:span>
 <text:a xlink:type="simple" xlink:href="https://www.ukrinform.ua/rubric-ato/3697727-zsu-znisili-vze-183-750-rosijskih-zagarbnikiv.html" text:style-name="Internet_20_link" text:visited-style-name="Visited_20_Internet_20_Link">
<text:span text:style-name="T4">
 destroy </text:span>
</text:a>
As a result of hostile attacks, they are killed and injured among civilians, destroyed and damaged private dwellings and other civilian infrastructure.</text:p>
      <text:p text:style-name="P4">
The General Staff warns: the likelihood of rocket launchers throughout the Russians remains high throughout Ukraine.</text:p>
      <text:p text:style-name="P4">
_ <text:span text:style-name="T4">
 in the Volyn, Polissya, Siversky and Slobozhansky directions </text:span>
 _operative situation, according to the Armed Forces, has not undergone significant changes. The Udarian army during the day was suffered by boyar-reaving, Iskrykivshchyna, Volfine, Katerynivka and Kindrativka of Sumy region, as well as Sagittarius, Ogirtseve, Vovchansk, Petropavlivka, Karayachny, dugouts and lodge Kharkiv region.</text:p>
      <text:p text:style-name="P4">
_ <text:span text:style-name="T4">
 In the Kupyansk direction </text:span>
 _ from the artillery blows of the enemy the first, Novomlinsk, two -year, Western and Brest of Kharkiv region._ <text:span text:style-name="T4">
 In the Bakhmut direction </text:span>
 _ the Russians continue to take offensive actions, and the Bakhmut is launched. Fedorivka, Vasyukivka, Minakivka, Orikhovo-Vasylivka, Novommarkove, Grigorivka, Bakhmut, Ivanivske, Predictine, Konstantinovka, Druzhkivka, Alexander-Shultine, Biagorova, Druzhba and Iron Donetsk region were injured from enemy shelling.</text:p>
      <text:p text:style-name="P4">
_ <text:span text:style-name="T4">
 In the Avdeevsky direction </text:span>
 _ the troops of the Russian Federation took offensive actions in the districts of the Avdiivka, Vodyany and Pervomaisky Donetsk region, but did not have success.</text:p>
      <text:p text:style-name="P4">
<text:span text:style-name="T4">
 _ On the Marinskaya direction_ </text:span>
 During the day Ukrainian defenders reflect the number of enemy attacks in the areas of Marinka and Victory of Donetsk region.</text:p>
      <text:p text:style-name="P4">
_ <text:span text:style-name="T4">
 In the mineral direction </text:span>
 _ during the current day of the Russian Federation, they were unsuccessful to conduct offensive actions in the area of coal. Novoukrainka, Veliky Novosilka and the coal of the Donetsk region were suffering from shelling from the Zagarbniki.</text:p>
      <text:p text:style-name="P4">
_ <text:span text:style-name="T4">
 In the Zaporizhzhya and Kherson directions </text:span>
 _ invaders defend and continue firing settlements.</text:p>
      <text:p text:style-name="P4">
In particular, during the day of hostile blows were suited and Novopol of Donetsk region, Burlatske, Malynivka, Railway, Mali Shcherbaki and Kamyanskzapozhzhia region, Kherson, Havrylivka, Berislav, Vesele and Antonivkivarson region. In total, more than 30 settlements have been shot in the front area during the day.</text:p>
      <text:p text:style-name="P4">
It is established that in the temporarily captured territory of Lugansk region in Sellicabichivka Russian pseudovlada has ordered the deployment of a military hospital for 40 beds in a rural culture of culture. The Russian medical institution should arrive by the end of the week.</text:p>
      <text:p text:style-name="P4">
<text:span text:style-name="T4">
 Read also: </text:span>
 <text:a xlink:type="simple" xlink:href="https://www.ukrinform.ua/rubric-ato/3698010-zsu-strimuut-natisk-u-bahmuti-kudi-vorog-kinuv-najbilsu-kilkist-sil-sirskij.html" text:style-name="Internet_20_link" text:visited-style-name="Visited_20_Internet_20_Link">
</text:a>
At the same time, the Russian army continues to use the civilian population of timely captured territories for their own purposes, hiding behind people as a "living space".</text:p>
      <text:p text:style-name="P4">
In particular, in the temporarily captured city of Skadovsk, Kherson region, the immigrants force all collaborators and those who cooperate with them, to sign the obligation to ban traveling outside the area.</text:p>
      <text:p text:style-name="P4">
News Source: <text:a xlink:type="simple" xlink:href="https://www.ukrinform.ua/rubric-ato/3698072-zsu-vidbili-ponad-40-atak-ta-urazili-dva-skladi-z-boepripasami-voroga.html" text:style-name="Internet_20_link" text:visited-style-name="Visited_20_Internet_20_Link">
https://www.ukrinform.ua/rubric-ato/3698072-zsu-vidbili-ponad-40-atak-ta-urazili-dva-skladi-z-boepripasami-voroga.html</text:a>
</text:p>
      <!--NEWS-->
      <text:h text:style-name="P10" text:outline-level="1">
<text:span text:style-name="T4">
Police check all things that exports the UOC -MP from Lavra - Tkachenko</text:span>
</text:h>
      <text:p text:style-name="P4">
Authors: Ukrinform (Person)</text:p>
      <text:p text:style-name="P4">
Publisher: Укринформ (Organization)</text:p>
      <text:p text:style-name="P4">
Published Time: 2023-04-19T19:05:00+03:00</text:p>
      <text:p text:style-name="P4">
Modified Time: 2023-04-19T19:05:00+03:00</text:p>
      <text:p text:style-name="P4">
Description: The police check all things exported by representatives of the Ukrainian Orthodox Church (Moscow Patriarchate) from the Kiev-Pechersk Lavra. - Ukrinform.</text:p>
      <text:p text:style-name="P4">
Images: ["<text:a xlink:type="simple" xlink:href="https://static.ukrinform.com/photos/2023_03/thumb_files/630_360_1680089705-466.jpg" text:style-name="Internet_20_link" text:visited-style-name="Visited_20_Internet_20_Link">
630_360_16800...</text:a>
"]</text:p>
      <text:p text:style-name="P4">
Tags: ['Ткаченко', 'Київська Лавра', 'МКІП ', 'Єдині новини']</text:p>
      <text:p text:style-name="P4">
Type: Article</text:p>
      <!--METADATA-->
      <text:p text:style-name="P4">
<draw:frame draw:style-name="fr1" draw:name="Image233" text:anchor-type="as-char" svg:width="6.9236in" svg:height="3.956343in" draw:z-index="0">
<draw:image xlink:href="../Images/yкринформ/2023-04-19T19-05-00-03-00/630_360_1680089705-466.jpg" xlink:type="simple" xlink:show="embed" xlink:actuate="onLoad" draw:mime-type="image/jpeg"/>
</draw:frame>
Police check all things that are exported by representatives of the Ukrainian Orthodox Church(Moscow Patriarchate)From the Kiev-Pechersk Lavra.</text:p>
      <text:p text:style-name="P4">
The Minister of Culture of and Information Policy Oleksandr Tkachenko said this on the air of the only news, Ukrinform reports.</text:p>
      <text:p text:style-name="P4">
“Representatives of the Moscow Patriarchate periodically export some things. The people who were there leave the territory. <text:a xlink:type="simple" xlink:href="https://www.ukrinform.ua/tag-policia" text:style-name="Internet_20_link" text:visited-style-name="Visited_20_Internet_20_Link">
</text:a>
Checks things that are exported by representatives of the Moscow Patriarchate. In addition, the process of gradual transfer of museum objects that are in the monastery, to the Museum Fund of the Reserve, continues. All objects are obtained, ”Tkachenko said.</text:p>
      <text:p text:style-name="P4">
<text:span text:style-name="T4">
 Read also: </text:span>
 <text:a xlink:type="simple" xlink:href="https://www.ukrinform.ua/rubric-society/3698033-u-lavri-zirvali-pecatku-i-poskodili-roleti-policia-porusila-spravu-pro-huliganstvo.html" text:style-name="Internet_20_link" text:visited-style-name="Visited_20_Internet_20_Link">
<text:span text:style-name="T4">
 Lavri </text:span>
</text:a>
He also emphasized that in addition to monks and seminarians, there is a certain number of people in the Lavra who have a very cursory attitude towards the reserve and interfere with the work of the commission on acceptance and transfer of state property of the Kiev-Pechersk Lavra.</text:p>
      <text:p text:style-name="P4">
As reported by Ukrinform, a group of people <text:a xlink:type="simple" xlink:href="https://www.ukrinform.ua/rubric-society/3698033-u-lavri-zirvali-pecatku-i-poskodili-roleti-policia-porusila-spravu-pro-huliganstvo.html" text:style-name="Internet_20_link" text:visited-style-name="Visited_20_Internet_20_Link">
</text:a>
, law enforcement officers began criminal proceedings with the fact of hooliganism.</text:p>
      <text:p text:style-name="P4">
News Source: <text:a xlink:type="simple" xlink:href="https://www.ukrinform.ua/rubric-society/3698073-policia-perevirae-vsi-reci-aki-vivozit-upc-mp-iz-lavri-tkacenko.html" text:style-name="Internet_20_link" text:visited-style-name="Visited_20_Internet_20_Link">
https://www.ukrinform.ua/rubric-society/3698073-policia-perevirae-vsi-reci-aki-vivozit-upc-mp-iz-lavri-tkacenko.html</text:a>
</text:p>
      <!--NEWS-->
      <text:h text:style-name="P10" text:outline-level="1">
<text:span text:style-name="T4">
On the Odesa highway - Reni faced three trucks, there are injured</text:span>
</text:h>
      <text:p text:style-name="P4">
Authors: Ukrinform (Person)</text:p>
      <text:p text:style-name="P4">
Publisher: Укринформ (Organization)</text:p>
      <text:p text:style-name="P4">
Published Time: 2023-04-19T19:07:26+03:00</text:p>
      <text:p text:style-name="P4">
Modified Time: 2023-04-19T19:07:26+03:00</text:p>
      <text:p text:style-name="P4">
Description: On the route of Odessa - Reni, between the villages of Starokozache and Monashi, with the participation of three trucks there was an accident, where injuries of different degrees were given to two adults and a child - they were taken to the hospital. Traffic traffic is complicated. - Ukrinform.</text:p>
      <text:p text:style-name="P4">
Images: ["<text:a xlink:type="simple" xlink:href="https://static.ukrinform.com/photos/2023_04/thumb_files/630_360_1681920173-259.jpg" text:style-name="Internet_20_link" text:visited-style-name="Visited_20_Internet_20_Link">
630_360_16819...</text:a>
", "<text:a xlink:type="simple" xlink:href="https://static.ukrinform.com/photos/2023_04/1681920172-280.jpg" text:style-name="Internet_20_link" text:visited-style-name="Visited_20_Internet_20_Link">
1681920172-28...</text:a>
", "<text:a xlink:type="simple" xlink:href="https://static.ukrinform.com/photos/2023_04/1681920172-914.jpg" text:style-name="Internet_20_link" text:visited-style-name="Visited_20_Internet_20_Link">
1681920172-91...</text:a>
"]</text:p>
      <text:p text:style-name="P4">
Tags: ['Аварія', 'ДТП', 'Одеса', 'Поранені', 'Травма', 'Вантажівка']</text:p>
      <text:p text:style-name="P4">
Type: Article</text:p>
      <!--METADATA-->
      <text:p text:style-name="P4">
<draw:frame draw:style-name="fr1" draw:name="Image234" text:anchor-type="as-char" svg:width="6.9236in" svg:height="3.956343in" draw:z-index="0">
<draw:image xlink:href="../Images/yкринформ/2023-04-19T19-07-26-03-00/630_360_1681920173-259.jpg" xlink:type="simple" xlink:show="embed" xlink:actuate="onLoad" draw:mime-type="image/jpeg"/>
</draw:frame>
At the Traciodes - Reni, between the villages of Starokozache and Monasha, with the participation of three trucks, an accident, where injuries of different degrees were given to two adults and a child - they were brought to the hospital. Traffic traffic is complicated.</text:p>
      <text:p text:style-name="P4">
About this  <text:a xlink:type="simple" xlink:href="https://od.npu.gov.ua/news/do-uvahy-vodiiv-na-trasi-odesa-reni-mizh-selamy-starokozache-ta-monashi-unaslidok-dtp-uskladneno-rukh-transportu" text:style-name="Internet_20_link" text:visited-style-name="Visited_20_Internet_20_Link">
 </text:a>
in the SUNP of the Odessa region, reports Ukrinform.</text:p>
      <text:p text:style-name="P4">
“Three DAF, Scania and Volvo trucks were faced. According to preliminary information, the driver of the first vehicle did not follow the distance collision with the second <text:a xlink:type="simple" xlink:href="https://www.ukrinform.ua/tag-avtomobil" text:style-name="Internet_20_link" text:visited-style-name="Visited_20_Internet_20_Link">
</text:a>
 , якийрухався у попутному напрямку, а далі виїхав на зустрічну смугу і тамзіштовхнувся з третьою вантажівкою», - йдеться у повідомленні.</text:p>
      <text:p text:style-name="P4">
<draw:frame draw:style-name="fr1" draw:name="Image235" text:anchor-type="as-char" svg:width="6.9236in" svg:height="3.122031in" draw:z-index="0">
<draw:image xlink:href="../Images/yкринформ/2023-04-19T19-07-26-03-00/1681920172-280.jpg" xlink:type="simple" xlink:show="embed" xlink:actuate="onLoad" draw:mime-type="image/jpeg"/>
</draw:frame>
Currently, the plot of the road between the villages of Starokozache and the monastic patrol officers provide a reverse movement of vehicles with one lane.</text:p>
      <text:p text:style-name="P4">
<text:span text:style-name="T4">
 Read also: </text:span>
 <text:a xlink:type="simple" xlink:href="https://www.ukrinform.ua/rubric-regions/3697778-na-kiivsini-stalasa-potrijna-dtp-iz-vantazivkami-dvoe-zagiblih.html" text:style-name="Internet_20_link" text:visited-style-name="Visited_20_Internet_20_Link">
<text:span text:style-name="T4">
 accident </text:span>
</text:a>
The police reported that the accident of injury of varying severity was held by DAF passengers-a 23-year-old woman and her daughter in 2022, an attack by a 30-year-old Volvo driver. Their doctors were sent to the hospital. Two other storage rooms remained at the scene.</text:p>
      <text:p text:style-name="P4">
<draw:frame draw:style-name="fr1" draw:name="Image236" text:anchor-type="as-char" svg:width="6.9236in" svg:height="3.89773in" draw:z-index="0">
<draw:image xlink:href="../Images/yкринформ/2023-04-19T19-07-26-03-00/1681920172-914.jpg" xlink:type="simple" xlink:show="embed" xlink:actuate="onLoad" draw:mime-type="image/jpeg"/>
</draw:frame>
As it was reported, on the highway Kiev - Kharkiv occurred on April 19 <text:a xlink:type="simple" xlink:href="https://www.ukrinform.ua/rubric-regions/3697778-na-kiivsini-stalasa-potrijna-dtp-iz-vantazivkami-dvoe-zagiblih.html" text:style-name="Internet_20_link" text:visited-style-name="Visited_20_Internet_20_Link">
</text:a>
Also with the participation of three loads.</text:p>
      <text:p text:style-name="P4">
News Source: <text:a xlink:type="simple" xlink:href="https://www.ukrinform.ua/rubric-regions/3698076-na-trasi-odesa-reni-zistovhnulisa-tri-vantazivki-e-travmovani.html" text:style-name="Internet_20_link" text:visited-style-name="Visited_20_Internet_20_Link">
https://www.ukrinform.ua/rubric-regions/3698076-na-trasi-odesa-reni-zistovhnulisa-tri-vantazivki-e-travmovani.html</text:a>
</text:p>
      <!--NEWS-->
      <text:h text:style-name="P10" text:outline-level="1">
<text:span text:style-name="T4">
At the Odessa stadium, they said goodbye to Chernomorets fan, who died under Bakhmut</text:span>
</text:h>
      <text:p text:style-name="P4">
Authors: Ukrinform (Person)</text:p>
      <text:p text:style-name="P4">
Publisher: Укринформ (Organization)</text:p>
      <text:p text:style-name="P4">
Published Time: 2023-04-19T19:18:39+03:00</text:p>
      <text:p text:style-name="P4">
Modified Time: 2023-04-19T19:18:39+03:00</text:p>
      <text:p text:style-name="P4">
Description: At the Chernomorets stadium, on April 19, a farewell ceremony with Odessa Ultras Sergey Fedyk, who died, protecting the country under Bakhmut. - Ukrinform.</text:p>
      <text:p text:style-name="P4">
Images: ["<text:a xlink:type="simple" xlink:href="https://static.ukrinform.com/photos/2023_04/thumb_files/630_360_1681921005-7732.jpeg" text:style-name="Internet_20_link" text:visited-style-name="Visited_20_Internet_20_Link">
630_360_16819...</text:a>
", "<text:a xlink:type="simple" xlink:href="https://static.ukrinform.com/photos/2023_04/thumb_files/630_360_1681921005-9216.jpeg" text:style-name="Internet_20_link" text:visited-style-name="Visited_20_Internet_20_Link">
630_360_16819...</text:a>
", "<text:a xlink:type="simple" xlink:href="https://static.ukrinform.com/photos/2023_04/thumb_files/630_360_1681921005-1486.jpeg" text:style-name="Internet_20_link" text:visited-style-name="Visited_20_Internet_20_Link">
630_360_16819...</text:a>
", "<text:a xlink:type="simple" xlink:href="https://static.ukrinform.com/photos/2023_04/thumb_files/630_360_1681921005-8147.jpeg" text:style-name="Internet_20_link" text:visited-style-name="Visited_20_Internet_20_Link">
630_360_16819...</text:a>
", "<text:a xlink:type="simple" xlink:href="https://static.ukrinform.com/photos/2023_04/thumb_files/630_360_1681921005-7873.jpeg" text:style-name="Internet_20_link" text:visited-style-name="Visited_20_Internet_20_Link">
630_360_16819...</text:a>
", "<text:a xlink:type="simple" xlink:href="https://static.ukrinform.com/photos/2023_04/thumb_files/630_360_1681921005-4698.jpeg" text:style-name="Internet_20_link" text:visited-style-name="Visited_20_Internet_20_Link">
630_360_16819...</text:a>
"]</text:p>
      <text:p text:style-name="P4">
Tags: ['Бахмут', 'Одеса', 'Чорноморець']</text:p>
      <text:p text:style-name="P4">
Type: Article</text:p>
      <!--METADATA-->
      <text:p text:style-name="P4">
<draw:frame draw:style-name="fr1" draw:name="Image237" text:anchor-type="as-char" svg:width="6.9236in" svg:height="3.956343in" draw:z-index="0">
<draw:image xlink:href="../Images/yкринформ/2023-04-19T19-18-39-03-00/630_360_1681921005-7732.jpeg" xlink:type="simple" xlink:show="embed" xlink:actuate="onLoad" draw:mime-type="image/jpeg"/>
</draw:frame>
On April 19, the Chernomorets Nastadion passed a farewell ceremony with the Odessa ultrasergy Fedik, who died while protecting the country under Bakhmut.</text:p>
      <text:p text:style-name="P4">
Farewell Video <text:a xlink:type="simple" xlink:href="https://www.facebook.com/povstanez/posts/pfbid02ShXV27to4TfJRJXCNPRp34Qn2SqkA2CGoTnuGYcomacCPfQ1eTS7NjVnnMDoTNcrl" text:style-name="Internet_20_link" text:visited-style-name="Visited_20_Internet_20_Link">
</text:a>
Bogdan Osinsky, reports Ukrinform.</text:p>
      <text:p text:style-name="P4">
In 2014, Sergei Fedik was an active participant in the Dignity Revolution on the Maidan. Fedik also defended the unity of the state during the clashes on May 2 in Odessa, injured.</text:p>
      <text:p text:style-name="P4">
In 2016, Sergei volunteer stood in defense of Ukraine as part of the Sich battalion, where he served until 2021. With the beginning of a full -scale invasion of Vesnov, he took the weapon and went to defend his native land. He fought in the first benches of the complication of the 28th separate mechanized brigade named after the knights of the winter campaign. Heroiced on March 25 under Bakhmut.</text:p>
      <text:p text:style-name="P4">
<text:span text:style-name="T4">
 Read also: </text:span>
 <text:a xlink:type="simple" xlink:href="https://www.ukrinform.ua/rubric-regions/3697768-terakt-v-olenivci-na-kirovogradsini-poprosalisa-iz-zagiblim-azovcem-homovskim.html" text:style-name="Internet_20_link" text:visited-style-name="Visited_20_Internet_20_Link">
<text:span text:style-name="T4">
 goodbye </text:span>
</text:a>
Chernomorets football fans and brothers spent the fighters in the last pile, with a corridor with inflamed fires.</text:p>
      <text:p text:style-name="P4">
<draw:frame draw:style-name="fr1" draw:name="Image238" text:anchor-type="as-char" svg:width="6.9236in" svg:height="3.956343in" draw:z-index="0">
<draw:image xlink:href="../Images/yкринформ/2023-04-19T19-18-39-03-00/630_360_1681921005-9216.jpeg" xlink:type="simple" xlink:show="embed" xlink:actuate="onLoad" draw:mime-type="image/jpeg"/>
</draw:frame>
On the Odessa stadium, they said goodbye to the fan "Chernomorets", who died in Podbakhmut / Photo: Anya Brody, Ukrinform <text:a xlink:type="simple" xlink:href="https://static.ukrinform.com/photos/2023_04/1681921005-9216.jpeg" text:style-name="Internet_20_link" text:visited-style-name="Visited_20_Internet_20_Link">
<draw:frame draw:style-name="fr1" draw:name="Image239" text:anchor-type="as-char" svg:width="6.9236in" svg:height="3.956343in" draw:z-index="0">
<draw:image xlink:href="../Images/yкринформ/2023-04-19T19-18-39-03-00/630_360_1681921005-9216.jpeg" xlink:type="simple" xlink:show="embed" xlink:actuate="onLoad" draw:mime-type="image/jpeg"/>
</draw:frame>
</text:a>
 <text:a xlink:type="simple" xlink:href="https://static.ukrinform.com/photos/2023_04/1681921005-1486.jpeg" text:style-name="Internet_20_link" text:visited-style-name="Visited_20_Internet_20_Link">
<draw:frame draw:style-name="fr1" draw:name="Image240" text:anchor-type="as-char" svg:width="6.9236in" svg:height="3.956343in" draw:z-index="0">
<draw:image xlink:href="../Images/yкринформ/2023-04-19T19-18-39-03-00/630_360_1681921005-1486.jpeg" xlink:type="simple" xlink:show="embed" xlink:actuate="onLoad" draw:mime-type="image/jpeg"/>
</draw:frame>
</text:a>
 <text:a xlink:type="simple" xlink:href="https://static.ukrinform.com/photos/2023_04/1681921005-7732.jpeg" text:style-name="Internet_20_link" text:visited-style-name="Visited_20_Internet_20_Link">
<draw:frame draw:style-name="fr1" draw:name="Image241" text:anchor-type="as-char" svg:width="6.9236in" svg:height="3.956343in" draw:z-index="0">
<draw:image xlink:href="../Images/yкринформ/2023-04-19T19-18-39-03-00/630_360_1681921005-7732.jpeg" xlink:type="simple" xlink:show="embed" xlink:actuate="onLoad" draw:mime-type="image/jpeg"/>
</draw:frame>
</text:a>
 <text:a xlink:type="simple" xlink:href="https://static.ukrinform.com/photos/2023_04/1681921005-8147.jpeg" text:style-name="Internet_20_link" text:visited-style-name="Visited_20_Internet_20_Link">
<draw:frame draw:style-name="fr1" draw:name="Image242" text:anchor-type="as-char" svg:width="6.9236in" svg:height="3.956343in" draw:z-index="0">
<draw:image xlink:href="../Images/yкринформ/2023-04-19T19-18-39-03-00/630_360_1681921005-8147.jpeg" xlink:type="simple" xlink:show="embed" xlink:actuate="onLoad" draw:mime-type="image/jpeg"/>
</draw:frame>
</text:a>
 <text:a xlink:type="simple" xlink:href="https://static.ukrinform.com/photos/2023_04/1681921005-7873.jpeg" text:style-name="Internet_20_link" text:visited-style-name="Visited_20_Internet_20_Link">
<draw:frame draw:style-name="fr1" draw:name="Image243" text:anchor-type="as-char" svg:width="6.9236in" svg:height="3.956343in" draw:z-index="0">
<draw:image xlink:href="../Images/yкринформ/2023-04-19T19-18-39-03-00/630_360_1681921005-7873.jpeg" xlink:type="simple" xlink:show="embed" xlink:actuate="onLoad" draw:mime-type="image/jpeg"/>
</draw:frame>
</text:a>
 <text:a xlink:type="simple" xlink:href="https://static.ukrinform.com/photos/2023_04/1681921005-4698.jpeg" text:style-name="Internet_20_link" text:visited-style-name="Visited_20_Internet_20_Link">
<draw:frame draw:style-name="fr1" draw:name="Image244" text:anchor-type="as-char" svg:width="6.9236in" svg:height="3.956343in" draw:z-index="0">
<draw:image xlink:href="../Images/yкринформ/2023-04-19T19-18-39-03-00/630_360_1681921005-4698.jpeg" xlink:type="simple" xlink:show="embed" xlink:actuate="onLoad" draw:mime-type="image/jpeg"/>
</draw:frame>
</text:a>
As it was reported, on April 2 in Bakhmut, a native of the village of Khutor, who was Badcherkas, the owner of the Black Belt from Taekwondo Andrei Vorobkalo.</text:p>
      <text:p text:style-name="P4">
News Source: <text:a xlink:type="simple" xlink:href="https://www.ukrinform.ua/rubric-regions/3698082-na-odeskomu-stadioni-poprosalisa-z-fanatom-cornomorca-akij-zaginuv-pid-bahmutom.html" text:style-name="Internet_20_link" text:visited-style-name="Visited_20_Internet_20_Link">
https://www.ukrinform.ua/rubric-regions/3698082-na-odeskomu-stadioni-poprosalisa-z-fanatom-cornomorca-akij-zaginuv-pid-bahmutom.html</text:a>
</text:p>
      <!--NEWS-->
      <text:h text:style-name="P10" text:outline-level="1">
<text:span text:style-name="T4">
Border guards repelled the attacks of Russian assaulters in Bakhmut</text:span>
</text:h>
      <text:p text:style-name="P4">
Authors: Ukrinform (Person)</text:p>
      <text:p text:style-name="P4">
Publisher: Укринформ (Organization)</text:p>
      <text:p text:style-name="P4">
Published Time: 2023-04-19T19:23:46+03:00</text:p>
      <text:p text:style-name="P4">
Modified Time: 2023-04-19T19:23:46+03:00</text:p>
      <text:p text:style-name="P4">
Description: The border guards repelled the attack of Russian storms in Bakhmut, Donetsk region, destroying three invaders. - Ukrinform.</text:p>
      <text:p text:style-name="P4">
Images: ["<text:a xlink:type="simple" xlink:href="https://static.ukrinform.com/photos/2023_03/thumb_files/630_360_1679670498-269.jpeg" text:style-name="Internet_20_link" text:visited-style-name="Visited_20_Internet_20_Link">
630_360_16796...</text:a>
"]</text:p>
      <text:p text:style-name="P4">
Tags: ['Бахмут', 'Прикордонники', 'Війна з росією']</text:p>
      <text:p text:style-name="P4">
Type: Article</text:p>
      <!--METADATA-->
      <text:p text:style-name="P4">
<draw:frame draw:style-name="fr1" draw:name="Image245" text:anchor-type="as-char" svg:width="6.9236in" svg:height="3.956343in" draw:z-index="0">
<draw:image xlink:href="../Images/yкринформ/2023-04-19T19-23-46-03-00/630_360_1679670498-269.jpeg" xlink:type="simple" xlink:show="embed" xlink:actuate="onLoad" draw:mime-type="image/jpeg"/>
</draw:frame>
The border guards repelled the attack of Russian assault rifles in Bakhmut of the Donetsk region, destroying three invaders.</text:p>
      <text:p text:style-name="P4">
According to Ukrinform, the State Border Service of Ukraine reports in <text:a xlink:type="simple" xlink:href="https://t.me/DPSUkr/10648" text:style-name="Internet_20_link" text:visited-style-name="Visited_20_Internet_20_Link">
</text:a>
.</text:p>
      <text:p text:style-name="P4">
“Bakhmut. The attack ended, as did the attackers: 3 dead and 4 wounded. The rols approached the border positions and tried to capture them. There was a positional battle for the enemy, in which part of the occupying was not damaged, and the fire of the border guards overtook those who survived, ”the testimony said.</text:p>
      <text:p text:style-name="P4">
<text:span text:style-name="T4">
 Read also: </text:span>
 <text:a xlink:type="simple" xlink:href="https://www.ukrinform.ua/rubric-ato/3698072-zsu-vidbili-ponad-40-atak-ta-urazili-dva-skladi-z-boepripasami-voroga.html" text:style-name="Internet_20_link" text:visited-style-name="Visited_20_Internet_20_Link">
</text:a>
As reported by Ukrinform, on <text:a xlink:type="simple" xlink:href="https://www.ukrinform.ua/rubric-ato/3698010-zsu-strimuut-natisk-u-bahmuti-kudi-vorog-kinuv-najbilsu-kilkist-sil-sirskij.html" text:style-name="Internet_20_link" text:visited-style-name="Visited_20_Internet_20_Link">
</text:a>
On the night of April 19, the units of air defense of Ukraine destroyed in addition to the living force and technique of Russian invaders generous hostile <text:a xlink:type="simple" xlink:href="https://www.ukrinform.ua/tag-bezpilotnik" text:style-name="Internet_20_link" text:visited-style-name="Visited_20_Internet_20_Link">
</text:a>
- Zala and Orlan.</text:p>
      <text:p text:style-name="P4">
<text:span text:style-name="T5">
Foto: DPSU</text:span>
</text:p>
      <text:p text:style-name="P4">
News Source: <text:a xlink:type="simple" xlink:href="https://www.ukrinform.ua/rubric-ato/3698084-prikordonniki-vidbili-ataku-rosijskih-sturmovikiv-u-bahmuti.html" text:style-name="Internet_20_link" text:visited-style-name="Visited_20_Internet_20_Link">
https://www.ukrinform.ua/rubric-ato/3698084-prikordonniki-vidbili-ataku-rosijskih-sturmovikiv-u-bahmuti.html</text:a>
</text:p>
      <!--NEWS-->
      <text:h text:style-name="P10" text:outline-level="1">
<text:span text:style-name="T4">
Usik Fury's battle can take place in December</text:span>
</text:h>
      <text:p text:style-name="P4">
Authors: Ukrinform (Person)</text:p>
      <text:p text:style-name="P4">
Publisher: Укринформ (Organization)</text:p>
      <text:p text:style-name="P4">
Published Time: 2023-04-19T19:28:22+03:00</text:p>
      <text:p text:style-name="P4">
Modified Time: 2023-04-19T19:28:22+03:00</text:p>
      <text:p text:style-name="P4">
Description: Joshua and Wilder will be boxing in the same boxing evening. - Ukrinform.</text:p>
      <text:p text:style-name="P4">
Images: ["<text:a xlink:type="simple" xlink:href="https://static.ukrinform.com/photos/2023_04/thumb_files/630_360_1681921602-722.png" text:style-name="Internet_20_link" text:visited-style-name="Visited_20_Internet_20_Link">
630_360_16819...</text:a>
"]</text:p>
      <text:p text:style-name="P4">
Tags: ['Бокс', 'Усик']</text:p>
      <text:p text:style-name="P4">
Type: Article</text:p>
      <!--METADATA-->
      <text:p text:style-name="P4">
<draw:frame draw:style-name="fr1" draw:name="Image246" text:anchor-type="as-char" svg:width="6.9236in" svg:height="3.956343in" draw:z-index="0">
<draw:image xlink:href="../Images/yкринформ/2023-04-19T19-28-22-03-00/630_360_1681921602-722.png" xlink:type="simple" xlink:show="embed" xlink:actuate="onLoad" draw:mime-type="image/png"/>
</draw:frame>
Joshua and Wilder will box in this boxing.</text:p>
      <text:p text:style-name="P4">
Skill Challenge Entertainment Saudi Company is negotiating by Alexander Usik, Tyson Fury, Anthony Joshua and Deonteavilder on duels with boxers at one boxing evening, about it <text:a xlink:type="simple" xlink:href="https://www.youtube.com/watch" text:style-name="Internet_20_link" text:visited-style-name="Visited_20_Internet_20_Link">
</text:a>
Representative of Arabdalla, Ukrinform reports.</text:p>
      <text:p text:style-name="P4">
The boxing evening itself is planned to be held in December, but there are no specific consultations or dates, only consultations.</text:p>
      <text:p text:style-name="P4">
In general, it is planned to organize about 4-5 large matches, and two of them will be Usik - Fury and Joshua - Wilder.</text:p>
      <text:p text:style-name="P4">
<text:span text:style-name="T4">
 Read also: </text:span>
 <text:a xlink:type="simple" xlink:href="https://www.ukrinform.ua/rubric-sports/3693359-usik-ocolue-rejting-zurnalu-the-ring-nezalezno-vid-vagovoi-kategorii.html" text:style-name="Internet_20_link" text:visited-style-name="Visited_20_Internet_20_Link">
<text:span text:style-name="T4">
 Usik </text:span>
</text:a>
As reported by Ukrinform, WBA, WBO, IBO and IBF champion in the Supportable Vasiolexander Usik heads the rating of the authoritative magazine The Ring regardless</text:p>
      <text:p text:style-name="P4">
Photo: Getty Image</text:p>
      <text:p text:style-name="P4">
News Source: <text:a xlink:type="simple" xlink:href="https://www.ukrinform.ua/rubric-sports/3698087-bij-usikfuri-moze-vidbutis-u-grudni.html" text:style-name="Internet_20_link" text:visited-style-name="Visited_20_Internet_20_Link">
https://www.ukrinform.ua/rubric-sports/3698087-bij-usikfuri-moze-vidbutis-u-grudni.html</text:a>
</text:p>
      <!--NEWS-->
      <text:h text:style-name="P10" text:outline-level="1">
<text:span text:style-name="T4">
Germany will provide Ukraine with € 112 million for displaced persons</text:span>
</text:h>
      <text:p text:style-name="P4">
Authors: Ukrinform (Person)</text:p>
      <text:p text:style-name="P4">
Publisher: Укринформ (Organization)</text:p>
      <text:p text:style-name="P4">
Published Time: 2023-04-19T19:30:00+03:00</text:p>
      <text:p text:style-name="P4">
Modified Time: 2023-04-19T19:30:00+03:00</text:p>
      <text:p text:style-name="P4">
Description: Germany will allocate an additional EUR 112 million to assist internally displaced persons in Ukraine, including providing them with housing. - Ukrinform.</text:p>
      <text:p text:style-name="P4">
Images: ["<text:a xlink:type="simple" xlink:href="https://static.ukrinform.com/photos/2022_02/thumb_files/630_360_1645403995-536.jpg" text:style-name="Internet_20_link" text:visited-style-name="Visited_20_Internet_20_Link">
630_360_16454...</text:a>
"]</text:p>
      <text:p text:style-name="P4">
Tags: None</text:p>
      <text:p text:style-name="P4">
Type: Article</text:p>
      <!--METADATA-->
      <text:p text:style-name="P4">
<draw:frame draw:style-name="fr1" draw:name="Image247" text:anchor-type="as-char" svg:width="6.9236in" svg:height="3.956343in" draw:z-index="0">
<draw:image xlink:href="../Images/yкринформ/2023-04-19T19-30-00-03-00/630_360_1645403995-536.jpg" xlink:type="simple" xlink:show="embed" xlink:actuate="onLoad" draw:mime-type="image/jpeg"/>
</draw:frame>
Germany will receive an additional 112 million euros to assist internally displaced impeces in Ukraine, including providing them with housing.</text:p>
      <text:p text:style-name="P4">
This was stated by the State Secretary of the Ministry of Economic Cooperation and Development of Germany by Johon Flasbart at a briefing in Kiev, correspondentation.</text:p>
      <text:p text:style-name="P4">
"During my visit to Ukraine, I also stated today that Germany will be more than 112 million euros this year to assist internally <text:a xlink:type="simple" xlink:href="https://www.ukrinform.ua/tag-pereselenci" text:style-name="Internet_20_link" text:visited-style-name="Visited_20_Internet_20_Link">
</text:a>
, in particular, to provide them with their life and provide other services, "Flagart said.</text:p>
      <text:p text:style-name="P4">
He also informed that during the meetings with Ukrainian officials of civil society, he received a clear idea of the current statement in Ukraine, visited Irpin, Borodyanka and met with the mayor of Kiev.</text:p>
      <text:p text:style-name="P4">
<text:span text:style-name="T4">
 Read also: </text:span>
 <text:a xlink:type="simple" xlink:href="https://www.ukrinform.ua/rubric-ato/3698038-ukraina-otrimala-z-nimeccini-drugij-kompleks-ppo-irist-zmi.html" text:style-name="Internet_20_link" text:visited-style-name="Visited_20_Internet_20_Link">
<text:span text:style-name="T4">
 Germany </text:span>
</text:a>
"We have analyzed the needs for the rebuilding of Ukraine, got acquainted with the priorities that the Ukrainian government and society puts itself, we have considered what Ukraine's most vague needs are.</text:p>
      <text:p text:style-name="P4">
As it was reported, the State Secretary of the Ministry of Economic Cooperation of Germany Yochen Plasbart arrived in Kiev with a two -day -visite on April 18.</text:p>
      <text:p text:style-name="P4">
News Source: <text:a xlink:type="simple" xlink:href="https://www.ukrinform.ua/rubric-society/3698090-nimeccina-nadast-ukraini-se-112-miljoniv-na-zitlo-dla-pereselenciv.html" text:style-name="Internet_20_link" text:visited-style-name="Visited_20_Internet_20_Link">
https://www.ukrinform.ua/rubric-society/3698090-nimeccina-nadast-ukraini-se-112-miljoniv-na-zitlo-dla-pereselenciv.html</text:a>
</text:p>
      <!--NEWS-->
      <text:h text:style-name="P10" text:outline-level="1">
<text:span text:style-name="T4">
Ukrainian entrepreneurs are asking the government to prohibit dairy products from Poland</text:span>
</text:h>
      <text:p text:style-name="P4">
Authors: Ukrinform (Person)</text:p>
      <text:p text:style-name="P4">
Publisher: Укринформ (Organization)</text:p>
      <text:p text:style-name="P4">
Published Time: 2023-04-19T19:38:00+03:00</text:p>
      <text:p text:style-name="P4">
Modified Time: 2023-04-19T19:38:00+03:00</text:p>
      <text:p text:style-name="P4">
Description: The Union of Dairy Enterprises of Ukraine appeals to the Ukrainian government to prohibit the import of dairy products from Poland. - Ukrinform.</text:p>
      <text:p text:style-name="P4">
Images: ["<text:a xlink:type="simple" xlink:href="https://static.ukrinform.com/photos/2018_01/thumb_files/630_360_1515838759-3616.jpg" text:style-name="Internet_20_link" text:visited-style-name="Visited_20_Internet_20_Link">
630_360_15158...</text:a>
"]</text:p>
      <text:p text:style-name="P4">
Tags: ['Імпорт', 'Польща', 'Україна', 'Заборона', 'Молоко']</text:p>
      <text:p text:style-name="P4">
Type: Article</text:p>
      <!--METADATA-->
      <text:p text:style-name="P4">
<draw:frame draw:style-name="fr1" draw:name="Image248" text:anchor-type="as-char" svg:width="6.9236in" svg:height="3.956343in" draw:z-index="0">
<draw:image xlink:href="../Images/yкринформ/2023-04-19T19-38-00-03-00/630_360_1515838759-3616.jpg" xlink:type="simple" xlink:show="embed" xlink:actuate="onLoad" draw:mime-type="image/jpeg"/>
</draw:frame>
The Ukrainian -owned enterprises of Ukraine appeals to the Ukrainian government to require the import of dairy products from Poland.</text:p>
      <text:p text:style-name="P4">
As Ukrinform reports, it reports <text:a xlink:type="simple" xlink:href="https://uadairy.com/smpu-vymagaye-vid-uryadu-ukrayiny-vvesty-zaboronu-importu-molochnoyi-produkcziyi-z-polshhi/" text:style-name="Internet_20_link" text:visited-style-name="Visited_20_Internet_20_Link">
</text:a>
"We demand from our government to protect the domestic dairy industry with the introduction of deposit measures: to prohibit the import of Polish dairy products into Ukraine in the period of ban on the import of Ukrainian dairy products into Poland," - the report reads.</text:p>
      <text:p text:style-name="P4">
It is noted that the Union is dissatisfied with the result of negotiations between Ukraine Tapolshche, during which the transit of Ukrainian agricultural products was unlocked by Polish territory.</text:p>
      <text:p text:style-name="P4">
<text:span text:style-name="T4">
 Read also: </text:span>
 <text:a xlink:type="simple" xlink:href="https://www.ukrinform.ua/rubric-economy/3698058-agrarii-zaklikali-evrosouz-ne-obmezuvati-vilnij-ruh-prodovolstva-z-ukraini.html" text:style-name="Internet_20_link" text:visited-style-name="Visited_20_Internet_20_Link">
</text:a>
Representatives of dairy business emphasize that approved at these negotiations do not change situations with the ban on dairy exports and thus put under the impact of the domestic dairy industry.</text:p>
      <text:p text:style-name="P4">
The union reminds that the decision on trade restriction can only be made by a handicraft Commission. Ukrainian dairy enterprises are counting on the support of the Government of Ukraine and European colleagues, who can regain our trade relations of our countries in the field of European legislation.</text:p>
      <text:p text:style-name="P4">
<text:span text:style-name="T4">
 Read also: </text:span>
 <text:a xlink:type="simple" xlink:href="https://www.ukrinform.ua/rubric-economy/3697901-evrokomisia-proponue-zahodi-dla-zahistu-rinku-es-vid-nadmirnogo-importu-prodovolstva-z-ukraini.html" text:style-name="Internet_20_link" text:visited-style-name="Visited_20_Internet_20_Link">
</text:a>
</text:p>
      <text:p text:style-name="P4">
<text:a xlink:type="simple" xlink:href="https://uadairy.com/polski-pererobnyky-moloka-sturbovani-zakryttyam-svogo-rynku-dlya-eksportu-ukrayinskoyi-molochnoyi-produkcziyi/" text:style-name="Internet_20_link" text:visited-style-name="Visited_20_Internet_20_Link">
 </text:a>
Which, according to the Danipol Association of Milk Processors, in January - March 2023, Ukraine put 1 tonnes of milk and cream in Poland without adding sugar, 60 tons of butter or other milk fats and 710 tons of milk.</text:p>
      <text:p text:style-name="P4">
For the same period <text:a xlink:type="simple" xlink:href="https://www.ukrinform.ua/tag-polsa" text:style-name="Internet_20_link" text:visited-style-name="Visited_20_Internet_20_Link">
</text:a>
2213 tons of cheese, 1080 tonnes of whey and 1312 tons of fermented products exported in Ukraine.</text:p>
      <text:p text:style-name="P4">
As reported by Ukrinform, Ukraine and Poland have agreed on the restoration of transit -Ukrainian agricultural products through the Polish territory since April 21, 2023. At the same time, Poland has left a ban on the import of Ukrainian agricultural products, including cereals, oil and dairy products. The ban was introduced on January 15, 2023.</text:p>
      <text:p text:style-name="P4">
News Source: <text:a xlink:type="simple" xlink:href="https://www.ukrinform.ua/rubric-economy/3698099-ukrainski-pidpriemci-prosat-urad-zaboroniti-import-molocnoi-produkcii-z-polsi.html" text:style-name="Internet_20_link" text:visited-style-name="Visited_20_Internet_20_Link">
https://www.ukrinform.ua/rubric-economy/3698099-ukrainski-pidpriemci-prosat-urad-zaboroniti-import-molocnoi-produkcii-z-polsi.html</text:a>
</text:p>
      <!--NEWS-->
      <text:h text:style-name="P10" text:outline-level="1">
<text:span text:style-name="T4">
In Donetsk, a photo exhibition dedicated to the soledar destroyed by the Russians was opened</text:span>
</text:h>
      <text:p text:style-name="P4">
Authors: Ukrinform (Person)</text:p>
      <text:p text:style-name="P4">
Publisher: Укринформ (Organization)</text:p>
      <text:p text:style-name="P4">
Published Time: 2023-04-19T19:38:32+03:00</text:p>
      <text:p text:style-name="P4">
Modified Time: 2023-04-19T19:38:32+03:00</text:p>
      <text:p text:style-name="P4">
Description: In Donetsk in Pokrovsk, a photo exhibition dedicated to almost destroyed by Russian invaders of Soledar was opened. - Ukrinform.</text:p>
      <text:p text:style-name="P4">
Images: ["<text:a xlink:type="simple" xlink:href="https://static.ukrinform.com/photos/2023_04/thumb_files/630_360_1681922139-2039.jpeg" text:style-name="Internet_20_link" text:visited-style-name="Visited_20_Internet_20_Link">
630_360_16819...</text:a>
", "<text:a xlink:type="simple" xlink:href="https://static.ukrinform.com/photos/2023_04/thumb_files/630_360_1681922139-4665.jpeg" text:style-name="Internet_20_link" text:visited-style-name="Visited_20_Internet_20_Link">
630_360_16819...</text:a>
", "<text:a xlink:type="simple" xlink:href="https://static.ukrinform.com/photos/2023_04/thumb_files/630_360_1681922139-7551.jpeg" text:style-name="Internet_20_link" text:visited-style-name="Visited_20_Internet_20_Link">
630_360_16819...</text:a>
", "<text:a xlink:type="simple" xlink:href="https://static.ukrinform.com/photos/2023_04/thumb_files/630_360_1681922139-1815.jpeg" text:style-name="Internet_20_link" text:visited-style-name="Visited_20_Internet_20_Link">
630_360_16819...</text:a>
", "<text:a xlink:type="simple" xlink:href="https://static.ukrinform.com/photos/2023_04/thumb_files/630_360_1681922139-2230.jpeg" text:style-name="Internet_20_link" text:visited-style-name="Visited_20_Internet_20_Link">
630_360_16819...</text:a>
", "<text:a xlink:type="simple" xlink:href="https://static.ukrinform.com/photos/2023_04/thumb_files/630_360_1681922139-9152.jpeg" text:style-name="Internet_20_link" text:visited-style-name="Visited_20_Internet_20_Link">
630_360_16819...</text:a>
", "<text:a xlink:type="simple" xlink:href="https://static.ukrinform.com/photos/2023_04/thumb_files/630_360_1681922139-3992.jpeg" text:style-name="Internet_20_link" text:visited-style-name="Visited_20_Internet_20_Link">
630_360_16819...</text:a>
", "<text:a xlink:type="simple" xlink:href="https://static.ukrinform.com/photos/2023_04/thumb_files/630_360_1681922139-2427.jpeg" text:style-name="Internet_20_link" text:visited-style-name="Visited_20_Internet_20_Link">
630_360_16819...</text:a>
"]</text:p>
      <text:p text:style-name="P4">
Tags: ['Донеччина', 'Фотовиставка', 'Війна з росією']</text:p>
      <text:p text:style-name="P4">
Type: Article</text:p>
      <!--METADATA-->
      <text:p text:style-name="P4">
<draw:frame draw:style-name="fr1" draw:name="Image249" text:anchor-type="as-char" svg:width="6.9236in" svg:height="3.956343in" draw:z-index="0">
<draw:image xlink:href="../Images/yкринформ/2023-04-19T19-38-32-03-00/630_360_1681922139-2039.jpeg" xlink:type="simple" xlink:show="embed" xlink:actuate="onLoad" draw:mime-type="image/jpeg"/>
</draw:frame>
Nadonechyna in Pokrovsk opened a photo exhibition dedicated to almost destroyed by Russian invaders of Soledar.</text:p>
      <text:p text:style-name="P4">
As Ukrinform reports, it reports <text:a xlink:type="simple" xlink:href="https://dn.gov.ua/news/vidkrito-fotovistavku-prisvyachenu-soledaru" text:style-name="Internet_20_link" text:visited-style-name="Visited_20_Internet_20_Link">
</text:a>
.</text:p>
      <text:p text:style-name="P4">
“A photo exhibition dedicated to Soledar was opened today in Pokrovsk. The works are presented with the works of our countrymen - photographer Alexander and Presofizzerka of the 93rd Mechanized Brigade of Iryniryibakova, ”the message reads.</text:p>
      <text:p text:style-name="P4">
It is noted that in their works there is a city of Soledar, which it was before the beginning of a large -scale invasion, also Russian armed aggression, with all its motoral consequences and the Armed Forces of Ukraine - brave and professional.</text:p>
      <text:p text:style-name="P4">
<draw:frame draw:style-name="fr1" draw:name="Image250" text:anchor-type="as-char" svg:width="6.9236in" svg:height="3.956343in" draw:z-index="0">
<draw:image xlink:href="../Images/yкринформ/2023-04-19T19-38-32-03-00/630_360_1681922139-4665.jpeg" xlink:type="simple" xlink:show="embed" xlink:actuate="onLoad" draw:mime-type="image/jpeg"/>
</draw:frame>
Nadonechyna opened a photo exhibition dedicated to the soledar destroyed by the Russians /Photo: Donetsk Regional State Administration <text:a xlink:type="simple" xlink:href="https://static.ukrinform.com/photos/2023_04/1681922139-4665.jpeg" text:style-name="Internet_20_link" text:visited-style-name="Visited_20_Internet_20_Link">
<draw:frame draw:style-name="fr1" draw:name="Image251" text:anchor-type="as-char" svg:width="6.9236in" svg:height="3.956343in" draw:z-index="0">
<draw:image xlink:href="../Images/yкринформ/2023-04-19T19-38-32-03-00/630_360_1681922139-4665.jpeg" xlink:type="simple" xlink:show="embed" xlink:actuate="onLoad" draw:mime-type="image/jpeg"/>
</draw:frame>
</text:a>
 <text:a xlink:type="simple" xlink:href="https://static.ukrinform.com/photos/2023_04/1681922139-7551.jpeg" text:style-name="Internet_20_link" text:visited-style-name="Visited_20_Internet_20_Link">
<draw:frame draw:style-name="fr1" draw:name="Image252" text:anchor-type="as-char" svg:width="6.9236in" svg:height="3.956343in" draw:z-index="0">
<draw:image xlink:href="../Images/yкринформ/2023-04-19T19-38-32-03-00/630_360_1681922139-7551.jpeg" xlink:type="simple" xlink:show="embed" xlink:actuate="onLoad" draw:mime-type="image/jpeg"/>
</draw:frame>
</text:a>
 <text:a xlink:type="simple" xlink:href="https://static.ukrinform.com/photos/2023_04/1681922139-2039.jpeg" text:style-name="Internet_20_link" text:visited-style-name="Visited_20_Internet_20_Link">
<draw:frame draw:style-name="fr1" draw:name="Image253" text:anchor-type="as-char" svg:width="6.9236in" svg:height="3.956343in" draw:z-index="0">
<draw:image xlink:href="../Images/yкринформ/2023-04-19T19-38-32-03-00/630_360_1681922139-2039.jpeg" xlink:type="simple" xlink:show="embed" xlink:actuate="onLoad" draw:mime-type="image/jpeg"/>
</draw:frame>
</text:a>
 <text:a xlink:type="simple" xlink:href="https://static.ukrinform.com/photos/2023_04/1681922139-1815.jpeg" text:style-name="Internet_20_link" text:visited-style-name="Visited_20_Internet_20_Link">
<draw:frame draw:style-name="fr1" draw:name="Image254" text:anchor-type="as-char" svg:width="6.9236in" svg:height="3.956343in" draw:z-index="0">
<draw:image xlink:href="../Images/yкринформ/2023-04-19T19-38-32-03-00/630_360_1681922139-1815.jpeg" xlink:type="simple" xlink:show="embed" xlink:actuate="onLoad" draw:mime-type="image/jpeg"/>
</draw:frame>
</text:a>
 <text:a xlink:type="simple" xlink:href="https://static.ukrinform.com/photos/2023_04/1681922139-2230.jpeg" text:style-name="Internet_20_link" text:visited-style-name="Visited_20_Internet_20_Link">
<draw:frame draw:style-name="fr1" draw:name="Image255" text:anchor-type="as-char" svg:width="6.9236in" svg:height="3.956343in" draw:z-index="0">
<draw:image xlink:href="../Images/yкринформ/2023-04-19T19-38-32-03-00/630_360_1681922139-2230.jpeg" xlink:type="simple" xlink:show="embed" xlink:actuate="onLoad" draw:mime-type="image/jpeg"/>
</draw:frame>
</text:a>
 <text:a xlink:type="simple" xlink:href="https://static.ukrinform.com/photos/2023_04/1681922139-9152.jpeg" text:style-name="Internet_20_link" text:visited-style-name="Visited_20_Internet_20_Link">
<draw:frame draw:style-name="fr1" draw:name="Image256" text:anchor-type="as-char" svg:width="6.9236in" svg:height="3.956343in" draw:z-index="0">
<draw:image xlink:href="../Images/yкринформ/2023-04-19T19-38-32-03-00/630_360_1681922139-9152.jpeg" xlink:type="simple" xlink:show="embed" xlink:actuate="onLoad" draw:mime-type="image/jpeg"/>
</draw:frame>
</text:a>
 <text:a xlink:type="simple" xlink:href="https://static.ukrinform.com/photos/2023_04/1681922139-3992.jpeg" text:style-name="Internet_20_link" text:visited-style-name="Visited_20_Internet_20_Link">
<draw:frame draw:style-name="fr1" draw:name="Image257" text:anchor-type="as-char" svg:width="6.9236in" svg:height="3.956343in" draw:z-index="0">
<draw:image xlink:href="../Images/yкринформ/2023-04-19T19-38-32-03-00/630_360_1681922139-3992.jpeg" xlink:type="simple" xlink:show="embed" xlink:actuate="onLoad" draw:mime-type="image/jpeg"/>
</draw:frame>
</text:a>
 <text:a xlink:type="simple" xlink:href="https://static.ukrinform.com/photos/2023_04/1681922139-2427.jpeg" text:style-name="Internet_20_link" text:visited-style-name="Visited_20_Internet_20_Link">
<draw:frame draw:style-name="fr1" draw:name="Image258" text:anchor-type="as-char" svg:width="6.9236in" svg:height="3.956343in" draw:z-index="0">
<draw:image xlink:href="../Images/yкринформ/2023-04-19T19-38-32-03-00/630_360_1681922139-2427.jpeg" xlink:type="simple" xlink:show="embed" xlink:actuate="onLoad" draw:mime-type="image/jpeg"/>
</draw:frame>
</text:a>
<text:span text:style-name="T4">
 Read also: </text:span>
 <text:a xlink:type="simple" xlink:href="https://www.ukrinform.ua/rubric-culture/3697111-u-kievi-vidkriut-fotovistavku-pro-istoricnu-spadsinu-mariupola-znisenu-rf.html" text:style-name="Internet_20_link" text:visited-style-name="Visited_20_Internet_20_Link">
<text:span text:style-name="T4">
 Photovist </text:span>
</text:a>
</text:p>
      <text:p text:style-name="P4">
“Every shot at the exhibition is not only an excerpt from the life of the frontline, but also documentary confirmation of Russian outrage that will be punished early or later. I thank all the defenders of Ukraine who defend us from the invasion of the congestion, and thank the artists who keep the moments of war for history, ” - said Kirilenko.</text:p>
      <text:p text:style-name="P4">
As it was reported, in the battles for the Soledar of the Russian Federation lost more military than in the two in Chechnya.</text:p>
      <text:p text:style-name="P4">
News Source: <text:a xlink:type="simple" xlink:href="https://www.ukrinform.ua/rubric-regions/3698093-na-doneccini-vidkrili-fotovistavku-prisvacenu-znisenomu-rosianami-soledaru.html" text:style-name="Internet_20_link" text:visited-style-name="Visited_20_Internet_20_Link">
https://www.ukrinform.ua/rubric-regions/3698093-na-doneccini-vidkrili-fotovistavku-prisvacenu-znisenomu-rosianami-soledaru.html</text:a>
</text:p>
      <!--NEWS-->
      <text:h text:style-name="P10" text:outline-level="1">
<text:span text:style-name="T4">
Kostin in US Congress: We have evidence of funding torture in Ukraine by special services of</text:span>
</text:h>
      <text:p text:style-name="P4">
Authors: Ukrinform (Person)</text:p>
      <text:p text:style-name="P4">
Publisher: Укринформ (Organization)</text:p>
      <text:p text:style-name="P4">
Published Time: 2023-04-19T19:43:00+03:00</text:p>
      <text:p text:style-name="P4">
Modified Time: 2023-04-19T19:43:00+03:00</text:p>
      <text:p text:style-name="P4">
Description: The Office of the Prosecutor General of Ukraine received evidence that indicates the direct involvement of Russian special services in the creation of the occupation forces of torture chambers in the Ukrainian territory and the commission of mass torture of people. - Ukrinform.</text:p>
      <text:p text:style-name="P4">
Images: ["<text:a xlink:type="simple" xlink:href="https://static.ukrinform.com/photos/2022_08/thumb_files/630_360_1659550516-968.jpg" text:style-name="Internet_20_link" text:visited-style-name="Visited_20_Internet_20_Link">
630_360_16595...</text:a>
"]</text:p>
      <text:p text:style-name="P4">
Tags: ['Прокуратура', 'Конгрес США', 'Андрій Костін', 'Війна з росією']</text:p>
      <text:p text:style-name="P4">
Type: Article</text:p>
      <!--METADATA-->
      <text:p text:style-name="P4">
<draw:frame draw:style-name="fr1" draw:name="Image259" text:anchor-type="as-char" svg:width="6.9236in" svg:height="3.956343in" draw:z-index="0">
<draw:image xlink:href="../Images/yкринформ/2023-04-19T19-43-00-03-00/630_360_1659550516-968.jpg" xlink:type="simple" xlink:show="embed" xlink:actuate="onLoad" draw:mime-type="image/jpeg"/>
</draw:frame>
The Office of the Prosecutor of Ukraine received evidence that indicate the direct adherence of Russian special services to the creation of the occupation forces of the torture to the Ukrainian territory and the commission of mass torture of people.</text:p>
      <text:p text:style-name="P4">
This was stated on Wednesday during the hearing at the US Congress, Prosecutor General Andriy Kostin, Ukrinform correspondent reports.</text:p>
      <text:p text:style-name="P4">
“In the process of investigation, we found evidence of financial transactions that indicate a direct link between torture chambers and Russian special services. This is a clear sign that the policy of torture is part of the criminal plan of the Moscow another subjugation of Ukrainians, ”the Prosecutor General of Ukraine said.</text:p>
      <text:p text:style-name="P4">
He informed the congressmans that Ukrainian investigators only in Kherson and oblast had about 20 such tortures, and more than a thousand people who had passed through this were given there.</text:p>
      <text:p text:style-name="P4">
<text:span text:style-name="T4">
 Read also: </text:span>
 <text:a xlink:type="simple" xlink:href="https://www.ukrinform.ua/rubric-ato/3683904-rosiani-zbilsuut-kilkist-kativen-na-zahoplenih-teritoriah.html" text:style-name="Internet_20_link" text:visited-style-name="Visited_20_Internet_20_Link">
<text:span text:style-name="T4">
 Russians </text:span>
 <text:span text:style-name="T4">
 increase </text:span>
 <text:span text:style-name="T4">
 quantity </text:span>
 <text:span text:style-name="T4">
 </text:span>
 torture <text:span text:style-name="T4">
<text:span text:style-name="T5">
* captured </text:span>
* </text:span>
 <text:span text:style-name="T4">
 </text:span>
 **</text:a>
"The people who survived say that the Russian military has subjected them to various forms of ill -treatment, including beating with sticks and rubber tubes, the use of electric stuners, imitation of drowning, undressing, threatening, threatening to kill or crumble, etc.," the Prosecutor General said.</text:p>
      <text:p text:style-name="P4">
He continued that, according to witnesses, they were forced to shout the pro -Russian gambles and listen to the Russian anthem. At night, they heard the cries of others, which the Russians came up.</text:p>
      <text:p text:style-name="P4">
In addition, the systemic and widespread crime was the violent disappearance - the temporarily occupied territories of Ukraine.</text:p>
      <text:p text:style-name="P4">
In addition, according to him, as of today, the Prosecutor General's Office of Ukraine has already registered about 80,000 military crimes committed by the Russian proxies and their "proxy", and this number is growing rapidly, especially after the release of temporarily occupied territories.</text:p>
      <text:p text:style-name="P4">
<text:span text:style-name="T4">
 Read also: </text:span>
 <text:a xlink:type="simple" xlink:href="https://www.ukrinform.ua/rubric-ato/3685064-ce-cekae-vsih-zradnikiv-usov-pro-likvidaciu-organizatora-kativen-na-hersonsini.html" text:style-name="Internet_20_link" text:visited-style-name="Visited_20_Internet_20_Link">
<text:span text:style-name="T4">
 KATEEN </text:span>
</text:a>
Such a picture opens a special scale after the de -occupation of Ukrainian terminals.</text:p>
      <text:p text:style-name="P4">
"For example, when the Ukrainian military released Kherson in November 2022, the same scheme of barbaric crimes as in Bucha and other places of Kyiv region, in Sumy, Chernihiv and Izium was found," the Prosecutor General said.“These actions have nothing to do with the war under the rules of international humanitarian law. Their goal is to sow fear and horror, ”Kostin said.</text:p>
      <text:p text:style-name="P4">
The Prosecutor General's Office has been reported to be Task Force Ukraine. Ukrainian and American Task Force maintains constant connection and jointly overcome the confiscation of Russian criminal assets.</text:p>
      <text:p text:style-name="P4">
News Source: <text:a xlink:type="simple" xlink:href="https://www.ukrinform.ua/rubric-ato/3698096-kostin-u-kongresi-ssa-mi-maemo-dokazi-finansuvanna-kativen-v-ukraini-specsluzbami-rosii.html" text:style-name="Internet_20_link" text:visited-style-name="Visited_20_Internet_20_Link">
https://www.ukrinform.ua/rubric-ato/3698096-kostin-u-kongresi-ssa-mi-maemo-dokazi-finansuvanna-kativen-v-ukraini-specsluzbami-rosii.html</text:a>
</text:p>
      <!--NEWS-->
      <text:h text:style-name="P10" text:outline-level="1">
<text:span text:style-name="T4">
States are preparing to declare a new military aid package to Ukraine - White House</text:span>
</text:h>
      <text:p text:style-name="P4">
Authors: Ukrinform (Person)</text:p>
      <text:p text:style-name="P4">
Publisher: Укринформ (Organization)</text:p>
      <text:p text:style-name="P4">
Published Time: 2023-04-19T19:45:00+03:00</text:p>
      <text:p text:style-name="P4">
Modified Time: 2023-04-19T19:45:00+03:00</text:p>
      <text:p text:style-name="P4">
Description: US Presidential Administration Joe Baiden has prepared a new military assistance package for Ukraine and plans to announce it on Wednesday, April 19. - Ukrinform.</text:p>
      <text:p text:style-name="P4">
Images: ["<text:a xlink:type="simple" xlink:href="https://static.ukrinform.com/photos/2023_02/thumb_files/630_360_1676889540-944.jpg" text:style-name="Internet_20_link" text:visited-style-name="Visited_20_Internet_20_Link">
630_360_16768...</text:a>
"]</text:p>
      <text:p text:style-name="P4">
Tags: ['США', 'Україна', 'Війна з росією']</text:p>
      <text:p text:style-name="P4">
Type: Article</text:p>
      <!--METADATA-->
      <text:p text:style-name="P4">
<draw:frame draw:style-name="fr1" draw:name="Image260" text:anchor-type="as-char" svg:width="6.9236in" svg:height="3.956343in" draw:z-index="0">
<draw:image xlink:href="../Images/yкринформ/2023-04-19T19-45-00-03-00/630_360_1676889540-944.jpg" xlink:type="simple" xlink:show="embed" xlink:actuate="onLoad" draw:mime-type="image/jpeg"/>
</draw:frame>
US Presidential Administration Joe Baiden has prepared a new military aid pack for Ukraine and plans to announce it on Wednesday, April 19.</text:p>
      <text:p text:style-name="P4">
This was stated during a pressing in Washington White House spokeswoman Karinjan-Pierre, Ukrinform correspondent reports.</text:p>
      <text:p text:style-name="P4">
"Today, Baiden -Harris administration will announce a new package of support for Ukraine within our constant efforts to help Ukraine defend themselves from the cruel invasion of the Russian Federation," the White House Representative said.</text:p>
      <text:p text:style-name="P4">
<text:span text:style-name="T4">
 Read also: </text:span>
 <text:a xlink:type="simple" xlink:href="https://www.ukrinform.ua/rubric-economy/3696223-ssa-vidilat-ukraini-se-majze-5-milardiv-budzetnoi-pidtrimki.html" text:style-name="Internet_20_link" text:visited-style-name="Visited_20_Internet_20_Link">
</text:a>
She stressed that the relevant statements will be made by the State Department and the Ministry of Defense. The package will include additional ammunition, HIMARS missiles, anti -tank weapons and other assistance.</text:p>
      <text:p text:style-name="P4">
"The United States will continue to work with our allies and partners to help Ukraine protect itself, protect its democracy and protect its people," Jean -Pierre emphasized.</text:p>
      <text:p text:style-name="P4">
<text:span text:style-name="T4">
 Read also: </text:span>
 <text:a xlink:type="simple" xlink:href="https://www.ukrinform.ua/rubric-ato/3694748-mobilni-raketni-kompleksi-z-lazernim-navedennam-u-novomu-paketi-dopomogi-vid-ssa.html" text:style-name="Internet_20_link" text:visited-style-name="Visited_20_Internet_20_Link">
<text:span text:style-name="T4">
 Package </text:span>
</text:a>
As reported by Ukrinform, the 11th meeting of the contact group on the defense of Ukraine at Ramstein in Germany is scheduled for April 21. Representatives of about 50 countries will be expected to take part in the meeting.</text:p>
      <text:p text:style-name="P4">
News Source: <text:a xlink:type="simple" xlink:href="https://www.ukrinform.ua/rubric-ato/3698094-stati-gotuutsa-ogolositi-novij-paket-vijskovoi-dopomogi-ukraini-bilij-dim.html" text:style-name="Internet_20_link" text:visited-style-name="Visited_20_Internet_20_Link">
https://www.ukrinform.ua/rubric-ato/3698094-stati-gotuutsa-ogolositi-novij-paket-vijskovoi-dopomogi-ukraini-bilij-dim.html</text:a>
</text:p>
      <!--NEWS-->
      <text:h text:style-name="P10" text:outline-level="1">
<text:span text:style-name="T4">
The Government has decided to create a register platform</text:span>
</text:h>
      <text:p text:style-name="P4">
Authors: Ukrinform (Person)</text:p>
      <text:p text:style-name="P4">
Publisher: Укринформ (Organization)</text:p>
      <text:p text:style-name="P4">
Published Time: 2023-04-19T19:53:35+03:00</text:p>
      <text:p text:style-name="P4">
Modified Time: 2023-04-19T19:53:35+03:00</text:p>
      <text:p text:style-name="P4">
Description: The Cabinet of Ministers has decided to create a register platform, which is intended to increase the efficiency of public services online. - Ukrinform.</text:p>
      <text:p text:style-name="P4">
Images: ["<text:a xlink:type="simple" xlink:href="https://static.ukrinform.com/photos/2023_03/thumb_files/630_360_1678738628-217.jpg" text:style-name="Internet_20_link" text:visited-style-name="Visited_20_Internet_20_Link">
630_360_16787...</text:a>
"]</text:p>
      <text:p text:style-name="P4">
Tags: ['Уряд', 'Гетманцев']</text:p>
      <text:p text:style-name="P4">
Type: Article</text:p>
      <!--METADATA-->
      <text:p text:style-name="P4">
<draw:frame draw:style-name="fr1" draw:name="Image261" text:anchor-type="as-char" svg:width="6.9236in" svg:height="3.956343in" draw:z-index="0">
<draw:image xlink:href="../Images/yкринформ/2023-04-19T19-53-35-03-00/630_360_1678738628-217.jpg" xlink:type="simple" xlink:show="embed" xlink:actuate="onLoad" draw:mime-type="image/jpeg"/>
</draw:frame>
Cabinet ministers decided to create a register platform, which is intended to increase the efficiency of public services online.</text:p>
      <text:p text:style-name="P4">
This was reported in <text:a xlink:type="simple" xlink:href="https://t.me/getmantsevdanil/4587" text:style-name="Internet_20_link" text:visited-style-name="Visited_20_Internet_20_Link">
</text:a>
Danilo Getmantsev, Chairman of the Verkhovna Rada Committee on Finance, Tax and Customs Policy, Ukrinform reports.</text:p>
      <text:p text:style-name="P4">
"The government has made a decision to create a register platform. Some may say that this is a small technical issue, but in reality it is not so. One familiar decisions are in terms of the development of a" digital state ", - it is said.</text:p>
      <text:p text:style-name="P4">
<text:span text:style-name="T4">
 Read also: </text:span>
 <text:a xlink:type="simple" xlink:href="https://www.ukrinform.ua/rubric-society/3697913-v-ukraini-proveli-genderne-opituvanna-aparativ-ministerstv-ta-vidomstv.html" text:style-name="Internet_20_link" text:visited-style-name="Visited_20_Internet_20_Link">
</text:a>
As it is noted, more than 450 different registers in Ukraine in Ukraine. They created at different times, using various available technological wickednesses, not always compatible. According to experts, 80% of existing registrations are outdated and vulnerable to cyberattacks.</text:p>
      <text:p text:style-name="P4">
"The task of the state is to create a single platform of registers, with absolutely compatible modern architecture, as high as possible, and at the same time - simple convenient for filling for the staff of the register manager, with a clear fixation of all changes made.(which will be considered necessary to leave - in the course of the appropriate work will be the feasibility of continuing the maintenance of each register)", - said Gethmantsev.</text:p>
      <text:p text:style-name="P4">
According to him, the creation of such a platform is not only about digitalization, but also about deregulation. After all, the task will be solved so that any organ has the opportunity to maximize the necessary information for him from the registers(in part of "closed" - by request for information to his administrative), not from individuals or business.</text:p>
      <text:p text:style-name="P4">
<text:span text:style-name="T4">
 Read also: </text:span>
 <text:a xlink:type="simple" xlink:href="https://www.ukrinform.ua/rubric-economy/3697878-getmancev-zaavlae-pro-stabilizaciu-situacii-z-vidskoduvannam-pdv.html" text:style-name="Internet_20_link" text:visited-style-name="Visited_20_Internet_20_Link">
<text:span text:style-name="T4">
 Hetmanz </text:span>
</text:a>
"In this way, in parallel, we will be able to cancel a certain number of" certificates "," certificates "," extracts "and other pieces of paper from the past era," added the Parliamentary Committee.</text:p>
      <text:p text:style-name="P4">
Система використовуватиме інструменти штучного інтелекту. На останніх етапахреалізації проєкту запланована розбудова інститутів BigData, які розвиватимутьсистему відкритих даних, коли вся інформація від держорганів буде інтегрованаміж собою.</text:p>
      <text:p text:style-name="P4">
News Source: <text:a xlink:type="simple" xlink:href="https://www.ukrinform.ua/rubric-economy/3698100-urad-uhvaliv-risenna-pro-stvorenna-platformi-reestriv.html" text:style-name="Internet_20_link" text:visited-style-name="Visited_20_Internet_20_Link">
https://www.ukrinform.ua/rubric-economy/3698100-urad-uhvaliv-risenna-pro-stvorenna-platformi-reestriv.html</text:a>
</text:p>
      <!--NEWS-->
      <text:h text:style-name="P10" text:outline-level="1">
<text:span text:style-name="T4">
The French were macron for new pension reform</text:span>
</text:h>
      <text:p text:style-name="P4">
Authors: Ukrinform (Person)</text:p>
      <text:p text:style-name="P4">
Publisher: Укринформ (Organization)</text:p>
      <text:p text:style-name="P4">
Published Time: 2023-04-19T19:57:00+03:00</text:p>
      <text:p text:style-name="P4">
Modified Time: 2023-04-19T19:57:00+03:00</text:p>
      <text:p text:style-name="P4">
Description: President Emmanuel Macron was greeted by an indignant whistle while traveling to France through his government pension reform. - Ukrinform.</text:p>
      <text:p text:style-name="P4">
Images: ["<text:a xlink:type="simple" xlink:href="https://static.ukrinform.com/photos/2022_04/thumb_files/630_360_1650825731-530.jpg" text:style-name="Internet_20_link" text:visited-style-name="Visited_20_Internet_20_Link">
630_360_16508...</text:a>
"]</text:p>
      <text:p text:style-name="P4">
Tags: ['Франція', 'Макрон', 'Пенсійна реформа']</text:p>
      <text:p text:style-name="P4">
Type: Article</text:p>
      <!--METADATA-->
      <text:p text:style-name="P4">
<draw:frame draw:style-name="fr1" draw:name="Image262" text:anchor-type="as-char" svg:width="6.9236in" svg:height="3.956343in" draw:z-index="0">
<draw:image xlink:href="../Images/yкринформ/2023-04-19T19-57-00-03-00/630_360_1650825731-530.jpg" xlink:type="simple" xlink:show="embed" xlink:actuate="onLoad" draw:mime-type="image/jpeg"/>
</draw:frame>
Presidentmmanuel Macron was met with an indignant whistle during a trip to France, the pension reform introduced by his government.</text:p>
      <text:p text:style-name="P4">
As Ukrinform reports, it reports <text:a xlink:type="simple" xlink:href="https://apnews.com/article/france-macron-angry-crowd-pension-protests-cda2cdee1f4095965c50bc3066175597" text:style-name="Internet_20_link" text:visited-style-name="Visited_20_Internet_20_Link">
</text:a>
.</text:p>
      <text:p text:style-name="P4">
It is noted that during his working trip, Macron had the opportunity to reassure on his own eyes how dissatisfied with the pension reform of his government, and the hollow met him whistle in the town of Selest.</text:p>
      <text:p text:style-name="P4">
Passing along <text:a xlink:type="simple" xlink:href="https://twitter.com/Mediavenir/status/1648695575439613952" text:style-name="Internet_20_link" text:visited-style-name="Visited_20_Internet_20_Link">
</text:a>
, which stood with a freezing fence, Macron justified the introduction of pension reform, and she acknowledged that it was "unpopular" among the population.</text:p>
      <text:p text:style-name="Quotations">

<text:p text:style-name="P4">
Flash - "CE N'est Pas La Première Fois Que J'enends des Gens Qui RâLent&gt;
 Contre Moi", Tente de Banaliser Emmanuel <text:a xlink:type="simple" xlink:href="https://twitter.com/hashtag/Macron" text:style-name="Internet_20_link" text:visited-style-name="Visited_20_Internet_20_Link">
&gt;
</text:a>
,&gt;
 copiously hue by demonstrators in Sélestat.(Bfmtv) <text:a xlink:type="simple" xlink:href="https://twitter.com/hashtag/Alsace" text:style-name="Internet_20_link" text:visited-style-name="Visited_20_Internet_20_Link">
&gt;
 </text:a>
 <text:a xlink:type="simple" xlink:href="https://t.co/gRIXlzDGef" text:style-name="Internet_20_link" text:visited-style-name="Visited_20_Internet_20_Link">
&gt;
 </text:a>
&gt;
&gt;
 — Mediavenir(@Mediavenir) <text:a xlink:type="simple" xlink:href="https://twitter.com/Mediavenir/status/1648695575439613952" text:style-name="Internet_20_link" text:visited-style-name="Visited_20_Internet_20_Link">
&gt;
 </text:a>
<text:span text:style-name="T4">
 Read also: </text:span>
 <text:a xlink:type="simple" xlink:href="https://www.ukrinform.ua/rubric-world/3697429-protesti-u-francii-policia-zastosuvala-slozoginnij-gaz-ta-vodometi.html" text:style-name="Internet_20_link" text:visited-style-name="Visited_20_Internet_20_Link">
<text:span text:style-name="T4">
 Franz </text:span>
</text:a>
As it was reported, the French opposition stated that it would not cease to proceed from protests against the resonant pension reform of President Francemmanuel Macron, until it was canceled.</text:p>

</text:p>
      <text:p text:style-name="P4">
Macron April 15 <text:a xlink:type="simple" xlink:href="https://www.ukrinform.ua/rubric-world/3696169-makron-pidpisav-zakon-pro-skandalnu-pensijnu-reformu.html" text:style-name="Internet_20_link" text:visited-style-name="Visited_20_Internet_20_Link">
</text:a>
its government, which raises the retirement age from 62 to 64 years and which caused mass protests.</text:p>
      <text:p text:style-name="P4">
News Source: <text:a xlink:type="simple" xlink:href="https://www.ukrinform.ua/rubric-world/3698108-francuzi-osvistali-makrona-za-novu-pensijnu-reformu.html" text:style-name="Internet_20_link" text:visited-style-name="Visited_20_Internet_20_Link">
https://www.ukrinform.ua/rubric-world/3698108-francuzi-osvistali-makrona-za-novu-pensijnu-reformu.html</text:a>
</text:p>
      <!--NEWS-->
      <text:h text:style-name="P10" text:outline-level="1">
<text:span text:style-name="T4">
Ukraine and Bulgaria discussed the possibility of solving the grain issue</text:span>
</text:h>
      <text:p text:style-name="P4">
Authors: Ukrinform (Person)</text:p>
      <text:p text:style-name="P4">
Publisher: Укринформ (Organization)</text:p>
      <text:p text:style-name="P4">
Published Time: 2023-04-19T19:58:44+03:00</text:p>
      <text:p text:style-name="P4">
Modified Time: 2023-04-19T19:58:44+03:00</text:p>
      <text:p text:style-name="P4">
Description: Ukraine is negotiating with Bulgaria regarding the prospects of a positive solution to the grain issue. - Ukrinform.</text:p>
      <text:p text:style-name="P4">
Images: ["<text:a xlink:type="simple" xlink:href="https://static.ukrinform.com/photos/2023_04/thumb_files/630_360_1681735786-220.jpg" text:style-name="Internet_20_link" text:visited-style-name="Visited_20_Internet_20_Link">
630_360_16817...</text:a>
", "<text:a xlink:type="simple" xlink:href="https://static.ukrinform.com/photos/2023_04/1681922887-607.jpg" text:style-name="Internet_20_link" text:visited-style-name="Visited_20_Internet_20_Link">
1681922887-60...</text:a>
"]</text:p>
      <text:p text:style-name="P4">
Tags: ['Болгарія', 'Мінекономіки', 'Україна', 'Зерно']</text:p>
      <text:p text:style-name="P4">
Type: Article</text:p>
      <!--METADATA-->
      <text:p text:style-name="P4">
<draw:frame draw:style-name="fr1" draw:name="Image263" text:anchor-type="as-char" svg:width="6.9236in" svg:height="3.956343in" draw:z-index="0">
<draw:image xlink:href="../Images/yкринформ/2023-04-19T19-58-44-03-00/630_360_1681735786-220.jpg" xlink:type="simple" xlink:show="embed" xlink:actuate="onLoad" draw:mime-type="image/jpeg"/>
</draw:frame>
Ukrainian will negotiate with Bulgaria regarding the prospects of a positive solution to the aging issue.</text:p>
      <text:p text:style-name="P4">
As Ukrinform reports, it reports <text:a xlink:type="simple" xlink:href="https://www.me.gov.ua/News/Detail" text:style-name="Internet_20_link" text:visited-style-name="Visited_20_Internet_20_Link">
</text:a>
According to the results of the online meeting of the First Viceremier-Minister of Ukraine-Ministers of Economy Yulia Sviridenko with the Minister of Economy and Industry Bulgariankoyelovaya Stoyanov.</text:p>
      <text:p text:style-name="P4">
“The Government of Ukraine aims to resolve the issue of temporary ban on imports of Ukrainian grain to Bulgaria. We have a dialogue with the Bulgarian side for causes and prospects for a positive solution to this situation for both countries, ”Sviridenko said.</text:p>
      <text:p text:style-name="P4">
<draw:frame draw:style-name="fr1" draw:name="Image264" text:anchor-type="as-char" svg:width="6.9236in" svg:height="4.615733in" draw:z-index="0">
<draw:image xlink:href="../Images/yкринформ/2023-04-19T19-58-44-03-00/1681922887-607.jpg" xlink:type="simple" xlink:show="embed" xlink:actuate="onLoad" draw:mime-type="image/jpeg"/>
</draw:frame>
Photo: Ministry of Defense</text:p>
      <text:p text:style-name="P4">
Minister Nikola Stoyanov, in turn, expressed solidarity to Ukraine in residence, in which the country was in connection with a full -scale invasion of the Russian(https://www.ukrinform.ua/tag-import)Ukrainian grain and food are difficult for local agricultural producers to realize their own products and they suffer losses. However, transit of Ukrainian products through Bulgaria into EU countries is not banned.</text:p>
      <text:p text:style-name="P4">
<text:span text:style-name="T4">
 Read also: </text:span>
 <text:a xlink:type="simple" xlink:href="https://www.ukrinform.ua/rubric-economy/3697879-bolgaria-timcasovo-zaboronila-import-produktiv-z-ukraini-tranzit-dozvolenij.html" text:style-name="Internet_20_link" text:visited-style-name="Visited_20_Internet_20_Link">
</text:a>
Stoyanov noted that Bulgaria is expecting a decision by which the Ukrainian product will overload the local market, and will be guaranteed to be exported to other countries.</text:p>
      <text:p text:style-name="P4">
The parties have discussed important aspects of this issue, and the dialogue continues.</text:p>
      <text:p text:style-name="P4">
According to the Ministry of Economy, next week consultations on this issue will be reached at the level of the Council of the European Union and its working bodies.</text:p>
      <text:p text:style-name="P4">
As reported by Ukrinform, the Bulgaria government on Wednesday, April 19, a prohibition on the import of food products from Ukraine, except for traffic.</text:p>
      <text:p text:style-name="P4">
News Source: <text:a xlink:type="simple" xlink:href="https://www.ukrinform.ua/rubric-economy/3698102-ukraina-ta-bolgaria-obgovorili-mozlivosti-virisenna-zernovogo-pitanna.html" text:style-name="Internet_20_link" text:visited-style-name="Visited_20_Internet_20_Link">
https://www.ukrinform.ua/rubric-economy/3698102-ukraina-ta-bolgaria-obgovorili-mozlivosti-virisenna-zernovogo-pitanna.html</text:a>
</text:p>
      <!--NEWS-->
      <text:h text:style-name="P10" text:outline-level="1">
<text:span text:style-name="T4">
Ukraine must build a multi -level air defense system/pro - Reznikov as soon as possible</text:span>
</text:h>
      <text:p text:style-name="P4">
Authors: Ukrinform (Person)</text:p>
      <text:p text:style-name="P4">
Publisher: Укринформ (Organization)</text:p>
      <text:p text:style-name="P4">
Published Time: 2023-04-19T20:03:00+03:00</text:p>
      <text:p text:style-name="P4">
Modified Time: 2023-04-19T20:03:00+03:00</text:p>
      <text:p text:style-name="P4">
Description: Defense Minister Alexei Reznikov said that the stronger the air protection will be, the more resources Ukraine will be able to use to win. - Ukrinform.</text:p>
      <text:p text:style-name="P4">
Images: ["<text:a xlink:type="simple" xlink:href="https://static.ukrinform.com/photos/2023_03/thumb_files/630_360_1677842583-533.jpg" text:style-name="Internet_20_link" text:visited-style-name="Visited_20_Internet_20_Link">
630_360_16778...</text:a>
"]</text:p>
      <text:p text:style-name="P4">
Tags: ['Резніков', 'Війна з росією', 'Patriot ']</text:p>
      <text:p text:style-name="P4">
Type: Article</text:p>
      <!--METADATA-->
      <text:p text:style-name="P4">
<draw:frame draw:style-name="fr1" draw:name="Image265" text:anchor-type="as-char" svg:width="6.9236in" svg:height="3.956343in" draw:z-index="0">
<draw:image xlink:href="../Images/yкринформ/2023-04-19T20-03-00-03-00/630_360_1677842583-533.jpg" xlink:type="simple" xlink:show="embed" xlink:actuate="onLoad" draw:mime-type="image/jpeg"/>
</draw:frame>
Ministry of Ministry Alexei Reznikov said that the stronger the air protection will be, the more resources Ukraine will be able to use to win.</text:p>
      <text:p text:style-name="P4">
According to Ukrinform, Reznikov reported in <text:a xlink:type="simple" xlink:href="https://www.facebook.com/reznikovoleksii/posts/pfbid0MA1g5TDMXmwgLG9A6wVjbpf78CxNmaYvcvKsS97PDhSDAp1qGMZoYohhHWh5iun5l" text:style-name="Internet_20_link" text:visited-style-name="Visited_20_Internet_20_Link">
</text:a>
.</text:p>
      <text:p text:style-name="P4">
“Побудова багаторівневої системи ППО/ПРО у найкоротший термін – наш пріоритет.Це захист мирних міст, критичної інфраструктури, наших людей у тилу та нафронті”, – заявив він.</text:p>
      <text:p text:style-name="P4">
Він підкреслив, що системи протиповітряної оборони Patriot формуютьспроможність, якої раніше не було – вражати балістичні цілі. “Черговаустановка IRIS-T, за яку ми дякуємо німецьким партнерам – підвищує можливостіборотьби з крилатими ракетами. IRIS’и, як і NASAMS’и, чудово себезарекомендували”, - додав він.</text:p>
      <text:p text:style-name="P4">
<text:span text:style-name="T4">
Читайте також:</text:span>
 <text:a xlink:type="simple" xlink:href="https://www.ukrinform.ua/rubric-ato/3698038-ukraina-otrimala-z-nimeccini-drugij-kompleks-ppo-irist-zmi.html" text:style-name="Internet_20_link" text:visited-style-name="Visited_20_Internet_20_Link">
 </text:a>
Multipurrent fighters could increase from Polish and Slovak partners from both Russian rockets and Iranian drones. He noted that all the Cesvis revenues, already in the ranks of the forces of defense.</text:p>
      <text:p text:style-name="P4">
Reznikov stated that given the barbaric tactics of the Kremlin, Ukraine needs more platforms of different levels, ammunition to them and portable anti -aircraft missile complexes. And the aircraft of the Western sample are the top of this pyramid.</text:p>
      <text:p text:style-name="P4">
The Minister of Defense noted that Ukraine initially heard "no, it was impossible for each platform." Now they will defend the Ukrainian sky. "We are working consistently," he added.</text:p>
      <text:p text:style-name="P4">
<text:span text:style-name="T4">
 Read also: </text:span>
 <text:a xlink:type="simple" xlink:href="https://www.ukrinform.ua/rubric-ato/3697934-v-ukrainu-pribuli-sistemi-ppo-patriot-vid-troh-krain-pavluk.html" text:style-name="Internet_20_link" text:visited-style-name="Visited_20_Internet_20_Link">
<text:span text:style-name="T4">
 patriot </text:span>
</text:a>
"The stronger the air protection is, the more resources Ukraine will be able to victory, the faster our people will return home," the ministry stressed.</text:p>
      <text:p text:style-name="P4">
He also thanked all partners for help. "We will never forget that the light and warmth in our homes last winter managed to maintain a lot of support for the support of friends who have provided us with defense," Odreznikov.</text:p>
      <text:p text:style-name="P4">
According to Ukrinform, Ukraine's air defense systems arrived in Ukraine from the United States, the Netherlands and Germany.</text:p>
      <text:p text:style-name="P4">
News Source: <text:a xlink:type="simple" xlink:href="https://www.ukrinform.ua/rubric-ato/3698105-reznikov-pro-prioritet-dla-ukraini-pobudova-bagatorivnevoi-sistemi-ppopro-u-najkorotsij-termin.html" text:style-name="Internet_20_link" text:visited-style-name="Visited_20_Internet_20_Link">
https://www.ukrinform.ua/rubric-ato/3698105-reznikov-pro-prioritet-dla-ukraini-pobudova-bagatorivnevoi-sistemi-ppopro-u-najkorotsij-termin.html</text:a>
</text:p>
      <!--NEWS-->
      <text:h text:style-name="P10" text:outline-level="1">
<text:span text:style-name="T4">
In the main grid Rolan Garros is guaranteed to play five Ukrainian tennis players</text:span>
</text:h>
      <text:p text:style-name="P4">
Authors: Ukrinform (Person)</text:p>
      <text:p text:style-name="P4">
Publisher: Укринформ (Organization)</text:p>
      <text:p text:style-name="P4">
Published Time: 2023-04-19T20:03:43+03:00</text:p>
      <text:p text:style-name="P4">
Modified Time: 2023-04-19T20:03:43+03:00</text:p>
      <text:p text:style-name="P4">
Description: Among them are Elina Svitolina. - Ukrinform.</text:p>
      <text:p text:style-name="P4">
Images: ["<text:a xlink:type="simple" xlink:href="https://static.ukrinform.com/photos/2023_04/thumb_files/630_360_1681923462-766.jpg" text:style-name="Internet_20_link" text:visited-style-name="Visited_20_Internet_20_Link">
630_360_16819...</text:a>
"]</text:p>
      <text:p text:style-name="P4">
Tags: ['Цуренко', 'Світоліна', 'Теніс', 'Марта Костюк', 'Ангеліна Калініна']</text:p>
      <text:p text:style-name="P4">
Type: Article</text:p>
      <!--METADATA-->
      <text:p text:style-name="P4">
<draw:frame draw:style-name="fr1" draw:name="Image266" text:anchor-type="as-char" svg:width="6.9236in" svg:height="3.956343in" draw:z-index="0">
<draw:image xlink:href="../Images/yкринформ/2023-04-19T20-03-43-03-00/630_360_1681923462-766.jpg" xlink:type="simple" xlink:show="embed" xlink:actuate="onLoad" draw:mime-type="image/jpeg"/>
</draw:frame>
Among them iselina Svitolina.</text:p>
      <text:p text:style-name="P4">
Tournament organizers <text:a xlink:type="simple" xlink:href="https://fft-rg-commun-news.cdn.prismic.io/fft-rg-commun-news/d6b689ab-2d38-4948-8e6c-a38f8a42cd03_Liste+Tableau+Final+Dames.pdf" text:style-name="Internet_20_link" text:visited-style-name="Visited_20_Internet_20_Link">
</text:a>
The application list of tennis players, Ukrinform reports.</text:p>
      <text:p text:style-name="P4">
Angelina Kalinina(№35), Martha Kostyuk(№38), Lesya Turenko(№73)and Katerynabindle(№84)They guaranteed their participation at the base of the Open French Championship, which will be held on May 28 - June 11.</text:p>
      <text:p text:style-name="P4">
Elina Svitolina, which is located at the beginning of the second thousand world ranking, declared a tournament for a "special rating" - №27.</text:p>
      <text:p text:style-name="P4">
This opportunity was used by six more tennis players: Jennifer Brady(USA), Anastasia Pavlyuchenko(-), Daria Seville(Australia), Patrichia Maria Tsig(Romania), Sarah Sorribes Thormo(Spain) і Крістина Кучова (Slovakia).</text:p>
      <text:p text:style-name="P4">
<text:span text:style-name="T4">
Читайте також:</text:span>
 <text:a xlink:type="simple" xlink:href="https://www.ukrinform.ua/rubric-sports/3632939-polku-svontek-viznano-tenisistkou-roku-za-versieu-wta.html" text:style-name="Internet_20_link" text:visited-style-name="Visited_20_Internet_20_Link">
 </text:a>
As reported by Ukrinform, the winner of the Open Championship of France in 2022 became Iga Swontek.</text:p>
      <text:p text:style-name="P4">
Photo: btu.org.ua</text:p>
      <text:p text:style-name="P4">
News Source: <text:a xlink:type="simple" xlink:href="https://www.ukrinform.ua/rubric-sports/3698104-v-osnovnij-sitci-rolan-garros-garantovano-zigraut-pat-ukrainskih-tenisistok.html" text:style-name="Internet_20_link" text:visited-style-name="Visited_20_Internet_20_Link">
https://www.ukrinform.ua/rubric-sports/3698104-v-osnovnij-sitci-rolan-garros-garantovano-zigraut-pat-ukrainskih-tenisistok.html</text:a>
</text:p>
      <!--NEWS-->
      <text:h text:style-name="P10" text:outline-level="1">
<text:span text:style-name="T4">
The Russians fired at two districts in Dnipropetrovsk from heavy artillery and RSZV</text:span>
</text:h>
      <text:p text:style-name="P4">
Authors: Ukrinform (Person)</text:p>
      <text:p text:style-name="P4">
Publisher: Укринформ (Organization)</text:p>
      <text:p text:style-name="P4">
Published Time: 2023-04-19T20:16:00+03:00</text:p>
      <text:p text:style-name="P4">
Modified Time: 2023-04-19T20:16:00+03:00</text:p>
      <text:p text:style-name="P4">
Description: The enemy army hit the Nikopol and Sinelnikov districts. - Ukrinform.</text:p>
      <text:p text:style-name="P4">
Images: ["<text:a xlink:type="simple" xlink:href="https://static.ukrinform.com/photos/2023_04/thumb_files/630_360_1681924395-484.jpg" text:style-name="Internet_20_link" text:visited-style-name="Visited_20_Internet_20_Link">
630_360_16819...</text:a>
"]</text:p>
      <text:p text:style-name="P4">
Tags: ['Дніпропетровщина', 'Обстріл', 'Війна з росією']</text:p>
      <text:p text:style-name="P4">
Type: Article</text:p>
      <!--METADATA-->
      <text:p text:style-name="P4">
<draw:frame draw:style-name="fr1" draw:name="Image267" text:anchor-type="as-char" svg:width="6.9236in" svg:height="3.956343in" draw:z-index="0">
<draw:image xlink:href="../Images/yкринформ/2023-04-19T20-16-00-03-00/630_360_1681924395-484.jpg" xlink:type="simple" xlink:show="embed" xlink:actuate="onLoad" draw:mime-type="image/jpeg"/>
</draw:frame>
Honorary army hit the Nikopol and Sinelniky districts, and there is destruction.</text:p>
      <text:p text:style-name="P4">
About it in <text:a xlink:type="simple" xlink:href="https://t.me/dnipropetrovskaODA/4197" text:style-name="Internet_20_link" text:visited-style-name="Visited_20_Internet_20_Link">
</text:a>
Informs the Chief -Propetrovsk Ova Sergei Lisak, Ukrinform reports.</text:p>
      <text:p text:style-name="P4">
"In the Greater Mikhailovsky community of Sinellynik district beaten by a two -building and a car. Almost seven dozen shells from heavy artillery and RSZV. Same was so many aggressor directed in the Chervonohrigor community of the Nikopol district," he reads.</text:p>
      <text:p text:style-name="P4">
<text:span text:style-name="T4">
 Read also: </text:span>
 <text:a xlink:type="simple" xlink:href="https://www.ukrinform.ua/rubric-ato/3698019-rosiani-vdarili-aviabombou-po-civilnomu-sektoru-v-orihovi.html" text:style-name="Internet_20_link" text:visited-style-name="Visited_20_Internet_20_Link">
</text:a>
Damaged private enterprise and broken 34 solar panels. It was poor.</text:p>
      <text:p text:style-name="P4">
As reported by Ukrinform, last night over the Dnieper the forces of the air defense were beaten by a hostility.</text:p>
      <text:p text:style-name="P4">
News Source: <text:a xlink:type="simple" xlink:href="https://www.ukrinform.ua/rubric-ato/3698111-rosiani-obstrilali-dva-rajoni-na-dnipropetrovsini-z-vazkoi-artilerii-ta-rszv.html" text:style-name="Internet_20_link" text:visited-style-name="Visited_20_Internet_20_Link">
https://www.ukrinform.ua/rubric-ato/3698111-rosiani-obstrilali-dva-rajoni-na-dnipropetrovsini-z-vazkoi-artilerii-ta-rszv.html</text:a>
</text:p>
      <!--NEWS-->
      <text:h text:style-name="P10" text:outline-level="1">
<text:span text:style-name="T4">
Жіноча збірна України гарантувала собі три медалі на ЧЄ з вільної боротьби</text:span>
</text:h>
      <text:p text:style-name="P4">
Authors: Ukrinform (Person)</text:p>
      <text:p text:style-name="P4">
Publisher: Укринформ (Organization)</text:p>
      <text:p text:style-name="P4">
Published Time: 2023-04-19T20:23:16+03:00</text:p>
      <text:p text:style-name="P4">
Modified Time: 2023-04-19T20:23:16+03:00</text:p>
      <text:p text:style-name="P4">
Description: Three out of five Ukrainian women in Zagreb went to the final clashes. - Ukrinform.</text:p>
      <text:p text:style-name="P4">
Images: ["<text:a xlink:type="simple" xlink:href="https://static.ukrinform.com/photos/2023_04/thumb_files/630_360_1681924904-941.jpg" text:style-name="Internet_20_link" text:visited-style-name="Visited_20_Internet_20_Link">
630_360_16819...</text:a>
"]</text:p>
      <text:p text:style-name="P4">
Tags: ['вільна боротьба']</text:p>
      <text:p text:style-name="P4">
Type: Article</text:p>
      <!--METADATA-->
      <text:p text:style-name="P4">
<draw:frame draw:style-name="fr1" draw:name="Image268" text:anchor-type="as-char" svg:width="6.9236in" svg:height="3.956343in" draw:z-index="0">
<draw:image xlink:href="../Images/yкринформ/2023-04-19T20-23-16-03-00/630_360_1681924904-941.jpg" xlink:type="simple" xlink:show="embed" xlink:actuate="onLoad" draw:mime-type="image/jpeg"/>
</draw:frame>
Three gaps in Zagreb went to the final clashes.</text:p>
      <text:p text:style-name="P4">
At the European Championships, women's wrestling competitions have started, Ukrainian reports.</text:p>
      <text:p text:style-name="P4">
The first to the finals was Oksana Livach, she will apply for her second tambourier the title of European Champion. In the finals, the Ukrainians will be resisted by the eight -martyr of Europe Maria Stadnik from Azerbaijan.</text:p>
      <text:p text:style-name="P4">
The "golden" clashes will also compete Yulia Tkach-Ostapchuk and Anna Belinskaya-for the first time in categories up to 60 and 68 kg, respectively. Tkach-Ostapchuk will meet the title owner, Moldavanka Anastasia Nikita, and Belinskaya-the Abbot Won of Euro-2022, Bulgarian Yuliana Yaneva.</text:p>
      <text:p text:style-name="P4">
Finals with the participation of Livach, Tkach-Ostapchuk and Belinsky will take place in Zagreb Stuper, April 20.</text:p>
      <text:p text:style-name="P4">
Anastasia Osnyach-Shustva will also claim the medal. Having been defeated by Upinals, the Ukrainian woman went to the "bronze" finals.</text:p>
      <text:p text:style-name="P4">
<text:span text:style-name="T4">
 Read also: </text:span>
 <text:a xlink:type="simple" xlink:href="https://www.ukrinform.ua/rubric-sports/3697755-ukrainec-mihajlov-vigrav-kontinentalne-zoloto-zi-sportivnoi-borotbi.html" text:style-name="Internet_20_link" text:visited-style-name="Visited_20_Internet_20_Link">
<text:span text:style-name="T4">
 Mikhailov </text:span>
</text:a>
As reported by Ukrinform, yesterday, April 18, the first "gold" of Ukraine at the euro of the liberation for 10 years in Zagreb was won by Vasyl Mikhailov, who triumphed in the category up to 79 kg.</text:p>
      <text:p text:style-name="P4">
Photo: United World Wrestling</text:p>
      <text:p text:style-name="P4">
News Source: <text:a xlink:type="simple" xlink:href="https://www.ukrinform.ua/rubric-sports/3698113-zinoca-zbirna-ukraini-garantuvala-sobi-tri-medali-na-ce-z-vilnoi-borotbi.html" text:style-name="Internet_20_link" text:visited-style-name="Visited_20_Internet_20_Link">
https://www.ukrinform.ua/rubric-sports/3698113-zinoca-zbirna-ukraini-garantuvala-sobi-tri-medali-na-ce-z-vilnoi-borotbi.html</text:a>
</text:p>
      <!--NEWS-->
      <text:h text:style-name="P10" text:outline-level="1">
<text:span text:style-name="T4">
The court transferred corporate rights of Ukrnaftoburning to ARMA</text:span>
</text:h>
      <text:p text:style-name="P4">
Authors: Ukrinform (Person)</text:p>
      <text:p text:style-name="P4">
Publisher: Укринформ (Organization)</text:p>
      <text:p text:style-name="P4">
Published Time: 2023-04-19T20:26:26+03:00</text:p>
      <text:p text:style-name="P4">
Modified Time: 2023-04-19T20:26:26+03:00</text:p>
      <text:p text:style-name="P4">
Description: On April 11, 2023, the Pechersk District Court of Kyiv transferred corporate rights to PJSC “Ukrnaftoburning” to the balance of the National Agency of Ukraine for the detection, search and management of assets obtained from corruption and other crimes (ARMA). - Ukrinform.</text:p>
      <text:p text:style-name="P4">
Images: ["<text:a xlink:type="simple" xlink:href="https://static.ukrinform.com/photos/2023_04/thumb_files/630_360_1681924690-727.jpg" text:style-name="Internet_20_link" text:visited-style-name="Visited_20_Internet_20_Link">
630_360_16819...</text:a>
"]</text:p>
      <text:p text:style-name="P4">
Tags: ['Суд', 'АРМА']</text:p>
      <text:p text:style-name="P4">
Type: Article</text:p>
      <!--METADATA-->
      <text:p text:style-name="P4">
<draw:frame draw:style-name="fr1" draw:name="Image269" text:anchor-type="as-char" svg:width="6.9236in" svg:height="3.956343in" draw:z-index="0">
<draw:image xlink:href="../Images/yкринформ/2023-04-19T20-26-26-03-00/630_360_1681924690-727.jpg" xlink:type="simple" xlink:show="embed" xlink:actuate="onLoad" draw:mime-type="image/jpeg"/>
</draw:frame>
On April 11, 2023, the Pechersk Regional Court of Kyiv transferred corporate rights to the Ukrnaftoburning VC to the balance of the National Agency of Ukraine for Issues(Arma).</text:p>
      <text:p text:style-name="P4">
Про це повідомили в консалтинговій компанії  <text:a xlink:type="simple" xlink:href="https://expro.com.ua/novini/sud-peredav-korporativn-prava-ukrnaftoburnnya-do-arma" text:style-name="Internet_20_link" text:visited-style-name="Visited_20_Internet_20_Link">
</text:a>
, reports Ukrinform.</text:p>
      <text:p text:style-name="P4">
It is noted that the arrest and transfer of the company is carried out in the framework of investigation of criminal proceedings on the development of Sakhalin gas field(Kharkiv region).</text:p>
      <text:p text:style-name="P4">
Коментуючи рішення Печерського райсуду, в  <text:a xlink:type="simple" xlink:href="https://unb.ua/news/69" text:style-name="Internet_20_link" text:visited-style-name="Visited_20_Internet_20_Link">
 </text:a>
They said the shareholders and the company's management for the first time learned about the judgment on the arrest of corporate rights only on April 18 from open sources.</text:p>
      <text:p text:style-name="P4">
<text:span text:style-name="T4">
 Read also: </text:span>
 <text:a xlink:type="simple" xlink:href="https://www.ukrinform.ua/rubric-economy/3695580-arma-gotue-do-prodazu-arestovanu-rudu-rosijskogo-oligarha.html" text:style-name="Internet_20_link" text:visited-style-name="Visited_20_Internet_20_Link">
<text:span text:style-name="T4">
 ARMA </text:span>
</text:a>
At the same time, "the official notice of the decision on arresting the corporate rights and their transfer to external management, none of the representatives of the company was received."</text:p>
      <text:p text:style-name="P4">
In Ukrnaftoburin, such actions are unlawful, the company has already submitted <text:a xlink:type="simple" xlink:href="https://www.ukrinform.ua/tag-apelacia" text:style-name="Internet_20_link" text:visited-style-name="Visited_20_Internet_20_Link">
</text:a>
to the court decision.</text:p>
      <text:p text:style-name="P4">
As it was reported, according to the materials of the DBR the court arrested the corporate rights of three enterprises, which unlawfully appropriated the subsoil of the Sakhalin oil and gas. It is about Sakhalinsk LLC, Sirius-1 LLC and East Yurouppetroleum LLC.</text:p>
      <text:p text:style-name="P4">
News Source: <text:a xlink:type="simple" xlink:href="https://www.ukrinform.ua/rubric-economy/3698115-sud-peredav-korporativni-prava-ukrnaftoburinna-do-arma.html" text:style-name="Internet_20_link" text:visited-style-name="Visited_20_Internet_20_Link">
https://www.ukrinform.ua/rubric-economy/3698115-sud-peredav-korporativni-prava-ukrnaftoburinna-do-arma.html</text:a>
</text:p>
      <!--NEWS-->
      <text:h text:style-name="P10" text:outline-level="1">
<text:span text:style-name="T4">
The Ministry of Energy invites the participants of the natural gas market to join the mechanism Aggregateeu</text:span>
</text:h>
      <text:p text:style-name="P4">
Authors: Ukrinform (Person)</text:p>
      <text:p text:style-name="P4">
Publisher: Укринформ (Organization)</text:p>
      <text:p text:style-name="P4">
Published Time: 2023-04-19T20:26:46+03:00</text:p>
      <text:p text:style-name="P4">
Modified Time: 2023-04-19T20:26:46+03:00</text:p>
      <text:p text:style-name="P4">
Description: The Ministry of Energy invites the participants of the natural gas market to join the mechanism of aggregation of demand and joint procurement (Aggregateeu), created by the European Commission within the EU energy platform. - Ukrinform.</text:p>
      <text:p text:style-name="P4">
Images: ["<text:a xlink:type="simple" xlink:href="https://static.ukrinform.com/photos/2023_01/thumb_files/630_360_1672921260-407.jpg" text:style-name="Internet_20_link" text:visited-style-name="Visited_20_Internet_20_Link">
630_360_16729...</text:a>
"]</text:p>
      <text:p text:style-name="P4">
Tags: ['Енергетика', 'Газ', 'Міненерго']</text:p>
      <text:p text:style-name="P4">
Type: Article</text:p>
      <!--METADATA-->
      <text:p text:style-name="P4">
<draw:frame draw:style-name="fr1" draw:name="Image270" text:anchor-type="as-char" svg:width="6.9236in" svg:height="3.956343in" draw:z-index="0">
<draw:image xlink:href="../Images/yкринформ/2023-04-19T20-26-46-03-00/630_360_1672921260-407.jpg" xlink:type="simple" xlink:show="embed" xlink:actuate="onLoad" draw:mime-type="image/jpeg"/>
</draw:frame>
The Ministry of Energy invites the participants of the natural gas market to join the domechanism of demand aggregation and joint purchases(AggregateEU), created by the European Commission within the EU Energy Platform.</text:p>
      <text:p text:style-name="P4">
This is stated on the site <text:a xlink:type="simple" xlink:href="https://mev.gov.ua/novyna/ministerstvo-enerhetyky-ukrayiny-zaproshuye-doluchytysya-do-mekhanizmu-ahrehatsiyi-popytu-ta" text:style-name="Internet_20_link" text:visited-style-name="Visited_20_Internet_20_Link">
</text:a>
, reports Ukrinform.</text:p>
      <text:p text:style-name="P4">
“The mechanism operates on the basis of regulation(EU)2022/2576 and envisages the creation of an information system to which business entities are interested in the extraction of natural gas can be made on their demand for the next12 months(Starting July 2023). Надалі ці заявки будуть зіставлені зпропозиціями на продаж від продавців природного газу в межах щомісячнихтендерів», - ідеться в повідомленні.</text:p>
      <text:p text:style-name="P4">
<text:span text:style-name="T4">
Читайте також:</text:span>
 <text:a xlink:type="simple" xlink:href="https://www.ukrinform.ua/rubric-economy/3694758-energosistema-ukraini-pracue-z-proficitom-potuznosti-minenergo.html" text:style-name="Internet_20_link" text:visited-style-name="Visited_20_Internet_20_Link">
 <text:span text:style-name="T4">
Міненерго</text:span>
 </text:a>
It is specified that the submission of demand and demand does not entail any obligations; Both the buyer and the seller can at any time refuse to conclude the agreement.</text:p>
      <text:p text:style-name="P4">
The European Commission expects the mechanism to attract additional volumes from gas sellers from other countries.</text:p>
      <text:p text:style-name="P4">
The information system for the mechanism has already been created by the IT service provider for the energy markets Prisma. Sign up for working with the Prisma system here as well as on the Aggregateeu portal.</text:p>
      <text:p text:style-name="P4">
<text:span text:style-name="T4">
 Read also: </text:span>
 <text:a xlink:type="simple" xlink:href="https://www.ukrinform.ua/rubric-economy/3693199-rosiani-vipustili-po-klucovih-energoobektah-ukraini-ponad-1200-raket-i-droniv.html" text:style-name="Internet_20_link" text:visited-style-name="Visited_20_Internet_20_Link">
</text:a>
The first tender will take place in May 2023. The European Commission will recommend interested participants to register by mid -April.</text:p>
      <text:p text:style-name="P4">
As it was reported, Naftogaz of Ukraine invites market participants to participate in the procurement of natural gas on the Ukrainian energy exchange.</text:p>
      <text:p text:style-name="P4">
Photo: Ukrtransgaz</text:p>
      <text:p text:style-name="P4">
News Source: <text:a xlink:type="simple" xlink:href="https://www.ukrinform.ua/rubric-economy/3698116-minenergo-zaprosue-ucasnikiv-rinku-prirodnogo-gazu-dolucitis-do-mehanizmu-aggregateeu.html" text:style-name="Internet_20_link" text:visited-style-name="Visited_20_Internet_20_Link">
https://www.ukrinform.ua/rubric-economy/3698116-minenergo-zaprosue-ucasnikiv-rinku-prirodnogo-gazu-dolucitis-do-mehanizmu-aggregateeu.html</text:a>
</text:p>
      <!--NEWS-->
      <text:h text:style-name="P10" text:outline-level="1">
<text:span text:style-name="T4">
Sudan's army has announced a new ceasefire with a paramilized group</text:span>
</text:h>
      <text:p text:style-name="P4">
Authors: Ukrinform (Person)</text:p>
      <text:p text:style-name="P4">
Publisher: Укринформ (Organization)</text:p>
      <text:p text:style-name="P4">
Published Time: 2023-04-19T20:31:00+03:00</text:p>
      <text:p text:style-name="P4">
Modified Time: 2023-04-19T20:31:00+03:00</text:p>
      <text:p text:style-name="P4">
Description: Sudan military today announced a new ceasefire after the failure of the previous truce agreement to allow the evacuation of civilians. - Ukrinform.</text:p>
      <text:p text:style-name="P4">
Images: ["<text:a xlink:type="simple" xlink:href="https://static.ukrinform.com/photos/2019_04/thumb_files/630_360_1555141668-170.jpg" text:style-name="Internet_20_link" text:visited-style-name="Visited_20_Internet_20_Link">
630_360_15551...</text:a>
"]</text:p>
      <text:p text:style-name="P4">
Tags: ['Армія', 'Обстріл', 'Судан', 'Сутички']</text:p>
      <text:p text:style-name="P4">
Type: Article</text:p>
      <!--METADATA-->
      <text:p text:style-name="P4">
<draw:frame draw:style-name="fr1" draw:name="Image271" text:anchor-type="as-char" svg:width="6.9236in" svg:height="3.956343in" draw:z-index="0">
<draw:image xlink:href="../Images/yкринформ/2023-04-19T20-31-00-03-00/630_360_1555141668-170.jpg" xlink:type="simple" xlink:show="embed" xlink:actuate="onLoad" draw:mime-type="image/jpeg"/>
</draw:frame>
Sudanivian has announced a new ceasefire today, after the failure of the Temporary Agreement Agreement to allow evacuation of civilians.</text:p>
      <text:p text:style-name="P4">
According to Ukrinform, the agency reports <text:a xlink:type="simple" xlink:href="https://www.reuters.com/world/africa/rival-factions-defy-ceasefire-bombard-sudans-capital-japan-eyes-evacuation-2023-04-19/" text:style-name="Internet_20_link" text:visited-style-name="Visited_20_Internet_20_Link">
</text:a>
.</text:p>
      <text:p text:style-name="P4">
The 24 -hour ceasefire, which has already been announced, had to enter into force at 18:00 local time. Currently unclear whether hostilities have stopped</text:p>
      <text:p text:style-name="P4">
Earlier today it was possible to hear continuous <text:a xlink:type="simple" xlink:href="https://www.ukrinform.ua/tag-vibuh" text:style-name="Internet_20_link" text:visited-style-name="Visited_20_Internet_20_Link">
</text:a>
In the center of Hartum around the complex, the Army Headquarters is delayed, and at the main airport of the city, which was failed after the weekend was erupted there.</text:p>
      <text:p text:style-name="P4">
<text:span text:style-name="T4">
 Read also: </text:span>
 <text:a xlink:type="simple" xlink:href="https://www.ukrinform.ua/rubric-world/3697716-sproba-derzperevorotu-u-sudani-vooz-zaavila-pro-270-zagiblih-unaslidok-konfliktu.html" text:style-name="Internet_20_link" text:visited-style-name="Visited_20_Internet_20_Link">
<text:span text:style-name="T4">
 Sudan </text:span>
</text:a>
It is noted that some inhabitants of Hartum, despite the bombing, try to leave the neighboring state of Al-Gesir, in the south of a country where there were no fighting.</text:p>
      <text:p text:style-name="P4">
As reported by Ukrinform, on April 15, after several days of tension between the Army and the rapid response forces <text:a xlink:type="simple" xlink:href="http://www.ukrinform.ua/tag-vibuh" text:style-name="Internet_20_link" text:visited-style-name="Visited_20_Internet_20_Link">
</text:a>
 <text:a xlink:type="simple" xlink:href="http://www.ukrinform.ua/tag-vibuh" text:style-name="Internet_20_link" text:visited-style-name="Visited_20_Internet_20_Link">
</text:a>
. The conflict is over the country's transition to civil rule.</text:p>
      <text:p text:style-name="P4">
Both sides use tanks, artillery, combat aircraft and other heavyweight.</text:p>
      <text:p text:style-name="P4">
<text:span text:style-name="T5">
Foto: aa</text:span>
</text:p>
      <text:p text:style-name="P4">
News Source: <text:a xlink:type="simple" xlink:href="https://www.ukrinform.ua/rubric-world/3698118-armia-sudanu-ogolosila-pro-nove-pripinenna-vognu-z-voenizovanimi-ugrupovannami.html" text:style-name="Internet_20_link" text:visited-style-name="Visited_20_Internet_20_Link">
https://www.ukrinform.ua/rubric-world/3698118-armia-sudanu-ogolosila-pro-nove-pripinenna-vognu-z-voenizovanimi-ugrupovannami.html</text:a>
</text:p>
      <!--NEWS-->
      <text:h text:style-name="P10" text:outline-level="1">
<text:span text:style-name="T4">
In Germany, it is believed that Ukraine's infrastructure should be restored as part of the European</text:span>
</text:h>
      <text:p text:style-name="P4">
Authors: Ukrinform (Person)</text:p>
      <text:p text:style-name="P4">
Publisher: Укринформ (Organization)</text:p>
      <text:p text:style-name="P4">
Published Time: 2023-04-19T20:39:00+03:00</text:p>
      <text:p text:style-name="P4">
Modified Time: 2023-04-19T20:39:00+03:00</text:p>
      <text:p text:style-name="P4">
Description: Germany does not concentrate on certain regions or sectors of the economy in its reconstruction activities, but focuses on the priorities of the Ukrainian authorities and the restoration of the destroyed infrastructure, taking into account that it will later become part of the European one. - Ukrinform.</text:p>
      <text:p text:style-name="P4">
Images: ["<text:a xlink:type="simple" xlink:href="https://static.ukrinform.com/photos/2022_12/thumb_files/630_360_1670417330-791.jpg" text:style-name="Internet_20_link" text:visited-style-name="Visited_20_Internet_20_Link">
630_360_16704...</text:a>
"]</text:p>
      <text:p text:style-name="P4">
Tags: ['Енергетика', 'Німеччина', 'Відбудова']</text:p>
      <text:p text:style-name="P4">
Type: Article</text:p>
      <!--METADATA-->
      <text:p text:style-name="P4">
<draw:frame draw:style-name="fr1" draw:name="Image272" text:anchor-type="as-char" svg:width="6.9236in" svg:height="3.956343in" draw:z-index="0">
<draw:image xlink:href="../Images/yкринформ/2023-04-19T20-39-00-03-00/630_360_1670417330-791.jpg" xlink:type="simple" xlink:show="embed" xlink:actuate="onLoad" draw:mime-type="image/jpeg"/>
</draw:frame>
In Germany, in its reconstruction activities, Ukraine does not concentrate on certain regions of the Chigalules of the economy, but is focused on the priorities of the Ukrainian authorities of the Turnoration of the destroyed infrastructure, taking into account that it will later be part of the European one.</text:p>
      <text:p text:style-name="P4">
This was stated by the Commissioner of the Federal Government of Germany on the resumption of Ukraine State Secretary of the Ministry of Economic Cooperation of Germany and Yochen Plasbart at a briefing in Kiev, correspondentation.</text:p>
      <text:p text:style-name="P4">
"We have decided not to concentrate on helping or any partnerships in certain regions or to pay attention to certain sectors or industries. We are first and foremost proceeding from the fact that we need to coordinate our aspirations with Ukraine very clearly to make the right priorities. It is implemented in the joint work of the international donor platform for cooperation with the World Bank and the International Drawing Fund, "Flagart said.</text:p>
      <text:p text:style-name="P4">
<text:span text:style-name="T4">
 Read also: </text:span>
 <text:a xlink:type="simple" xlink:href="https://www.ukrinform.ua/rubric-society/3698090-nimeccina-nadast-ukraini-se-112-miljoniv-na-zitlo-dla-pereselenciv.html" text:style-name="Internet_20_link" text:visited-style-name="Visited_20_Internet_20_Link">
</text:a>
He added that during his visit to Kiev he discussed priorities in the reconstruction of Ukraine not only with Ukrainian officials, but also representatives of the UN Development Program in Ukraine, UNICEF and the International Organization for Migration and Other Donor State .</text:p>
      <text:p text:style-name="P4">
"First of all, we provide assistance to provide energy infrastructure that has been significantly affected in Ukraine. We not only repair, restore damaged infrastructure elements, but also work out on a better development Infrastructure, "Flagart explained.</text:p>
      <text:p text:style-name="P4">
<text:span text:style-name="T4">
 Read also: </text:span>
 <text:a xlink:type="simple" xlink:href="https://www.ukrinform.ua/rubric-vidbudova/3697416-do-kieva-pribuv-derzsekretar-ministerstva-ekonomicnogo-spivrobitnictva-ta-rozvitku-frn.html" text:style-name="Internet_20_link" text:visited-style-name="Visited_20_Internet_20_Link">
</text:a>
</text:p>
      <text:p text:style-name="P4">
Як повідомлялося, державний секретар Міністерства економічного співробітництвата розвитку Німеччини Йохен Фласбарт 18 квітня прибув до Києва з дводеннимвізитом.</text:p>
      <text:p text:style-name="P4">
News Source: <text:a xlink:type="simple" xlink:href="https://www.ukrinform.ua/rubric-vidbudova/3698119-u-nimeccini-vvazaut-so-infrastrukturu-ukraini-treba-vidnovluvati-ak-castinu-evropejskoi.html" text:style-name="Internet_20_link" text:visited-style-name="Visited_20_Internet_20_Link">
https://www.ukrinform.ua/rubric-vidbudova/3698119-u-nimeccini-vvazaut-so-infrastrukturu-ukraini-treba-vidnovluvati-ak-castinu-evropejskoi.html</text:a>
</text:p>
      <!--NEWS-->
      <text:h text:style-name="P10" text:outline-level="1">
<text:span text:style-name="T4">
Ukraine calls Israel to cancel European championship with sambo through the involvement of Russians and Belarusians</text:span>
</text:h>
      <text:p text:style-name="P4">
Authors: Ukrinform (Person)</text:p>
      <text:p text:style-name="P4">
Publisher: Укринформ (Organization)</text:p>
      <text:p text:style-name="P4">
Published Time: 2023-04-19T20:44:00+03:00</text:p>
      <text:p text:style-name="P4">
Modified Time: 2023-04-19T20:44:00+03:00</text:p>
      <text:p text:style-name="P4">
Description: The Embassy of Ukraine in Tel Aviv is calling on the Ministry of Culture and Sports of Israel and the Haifa Municipality to cancel the European Sambo Championship with the participation of Russian and Belarusian athletes. - Ukrinform.</text:p>
      <text:p text:style-name="P4">
Images: ["<text:a xlink:type="simple" xlink:href="https://static.ukrinform.com/photos/2015_12/thumb_files/630_360_1450874888-4827.jpg" text:style-name="Internet_20_link" text:visited-style-name="Visited_20_Internet_20_Link">
630_360_14508...</text:a>
"]</text:p>
      <text:p text:style-name="P4">
Tags: ['Європа', 'Ізраїль', 'Самбо', 'Спорт', 'Україна', 'Змагання', 'Чемпіонат']</text:p>
      <text:p text:style-name="P4">
Type: Article</text:p>
      <!--METADATA-->
      <text:p text:style-name="P4">
<draw:frame draw:style-name="fr1" draw:name="Image273" text:anchor-type="as-char" svg:width="6.9236in" svg:height="3.956343in" draw:z-index="0">
<draw:image xlink:href="../Images/yкринформ/2023-04-19T20-44-00-03-00/630_360_1450874888-4827.jpg" xlink:type="simple" xlink:show="embed" xlink:actuate="onLoad" draw:mime-type="image/jpeg"/>
</draw:frame>
The Embassy of Ukraine in Tel Aviv is calling on the Ministry of Culture and Sportsrael and the Municipality of Haifa to abolish the European and Samboz Championship with the participation of Russian and Belarusian athletes.</text:p>
      <text:p text:style-name="P4">
The Ukrainian representation stated this in <text:a xlink:type="simple" xlink:href="https://www.facebook.com/UkraineInIsrael/posts/pfbid0AgFxCqkezeBL6P3qB8bndnuVR1jJW4C5Q6nJxPuxUp3xLu2m1GQUQ4pwjErbxnnml" text:style-name="Internet_20_link" text:visited-style-name="Visited_20_Internet_20_Link">
</text:a>
, reports Ukrinform.</text:p>
      <text:p text:style-name="P4">
“We are protesting the Ministry of Culture and Sports and Municipality of the Haifairijer Cup of the European Sambo Championship. Russian and Belarussian athletes will participate in competitions sponsored by the Russian government organization, which will be used to be all Western countries, ”the Embassy said.</text:p>
      <text:p text:style-name="P4">
The diplomatic mission stressed that Belarus as a partner in armed aggression against Ukraine is also responsible for crimes against humanity committed in Ukraine.</text:p>
      <text:p text:style-name="P4">
“Russia uses competition as an ideological weapon to spread propaganda of whitening its crimes. The large tribune for these two criminal regimes of the memory of hundreds of thousands of citizens of Ukraine, including more than 220 Ukrainian athletes who gave their lives in the struggle for the future -intermocratic European country, ”the statement emphasized.</text:p>
      <text:p text:style-name="P4">
<text:span text:style-name="T4">
 Read also: </text:span>
 <text:a xlink:type="simple" xlink:href="https://www.ukrinform.ua/rubric-sports/3698031-fiba-ne-dopustila-zbirni-rf-ta-rb-do-poperednoi-kvalifikacii-evrobasketu2025.html" text:style-name="Internet_20_link" text:visited-style-name="Visited_20_Internet_20_Link">
</text:a>
The Embassy called on the Israeli side to take all the necessary steps and boycott of the tournament.</text:p>
      <text:p text:style-name="P4">
As reported by Ukrinform, at the end of January <text:a xlink:type="simple" xlink:href="https://www.ukrinform.ua/tag-mok" text:style-name="Internet_20_link" text:visited-style-name="Visited_20_Internet_20_Link">
</text:a>
He announced his intention to return athletes from Russia and Belarus to speech international competitions under the neutral flag.</text:p>
      <text:p text:style-name="P4">
Later, the Minister of Youth and Sports, NOC President Vadim Gutzait stated that Ukraine would make every effort to make Russian and Belarusian athletes in international sports competitions.</text:p>
      <text:p text:style-name="P4">
News Source: <text:a xlink:type="simple" xlink:href="https://www.ukrinform.ua/rubric-sports/3698121-ukraina-zaklikae-izrail-skasuvati-cempionat-evropi-z-sambo-cerez-ucast-rosian-i-bilorusiv.html" text:style-name="Internet_20_link" text:visited-style-name="Visited_20_Internet_20_Link">
https://www.ukrinform.ua/rubric-sports/3698121-ukraina-zaklikae-izrail-skasuvati-cempionat-evropi-z-sambo-cerez-ucast-rosian-i-bilorusiv.html</text:a>
</text:p>
      <!--NEWS-->
      <text:h text:style-name="P10" text:outline-level="1">
<text:span text:style-name="T4">
Melnyk has negotiated with US Deputy Secretary of State</text:span>
</text:h>
      <text:p text:style-name="P4">
Authors: Ukrinform (Person)</text:p>
      <text:p text:style-name="P4">
Publisher: Укринформ (Organization)</text:p>
      <text:p text:style-name="P4">
Published Time: 2023-04-19T20:46:05+03:00</text:p>
      <text:p text:style-name="P4">
Modified Time: 2023-04-19T20:46:05+03:00</text:p>
      <text:p text:style-name="P4">
Description: Deputy Minister of Foreign Affairs Andriy Melnyk discussed with the Deputy Secretary of State for Western Hemisphere, Ambassador Brian Nicholas deepening partnership with Latin America and the Caribbean. - Ukrinform.</text:p>
      <text:p text:style-name="P4">
Images: ["<text:a xlink:type="simple" xlink:href="https://static.ukrinform.com/photos/2023_04/thumb_files/630_360_1681926264-273.jpg" text:style-name="Internet_20_link" text:visited-style-name="Visited_20_Internet_20_Link">
630_360_16819...</text:a>
", "<text:a xlink:type="simple" xlink:href="https://static.ukrinform.com/photos/2023_04/1681926264-313.jpg" text:style-name="Internet_20_link" text:visited-style-name="Visited_20_Internet_20_Link">
1681926264-31...</text:a>
", "<text:a xlink:type="simple" xlink:href="https://static.ukrinform.com/photos/2023_04/1681926264-262.jpg" text:style-name="Internet_20_link" text:visited-style-name="Visited_20_Internet_20_Link">
1681926264-26...</text:a>
"]</text:p>
      <text:p text:style-name="P4">
Tags: ['МЗС', 'Мельник', 'Зеленський']</text:p>
      <text:p text:style-name="P4">
Type: Article</text:p>
      <!--METADATA-->
      <text:p text:style-name="P4">
<draw:frame draw:style-name="fr1" draw:name="Image274" text:anchor-type="as-char" svg:width="6.9236in" svg:height="3.956343in" draw:z-index="0">
<draw:image xlink:href="../Images/yкринформ/2023-04-19T20-46-05-03-00/630_360_1681926264-273.jpg" xlink:type="simple" xlink:show="embed" xlink:actuate="onLoad" draw:mime-type="image/jpeg"/>
</draw:frame>
Deputy Minister of Foreign Affairs Andriy Melnyk discussed with the US Deputy Secretary of State for Western Hemisphere, Ambassador Brian Nichols deepening partnership with Latin America and the Caribbean.</text:p>
      <text:p text:style-name="P4">
The negotiations were held on the instructions of the President of Ukraine Volodymyrazellensky, reports Ukrinform with reference to <text:a xlink:type="simple" xlink:href="https://mfa.gov.ua/news/andrij-melnik-proviv-peregovori-iz-zastupnikom-derzhavnogo-sekretarya-ssha-z-pitan-zahidnoyi-pivkuli-brajanom-endryu-nikolsom" text:style-name="Internet_20_link" text:visited-style-name="Visited_20_Internet_20_Link">
</text:a>
.</text:p>
      <text:p text:style-name="P4">
According to the Ministry, Melnyk expressed his gratitude to the US government with the utmost strong support of Ukraine in the military, financial and humanitarian solders in order to stop Moscow's military intervention and the release of all the timely occupied territories. He stressed that this unprecedented assistance from the side of American allies will forever enter the chronicle of history.</text:p>
      <text:p text:style-name="P4">
<text:span text:style-name="T4">
 Read also: </text:span>
 <text:a xlink:type="simple" xlink:href="https://www.ukrinform.ua/rubric-polytics/3682963-melnik-proviv-persi-v-istorii-vidnosin-peregovori-z-kerivnictvom-mzs-sentlusii.html" text:style-name="Internet_20_link" text:visited-style-name="Visited_20_Internet_20_Link">
<text:span text:style-name="T4">
 Melnyk </text:span>
</text:a>
The main purpose of online meeting was to develop common approaches to Ukraine and the United States to revive the Latin American States of Takariban Basin(Lighb).</text:p>
      <text:p text:style-name="P4">
<draw:frame draw:style-name="fr1" draw:name="Image275" text:anchor-type="as-char" svg:width="6.9236in" svg:height="4.751676in" draw:z-index="0">
<draw:image xlink:href="../Images/yкринформ/2023-04-19T20-46-05-03-00/1681926264-313.jpg" xlink:type="simple" xlink:show="embed" xlink:actuate="onLoad" draw:mime-type="image/jpeg"/>
</draw:frame>
There was a trusting exchange of views on the potential spheres of cooperation of the Jews and the United States in order to strengthen the dialogue between the two states in the LACB, including the context of counteracting Russian aggression.</text:p>
      <text:p text:style-name="P4">
Melnyk introduced the interlocutor to the new approaches of domestic foreign policy on Central and South America, the desire of the Head of State to translate relations with this strategically important region.</text:p>
      <text:p text:style-name="P4">
<text:span text:style-name="T4">
 Read also: </text:span>
 <text:a xlink:type="simple" xlink:href="https://www.ukrinform.ua/rubric-crimea/3698059-mzs-pidtrimue-dopovid-komisara-radi-evropi-pro-porusenna-okupantami-prav-krimskih-tatar.html" text:style-name="Internet_20_link" text:visited-style-name="Visited_20_Internet_20_Link">
<text:span text:style-name="T4">
 Foreign Ministry </text:span>
</text:a>
The US Deputy Secretary of State assured the official Washington, as a clute ally of Ukraine, to provide practical assistance in deepening the contact of Ukraine with Latin American states.</text:p>
      <text:p text:style-name="P4">
The parties agreed to continue the initiated communication on regular basis. Melnyk invited his American colleague to visit Kiev.</text:p>
      <text:p text:style-name="P4">
<draw:frame draw:style-name="fr1" draw:name="Image276" text:anchor-type="as-char" svg:width="6.9236in" svg:height="4.599926in" draw:z-index="0">
<draw:image xlink:href="../Images/yкринформ/2023-04-19T20-46-05-03-00/1681926264-262.jpg" xlink:type="simple" xlink:show="embed" xlink:actuate="onLoad" draw:mime-type="image/jpeg"/>
</draw:frame>
</text:p>
      <text:p text:style-name="P4">
Photo: Foreign Ministry</text:p>
      <text:p text:style-name="P4">
News Source: <text:a xlink:type="simple" xlink:href="https://www.ukrinform.ua/rubric-polytics/3698123-melnik-proviv-peregovori-iz-zastupnikom-derzsekretara-ssa.html" text:style-name="Internet_20_link" text:visited-style-name="Visited_20_Internet_20_Link">
https://www.ukrinform.ua/rubric-polytics/3698123-melnik-proviv-peregovori-iz-zastupnikom-derzsekretara-ssa.html</text:a>
</text:p>
      <!--NEWS-->
      <text:h text:style-name="P10" text:outline-level="1">
<text:span text:style-name="T4">
Kostin urged the US Congress to press on Russia to bring Ukrainian children home</text:span>
</text:h>
      <text:p text:style-name="P4">
Authors: Ukrinform (Person)</text:p>
      <text:p text:style-name="P4">
Publisher: Укринформ (Organization)</text:p>
      <text:p text:style-name="P4">
Published Time: 2023-04-19T20:50:00+03:00</text:p>
      <text:p text:style-name="P4">
Modified Time: 2023-04-19T20:50:00+03:00</text:p>
      <text:p text:style-name="P4">
Description: The Prosecutor General of Ukraine Andriy Kostin appealed to the US Congress to assist in the creation of a powerful international pressure on Russia so that it would want to return children home from Ukraine home. - Ukrinform.</text:p>
      <text:p text:style-name="P4">
Images: ["<text:a xlink:type="simple" xlink:href="https://static.ukrinform.com/photos/2022_08/thumb_files/630_360_1659550516-968.jpg" text:style-name="Internet_20_link" text:visited-style-name="Visited_20_Internet_20_Link">
630_360_16595...</text:a>
"]</text:p>
      <text:p text:style-name="P4">
Tags: ['Діти', 'США', 'Викрадення людей', 'Конгрес США', 'Андрій Костін']</text:p>
      <text:p text:style-name="P4">
Type: Article</text:p>
      <!--METADATA-->
      <text:p text:style-name="P4">
<draw:frame draw:style-name="fr1" draw:name="Image277" text:anchor-type="as-char" svg:width="6.9236in" svg:height="3.956343in" draw:z-index="0">
<draw:image xlink:href="../Images/yкринформ/2023-04-19T20-50-00-03-00/630_360_1659550516-968.jpg" xlink:type="simple" xlink:show="embed" xlink:actuate="onLoad" draw:mime-type="image/jpeg"/>
</draw:frame>
The Prosecutor General of Ukraine Andriy Kostin appealed to Congressus to assist in the creation of a powerful international pressure on Russia so that she was self -abandoned to return children exported home from Ukraine.</text:p>
      <text:p text:style-name="P4">
He stated this on Wednesday during the hearing on the US Foreign Affairs Committee, Ukrinform correspondent reports.</text:p>
      <text:p text:style-name="P4">
"A powerful, combined pressure on the Russian leadership is needed to return Ukrainian children home," the Prosecutor General of Ukraine emphasized.</text:p>
      <text:p text:style-name="P4">
<text:span text:style-name="T4">
 Read also: </text:span>
 <text:a xlink:type="simple" xlink:href="https://www.ukrinform.ua/rubric-ato/3698096-kostin-u-kongresi-ssa-mi-maemo-dokazi-finansuvanna-kativen-v-ukraini-specsluzbami-rosii.html" text:style-name="Internet_20_link" text:visited-style-name="Visited_20_Internet_20_Link">
<text:span text:style-name="T4">
 Kostin </text:span>
</text:a>
He emphasized that it would be easy for the Russian Federation if they have such a desire.</text:p>
      <text:p text:style-name="P4">
"There are a number of international legislative acts that can be used to bring children back through third countries, through international organizations of milking and their country," Kostin said.</text:p>
      <text:p text:style-name="P4">
According to him, the Office of the Prosecutor General has information that up to 20,000 Ukrainian children were forcibly deported, and only a small part of them turned home. At the same time, he noted that the main difficulty is not fatigue to determine their number, but to establish where they are.</text:p>
      <text:p text:style-name="P4">
<text:span text:style-name="T4">
 Read also: </text:span>
 <text:a xlink:type="simple" xlink:href="https://www.ukrinform.ua/rubric-polytics/3697972-kostin-u-ssa-spectribunal-sodo-agresii-rf-mae-buti-stvorenij-na-bazi-rezolucii-genasamblei-oon.html" text:style-name="Internet_20_link" text:visited-style-name="Visited_20_Internet_20_Link">
<text:span text:style-name="T4">
 Kostin </text:span>
</text:a>
"I always ask all the leaders I meet with, to raise this issue on a day, using all their influence at the international level, they will return our children home," the Prosecutor General of Ukraine added.</text:p>
      <text:p text:style-name="P4">
According to Ukrinform, the Prosecutor General of Ukraine Andriy Kostin is a visit in the United States, where his meetings with representatives of administration and the US Congress are planned.</text:p>
      <text:p text:style-name="P4">
Photo: OGP</text:p>
      <text:p text:style-name="P4">
News Source: <text:a xlink:type="simple" xlink:href="https://www.ukrinform.ua/rubric-society/3698124-kostin-zaklikav-kongres-ssa-natisnuti-na-rf-sob-povernuti-ukrainskih-ditej-dodomu.html" text:style-name="Internet_20_link" text:visited-style-name="Visited_20_Internet_20_Link">
https://www.ukrinform.ua/rubric-society/3698124-kostin-zaklikav-kongres-ssa-natisnuti-na-rf-sob-povernuti-ukrainskih-ditej-dodomu.html</text:a>
</text:p>
      <!--NEWS-->
      <text:h text:style-name="P10" text:outline-level="1">
<text:span text:style-name="T4">
Pentagon has announced a new defense assistance package to Ukraine</text:span>
</text:h>
      <text:p text:style-name="P4">
Authors: Ukrinform (Person)</text:p>
      <text:p text:style-name="P4">
Publisher: Укринформ (Organization)</text:p>
      <text:p text:style-name="P4">
Published Time: 2023-04-19T20:54:00+03:00</text:p>
      <text:p text:style-name="P4">
Modified Time: 2023-04-19T20:54:00+03:00</text:p>
      <text:p text:style-name="P4">
Description: The US Department of Defense has announced the allocation of a new $ 325 million security package to Ukraine, which includes additional missiles for HIMARS and other systems, ammunition, other weapons and equipment. - Ukrinform.</text:p>
      <text:p text:style-name="P4">
Images: ["<text:a xlink:type="simple" xlink:href="https://static.ukrinform.com/photos/2023_04/thumb_files/630_360_1681170438-481.png" text:style-name="Internet_20_link" text:visited-style-name="Visited_20_Internet_20_Link">
630_360_16811...</text:a>
"]</text:p>
      <text:p text:style-name="P4">
Tags: ['Пентагон', 'США', 'допомога']</text:p>
      <text:p text:style-name="P4">
Type: Article</text:p>
      <!--METADATA-->
      <text:p text:style-name="P4">
<draw:frame draw:style-name="fr1" draw:name="Image278" text:anchor-type="as-char" svg:width="6.9236in" svg:height="3.956343in" draw:z-index="0">
<draw:image xlink:href="../Images/yкринформ/2023-04-19T20-54-00-03-00/630_360_1681170438-481.png" xlink:type="simple" xlink:show="embed" xlink:actuate="onLoad" draw:mime-type="image/png"/>
</draw:frame>
The US Department of Defense has announced the allocation of a new $ 325 million packaging for Ukraine, which includes additional HIMARS and other systems, ammunition, other weapons and equipment.</text:p>
      <text:p text:style-name="P4">
This is stated in <text:a xlink:type="simple" xlink:href="https://www.defense.gov/News/Releases/Release/Article/3367924/biden-administration-announces-additional-security-assistance-for-ukraine/" text:style-name="Internet_20_link" text:visited-style-name="Visited_20_Internet_20_Link">
</text:a>
Released on Wednesday, reports Ukrinform.</text:p>
      <text:p text:style-name="P4">
It is noted that the package contains weapons and ammunition, "necessary to rein on the defenders of Ukraine on the battlefield", worth up to $ 325 million. Helped by Presidential DrawDown(According to the presidentials - ed.)which means providing immediate deliveries to Ukraine with renowned pentagon reserves.</text:p>
      <text:p text:style-name="P4">
<text:span text:style-name="T4">
 Read also: </text:span>
 <text:a xlink:type="simple" xlink:href="https://www.ukrinform.ua/rubric-world/3698069-pidozruvanij-u-spravi-pro-vitik-dokumentiv-pentagonu-zalisitsa-pid-vartou.html" text:style-name="Internet_20_link" text:visited-style-name="Visited_20_Internet_20_Link">
<text:span text:style-name="T4">
 Pentagon </text:span>
</text:a>
According to the US Defense Ministry, the new package includes ammunition for systems Himars; artillery shells of caliber 155 mm and 105 mm; missiles for Tow systems; complexes of anti-tank weapons AT-4. In addition, Ukraine is transferred to protanka mines;</text:p>
      <text:p text:style-name="P4">
high -precision aviation ammunition; blasting ammunition for obstruction; over 9 million rounds of shooting arms; four MTZ repair machines. The package also includes test and diagnostic equipment for repair of equipment; equipment for safety of ports and harbor; Spare parts and other field equipment.</text:p>
      <text:p text:style-name="P4">
"The United States will continue to work with its allies and partners in order to provide Ukraine with opportunities to meet its direct needs on the battlefield of tadorous needs for security assistance," the Vedican Defense Department emphasized.</text:p>
      <text:p text:style-name="P4">
<text:span text:style-name="T4">
 Read also: </text:span>
 <text:a xlink:type="simple" xlink:href="https://www.ukrinform.ua/rubric-ato/3697658-pentagon-pidtverdiv-persi-bmp-bradley-vze-v-ukraini.html" text:style-name="Internet_20_link" text:visited-style-name="Visited_20_Internet_20_Link">
<text:span text:style-name="T4">
 Pentagon </text:span>
</text:a>
As reported by Ukrinform, on April 21, the 11th meeting of the Contact Group on Defense of Ukraine will be held at the Ramstein Air Force.</text:p>
      <text:p text:style-name="P4">
News Source: <text:a xlink:type="simple" xlink:href="https://www.ukrinform.ua/rubric-ato/3698125-pentagon-ogolosiv-novij-paket-oboronnoi-dopomogi-ukraini.html" text:style-name="Internet_20_link" text:visited-style-name="Visited_20_Internet_20_Link">
https://www.ukrinform.ua/rubric-ato/3698125-pentagon-ogolosiv-novij-paket-oboronnoi-dopomogi-ukraini.html</text:a>
</text:p>
      <!--NEWS-->
      <text:h text:style-name="P10" text:outline-level="1">
<text:span text:style-name="T4">
In Kolomyia, ceramist from France introduced decorative panels created in 96 countries</text:span>
</text:h>
      <text:p text:style-name="P4">
Authors: Ukrinform (Person)</text:p>
      <text:p text:style-name="P4">
Publisher: Укринформ (Organization)</text:p>
      <text:p text:style-name="P4">
Published Time: 2023-04-19T20:56:35+03:00</text:p>
      <text:p text:style-name="P4">
Modified Time: 2023-04-19T20:56:35+03:00</text:p>
      <text:p text:style-name="P4">
Description: In Kolomyia, the ceramist and sculptor from France Pascal Vyosteland has introduced decorative panels made in different countries of the world. - Ukrinform.</text:p>
      <text:p text:style-name="P4">
Images: ["<text:a xlink:type="simple" xlink:href="https://static.ukrinform.com/photos/2023_04/thumb_files/630_360_1681926774-314.jpg" text:style-name="Internet_20_link" text:visited-style-name="Visited_20_Internet_20_Link">
630_360_16819...</text:a>
"]</text:p>
      <text:p text:style-name="P4">
Tags: ['Франція', 'Коломия', 'Мистецтво']</text:p>
      <text:p text:style-name="P4">
Type: Article</text:p>
      <!--METADATA-->
      <text:p text:style-name="P4">
<draw:frame draw:style-name="fr1" draw:name="Image279" text:anchor-type="as-char" svg:width="6.9236in" svg:height="3.956343in" draw:z-index="0">
<draw:image xlink:href="../Images/yкринформ/2023-04-19T20-56-35-03-00/630_360_1681926774-314.jpg" xlink:type="simple" xlink:show="embed" xlink:actuate="onLoad" draw:mime-type="image/jpeg"/>
</draw:frame>
In Kolomyykemist and sculptor from France, Pascal Viostendant introduced decoratively made in different countries of the world.</text:p>
      <text:p text:style-name="P4">
About it reports a local television company <text:a xlink:type="simple" xlink:href="https://www.ntktv.ua/news/frantsuz%60kyy_keramist_prezentuvav_u_kolomyyi_panno_zrobleni_v_riznykh_kutochkakh_svitu_video/" text:style-name="Internet_20_link" text:visited-style-name="Visited_20_Internet_20_Link">
</text:a>
, reports Ukrinform.</text:p>
      <text:p text:style-name="P4">
“For the second time, Viostendaeus came to Kolomyia with an artistic visit. This one - to demonstrate decorative panels made in different corners of the schvit, ”the NTC reports.</text:p>
      <text:p text:style-name="P4">
Pascal Viosteoland himself assures that he constantly complements the decorative panel, and now 96 countries of the world are presented here. Among them are the works that he was naming with children when he first came to Kolomyia almost a year ago. Now the artist seeks to support Ukraine and promotes peace.</text:p>
      <text:p text:style-name="P4">
<text:span text:style-name="T4">
 Read also: </text:span>
 <text:a xlink:type="simple" xlink:href="https://www.ukrinform.ua/rubric-culture/3692352-barska-keramika-uvijsla-do-pereliku-elementiv-nematerialnoi-kulturnoi-spadsini-vinniccini.html" text:style-name="Internet_20_link" text:visited-style-name="Visited_20_Internet_20_Link">
<text:span text:style-name="T4">
 cerami </text:span>
</text:a>
“When I came to Ukraine, I saw the schools bombarded. Should not burn school. I saw many thousands of children and I wanted to cry ... Children are innocent to be victims. It is necessary for peace in Ukraine to be peace around the world, ”the French artist says.</text:p>
      <text:p text:style-name="P4">
It is noted that after the presentation of decorative panels in Ivano-Frankivsk, Lviv and Kolomyia, the author plans to show them in Kiev.</text:p>
      <text:p text:style-name="P4">
As reported by Ukrinform, in the Chernivtsi region for the 400th anniversary of the Khotyn Batitovister Lozoplating created a panel with the image of Zaporizhzhya <text:a xlink:type="simple" xlink:href="https://www.ukrinform.ua/tag-kozak" text:style-name="Internet_20_link" text:visited-style-name="Visited_20_Internet_20_Link">
</text:a>
and a large egg-painter from the ornamentation fortress.</text:p>
      <text:p text:style-name="P4">
_ Photo: a pebble _</text:p>
      <text:p text:style-name="P4">
News Source: <text:a xlink:type="simple" xlink:href="https://www.ukrinform.ua/rubric-culture/3698126-u-kolomii-keramist-iz-francii-predstaviv-dekorativni-panno-stvoreni-u-96-krainah.html" text:style-name="Internet_20_link" text:visited-style-name="Visited_20_Internet_20_Link">
https://www.ukrinform.ua/rubric-culture/3698126-u-kolomii-keramist-iz-francii-predstaviv-dekorativni-panno-stvoreni-u-96-krainah.html</text:a>
</text:p>
      <!--NEWS-->
      <text:h text:style-name="P10" text:outline-level="1">
<text:span text:style-name="T4">
The German government emphasizes the importance of combating corruption for the development of Ukraine's economy</text:span>
</text:h>
      <text:p text:style-name="P4">
Authors: Ukrinform (Person)</text:p>
      <text:p text:style-name="P4">
Publisher: Укринформ (Organization)</text:p>
      <text:p text:style-name="P4">
Published Time: 2023-04-19T21:04:31+03:00</text:p>
      <text:p text:style-name="P4">
Modified Time: 2023-04-19T21:04:31+03:00</text:p>
      <text:p text:style-name="P4">
Description: The issue of combating corruption is an important factor in the development of the Ukrainian economy, since the reduction of its manifestations depends on the attraction of private investments. - Ukrinform.</text:p>
      <text:p text:style-name="P4">
Images: ["<text:a xlink:type="simple" xlink:href="https://static.ukrinform.com/photos/2020_06/thumb_files/630_360_1592312495-117.jpeg" text:style-name="Internet_20_link" text:visited-style-name="Visited_20_Internet_20_Link">
630_360_15923...</text:a>
"]</text:p>
      <text:p text:style-name="P4">
Tags: ['Німеччина', 'Україна', 'Корупція']</text:p>
      <text:p text:style-name="P4">
Type: Article</text:p>
      <!--METADATA-->
      <text:p text:style-name="P4">
<draw:frame draw:style-name="fr1" draw:name="Image280" text:anchor-type="as-char" svg:width="6.9236in" svg:height="3.956343in" draw:z-index="0">
<draw:image xlink:href="../Images/yкринформ/2023-04-19T21-04-31-03-00/630_360_1592312495-117.jpeg" xlink:type="simple" xlink:show="embed" xlink:actuate="onLoad" draw:mime-type="image/jpeg"/>
</draw:frame>
The issue of corruption is an important factor in the development of the Ukrainian economy, since the reduction of its manifestations depends on the attraction of private investments.</text:p>
      <text:p text:style-name="P4">
This was stated by the Commissioner of the Federal Government of Germany for the restoration of Ukraine, the State Secretary of the Ministry of Economic Cooperation and Development of Germany Join Flasbart at a briefing in Kiev, correspondent.</text:p>
      <text:p text:style-name="P4">
Flagart noted that during meetings with Ukrainian officials, the issues of development of the Ukrainian economy were developed.</text:p>
      <text:p text:style-name="P4">
<text:span text:style-name="T4">
 Read also: </text:span>
 <text:a xlink:type="simple" xlink:href="https://www.ukrinform.ua/rubric-vidbudova/3698119-u-nimeccini-vvazaut-so-infrastrukturu-ukraini-treba-vidnovluvati-ak-castinu-evropejskoi.html" text:style-name="Internet_20_link" text:visited-style-name="Visited_20_Internet_20_Link">
</text:a>
"It was especially emphasized on the role of private business, because it is known that Ukraine needs very significant investment - not everything can be funded by the state budget, so it is very important to be the role of private business. .</text:p>
      <text:p text:style-name="P4">
According to him, the German side sees that the government and the Parliament of Ukraine are now paying a lot of attention to this issue.</text:p>
      <text:p text:style-name="P4">
<text:span text:style-name="T4">
 Read also: </text:span>
 <text:a xlink:type="simple" xlink:href="https://www.ukrinform.ua/rubric-society/3698090-nimeccina-nadast-ukraini-se-112-miljoniv-na-zitlo-dla-pereselenciv.html" text:style-name="Internet_20_link" text:visited-style-name="Visited_20_Internet_20_Link">
</text:a>
"Reducing corruption is one of the pillars of decentralization that has to be forward. Of course, we see certain steps in this direction," Flagart said.</text:p>
      <text:p text:style-name="P4">
As it was reported, the State Secretary of the Ministry of Economic Cooperation of Germany Yochen Plasbart arrived in Kiev with a two -day -visite on April 18.</text:p>
      <text:p text:style-name="P4">
News Source: <text:a xlink:type="simple" xlink:href="https://www.ukrinform.ua/rubric-economy/3698127-v-uradi-nimeccini-nagolosuut-na-vazlivosti-borotbi-z-korupcieu-dla-rozvitku-ekonomiki-ukraini.html" text:style-name="Internet_20_link" text:visited-style-name="Visited_20_Internet_20_Link">
https://www.ukrinform.ua/rubric-economy/3698127-v-uradi-nimeccini-nagolosuut-na-vazlivosti-borotbi-z-korupcieu-dla-rozvitku-ekonomiki-ukraini.html</text:a>
</text:p>
      <!--NEWS-->
      <text:h text:style-name="P10" text:outline-level="1">
<text:span text:style-name="T4">
High technologies and import components are not supplied to the Russian Federation massively - Danilov</text:span>
</text:h>
      <text:p text:style-name="P4">
Authors: Ukrinform (Person)</text:p>
      <text:p text:style-name="P4">
Publisher: Укринформ (Organization)</text:p>
      <text:p text:style-name="P4">
Published Time: 2023-04-19T21:10:00+03:00</text:p>
      <text:p text:style-name="P4">
Modified Time: 2023-04-19T21:10:00+03:00</text:p>
      <text:p text:style-name="P4">
Description: High technologies and imported components are hardly posted in the territory of the Russian Federation. - Ukrinform.</text:p>
      <text:p text:style-name="P4">
Images: ["<text:a xlink:type="simple" xlink:href="https://static.ukrinform.com/photos/2022_02/thumb_files/630_360_1645613098-676.jpg" text:style-name="Internet_20_link" text:visited-style-name="Visited_20_Internet_20_Link">
630_360_16456...</text:a>
"]</text:p>
      <text:p text:style-name="P4">
Tags: ['Антиросійські санкції', 'РНБО', 'Технології', 'Зброя', 'Данілов', 'Війна з росією', 'Єдині новини']</text:p>
      <text:p text:style-name="P4">
Type: Article</text:p>
      <!--METADATA-->
      <text:p text:style-name="P4">
<draw:frame draw:style-name="fr1" draw:name="Image281" text:anchor-type="as-char" svg:width="6.9236in" svg:height="3.956343in" draw:z-index="0">
<draw:image xlink:href="../Images/yкринформ/2023-04-19T21-10-00-03-00/630_360_1645613098-676.jpg" xlink:type="simple" xlink:show="embed" xlink:actuate="onLoad" draw:mime-type="image/jpeg"/>
</draw:frame>
High -technologies and imported components are hardly posted at the Territory -Second Federation.</text:p>
      <text:p text:style-name="P4">
About it on the air of the telecommunication <text:a xlink:type="simple" xlink:href="https://www.youtube.com/watch" text:style-name="Internet_20_link" text:visited-style-name="Visited_20_Internet_20_Link">
</text:a>
The secretary of the National Security and Defense Council of Ukraine Alexei Danilov said, Ukrinform reports.</text:p>
      <text:p text:style-name="P4">
“High technologies and spare parts are hardly supplied to the territory of Russian federation. If supplied, the volume is extremely scanty and does not decide all the stipulating that is now a challenge for Russia, ”he said <text:a xlink:type="simple" xlink:href="https://www.ukrinform.ua/tag-danilov" text:style-name="Internet_20_link" text:visited-style-name="Visited_20_Internet_20_Link">
</text:a>
.</text:p>
      <text:p text:style-name="P4">
He added that it is difficult to destroy the economy of the Russian Federation, given that it is raw materials and there are countries that buy this raw material in Russia and pay for bricks.</text:p>
      <text:p text:style-name="P4">
The NSDC Secretary also noted that sanctions against Russia were really in place.</text:p>
      <text:p text:style-name="P4">
“If the sanction mechanism was not started, the Russian Federation Malab is completely different in the use of technologies for the production of weapons in the West. Today, we can clearly understand that thanks to the sanctions of the Background there are many negative processes. These are the consequences of the implementation of these sanctions, ”Danilov said.</text:p>
      <text:p text:style-name="P4">
<text:span text:style-name="T4">
 Read also: </text:span>
 <text:a xlink:type="simple" xlink:href="https://www.ukrinform.ua/rubric-world/3697714-rosia-otrimue-zahidni-zbrojni-tehnologii-v-obhid-sankcij-nyt.html" text:style-name="Internet_20_link" text:visited-style-name="Visited_20_Internet_20_Link">
</text:a>
In addition, he emphasized that the United States is monitoring all that is being supplied to Russia, so if it is proved that certain companies are taking part in it, then they will also be introduced in relation to them so that it will not happen.</text:p>
      <text:p text:style-name="P4">
As reported by Ukrinform, Western sanctions against Russia have shown their influx - although oil exports in March were the highest pandemic, income of the Russian Federation <text:a xlink:type="simple" xlink:href="https://www.ukrinform.ua/rubric-economy/3696047-naftovi-dohodi-rosii-vpali-na-43-za-rik-miznarodne-energeticne-agentstvo.html" text:style-name="Internet_20_link" text:visited-style-name="Visited_20_Internet_20_Link">
</text:a>
, that is, twice as, compousing last year.</text:p>
      <text:p text:style-name="P4">
News Source: <text:a xlink:type="simple" xlink:href="https://www.ukrinform.ua/rubric-ato/3698132-visoki-tehnologii-ta-importni-komplektuuci-ne-postacautsa-do-rf-masovo-danilov.html" text:style-name="Internet_20_link" text:visited-style-name="Visited_20_Internet_20_Link">
https://www.ukrinform.ua/rubric-ato/3698132-visoki-tehnologii-ta-importni-komplektuuci-ne-postacautsa-do-rf-masovo-danilov.html</text:a>
</text:p>
      <!--NEWS-->
      <text:h text:style-name="P10" text:outline-level="1">
<text:span text:style-name="T4">
Ramstein's meetings are extremely important not only for Ukraine - painter</text:span>
</text:h>
      <text:p text:style-name="P4">
Authors: Ukrinform (Person)</text:p>
      <text:p text:style-name="P4">
Publisher: Укринформ (Organization)</text:p>
      <text:p text:style-name="P4">
Published Time: 2023-04-19T21:19:45+03:00</text:p>
      <text:p text:style-name="P4">
Modified Time: 2023-04-19T21:19:45+03:00</text:p>
      <text:p text:style-name="P4">
Description: Meetings of the Contact Group on Defense of Ukraine in Ramstein format are extremely important not only for Ukraine. - Ukrinform.</text:p>
      <text:p text:style-name="P4">
Images: ["<text:a xlink:type="simple" xlink:href="https://static.ukrinform.com/photos/2022_07/thumb_files/630_360_1658997765-548.jpg" text:style-name="Internet_20_link" text:visited-style-name="Visited_20_Internet_20_Link">
630_360_16589...</text:a>
"]</text:p>
      <text:p text:style-name="P4">
Tags: ['Міноборони', 'Війна з росією', '#stoprussia', 'Ганна Маляр', 'Зустріч Рамштайн', 'Єдині новини']</text:p>
      <text:p text:style-name="P4">
Type: Article</text:p>
      <!--METADATA-->
      <text:p text:style-name="P4">
<draw:frame draw:style-name="fr1" draw:name="Image282" text:anchor-type="as-char" svg:width="6.9236in" svg:height="3.956343in" draw:z-index="0">
<draw:image xlink:href="../Images/yкринформ/2023-04-19T21-19-45-03-00/630_360_1658997765-548.jpg" xlink:type="simple" xlink:show="embed" xlink:actuate="onLoad" draw:mime-type="image/jpeg"/>
</draw:frame>
The meetings of the Contact Group on Defense of Ukraine in the Ramstein format are not only extraordinary for Ukraine.</text:p>
      <text:p text:style-name="P4">
This was stated during the live broadcasting of the Teleterna "Unified News" by the Deputy Defense Minister of Ukraine Anna Malyar, Ukrinform reports with reference to <text:a xlink:type="simple" xlink:href="https://armyinform.com.ua/2023/04/19/zustrichi-u-formati-ramshtajn-ganna-malyar/" text:style-name="Internet_20_link" text:visited-style-name="Visited_20_Internet_20_Link">
</text:a>
 <text:a xlink:type="simple" xlink:href="https://armyinform.com.ua/2023/04/19/zustrichi-u-formati-ramshtajn-ganna-malyar/" text:style-name="Internet_20_link" text:visited-style-name="Visited_20_Internet_20_Link">
 </text:a>
"Let's get realists, Russia is a strong enemy. From the point of view of the number of bonds, weapons occupiers outweigh us. We also have our advantages, otherwise they would not last so much. This is the professionalism land. We have no choice, we have to defend ourselves, and it gives us strength, " - said the painter.</text:p>
      <text:p text:style-name="P4">
In addition, the painter remarked, Ukraine contributes to help from partners: "We will be frank - the world was not ready for such protracted and such intense use of war weapons. Bakhmuti we see how Russians use all their means for a powerful offensive, which we hold back the eighth month. "</text:p>
      <text:p text:style-name="P4">
<text:span text:style-name="T4">
 Read also: </text:span>
 <text:a xlink:type="simple" xlink:href="https://www.ukrinform.ua/rubric-ato/3697922-zsu-ne-ogolosuvatimut-kontrnastup-pevni-dii-vze-pocalisa-malar.html" text:style-name="Internet_20_link" text:visited-style-name="Visited_20_Internet_20_Link">
<text:span text:style-name="T4">
 painter </text:span>
</text:a>
The Deputy Minister of Defense stressed that the help of partners is extremely, even critical, important to us. The world begins to understand that we will stop Russia only together. And this must be done, because Russia will not stop at the border of Ukraine.</text:p>
      <text:p text:style-name="P4">
"If we, God forbid, we will not stop them here, they just move on. Therefore, such asings, as a meeting of the contact group on defense of Ukraine in Ramstein format, are extremely important not only for us," - said Malyar.</text:p>
      <text:p text:style-name="P4">
<text:span text:style-name="T4">
 Read also: </text:span>
 <text:a xlink:type="simple" xlink:href="https://www.ukrinform.ua/rubric-ato/3698091-rosia-somisaca-vtracae-na-poli-bou-majze-150-tankiv-usih-tipiv-doslidzenna-csis.html" text:style-name="Internet_20_link" text:visited-style-name="Visited_20_Internet_20_Link">
</text:a>
As reported, in <text:a xlink:type="simple" xlink:href="https://www.ukrinform.ua/rubric-ato/3697934-v-ukrainu-pribuli-sistemi-ppo-patriot-vid-troh-krain-pavluk.html" text:style-name="Internet_20_link" text:visited-style-name="Visited_20_Internet_20_Link">
</text:a>
Patriot Anti -Patriot from the United States of America, the Netherlands and Germany.</text:p>
      <text:p text:style-name="P4">
News Source: <text:a xlink:type="simple" xlink:href="https://www.ukrinform.ua/rubric-ato/3698134-zustrici-u-formati-ramstajn-e-nadzvicajno-vazlivimi-ne-tilki-dla-ukraini-malar.html" text:style-name="Internet_20_link" text:visited-style-name="Visited_20_Internet_20_Link">
https://www.ukrinform.ua/rubric-ato/3698134-zustrici-u-formati-ramstajn-e-nadzvicajno-vazlivimi-ne-tilki-dla-ukraini-malar.html</text:a>
</text:p>
      <!--NEWS-->
      <text:h text:style-name="P10" text:outline-level="1">
<text:span text:style-name="T4">
The Russians transfer from Mariupol to Berdyansk T-72 tanks-mayor advisor</text:span>
</text:h>
      <text:p text:style-name="P4">
Authors: Ukrinform (Person)</text:p>
      <text:p text:style-name="P4">
Publisher: Укринформ (Organization)</text:p>
      <text:p text:style-name="P4">
Published Time: 2023-04-19T21:23:00+03:00</text:p>
      <text:p text:style-name="P4">
Modified Time: 2023-04-19T21:23:00+03:00</text:p>
      <text:p text:style-name="P4">
Description: The temporarily captured by the Russian army of Mariupol recorded the supply of the enemy of the T-72 tanks to the Berdyansk direction.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Танк', 'Війна з росією']</text:p>
      <text:p text:style-name="P4">
Type: Article</text:p>
      <!--METADATA-->
      <text:p text:style-name="P4">
<draw:frame draw:style-name="fr1" draw:name="Image283" text:anchor-type="as-char" svg:width="6.9236in" svg:height="3.956343in" draw:z-index="0">
<draw:image xlink:href="../Images/yкринформ/2023-04-19T21-23-00-03-00/630_360_1680546247-363.jpg" xlink:type="simple" xlink:show="embed" xlink:actuate="onLoad" draw:mime-type="image/jpeg"/>
</draw:frame>
Timely captured by the Russian army of Mariupol was recorded by the supply of T-72 tanks in the Berdyansk direction.</text:p>
      <text:p text:style-name="P4">
As Ukrinform reports, about it in <text:a xlink:type="simple" xlink:href="https://t.me/andriyshTime/8803" text:style-name="Internet_20_link" text:visited-style-name="Visited_20_Internet_20_Link">
</text:a>
The mayor of Mariupol Petro Andryushchenko reported and published the relevant video.</text:p>
      <text:p text:style-name="P4">
"The supply of T -72 tanks through the center of Mariupol to Mangush Tadali in the direction of Berdyansk has been recorded," Andryushchenko wrote.</text:p>
      <text:p text:style-name="P4">
<text:span text:style-name="T4">
 Read also: </text:span>
 <text:a xlink:type="simple" xlink:href="https://www.ukrinform.ua/rubric-ato/3697647-u-mariupoli-fiksuut-ruh-tankiv-u-napramku-novoazovska.html" text:style-name="Internet_20_link" text:visited-style-name="Visited_20_Internet_20_Link">
<text:span text:style-name="T4">
 Mariupol </text:span>
</text:a>
He also noted that there was a tendency to move a small number of diseases and light equipment through Mariupol towards Novoazovsk and further in the direction of Volnovakha.</text:p>
      <text:p text:style-name="P4">
As it was reported, Mariupol and the surrounding settlements are transformed by the Naiysk-Logistics Hub of the Russian Army.</text:p>
      <text:p text:style-name="P4">
News Source: <text:a xlink:type="simple" xlink:href="https://www.ukrinform.ua/rubric-regions/3698067-rosiani-perekidaut-iz-mariupola-do-berdanska-tanki-t72-radnik-mera.html" text:style-name="Internet_20_link" text:visited-style-name="Visited_20_Internet_20_Link">
https://www.ukrinform.ua/rubric-regions/3698067-rosiani-perekidaut-iz-mariupola-do-berdanska-tanki-t72-radnik-mera.html</text:a>
</text:p>
      <!--NEWS-->
      <text:h text:style-name="P10" text:outline-level="1">
<text:span text:style-name="T4">
Putin will not be able to "wait" Ukrainian resistance - Stoltenberg</text:span>
</text:h>
      <text:p text:style-name="P4">
Authors: Ukrinform (Person)</text:p>
      <text:p text:style-name="P4">
Publisher: Укринформ (Organization)</text:p>
      <text:p text:style-name="P4">
Published Time: 2023-04-19T21:29:00+03:00</text:p>
      <text:p text:style-name="P4">
Modified Time: 2023-04-19T21:29:00+03:00</text:p>
      <text:p text:style-name="P4">
Description: Russian President Vladimir Putin does not show any signs of peace in Ukraine and hopes to "wait" the resistance of Ukrainians and the help that the collective event provides this resistance, but he is mistaken in his own conclusions. - Ukrinform.</text:p>
      <text:p text:style-name="P4">
Images: ["<text:a xlink:type="simple" xlink:href="https://static.ukrinform.com/photos/2022_11/thumb_files/630_360_1668589929-696.jpg" text:style-name="Internet_20_link" text:visited-style-name="Visited_20_Internet_20_Link">
630_360_16685...</text:a>
"]</text:p>
      <text:p text:style-name="P4">
Tags: ['Чехія', 'НАТО', 'путін', 'Столтенберг', 'Україна', 'Війна з росією', '#stoprussia']</text:p>
      <text:p text:style-name="P4">
Type: Article</text:p>
      <!--METADATA-->
      <text:p text:style-name="P4">
<draw:frame draw:style-name="fr1" draw:name="Image284" text:anchor-type="as-char" svg:width="6.9236in" svg:height="3.956343in" draw:z-index="0">
<draw:image xlink:href="../Images/yкринформ/2023-04-19T21-29-00-03-00/630_360_1668589929-696.jpg" xlink:type="simple" xlink:show="embed" xlink:actuate="onLoad" draw:mime-type="image/jpeg"/>
</draw:frame>
Presidentials Vladimir Putin does not show any signs of peace for peace in Ukraine to "wait" the resistance of Ukrainians and the help that the collective event is resisting, but he is mistaken in his own conclusions.</text:p>
      <text:p text:style-name="P4">
This was stated in Brussels during a joint press conference with the President of the Czech Republic Peter Pavel Pavel Pavel, NATO Secretary General Jens Stoltenberg, Ukrinform correspondent reports.</text:p>
      <text:p text:style-name="P4">
“We have just discussed our help for Ukraine. Although Russian Silpragus is a significant loss, President Putin is not demonstrated by any preparing for peace. He thinks that he can "wait" Ukrainian worked out and assistance of the event(For Ukraine). Ми маємо продовжувати доводити йому,що він помиляється, та надати українцям все, що їм необхідно для перемоги», -зазначив <text:a xlink:type="simple" xlink:href="https://www.ukrinform.ua/tag-stoltenberg" text:style-name="Internet_20_link" text:visited-style-name="Visited_20_Internet_20_Link">
 </text:a>
.</text:p>
      <text:p text:style-name="P4">
He thanked the Czech Republic for a significant contribution to the joint Euro -Atlantic security and assistance for Ukraine, including its contribution to a wide package of NATO for Ukraine.</text:p>
      <text:p text:style-name="P4">
<text:span text:style-name="T4">
 Read also: </text:span>
 <text:a xlink:type="simple" xlink:href="https://www.ukrinform.ua/rubric-ato/3697684-stoltenberg-zaklikae-svit-posiliti-pidtrimku-ukraini.html" text:style-name="Internet_20_link" text:visited-style-name="Visited_20_Internet_20_Link">
<text:span text:style-name="T4">
 Stoltenberg </text:span>
</text:a>
“In response to a brutal aggressive war of(Against Ukraine - Ed.)The efforts to protect other NATO allies and to support Ukraine have reinstated. At the same time you accept the Houses of thousands of Ukrainian refugees, ”said the Alliance head, addressing the Daczhian leader.</text:p>
      <text:p text:style-name="P4">
He recalled that the Czech Republic plays the role of a leader in the combat group of Slovakia, helping to restrain any aggression, participates in the poor groups in Latvia and Lithuania, in NATO peacekeeping mission in Kosovo and NATO's widowed mission. Stoltenberg thanked the President of the Czech Republic for these efforts and contribution to the common security of the Alliance.</text:p>
      <text:p text:style-name="P4">
<text:span text:style-name="T4">
 Read also: </text:span>
 <text:a xlink:type="simple" xlink:href="https://www.ukrinform.ua/rubric-ato/3698125-pentagon-ogolosiv-novij-paket-oboronnoi-dopomogi-ukraini.html" text:style-name="Internet_20_link" text:visited-style-name="Visited_20_Internet_20_Link">
</text:a>
</text:p>
      <text:p text:style-name="P4">
News Source: <text:a xlink:type="simple" xlink:href="https://www.ukrinform.ua/rubric-world/3698137-putinu-ne-vdastsa-perecekati-ukrainskij-sprotiv-stoltenberg.html" text:style-name="Internet_20_link" text:visited-style-name="Visited_20_Internet_20_Link">
https://www.ukrinform.ua/rubric-world/3698137-putinu-ne-vdastsa-perecekati-ukrainskij-sprotiv-stoltenberg.html</text:a>
</text:p>
      <!--NEWS-->
      <text:h text:style-name="P10" text:outline-level="1">
<text:span text:style-name="T4">
Austria's neutrality does not in any way interfere with our solidarity with Ukraine - Shallenberg</text:span>
</text:h>
      <text:p text:style-name="P4">
Authors: Ukrinform (Person)</text:p>
      <text:p text:style-name="P4">
Publisher: Укринформ (Organization)</text:p>
      <text:p text:style-name="P4">
Published Time: 2023-04-19T21:31:00+03:00</text:p>
      <text:p text:style-name="P4">
Modified Time: 2023-04-19T21:31:00+03:00</text:p>
      <text:p text:style-name="P4">
Description: Austria is neutral exclusively in military plan, but has never been politically neutral, and therefore its neutrality in no way interferes with solidarity with Ukraine. - Ukrinform.</text:p>
      <text:p text:style-name="P4">
Images: ["<text:a xlink:type="simple" xlink:href="https://static.ukrinform.com/photos/2023_04/thumb_files/630_360_1681917131-909.jpg" text:style-name="Internet_20_link" text:visited-style-name="Visited_20_Internet_20_Link">
630_360_16819...</text:a>
"]</text:p>
      <text:p text:style-name="P4">
Tags: ['Австрія', 'МЗС', 'Шалленберг']</text:p>
      <text:p text:style-name="P4">
Type: Article</text:p>
      <!--METADATA-->
      <text:p text:style-name="P4">
<draw:frame draw:style-name="fr1" draw:name="Image285" text:anchor-type="as-char" svg:width="6.9236in" svg:height="3.956343in" draw:z-index="0">
<draw:image xlink:href="../Images/yкринформ/2023-04-19T21-31-00-03-00/630_360_1681917131-909.jpg" xlink:type="simple" xlink:show="embed" xlink:actuate="onLoad" draw:mime-type="image/jpeg"/>
</draw:frame>
Austria is Yneutral exclusively in military plan, but has never been political -neutral, and therefore its neutrality in no way stands on a hindrance with Ukraine.</text:p>
      <text:p text:style-name="P4">
This was stated in <text:a xlink:type="simple" xlink:href="https://www.ukrinform.ua/rubric-world/3698040-aleksander-sallenberg-ministr-zakordonnih-sprav-avstrii.html" text:style-name="Internet_20_link" text:visited-style-name="Visited_20_Internet_20_Link">
</text:a>
Minister of Foreign Highlands Alexander Shalllenberg.</text:p>
      <text:p text:style-name="P4">
"I greeted the fact that President Zelensky was able to make a speech of the Vnational Council of Austria. This was in no way a disruption Politically neutral. It is unthinkable to us in beliefs if international law is trampled by their feet, "the Minister of the Fluorian Freedom's statements about the allegedly violation of the country's alleged violation of the President of Ukraine in the Austrian Parliament.</text:p>
      <text:p text:style-name="P4">
<text:span text:style-name="T4">
 Read also: </text:span>
 <text:a xlink:type="simple" xlink:href="https://www.ukrinform.ua/rubric-world/3698040-aleksander-sallenberg-ministr-zakordonnih-sprav-avstrii.html" text:style-name="Internet_20_link" text:visited-style-name="Visited_20_Internet_20_Link">
<text:span text:style-name="T4">
 Shallenberg </text:span>
</text:a>
Shallenberg added that this "very clear line" is still in place today: "If a state, which is still a permanent member of the UN Security Council, decides to cross the UN and international law statute, then Austria will certainly not turn out to see. We continue to stand firmly and jointly on the side of Ukraine. "</text:p>
      <text:p text:style-name="P4">
"I perceive President Zelensky's speech in the National Council as a sign of unlimited solidarity. Neutrality in no way stands in solidarity. And so it was important for me to attend Parliament to hear the speech of President Zelensky," he said.</text:p>
      <text:p text:style-name="P4">
<text:span text:style-name="T4">
 Read also: </text:span>
 <text:a xlink:type="simple" xlink:href="https://www.ukrinform.ua/rubric-polytics/3690129-glava-mzs-avstrii-rosii-ne-mae-zijti-z-ruk-zlocin-agresii.html" text:style-name="Internet_20_link" text:visited-style-name="Visited_20_Internet_20_Link">
</text:a>
As reported by Ukrinform, <text:a xlink:type="simple" xlink:href="https://www.ukrinform.ua/rubric-polytics/3689353-v-ukraini-zaminovano-teritorij-ak-dvi-avstrii-zelenskij-u-nacionalnij-radi.html" text:style-name="Internet_20_link" text:visited-style-name="Visited_20_Internet_20_Link">
</text:a>
.</text:p>
      <text:p text:style-name="P4">
The Austrian Federal President of the Austrian Der Belllen, members of the Federal Government, including Vicecanzler Werner Cogler, Foreign Minister Alexander Shalllenberg, Economy Minister Martin Kocher, Ministers' Minister Rauh and Minister of Justice, were also present in the parliament.</text:p>
      <text:p text:style-name="P4">
News Source: <text:a xlink:type="simple" xlink:href="https://www.ukrinform.ua/rubric-polytics/3698138-nejtralitet-avstrii-zodnim-cinom-ne-zavazae-nasij-solidarnosti-z-ukrainou-sallenberg.html" text:style-name="Internet_20_link" text:visited-style-name="Visited_20_Internet_20_Link">
https://www.ukrinform.ua/rubric-polytics/3698138-nejtralitet-avstrii-zodnim-cinom-ne-zavazae-nasij-solidarnosti-z-ukrainou-sallenberg.html</text:a>
</text:p>
      <!--NEWS-->
      <text:h text:style-name="P10" text:outline-level="1">
<text:span text:style-name="T4">
Danilov: Putin double went to the occupied territory of Ukraine</text:span>
</text:h>
      <text:p text:style-name="P4">
Authors: Ukrinform (Person)</text:p>
      <text:p text:style-name="P4">
Publisher: Укринформ (Organization)</text:p>
      <text:p text:style-name="P4">
Published Time: 2023-04-19T21:33:00+03:00</text:p>
      <text:p text:style-name="P4">
Modified Time: 2023-04-19T21:33:00+03:00</text:p>
      <text:p text:style-name="P4">
Description: The secretary of the National Security and Defense Council of Ukraine Alexei Danilov stated that Russian President Vladimir Putin did not attend the occupied territory of Ukraine, and instead there was his double. - Ukrinform.</text:p>
      <text:p text:style-name="P4">
Images: ["<text:a xlink:type="simple" xlink:href="https://static.ukrinform.com/photos/2023_03/thumb_files/630_360_1678784649-408.jpeg" text:style-name="Internet_20_link" text:visited-style-name="Visited_20_Internet_20_Link">
630_360_16787...</text:a>
"]</text:p>
      <text:p text:style-name="P4">
Tags: ['путін', 'РНБО', 'Данілов', 'Єдині новини']</text:p>
      <text:p text:style-name="P4">
Type: Article</text:p>
      <!--METADATA-->
      <text:p text:style-name="P4">
<draw:frame draw:style-name="fr1" draw:name="Image286" text:anchor-type="as-char" svg:width="6.9236in" svg:height="3.956343in" draw:z-index="0">
<draw:image xlink:href="../Images/yкринформ/2023-04-19T21-33-00-03-00/630_360_1678784649-408.jpeg" xlink:type="simple" xlink:show="embed" xlink:actuate="onLoad" draw:mime-type="image/jpeg"/>
</draw:frame>
The Secretaries of National Security and Defense of Ukraine Alexei Danilov stated that the President of the Russian Federation Vladimir Putin did not attend the occupied territory of Ukraine, his azamin was his twin there.</text:p>
      <text:p text:style-name="P4">
About it on air <text:a xlink:type="simple" xlink:href="https://www.youtube.com/watch" text:style-name="Internet_20_link" text:visited-style-name="Visited_20_Internet_20_Link">
</text:a>
On Wednesday, the secretary of the National Security and Defense Council of Ukraine Alexeydanilov said, Ukrinform reports.</text:p>
      <text:p text:style-name="P4">
"There was no Putin there. Before meeting him, you have 10-15 days to be quarantined.</text:p>
      <text:p text:style-name="P4">
<text:span text:style-name="T4">
 Read also: </text:span>
 <text:a xlink:type="simple" xlink:href="https://www.ukrinform.ua/rubric-polytics/3697962-stajnmaer-putin-vismiav-cinnosti-ta-zrujnuvav-osnovi-evropejskogo-poradku.html" text:style-name="Internet_20_link" text:visited-style-name="Visited_20_Internet_20_Link">
<text:span text:style-name="T4">
 Putin </text:span>
</text:a>
</text:p>
      <text:p text:style-name="P4">
За його словами, "це пряма протилежність нашому президенту, який не боїться іможе в будь-який час відвідати лінію фронту".</text:p>
      <text:p text:style-name="P4">
"Його (Putin - ed.)There was no physically. His trips are a procedure. The preparatory process begins for a week, "the NSDC said.</text:p>
      <text:p text:style-name="P4">
<text:span text:style-name="T4">
 Read also: </text:span>
 <text:a xlink:type="simple" xlink:href="https://www.ukrinform.ua/rubric-ato/3697268-roszmi-pisut-so-putin-nibito-vidvidav-hersonsinu-ta-lugansinu.html" text:style-name="Internet_20_link" text:visited-style-name="Visited_20_Internet_20_Link">
<text:span text:style-name="T4">
 Putin </text:span>
</text:a>
</text:p>
      <text:p text:style-name="P4">
Як повідомлялося, у кремлі заявили про поїздку путіна на окуповану Херсонщинуі Луганщину. За повідомленням кремля, путін нібито відвідав штаб угрупованняросійських військ і заслухав доповіді командувача Повітряно-десантних військгенерал-полковника Михайла Теплінського, про ймовірне повернення якого до«важливої», але невизначеної ролі в Україні нещодавно повідомили, та іншихвоєначальників.</text:p>
      <text:p text:style-name="P4">
News Source: <text:a xlink:type="simple" xlink:href="https://www.ukrinform.ua/rubric-ato/3698130-na-okupovanu-teritoriu-ukraini-izdiv-dvijnik-putina-danilov.html" text:style-name="Internet_20_link" text:visited-style-name="Visited_20_Internet_20_Link">
https://www.ukrinform.ua/rubric-ato/3698130-na-okupovanu-teritoriu-ukraini-izdiv-dvijnik-putina-danilov.html</text:a>
</text:p>
      <!--NEWS-->
      <text:h text:style-name="P10" text:outline-level="1">
<text:span text:style-name="T4">
Zinchenko returned to Arsenal's training after injury</text:span>
</text:h>
      <text:p text:style-name="P4">
Authors: Ukrinform (Person)</text:p>
      <text:p text:style-name="P4">
Publisher: Укринформ (Organization)</text:p>
      <text:p text:style-name="P4">
Published Time: 2023-04-19T21:36:58+03:00</text:p>
      <text:p text:style-name="P4">
Modified Time: 2023-04-19T21:36:58+03:00</text:p>
      <text:p text:style-name="P4">
Description: The Ukrainian will be able to play in the next match with Southampton. - Ukrinform.</text:p>
      <text:p text:style-name="P4">
Images: ["<text:a xlink:type="simple" xlink:href="https://static.ukrinform.com/photos/2023_04/thumb_files/630_360_1681929168-263.jpg" text:style-name="Internet_20_link" text:visited-style-name="Visited_20_Internet_20_Link">
630_360_16819...</text:a>
"]</text:p>
      <text:p text:style-name="P4">
Tags: ['Арсенал', 'Зінченко']</text:p>
      <text:p text:style-name="P4">
Type: Article</text:p>
      <!--METADATA-->
      <text:p text:style-name="P4">
<draw:frame draw:style-name="fr1" draw:name="Image287" text:anchor-type="as-char" svg:width="6.9236in" svg:height="3.956343in" draw:z-index="0">
<draw:image xlink:href="../Images/yкринформ/2023-04-19T21-36-58-03-00/630_360_1681929168-263.jpg" xlink:type="simple" xlink:show="embed" xlink:actuate="onLoad" draw:mime-type="image/jpeg"/>
</draw:frame>
The Ukrainian can play in the next match with Southampton.</text:p>
      <text:p text:style-name="P4">
Oleksandr Zinchenko renew training in the main group "Arsenal", <text:a xlink:type="simple" xlink:href="https://twitter.com/ArsenalBuzzCom/status/1648707330458910721" text:style-name="Internet_20_link" text:visited-style-name="Visited_20_Internet_20_Link">
</text:a>
press service, Ukrinform reports.</text:p>
      <text:p text:style-name="P4">
Zinchenko did not participate in the match of the 31st round of the English Premier League against West Hema(2:2)due to damage to the groin.</text:p>
      <text:p text:style-name="P4">
After missing the London Derby, Zinchenko did not go out at the start of the canonies for the first time in 13 matches.</text:p>
      <text:p text:style-name="P4">
In the debut season, the Ukrainian spent 29 matches in all tournaments for Londoners. Host Ukrainian - 1 goal and 2 productive gears.</text:p>
      <text:p text:style-name="P4">
Zinchenko will be able to return to the field in the match against Soutgatem, April 21.</text:p>
      <text:p text:style-name="P4">
<text:span text:style-name="T4">
 Read also: </text:span>
 <text:a xlink:type="simple" xlink:href="https://www.ukrinform.ua/rubric-sports/3696716-apl-arsenal-bez-zincenka-vtrativ-ocki-iz-vest-gemom.html" text:style-name="Internet_20_link" text:visited-style-name="Visited_20_Internet_20_Link">
<text:span text:style-name="T4">
 Arsenal </text:span>
</text:a>
As reported by Ukrinform, Michely Arthete team has lost the textbook points for the second time in a row and ahead of Manchester City by four points, playing one -top more.</text:p>
      <text:p text:style-name="P4">
Photo: twitter.com/rasenalbuzzcom</text:p>
      <text:p text:style-name="P4">
News Source: <text:a xlink:type="simple" xlink:href="https://www.ukrinform.ua/rubric-sports/3698139-zincenko-povernuvsa-do-trenuvan-arsenala-pisla-uskodzenna.html" text:style-name="Internet_20_link" text:visited-style-name="Visited_20_Internet_20_Link">
https://www.ukrinform.ua/rubric-sports/3698139-zincenko-povernuvsa-do-trenuvan-arsenala-pisla-uskodzenna.html</text:a>
</text:p>
      <!--NEWS-->
      <text:h text:style-name="P10" text:outline-level="1">
<text:span text:style-name="T4">
У росії справи кепські: Білий дім прокоментував «візит путіна» на окуповані території України</text:span>
</text:h>
      <text:p text:style-name="P4">
Authors: Ukrinform (Person)</text:p>
      <text:p text:style-name="P4">
Publisher: Укринформ (Organization)</text:p>
      <text:p text:style-name="P4">
Published Time: 2023-04-19T21:43:00+03:00</text:p>
      <text:p text:style-name="P4">
Modified Time: 2023-04-19T21:43:00+03:00</text:p>
      <text:p text:style-name="P4">
Description: The demonstration "Putin's visit" in the temporarily occupied territories of Ukraine indicates that the Kremlin is aware of how bad the Russian army is. - Ukrinform.</text:p>
      <text:p text:style-name="P4">
Images: ["<text:a xlink:type="simple" xlink:href="https://static.ukrinform.com/photos/2022_09/thumb_files/630_360_1664390405-973.jpg" text:style-name="Internet_20_link" text:visited-style-name="Visited_20_Internet_20_Link">
630_360_16643...</text:a>
"]</text:p>
      <text:p text:style-name="P4">
Tags: ['Окупація', 'путін', 'США', 'Візит', 'Білий дім', 'Війна з росією']</text:p>
      <text:p text:style-name="P4">
Type: Article</text:p>
      <!--METADATA-->
      <text:p text:style-name="P4">
<draw:frame draw:style-name="fr1" draw:name="Image288" text:anchor-type="as-char" svg:width="6.9236in" svg:height="3.956343in" draw:z-index="0">
<draw:image xlink:href="../Images/yкринформ/2023-04-19T21-43-00-03-00/630_360_1664390405-973.jpg" xlink:type="simple" xlink:show="embed" xlink:actuate="onLoad" draw:mime-type="image/jpeg"/>
</draw:frame>
The demonstration "Putin's visit" in the temporarily occupied territories of Ukraine indicates that the Kremlin is aware of how bad the Russian army is.</text:p>
      <text:p text:style-name="P4">
Such a comment was published on Wednesday during a briefing in Washington, Karin Jean-Pierre, a spokesman for Ukrinform.</text:p>
      <text:p text:style-name="P4">
“Visit <text:a xlink:type="simple" xlink:href="https://www.ukrinform.ua/tag-putin" text:style-name="Internet_20_link" text:visited-style-name="Visited_20_Internet_20_Link">
</text:a>
It looks like an indicator of what they know that everything is not going well for Russia, ”said Biden's representative.</text:p>
      <text:p text:style-name="P4">
According to her, it seems that Putin is directly aware of this very clearly. The Zhan-Prier also suggested that the Kremlin leader is trying to somehow regulate the Russian population, "because he knows that his army is poorly departed."</text:p>
      <text:p text:style-name="P4">
<text:span text:style-name="T4">
 Read also: </text:span>
 <text:a xlink:type="simple" xlink:href="https://www.ukrinform.ua/rubric-world/3698137-putinu-ne-vdastsa-perecekati-ukrainskij-sprotiv-stoltenberg.html" text:style-name="Internet_20_link" text:visited-style-name="Visited_20_Internet_20_Link">
<text:span text:style-name="T4">
 Putin </text:span>
</text:a>
At the same time, she stressed that Russia has no legal grounds to claim control over the sovereign territory of Ukraine.</text:p>
      <text:p text:style-name="P4">
"Therefore, we will continue to support Ukraine and the Ukrainian government," the White House representative said.</text:p>
      <text:p text:style-name="P4">
As it was reported, the Russian state media spread information that <text:a xlink:type="simple" xlink:href="https://www.ukrinform.ua/rubric-ato/3697268-roszmi-pisut-so-putin-nibito-vidvidav-hersonsinu-ta-lugansinu.html" text:style-name="Internet_20_link" text:visited-style-name="Visited_20_Internet_20_Link">
</text:a>
The headquarters of the troops at the Kherson Napryamka and the LNR.</text:p>
      <text:p text:style-name="P4">
<text:span text:style-name="T4">
 Read also: </text:span>
 <text:a xlink:type="simple" xlink:href="https://www.ukrinform.ua/rubric-polytics/3697962-stajnmaer-putin-vismiav-cinnosti-ta-zrujnuvav-osnovi-evropejskogo-poradku.html" text:style-name="Internet_20_link" text:visited-style-name="Visited_20_Internet_20_Link">
<text:span text:style-name="T4">
 Putin </text:span>
</text:a>
At the same time, the reliability of the relevant materials raises doubts about experts.</text:p>
      <text:p text:style-name="P4">
Secretary of the National Security and Defense Council of Ukraine Alexey Danilov stated that Russian President Vladimir Putin did not attend the occupied territory of Ukraine, his azamism T <text:a xlink:type="simple" xlink:href="https://www.ukrinform.ua/rubric-ato/3698130-na-okupovanu-teritoriu-ukraini-izdiv-dvijnik-putina-danilov.html" text:style-name="Internet_20_link" text:visited-style-name="Visited_20_Internet_20_Link">
</text:a>
 .</text:p>
      <text:p text:style-name="P4">
News Source: <text:a xlink:type="simple" xlink:href="https://www.ukrinform.ua/rubric-world/3698141-u-rosii-spravi-kepski-bilij-dim-prokomentuvav-vizit-putina-na-okupovani-teritorii-ukraini.html" text:style-name="Internet_20_link" text:visited-style-name="Visited_20_Internet_20_Link">
https://www.ukrinform.ua/rubric-world/3698141-u-rosii-spravi-kepski-bilij-dim-prokomentuvav-vizit-putina-na-okupovani-teritorii-ukraini.html</text:a>
</text:p>
      <!--NEWS-->
      <text:h text:style-name="P10" text:outline-level="1">
<text:span text:style-name="T4">
In Kiev, the exhibition "Temple. Ukrainian self -identification. Part 2 ”</text:span>
</text:h>
      <text:p text:style-name="P4">
Authors: Ukrinform (Person)</text:p>
      <text:p text:style-name="P4">
Publisher: Укринформ (Organization)</text:p>
      <text:p text:style-name="P4">
Published Time: 2023-04-19T21:45:00+03:00</text:p>
      <text:p text:style-name="P4">
Modified Time: 2023-04-19T21:45:00+03:00</text:p>
      <text:p text:style-name="P4">
Description: In the Kyiv City Gallery of Lavra Art, samples of the painting of the Church of the Intercession of the Virgin in the village of Lipivka in Kyiv region were presented, made by artists Anatoliy Krivolap and Igor Stupachenko. - Ukrinform.</text:p>
      <text:p text:style-name="P4">
Images: ["<text:a xlink:type="simple" xlink:href="https://static.ukrinform.com/photos/2023_04/thumb_files/630_360_1681929959-320.jpg" text:style-name="Internet_20_link" text:visited-style-name="Visited_20_Internet_20_Link">
630_360_16819...</text:a>
", "<text:a xlink:type="simple" xlink:href="https://static.ukrinform.com/photos/2023_04/1681929959-267.jpg" text:style-name="Internet_20_link" text:visited-style-name="Visited_20_Internet_20_Link">
1681929959-26...</text:a>
", "<text:a xlink:type="simple" xlink:href="https://static.ukrinform.com/photos/2023_04/1681929759-670.jpg" text:style-name="Internet_20_link" text:visited-style-name="Visited_20_Internet_20_Link">
1681929759-67...</text:a>
", "<text:a xlink:type="simple" xlink:href="https://static.ukrinform.com/photos/2023_04/1681929958-861.jpg" text:style-name="Internet_20_link" text:visited-style-name="Visited_20_Internet_20_Link">
1681929958-86...</text:a>
", "<text:a xlink:type="simple" xlink:href="https://static.ukrinform.com/photos/2023_04/1681929958-429.jpg" text:style-name="Internet_20_link" text:visited-style-name="Visited_20_Internet_20_Link">
1681929958-42...</text:a>
"]</text:p>
      <text:p text:style-name="P4">
Tags: ['Виставка', 'Київська Лавра', 'Київ']</text:p>
      <text:p text:style-name="P4">
Type: Article</text:p>
      <!--METADATA-->
      <text:p text:style-name="P4">
<draw:frame draw:style-name="fr1" draw:name="Image289" text:anchor-type="as-char" svg:width="6.9236in" svg:height="3.956343in" draw:z-index="0">
<draw:image xlink:href="../Images/yкринформ/2023-04-19T21-45-00-03-00/630_360_1681929959-320.jpg" xlink:type="simple" xlink:show="embed" xlink:actuate="onLoad" draw:mime-type="image/jpeg"/>
</draw:frame>
The UKIiv City Gallery of Lavra's Arts presented samples of painting of the Virgin Mary in the village of Lipivka in Kyiv region, made by artists Anatoliimkrivolap and Igor Stupachenko.</text:p>
      <text:p text:style-name="P4">
This was reported by Ukrinform correspondent.</text:p>
      <text:p text:style-name="P4">
“... artists are now making new meanings, perpetuating the tragedy of the times that Ukraine is experiencing. And it is on the example of the Church of the Intercession in the village of Lipivka that we see for example for the tragedy that happened twice. This church was destroyed by the Soviet authorities, avid - shot by the racists, ”said KSCA Deputy Chairman of the KSCA.</text:p>
      <text:p text:style-name="P4">
<draw:frame draw:style-name="fr1" draw:name="Image290" text:anchor-type="as-char" svg:width="6.9236in" svg:height="4.429822in" draw:z-index="0">
<draw:image xlink:href="../Images/yкринформ/2023-04-19T21-45-00-03-00/1681929959-267.jpg" xlink:type="simple" xlink:show="embed" xlink:actuate="onLoad" draw:mime-type="image/jpeg"/>
</draw:frame>
The Gallery will exhibit paintings with Christmas scenes, Assumption of the Child, the Last Judgment, the Laighty of Christ, as well as the image of the Prophets of Iangollov, who will then be transferred to Church in Lipivka. This exhibition is the final part of the Project on the decoration of the Church of the Intercession of the Virgin, which artists have worked on since 2015, since the beginning of its reconstruction. The first part of the exhibition was in 2019.</text:p>
      <text:p text:style-name="P4">
<text:span text:style-name="T4">
 Read also: </text:span>
 <text:a xlink:type="simple" xlink:href="https://www.ukrinform.ua/rubric-culture/3697594-na-vistavci-u-kievi-mozna-pobaciti-zrujnovani-pamatki-mariupola.html" text:style-name="Internet_20_link" text:visited-style-name="Visited_20_Internet_20_Link">
</text:a>
</text:p>
      <text:p text:style-name="P4">
<draw:frame draw:style-name="fr1" draw:name="Image291" text:anchor-type="as-char" svg:width="6.9236in" svg:height="9.231467in" draw:z-index="0">
<draw:image xlink:href="../Images/yкринформ/2023-04-19T21-45-00-03-00/1681929759-670.jpg" xlink:type="simple" xlink:show="embed" xlink:actuate="onLoad" draw:mime-type="image/jpeg"/>
</draw:frame>
“This project lasts the eighth year. I think that in this - the maximum next year - we will finish it. Because today his second half is presented, which factically ends the painting. And in the future there will be other decorations, in particular, the altar. Who will do it - I do not know yet. My task was to make a painting, ”Krivolap said.</text:p>
      <text:p text:style-name="P4">
According to him, the final work on the creation of more than ten meters of work was held in the gallery. The author's technology, according to which the drawing was applied to a special plastic synthetic canvas rather than directly on the walls, allowed to familiarize yourself with the images of the post.</text:p>
      <text:p text:style-name="P4">
<draw:frame draw:style-name="fr1" draw:name="Image292" text:anchor-type="as-char" svg:width="6.9236in" svg:height="3.865677in" draw:z-index="0">
<draw:image xlink:href="../Images/yкринформ/2023-04-19T21-45-00-03-00/1681929958-861.jpg" xlink:type="simple" xlink:show="embed" xlink:actuate="onLoad" draw:mime-type="image/jpeg"/>
</draw:frame>
As the director of the Lavra Gallery and the author of the idea of the exhibition Tatianamironov, a non-standard color solution, used in images, allows you to look at the church interior.</text:p>
      <text:p text:style-name="P4">
<text:span text:style-name="T4">
 Read also: </text:span>
 <text:a xlink:type="simple" xlink:href="https://www.ukrinform.ua/rubric-diaspora/3696940-u-barseloni-vidkrilasa-vistavka-tvoriv-ukrainskogo-hudoznika-oleksia-serbaka.html" text:style-name="Internet_20_link" text:visited-style-name="Visited_20_Internet_20_Link">
<text:span text:style-name="T4">
 exhibitions </text:span>
</text:a>
</text:p>
      <text:p text:style-name="P4">
In turn, Krivolap noted that there are vivid colors in the scenes in the scenes to create a sense of joy in the temple of God.</text:p>
      <text:p text:style-name="P4">
"To go to God, to the church - as on a holiday, not intimidated or treated. I immediately said, I will do the painting yes, I will imagine, ”he said.</text:p>
      <text:p text:style-name="P4">
<draw:frame draw:style-name="fr1" draw:name="Image293" text:anchor-type="as-char" svg:width="6.9236in" svg:height="4.519572in" draw:z-index="0">
<draw:image xlink:href="../Images/yкринформ/2023-04-19T21-45-00-03-00/1681929958-429.jpg" xlink:type="simple" xlink:show="embed" xlink:actuate="onLoad" draw:mime-type="image/jpeg"/>
</draw:frame>
As it was reported, in the village of Lipivka, the Makariv district of Kyiv region, the departments of the Pokrovsky Church, destroyed in Soviet times, was built a temple with the same dedication on the initiative of the film director and philanthropist Bogdanabatrukh.</text:p>
      <text:p text:style-name="P4">
Photo: KSCA,</text:p>
      <text:p text:style-name="P4">
Iurii Komelkov Facebook</text:p>
      <text:p text:style-name="P4">
News Source: <text:a xlink:type="simple" xlink:href="https://www.ukrinform.ua/rubric-kyiv/3698143-u-kievi-vidkrili-vistavku-hram-ukrainska-samoidentifikacia-castina-2.html" text:style-name="Internet_20_link" text:visited-style-name="Visited_20_Internet_20_Link">
https://www.ukrinform.ua/rubric-kyiv/3698143-u-kievi-vidkrili-vistavku-hram-ukrainska-samoidentifikacia-castina-2.html</text:a>
</text:p>
      <!--NEWS-->
      <text:h text:style-name="P10" text:outline-level="1">
<text:span text:style-name="T4">
The Russians fired at artillery and mortars for a day five border communities of Sumy region</text:span>
</text:h>
      <text:p text:style-name="P4">
Authors: Ukrinform (Person)</text:p>
      <text:p text:style-name="P4">
Publisher: Укринформ (Organization)</text:p>
      <text:p text:style-name="P4">
Published Time: 2023-04-19T21:54:00+03:00</text:p>
      <text:p text:style-name="P4">
Modified Time: 2023-04-19T21:54:00+03:00</text:p>
      <text:p text:style-name="P4">
Description: Russian servicemen fired on five communities of Sumy region on Wednesday. - Ukrinform.</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Російські військові', 'Війна з росією']</text:p>
      <text:p text:style-name="P4">
Type: Article</text:p>
      <!--METADATA-->
      <text:p text:style-name="P4">
<draw:frame draw:style-name="fr1" draw:name="Image294" text:anchor-type="as-char" svg:width="6.9236in" svg:height="3.956343in" draw:z-index="0">
<draw:image xlink:href="../Images/yкринформ/2023-04-19T21-54-00-03-00/630_360_1487747482-1856.jpg" xlink:type="simple" xlink:show="embed" xlink:actuate="onLoad" draw:mime-type="image/jpeg"/>
</draw:frame>
Russian servicemen fired on five communities of Sumy region on Wednesday.</text:p>
      <text:p text:style-name="P4">
According to Ukrinform, the Sumy Regional Military Administration reports in <text:a xlink:type="simple" xlink:href="https://t.me/Sumy_news_ODA/15517" text:style-name="Internet_20_link" text:visited-style-name="Visited_20_Internet_20_Link">
</text:a>
.</text:p>
      <text:p text:style-name="P4">
“Протягом дня росіяни здійснили <text:a xlink:type="simple" xlink:href="https://www.ukrinform.ua/tag-obstril" text:style-name="Internet_20_link" text:visited-style-name="Visited_20_Internet_20_Link">
 </text:a>
border communities - Yunakovskaya, Belopilsk, Shaliginsk, Novoslobid, Khotinskaya. 52 "arrivals" were recorded from mortars, artillery, grenade launchers, ”the message reads.</text:p>
      <text:p text:style-name="P4">
In the Yunak community, the Russians released seven shells from self -propelled artillery installations.</text:p>
      <text:p text:style-name="P4">
<text:span text:style-name="T4">
 Read also: </text:span>
 <text:a xlink:type="simple" xlink:href="https://www.ukrinform.ua/rubric-ato/3698111-rosiani-obstrilali-dva-rajoni-na-dnipropetrovsini-z-vazkoi-artilerii-ta-rszv.html" text:style-name="Internet_20_link" text:visited-style-name="Visited_20_Internet_20_Link">
<text:span text:style-name="T4">
 firing </text:span>
</text:a>
The Russians fired at automatic grenade launchers by the Belopil community, 20 hits were recorded. Also, the enemy fired this community from mortars, releasing 12 mines and artillery - one hit.</text:p>
      <text:p text:style-name="P4">
The enemy fired the enemy from a mortar, releasing two mines.</text:p>
      <text:p text:style-name="P4">
On the outskirts of one of the villages of the Schaligin community, the enemy beat the mortar, releasing five minutes.</text:p>
      <text:p text:style-name="P4">
The Russians also dropped five mines into the Novoslobid community.</text:p>
      <text:p text:style-name="P4">
<text:span text:style-name="T4">
 Read also: </text:span>
 <text:a xlink:type="simple" xlink:href="https://www.ukrinform.ua/rubric-ato/3698019-rosiani-vdarili-aviabombou-po-civilnomu-sektoru-v-orihovi.html" text:style-name="Internet_20_link" text:visited-style-name="Visited_20_Internet_20_Link">
</text:a>
The Sumy Ova added that according to the military, no formation of the formation of elaborate offensive groups near the state border.</text:p>
      <text:p text:style-name="P4">
As reported by Ukrinform, Russian troops on Tuesday, April 18, <text:a xlink:type="simple" xlink:href="https://www.ukrinform.ua/rubric-ato/3697664-rosiani-protagom-dobi-obstrilali-sist-gromad-sumsini.html" text:style-name="Internet_20_link" text:visited-style-name="Visited_20_Internet_20_Link">
</text:a>
 Сумської області.</text:p>
      <text:p text:style-name="P4">
News Source: <text:a xlink:type="simple" xlink:href="https://www.ukrinform.ua/rubric-ato/3698145-rosiani-za-den-obstrilali-z-artilerii-ta-minometiv-pat-prikordonnih-gromad-sumsini.html" text:style-name="Internet_20_link" text:visited-style-name="Visited_20_Internet_20_Link">
https://www.ukrinform.ua/rubric-ato/3698145-rosiani-za-den-obstrilali-z-artilerii-ta-minometiv-pat-prikordonnih-gromad-sumsini.html</text:a>
</text:p>
      <!--NEWS-->
      <text:h text:style-name="P10" text:outline-level="1">
<text:span text:style-name="T4">
The Czech Republic is ready to assist Ukraine in recovery and in preparation for NATO -Pavel membership</text:span>
</text:h>
      <text:p text:style-name="P4">
Authors: Ukrinform (Person)</text:p>
      <text:p text:style-name="P4">
Publisher: Укринформ (Organization)</text:p>
      <text:p text:style-name="P4">
Published Time: 2023-04-19T22:08:00+03:00</text:p>
      <text:p text:style-name="P4">
Modified Time: 2023-04-19T22:08:00+03:00</text:p>
      <text:p text:style-name="P4">
Description: Allies support Ukraine in the desire to join NATO, but will be able to think about the timing of such a step in a practical plane only after the end of the war, when Ukraine will be able to restore its economy and armed forces. - Ukrinform.</text:p>
      <text:p text:style-name="P4">
Images: ["<text:a xlink:type="simple" xlink:href="https://static.ukrinform.com/photos/2023_02/thumb_files/630_360_1677231665-289.jpeg" text:style-name="Internet_20_link" text:visited-style-name="Visited_20_Internet_20_Link">
630_360_16772...</text:a>
"]</text:p>
      <text:p text:style-name="P4">
Tags: ['Чехія', 'НАТО', 'Петр Павел']</text:p>
      <text:p text:style-name="P4">
Type: Article</text:p>
      <!--METADATA-->
      <text:p text:style-name="P4">
<draw:frame draw:style-name="fr1" draw:name="Image295" text:anchor-type="as-char" svg:width="6.9236in" svg:height="3.956343in" draw:z-index="0">
<draw:image xlink:href="../Images/yкринформ/2023-04-19T22-08-00-03-00/630_360_1677231665-289.jpeg" xlink:type="simple" xlink:show="embed" xlink:actuate="onLoad" draw:mime-type="image/jpeg"/>
</draw:frame>
Allies allies support Ukraine in the desire to join NATO, but will be able to think about the timing of such a step in a practical plane only after the end of the completion, when Ukraine will be able to restore its economy and armed forces.</text:p>
      <text:p text:style-name="P4">
This was stated in Brussels during a joint press conference with the General Secretary -General President of the Czech Republic, Peter Pavel, correspondenttukinform reports.</text:p>
      <text:p text:style-name="P4">
“In terms of Ukraine and its potential membership. First, there are no changes in the views and promises made in Bucharest. Both Ukrainians - Ukraine and Georgia - were then told that they would become NATO members. It is very difficult to talk about specific membership dates when Ukraine is in war. So at first the war should end, and then we can start thinking about potential dates, ”said the head of the Czech Republic.</text:p>
      <text:p text:style-name="P4">
<text:span text:style-name="T4">
 Read also: </text:span>
 <text:a xlink:type="simple" xlink:href="https://www.ukrinform.ua/rubric-world/3698137-putinu-ne-vdastsa-perecekati-ukrainskij-sprotiv-stoltenberg.html" text:style-name="Internet_20_link" text:visited-style-name="Visited_20_Internet_20_Link">
</text:a>
He noted that even when the war is completed, Ukraine needs much and effort to restore its economy and its armed forces.</text:p>
      <text:p text:style-name="P4">
“Ukraine has to become a stable country again. It will take time and a very multi -maker, a lot of effort. I understand that we are ready to provide Ukrainian support support, including assistance in the restoration and preparation of domestic membership in NATO, ”Pavel added.</text:p>
      <text:p text:style-name="P4">
It was reported that during the NATO Bucharest Summit in 2008, the Allies of Poalians recorded the obligation that Ukraine and Georgia would be NATO members. NATO officials and leaders of the Member States constantly announced this obligation and that NATO, as well as NATO, as well as NATO Earlier, the open door policy adheres to.</text:p>
      <text:p text:style-name="P4">
<text:span text:style-name="T4">
 Read also: </text:span>
 <text:a xlink:type="simple" xlink:href="https://www.ukrinform.ua/rubric-polytics/3696369-zelenskij-obgovoriv-z-makronom-pidgotovku-do-vilnuskogo-samitu-nato.html" text:style-name="Internet_20_link" text:visited-style-name="Visited_20_Internet_20_Link">
<text:span text:style-name="T4">
 NATO </text:span>
</text:a>
Since the beginning of the Russian invasion of Ukraine in February last year, the NATO Takraine-Union on the Alliance provides Ukraine with significant political, financial, humanitarian and military assistance. At the same time, military assistance includes modern weapons, including tanks, armored personnel carriers and combat vehicles, remedy defense, anti -tank means, other military and protective equipment, as well as ammunition. Such assistance allows Ukraine to exercise the right to self -defense, according to the UN Charter.</text:p>
      <text:p text:style-name="P4">
Photo: Twitter</text:p>
      <text:p text:style-name="P4">
News Source: <text:a xlink:type="simple" xlink:href="https://www.ukrinform.ua/rubric-polytics/3698147-cehia-gotova-nadati-ukraini-dopomogu-pri-vidnovlenni-ta-u-pidgotovci-do-clenstva-v-nato-pavel.html" text:style-name="Internet_20_link" text:visited-style-name="Visited_20_Internet_20_Link">
https://www.ukrinform.ua/rubric-polytics/3698147-cehia-gotova-nadati-ukraini-dopomogu-pri-vidnovlenni-ta-u-pidgotovci-do-clenstva-v-nato-pavel.html</text:a>
</text:p>
      <!--NEWS-->
      <text:h text:style-name="P10" text:outline-level="1">
<text:span text:style-name="T4">
The issue of importing Ukrainian grain is not a testimony of "fatigue" from Ukraine - Stoltenberg</text:span>
</text:h>
      <text:p text:style-name="P4">
Authors: Ukrinform (Person)</text:p>
      <text:p text:style-name="P4">
Publisher: Укринформ (Organization)</text:p>
      <text:p text:style-name="P4">
Published Time: 2023-04-19T22:19:58+03:00</text:p>
      <text:p text:style-name="P4">
Modified Time: 2023-04-19T22:19:58+03:00</text:p>
      <text:p text:style-name="P4">
Description: The issue of suspension of Ukrainian grain imports by its European neighbors should be constructively resolved at the EU level, but it in no way indicates a "fatigue" by the West or NATO Member States from Solidarity with Ukraine. - Ukrinform.</text:p>
      <text:p text:style-name="P4">
Images: ["<text:a xlink:type="simple" xlink:href="https://static.ukrinform.com/photos/2021_08/thumb_files/630_360_1630432633-166.jpg" text:style-name="Internet_20_link" text:visited-style-name="Visited_20_Internet_20_Link">
630_360_16304...</text:a>
"]</text:p>
      <text:p text:style-name="P4">
Tags: ['Євросоюз', 'Імпорт', 'НАТО', 'Столтенберг', 'Україна', 'Зерно']</text:p>
      <text:p text:style-name="P4">
Type: Article</text:p>
      <!--METADATA-->
      <text:p text:style-name="P4">
<draw:frame draw:style-name="fr1" draw:name="Image296" text:anchor-type="as-char" svg:width="6.9236in" svg:height="3.956343in" draw:z-index="0">
<draw:image xlink:href="../Images/yкринформ/2023-04-19T22-19-58-03-00/630_360_1630432633-166.jpg" xlink:type="simple" xlink:show="embed" xlink:actuate="onLoad" draw:mime-type="image/jpeg"/>
</draw:frame>
The issue of suspension of imports of Ukrainian grain by its European neighbors should be resolved at the EU level, but it in no way testifies to the "fatigue" by the event or from NATO member states from Ukraine.</text:p>
      <text:p text:style-name="P4">
This was announced on Wednesday in Brussels during a joint press conference with the Presidential Republic, Peter Pavel Pavel, NATO Secretary General Yinstoltenberg, Ukrinform correspondent reports.</text:p>
      <text:p text:style-name="P4">
“European and North American allies(NATO)But partnerships were severe economic sanctions against Russia. Undoubtedly, we saw some of the allies of the allies due to the fact that food and grain had to be conquered not through the Blackore but land, the territory of European allies on NATO. But this is not a natable. This was discussed in the European Union and in some European countries, ”he said <text:a xlink:type="simple" xlink:href="https://www.ukrinform.ua/tag-stoltenberg" text:style-name="Internet_20_link" text:visited-style-name="Visited_20_Internet_20_Link">
</text:a>
.</text:p>
      <text:p text:style-name="P4">
He expressed his belief that ways to solve such calls would be found, since Ukraine's support in Europe will remain at a very high -communicate one. When a sovereign and independent European country resists the brutal war on the part of another country, it is moral to support the country to be against aggression.</text:p>
      <text:p text:style-name="P4">
<text:span text:style-name="T4">
 Read also: </text:span>
 <text:a xlink:type="simple" xlink:href="https://www.ukrinform.ua/rubric-economy/3698102-ukraina-ta-bolgaria-obgovorili-mozlivosti-virisenna-zernovogo-pitanna.html" text:style-name="Internet_20_link" text:visited-style-name="Visited_20_Internet_20_Link">
<text:span text:style-name="T4">
 grain </text:span>
</text:a>
"First. What we see in Europe and North America, all over the whole, is a great support for Ukraine, the unprecedented level of military, financial and economic assistance. In general, NATO allies provided € 150 million euros of economic assistance for Ukraine, of which about € 65 billion is in military assistance, ”Yens Stoltenberg said.</text:p>
      <text:p text:style-name="P4">
The second factor, he said, is that Ukraine's support corresponds to NATO Allies. If President Putin wins, it will make it more dangerous, send him and other authoritarian leaders of the message that they can achieve what they want with the help of strength.</text:p>
      <text:p text:style-name="P4">
“Third. I really believe that people care. When Europeans and people all over the whole, in North America and the whole world see my peacekeeping, how women rape women and kidnap children, forcibly take away their forcibans - then they really care about it, ”Jens Stoltenberg added.He noted that the "grain" problem should find its solution, but it is not aware of any lack of will and the readiness of the Allies to continue supporting Ukraine.</text:p>
      <text:p text:style-name="P4">
As it was reported, since the beginning of the Russian invasion of Ukraine in February, NATO and the Alliance provides Ukraine with significant political, financial, humanitarian and military assistance. In this case, the warrior includes modern weapons, including tanks, armored personnel carriers and combat vehicles, air defense, anti -tank means, other military barrier equipment, as well as ammunition. Such assistance allows the Ukrainian to be able to use their own right to self -defense, according to the UN Charter.</text:p>
      <text:p text:style-name="P4">
News Source: <text:a xlink:type="simple" xlink:href="https://www.ukrinform.ua/rubric-world/3698148-pitanna-sodo-importu-ukrainskogo-zerna-ne-e-svidcennam-vtomi-vid-ukraini-stoltenberg.html" text:style-name="Internet_20_link" text:visited-style-name="Visited_20_Internet_20_Link">
https://www.ukrinform.ua/rubric-world/3698148-pitanna-sodo-importu-ukrainskogo-zerna-ne-e-svidcennam-vtomi-vid-ukraini-stoltenberg.html</text:a>
</text:p>
      <!--NEWS-->
      <text:h text:style-name="P10" text:outline-level="1">
<text:span text:style-name="T4">
The first group of displaced persons arrived</text:span>
</text:h>
      <text:p text:style-name="P4">
Authors: Ukrinform (Person)</text:p>
      <text:p text:style-name="P4">
Publisher: Укринформ (Organization)</text:p>
      <text:p text:style-name="P4">
Published Time: 2023-04-19T22:20:02+03:00</text:p>
      <text:p text:style-name="P4">
Modified Time: 2023-04-19T22:20:02+03:00</text:p>
      <text:p text:style-name="P4">
Description: The first group of internally displaced persons arrived with an evacuation train from the frontline to Zhytomyr region - Ukrinform.</text:p>
      <text:p text:style-name="P4">
Images: ["<text:a xlink:type="simple" xlink:href="https://static.ukrinform.com/photos/2023_04/thumb_files/630_360_1681931888-236.jpg" text:style-name="Internet_20_link" text:visited-style-name="Visited_20_Internet_20_Link">
630_360_16819...</text:a>
", "<text:a xlink:type="simple" xlink:href="https://static.ukrinform.com/photos/2023_04/1681931888-864.jpg" text:style-name="Internet_20_link" text:visited-style-name="Visited_20_Internet_20_Link">
1681931888-86...</text:a>
"]</text:p>
      <text:p text:style-name="P4">
Tags: ['Переселенці', 'Укрзалізниця', 'Житомирщина']</text:p>
      <text:p text:style-name="P4">
Type: Article</text:p>
      <!--METADATA-->
      <text:p text:style-name="P4">
<draw:frame draw:style-name="fr1" draw:name="Image297" text:anchor-type="as-char" svg:width="6.9236in" svg:height="3.956343in" draw:z-index="0">
<draw:image xlink:href="../Images/yкринформ/2023-04-19T22-20-02-03-00/630_360_1681931888-236.jpg" xlink:type="simple" xlink:show="embed" xlink:actuate="onLoad" draw:mime-type="image/jpeg"/>
</draw:frame>
The first group of internally displaced persons arrived</text:p>
      <text:p text:style-name="P4">
As Ukrinform reports, about it in <text:a xlink:type="simple" xlink:href="https://t.me/UkrzalInfo/4331" text:style-name="Internet_20_link" text:visited-style-name="Visited_20_Internet_20_Link">
</text:a>
The press service of Ukrzaliznytsia reports.</text:p>
      <text:p text:style-name="P4">
"Evacuation flights from the regions close to the war zone are ongoing - the 19th first group of internally displaced persons arrived with an evacuation train of the Zhytomyr region, where the community has already taken care of the most convenient and comfortable conditions for displaced persons," the statement said.</text:p>
      <text:p text:style-name="P4">
<text:span text:style-name="T4">
 Read also: </text:span>
 <text:a xlink:type="simple" xlink:href="https://www.ukrinform.ua/rubric-society/3698090-nimeccina-nadast-ukraini-se-112-miljoniv-na-zitlo-dla-pereselenciv.html" text:style-name="Internet_20_link" text:visited-style-name="Visited_20_Internet_20_Link">
<text:span text:style-name="T4">
 Capricorn </text:span>
</text:a>
It is noted that as well as in Lviv, Cherkasy region, Kirovograd and Khmelnytskyi, the point of registration of IDPs, the outbound of the branch of Ukrposhta for receiving state cash payments was deployed, and all the family is provided with hot food and humanitarian assistance.</text:p>
      <text:p text:style-name="P4">
<draw:frame draw:style-name="fr1" draw:name="Image298" text:anchor-type="as-char" svg:width="6.9236in" svg:height="4.622144in" draw:z-index="0">
<draw:image xlink:href="../Images/yкринформ/2023-04-19T22-20-02-03-00/1681931888-864.jpg" xlink:type="simple" xlink:show="embed" xlink:actuate="onLoad" draw:mime-type="image/jpeg"/>
</draw:frame>
In this case, it is a mandatory evacuation of families who live directly in the war zone: today's flight has delivered both large -scale and persons with disabilities.</text:p>
      <text:p text:style-name="P4">
<text:span text:style-name="T4">
 Read also: </text:span>
 <text:a xlink:type="simple" xlink:href="https://www.ukrinform.ua/rubric-society/3697554-urad-stvoriv-koordinacijnij-stab-z-pitan-realizacii-prav-pereselenciv.html" text:style-name="Internet_20_link" text:visited-style-name="Visited_20_Internet_20_Link">
<text:span text:style-name="T4">
 relocated </text:span>
</text:a>
In Ukrzaliznytsia, it is now noted that evacuation wagons regularly run Zaprovskaya, Zaporozhye and Kherson and will continue to run as much as it is necessary.</text:p>
      <text:p text:style-name="P4">
As reported, more than 22,000 people, mostly low -mobility and families with children, have been evacuated from the beginning of the year by Ukrzaliznytsia.</text:p>
      <text:p text:style-name="P4">
News Source: <text:a xlink:type="simple" xlink:href="https://www.ukrinform.ua/rubric-regions/3698149-persa-grupa-pereselenciv-pribula-evakuacijnim-potagom-z-prifrontovoi-zoni-na-zitomirsinu.html" text:style-name="Internet_20_link" text:visited-style-name="Visited_20_Internet_20_Link">
https://www.ukrinform.ua/rubric-regions/3698149-persa-grupa-pereselenciv-pribula-evakuacijnim-potagom-z-prifrontovoi-zoni-na-zitomirsinu.html</text:a>
</text:p>
      <!--NEWS-->
      <text:h text:style-name="P10" text:outline-level="1">
<text:span text:style-name="T4">
In the sky over Kiev, outbreaks were noticed, the air target was recorded in the Kyiv region</text:span>
</text:h>
      <text:p text:style-name="P4">
Authors: Ukrinform (Person)</text:p>
      <text:p text:style-name="P4">
Publisher: Укринформ (Organization)</text:p>
      <text:p text:style-name="P4">
Published Time: 2023-04-19T22:28:00+03:00</text:p>
      <text:p text:style-name="P4">
Modified Time: 2023-04-19T22:28:00+03:00</text:p>
      <text:p text:style-name="P4">
Description: In the sky over Kiev, outbreaks were noticed, and at the same time a air target was recorded over the Kyiv regi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Війна з росією', 'Повітряна тривога', 'ППО']</text:p>
      <text:p text:style-name="P4">
Type: Article</text:p>
      <!--METADATA-->
      <text:p text:style-name="P4">
<draw:frame draw:style-name="fr1" draw:name="Image299" text:anchor-type="as-char" svg:width="6.9236in" svg:height="3.956343in" draw:z-index="0">
<draw:image xlink:href="../Images/yкринформ/2023-04-19T22-28-00-03-00/630_360_1538997483-946.jpg" xlink:type="simple" xlink:show="embed" xlink:actuate="onLoad" draw:mime-type="image/jpeg"/>
</draw:frame>
In the sky, Nadokiev noticed outbreaks, while at the Kyiv region recorded an air target.</text:p>
      <text:p text:style-name="P4">
This is reported <text:a xlink:type="simple" xlink:href="https://t.me/kievreal1/39441" text:style-name="Internet_20_link" text:visited-style-name="Visited_20_Internet_20_Link">
</text:a>
, reports Ukrinform.</text:p>
      <text:p text:style-name="P4">
At the same time, the Kiev Ova <text:a xlink:type="simple" xlink:href="https://t.me/kyivoda/9350" text:style-name="Internet_20_link" text:visited-style-name="Visited_20_Internet_20_Link">
</text:a>
who found an air target in the sky over the Kyiv region.</text:p>
      <text:p text:style-name="P4">
"In the sky, they found an air target. The air defense forces were ready," the testimony reads.</text:p>
      <text:p text:style-name="P4">
<text:span text:style-name="T4">
 Read also: </text:span>
 <text:a xlink:type="simple" xlink:href="https://www.ukrinform.ua/rubric-ato/3698145-rosiani-za-den-obstrilali-z-artilerii-ta-minometiv-pat-prikordonnih-gromad-sumsini.html" text:style-name="Internet_20_link" text:visited-style-name="Visited_20_Internet_20_Link">
<text:span text:style-name="T4">
 firing </text:span>
</text:a>
Currently in Kyiv, in Kyiv region, in Sumy, Dnipropetrovsk, Zaporizhia, Kharkiv, Lugansk, Donetsk region and Crimea ARC have been declared <text:a xlink:type="simple" xlink:href="https://www.ukrinform.ua/tag-povitrana-trivoga" text:style-name="Internet_20_link" text:visited-style-name="Visited_20_Internet_20_Link">
</text:a>
 .</text:p>
      <text:p text:style-name="P4">
News Source: <text:a xlink:type="simple" xlink:href="https://www.ukrinform.ua/rubric-ato/3698152-u-nebi-nad-kievom-pomitili-spalahi-na-kiivsini-zafiksuvali-povitranu-cil.html" text:style-name="Internet_20_link" text:visited-style-name="Visited_20_Internet_20_Link">
https://www.ukrinform.ua/rubric-ato/3698152-u-nebi-nad-kievom-pomitili-spalahi-na-kiivsini-zafiksuvali-povitranu-cil.html</text:a>
</text:p>
      <!--NEWS-->
      <text:h text:style-name="P10" text:outline-level="1">
<text:span text:style-name="T4">
Russia loses every month on the battlefield of almost 150 tanks of all types - CSIS study</text:span>
</text:h>
      <text:p text:style-name="P4">
Authors: Ukrinform (Person)</text:p>
      <text:p text:style-name="P4">
Publisher: Укринформ (Organization)</text:p>
      <text:p text:style-name="P4">
Published Time: 2023-04-19T22:30:00+03:00</text:p>
      <text:p text:style-name="P4">
Modified Time: 2023-04-19T22:30:00+03:00</text:p>
      <text:p text:style-name="P4">
Description: The losses on the battlefield and Western sanctions have led to the decline of the Russian army, but Moscow will still have enough fire power to continue the war in Ukraine. In particular, the Russian Federation loses up to 150 tanks in Ukraine. - Ukrinform.</text:p>
      <text:p text:style-name="P4">
Images: ["<text:a xlink:type="simple" xlink:href="https://static.ukrinform.com/photos/2022_09/thumb_files/630_360_1663388386-448.jpg" text:style-name="Internet_20_link" text:visited-style-name="Visited_20_Internet_20_Link">
630_360_16633...</text:a>
"]</text:p>
      <text:p text:style-name="P4">
Tags: ['Москва', 'Танк', 'Війна з росією']</text:p>
      <text:p text:style-name="P4">
Type: Article</text:p>
      <!--METADATA-->
      <text:p text:style-name="P4">
<draw:frame draw:style-name="fr1" draw:name="Image300" text:anchor-type="as-char" svg:width="6.9236in" svg:height="3.956343in" draw:z-index="0">
<draw:image xlink:href="../Images/yкринформ/2023-04-19T22-30-00-03-00/630_360_1663388386-448.jpg" xlink:type="simple" xlink:show="embed" xlink:actuate="onLoad" draw:mime-type="image/jpeg"/>
</draw:frame>
The losses of Napoli battle and Western sanctions have led to the decline of the Russian army, but Moscowdse will still have enough fire power to continue the war in Ukraine. In addition, the Russian Federation is losing up to 150 tanks in Ukraine on a monthly basis.</text:p>
      <text:p text:style-name="P4">
According to Ukrinform, this is stated in the report of the Center of Strategic and International Research(CSIS), informs <text:a xlink:type="simple" xlink:href="https://edition.cnn.com/2023/04/19/europe/russia-weapons-production-report-intl-hnk-ml/index.html" text:style-name="Internet_20_link" text:visited-style-name="Visited_20_Internet_20_Link">
</text:a>
.</text:p>
      <text:p text:style-name="P4">
It is noted that the Russian Federation has lost almost 10 thousand units of basic military equipment - tanks, trucks, artillery units, drones.</text:p>
      <text:p text:style-name="P4">
<text:span text:style-name="T4">
 Read also: </text:span>
 <text:a xlink:type="simple" xlink:href="https://www.ukrinform.ua/rubric-ato/3698084-prikordonniki-vidbili-ataku-rosijskih-sturmovikiv-u-bahmuti.html" text:style-name="Internet_20_link" text:visited-style-name="Visited_20_Internet_20_Link">
</text:a>
At the same time, it is noted that Russia is reconstrualing old stocks of the Cold.</text:p>
      <text:p text:style-name="P4">
In particular, Moscow lost up to 3.5 thousand tanks per year of the war, with about 500 units of a modernized T-72B3 tank, first staged by the Armed Forces of the Russian Federation in 2013.</text:p>
      <text:p text:style-name="P4">
The T-55 tanks, put into operation in 1948, appear on the battlefield.</text:p>
      <text:p text:style-name="P4">
Russia faces the problem of production of new tanks.</text:p>
      <text:p text:style-name="P4">
<text:span text:style-name="T4">
 Read also: </text:span>
 <text:a xlink:type="simple" xlink:href="https://www.ukrinform.ua/rubric-ato/3697951-bahmut-dla-rosii-vze-stav-odnieu-z-najdorozcih-operacij-malar.html" text:style-name="Internet_20_link" text:visited-style-name="Visited_20_Internet_20_Link">
</text:a>
Uralvagonzavod tank plant can produce about 20 tanks a month. But Russia is losing an average of almost 150 tanks of all types in Ukraine on an monthly report.</text:p>
      <text:p text:style-name="P4">
As for optical systems, Russia relied on French imports.</text:p>
      <text:p text:style-name="P4">
Through sanctions, it is forced to install old, less perfect sights even their most up -to -date tanks, which leads to loss of accuracy and long -standing up to two kilometers.</text:p>
      <text:p text:style-name="P4">
In the case of high quality ball bearing, "critical for the production of any type of movable vehicle", 55% of pre-war volumes from Europe and North America came to Russia.</text:p>
      <text:p text:style-name="P4">
<text:span text:style-name="T4">
 Read also: </text:span>
 <text:a xlink:type="simple" xlink:href="https://www.ukrinform.ua/rubric-ato/3697253-zsu-vidbili-ponad-70-atak-voroga-na-cotiroh-napramkah.html" text:style-name="Internet_20_link" text:visited-style-name="Visited_20_Internet_20_Link">
</text:a>
"Moscow is under pressure from the need to adapt, often referring to reliable and more expensive suppliers and routes of deliveries, imports of lower disposal, or trying to reproduce the western components within the country. This is probably inhibiting the pace and quality of Russian defense production," is in the report.At the same time, the authors of the report warn that Ukraine and its Western partners are uncommon to expect these problems with supply will quickly stop the fighting.</text:p>
      <text:p text:style-name="P4">
"Sanctions and export control are not a silver ball that will force the Russia to suppress the war," they said. Russia still retains numerical advantage of Ukraine as it has large reserves.</text:p>
      <text:p text:style-name="P4">
<text:span text:style-name="T4">
 Read also: </text:span>
 <text:a xlink:type="simple" xlink:href="https://www.ukrinform.ua/rubric-ato/3696941-u-gur-poperedzaut-vijna-prijsla-do-koznogo-budinku-piddanih-putina-bezpecnih-misc-nemae.html" text:style-name="Internet_20_link" text:visited-style-name="Visited_20_Internet_20_Link">
<text:span text:style-name="T4">
 war </text:span>
</text:a>
It is estimated that as of February 2023, the total number of aircraft was 13-15 times greater than in Kiev. Russia has 7-8 times more tanks and 4 times more combat armored vehicles, Ai Navy is 12-16 times larger than Ukrainian.</text:p>
      <text:p text:style-name="P4">
In order to compensate for the Russian numerical advantage, it is vital that Western countries continue to supply technologically advanced weapons to Ukraine, CSIS emphasizes.</text:p>
      <text:p text:style-name="P4">
Photo: General Staff of the Armed Forces</text:p>
      <text:p text:style-name="P4">
News Source: <text:a xlink:type="simple" xlink:href="https://www.ukrinform.ua/rubric-ato/3698091-rosia-somisaca-vtracae-na-poli-bou-majze-150-tankiv-usih-tipiv-doslidzenna-csis.html" text:style-name="Internet_20_link" text:visited-style-name="Visited_20_Internet_20_Link">
https://www.ukrinform.ua/rubric-ato/3698091-rosia-somisaca-vtracae-na-poli-bou-majze-150-tankiv-usih-tipiv-doslidzenna-csis.html</text:a>
</text:p>
      <!--NEWS-->
      <text:h text:style-name="P10" text:outline-level="1">
<text:span text:style-name="T4">
In Kherson region more than 60 cases of rapes of Russian soldiers have been documented</text:span>
</text:h>
      <text:p text:style-name="P4">
Authors: Ukrinform (Person)</text:p>
      <text:p text:style-name="P4">
Publisher: Укринформ (Organization)</text:p>
      <text:p text:style-name="P4">
Published Time: 2023-04-19T22:38:46+03:00</text:p>
      <text:p text:style-name="P4">
Modified Time: 2023-04-19T22:38:46+03:00</text:p>
      <text:p text:style-name="P4">
Description: In the Kherson region more than 60 cases of rape were documented, sexual abuse was used as political and military tactics of Russian force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Воєнні злочини', 'Офіс генпрокурора', 'Андрій Костін', 'Війна з росією']</text:p>
      <text:p text:style-name="P4">
Type: Article</text:p>
      <!--METADATA-->
      <text:p text:style-name="P4">
<draw:frame draw:style-name="fr1" draw:name="Image301" text:anchor-type="as-char" svg:width="6.9236in" svg:height="3.956343in" draw:z-index="0">
<draw:image xlink:href="../Images/yкринформ/2023-04-19T22-38-46-03-00/630_360_1668461240-442.jpg" xlink:type="simple" xlink:show="embed" xlink:actuate="onLoad" draw:mime-type="image/jpeg"/>
</draw:frame>
The Uherson region has documented more than 60 rape cases, and sexual disaster was used as political and military tactics of the Russian forces.</text:p>
      <text:p text:style-name="P4">
According to Ukrinform, Prosecutor General Andriy Kostin stated this during the Consignment Committee on Foreign Affairs of the United States Congress representatives, OGP reports.</text:p>
      <text:p text:style-name="P4">
“In Kherson, as in other cities, sexual violence also used political and military tactics of Russian forces. This was done to deprive and break the resistance of the civilian population. We have documented 60 cases of rape in the region, ”he said.</text:p>
      <text:p text:style-name="P4">
<text:span text:style-name="T4">
 Read also: </text:span>
 <text:a xlink:type="simple" xlink:href="https://www.ukrinform.ua/rubric-ato/3698096-kostin-u-kongresi-ssa-mi-maemo-dokazi-finansuvanna-kativen-v-ukraini-specsluzbami-rosii.html" text:style-name="Internet_20_link" text:visited-style-name="Visited_20_Internet_20_Link">
<text:span text:style-name="T4">
 Kostin </text:span>
</text:a>
He reported that the investigation into the fact of violent deprivation, constant rape and humiliation of the dignity of a resident of the Kherson region for 4 months.</text:p>
      <text:p text:style-name="P4">
The Russian serviceman penetrated the victim's house, was tamper time and, along with rape, threatened the physical violence of the victim of her 9-year-old son.</text:p>
      <text:p text:style-name="P4">
Law enforcement officers are also investigating the rape of minors. In one sheet of the Kherson region, the invaded soldier stole a minor arousal in the presence of his mother and grandmother and raped her.</text:p>
      <text:p text:style-name="P4">
<text:span text:style-name="T4">
 Read also: </text:span>
 <text:a xlink:type="simple" xlink:href="https://www.ukrinform.ua/rubric-polytics/3697972-kostin-u-ssa-spectribunal-sodo-agresii-rf-mae-buti-stvorenij-na-bazi-rezolucii-genasamblei-oon.html" text:style-name="Internet_20_link" text:visited-style-name="Visited_20_Internet_20_Link">
<text:span text:style-name="T4">
 Kostin </text:span>
</text:a>
Law enforcement officers also observe the trend on rapes, torture of articular claims for members of families of military personnel of armed force.</text:p>
      <text:p text:style-name="P4">
He emphasized that one of the most horrific crimes committed by Russia is a forced movement. “We see every day that from part of the Kherson region, which is under Russian occupation, the occupying administration performed forced resettlement of residents, including children, to other temporarily and in the Russian Federation. This is a continuation of the strategy of separating Ukrainians, and especially children, with their parents and families for their own rapid assimilation in Russian society. Russia is even simplified by citizenship for forced displaced children, ”he added.As reported by Ukrinform, as of April 19, the Prosecutor General's Office of Ukraine has already registered about 80,000 military crimes committed by Russian and this number is growing rapidly, especially after the release of temporarily seized territories.</text:p>
      <text:p text:style-name="P4">
News Source: <text:a xlink:type="simple" xlink:href="https://www.ukrinform.ua/rubric-ato/3698151-na-hersonsini-zadokumentuvali-ponad-60-vipadkiv-zgvaltuvan-soldatami-rf.html" text:style-name="Internet_20_link" text:visited-style-name="Visited_20_Internet_20_Link">
https://www.ukrinform.ua/rubric-ato/3698151-na-hersonsini-zadokumentuvali-ponad-60-vipadkiv-zgvaltuvan-soldatami-rf.html</text:a>
</text:p>
      <!--NEWS-->
      <text:h text:style-name="P10" text:outline-level="1">
<text:span text:style-name="T4">
States will work hard on Sweden's accession to NATO - Pentagon</text:span>
</text:h>
      <text:p text:style-name="P4">
Authors: Ukrinform (Person)</text:p>
      <text:p text:style-name="P4">
Publisher: Укринформ (Organization)</text:p>
      <text:p text:style-name="P4">
Published Time: 2023-04-19T22:52:00+03:00</text:p>
      <text:p text:style-name="P4">
Modified Time: 2023-04-19T22:52:00+03:00</text:p>
      <text:p text:style-name="P4">
Description: US Secretary of Defense Lloyd Austin hopes that Turkey and Hungary's denial against Sweden's accession to NATO will be lifted by mid -summer.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НАТО', 'Пентагон', 'Швеція', 'Остін']</text:p>
      <text:p text:style-name="P4">
Type: Article</text:p>
      <!--METADATA-->
      <text:p text:style-name="P4">
<draw:frame draw:style-name="fr1" draw:name="Image302" text:anchor-type="as-char" svg:width="6.9236in" svg:height="3.956343in" draw:z-index="0">
<draw:image xlink:href="../Images/yкринформ/2023-04-19T22-52-00-03-00/630_360_1588051291-728.jpg" xlink:type="simple" xlink:show="embed" xlink:actuate="onLoad" draw:mime-type="image/jpeg"/>
</draw:frame>
US Ministry Lloyd Austin hopes that Turkey and Hungary's denial of Sweden's accession to NATO will be lifted by mid -summer.</text:p>
      <text:p text:style-name="P4">
Ukrinform reports with reference to <text:a xlink:type="simple" xlink:href="https://www.nytimes.com/live/2023/04/19/world/russia-ukraine-news" text:style-name="Internet_20_link" text:visited-style-name="Visited_20_Internet_20_Link">
</text:a>
.</text:p>
      <text:p text:style-name="P4">
The head of the Pentagon promised to work on the "quick introduction" of the country to the Alliance.</text:p>
      <text:p text:style-name="P4">
"We will work hard to do it to the summit," Winwu said Wedu during a trip to Sweden, referring to the NATO summit that will take place in Vilnius in Vilnius. Austin noted that it was important for Turkey to decide Sweden to join the Alliance "earlier, not later than".</text:p>
      <text:p text:style-name="P4">
<text:span text:style-name="T4">
 Read also: </text:span>
 <text:a xlink:type="simple" xlink:href="https://www.ukrinform.ua/rubric-world/3698005-u-finlandii-proponuut-rozmistiti-novu-bazu-nato.html" text:style-name="Internet_20_link" text:visited-style-name="Visited_20_Internet_20_Link">
</text:a>
Sweden hoped to join NATO with Finland, which was officially become a military union in early April.</text:p>
      <text:p text:style-name="P4">
Austin visited the naval base of Musco near Stockholm, rose a deposited warship of the H.M.S. Harnosand and looked at the Swedish arifella with its tens of thousands of mostly deserted islands in the Baltic More. It is noted that these islands will be important for NATO post -connection of Sweden. The Baltic Sea will be surrounded by the Alliance countries, except for the Kalilling and Leningrad regions of the Russian Federation.</text:p>
      <text:p text:style-name="P4">
Turkish President Recep Tayyip Erdogan opposed Sweden's membership, referring to doubts about Stockholm's dedication to fight terrorism. Erdogan urged Sweden to issue the persons he considers terrorists, including courses who, in his opinion, supported the coup in 2016.</text:p>
      <text:p text:style-name="P4">
<text:span text:style-name="T4">
 Read also: </text:span>
 <text:a xlink:type="simple" xlink:href="https://www.ukrinform.ua/rubric-world/3697177-bila-povitranogo-prostoru-nato-perehopili-rosijskij-litakrozvidnik.html" text:style-name="Internet_20_link" text:visited-style-name="Visited_20_Internet_20_Link">
</text:a>
Hungary, which depends on Russia in the sphere of energy, stated that it has claimed criticism of Prime Minister Victor Orban, which is heard by the Swedish government.</text:p>
      <text:p text:style-name="P4">
As it was reported, the office of the Prime Minister of Hungary Viktor Orban stated that two-way relations between Hungary and Sweden are low.</text:p>
      <text:p text:style-name="P4">
News Source: <text:a xlink:type="simple" xlink:href="https://www.ukrinform.ua/rubric-world/3698112-stati-napoleglivo-pracuvatimut-nad-vstupom-svecii-v-nato-pentagon.html" text:style-name="Internet_20_link" text:visited-style-name="Visited_20_Internet_20_Link">
https://www.ukrinform.ua/rubric-world/3698112-stati-napoleglivo-pracuvatimut-nad-vstupom-svecii-v-nato-pentagon.html</text:a>
</text:p>
      <!--NEWS-->
      <text:h text:style-name="P10" text:outline-level="1">
<text:span text:style-name="T4">
Austria through the EU Peace Fund supports the purchase of protective equipment for Ukraine - Shalllenberg</text:span>
</text:h>
      <text:p text:style-name="P4">
Authors: Ukrinform (Person)</text:p>
      <text:p text:style-name="P4">
Publisher: Укринформ (Organization)</text:p>
      <text:p text:style-name="P4">
Published Time: 2023-04-19T22:54:16+03:00</text:p>
      <text:p text:style-name="P4">
Modified Time: 2023-04-19T22:54:16+03:00</text:p>
      <text:p text:style-name="P4">
Description: Austria, because of its neutrality, cannot support the financing of lethal weapons and ammunition for Ukraine through the European Peace Fund, but provides support in the purchase of protective equipment, tents and medical products. - Ukrinform.</text:p>
      <text:p text:style-name="P4">
Images: ["<text:a xlink:type="simple" xlink:href="https://static.ukrinform.com/photos/2023_04/thumb_files/630_360_1681917131-478.jpg" text:style-name="Internet_20_link" text:visited-style-name="Visited_20_Internet_20_Link">
630_360_16819...</text:a>
"]</text:p>
      <text:p text:style-name="P4">
Tags: ['Австрія', 'Україна', 'допомога', 'Шалленберг', 'Війна з росією', '#stoprussia']</text:p>
      <text:p text:style-name="P4">
Type: Article</text:p>
      <!--METADATA-->
      <text:p text:style-name="P4">
<draw:frame draw:style-name="fr1" draw:name="Image303" text:anchor-type="as-char" svg:width="6.9236in" svg:height="3.956343in" draw:z-index="0">
<draw:image xlink:href="../Images/yкринформ/2023-04-19T22-54-16-03-00/630_360_1681917131-478.jpg" xlink:type="simple" xlink:show="embed" xlink:actuate="onLoad" draw:mime-type="image/jpeg"/>
</draw:frame>
Austrianshaw its neutrality cannot support the financing of fatal weapons for Ukraine through the European Peace Fund, but provides support for the extraction of protective equipment, tents and medical products.</text:p>
      <text:p text:style-name="P4">
This was stated in <text:a xlink:type="simple" xlink:href="https://www.ukrinform.ua/rubric-world/3698040-aleksander-sallenberg-ministr-zakordonnih-sprav-avstrii.html" text:style-name="Internet_20_link" text:visited-style-name="Visited_20_Internet_20_Link">
</text:a>
Minister of Foreign Highlands Alexander Shalllenberg.</text:p>
      <text:p text:style-name="P4">
"Because of their constitutional neutrality <text:a xlink:type="simple" xlink:href="https://www.ukrinform.ua/tag-avstria" text:style-name="Internet_20_link" text:visited-style-name="Visited_20_Internet_20_Link">
</text:a>
cannot provide support in the financing of fatal weapons of camp. Instead, we provide more significant support in civilian sectors, for example, for the purchase of protective equipment, a tint of medicines, " - commented Shallenberg's involvement of Austria's participation in the Vevre European Peace Fund, through which the EU also finances the supply of non -lethal in Ukraine.</text:p>
      <text:p text:style-name="P4">
The minister added that Austria agreed to a gradual solid increase in the European Peace Fund.</text:p>
      <text:p text:style-name="P4">
"Currently, Austria's contribution to the European Peace Fund is almost 100 mlneurov," he said.</text:p>
      <text:p text:style-name="P4">
<text:span text:style-name="T4">
 Read also: </text:span>
 <text:a xlink:type="simple" xlink:href="https://www.ukrinform.ua/rubric-world/3696118-prezident-avstrii-zapevniv-u-pidtrimci-clenstva-ukraini-v-es.html" text:style-name="Internet_20_link" text:visited-style-name="Visited_20_Internet_20_Link">
</text:a>
Read more in an interview with Alexander Shalllenberg for <text:a xlink:type="simple" xlink:href="https://www.ukrinform.ua/rubric-world/3698040-aleksander-sallenberg-ministr-zakordonnih-sprav-avstrii.html" text:style-name="Internet_20_link" text:visited-style-name="Visited_20_Internet_20_Link">
</text:a>
.</text:p>
      <text:p text:style-name="P4">
As it was reported, the European Peace Fund was created in March 2021 and was assigned to finance all actions within the framework of a common external storage policy <text:a xlink:type="simple" xlink:href="https://www.ukrinform.ua/tag-evrosouz" text:style-name="Internet_20_link" text:visited-style-name="Visited_20_Internet_20_Link">
</text:a>
concerning the military or defensive spheres. The main task of the Fund is to prevent conflicts, the preservation of peace, to strengthen international security and stability.</text:p>
      <text:p text:style-name="P4">
Member States have established the maximum amount of funding within the EFM in the amount of € 5 billion for the period 2021-2027, but due to Russian aggression of the anti-Ukraine it was necessary to make adjustments. Since February 2022, the EU has allocated 3.6 billion euros for Ukraine for the purchase of weapons and military equipment that is necessary for self -defense from the Russian invasion.</text:p>
      <text:p text:style-name="P4">
The EU has recently announced its intention to spend an additional 1 billion euros with EFM for terminal delivery to Ukraine artillery ammunition and another 1 billion euros for the production of ammunition at European defense enterprises in order to fill arsenals in EU countries and continue the supply of shells.EFM funds are also aimed at financing the EU European Auxiliary Mission for Ukraine(EUMAM-Ukraine), within which, by the end of 2023, there will be training of 30 thousand Ukrainian servicemen.</text:p>
      <text:p text:style-name="P4">
In March, the European Council decided to increase the financial ceiling of the European Peace Fund, which is intended for financing of projects and programs within the EU foreign and security policy, up to € 7.98 billion in the period up to 2027.</text:p>
      <text:p text:style-name="P4">
News Source: <text:a xlink:type="simple" xlink:href="https://www.ukrinform.ua/rubric-ato/3698154-avstria-cerez-fond-miru-es-pidtrimue-zakupivli-zahisnogo-obladnanna-dla-ukraini-sallenberg.html" text:style-name="Internet_20_link" text:visited-style-name="Visited_20_Internet_20_Link">
https://www.ukrinform.ua/rubric-ato/3698154-avstria-cerez-fond-miru-es-pidtrimue-zakupivli-zahisnogo-obladnanna-dla-ukraini-sallenberg.html</text:a>
</text:p>
      <!--NEWS-->
      <text:h text:style-name="P10" text:outline-level="1">
<text:span text:style-name="T4">
The Ukrainian national team has won all six control matches of preparation for the 2023 World Cup</text:span>
</text:h>
      <text:p text:style-name="P4">
Authors: Ukrinform (Person)</text:p>
      <text:p text:style-name="P4">
Publisher: Укринформ (Organization)</text:p>
      <text:p text:style-name="P4">
Published Time: 2023-04-19T22:54:17+03:00</text:p>
      <text:p text:style-name="P4">
Modified Time: 2023-04-19T22:54:17+03:00</text:p>
      <text:p text:style-name="P4">
Description: Ukrainians start on the world championship on April 23. - Ukrinform.</text:p>
      <text:p text:style-name="P4">
Images: ["<text:a xlink:type="simple" xlink:href="https://static.ukrinform.com/photos/2023_04/thumb_files/630_360_1681933972-316.jpg" text:style-name="Internet_20_link" text:visited-style-name="Visited_20_Internet_20_Link">
630_360_16819...</text:a>
"]</text:p>
      <text:p text:style-name="P4">
Tags: ['Чемпіонат світу з хокею', 'хокей']</text:p>
      <text:p text:style-name="P4">
Type: Article</text:p>
      <!--METADATA-->
      <text:p text:style-name="P4">
<draw:frame draw:style-name="fr1" draw:name="Image304" text:anchor-type="as-char" svg:width="6.9236in" svg:height="3.956343in" draw:z-index="0">
<draw:image xlink:href="../Images/yкринформ/2023-04-19T22-54-17-03-00/630_360_1681933972-316.jpg" xlink:type="simple" xlink:show="embed" xlink:actuate="onLoad" draw:mime-type="image/jpeg"/>
</draw:frame>
Ukrainian is on the world championship on April 23.</text:p>
      <text:p text:style-name="P4">
The national team of Ukraine has completed a series of friendly matches as part of the preparation of the World-2023, Ukrinform reports.</text:p>
      <text:p text:style-name="P4">
In the final two matches, "Blue and yellow" overcame the National Lithuanian team-5: 1 and 4: 3.</text:p>
      <text:p text:style-name="P4">
In the other four matches, the Fragitus team beat Hungary twice - 1: 0 and4: 1 and the same number of times Latvi - 6: 3 and 10: 1.</text:p>
      <text:p text:style-name="P4">
Already on April 23, Ukrainians will renew the speeches in the IB division, which remained the susceptes of the previous draw of the championship. At that time, the national team only took the third part in the group and could not grow in the world championship.</text:p>
      <text:p text:style-name="P4">
The rivals of Ukraine will be China, Serbia, the Netherlands, Japan Tagoni by the Estonia Group.</text:p>
      <text:p text:style-name="P4">
<text:span text:style-name="T4">
 Read also: </text:span>
 <text:a xlink:type="simple" xlink:href="https://www.ukrinform.ua/rubric-sports/3697795-zbirna-ukraini-z-hokeu-u-askravomu-matci-obigrala-litvu.html" text:style-name="Internet_20_link" text:visited-style-name="Visited_20_Internet_20_Link">
<text:span text:style-name="T4">
 hockey </text:span>
</text:a>
As reported by Ukrinform, as a result of five rounds, the team that will take the first -emk in the group will increase in the classroom to the IA division. The national team will fly to IIA level.</text:p>
      <text:p text:style-name="P4">
Photo: fhu.com.ua</text:p>
      <text:p text:style-name="P4">
News Source: <text:a xlink:type="simple" xlink:href="https://www.ukrinform.ua/rubric-sports/3698155-zbirna-ukraini-z-hokeu-vigrala-vsi-sist-kontrolnih-matciv-pidgotovki-do-cs2023.html" text:style-name="Internet_20_link" text:visited-style-name="Visited_20_Internet_20_Link">
https://www.ukrinform.ua/rubric-sports/3698155-zbirna-ukraini-z-hokeu-vigrala-vsi-sist-kontrolnih-matciv-pidgotovki-do-cs2023.html</text:a>
</text:p>
      <!--NEWS-->
      <text:h text:style-name="P10" text:outline-level="1">
<text:span text:style-name="T4">
The EU should have a common approach to food imports from Ukraine - the European Commission</text:span>
</text:h>
      <text:p text:style-name="P4">
Authors: Ukrinform (Person)</text:p>
      <text:p text:style-name="P4">
Publisher: Укринформ (Organization)</text:p>
      <text:p text:style-name="P4">
Published Time: 2023-04-19T23:06:39+03:00</text:p>
      <text:p text:style-name="P4">
Modified Time: 2023-04-19T23:06:39+03:00</text:p>
      <text:p text:style-name="P4">
Description: The European Commission discussed on Wednesday the problem of excessive imported grain revenues and other foods from Ukraine and the EU market with 5 "frontier" countries and Ukraine, and outlined ways to solve this problem. - Ukrinform.</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Євросоюз', 'Імпорт', 'Україна', 'Зерно']</text:p>
      <text:p text:style-name="P4">
Type: Article</text:p>
      <!--METADATA-->
      <text:p text:style-name="P4">
<draw:frame draw:style-name="fr1" draw:name="Image305" text:anchor-type="as-char" svg:width="6.9236in" svg:height="3.956343in" draw:z-index="0">
<draw:image xlink:href="../Images/yкринформ/2023-04-19T23-06-39-03-00/630_360_1462365899-2256.jpg" xlink:type="simple" xlink:show="embed" xlink:actuate="onLoad" draw:mime-type="image/jpeg"/>
</draw:frame>
The European Commission discussed on Wednesday the problem of excessive import revenues of granate of other foods from Ukraine and the EU market with 5 "frontier" countries and Ukraine, and outlined ways to solve this problem.</text:p>
      <text:p text:style-name="P4">
According to Ukrinform, today in a joint statement as a result with the representatives of Bulgaria, Hungary, Poland, Slovakia and Romania, as well-Ukraine, said the Executive Vice President of the European Commission Valdisdisdisdisdisdisdisdisdobrovskis and the European Commissioner for Agriculture Januskhovsky.</text:p>
      <text:p text:style-name="P4">
The full text of the document has been published <text:a xlink:type="simple" xlink:href="https://ec.europa.eu/commission/presscorner/detail/en/statement_23_2370" text:style-name="Internet_20_link" text:visited-style-name="Visited_20_Internet_20_Link">
</text:a>
.</text:p>
      <text:p text:style-name="P4">
“During the meeting… We have presented wide EU proposals for the solution of consumerations that have been expressed from 5 member states to deteriorate the situation for the EU producers in certain types of products. This package, which has been proposed by the European Commission, provides for the allocation of 2 tranche-tranning financial assistance for the affected farmers, exclusive protection measures for key products and measures to facilitate the transit for the export of Ukrainian grain through "Solidarity Corridors". The package proposed by the European commission depends on the cancellation of Member States by their member measures, ”the document reads.</text:p>
      <text:p text:style-name="P4">
<text:span text:style-name="T4">
 Read also: </text:span>
 <text:a xlink:type="simple" xlink:href="https://www.ukrinform.ua/rubric-world/3698148-pitanna-sodo-importu-ukrainskogo-zerna-ne-e-svidcennam-vtomi-vid-ukraini-stoltenberg.html" text:style-name="Internet_20_link" text:visited-style-name="Visited_20_Internet_20_Link">
<text:span text:style-name="T4">
 grain </text:span>
</text:a>
"We emphasize the importance of the EU's joint approach, instead of holding sole decisions to avoid multilateral prohibitions and other wickednesses that can risk the domestic market," the European Commission emphasizers.</text:p>
      <text:p text:style-name="P4">
As noted in the statement, the European Commission took into account the views that were presented by the participants of the meeting.</text:p>
      <text:p text:style-name="P4">
“We have agreed to continue political consultations in the following days in view of(necessity)a quick solution, ”the joint statement reads.<text:span text:style-name="T4">
 Read also: </text:span>
 <text:a xlink:type="simple" xlink:href="https://www.ukrinform.ua/rubric-economy/3697806-vidnovluetsa-inspekcia-suden-aki-pramuut-zernovim-koridorom-kubrakov.html" text:style-name="Internet_20_link" text:visited-style-name="Visited_20_Internet_20_Link">
<text:span text:style-name="T4">
 grain </text:span>
</text:a>
The governments of five EU countries - Poland, Slovakia, Hungary, Romania and Bulgaria, have addressed the European Commission with a letter that contains a request to use protective equipment to limit agricultural imports from Ukraine.</text:p>
      <text:p text:style-name="P4">
After the beginning of Russian aggression against Ukraine and blocking the Black Sea ports, through which it was usually made exports of agricultural products to the world market, the European Union organized "corridors of solidarity" on the borders with Ukraine to direct part of its farm exports to the world market, with the use Also inner water arteries.</text:p>
      <text:p text:style-name="P4">
News Source: <text:a xlink:type="simple" xlink:href="https://www.ukrinform.ua/rubric-economy/3698156-u-es-mae-buti-spilnij-pidhid-do-pitanna-prodovolcogo-importu-z-ukraini-evrokomisia.html" text:style-name="Internet_20_link" text:visited-style-name="Visited_20_Internet_20_Link">
https://www.ukrinform.ua/rubric-economy/3698156-u-es-mae-buti-spilnij-pidhid-do-pitanna-prodovolcogo-importu-z-ukraini-evrokomisia.html</text:a>
</text:p>
      <!--NEWS-->
      <text:h text:style-name="P10" text:outline-level="1">
<text:span text:style-name="T4">
The SBU has declared suspicion of a sub -propagandist who was an adviser to Girkin</text:span>
</text:h>
      <text:p text:style-name="P4">
Authors: Ukrinform (Person)</text:p>
      <text:p text:style-name="P4">
Publisher: Укринформ (Organization)</text:p>
      <text:p text:style-name="P4">
Published Time: 2023-04-19T23:21:00+03:00</text:p>
      <text:p text:style-name="P4">
Modified Time: 2023-04-19T23:21:00+03:00</text:p>
      <text:p text:style-name="P4">
Description: The Security Service of Ukraine has collected the evidence base on the subsequent propagandist Igor Dus, who publicly denies the existence of Ukrainian statehood, the attacker was declared suspicion. - Ukrinform.</text:p>
      <text:p text:style-name="P4">
Images: ["<text:a xlink:type="simple" xlink:href="https://static.ukrinform.com/photos/2020_05/thumb_files/630_360_1590678028-352.jpg" text:style-name="Internet_20_link" text:visited-style-name="Visited_20_Internet_20_Link">
630_360_15906...</text:a>
"]</text:p>
      <text:p text:style-name="P4">
Tags: ['СБУ', 'Гіркін', 'Війна з росією']</text:p>
      <text:p text:style-name="P4">
Type: Article</text:p>
      <!--METADATA-->
      <text:p text:style-name="P4">
<draw:frame draw:style-name="fr1" draw:name="Image306" text:anchor-type="as-char" svg:width="6.9236in" svg:height="3.956343in" draw:z-index="0">
<draw:image xlink:href="../Images/yкринформ/2023-04-19T23-21-00-03-00/630_360_1590678028-352.jpg" xlink:type="simple" xlink:show="embed" xlink:actuate="onLoad" draw:mime-type="image/jpeg"/>
</draw:frame>
The Service of Ukraine has collected the evidence base for the sub -sub -propagandist Igor, who publicly denies the existence of Ukrainian statehood, the malefactor is a suspicion.</text:p>
      <text:p text:style-name="P4">
As Ukrinform reports, this has reported <text:a xlink:type="simple" xlink:href="https://ssu.gov.ua/novyny/sbu-povidomyla-pro-pidozru-kolaborantu-yakyi-buv-osobystym-radnykom-terorysta-strielkova" text:style-name="Internet_20_link" text:visited-style-name="Visited_20_Internet_20_Link">
</text:a>
.</text:p>
      <text:p text:style-name="P4">
According to the investigation, in 2014 the suspect was an adviser to Russian terrorist Igor Strelkov(Girkina). Станом на сьогодні він позиціонує себе як"православний публіцист" й очолює громадську організацію "Народний собор" —українську "філію" однойменного об’єднання в рф під егідою російськоїправославної церкви.</text:p>
      <text:p text:style-name="P4">
<text:span text:style-name="T4">
Читайте також:</text:span>
 <text:a xlink:type="simple" xlink:href="https://www.ukrinform.ua/rubric-kyiv/3697862-u-kievi-zatrimali-fiksera-rosijskogo-zmi.html" text:style-name="Internet_20_link" text:visited-style-name="Visited_20_Internet_20_Link">
 </text:a>
After the seizure of Crimea, the defendant fled to the temporarily occupied territory of the Ukrainian peninsula. Being a permanent guest of Russian TV channels of the role of "political" or "religious" expert, he justified the aggression of Ukraine.</text:p>
      <text:p text:style-name="P4">
It was established that after the full -scale invasion of the Russian Federation, the Duszhe in Moscow publicly praised the participants of the invading groups of the Russian Federation squeezed the soldiers of the Armed Forces of Ukraine not to resist them.</text:p>
      <text:p text:style-name="P4">
The propagandist also actively "dispersed" the Kremlin's narratives on "oppression" of representatives of the Ukrainian Orthodox Church of the Moscow Patriarchate brought the anti -Ukrainian activity of the Moscow Patriarch Kirill.</text:p>
      <text:p text:style-name="P4">
<text:span text:style-name="T4">
 Read also: </text:span>
 <text:a xlink:type="simple" xlink:href="https://www.ukrinform.ua/rubric-world/3697666-u-ssa-visunuli-zvinuvacenna-kilkom-rosianam-za-posirenna-propagandi-v-kraini.html" text:style-name="Internet_20_link" text:visited-style-name="Visited_20_Internet_20_Link">
</text:a>
</text:p>
      <text:p text:style-name="P4">
Експертизи підтвердили факти підривної діяльності фігуранта проти державноїбезпеки України.</text:p>
      <text:p text:style-name="P4">
Підозрюваному інкримінується вчинення злочинів, передбачених двома статтямиКримінального кодексу України: ч. 1 ст. 111-1 (Collaboration)and Part 2 of Art. 110(посягання на територіальну цілісність та недоторканність України).</text:p>
      <text:p text:style-name="P4">
Станом на сьогодні зловмисник перебуває на території росії. Триваютькомплексні заходи для притягнення його до відповідальності.</text:p>
      <text:p text:style-name="P4">
Як повідомляв Укрінформ, раніше СБУ викрила шістьох проросійських інтернет-агітаторів, серед яких інженер державного підприємства "Антонов".</text:p>
      <text:p text:style-name="P4">
News Source: <text:a xlink:type="simple" xlink:href="https://www.ukrinform.ua/rubric-ato/3697947-sbu-ogolosila-pidozru-pidsankcijnomu-propagandistu-akij-buv-radnikom-girkina.html" text:style-name="Internet_20_link" text:visited-style-name="Visited_20_Internet_20_Link">
https://www.ukrinform.ua/rubric-ato/3697947-sbu-ogolosila-pidozru-pidsankcijnomu-propagandistu-akij-buv-radnikom-girkina.html</text:a>
</text:p>
      <!--NEWS-->
      <text:h text:style-name="P10" text:outline-level="1">
<text:span text:style-name="T4">
Zelenskaya presented an educational course on classification of health -related indicators</text:span>
</text:h>
      <text:p text:style-name="P4">
Authors: Ukrinform (Person)</text:p>
      <text:p text:style-name="P4">
Publisher: Укринформ (Organization)</text:p>
      <text:p text:style-name="P4">
Published Time: 2023-04-19T23:25:50+03:00</text:p>
      <text:p text:style-name="P4">
Modified Time: 2023-04-19T23:25:50+03:00</text:p>
      <text:p text:style-name="P4">
Description: The first lady of Ukraine Olena Zelenskaya, together with the Minister of Health Viktor Lyashko and Advisor - Authorized President for Barrierity Tatiana Lomakina, visited the BMR "Belotserkivska City Hospital No. 2" in Kyiv region. - Ukrinform.</text:p>
      <text:p text:style-name="P4">
Images: ["<text:a xlink:type="simple" xlink:href="https://static.ukrinform.com/photos/2023_04/thumb_files/630_360_1681931010-666.jpeg" text:style-name="Internet_20_link" text:visited-style-name="Visited_20_Internet_20_Link">
630_360_16819...</text:a>
", "<text:a xlink:type="simple" xlink:href="https://static.ukrinform.com/photos/2023_04/1681931009-599.jpeg" text:style-name="Internet_20_link" text:visited-style-name="Visited_20_Internet_20_Link">
1681931009-59...</text:a>
", "<text:a xlink:type="simple" xlink:href="https://static.ukrinform.com/photos/2023_04/1681931010-958.jpeg" text:style-name="Internet_20_link" text:visited-style-name="Visited_20_Internet_20_Link">
1681931010-95...</text:a>
", "<text:a xlink:type="simple" xlink:href="https://static.ukrinform.com/photos/2023_04/1681931010-200.jpeg" text:style-name="Internet_20_link" text:visited-style-name="Visited_20_Internet_20_Link">
1681931010-20...</text:a>
"]</text:p>
      <text:p text:style-name="P4">
Tags: ['Медицина', 'МОЗ', 'Освіта', 'Реабілітація', 'ВООЗ', 'Київщина', 'Олена Зеленська']</text:p>
      <text:p text:style-name="P4">
Type: Article</text:p>
      <!--METADATA-->
      <text:p text:style-name="P4">
<draw:frame draw:style-name="fr1" draw:name="Image307" text:anchor-type="as-char" svg:width="6.9236in" svg:height="3.956343in" draw:z-index="0">
<draw:image xlink:href="../Images/yкринформ/2023-04-19T23-25-50-03-00/630_360_1681931010-666.jpeg" xlink:type="simple" xlink:show="embed" xlink:actuate="onLoad" draw:mime-type="image/jpeg"/>
</draw:frame>
Olena Zelenskaya, together with the Minister of Health Viktorlyashk and Advisor, Olena Zelenskaya, Viktorkivska City Hospital # 2, visited the KNP BMR in Kyiv region.</text:p>
      <text:p text:style-name="P4">
They presented the course "Basic Principles of ICF application(International classification of functioning)»For multidisciplinary medical teams. About this on <text:a xlink:type="simple" xlink:href="https://president.gov.ua/news/olena-zelenska-vidvidala-medzaklad-na-kiyivshini-de-bulo-pre-82361" text:style-name="Internet_20_link" text:visited-style-name="Visited_20_Internet_20_Link">
</text:a>
President of Ukraine, Ukrinform reports.</text:p>
      <text:p text:style-name="P4">
<draw:frame draw:style-name="fr1" draw:name="Image308" text:anchor-type="as-char" svg:width="6.9236in" svg:height="4.613521in" draw:z-index="0">
<draw:image xlink:href="../Images/yкринформ/2023-04-19T23-25-50-03-00/1681931009-599.jpeg" xlink:type="simple" xlink:show="embed" xlink:actuate="onLoad" draw:mime-type="image/jpeg"/>
</draw:frame>
“Doctors will receive the best tools, practices, knowledge, access to training to return the quality of life to the best of our compatriots, the awareness of all of it wanted to take away the attacker. And here there is not only a medical but also an important plane. ICF is a step towards transparency. And here there is a psychological plane: proper definition and rehabilitation return people not only physical opportunities, but also belief in themselves and in life. Yes, our society has changed. It will not be the same as before. But it may be better if we are aroused for anyone who was injured by war, decent conditions, worthy, worthy, ” - stressed <text:a xlink:type="simple" xlink:href="https://www.ukrinform.ua/tag-olena-zelenska" text:style-name="Internet_20_link" text:visited-style-name="Visited_20_Internet_20_Link">
</text:a>
 .</text:p>
      <text:p text:style-name="P4">
<draw:frame draw:style-name="fr1" draw:name="Image309" text:anchor-type="as-char" svg:width="6.9236in" svg:height="4.613521in" draw:z-index="0">
<draw:image xlink:href="../Images/yкринформ/2023-04-19T23-25-50-03-00/1681931010-958.jpeg" xlink:type="simple" xlink:show="embed" xlink:actuate="onLoad" draw:mime-type="image/jpeg"/>
</draw:frame>
In the near future, multidisciplinary teams in 244 medical institutions that will be rehabilitation services under the packages of medical guarantees, begin to use a new system of evaluation and planning of rehabilitation assistance in accordance with ICF.</text:p>
      <text:p text:style-name="P4">
<draw:frame draw:style-name="fr1" draw:name="Image310" text:anchor-type="as-char" svg:width="6.9236in" svg:height="4.613521in" draw:z-index="0">
<draw:image xlink:href="../Images/yкринформ/2023-04-19T23-25-50-03-00/1681931010-200.jpeg" xlink:type="simple" xlink:show="embed" xlink:actuate="onLoad" draw:mime-type="image/jpeg"/>
</draw:frame>
The First Lady and Health Minister also got acquainted with the work of the Multi -Didisciplinary Team on the basis of Belotserkovsk City Hospital № 2. Her rehabilitation graduated from the three -year project of Mozkraine on high -intensity rehabilitation, which is realized jointly by the SCACA.(Norway), as well as cooperation with the element in the selection and use of rehabilitation aids.</text:p>
      <text:p text:style-name="P4">
During the event, the educational course "Basic Principles of use of MDCF" was presented. It is available on the NSAC Academy. Nowadays, more than 1200 specialists have registered with him and started training.The project is embodied at the initiative of the first lady within the framework of the strategy of creation of the free space in Ukraine. One of its components is the introduction of IFF and disconnecting an effective rehabilitation system in our country.</text:p>
      <text:p text:style-name="P4">
“We thank Switzerland and the European Union, who are readily shared by doctors and therapists with valuable experiences, experiences, provide technical support for the introduction of educational programs, help in the development of rehabilitation and implementation of ICF. Soon in addition to the running course is another. It will directly document the process of rehabilitation assistance based on IFF. Educational courses are an important stage that gives impetus to the practical implementation of ICF. So, people will keep even more quality services, ”Lyashko said.</text:p>
      <text:p text:style-name="P4">
The project is being implemented by the Ministry of Health, the National Health Service, the Ministry of Social Policy, the Presidential Office, the adviser - the authorized person on the issues of barrier, Electronic Health SE, Patientship of Ukraine, the School of Rehabilitation Medicine of Ukrainian Catholic University. I am with the support of Switzerland, the European Union and Nova Ukraine.</text:p>
      <text:p text:style-name="P4">
<text:span text:style-name="T4">
 Read also: </text:span>
 <text:a xlink:type="simple" xlink:href="https://www.ukrinform.ua/rubric-society/3696262-zelenska-vseukrainska-programa-mentalnogo-zdorova-mae-stati-vidcutnou-dla-ukrainciv.html" text:style-name="Internet_20_link" text:visited-style-name="Visited_20_Internet_20_Link">
</text:a>
“Learning for rehabilitation professionals is important, and the quality of assistance and the speed of recovery of everyone who is intense. And the more experts will communicate with the "unified language of functioning and life", which is ICF, the faster we can talk about returning people to independence after suffering injuries, burns, complex diseases, "Lomakina summarized.</text:p>
      <text:p text:style-name="P4">
As it was reported, at the initiative of the President's wife and after the long -term work of the experts, the international classification of functioning was introduced as a national classifier 030: 2022 "Classifier of functioning, limitation and health". All rehabilitation professionals should use this technique, working with disorders of the person with disabilities.</text:p>
      <text:p text:style-name="P4">
<text:span text:style-name="T5">
Foto: President.gov.ua</text:span>
</text:p>
      <text:p text:style-name="P4">
News Source: <text:a xlink:type="simple" xlink:href="https://www.ukrinform.ua/rubric-society/3698157-zelenska-prezentuvala-osvitnij-kurs-sodo-klasifikacii-pokaznikiv-povazanih-zi-zdorovam.html" text:style-name="Internet_20_link" text:visited-style-name="Visited_20_Internet_20_Link">
https://www.ukrinform.ua/rubric-society/3698157-zelenska-prezentuvala-osvitnij-kurs-sodo-klasifikacii-pokaznikiv-povazanih-zi-zdorovam.html</text:a>
</text:p>
      <!--NEWS-->
      <text:h text:style-name="P10" text:outline-level="1">
<text:span text:style-name="T4">
The KMVA explained the cause of the outbreak over Kiev - NASA satellite fell</text:span>
</text:h>
      <text:p text:style-name="P4">
Authors: Ukrinform (Person)</text:p>
      <text:p text:style-name="P4">
Publisher: Укринформ (Organization)</text:p>
      <text:p text:style-name="P4">
Published Time: 2023-04-19T23:38:00+03:00</text:p>
      <text:p text:style-name="P4">
Modified Time: 2023-04-19T23:38:00+03:00</text:p>
      <text:p text:style-name="P4">
Description: The outbreak that the people of Kiev could see in the evening were the result of falling to the Earth of the NASA cosmic satellite. - Ukrinform.</text:p>
      <text:p text:style-name="P4">
Images: ["<text:a xlink:type="simple" xlink:href="https://static.ukrinform.com/photos/2023_04/thumb_files/630_360_1681936590-768.jpg" text:style-name="Internet_20_link" text:visited-style-name="Visited_20_Internet_20_Link">
630_360_16819...</text:a>
"]</text:p>
      <text:p text:style-name="P4">
Tags: ['NASA', 'Супутник', 'Київ']</text:p>
      <text:p text:style-name="P4">
Type: Article</text:p>
      <!--METADATA-->
      <text:p text:style-name="P4">
<draw:frame draw:style-name="fr1" draw:name="Image311" text:anchor-type="as-char" svg:width="6.9236in" svg:height="3.956343in" draw:z-index="0">
<draw:image xlink:href="../Images/yкринформ/2023-04-19T23-38-00-03-00/630_360_1681936590-768.jpg" xlink:type="simple" xlink:show="embed" xlink:actuate="onLoad" draw:mime-type="image/jpeg"/>
</draw:frame>
The outbreak that the people of Kiev could see in the evening were the result of falling to the land of the NASA space satellite.</text:p>
      <text:p text:style-name="P4">
As Ukrinform reports, about it in <text:a xlink:type="simple" xlink:href="https://t.me/VA_Kyiv/1496" text:style-name="Internet_20_link" text:visited-style-name="Visited_20_Internet_20_Link">
</text:a>
The KMVA reports.</text:p>
      <text:p text:style-name="P4">
"At about 10:00 pm on April 19, the air facility was observed in the sky in the sky.</text:p>
      <text:p text:style-name="P4">
<text:span text:style-name="T4">
 Read also: </text:span>
 <text:a xlink:type="simple" xlink:href="https://www.ukrinform.ua/rubric-technology/3696720-do-zemli-nablizaetsa-stometrovij-asteroid-nasa.html" text:style-name="Internet_20_link" text:visited-style-name="Visited_20_Internet_20_Link">
<text:span text:style-name="T4">
 NASA </text:span>
</text:a>
According to the Chief of the KMVA Sergiy Poko, in order to avoid the victims of the fall of the debris, air alarm was declared.</text:p>
      <text:p text:style-name="P4">
"The air defense did not work," he summarized.</text:p>
      <text:p text:style-name="P4">
As reported by Ukrinform, <text:a xlink:type="simple" xlink:href="https://www.ukrinform.ua/rubric-ato/3698152-u-nebi-nad-kievom-pomitili-spalahi-na-kiivsini-zafiksuvali-povitranu-cil.html" text:style-name="Internet_20_link" text:visited-style-name="Visited_20_Internet_20_Link">
</text:a>
S</text:p>
      <text:p text:style-name="P4">
Photo: Nasa</text:p>
      <text:p text:style-name="P4">
News Source: <text:a xlink:type="simple" xlink:href="https://www.ukrinform.ua/rubric-kyiv/3698159-u-kmva-poasnili-pricinu-spalahu-nad-kievom-padav-suputnik-nasa.html" text:style-name="Internet_20_link" text:visited-style-name="Visited_20_Internet_20_Link">
https://www.ukrinform.ua/rubric-kyiv/3698159-u-kmva-poasnili-pricinu-spalahu-nad-kievom-padav-suputnik-nasa.html</text:a>
</text:p>
      <!--NEWS-->
      <text:h text:style-name="P10" text:outline-level="1">
<text:span text:style-name="T4">
In Moldova, they do not see a military threat from</text:span>
</text:h>
      <text:p text:style-name="P4">
Authors: Ukrinform (Person)</text:p>
      <text:p text:style-name="P4">
Publisher: Укринформ (Organization)</text:p>
      <text:p text:style-name="P4">
Published Time: 2023-04-19T23:47:00+03:00</text:p>
      <text:p text:style-name="P4">
Modified Time: 2023-04-19T23:47:00+03:00</text:p>
      <text:p text:style-name="P4">
Description: There is currently no military threat to Moldova, but Russia continues to try to destabilize the country. - Ukrinform.</text:p>
      <text:p text:style-name="P4">
Images: ["<text:a xlink:type="simple" xlink:href="https://static.ukrinform.com/photos/2023_04/thumb_files/630_360_1681936496-379.jpg" text:style-name="Internet_20_link" text:visited-style-name="Visited_20_Internet_20_Link">
630_360_16819...</text:a>
"]</text:p>
      <text:p text:style-name="P4">
Tags: ['Молдова', 'Нідерланди', 'росія']</text:p>
      <text:p text:style-name="P4">
Type: Article</text:p>
      <!--METADATA-->
      <text:p text:style-name="P4">
<draw:frame draw:style-name="fr1" draw:name="Image312" text:anchor-type="as-char" svg:width="6.9236in" svg:height="3.956343in" draw:z-index="0">
<draw:image xlink:href="../Images/yкринформ/2023-04-19T23-47-00-03-00/630_360_1681936496-379.jpg" xlink:type="simple" xlink:show="embed" xlink:actuate="onLoad" draw:mime-type="image/jpeg"/>
</draw:frame>
It is currently a military threat to Moldova, but Russia continues to try to define the country.</text:p>
      <text:p text:style-name="P4">
This was stated in an interview with NOS Minister of Foreign Affairs of Moldova Nikpopeska. transmits Ukrinform with reference to <text:a xlink:type="simple" xlink:href="https://nos.nl/artikel/2472068-moldavie-kan-hybride-aanvallen-van-rusland-weerstaan-met-hulp-uit-nederland" text:style-name="Internet_20_link" text:visited-style-name="Visited_20_Internet_20_Link">
</text:a>
.</text:p>
      <text:p text:style-name="P4">
“There is currently no Russian military threat to <text:a xlink:type="simple" xlink:href="https://www.ukrinform.ua/tag-moldova" text:style-name="Internet_20_link" text:visited-style-name="Visited_20_Internet_20_Link">
</text:a>
, but Russia continues to try to delay the country. It's hard, but we will handle. While Ukraine is keeping safe, ”Popeska said.</text:p>
      <text:p text:style-name="P4">
On April 19, the Netherlands officially opened the Embassy in Chisinau.</text:p>
      <text:p text:style-name="P4">
It is noted that partly due to the war in Ukraine, the diplomatic ties with Moldova are further strengthened.</text:p>
      <text:p text:style-name="P4">
<text:span text:style-name="T4">
 Read also: </text:span>
 <text:a xlink:type="simple" xlink:href="https://www.ukrinform.ua/rubric-world/3697133-glavu-tatarstanu-ne-pustili-na-teritoriu-moldovi.html" text:style-name="Internet_20_link" text:visited-style-name="Visited_20_Internet_20_Link">
<text:span text:style-name="T4">
 Moldova </text:span>
</text:a>
"The Netherlands wants to prevent Russia from engaging the country into their sphere of influence in a way," said the Minister of Foreign Affairs of the Netherlands Vopkegukstra.</text:p>
      <text:p text:style-name="P4">
After a full -scale Russian invasion of Ukraine, the pro -European government was deeply concerned about Russia's attempts to destabilize the country.</text:p>
      <text:p text:style-name="P4">
According to the Netherlands, the Netherlands play an important role in cybersecurity.</text:p>
      <text:p text:style-name="P4">
In his <text:a xlink:type="simple" xlink:href="https://twitter.com/WBHoekstra/status/1648691051102609408" text:style-name="Internet_20_link" text:visited-style-name="Visited_20_Internet_20_Link">
</text:a>
The Foreign Minister of the Netherlands Vopke Gustra also wrote that the Dutch-Moldovan relations became even closer.</text:p>
      <text:p text:style-name="P4">
He also expressed support for the ambitious government reforms and its determination to be integration into the EU.</text:p>
      <text:p text:style-name="P4">
“With today's discovery of the Embassy of the Netherlands E Chisinau we have deepened cooperation in areas such as justice, fight against corruption, energy safety and cyber resistance. The Netherlands will continue to help build stronger and more European Moldova, ”he wrote.</text:p>
      <text:p text:style-name="P4">
<text:span text:style-name="T4">
 Read also: </text:span>
 <text:a xlink:type="simple" xlink:href="https://www.ukrinform.ua/rubric-polytics/3695520-ukraina-zahisae-moldovu-vid-destabilizacii-z-boku-rosii-popesku.html" text:style-name="Internet_20_link" text:visited-style-name="Visited_20_Internet_20_Link">
<text:span text:style-name="T4">
 Moldova </text:span>
</text:a>
According to him, many spoke about the war in Ukraine. He also noted that the Norland firmly support Moldova in her efforts to increase the stability of threats from Russia.<text:span text:style-name="T5">
Foto: epa</text:span>
</text:p>
      <text:p text:style-name="P4">
News Source: <text:a xlink:type="simple" xlink:href="https://www.ukrinform.ua/rubric-world/3698160-u-moldovi-narazi-ne-bacat-vijskovoi-zagrozi-z-boku-rosii.html" text:style-name="Internet_20_link" text:visited-style-name="Visited_20_Internet_20_Link">
https://www.ukrinform.ua/rubric-world/3698160-u-moldovi-narazi-ne-bacat-vijskovoi-zagrozi-z-boku-rosii.html</text:a>
</text:p>
      <!--NEWS-->
      <text:h text:style-name="P10" text:outline-level="1">
<text:span text:style-name="T4">
We do everything to increase the opportunity to defend themselves from the blows of the Russian Federation - Zelensky</text:span>
</text:h>
      <text:p text:style-name="P4">
Authors: Ukrinform (Person)</text:p>
      <text:p text:style-name="P4">
Publisher: Укринформ (Organization)</text:p>
      <text:p text:style-name="P4">
Published Time: 2023-04-19T23:52:00+03:00</text:p>
      <text:p text:style-name="P4">
Modified Time: 2023-04-19T23:52:00+03:00</text:p>
      <text:p text:style-name="P4">
Description: At the state level, everything is done to increase the ability to protect and protect against Russian blows. The air defense systems and other weapons to protect the sky now, in Ukraine, are very serious. But they must be - and, confident, will be more powerful. - Ukrinform.</text:p>
      <text:p text:style-name="P4">
Images: ["<text:a xlink:type="simple" xlink:href="https://static.ukrinform.com/photos/2023_04/thumb_files/630_360_1681938180-984.png" text:style-name="Internet_20_link" text:visited-style-name="Visited_20_Internet_20_Link">
630_360_16819...</text:a>
"]</text:p>
      <text:p text:style-name="P4">
Tags: ['ЗСУ', 'Зеленський', 'Війна з росією', '#stoprussia', 'ППО', 'Ракетний удар']</text:p>
      <text:p text:style-name="P4">
Type: Article</text:p>
      <!--METADATA-->
      <text:p text:style-name="P4">
<draw:frame draw:style-name="fr1" draw:name="Image313" text:anchor-type="as-char" svg:width="6.9236in" svg:height="3.956343in" draw:z-index="0">
<draw:image xlink:href="../Images/yкринформ/2023-04-19T23-52-00-03-00/630_360_1681938180-984.png" xlink:type="simple" xlink:show="embed" xlink:actuate="onLoad" draw:mime-type="image/png"/>
</draw:frame>
Everything is done to the equilibrium to increase the ability to protect and defend the sprout. The air defense systems and other weapons to protect the sky now, in Ukraine, are very serious. But they must be - and, confident, will be more powerful.</text:p>
      <text:p text:style-name="P4">
This was stated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290" text:style-name="Internet_20_link" text:visited-style-name="Visited_20_Internet_20_Link">
</text:a>
</text:span>
</text:p>
      <text:p text:style-name="P4">
<text:span text:style-name="T4">
 _ I wish health, dear Ukrainians!_ </text:span>
</text:p>
      <text:p text:style-name="P4">
I come back from business trip.</text:p>
      <text:p text:style-name="P4">
Today was in Volyn, our border guards, on the border, in particular with Belarus. The border, protection, development of border territory - many issues. Volyn demonstrates true strength, and this is felt in how the region is in the security of the whole state.</text:p>
      <text:p text:style-name="P4">
He presented the awards to our border guards ... Together with all our forces and safety, border guards are fighting on the front line, in particular on the most difficult people. Bakhmut, in general Donetsk region ... real heroes who have successfully fulfilled hundreds of combat missions.</text:p>
      <text:p text:style-name="P4">
We also prepare new units - units of border guards - which join our active actions, to the movement, which we gradually develop.</text:p>
      <text:p text:style-name="P4">
We are always working on the development of our areas - absolutely everyone. Today, he had a wide meeting with the heads of the region, local law enforcement officers, military, all those responsible for the safety and social status of the region. There were several infrastructure projects that will strengthen Volyn - and will be able to guarantee long -term workplaces and economy. I am sure that we are sure to implement all this. Soon.</text:p>
      <text:p text:style-name="P4">
We continue to prepare our international steps not only this week, but in the near future. Ukraine's protection, international order based on referrals, remains a number one global agenda.</text:p>
      <text:p text:style-name="P4">
By the way, thank you to the United States for the next military support package, it has been announced today.</text:p>
      <text:p text:style-name="P4">
And separately I want to mention today our defenders and defenders of the sky - air forces and relevant units of other kinds <text:a xlink:type="simple" xlink:href="https://www.ukrinform.ua/tag-zsu" text:style-name="Internet_20_link" text:visited-style-name="Visited_20_Internet_20_Link">
</text:a>
 .</text:p>
      <text:p text:style-name="P4">
Дякую всім, хто своєю влучністю та швидкістю забезпечує ефективність для всієїтієї зброї, яка зʼявилась у нашої держави!</text:p>
      <text:p text:style-name="P4">
Glory to everyone and everyone who is now in battle for our country for the sake of Ukraine!</text:p>
      <text:p text:style-name="P4">
Glory to our strong people!</text:p>
      <text:p text:style-name="P4">
<text:span text:style-name="T4">
<text:span text:style-name="T5">
Glory to Ukraine!</text:span>
 </text:span>
</text:p>
      <text:p text:style-name="P4">
News Source: <text:a xlink:type="simple" xlink:href="https://www.ukrinform.ua/rubric-ato/3698161-robimo-vse-abi-zbilsuvati-mozlivist-zahisatisa-vid-udariv-rf-zelenskij.html" text:style-name="Internet_20_link" text:visited-style-name="Visited_20_Internet_20_Link">
https://www.ukrinform.ua/rubric-ato/3698161-robimo-vse-abi-zbilsuvati-mozlivist-zahisatisa-vid-udariv-rf-zelenskij.html</text:a>
</text:p>
      <!--NEWS-->
      <text:h text:style-name="P10" text:outline-level="1">
<text:span text:style-name="T4">
The Committee on Social Policy and the Protection of Veterans' Rights discussed the functioning of hospitals of war veterans</text:span>
</text:h>
      <text:p text:style-name="P4">
Author: ['АРМІЯINFORM']</text:p>
      <text:p text:style-name="P4">
Time: 2023-04-19T25:00:00-04:00</text:p>
      <text:p text:style-name="P4">
Description: People’s deputies of Ukraine - members of the comment in order to control the control, yak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0/03/verhovna-rada-e1634729714540.jpg" text:style-name="Internet_20_link" text:visited-style-name="Visited_20_Internet_20_Link">
verhovna-rada-e1634729714540.jpg</text:a>
']</text:p>
      <text:p text:style-name="P4">
Tags: ['ГОСПІТАЛЬ ВЕТЕРАНІВ ВІЙНИ', 'МЕДИЧНА ДОПОМОГА', 'СОЦІАЛЬНИЙ ЗАХИСТ']</text:p>
      <text:p text:style-name="P4">
Category: News</text:p>
      <!--METADATA-->
      <text:p text:style-name="P4">
<draw:frame draw:style-name="fr1" draw:name="Image314" text:anchor-type="as-char" svg:width="6.9236in" svg:height="4.880826in" draw:z-index="0">
<draw:image xlink:href="../Images/AРМІЯINFORM/2023-04-19T25-00-00-04-00/verhovna-rada-e1634729714540.jpg" xlink:type="simple" xlink:show="embed" xlink:actuate="onLoad" draw:mime-type="image/jpeg"/>
</draw:frame>
People's Deputies of Ukraine - members of the Committee in order of control, are consumed to ensure the proper functioning of hospitals of war and improve the provision of medical services to war veterans. Representatives of the Ministry of Social Policy, the Ministry of Veterans, the Armed Forces of Ukraine, the Ministry of Health, the Ministry of Internal Affairs, the National Health Service of Ukraine were enlightened. About it <text:a xlink:type="simple" xlink:href="https://www.rada.gov.ua/news/news_kom/235524.html" text:style-name="Internet_20_link" text:visited-style-name="Visited_20_Internet_20_Link">
reports</text:a>
Press service of the Verkhovna Rada of Ukraine.</text:p>
      <text:p text:style-name="P4">
The consideration of the control issue was chaired by the first deputy chairman of the committee of Mikhail Tsymbalyuk. "The issue of the functioning of hospitals of war, the provision of medical services to veterans of war remains relevant and needs detailed discussion," Mr Tsymbalyuk said. "It is important first of all to establish how hospitals of wars and other military meters in the period of martial law work, problems that arise in their work and proposals in the development of a single state policy in this direction in this direction, after our victory."</text:p>
      <text:p text:style-name="P4">
In their speeches, government representatives reported on the activities of subordinate rehabilitation centers and their own/interagency experience in the sphererirebilitation.</text:p>
      <text:p text:style-name="P4">
The first was heard by the speech of the Minister of Social Policy Olenikulchytska, who emphasized the support of the Ministry of Initiatives of the Ministry of Health on the introduction of a multidisciplinary approach in the process of rehabilitation of citizens both from civilians and from the military. There are 2 multidisciplinary rehabilitation teams with 5 social workers. “The full range of service rehabilitation is provided both inpatient and outpatient. The institution also employs the VLK, which will exhibit appropriate conclusions about the need to continue rehabilitation or prosthetics, - said the Minister of Social Policy. - the construction of information exchanges between the electronic security system, the "rehabilitation module" and the only information systems of the social system, in particular, the centralized bank on the issues of disistantability, is now being deployed. This will simplify and accelerate the document circulation on providing and financial services. ”Separately, the People's Deputies of Ukraine - members of the Committee discussed the possibilities of providing social services in the communities at the expense of the state budget. The corresponding project of the Law is already discussed in the Cabinet of Ministers of Ukraine. Upon reaching the position of ministries, the bill will be submitted to the Verkhovna Rada of Ukraine.</text:p>
      <text:p text:style-name="P4">
The People's Deputy of Ukraine Yulia Tymoshenko drew the attention of participants of the meeting to the problem of the problem of improper condition of a number of military hospitals and needy institutions in repair work. It also noted the need of district doctor in the "rehabilitation packages" of the National Health Service of Ukraine.</text:p>
      <text:p text:style-name="P4">
In his turn, the First Deputy Minister of Health Sergey Dubrov noted that those health care institutions that enter into contracts by the Special Health Service of Ukraine are financial. "They are developing, these establishments are purchased equipment and repairs," Mr Dubrov reported. "We have quite large balances that exceed 150 millions in the accounts of institutions."</text:p>
      <text:p text:style-name="P4">
The Head of the National Health Service of Ukraine Natalia Husak also assured the participants of the meeting, that the funds paid by the NSA for health care for war veterans of war are sufficient to ensure the free provision of medical services, payment of salaries to doctors and health care providers, as well as for the development of relevant institutions. “In 2023, we significantly raised the rehab. At present, one person is ready to pay 33,600 hryvnias a month for inpatient comprehensive rehabilitation, if, of course, the institution meets certain conditions. It is also the presence of an interdisciplinary team, special equipment, compliance with requirements and standards in the recovery of a person, ”the goose said.</text:p>
      <text:p text:style-name="P4">
At the same time, a number of hospitals of war veterans are in the territories of active fighting. Therefore, individual services and long -term treatment in such establishments, due to the safety conditions, cannot be gained. "The relevant institutions of Zaporizhzhya and Kherson regions were mispated by a special package, which allows them to protect the amount of funding at the level last year," Natalia Husak said the Chief Health Service of Ukraine. "This makes it possible to protect the staffing potential for medical care in the future."Returning to the speeches of government representatives, the First Deputy Minister of Health Sergey Dubrov reported that as of April 7, 2023, the traveling of 25 subordinate hospitals of war veterans has 3,000 medical workers. “The hospitals are on the balance of local councils. Two - in the balance sheet. Hospital veterans of the war are contracting on a general basis, according to the packages of providing medical care to which they answer, ”Mr Dubrov. -To the TOP-3 packages of providing medical care in 2023 are rehabilitation assistance to adults and children in hospital. We will understand about the need to expand psychological and rehabilitation assistance to war veterans. "</text:p>
      <text:p text:style-name="P4">
The Ministry of Health also emphasized the expansion of the Affordable Medicines Program, which enables every Ukrainian, including war veteran, to get a number of medicines for free or for a small payment. Currently, there are 486 medicines. “Now we develop providing for palliative patients of narcotic analgesics. In the second half of this year, such narcotic analgesics as fentanyl plastic strips will be introduced, ”Sergey Dubrov summarized.</text:p>
      <text:p text:style-name="P4">
In their turn, the Ministry of Veterans informed the desire to take responsibility for providing war veterans with a psychological aid. According to Tatiana Kalita, the Deputy Ministry of Digital Development, Digital Transformations and Digitalization, the Ministry has separate funding for psychological assistance. “We ask the MOH to unlock the soullessness to give it. We are ready to work so that this is not put into the wedge, ”Ms. Kalita said, reminding the existing psychological care in the Ministry of Registrar.On the issue of optimization of the processes of military-medical examination of the targeting system of medical and social expertise, the Deputy Minister of Health on digital development, digital transformation of digitalization Maria Karchevich.</text:p>
      <text:p text:style-name="P4">
Ms. Karchevich spoke about the joint developments of the Ministry of Defense, the Ministry of Health, the Ministry of Defense, Ministry of Veterans and experts on changing the process of passing the VLK, in particular, the part of digitalization of processes and organizational and resource issues. "Given the growth of load on the VLK, the commission network is expanding, including the creation of additional garrison VLK and the involvement of civilian health care facilities," the Ministry of Health of Ukraine reports. Officials of government officials are the introduction of electronic document circulation between military parts and military hospitals, as well as an electronic queue in the VLK. The procedure for informing the servicemen about the algorithm of actions in the process of passing the VLK, as well as their rights and guarantees, in accordance with the dosecouns, is worked as separately.</text:p>
      <text:p text:style-name="P4">
We will remind that on April 11, 2022 the Verkhovna Rada of Ukraine adopted as a basis of davasconoprojects concerning the work of VLK, namely:</text:p>
      <text:p text:style-name="P4">
Draft Law of Ukraine on Amendments to Article 70 of the Fundamentals of the Law of Ukraine on Health Care(As for the work of military-doctor commissions);</text:p>
      <text:p text:style-name="P4">
Draft Law of Ukraine on Amendments to the Statute of the Internal Service of the Armed Forces of Ukraine on improving the issues of registration of documents and treatment of military servicemen during martial law.</text:p>
      <text:p text:style-name="P4">
“Since the beginning of full -scale aggression, not only the Armed Forces of Ukraine, the Voyunist Ukraine, have been fighting. I thank all the ministries involved in providing medical assistance to servicemen. Currently, interagency cooperation is quite fruitful, ”said the commander of the medical forces of the Armed Forces of Ukraine, Maromedic Service General Tatiana Ostashchenko.</text:p>
      <text:p text:style-name="P4">
According to the results of the event, the first deputy chairman of the committee, Michael Tsymbaluk, dressed the speech for the report, expressing a pity for the causality of a single department, which would be responsible for the state policy in the functioning of veterans' hospitals and had comprehensive information in this area. "Therefore, we are waiting for written proposals for improving the state policy in the field of hospitals and reforming the hospital management system of war veterans," Mr Tsymbalyuk summarized.</text:p>
      <text:p text:style-name="P4">
News Source: <text:a xlink:type="simple" xlink:href="https://armyinform.com.ua/2023/04/19/u-komiteti-z-pytan-soczipolityky-ta-zahystu-prav-veteraniv-obgovoryly-pytannya-funkczionuvannya-gospitaliv-veteraniv-vijny/" text:style-name="Internet_20_link" text:visited-style-name="Visited_20_Internet_20_Link">
https://armyinform.com.ua/2023/04/19/u-komiteti-z-pytan-soczipolityky-ta-zahystu-prav-veteraniv-obgovoryly-pytannya-funkczionuvannya-gospitaliv-veteraniv-vijny/</text:a>
</text:p>
      <!--NEWS-->
      <text:h text:style-name="P10" text:outline-level="1">
<text:span text:style-name="T4">
The procedure for maintaining a single register of deported persons, including children</text:span>
</text:h>
      <text:p text:style-name="P4">
Author: ['АРМІЯINFORM']</text:p>
      <text:p text:style-name="P4">
Time: 2023-04-19T26:00:00-04:00</text:p>
      <text:p text:style-name="P4">
Description: The detachment of dumping the production of “Acts Panita Zakhist Osіb, in that number, deported subordinate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1/minreintegracziyi.jpg" text:style-name="Internet_20_link" text:visited-style-name="Visited_20_Internet_20_Link">
minreintegracziyi.jpg</text:a>
']</text:p>
      <text:p text:style-name="P4">
Tags: ['ДЕПОРТОВАНІ УКРАЇНЦІ', 'МІНРЕІНТЕГРАЦІЇ']</text:p>
      <text:p text:style-name="P4">
Category: News</text:p>
      <!--METADATA-->
      <text:p text:style-name="P4">
<draw:frame draw:style-name="fr1" draw:name="Image315" text:anchor-type="as-char" svg:width="6.9236in" svg:height="6.9236in" draw:z-index="0">
<draw:image xlink:href="../Images/AРМІЯINFORM/2023-04-19T26-00-00-04-00/minreintegracziyi.jpg" xlink:type="simple" xlink:show="embed" xlink:actuate="onLoad" draw:mime-type="image/jpeg"/>
</draw:frame>
The Government has approved the resolution "Some issues of protection of persons, including children deported or forcibly displaced in connection with the armed aggression of the Russian Federation against Ukraine". The Project of the Resolution was developed by the MINIRAINTERGRATION.</text:p>
      <text:p text:style-name="P4">
The resolution approved the procedure for the creation, maintenance and access to the information of the deported persons.</text:p>
      <text:p text:style-name="P4">
Yes, ministries, central and local authorities, heads of regional military administrations were instructed to submit to the National Information Bureau on a monthly basis on a monthly basis(NIB)information about deported persons. It is this body that will answer for the collection and entry of such data in the Register.</text:p>
      <text:p text:style-name="P4">
<text:span text:style-name="T4">
 According to the Decree NIB also </text:span>
:</text:p>
      <ul>
        <li>
will provide information exchange with the International Committee of the Red Cross, the Central Investigation Agency and other international organizations;</li>
      </ul>
      <text:p text:style-name="P4">
-will represent the interests of deported children, including orphans, deprived of parental care, in order to protect their rights;</text:p>
      <ul>
        <li>
will give the Ministry of Foreign Affairs(Foreign ministry)All the necessary information to search and return such persons.</li>
      </ul>
      <text:p text:style-name="P4">
The Ministry of Foreign Affairs is tasked with ensuring broad interaction in these issues by national organizations.</text:p>
      <text:p text:style-name="P4">
In turn, local authorities are obliged to carry out an explanatory work among the local population about the importance of transferring any well-known information about missing adults and children. This will allow you to collect as much data as possible, Avidak - will facilitate their search and return.</text:p>
      <text:p text:style-name="P4">
<text:span text:style-name="T4">
 Source: </text:span>
 <text:a xlink:type="simple" xlink:href="https://minre.gov.ua/2023/04/18/uhvaleno-poryadok-vedennya-yedynogo-reyestru-deportovanyh-osib-v-tomu-chysli-ditej/" text:style-name="Internet_20_link" text:visited-style-name="Visited_20_Internet_20_Link">
Ministry of Reintegration of the Temporarily Occupied Terminory of Ukraine</text:a>
</text:p>
      <text:p text:style-name="P4">
News Source: <text:a xlink:type="simple" xlink:href="https://armyinform.com.ua/2023/04/19/uhvaleno-poryadok-vedennya-yedynogo-reyestru-deportovanyh-osib-v-tomu-chysli-ditej/" text:style-name="Internet_20_link" text:visited-style-name="Visited_20_Internet_20_Link">
https://armyinform.com.ua/2023/04/19/uhvaleno-poryadok-vedennya-yedynogo-reyestru-deportovanyh-osib-v-tomu-chysli-ditej/</text:a>
</text:p>
      <!--NEWS-->
      <text:h text:style-name="P10" text:outline-level="1">
<text:span text:style-name="T4">
Last year, the volume of leakage of personal data on the Russian Federation was 667 million records</text:span>
</text:h>
      <text:p text:style-name="P4">
Author: ['Олексій Мазепа']</text:p>
      <text:p text:style-name="P4">
Time: 2023-04-19T27:00:00-04:00</text:p>
      <text:p text:style-name="P4">
Description: Chi Hedvanni Vi, your diligo to lie to you? Calm vipades, if the war with Ukraine 2022, the war with Ukraine is the latest news today, the news war with Ukraine 2022 The last for today, will there be a war between Ukraine and Russia and when, there will be a war with Ukraine in 2022 or not, it will be or not, it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4/personalni-dani.jpg" text:style-name="Internet_20_link" text:visited-style-name="Visited_20_Internet_20_Link">
personalni-dani.jpg</text:a>
']</text:p>
      <text:p text:style-name="P4">
Tags: ['ПЕРСОНАЛЬНІ ДАНІ']</text:p>
      <text:p text:style-name="P4">
Category: News</text:p>
      <!--METADATA-->
      <text:p text:style-name="P4">
<draw:frame draw:style-name="fr1" draw:name="Image316" text:anchor-type="as-char" svg:width="6.9236in" svg:height="3.582395in" draw:z-index="0">
<draw:image xlink:href="../Images/AРМІЯINFORM/2023-04-19T27-00-00-04-00/personalni-dani.jpg" xlink:type="simple" xlink:show="embed" xlink:actuate="onLoad" draw:mime-type="image/jpeg"/>
</draw:frame>
Are you sure that your data belongs only to you? There are many cases, the honors themselves share personal information on the network, mostly during raining on various sites. These are phone numbers, mail, photos, passport number. But are there enough fuses for this data to be not enough for fraudsters?</text:p>
      <text:p text:style-name="P4">
Thus, last year, the volume of leakage of personal data on the Russian Federation was 667 million recordings - 2.67 times more than 2021 and 4.5 times exceeding the sican destruction of Russia. Such information <text:a xlink:type="simple" xlink:href="https://www.facebook.com/SZRUkraine/posts/pfbid0278qGFAZKTfZJeGhTXw9MyGHp6nt6pRa8XTW5hjkg2rAhvBCYDYcnqdGtVXoJgS1Ml" text:style-name="Internet_20_link" text:visited-style-name="Visited_20_Internet_20_Link">
publishes</text:a>
In its report, the Foreign Intelligence Service of Ukraine.</text:p>
      <text:p text:style-name="P4">
Data leakage in the Retail &amp; HoReCa category has increased by almost five times; the leakage of commercial secrets has also increased; three times - theft in industrial, transport and energy companies; In small business - growth is twice as much as a year ago. In the financial sector, data leakage increased 1.7 times; the volume of stolen personal data of the Russians increased 32 times. At the same time, external attacks increased more than three times, to 75 %, with the simultaneous growth of the proportion of leaks of information, which is a commercial secret. Takatency indicates a very low awareness of the Russian population to protect their Internet.</text:p>
      <text:p text:style-name="P4">
During the war, the personal data of Ukrainians are also at risk. All will be remembered last year's epic with the breakdown of Russian hackers of the Ukrainian platform "Action".</text:p>
      <text:p text:style-name="P4">
In a few days, on the night of January 21 to January 22, 2022, on the Internet portalidforums appeared "as a sample" for the sale of 30 gigabytes allegedly personalized more than two million Ukrainians: digital signatures, ID cards, foreign passports, driving certificates. , tables with e-machines, IPN, telephony. A total of 2.5 million records, 13.5 million photos of documents and 4.1 million document records.</text:p>
      <text:p text:style-name="P4">
At the same time, in the Minister, the information about the "drain" data from the "Action" was called fake with a hybrid war against Ukraine. The official release of the institution, in particular, states that "the main goal of the enemy is to undermine the confidence in the Faika's power the vulnerability of critical information infrastructure and" drain ".</text:p>
      <text:p text:style-name="P4">
To protect your personal data from unauthorized access to third -person access, prepare in advance and take a few steps:</text:p>
      <text:p text:style-name="P4">
News Source: <text:a xlink:type="simple" xlink:href="https://armyinform.com.ua/2023/04/19/mynulogo-roku-obsyag-vytoku-personalnyh-danyh-na-rf-stanovyv-667-mln-zapysiv/" text:style-name="Internet_20_link" text:visited-style-name="Visited_20_Internet_20_Link">
https://armyinform.com.ua/2023/04/19/mynulogo-roku-obsyag-vytoku-personalnyh-danyh-na-rf-stanovyv-667-mln-zapysiv/</text:a>
</text:p>
      <!--NEWS-->
      <text:h text:style-name="P10" text:outline-level="1">
<text:span text:style-name="T4">
Two Luhansk people have been informed of suspicion of collaboration</text:span>
</text:h>
      <text:p text:style-name="P4">
Author: ['АРМІЯINFORM']</text:p>
      <text:p text:style-name="P4">
Time: 2023-04-19T28:00:00-04:00</text:p>
      <text:p text:style-name="P4">
Description: For the proprietary Kerivnitvva, the Office of the General Prosecutor is in absentia about Pіdozra ... The war with Ukraine 2022, the war with Ukraine is the latest news today, the News War with Ukraine 2022 is the last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8/genprokuratura-e1627891694992.jpg" text:style-name="Internet_20_link" text:visited-style-name="Visited_20_Internet_20_Link">
genprokuratura-e1627891694992.jpg</text:a>
']</text:p>
      <text:p text:style-name="P4">
Tags: ['КОЛАБОРАНТИ', 'КОЛАБОРАЦІОНІЗМ', 'ЛУГАНЩИНА', 'ОФІС ГЕНЕРАЛЬНОГО ПРОКУРОРА', 'ПОВІДОМЛЕННЯ ПРО ПІДОЗРУ']</text:p>
      <text:p text:style-name="P4">
Category: News</text:p>
      <!--METADATA-->
      <text:p text:style-name="P4">
<draw:frame draw:style-name="fr1" draw:name="Image317" text:anchor-type="as-char" svg:width="6.9236in" svg:height="4.638812in" draw:z-index="0">
<draw:image xlink:href="../Images/AРМІЯINFORM/2023-04-19T28-00-00-04-00/genprokuratura-e1627891694992.jpg" xlink:type="simple" xlink:show="embed" xlink:actuate="onLoad" draw:mime-type="image/jpeg"/>
</draw:frame>
Illustrative photo</text:p>
      <text:p text:style-name="P4">
Under the procedural guidance of the Prosecutor General's Office, two citizens of Ukraine after collaborative activity were reported in absentia(Article 111-1 of the Criminal Code of Ukraine).</text:p>
      <text:p text:style-name="P4">
За даними слідства, підозрювані співпрацюють з окупаційною владою. Вонидобровільно зайняли псевдопосади «тимчасово виконуючого обов’язків заступникаміністра внутрішніх справ» та «міністра охорони здоров’я» в незаконнихправоохоронних органах та органах влади, створених на тимчасово окупованійтериторії Луганської області.</text:p>
      <text:p text:style-name="P4">
Досудове розслідування у кримінальному провадженні здійснюється слідчимиГоловного слідчого управління СБУ.</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text:span text:style-name="T4">
Джерело:</text:span>
 <text:a xlink:type="simple" xlink:href="https://www.gp.gov.ua/ua/posts/dvom-lugancanam-povidomleno-pro-pidozru-u-kolaboraciinii-diyalnosti" text:style-name="Internet_20_link" text:visited-style-name="Visited_20_Internet_20_Link">
Офіс Генерального прокурораУкраїни</text:a>
</text:p>
      <text:p text:style-name="P4">
News Source: <text:a xlink:type="simple" xlink:href="https://armyinform.com.ua/2023/04/19/dvom-luganchanam-povidomleno-pro-pidozru-u-kolaboraczijnij-diyalnosti/" text:style-name="Internet_20_link" text:visited-style-name="Visited_20_Internet_20_Link">
https://armyinform.com.ua/2023/04/19/dvom-luganchanam-povidomleno-pro-pidozru-u-kolaboraczijnij-diyalnosti/</text:a>
</text:p>
      <!--NEWS-->
      <text:h text:style-name="P10" text:outline-level="1">
<text:span text:style-name="T4">
The Cabinet resolved the issue of appointment at birth of a child to parents who went abroad through the war</text:span>
</text:h>
      <text:p text:style-name="P4">
Author: ['АРМІЯINFORM']</text:p>
      <text:p text:style-name="P4">
Time: 2023-04-19T29:00:00-04:00</text:p>
      <text:p text:style-name="P4">
Description: Vidteter Old Man, the Yaki have a malevavian pіd an hour of the Timchysya voltage over the marks ... The war with Ukraine 2022, the war with Ukraine is the latest news today, the news War with Ukraine 2022 is the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7kjrrv-c17x11x50px50p-c17x11x50px50p-b8495cec9e605c10782a3a29321369c4.jpg" text:style-name="Internet_20_link" text:visited-style-name="Visited_20_Internet_20_Link">
7kjrrv-c17x11x50px50p-c17x11x50px50p-b8495cec9e605c10782a3a29321369c4.jpg</text:a>
']</text:p>
      <text:p text:style-name="P4">
Tags: ['ДІТИ', 'МІНРЕІНТЕГРАЦІЇ', 'НАРОДЖЕННЯ', 'СОЦІАЛЬНИЙ ЗАХИСТ']</text:p>
      <text:p text:style-name="P4">
Category: News</text:p>
      <!--METADATA-->
      <text:p text:style-name="P4">
<draw:frame draw:style-name="fr1" draw:name="Image318" text:anchor-type="as-char" svg:width="6.9236in" svg:height="4.479976in" draw:z-index="0">
<draw:image xlink:href="../Images/AРМІЯINFORM/2023-04-19T29-00-00-04-00/7kjrrv-c17x11x50px50p-c17x11x50px50p-b8495cec9e605c10782a3a29321369c4.jpg" xlink:type="simple" xlink:show="embed" xlink:actuate="onLoad" draw:mime-type="image/jpeg"/>
</draw:frame>
From now on, parents who have a toddler during their temporary stay for Ukraine can remotely submit documents for assistance when childbirth. About it <text:a xlink:type="simple" xlink:href="https://minre.gov.ua/2023/04/18/kabmin-vregulyuvav-pytannya-pryznachennya-dopomogy-pry-narodzhenni-dytyny-batkam-yaki-cherez-vijnu-vyyihaly-za-kordon/" text:style-name="Internet_20_link" text:visited-style-name="Visited_20_Internet_20_Link">
reports</text:a>
The Ministry of Reintegration of the Temporarily Occupied Terminory.</text:p>
      <text:p text:style-name="P4">
At the meeting of the Cabinet of Ministers, a comprehensive resolution was developed. In particular, the issues of social payments on children who went abroad were regulated by the Ministry of Social Policy.</text:p>
      <text:p text:style-name="P4">
The provision of this opportunity was discussed at meetings under the chairmanship of Vicemier-Minister Irina Vereshchuk. They were dedicated to solving the problematic quotes of Ukrainian citizens who are temporarily abroad due to growth aggression.</text:p>
      <text:p text:style-name="P4">
Prior to the adoption of this resolution, women who gave birth to a child abroad could only receive assistance after returning to Ukraine. After all, a physical presence was required: it was necessary to personally consult a body of social protection of the population.</text:p>
      <text:p text:style-name="P4">
The government supported by the Government provides for the opportunity to send one of the temporarily temporarily abroad parents, an application for assistance to the organizing protection in Ukraine at its registered place of residence.</text:p>
      <text:p text:style-name="P4">
Together with the statement, the parent or mother should send the residence issued by the competent authorities and legalized documents in the prescribed manner.</text:p>
      <text:p text:style-name="P4">
Thus, the mother will be able to receive Ukrainian assistance for a child in the country, Devona received temporary shelter.</text:p>
      <text:p text:style-name="P4">
News Source: <text:a xlink:type="simple" xlink:href="https://armyinform.com.ua/2023/04/19/kabmin-vregulyuvav-pytannya-pryznachennya-dopomogy-pry-narodzhenni-dytyny-batkam-yaki-cherez-vijnu-vyyihaly-za-kordon/" text:style-name="Internet_20_link" text:visited-style-name="Visited_20_Internet_20_Link">
https://armyinform.com.ua/2023/04/19/kabmin-vregulyuvav-pytannya-pryznachennya-dopomogy-pry-narodzhenni-dytyny-batkam-yaki-cherez-vijnu-vyyihaly-za-kordon/</text:a>
</text:p>
      <!--NEWS-->
      <text:h text:style-name="P10" text:outline-level="1">
<text:span text:style-name="T4">
A group of persons who will conduct Russian propaganda in educational institutions have been exposed in Luhansk region</text:span>
</text:h>
      <text:p text:style-name="P4">
Author: ['АРМІЯINFORM']</text:p>
      <text:p text:style-name="P4">
Time: 2023-04-19T30:00:00-04:00</text:p>
      <text:p text:style-name="P4">
Description: For the proprietary Kerivnitvva Luhansko Prosecutors, they have been cheated about Pіdozr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1-1.png" text:style-name="Internet_20_link" text:visited-style-name="Visited_20_Internet_20_Link">
1-1.png</text:a>
']</text:p>
      <text:p text:style-name="P4">
Tags: ['ОФІС ГЕНЕРАЛЬНОГО ПРОКУРОРА', 'ПОВІДОМЛЕННЯ ПРО ПІДОЗРУ', 'РОСІЙСЬКА ПРОПАГАНДА']</text:p>
      <text:p text:style-name="P4">
Category: News</text:p>
      <!--METADATA-->
      <text:p text:style-name="P4">
<draw:frame draw:style-name="fr1" draw:name="Image319" text:anchor-type="as-char" svg:width="6.9236in" svg:height="4.909986in" draw:z-index="0">
<draw:image xlink:href="../Images/AРМІЯINFORM/2023-04-19T30-00-00-04-00/1-1.png" xlink:type="simple" xlink:show="embed" xlink:actuate="onLoad" draw:mime-type="image/png"/>
</draw:frame>
Under the procedural leadership of the Luhansk Regional Prosecutor's Office, he was informed by profunds by five participants of the organized group engaged in Russian propaganda in educational institutions. About it <text:a xlink:type="simple" xlink:href="https://www.gp.gov.ua/ua/posts/povidomleno-pro-pidozru-5-ucasnikam-organizovanoyi-grupi-z-okupovanoyi-luganshhini-yaki-provadyat-rosiisku-propagandu-v-zakladax-osviti" text:style-name="Internet_20_link" text:visited-style-name="Visited_20_Internet_20_Link">
reports</text:a>
Office of the Prosecutor General of Ukraine.</text:p>
      <text:p text:style-name="P4">
According to the investigation, a criminal group has been operating in the temporarily occupied Starobilsky district of Luhansk from March 2022. All the persons involved-the hazardous educators who, after a full-scale invasion of the Russian Federation, began to actively work with the authorities of the aggressor country.</text:p>
      <text:p text:style-name="P4">
"Head of the Department of Education of the Administration of Starobilsky District of LNR" developed a criminal plan for a purposeful task of harming Ukraine's information security by spreading pro -Kremlin narratives.</text:p>
      <text:p text:style-name="P4">
For this purpose, the occupying pseudo -official involved four directors of the so -called "state general institutions of the LNR": "Pidgorev Secondary School", "Starobilsk Gymnasium", "Starobilsk Secondary School № 4" and "Polovinka Secondary School".</text:p>
      <text:p text:style-name="P4">
They organize and hold meetings and other public events with the participation of students, their parents and locals. They are openly supported by the power of Russia, the establishment of the occupation of part of the territory of Ukraine.</text:p>
      <text:p text:style-name="P4">
The activities of occupation educational institutions are actively covered on the websites of the Ministry of Education and Science of the LNR, the Administration of Starobilsky District, as well as the Internet resources of the so-called "LNR", pages in social networks Tategram-channels.</text:p>
      <text:p text:style-name="P4">
The suspects are also systematically interviewed on the TV channel of Lugansk 24.</text:p>
      <text:p text:style-name="P4">
All participants of the group are charged with the implementation of propaganda and information activity in cooperation with the aggressor state, as well as actions aimed at the standards of education of the Russian Federation in educational institutions committed by an organized group(Part 3 of Art. 28, Part 3 of Art. 111-1, Part 6 of Art. 111-1 of the Criminal Code of Ukraine). Крім того,одному — колабораційна діяльність (Part 5 of Art. 111-1 of the Criminal Code of Ukraine).</text:p>
      <text:p text:style-name="P4">
Досудове розслідування здійснюють слідчі Головного управління Нацполіції вЛуганській області.</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News Source: <text:a xlink:type="simple" xlink:href="https://armyinform.com.ua/2023/04/19/na-luganshhyni-vykryto-organizovanu-grupu-osib-yaki-provadyat-rosijsku-propagandu-v-zakladah-osvity/" text:style-name="Internet_20_link" text:visited-style-name="Visited_20_Internet_20_Link">
https://armyinform.com.ua/2023/04/19/na-luganshhyni-vykryto-organizovanu-grupu-osib-yaki-provadyat-rosijsku-propagandu-v-zakladah-osvity/</text:a>
</text:p>
      <!--NEWS-->
      <text:h text:style-name="P10" text:outline-level="1">
<text:span text:style-name="T4">
The Russian serviceman tells his wife about hopelessness about his return home - intercepting GUR</text:span>
</text:h>
      <text:p text:style-name="P4">
Author: ['АРМІЯINFORM']</text:p>
      <text:p text:style-name="P4">
Time: 2023-04-19T31:00:00-04:00</text:p>
      <text:p text:style-name="P4">
Description: Військовослужбовець рф розповідає дружині про жахливу ситуацію на фронті та безнадій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ВТОРГНЕННЯ РФ', 'ГУР МО УКРАЇНИ', 'ГУР МОУ']</text:p>
      <text:p text:style-name="P4">
Category: News</text:p>
      <!--METADATA-->
      <text:p text:style-name="P4">
<draw:frame draw:style-name="fr1" draw:name="Image320" text:anchor-type="as-char" svg:width="6.9236in" svg:height="3.894525in" draw:z-index="0">
<draw:image xlink:href="../Images/AРМІЯINFORM/2023-04-19T31-00-00-04-00/gurperehoplennya.jpg" xlink:type="simple" xlink:show="embed" xlink:actuate="onLoad" draw:mime-type="image/jpeg"/>
</draw:frame>
The Russian serviceman tells his wife about the horrific situation at the front of the tabsable to return home. This conversation in Telegram <text:a xlink:type="simple" xlink:href="https://t.me/DIUkraine" text:style-name="Internet_20_link" text:visited-style-name="Visited_20_Internet_20_Link">
published</text:a>
Main Directorate of Intelligence of Defense of Ukraine.</text:p>
      <ul>
        <li>
"Khokhli to us with 20 m ... We have, bl<text:span text:style-name="T5">
 d, croche, 6 persons - 300 fighter"; * The occupier tells about the difficult situation on the flint(Lugansk region): “In short, we will be ironed simply here”; * “Just the boys of Zah</text:span>
 just in porridge”; <text:span text:style-name="T5">
“Here we are on the offensive, bl</text:span>
d, walked, we were just invil<text:span text:style-name="T5">
Zili, bl</text:span>
d, generally in the Imrean”; * vіsikovy Rospovіd ok about translated to the brigades, in Yakiy Z 5 Tisyach soldier lost their close 200; <text:span text:style-name="T5">
“I, x</text:span>
th know where we are, bl*d, will be knocked on the next ass”; * “In two weeks you can look for a new husband”; * "Here they just send boys to meat."</li>
      </ul>
      <text:p text:style-name="P4">
News Source: <text:a xlink:type="simple" xlink:href="https://armyinform.com.ua/2023/04/19/vijskovosluzhbovecz-rf-rozpovidaye-druzhyni-pro-beznadijnist-shhodo-svogo-povernennya-dodomu/" text:style-name="Internet_20_link" text:visited-style-name="Visited_20_Internet_20_Link">
https://armyinform.com.ua/2023/04/19/vijskovosluzhbovecz-rf-rozpovidaye-druzhyni-pro-beznadijnist-shhodo-svogo-povernennya-dodomu/</text:a>
</text:p>
      <!--NEWS-->
      <text:h text:style-name="P10" text:outline-level="1">
<text:span text:style-name="T4">
The Russian Federation wants the speedy end of the war - the main narrative of the Russian media on April 18</text:span>
</text:h>
      <text:p text:style-name="P4">
Author: ['АРМІЯINFORM']</text:p>
      <text:p text:style-name="P4">
Time: 2023-04-19T32:00:00-04:00</text:p>
      <text:p text:style-name="P4">
Description: Varto Zaver, the representation of the Kremlin regime by calling the Kremlin regime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37551213_1545929612584704_7607333967414949296_n.jpg" text:style-name="Internet_20_link" text:visited-style-name="Visited_20_Internet_20_Link">
337551213_1545929612584704_7607333967414949296_n.jpg</text:a>
']</text:p>
      <text:p text:style-name="P4">
Tags: ['НАРАТИВИ РФ', 'ЦПД']</text:p>
      <text:p text:style-name="P4">
Category: News</text:p>
      <!--METADATA-->
      <text:p text:style-name="P4">
<draw:frame draw:style-name="fr1" draw:name="Image321" text:anchor-type="as-char" svg:width="6.9236in" svg:height="6.9236in" draw:z-index="0">
<draw:image xlink:href="../Images/AРМІЯINFORM/2023-04-19T32-00-00-04-00/337551213_1545929612584704_7607333967414949296_n.jpg" xlink:type="simple" xlink:show="embed" xlink:actuate="onLoad" draw:mime-type="image/jpeg"/>
</draw:frame>
It is worth noting that the Kremlin regime representative named the full -scale invasion of Russia with a "conflict", deliberately diminishing the crimes of the richists.</text:p>
      <text:p text:style-name="P4">
In turn, the Kremlin Rupor Peskov commented that Russia listens only to the tiproposes of "peace", which will be in its interests.</text:p>
      <text:p text:style-name="P4">
Changing aggressive rhetoric to "peacekeeping" indicates an effort to create the victim's image in order to be able to justify any crimes of the sacrifices in the future.</text:p>
      <text:p text:style-name="P4">
04/15/2023 Analysts of the Center predicted the change in the rhetoric of the rhetoric of the main narratives of the so -called special operation.</text:p>
      <text:p text:style-name="P4">
<text:span text:style-name="T4">
 Source: </text:span>
 <text:a xlink:type="simple" xlink:href="https://www.facebook.com/protydiyadezinformatsiyi.cpd/posts/pfbid02icEyTzNRBCnua5C37k8v4U53EqVuTB9H7QjhwbE6d4evCVvWaqSt5Q1o2GQxvpEtl" text:style-name="Internet_20_link" text:visited-style-name="Visited_20_Internet_20_Link">
Center Anti -Dydidformation</text:a>
</text:p>
      <text:p text:style-name="P4">
News Source: <text:a xlink:type="simple" xlink:href="https://armyinform.com.ua/2023/04/19/rf-hoche-yaknajshvydshogo-zakinchennya-vijny-osnovnyj-naratyv-rosijskyh-zmi-18-kvitnya/" text:style-name="Internet_20_link" text:visited-style-name="Visited_20_Internet_20_Link">
https://armyinform.com.ua/2023/04/19/rf-hoche-yaknajshvydshogo-zakinchennya-vijny-osnovnyj-naratyv-rosijskyh-zmi-18-kvitnya/</text:a>
</text:p>
      <!--NEWS-->
      <text:h text:style-name="P10" text:outline-level="1">
<text:span text:style-name="T4">
There is no statute of limitations for torture - Deputy Minister of Justice Valery Kolomiets</text:span>
</text:h>
      <text:p text:style-name="P4">
Author: ['АРМІЯINFORM']</text:p>
      <text:p text:style-name="P4">
Time: 2023-04-19T33:00:00-04:00</text:p>
      <text:p text:style-name="P4">
Description: Valeria Kolomіtzuu who was in Ethriral Talemarathon in Ethriyrefon Wideo Wideo ... The war with Ukraine 2022, the war with Ukraine is the latest news today, the war with Ukraine 2022 is the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kolomiyecz.jpg" text:style-name="Internet_20_link" text:visited-style-name="Visited_20_Internet_20_Link">
kolomiyecz.jpg</text:a>
']</text:p>
      <text:p text:style-name="P4">
Tags: ['ВАЛЕРІЯ КОЛОМІЄЦЬ', 'ТЕЛЕМАРАФОН']</text:p>
      <text:p text:style-name="P4">
Category: News</text:p>
      <!--METADATA-->
      <text:p text:style-name="P4">
<draw:frame draw:style-name="fr1" draw:name="Image322" text:anchor-type="as-char" svg:width="6.9236in" svg:height="3.484879in" draw:z-index="0">
<draw:image xlink:href="../Images/AРМІЯINFORM/2023-04-19T33-00-00-04-00/kolomiyecz.jpg" xlink:type="simple" xlink:show="embed" xlink:actuate="onLoad" draw:mime-type="image/jpeg"/>
</draw:frame>
Valeria Kolomiets commented on the air <text:a xlink:type="simple" xlink:href="https://youtu.be/dL-szzeZj3M" text:style-name="Internet_20_link" text:visited-style-name="Visited_20_Internet_20_Link">
"National Tteleorphone"</text:a>
A widespread video from the execution of Ukrainian military.</text:p>
      <text:p text:style-name="P4">
“This is not the first act of aggression and antihumane that we see from Russian Army. Those who have done so can and should be presented before Ukrainian building. According to the Roman Statute, they committed military crimes. Whatever it may sound horrifying, also, according to certain rules, such cases of uncomfortable cases should also be considered by the International Criminal Court, ”the Deputy Minister said.</text:p>
      <text:p text:style-name="P4">
She noted that this case certainly falls under the definition of "torture" and called on anyone who suffered from such crimes to seek legal assistance.</text:p>
      <text:p text:style-name="P4">
"What is recorded in this video is first and foremost - torture, then since the spring of last year, the state has secured the right to free legal aid to all who have been victims of torture or victims of sexual crime of the Russian army, I recommend to seek legal assistance," Valery Kolomiets emphasized.</text:p>
      <text:p text:style-name="P4">
According to she anyone who watches this video reads such news. Unfortunately, similar renovative things that have to inspire us or destabilize us will be ideal. But keep in mind that the statute of limitations in crimes exists. "</text:p>
      <text:p text:style-name="P4">
<text:span text:style-name="T4">
 Contact the Single Telephone Number of the System Free Legal Aid can be by phone 0800213103. </text:span>
</text:p>
      <text:p text:style-name="P4">
Receiving telephone requests for legal information, legal advice and clarification is made daily, and reports of persons are accepted and processed around the clock.</text:p>
      <text:p text:style-name="P4">
Calls from landline and mobile phones within Ukraine are free of charge.</text:p>
      <text:p text:style-name="P4">
News Source: <text:a xlink:type="simple" xlink:href="https://armyinform.com.ua/2023/04/19/terminu-davnosti-za-katuvannya-ne-isnuye-zastupnyk-ministra-yustycziyi-valeriya-kolomiyecz/" text:style-name="Internet_20_link" text:visited-style-name="Visited_20_Internet_20_Link">
https://armyinform.com.ua/2023/04/19/terminu-davnosti-za-katuvannya-ne-isnuye-zastupnyk-ministra-yustycziyi-valeriya-kolomiyecz/</text:a>
</text:p>
      <!--NEWS-->
      <text:h text:style-name="P10" text:outline-level="1">
<text:span text:style-name="T4">
The enemy struck 4 missile and 60 aviation strike</text:span>
</text:h>
      <text:p text:style-name="P4">
Author: ['АРМІЯINFORM']</text:p>
      <text:p text:style-name="P4">
Time: 2023-04-19T34: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raketnyj-udar.jpg" text:style-name="Internet_20_link" text:visited-style-name="Visited_20_Internet_20_Link">
raketnyj-udar.jpg</text:a>
']</text:p>
      <text:p text:style-name="P4">
Tags: ['STOPRUSSIA', 'ГШ ЗСУ']</text:p>
      <text:p text:style-name="P4">
Category: News</text:p>
      <!--METADATA-->
      <text:p text:style-name="P4">
<draw:frame draw:style-name="fr1" draw:name="Image323" text:anchor-type="as-char" svg:width="6.9236in" svg:height="3.894525in" draw:z-index="0">
<draw:image xlink:href="../Images/AРМІЯINFORM/2023-04-19T34-00-00-04-00/raketnyj-udar.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yzVJR2CDo79YT1CfJdavzX6ixsFVSyfYwS7JzRzoVKnX6TBVuGJ3vuFKPCsyY4s8l" text:style-name="Internet_20_link" text:visited-style-name="Visited_20_Internet_20_Link">
reports</text:a>
The General Staff of the Armed Forces of Ukraine in operational information as of 06: 0019.04.2023 on the Russian invasion.</text:p>
      <text:p text:style-name="P4">
"Over the past day, the enemy struck 4 missile and 60 aviation strikes, made 58 shelling of rocket launchers, and it was injured by it," the message said.</text:p>
      <text:p text:style-name="P4">
The likelihood of further rocket and aviation strikes throughout Ukraine remains high.</text:p>
      <text:p text:style-name="P4">
News Source: <text:a xlink:type="simple" xlink:href="https://armyinform.com.ua/2023/04/19/protyvnyk-zavdav-4-raketnyh-ta-60-aviaczijnyh-udariv-zdijsnyv-58-obstriliv-z-rszv/" text:style-name="Internet_20_link" text:visited-style-name="Visited_20_Internet_20_Link">
https://armyinform.com.ua/2023/04/19/protyvnyk-zavdav-4-raketnyh-ta-60-aviaczijnyh-udariv-zdijsnyv-58-obstriliv-z-rszv/</text:a>
</text:p>
      <!--NEWS-->
      <text:h text:style-name="P10" text:outline-level="1">
<text:span text:style-name="T4">
Ukrainian defenders repelled over 60 enemy attacks in four directions</text:span>
</text:h>
      <text:p text:style-name="P4">
Author: ['АРМІЯINFORM']</text:p>
      <text:p text:style-name="P4">
Time: 2023-04-19T35:00:00-04:00</text:p>
      <text:p text:style-name="P4">
Description: About the General’s headquarters of the Zbroyshens of Ukraine in the operational INformation Stan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f3efb3-zsu.jpg" text:style-name="Internet_20_link" text:visited-style-name="Visited_20_Internet_20_Link">
3f3efb3-zsu.jpg</text:a>
']</text:p>
      <text:p text:style-name="P4">
Tags: ['STOPRUSSIA', 'ГШ ЗСУ']</text:p>
      <text:p text:style-name="P4">
Category: News</text:p>
      <!--METADATA-->
      <text:p text:style-name="P4">
<draw:frame draw:style-name="fr1" draw:name="Image324" text:anchor-type="as-char" svg:width="6.9236in" svg:height="3.883237in" draw:z-index="0">
<draw:image xlink:href="../Images/AРМІЯINFORM/2023-04-19T35-00-00-04-00/3f3efb3-zsu.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yzVJR2CDo79YT1CfJdavzX6ixsFVSyfYwS7JzRzoVKnX6TBVuGJ3vuFKPCsyY4s8l" text:style-name="Internet_20_link" text:visited-style-name="Visited_20_Internet_20_Link">
reports</text:a>
The General Staff of the Armed Forces of Ukraine in operational information as of 06: 0019.04.2023 on the Russian invasion.</text:p>
      <text:p text:style-name="P4">
“The main efforts of the enemy focuses on the offensive actions in Liman, Bakhmut, Avdiiv and Mariinsky directions. During the last day, in these areas of the front, the units of the Defense Forces of Ukraine reflected more than 60 attacks of the enemy. The most fierce battles are conducted by Bakhmut and Marinka, ”the message goes</text:p>
      <text:p text:style-name="P4">
News Source: <text:a xlink:type="simple" xlink:href="https://armyinform.com.ua/2023/04/19/ukrayinski-zahysnyky-vidbyly-ponad-60-atak-voroga-na-chotyroh-napryamkah/" text:style-name="Internet_20_link" text:visited-style-name="Visited_20_Internet_20_Link">
https://armyinform.com.ua/2023/04/19/ukrayinski-zahysnyky-vidbyly-ponad-60-atak-voroga-na-chotyroh-napryamkah/</text:a>
</text:p>
      <!--NEWS-->
      <text:h text:style-name="P10" text:outline-level="1">
<text:span text:style-name="T4">
The Defense Forces of Ukraine "landed" 10 enemy drones - the General Staff of the Armed Forces</text:span>
</text:h>
      <text:p text:style-name="P4">
Author: ['АРМІЯINFORM']</text:p>
      <text:p text:style-name="P4">
Time: 2023-04-19T36: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ГШ ЗСУ']</text:p>
      <text:p text:style-name="P4">
Category: News</text:p>
      <!--METADATA-->
      <text:p text:style-name="P4">
<draw:frame draw:style-name="fr1" draw:name="Image325" text:anchor-type="as-char" svg:width="6.9236in" svg:height="4.292632in" draw:z-index="0">
<draw:image xlink:href="../ConvertedIMGs/AРМІЯINFORM/2023-04-19T36-00-00-04-00/1200_0_1651937012-2605.png" xlink:type="simple" xlink:show="embed" xlink:actuate="onLoad" draw:mime-type="image/png"/>
</draw:frame>
Illustrative Photo <text:span text:style-name="T4">
 🔥Set on Russian invasion </text:span>
</text:p>
      <text:p text:style-name="P4">
About it <text:a xlink:type="simple" xlink:href="https://www.facebook.com/GeneralStaff.ua/posts/pfbid02yzVJR2CDo79YT1CfJdavzX6ixsFVSyfYwS7JzRzoVKnX6TBVuGJ3vuFKPCsyY4s8l" text:style-name="Internet_20_link" text:visited-style-name="Visited_20_Internet_20_Link">
reports</text:a>
The General Staff of the Armed Forces of Ukraine in operational information as of 06: 0019.04.2023 on the Russian invasion.</text:p>
      <text:p text:style-name="P4">
“Aviation of defense forces over the past day has struck 11 beats in the areas of concentration of personal staff and 2 strokes on the enemy anti-aircraft missile complexes. In addition, 2 enemy reconnaissance UAVs were shot down("Orlan-10" and "Superkam"), as much as 8 shock(7-Shahaned-136 type and 1-"Lancet")”, - the testimony reads.</text:p>
      <text:p text:style-name="P4">
Missile troops and artillery units impressed 3 areas of the Livivslan concentration, radio electronic struggle and another important military object.</text:p>
      <text:p text:style-name="P4">
News Source: <text:a xlink:type="simple" xlink:href="https://armyinform.com.ua/2023/04/19/nashi-zahysnyky-pryzemlyly-10-vorozhyh-droniv-genshtab-zsu/" text:style-name="Internet_20_link" text:visited-style-name="Visited_20_Internet_20_Link">
https://armyinform.com.ua/2023/04/19/nashi-zahysnyky-pryzemlyly-10-vorozhyh-droniv-genshtab-zsu/</text:a>
</text:p>
      <!--NEWS-->
      <text:h text:style-name="P10" text:outline-level="1">
<text:span text:style-name="T4">
In the Kherson region, the occupiers are changing the terrain and waters of rivers</text:span>
</text:h>
      <text:p text:style-name="P4">
Author: ['АРМІЯINFORM']</text:p>
      <text:p text:style-name="P4">
Time: 2023-04-19T37: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miny.jpg" text:style-name="Internet_20_link" text:visited-style-name="Visited_20_Internet_20_Link">
miny.jpg</text:a>
']</text:p>
      <text:p text:style-name="P4">
Tags: ['STOPRUSSIA', 'АГРЕСІЯ РФ', 'ВТОРГНЕННЯ РФ', 'ГШ ЗСУ', 'ОПЕРАТИВНА ІНФОРМАЦІЯ', 'ХЕРСОНЩИНА']</text:p>
      <text:p text:style-name="P4">
Category: News</text:p>
      <!--METADATA-->
      <text:p text:style-name="P4">
<draw:frame draw:style-name="fr1" draw:name="Image326" text:anchor-type="as-char" svg:width="6.9236in" svg:height="4.623426in" draw:z-index="0">
<draw:image xlink:href="../Images/AРМІЯINFORM/2023-04-19T37-00-00-04-00/min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yzVJR2CDo79YT1CfJdavzX6ixsFVSyfYwS7JzRzoVKnX6TBVuGJ3vuFKPCsyY4s8l" text:style-name="Internet_20_link" text:visited-style-name="Visited_20_Internet_20_Link">
reports</text:a>
The General Staff of the Armed Forces of Ukraine in operational information as of 06: 0019.04.2023 on the Russian invasion.</text:p>
      <text:p text:style-name="P4">
“In the temporarily captured territory of the Kherson region, Russian occupants are changing the terrain, increasing defense capabilities. Minivations also take place with waters of the Konka and Dnipro rivers. There are cases of blasting of locals on enemy mines when trying to go out water, ”the message reads.</text:p>
      <text:p text:style-name="P4">
News Source: <text:a xlink:type="simple" xlink:href="https://armyinform.com.ua/2023/04/19/na-hersonshhynni-okupanty-minuyut-misczevist-ta-akvatoriyi-richok/" text:style-name="Internet_20_link" text:visited-style-name="Visited_20_Internet_20_Link">
https://armyinform.com.ua/2023/04/19/na-hersonshhynni-okupanty-minuyut-misczevist-ta-akvatoriyi-richok/</text:a>
</text:p>
      <!--NEWS-->
      <text:h text:style-name="P10" text:outline-level="1">
<text:span text:style-name="T4">
Ukrainian defenders per day eliminated more than 600 invaders, destroyed 4 tanks and 12 BBM</text:span>
</text:h>
      <text:p text:style-name="P4">
Author: ['АРМІЯINFORM']</text:p>
      <text:p text:style-name="P4">
Time: 2023-04-19T38:00:00-04:00</text:p>
      <text:p text:style-name="P4">
Description: Zagalni Boyov, Find the enemy on 02/24/22 to 04/19/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2d6595f4-aac3-4b1e-9962-8279eee109b7-scaled.jpg" text:style-name="Internet_20_link" text:visited-style-name="Visited_20_Internet_20_Link">
2d6595f4-aac3-4b1e-9962-8279eee109b7-scaled.jpg</text:a>
']</text:p>
      <text:p text:style-name="P4">
Tags: ['STOPRUSSIA', 'АГРЕСІЯ РФ', 'ВТОРГНЕННЯ РФ', 'ВТРАТИ ВОРОГА', 'ГШ ЗСУ']</text:p>
      <text:p text:style-name="P4">
Category: News</text:p>
      <!--METADATA-->
      <text:p text:style-name="P4">
<draw:frame draw:style-name="fr1" draw:name="Image327" text:anchor-type="as-char" svg:width="6.9236in" svg:height="6.969757in" draw:z-index="0">
<draw:image xlink:href="../Images/AРМІЯINFORM/2023-04-19T38-00-00-04-00/2d6595f4-aac3-4b1e-9962-8279eee109b7-scaled.jpg" xlink:type="simple" xlink:show="embed" xlink:actuate="onLoad" draw:mime-type="image/jpeg"/>
</draw:frame>
The total fighting loss of the enemy from 24.02.22 to 19.04.23 will be orientated:</text:p>
      <text:p text:style-name="P4">
<text:span text:style-name="T4">
<text:span text:style-name="T5">
 Personnel - </text:span>
* 183750(+620)persons eliminated</text:span>
<text:span text:style-name="T5">
 tanks - </text:span>
<text:span text:style-name="T5">
 3665(+4)</text:span>
<text:span text:style-name="T4">
 combat armored vehicles - </text:span>
 7110(+12)<text:span text:style-name="T4">
<text:span text:style-name="T5">
 Artillery systems - </text:span>
<text:span text:style-name="T5">
 2819(+9)</text:span>
 </text:span>
 RSZV - <text:span text:style-name="T4">
 538(0)</text:span>
<text:span text:style-name="T5">
 air defense means - </text:span>
<text:span text:style-name="T5">
 285(0)</text:span>
<text:span text:style-name="T4">
 aircraft - </text:span>
 308(0)<text:span text:style-name="T4">
<text:span text:style-name="T5">
 helicopters - </text:span>
* 293(0)</text:span>
<text:span text:style-name="T5">
 UAV Operative Tactical Level-</text:span>
<text:span text:style-name="T5">
 2376(+23)</text:span>
<text:span text:style-name="T4">
 Winged missiles - </text:span>
 911(0)<text:span text:style-name="T4">
<text:span text:style-name="T5">
 ships / boats - </text:span>
* 18(0)</text:span>
<text:span text:style-name="T5">
 Automobile equipment and tanks - </text:span>
<text:span text:style-name="T5">
 5692(+16)</text:span>
<text:span text:style-name="T4">
 Special equipment - </text:span>
 330(0)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9.04.23.</text:p>
      <text:p text:style-name="P4">
News Source: <text:a xlink:type="simple" xlink:href="https://armyinform.com.ua/2023/04/19/ukrayinski-zahysnyky-za-dobu-likviduvaly-ponad-600-okupantiv-znyshhyly-4-tanky-ta-12-bbm/" text:style-name="Internet_20_link" text:visited-style-name="Visited_20_Internet_20_Link">
https://armyinform.com.ua/2023/04/19/ukrayinski-zahysnyky-za-dobu-likviduvaly-ponad-600-okupantiv-znyshhyly-4-tanky-ta-12-bbm/</text:a>
</text:p>
      <!--NEWS-->
      <text:h text:style-name="P10" text:outline-level="1">
<text:span text:style-name="T4">
Families need to learn about the death of the military only from the CCC and JV - Anna Malyar</text:span>
</text:h>
      <text:p text:style-name="P4">
Author: ['АРМІЯINFORM']</text:p>
      <text:p text:style-name="P4">
Time: 2023-04-19T39:00:00-04:00</text:p>
      <text:p text:style-name="P4">
Description: Rodich is not guilty about Zagybel Vіskovo Service Zainternet. Aje at ZSU ... The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2/photo_2022-12-15_12-35-57.jpg" text:style-name="Internet_20_link" text:visited-style-name="Visited_20_Internet_20_Link">
photo_2022-12-15_12-35-57.jpg</text:a>
']</text:p>
      <text:p text:style-name="P4">
Tags: ['ГАННА МАЛЯР', 'ТЦК ТА СП']</text:p>
      <text:p text:style-name="P4">
Category: News</text:p>
      <!--METADATA-->
      <text:p text:style-name="P4">
<draw:frame draw:style-name="fr1" draw:name="Image328" text:anchor-type="as-char" svg:width="6.9236in" svg:height="4.615733in" draw:z-index="0">
<draw:image xlink:href="../Images/AРМІЯINFORM/2023-04-19T39-00-00-04-00/photo_2022-12-15_12-35-57.jpg" xlink:type="simple" xlink:show="embed" xlink:actuate="onLoad" draw:mime-type="image/jpeg"/>
</draw:frame>
Deputy Minister of Defense Anna Malyar. Photo by Dmitry Yurchenko.</text:p>
      <text:p text:style-name="P4">
Relatives should not learn about the death of a serviceman from the Internet. The Armed Forces has the order of alerting the family about the death of a serviceman.</text:p>
      <text:p text:style-name="P4">
About it <text:a xlink:type="simple" xlink:href="https://t.me/annamaliar/658" text:style-name="Internet_20_link" text:visited-style-name="Visited_20_Internet_20_Link">
reported</text:a>
Deputy Minister of Defense of Ukraine Anna Malyar, noting that the right to report this information to the Podilanitzk and JV.</text:p>
      <text:p text:style-name="P4">
“Not commanders, not brothers, not official brigades, etc. TCCTU employees have experience and are specially trained in such communications, ” - said.</text:p>
      <text:p text:style-name="P4">
If the body is not found, then the family is reported that the serviceman disappears in certain circumstances. Such a serviceman in the registration will be a risatus <text:span text:style-name="T4">
 "missing missing" </text:span>
.</text:p>
      <text:p text:style-name="P4">
But when the body is found and identified, then the <text:span text:style-name="T4">
 prozagibel </text:span>
 is reported.</text:p>
      <text:p text:style-name="P4">
"We already had a case when witnesses were seen, but the body was not found. The serviceman was alive," her post reads.</text:p>
      <text:p text:style-name="P4">
Anna Malyar asked for public communications for death, respect to relatives, to follow simple rules:</text:p>
      <ul>
        <li>
To announce publicly after the Tax Code and JV shall inform the relatives of the death or disappearance of the person, * to inform the status of the "dead" or "missing" correctly.</li>
      </ul>
      <text:p text:style-name="P4">
News Source: <text:a xlink:type="simple" xlink:href="https://armyinform.com.ua/2023/04/19/rodyny-mayut-diznavatys-pro-zagybel-vijskovogo-lyshe-vid-tczk-ta-sp-ganna-malyar/" text:style-name="Internet_20_link" text:visited-style-name="Visited_20_Internet_20_Link">
https://armyinform.com.ua/2023/04/19/rodyny-mayut-diznavatys-pro-zagybel-vijskovogo-lyshe-vid-tczk-ta-sp-ganna-malyar/</text:a>
</text:p>
      <!--NEWS-->
      <text:h text:style-name="P10" text:outline-level="1">
<text:span text:style-name="T4">
In Bakhmut, the enemy attacks small groups and enters the contact shooting fights - Colonel Dmitry Zarotrotnyuk</text:span>
</text:h>
      <text:p text:style-name="P4">
Author: ['АРМІЯINFORM']</text:p>
      <text:p text:style-name="P4">
Time: 2023-04-19T40:00:00-04:00</text:p>
      <text:p text:style-name="P4">
Description: At Bakhmuti, Teroboroni’s Sili called for a child, INZHA, NIZhi Bachili wounded .... War with Ukraine 2022, War with Ukraine Latest News today, News War with Ukraine 2022 Last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453bd4d3-d661-4940-a666-66ac1cf6eab1.jpg" text:style-name="Internet_20_link" text:visited-style-name="Visited_20_Internet_20_Link">
453bd4d3-d661-4940-a666-66ac1cf6eab1.jpg</text:a>
']</text:p>
      <text:p text:style-name="P4">
Tags: ['STOPRUSSIA', 'АГРЕСІЯ РФ', 'БАХМУТ', 'ВТОРГНЕННЯ РФ', 'ДМИТРО ЗАВОРОТНЮК', 'СИЛИ ТЕРИТОРІАЛЬНОЇ ОБОРОНИ ЗСУ']</text:p>
      <text:p text:style-name="P4">
Category: News</text:p>
      <!--METADATA-->
      <text:p text:style-name="P4">
<draw:frame draw:style-name="fr1" draw:name="Image329" text:anchor-type="as-char" svg:width="6.9236in" svg:height="4.32725in" draw:z-index="0">
<draw:image xlink:href="../Images/AРМІЯINFORM/2023-04-19T40-00-00-04-00/453bd4d3-d661-4940-a666-66ac1cf6eab1.jpg" xlink:type="simple" xlink:show="embed" xlink:actuate="onLoad" draw:mime-type="image/jpeg"/>
</draw:frame>
In Bakhmut, the forces of Terroboron faced a slightly different nature than they had previously seen. The Russians attack mainly in small groups of 5-6 people, and the covering of artillery is trying to penetrate the combat orders of the defense forces of Ukraine and to enter into contact rifle battles.</text:p>
      <text:p text:style-name="P4">
This was emphasized by the commander of a separate territorial defense forces forces Dmitry Zavorotnyuk, <text:a xlink:type="simple" xlink:href="https://t.me/militarymediacenter/" text:style-name="Internet_20_link" text:visited-style-name="Visited_20_Internet_20_Link">
reports</text:a>
Military Media Center.</text:p>
      <text:p text:style-name="P4">
“Bakhmut must be kept!There, we hold back and grind significant Silasian invaders, who in the case of our retreat will be thrown into other inhabitants and will continue their attack on Ukrainian cities, ”he said.</text:p>
      <text:p text:style-name="P4">
According to him, the forces of terroborons are responsible for the same, and here is the key to the sams of combat training, the coordination of the unit and the motivation of the personnel.</text:p>
      <text:p text:style-name="P4">
"I am proud that we have everything in our brigade, because everyone understands that it is necessary to stop and destroy the enemy!" - said Colonel Dmytro Zarostnyuk.</text:p>
      <text:p text:style-name="P4">
News Source: <text:a xlink:type="simple" xlink:href="https://armyinform.com.ua/2023/04/19/u-bahmuti-vorog-atakuye-malymy-grupamy-ta-vstupaye-v-kontaktni-strileczki-boyi-polkovnyk-dmytro-zavorotnyuk/" text:style-name="Internet_20_link" text:visited-style-name="Visited_20_Internet_20_Link">
https://armyinform.com.ua/2023/04/19/u-bahmuti-vorog-atakuye-malymy-grupamy-ta-vstupaye-v-kontaktni-strileczki-boyi-polkovnyk-dmytro-zavorotnyuk/</text:a>
</text:p>
      <!--NEWS-->
      <text:h text:style-name="P10" text:outline-level="1">
<text:span text:style-name="T4">
In Ukraine a moment of silence</text:span>
</text:h>
      <text:p text:style-name="P4">
Author: ['АРМІЯINFORM']</text:p>
      <text:p text:style-name="P4">
Time: 2023-04-19T41: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30" text:anchor-type="as-char" svg:width="6.9236in" svg:height="3.895992in" draw:z-index="0">
<draw:image xlink:href="../Images/AРМІЯINFORM/2023-04-19T41-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19/v-ukrayini-hvylyna-movchannya/" text:style-name="Internet_20_link" text:visited-style-name="Visited_20_Internet_20_Link">
https://armyinform.com.ua/2023/04/19/v-ukrayini-hvylyna-movchannya/</text:a>
</text:p>
      <!--NEWS-->
      <text:h text:style-name="P10" text:outline-level="1">
<text:span text:style-name="T4">
The Ministry of Foreign Affairs of Ukraine condemned the meeting of the President of Belarus with the DNR leader in Minsk</text:span>
</text:h>
      <text:p text:style-name="P4">
Author: ['АРМІЯINFORM']</text:p>
      <text:p text:style-name="P4">
Time: 2023-04-19T42:00:00-04:00</text:p>
      <text:p text:style-name="P4">
Description: At the Mini -nastyards of the Khranyni, the Ukrainian certificates were sent by the President of Bilorusi ... The war with Ukraine 2022, the war with Ukraine is the latest news today, the news of Ukraine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1/ff6ac1c-mzs2.jpg" text:style-name="Internet_20_link" text:visited-style-name="Visited_20_Internet_20_Link">
ff6ac1c-mzs2.jpg</text:a>
']</text:p>
      <text:p text:style-name="P4">
Tags: ['STOPRUSSIA', 'МЗС']</text:p>
      <text:p text:style-name="P4">
Category: News</text:p>
      <!--METADATA-->
      <text:p text:style-name="P4">
<draw:frame draw:style-name="fr1" draw:name="Image331" text:anchor-type="as-char" svg:width="6.9236in" svg:height="3.883237in" draw:z-index="0">
<draw:image xlink:href="../Images/AРМІЯINFORM/2023-04-19T42-00-00-04-00/ff6ac1c-mzs2.jpg" xlink:type="simple" xlink:show="embed" xlink:actuate="onLoad" draw:mime-type="image/jpeg"/>
</draw:frame>
The Ministry of Foreign Affairs of Ukraine was condemned by the President of the Protection Alexander Lukashenko meeting with Denis Pushilin DNR leader. The Ministry summoned the ambassador of Ukraine to Belarus for consultations.</text:p>
      <text:p text:style-name="P4">
About this <text:a xlink:type="simple" xlink:href="https://mfa.gov.ua/news/zayava-mzs-ukrayini-shchodo-zustrichi-oleksandra-lukashenka-z-predstavnikom-rosijskoyi-okupacijnoyi-administraciyi-denisom-pushilinim" text:style-name="Internet_20_link" text:visited-style-name="Visited_20_Internet_20_Link">
it is referred</text:a>
In the statement of the Foreign Ministry.</text:p>
      <text:p text:style-name="P4">
“The Ministry of Foreign Affairs of Ukraine condemns Alexander Lukashenko meeting on April 18 with Denis Pushilin as an attempt to legitimize this representative of the Russian occupation administration in Donetsk.</text:p>
      <text:p text:style-name="P4">
We consider a meeting with a representative of the Russian occupation administration, which is hidden from the Ukrainian investigation for committing serious crimes under Ukrainian and international sanctions, another and flashy-free act on the part of the Republic of Belarus, aimed at supporting the state-aggressor of the Russian Federation.</text:p>
      <text:p text:style-name="P4">
In this regard, the Ministry of Foreign Affairs of Ukraine decided to call the ambassador of Ukraine to the Republic of Belarus Igor Kizim for consultation.</text:p>
      <text:p text:style-name="P4">
"Minsk should refrain from such destructive steps and cease to support the aggressive war of Russia against Ukraine," the Ukrainian offices of Ukraine emphasized.</text:p>
      <text:p text:style-name="P4">
News Source: <text:a xlink:type="simple" xlink:href="https://armyinform.com.ua/2023/04/19/u-mzs-ukrayiny-zasudyly-zustrich-prezydenta-bilorusi-z-vatazhkom-tak-zvanoyi-dnr-u-minsku/" text:style-name="Internet_20_link" text:visited-style-name="Visited_20_Internet_20_Link">
https://armyinform.com.ua/2023/04/19/u-mzs-ukrayiny-zasudyly-zustrich-prezydenta-bilorusi-z-vatazhkom-tak-zvanoyi-dnr-u-minsku/</text:a>
</text:p>
      <!--NEWS-->
      <text:h text:style-name="P10" text:outline-level="1">
<text:span text:style-name="T4">
Sumy and Chernihiv shelling continues: the enemy uses artillery and mortars</text:span>
</text:h>
      <text:p text:style-name="P4">
Author: ['АРМІЯINFORM']</text:p>
      <text:p text:style-name="P4">
Time: 2023-04-19T43:00:00-04:00</text:p>
      <text:p text:style-name="P4">
Description: For Permanu Doba Rosiyski Purpyinі, 4 rasi, the prinnemine of Sumsoko was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obstrilyaly.jpg" text:style-name="Internet_20_link" text:visited-style-name="Visited_20_Internet_20_Link">
obstrilyaly.jpg</text:a>
']</text:p>
      <text:p text:style-name="P4">
Tags: ['STOPRUSSIA', 'АГРЕСІЯ РФ', 'ВТОРГНЕННЯ РФ', 'ОБСТРІЛИ ПРИКОРДОННЯ', 'СУМЩИНА', 'ЧЕРНІГІВЩИНА']</text:p>
      <text:p text:style-name="P4">
Category: News</text:p>
      <!--METADATA-->
      <text:p text:style-name="P4">
<draw:frame draw:style-name="fr1" draw:name="Image332" text:anchor-type="as-char" svg:width="6.9236in" svg:height="4.620443in" draw:z-index="0">
<draw:image xlink:href="../Images/AРМІЯINFORM/2023-04-19T43-00-00-04-00/obstrilyaly.jpg" xlink:type="simple" xlink:show="embed" xlink:actuate="onLoad" draw:mime-type="image/jpeg"/>
</draw:frame>
Illustrative photo</text:p>
      <text:p text:style-name="P4">
Over the past day, Russian occupation troops fired at border and Chernihiv regions 4 times.</text:p>
      <text:p text:style-name="P4">
About it <text:a xlink:type="simple" xlink:href="https://www.facebook.com/kommander.nord/posts/pfbid0Z3g4VJN8BkiTEm4mB9rUMS2HNi5TBvjGRej3BaDiBzi7Bc1eZ5TChgCs57XVjwP7l" text:style-name="Internet_20_link" text:visited-style-name="Visited_20_Internet_20_Link">
reports</text:a>
Operational Command "North".</text:p>
      <text:p text:style-name="P4">
From 11:35 to 11:50 the <text:span text:style-name="T4">
 9 parishes </text:span>
, probably with a mortar of 82 mm, also from 13:10 to 13:15 fixed <text:span text:style-name="T4">
 2 trips </text:span>
, probably from the barrel fitting, in the area of Buninin of Sumy region. .</text:p>
      <text:p text:style-name="P4">
From 16:00 to 16:30 the <text:span text:style-name="T4">
 4 came </text:span>
, probably with a mortar 120 mm, in the nosed point of Gramyachka of Chernihiv region. There was no information about the loss of local population or damage to civilian infrastructure.</text:p>
      <text:p text:style-name="P4">
From 4:00 pm to 16:47, <text:span text:style-name="T4">
 20 parishes </text:span>
, probably from the barrel artillery, in the area of the settlement of the Great Birch. Due to the damage, 3 private homes were damaged.</text:p>
      <text:p text:style-name="P4">
Recall that in the morning of April 18 Russian troops three times <text:a xlink:type="simple" xlink:href="https://armyinform.com.ua/2023/04/18/okupanty-vchergove-obstrilyaly-chernigivshhynu-ta-sumshhynu/" text:style-name="Internet_20_link" text:visited-style-name="Visited_20_Internet_20_Link">
hit</text:a>
On the border of Sumy and Chernihiv region, one of the blows was struck by a managed aviation bomb.</text:p>
      <text:p text:style-name="P4">
News Source: <text:a xlink:type="simple" xlink:href="https://armyinform.com.ua/2023/04/19/obstrily-sumshhyny-ta-chernigivshhyny-tryvayut-vorog-zastosovuye-artyleriyu-j-vogon-z-minometiv-2/" text:style-name="Internet_20_link" text:visited-style-name="Visited_20_Internet_20_Link">
https://armyinform.com.ua/2023/04/19/obstrily-sumshhyny-ta-chernigivshhyny-tryvayut-vorog-zastosovuye-artyleriyu-j-vogon-z-minometiv-2/</text:a>
</text:p>
      <!--NEWS-->
      <text:h text:style-name="P10" text:outline-level="1">
<text:span text:style-name="T4">
Germany provided Ukraine with another military assistance package, which includes Patriot SCR</text:span>
</text:h>
      <text:p text:style-name="P4">
Author: ['АРМІЯINFORM']</text:p>
      <text:p text:style-name="P4">
Time: 2023-04-19T44:00:00-04:00</text:p>
      <text:p text:style-name="P4">
Description: Nimechinchi NIMAKED NEVENY NEW PACKENT DOBOMOGOGE, to the YAKO UPERSHER Enter the air defense system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atriot.jpg" text:style-name="Internet_20_link" text:visited-style-name="Visited_20_Internet_20_Link">
patriot.jpg</text:a>
']</text:p>
      <text:p text:style-name="P4">
Tags: ['STOPRUSSIA', 'ДОПОМОГА ПАРТНЕРІВ', 'ЗРК PATRIOT', 'СВІТ ПІДТРИМУЄ УКРАЇНУ', 'УКРАЇНА-НІМЕЧЧИНА']</text:p>
      <text:p text:style-name="P4">
Category: News</text:p>
      <!--METADATA-->
      <text:p text:style-name="P4">
<draw:frame draw:style-name="fr1" draw:name="Image333" text:anchor-type="as-char" svg:width="6.9236in" svg:height="3.894525in" draw:z-index="0">
<draw:image xlink:href="../Images/AРМІЯINFORM/2023-04-19T44-00-00-04-00/patriot.jpg" xlink:type="simple" xlink:show="embed" xlink:actuate="onLoad" draw:mime-type="image/jpeg"/>
</draw:frame>
Germany has provided a new military assistance package to Ukraine, which is first of the Patriot SCC.</text:p>
      <text:p text:style-name="P4">
This is stated in <text:a xlink:type="simple" xlink:href="https://www.bundesregierung.de/breg-de/themen/krieg-in-der-ukraine/lieferungen-ukraine-2054514" text:style-name="Internet_20_link" text:visited-style-name="Visited_20_Internet_20_Link">
message</text:a>
government of Germany.</text:p>
      <text:p text:style-name="P4">
As it is noted, the official Berlin has already put an anti-aircraft missile system with single-lodges.</text:p>
      <text:p text:style-name="P4">
In addition, Germany handed over Zetros trucks and cars for the border guard.</text:p>
      <text:p text:style-name="P4">
Recall how <text:a xlink:type="simple" xlink:href="https://armyinform.com.ua/2023/01/05/navchannya-ukrayinskyh-fahivcziv-na-zrk-patriot-vidbudetsya-u-maksymalno-stysli-terminy/" text:style-name="Internet_20_link" text:visited-style-name="Visited_20_Internet_20_Link">
reported</text:a>
At the beginning of the year, the United States of America began preparation for the transmission of Ukraine's anti-aircraft missile complexes <text:a xlink:type="simple" xlink:href="https://armyinform.com.ua/2022/10/13/chym-vidriznyayetsya-zrk-nasams-vid-zrk-patriot/" text:style-name="Internet_20_link" text:visited-style-name="Visited_20_Internet_20_Link">
Patriot</text:a>
.</text:p>
      <text:p text:style-name="P4">
Тим часом в Німеччині українські військові активно<text:a xlink:type="simple" xlink:href="https://armyinform.com.ua/2023/02/17/u-bundesveri-pokazaly-navchannya-ukrayinskyh-vijskovosluzhbovcziv-na-patriot/" text:style-name="Internet_20_link" text:visited-style-name="Visited_20_Internet_20_Link">
проходили</text:a>
Patriot SCR.</text:p>
      <text:p text:style-name="P4">
News Source: <text:a xlink:type="simple" xlink:href="https://armyinform.com.ua/2023/04/19/nimechchyna-nadala-ukrayini-chergovyj-paket-vijskovoyi-dopomogy-do-yakogo-vhodyt-zrk-patriot/" text:style-name="Internet_20_link" text:visited-style-name="Visited_20_Internet_20_Link">
https://armyinform.com.ua/2023/04/19/nimechchyna-nadala-ukrayini-chergovyj-paket-vijskovoyi-dopomogy-do-yakogo-vhodyt-zrk-patriot/</text:a>
</text:p>
      <!--NEWS-->
      <text:h text:style-name="P10" text:outline-level="1">
<text:span text:style-name="T4">
Military Medical Commission will work on the basis of civilian medical facilities under the Medicinal Program</text:span>
</text:h>
      <text:p text:style-name="P4">
Author: ['АРМІЯINFORM']</text:p>
      <text:p text:style-name="P4">
Time: 2023-04-19T45:00:00-04:00</text:p>
      <text:p text:style-name="P4">
Description: The detachment of the production of the NEMDOVAZHNE of the new package within the framework of the medical programs of the medichny ...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vlk.jpg" text:style-name="Internet_20_link" text:visited-style-name="Visited_20_Internet_20_Link">
vlk.jpg</text:a>
']</text:p>
      <text:p text:style-name="P4">
Tags: ['ВЛК', 'ВОЄННИЙ СТАН', 'РІШЕННЯ УРЯДУ', 'СОЦІАЛЬНИЙ ЗАХИСТ']</text:p>
      <text:p text:style-name="P4">
Category: News</text:p>
      <!--METADATA-->
      <text:p text:style-name="P4">
<draw:frame draw:style-name="fr1" draw:name="Image334" text:anchor-type="as-char" svg:width="6.9236in" svg:height="3.894525in" draw:z-index="0">
<draw:image xlink:href="../Images/AРМІЯINFORM/2023-04-19T45-00-00-04-00/vlk.jpg" xlink:type="simple" xlink:show="embed" xlink:actuate="onLoad" draw:mime-type="image/jpeg"/>
</draw:frame>
The government has approved a resolution on the implementation of a new package under the Medical Guarantee Program. It envisages medical examination by medical examination teams of doctors of military medical commissions(VLK)which are formed at the territorial centers of staffing and social support.</text:p>
      <text:p text:style-name="P4">
About it <text:a xlink:type="simple" xlink:href="https://www.kmu.gov.ua/news/viiskovo-likarski-komisii-pratsiuvatymut-na-bazi-tsyvilnykh-medzakladiv-za-prohramoiu-medharantii" text:style-name="Internet_20_link" text:visited-style-name="Visited_20_Internet_20_Link">
reports</text:a>
Government portal.</text:p>
      <text:p text:style-name="P4">
Freemark VLKs, which operate at the territorial centers of tasotal support, will function on the basis of civilian medical institutions. In their turn, health service will enter into contracts with these medical institutions and provide a meter of services provided under the new package "Medical Review of Persons, which is conducted by territorial centers of staffing and social support".</text:p>
      <text:p text:style-name="P4">
Such a step will enhance the resource provision of doctors, which are ashamed of medical examinations to assess the suitability of a person of the Porach service.</text:p>
      <text:p text:style-name="P4">
“The conditions of the large -scale war are set new challenges. Dressurin Military Medical Commission has increased many times over. Our duty is to provide Ukrainian service without bureaucracy and queues, in particular in VLK. This is one of the important and relevant tasks today. The Ministry of Health, for its part, has decided to create a CBC on the basis of civilian health care facilities. The MoH team also works as part of the interagency work to improve the processing process of VLK. We are ready to put our shoulder and government decision on the implementation of a medical guarantee program, which provides for the conduct of medical examinations by multidisciplinary teams of the VLK doctors, which are formed by territorial centers of staffing and social support, regular confirmation. Our goal is a quick and convenient provision of services where Centriludin, ”said the Minister of Health of Ukraine Viktor Lyashko.</text:p>
      <text:p text:style-name="P4">
All the services that are included in the package of the Medgartian Program will be free of charge for those who take place. In particular, the state will cover the following services:In order to obtain free services at a civilian medical facility, a citizen who takes place in the VLK must have one of the following documents:</text:p>
      <ul>
        <li>
examination and medical examination card; * medical examination of the candidate for training in higher military educational institutions and military educational units of higher education institutions of the Ministry of Defense; * a medical examination card; * Direction of the Head of Territorial Center of Acquisition and Social Support.</li>
      </ul>
      <text:p text:style-name="P4">
News Source: <text:a xlink:type="simple" xlink:href="https://armyinform.com.ua/2023/04/19/vijskovo-likarski-komisiyi-praczyuvatymut-na-bazi-czyvilnyh-medzakladiv-za-programoyu-medgarantij/" text:style-name="Internet_20_link" text:visited-style-name="Visited_20_Internet_20_Link">
https://armyinform.com.ua/2023/04/19/vijskovo-likarski-komisiyi-praczyuvatymut-na-bazi-czyvilnyh-medzakladiv-za-programoyu-medgarantij/</text:a>
</text:p>
      <!--NEWS-->
      <text:h text:style-name="P10" text:outline-level="1">
<text:span text:style-name="T4">
During the day, rescuers went to eliminate the consequences of enemy shelling two hundred times for a day</text:span>
</text:h>
      <text:p text:style-name="P4">
Author: ['АРМІЯINFORM']</text:p>
      <text:p text:style-name="P4">
Time: 2023-04-19T46:00:00-04:00</text:p>
      <text:p text:style-name="P4">
Description: Last of Passing, 18 KVITRY, PIDRODRODSHICE OF WERE OF WERSASYA IS OBZVISHYNI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35" text:anchor-type="as-char" svg:width="6.9236in" svg:height="4.635046in" draw:z-index="0">
<draw:image xlink:href="../Images/AРМІЯINFORM/2023-04-19T46-00-00-04-00/pozhezha-1.jpg" xlink:type="simple" xlink:show="embed" xlink:actuate="onLoad" draw:mime-type="image/jpeg"/>
</draw:frame>
Illustrative photo</text:p>
      <text:p text:style-name="P4">
During the last day, <text:span text:style-name="T4">
 April 18, </text:span>
 Divisions of the Civil Service of Ukraine of Uncertain Situations <text:span text:style-name="T4">
 200 departures </text:span>
 to eliminate the consequences of the occupants of settlements and infrastructure. 8 fires were eliminated. Psychological assistance was provided to 144 people.</text:p>
      <text:p text:style-name="P4">
This is stated in <text:a xlink:type="simple" xlink:href="https://dsns.gov.ua/uk/news/nadzvicaini-podiyi/operativna-informaciia-dsns-shhodo-naslidkiv-vedennia-boiovix-dii-rosiiskoiu-federacijeiu-131" text:style-name="Internet_20_link" text:visited-style-name="Visited_20_Internet_20_Link">
message</text:a>
SES of Ukraine.</text:p>
      <text:p text:style-name="P4">
Since the beginning of the war, 89 863 trips to eliminate the consequences of shelling have been made, 14 306 fires have been liquidated, 4003 persons were rescued, psychological assistance was provided210 633.</text:p>
      <text:p text:style-name="P4">
News Source: <text:a xlink:type="simple" xlink:href="https://armyinform.com.ua/2023/04/19/za-dobu-ryatuvalnyky-dvisti-raziv-vyyizhdzhaly-na-likvidacziyu-naslidkiv-vorozhyh-obstriliv/" text:style-name="Internet_20_link" text:visited-style-name="Visited_20_Internet_20_Link">
https://armyinform.com.ua/2023/04/19/za-dobu-ryatuvalnyky-dvisti-raziv-vyyizhdzhaly-na-likvidacziyu-naslidkiv-vorozhyh-obstriliv/</text:a>
</text:p>
      <!--NEWS-->
      <text:h text:style-name="P10" text:outline-level="1">
<text:span text:style-name="T4">
NATO does not see the signs of nuclear weapons from Russian to Belarus. The situation is closely watching</text:span>
</text:h>
      <text:p text:style-name="P4">
Author: ['АРМІЯINFORM']</text:p>
      <text:p text:style-name="P4">
Time: 2023-04-19T47:00:00-04:00</text:p>
      <text:p text:style-name="P4">
Description: The PIVNICH -ATLANTIC Alliance is not a reserve of the BURD ZMIN at the strategic nuclear positions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19/10/yens-stoltenberg.jpg" text:style-name="Internet_20_link" text:visited-style-name="Visited_20_Internet_20_Link">
yens-stoltenberg.jpg</text:a>
']</text:p>
      <text:p text:style-name="P4">
Tags: ['БІЛОРУСЬ', 'ЄНС СТОЛТЕНБЕРГ', 'НАТО', 'ЯДЕРНА ЗБРОЯ']</text:p>
      <text:p text:style-name="P4">
Category: News</text:p>
      <!--METADATA-->
      <text:p text:style-name="P4">
<draw:frame draw:style-name="fr1" draw:name="Image336" text:anchor-type="as-char" svg:width="6.9236in" svg:height="4.517649in" draw:z-index="0">
<draw:image xlink:href="../Images/AРМІЯINFORM/2023-04-19T47-00-00-04-00/yens-stoltenberg.jpg" xlink:type="simple" xlink:show="embed" xlink:actuate="onLoad" draw:mime-type="image/jpeg"/>
</draw:frame>
The North Atlantic Alliance does not observe any changes in the positions of the strategic nuclear forces of the Russian Federation, in particular - the movement of tactical nuclear weapons to Belarus territory.</text:p>
      <text:p text:style-name="P4">
About it <text:a xlink:type="simple" xlink:href="https://www.nato.int/cps/en/natohq/opinions_213952.htm" text:style-name="Internet_20_link" text:visited-style-name="Visited_20_Internet_20_Link">
reported</text:a>
NATO Secretary General Jens Stoltenberg.</text:p>
      <text:p text:style-name="P4">
“We keep a close eye on what Russia does. And new statements from Moscow about their nouns, plans for the deployment of a small radius of action or tactical weapons of Viborus are part of a model of dangerous, irresponsible nuclear rhetoric, which we see for many years, especially after the cruel invasion of in Ukraine, ” - said the head of the North Atlantic alliance.</text:p>
      <text:p text:style-name="P4">
According to him, NATO is very closely monitored by the fact that the Russians do with a nuclear weapon.</text:p>
      <text:p text:style-name="P4">
“We are vigilant. Until now, we have not seen any changes in Russia's nuclear policy, which brought any changes in our nuclear policy. But we are ready, and we are interested in response to this model of Russian military extension, as well as the use of force against neighbors, ”Yens Stoltenberg said.</text:p>
      <text:p text:style-name="P4">
News Source: <text:a xlink:type="simple" xlink:href="https://armyinform.com.ua/2023/04/19/u-nato-poky-ne-bachat-oznak-peremishhennya-yadernoyi-zbroyi-z-rf-do-bilorusi-za-sytuacziyeyu-pylno-stezhat/" text:style-name="Internet_20_link" text:visited-style-name="Visited_20_Internet_20_Link">
https://armyinform.com.ua/2023/04/19/u-nato-poky-ne-bachat-oznak-peremishhennya-yadernoyi-zbroyi-z-rf-do-bilorusi-za-sytuacziyeyu-pylno-stezhat/</text:a>
</text:p>
      <!--NEWS-->
      <text:h text:style-name="P10" text:outline-level="1">
<text:span text:style-name="T4">
Four civilians were killed in a day from Russian shelling and 27 injured</text:span>
</text:h>
      <text:p text:style-name="P4">
Author: ['АРМІЯINFORM']</text:p>
      <text:p text:style-name="P4">
Time: 2023-04-19T48:00:00-04:00</text:p>
      <text:p text:style-name="P4">
Description: For Permanu Doba, 18 kvynya, the four cyivic were killed through the Rosiya .... The war with Ukraine 2022, the war with Ukraine is the latest news today, the News War with Ukraine 2022 are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332469895809582360_y.jpg" text:style-name="Internet_20_link" text:visited-style-name="Visited_20_Internet_20_Link">
photo_5332469895809582360_y.jpg</text:a>
']</text:p>
      <text:p text:style-name="P4">
Tags: ['MILITARY MEDIA CENTER', 'STOPRUSSIA', 'ОБСТРІЛИ РФ', 'ХАРКІВСЬКИЙ ТРИБУНАЛ']</text:p>
      <text:p text:style-name="P4">
Category: News</text:p>
      <!--METADATA-->
      <text:p text:style-name="P4">
<draw:frame draw:style-name="fr1" draw:name="Image337" text:anchor-type="as-char" svg:width="6.9236in" svg:height="4.767295in" draw:z-index="0">
<draw:image xlink:href="../Images/AРМІЯINFORM/2023-04-19T48-00-00-04-00/photo_5332469895809582360_y.jpg" xlink:type="simple" xlink:show="embed" xlink:actuate="onLoad" draw:mime-type="image/jpeg"/>
</draw:frame>
Over the past day, on April 18, four civilians were killed due to the shelling of Russia. 27 more injured.</text:p>
      <text:p text:style-name="P4">
About it <text:a xlink:type="simple" xlink:href="https://t.me/militarymediacenter/" text:style-name="Internet_20_link" text:visited-style-name="Visited_20_Internet_20_Link">
reports</text:a>
Military Media Center.</text:p>
      <text:p text:style-name="P4">
According to the Situation Center of the Ministry of Defense, the territory of ten regions of Ukraine fired the territory of ten regions of Ukraine during the last day.</text:p>
      <text:p text:style-name="P4">
“In general from different types of weapons(Rifle weapons, mortars, barrel artillery, S-300 ZRK, UAV, tactical aviation)Shelling <text:span text:style-name="T4">
 112 settlements </text:span>
 was carried out, 98 infrastructure objects were confirmed, ”the message reads.</text:p>
      <text:p text:style-name="P4">
News Source: <text:a xlink:type="simple" xlink:href="https://armyinform.com.ua/2023/04/19/za-dobu-vid-rosijskyh-obstriliv-zagynulo-chetvero-osib-ta-27-poraneno/" text:style-name="Internet_20_link" text:visited-style-name="Visited_20_Internet_20_Link">
https://armyinform.com.ua/2023/04/19/za-dobu-vid-rosijskyh-obstriliv-zagynulo-chetvero-osib-ta-27-poraneno/</text:a>
</text:p>
      <!--NEWS-->
      <text:h text:style-name="P10" text:outline-level="1">
<text:span text:style-name="T4">
Three enemy warehouses from BC - Sergey Cherevaty were destroyed in the estuary direction</text:span>
</text:h>
      <text:p text:style-name="P4">
Author: ['Сергій Лемеха']</text:p>
      <text:p text:style-name="P4">
Time: 2023-04-19T49:00:00-04:00</text:p>
      <text:p text:style-name="P4">
Description: The defense of the defense of the defense was blown by the Bakhmuts by the Bakhmuts, two warehouses of the enemy, ... the war with Ukraine 2022, the war with Ukraine is the latest news today, the news war with Ukraine 2022 last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1-1.jpg" text:style-name="Internet_20_link" text:visited-style-name="Visited_20_Internet_20_Link">
cherevatyj-1-1.jpg</text:a>
']</text:p>
      <text:p text:style-name="P4">
Tags: ['СЕРГІЙ ЧЕРЕВАТИЙ']</text:p>
      <text:p text:style-name="P4">
Category: News</text:p>
      <!--METADATA-->
      <text:p text:style-name="P4">
<draw:frame draw:style-name="fr1" draw:name="Image338" text:anchor-type="as-char" svg:width="6.9236in" svg:height="4.615733in" draw:z-index="0">
<draw:image xlink:href="../Images/AРМІЯINFORM/2023-04-19T49-00-00-04-00/cherevatyj-1-1.jpg" xlink:type="simple" xlink:show="embed" xlink:actuate="onLoad" draw:mime-type="image/jpeg"/>
</draw:frame>
During the day in the Bakhmut direction, the forces of defense destroyed two warehouses from the smokyman, on Lymansky-three warehouses, a T-72 tank and three mortars.</text:p>
      <text:p text:style-name="P4">
This was reported in a comment to the ArmyInform Agency Agency by the spokesman of the Armed Forces of Ukraine Colonel Sergey Cherevaty.</text:p>
      <ul>
        <li>
The main effort is focused on conducting offensive actions in the Liman Bakhmut directions. Our defenders managed to destroy two enemy warehouses from the Baku on the Bakhmutskaya, on Limansky-three field deposits, one T-72 tank, three mortars 120 mm, six united vehicles. The enemy tried to improve the tactical position, conducted unsuccessful successive actions near the settlement of Dibrova, - said Sergiycheriev.</li>
      </ul>
      <text:p text:style-name="P4">
Informed of the situation in the area of responsibility of the Eastern grouping of troops, he informed that the enemy did not stop intense shelling of our positions, as a greater cruelty, he will be killed in civil infrastructure.</text:p>
      <ul>
        <li>
In the Kupyansk direction of the last day of enemy shelling were suffered by the inhabitants of Kamianka, Ridkoodub, Krasne First, Novomlinsk, two -year and Postne Kharkiv region. In the Liman direction of artillery shelling, Viselakhmachivka, Nevskoye, Grigorivka, Bigorivka, Luhansk region and Ivanivka, Torke and controversial - Donetsk, - said Sergey Cherevaty.</li>
      </ul>
      <text:p text:style-name="P4">
News Source: <text:a xlink:type="simple" xlink:href="https://armyinform.com.ua/2023/04/19/na-lymanskomu-napryamku-znyshheno-try-vorozhi-sklady-z-bk-sergij-cherevatyj/" text:style-name="Internet_20_link" text:visited-style-name="Visited_20_Internet_20_Link">
https://armyinform.com.ua/2023/04/19/na-lymanskomu-napryamku-znyshheno-try-vorozhi-sklady-z-bk-sergij-cherevatyj/</text:a>
</text:p>
      <!--NEWS-->
      <text:h text:style-name="P10" text:outline-level="1">
<text:span text:style-name="T4">
During the day the enemy carried out 539 shelling of positions of our troops in Donetsk - Sergey Cherevaty</text:span>
</text:h>
      <text:p text:style-name="P4">
Author: ['Сергій Лемеха']</text:p>
      <text:p text:style-name="P4">
Time: 2023-04-19T50:00:00-04:00</text:p>
      <text:p text:style-name="P4">
Description: 147 POUPPEVs were blocked by the Donechchini defense forces, 232 are wounded, one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СЕРГІЙ ЧЕРЕВАТИЙ']</text:p>
      <text:p text:style-name="P4">
Category: News</text:p>
      <!--METADATA-->
      <text:p text:style-name="P4">
<draw:frame draw:style-name="fr1" draw:name="Image339" text:anchor-type="as-char" svg:width="6.9236in" svg:height="4.61393in" draw:z-index="0">
<draw:image xlink:href="../Images/AРМІЯINFORM/2023-04-19T50-00-00-04-00/cherevatyj-2.jpg" xlink:type="simple" xlink:show="embed" xlink:actuate="onLoad" draw:mime-type="image/jpeg"/>
</draw:frame>
Last day, 147 invaders were destroyed in Donetsk region, 232 were injured, and one was captured.</text:p>
      <text:p text:style-name="P4">
Colonel Sergey Cherevaty, a spokesman for the Eastern Urell of the Armed Forces of Ukraine, informed the information agency of the army.</text:p>
      <ul>
        <li>
In the area of responsibility of the eastern grouping of the troops, the most severe battles continue to launch Bakhmut. At the same time, our defenders repelled the enemy's offensive in the direction of the nozzle. Vasyukivka, Minskivka, Orikhovo-Vasylivka, Novomarka, Grigorivka, Bakhmut, Ivanivske, Stupochka, Yar, Konstantinovka, Toretsk and New York of Donetsk region were injured from enemy shelling,-he said.</li>
      </ul>
      <text:p text:style-name="P4">
In total, there were 34 combat clashes during the last day, the enemy has submitted two missile and 21 aircraft strike, a blow to the drone-Kamikadze, an opponent of 539 shelling of our troops. At the same time, our military reported powerful blows.</text:p>
      <ul>
        <li>
During the day, 147 invaders were destroyed by the troops of the Eastern Group, 232 were injured, one invaders were captured, - said Sergiycheriev.</li>
      </ul>
      <text:p text:style-name="P4">
News Source: <text:a xlink:type="simple" xlink:href="https://armyinform.com.ua/2023/04/19/uprodovzh-doby-vorog-zdijsnyv-539-obstriliv-pozyczij-nashyh-vijsk-na-donechchyni-sergij-cherevatyj/" text:style-name="Internet_20_link" text:visited-style-name="Visited_20_Internet_20_Link">
https://armyinform.com.ua/2023/04/19/uprodovzh-doby-vorog-zdijsnyv-539-obstriliv-pozyczij-nashyh-vijsk-na-donechchyni-sergij-cherevatyj/</text:a>
</text:p>
      <!--NEWS-->
      <text:h text:style-name="P10" text:outline-level="1">
<text:span text:style-name="T4">
In the Black Sea, 9 enemy ships were recorded on combat duty</text:span>
</text:h>
      <text:p text:style-name="P4">
Author: ['АРМІЯINFORM']</text:p>
      <text:p text:style-name="P4">
Time: 2023-04-19T51:00:00-04:00</text:p>
      <text:p text:style-name="P4">
Description: The village of 19 KVITEN in Chorny Morg on the Boyal Cherguvanni is tortured 9 pouring ship,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155205-1_large.jpg" text:style-name="Internet_20_link" text:visited-style-name="Visited_20_Internet_20_Link">
155205-1_large.jpg</text:a>
']</text:p>
      <text:p text:style-name="P4">
Tags: ['STOPRUSSIA', 'АГРЕСІЯ РФ', 'ВМС ЗС УКРАЇНИ', 'ВТОРГНЕННЯ РФ']</text:p>
      <text:p text:style-name="P4">
Category: News</text:p>
      <!--METADATA-->
      <text:p text:style-name="P4">
<draw:frame draw:style-name="fr1" draw:name="Image340" text:anchor-type="as-char" svg:width="6.9236in" svg:height="3.95374in" draw:z-index="0">
<draw:image xlink:href="../Images/AРМІЯINFORM/2023-04-19T51-00-00-04-00/155205-1_large.jpg" xlink:type="simple" xlink:show="embed" xlink:actuate="onLoad" draw:mime-type="image/jpeg"/>
</draw:frame>
Illustrative photo</text:p>
      <text:p text:style-name="P4">
As of April 19, there are 9 -way ships in the Black Sea, including 3 carriers of the Caliber Winged missiles, a total volley of up to 16 missiles. ****</text:p>
      <text:p text:style-name="P4">
About this <text:a xlink:type="simple" xlink:href="https://www.facebook.com/navy.mil.gov.ua/posts/pfbid0akBXDLmwR3z5yzUF932raoPD2qJt9mCdcaGCnjndUGdm9QxNaStvevi9KtdNxGDrl" text:style-name="Internet_20_link" text:visited-style-name="Visited_20_Internet_20_Link">
informs</text:a>
Navy of the Armed Forces.</text:p>
      <text:p text:style-name="P4">
In the Azov Sea - 1 enemy ship; In the Mediterranean, there are up to 8 enemy ships at the combat marriage, including 4 carriers of the Caliber Winged missiles, a total volley of up to 36 missiles.</text:p>
      <text:p text:style-name="P4">
During the day in the interests of the Russian Federation the passage of the Kerch-Yenikhal Strait made:</text:p>
      <ul>
        <li>
to the Azov Sea - 23 vessels, 5 of them moved from the Bosphorus Strait; * To the Black Sea - 17 ships, 7 of them continued the movement in the direction of the Bosphorus.</li>
      </ul>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4/19/u-chornomu-mori-na-bojovomu-cherguvanni-zafiksovano-9-vorozhyh-korabli/" text:style-name="Internet_20_link" text:visited-style-name="Visited_20_Internet_20_Link">
https://armyinform.com.ua/2023/04/19/u-chornomu-mori-na-bojovomu-cherguvanni-zafiksovano-9-vorozhyh-korabli/</text:a>
</text:p>
      <!--NEWS-->
      <text:h text:style-name="P10" text:outline-level="1">
<text:span text:style-name="T4">
Our defenders destroyed about 750 winged missiles out of more than 850 that the enemy applied against Ukraine - Yuri Ignat</text:span>
</text:h>
      <text:p text:style-name="P4">
Author: ['Володимир Віват']</text:p>
      <text:p text:style-name="P4">
Time: 2023-04-19T52:00:00-04:00</text:p>
      <text:p text:style-name="P4">
Description: Zechora 18 Kvіnynya, enemy attacking the Zaporizhzhi with the PIVDENS-SHID Uzbeks Azovsk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ignat-1.jpg" text:style-name="Internet_20_link" text:visited-style-name="Visited_20_Internet_20_Link">
ignat-1.jpg</text:a>
']</text:p>
      <text:p text:style-name="P4">
Tags: ['ЮРІЙ ІГНАТ']</text:p>
      <text:p text:style-name="P4">
Category: News</text:p>
      <!--METADATA-->
      <text:p text:style-name="P4">
<draw:frame draw:style-name="fr1" draw:name="Image341" text:anchor-type="as-char" svg:width="6.9236in" svg:height="4.869599in" draw:z-index="0">
<draw:image xlink:href="../Images/AРМІЯINFORM/2023-04-19T52-00-00-04-00/ignat-1.jpg" xlink:type="simple" xlink:show="embed" xlink:actuate="onLoad" draw:mime-type="image/jpeg"/>
</draw:frame>
From the evening of April 18, the enemy attacked Zaporozhye from the southeastern coast of the Sea. The East Air Command has shot down six shook-kamikadze shahads, as well as one UAV "Orlan-10". Colonel Yuriy Ignat, a spokeswoman for the Air Force of Ukraine, informed about this</text:p>
      <text:p text:style-name="P4">
The officer noted that at night the enemy continued to attack the South Napryamka. In Odesa region, the units of the Air Command "South" destroyed 10iz 12 shock drones-Kamikadze "Shahhed-131/136".</text:p>
      <ul>
        <li>
The work was happening at night, which complicated the task, but most of the people's goals were knocked down. To destroy them in the dark, our defenders are used to use anti -aircraft missile systems, - said Yuri Ignat.</li>
      </ul>
      <text:p text:style-name="P4">
Also, a spokesman for the Air Force Command of the Armed Forces of Ukraine reported that the hostate aircraft used for rocket strokes in Ukraine, after certain events, is currently dispersed in various airfields throughout the Russian territory. For the shelling of our infrastructure since September 11, 2022, the Russians had virtually the entire strategic stock of rockets. According to the spokesman, our organizations destroyed about 750 winged missiles, and in total, the enemy has used more than 850 missiles.</text:p>
      <ul>
        <li>
Having reached the goal, the enemy switched to the cheaper option, however, nearby - it is <text:a xlink:type="simple" xlink:href="https://armyinform.com.ua/2023/04/15/vorog-use-chastishe-zastosovuye-kerovani-aviabomby-proty-czyvilnogo-naselennya/" text:style-name="Internet_20_link" text:visited-style-name="Visited_20_Internet_20_Link">
managed Iviabomba</text:a>
. Також буливідомості, що противник дістає зі зберігання ракети Х-50 розробки щерадянських часів. Можливо, він намагатиметься їх відновлювати, що дешевше завиготовлення нових ракет, — розповів полковник Юрій Ігнат.</li>
      </ul>
      <text:p text:style-name="P4">
News Source: <text:a xlink:type="simple" xlink:href="https://armyinform.com.ua/2023/04/19/nashi-zahysnyky-znyshhyly-blyzko-750-krylatyh-raket-z-ponad-850-yaki-vorog-zastosuvav-proty-ukrayiny-yurij-ignat/" text:style-name="Internet_20_link" text:visited-style-name="Visited_20_Internet_20_Link">
https://armyinform.com.ua/2023/04/19/nashi-zahysnyky-znyshhyly-blyzko-750-krylatyh-raket-z-ponad-850-yaki-vorog-zastosuvav-proty-ukrayiny-yurij-ignat/</text:a>
</text:p>
      <!--NEWS-->
      <text:h text:style-name="P10" text:outline-level="1">
<text:span text:style-name="T4">
More than 500 explosive objects were neutralized per day of Pyrotechnics of SESS</text:span>
</text:h>
      <text:p text:style-name="P4">
Author: ['АРМІЯINFORM']</text:p>
      <text:p text:style-name="P4">
Time: 2023-04-19T53:00:00-04:00</text:p>
      <text:p text:style-name="P4">
Description: Last of Passing, 18 KVITRY, PIRETHRICHICHILELY OF THE POSITIONAL SERVICE OF Ukrainian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minu_06_04_111.jpg" text:style-name="Internet_20_link" text:visited-style-name="Visited_20_Internet_20_Link">
minu_06_04_111.jpg</text:a>
', '<text:a xlink:type="simple" xlink:href="https://armyinform.com.ua/wp-content/uploads/2023/04/342178079_269664495394046_7472223952845341768_n.jpg" text:style-name="Internet_20_link" text:visited-style-name="Visited_20_Internet_20_Link">
342178079_269664495394046_7472223952845341768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342" text:anchor-type="as-char" svg:width="6.9236in" svg:height="3.000227in" draw:z-index="0">
<draw:image xlink:href="../Images/AРМІЯINFORM/2023-04-19T53-00-00-04-00/minu_06_04_111.jpg" xlink:type="simple" xlink:show="embed" xlink:actuate="onLoad" draw:mime-type="image/jpeg"/>
</draw:frame>
Illustrative photo</text:p>
      <text:p text:style-name="P4">
<text:span text:style-name="T4">
 During the last day, April 18, </text:span>
 Pyrotechnical units of the State Emergency Service Service <text:span text:style-name="T4">
 151 times </text:span>
 were involved in the completion of the tasks.</text:p>
      <text:p text:style-name="P4">
About it <text:a xlink:type="simple" xlink:href="https://dsns.gov.ua/uk/news/nadzvicaini-podiyi/informaciia-shhodo-diialnosti-pirotexnicnix-pidrozdiliv-dsns-104" text:style-name="Internet_20_link" text:visited-style-name="Visited_20_Internet_20_Link">
reports</text:a>
SESU of Ukraine.</text:p>
      <text:p text:style-name="P4">
Pyrotechnical units found, seized and disposed(cleared)area of area <text:span text:style-name="T4">
 208 hectares </text:span>
.</text:p>
      <text:p text:style-name="P4">
Most often pyrotechnic units worked: in the Kharkiv region 16 918 times, Kyiv region - 7459, Donetsk region - 4740, Chernihiv - 4466, Mykolaiv region - 4457, Kherson region - 4218, Sumy region - 1824, Cherkasy region - 1085.</text:p>
      <text:p text:style-name="P4">
Background: from the beginning of large -scale aggression of the Russian Federation of Ukrainian Federation of Ukraine, pyrotechnic units of the SES of Ukraine were involved <text:span text:style-name="T4">
 51 359 times </text:span>
 to perform demining tasks. Disposed of <text:span text:style-name="T4">
 347 427 exquisite objects </text:span>
, including <text:span text:style-name="T4">
 2206 aviation bombs </text:span>
. Examined(cleared)area of area <text:span text:style-name="T4">
 82 675 hectares </text:span>
.</text:p>
      <text:p text:style-name="P4">
A total of 174 thousand square meters remain. km of potentially dangerous territories, measuring 30% of the total area of the state.</text:p>
      <text:p text:style-name="P4">
<draw:frame draw:style-name="fr1" draw:name="Image343" text:anchor-type="as-char" svg:width="6.9236in" svg:height="5.804039in" draw:z-index="0">
<draw:image xlink:href="../Images/AРМІЯINFORM/2023-04-19T53-00-00-04-00/342178079_269664495394046_7472223952845341768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19/za-dobu-pirotehniky-dsns-zneshkodyly-ponad-500-vybuhonebezpechnyh-predmetiv/" text:style-name="Internet_20_link" text:visited-style-name="Visited_20_Internet_20_Link">
https://armyinform.com.ua/2023/04/19/za-dobu-pirotehniky-dsns-zneshkodyly-ponad-500-vybuhonebezpechnyh-predmetiv/</text:a>
</text:p>
      <!--NEWS-->
      <text:h text:style-name="P10" text:outline-level="1">
<text:span text:style-name="T4">
Will judge the FSB staff who carried out hacker attacks on state bodies of Ukraine</text:span>
</text:h>
      <text:p text:style-name="P4">
Author: ['АРМІЯINFORM']</text:p>
      <text:p text:style-name="P4">
Time: 2023-04-19T54:00:00-04:00</text:p>
      <text:p text:style-name="P4">
Description: I am convicted by Kolishnih SPIVROTYVIV in AR CRIM, and Ninі OFITERSIV FSB of the Russian Federation for the duphoma ... War with Ukraine 2022, War with Ukraine Latest News today, News War with Ukraine 2022 are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sud_osn.jpg" text:style-name="Internet_20_link" text:visited-style-name="Visited_20_Internet_20_Link">
sud_osn.jpg</text:a>
']</text:p>
      <text:p text:style-name="P4">
Tags: ['ОФІС ГЕНПРОКУРОРА УКРАЇНИ', 'СУД', 'СУД РФ']</text:p>
      <text:p text:style-name="P4">
Category: News</text:p>
      <!--METADATA-->
      <text:p text:style-name="P4">
<draw:frame draw:style-name="fr1" draw:name="Image344" text:anchor-type="as-char" svg:width="6.9236in" svg:height="3.894525in" draw:z-index="0">
<draw:image xlink:href="../Images/AРМІЯINFORM/2023-04-19T54-00-00-04-00/sud_osn.jpg" xlink:type="simple" xlink:show="embed" xlink:actuate="onLoad" draw:mime-type="image/jpeg"/>
</draw:frame>
The former SBU staff in the Crimea will be judged, and now the FSB officers of the Russian Federation are consistent with the Russian special services in conducting the subversive activity of the anti -Ukraine activity.</text:p>
      <text:p text:style-name="P4">
About it <text:a xlink:type="simple" xlink:href="https://www.gp.gov.ua/ua/posts/suditimut-dvox-spivrobitnikiv-fsb-rf-yaki-zdiisnyuvali-xakerski-ataki-na-derzavni-organi-ukrayini" text:style-name="Internet_20_link" text:visited-style-name="Visited_20_Internet_20_Link">
reports</text:a>
The Office of the Prosecutor General of Ukraine.</text:p>
      <text:p text:style-name="P4">
They were charged with state treason and unauthorized interference with electronic computers and automated systems.</text:p>
      <text:p text:style-name="P4">
“During the service in the SBU bodies, the responsibilities of the accused are involved in the counterintelligence protection of the interests of the state in the spheric information security of Ukraine.</text:p>
      <text:p text:style-name="P4">
In 2014, they betrayed the oath and passed the enemy on the armed conflict during the armed conflict, joining the ranks of the FSB of the Russian Federation, ”the message reads.</text:p>
      <text:p text:style-name="P4">
Former SBU staff also assisted the Russian special services in the implementation of subversive activities against Ukraine.</text:p>
      <text:p text:style-name="P4">
"From January 2020 to March 2021, they, together with other participants in the hacker group of the Armageddon group, were attacking the objectical information infrastructure of institutions that ensure the proper functioning of the economic and law enforcement systems of Ukraine, as well as its preconceptions," the office said.</text:p>
      <text:p text:style-name="P4">
The accused unauthorizedly interfered with the work of personal computers of tautomatized systems of state authorities of Ukraine.</text:p>
      <text:p text:style-name="P4">
This led to the leakage and blocking of information, distortion of the process of processing information in the interests of the special services of the Russian Federation.</text:p>
      <text:p text:style-name="P4">
News Source: <text:a xlink:type="simple" xlink:href="https://armyinform.com.ua/2023/04/19/sudytymut-spivrobitnykiv-fsb-rf-yaki-zdijsnyuvaly-hakerski-ataky-na-derzhorgany-ukrayiny/" text:style-name="Internet_20_link" text:visited-style-name="Visited_20_Internet_20_Link">
https://armyinform.com.ua/2023/04/19/sudytymut-spivrobitnykiv-fsb-rf-yaki-zdijsnyuvaly-hakerski-ataky-na-derzhorgany-ukrayiny/</text:a>
</text:p>
      <!--NEWS-->
      <text:h text:style-name="P10" text:outline-level="1">
<text:span text:style-name="T4">
Office of the Prosecutor General of Ukraine: More than 81 thousand military crimes have been documented</text:span>
</text:h>
      <text:p text:style-name="P4">
Author: ['АРМІЯINFORM']</text:p>
      <text:p text:style-name="P4">
Time: 2023-04-19T55: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18042023en-1.jpg" text:style-name="Internet_20_link" text:visited-style-name="Visited_20_Internet_20_Link">
warcrime-18042023en-1.jpg</text:a>
', '<text:a xlink:type="simple" xlink:href="https://armyinform.com.ua/wp-content/uploads/2023/04/warcrime-18042023ua-2.jpg" text:style-name="Internet_20_link" text:visited-style-name="Visited_20_Internet_20_Link">
warcrime-18042023ua-2.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45" text:anchor-type="as-char" svg:width="6.9236in" svg:height="4.448413in" draw:z-index="0">
<draw:image xlink:href="../Images/AРМІЯINFORM/2023-04-19T55-00-00-04-00/warcrime-18042023en-1.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19 </text:span>
 Registered:</text:p>
      <ul>
        <li>
81 189 Military Crimes, * 17 063 Crimes against National Security of Ukraine.</li>
      </ul>
      <text:p text:style-name="P4">
In addition, according to the official data of juvenile prosecutors, <text:span text:style-name="T4">
 1418 children have become </text:span>
 due to aggression of the Russian Federation, including:</text:p>
      <ul>
        <li>
470 - children were killed, * 948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46" text:anchor-type="as-char" svg:width="6.9236in" svg:height="4.448413in" draw:z-index="0">
<draw:image xlink:href="../Images/AРМІЯINFORM/2023-04-19T55-00-00-04-00/warcrime-18042023ua-2.jpg" xlink:type="simple" xlink:show="embed" xlink:actuate="onLoad" draw:mime-type="image/jpeg"/>
</draw:frame>
</text:p>
      <text:p text:style-name="P4">
News Source: <text:a xlink:type="simple" xlink:href="https://armyinform.com.ua/2023/04/19/ofis-genprokurora-ukrayiny-zadokumentovano-ponad-81-tysyachu-voyennyh-zlochyniv/" text:style-name="Internet_20_link" text:visited-style-name="Visited_20_Internet_20_Link">
https://armyinform.com.ua/2023/04/19/ofis-genprokurora-ukrayiny-zadokumentovano-ponad-81-tysyachu-voyennyh-zlochyniv/</text:a>
</text:p>
      <!--NEWS-->
      <text:h text:style-name="P10" text:outline-level="1">
<text:span text:style-name="T4">
Army Maria Gangur won two medals at the European Athletics Championships</text:span>
</text:h>
      <text:p text:style-name="P4">
Author: ['АРМІЯINFORM']</text:p>
      <text:p text:style-name="P4">
Time: 2023-04-19T56:00:00-04:00</text:p>
      <text:p text:style-name="P4">
Description: Ukrainian, representations of the Central Sports Club of ZSU Marіya Gangur Zolobula Dvi Medali ... War with Ukraine 2022, War with Ukraine Latest News Today, News War with Ukraine 2022 Last for today, will there be a war between Ukraine and Russia and when, a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9e536.jpeg" text:style-name="Internet_20_link" text:visited-style-name="Visited_20_Internet_20_Link">
29e536.jpeg</text:a>
']</text:p>
      <text:p text:style-name="P4">
Tags: ['АРМІЙСЬКИЙ СПОРТ', 'ВАЖКА АТЛЕТИКА', 'МАРІЯ ГАНГУР']</text:p>
      <text:p text:style-name="P4">
Category: News</text:p>
      <!--METADATA-->
      <text:p text:style-name="P4">
<draw:frame draw:style-name="fr1" draw:name="Image347" text:anchor-type="as-char" svg:width="6.9236in" svg:height="3.894525in" draw:z-index="0">
<draw:image xlink:href="../Images/AРМІЯINFORM/2023-04-19T56-00-00-04-00/29e536.jpeg" xlink:type="simple" xlink:show="embed" xlink:actuate="onLoad" draw:mime-type="image/jpeg"/>
</draw:frame>
Ukrainian, representative of the Central Sports Club of the Armed Forces Maria Gangur, a medal at the European Athletics Championships in Yerevan.</text:p>
      <text:p text:style-name="P4">
About it <text:a xlink:type="simple" xlink:href="https://www.facebook.com/olympicua/posts/6133314663414679" text:style-name="Internet_20_link" text:visited-style-name="Visited_20_Internet_20_Link">
reports</text:a>
National Olympic Committee of Ukraine.</text:p>
      <text:p text:style-name="P4">
In the weight category up to 64 kg, our athlete won the bronze in the jerk, stopped in the jolt - and a silver medalist by the amount of dioxide(98 + 116 = 214 kg)Only the Nurai Gungyosh from Turkey(219 kg).</text:p>
      <text:p text:style-name="P4">
News Source: <text:a xlink:type="simple" xlink:href="https://armyinform.com.ua/2023/04/19/armijka-mariya-gangur-zdobula-dvi-medali-na-chempionati-yevropy-z-vazhkoyi-atletyky/" text:style-name="Internet_20_link" text:visited-style-name="Visited_20_Internet_20_Link">
https://armyinform.com.ua/2023/04/19/armijka-mariya-gangur-zdobula-dvi-medali-na-chempionati-yevropy-z-vazhkoyi-atletyky/</text:a>
</text:p>
      <!--NEWS-->
      <text:h text:style-name="P10" text:outline-level="1">
<text:span text:style-name="T4">
April 21 will take place a round table on the features of working with captivity returned to the military and the search for missing persons</text:span>
</text:h>
      <text:p text:style-name="P4">
Author: ['АРМІЯINFORM']</text:p>
      <text:p text:style-name="P4">
Time: 2023-04-19T57:00:00-04:00</text:p>
      <text:p text:style-name="P4">
Description: 21 KVITRY about 11:00 at Military Media Center to get round the circle of STIL, Tender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3/2027_12__30_1_650x410_1_650x410-e1648219853905.jpg" text:style-name="Internet_20_link" text:visited-style-name="Visited_20_Internet_20_Link">
2027_12__30_1_650x410_1_650x410-e1648219853905.jpg</text:a>
']</text:p>
      <text:p text:style-name="P4">
Tags: ['MILITARY MEDIA CENTER']</text:p>
      <text:p text:style-name="P4">
Category: News</text:p>
      <!--METADATA-->
      <text:p text:style-name="P4">
<draw:frame draw:style-name="fr1" draw:name="Image348" text:anchor-type="as-char" svg:width="6.9236in" svg:height="4.111553in" draw:z-index="0">
<draw:image xlink:href="../Images/AРМІЯINFORM/2023-04-19T57-00-00-04-00/2027_12__30_1_650x410_1_650x410-e1648219853905.jpg" xlink:type="simple" xlink:show="embed" xlink:actuate="onLoad" draw:mime-type="image/jpeg"/>
</draw:frame>
Illustrative photo</text:p>
      <text:p text:style-name="P4">
<text:span text:style-name="T4">
 April 21 at 11:00 </text:span>
 The Militation Media Center will take place a round table dedicated to the features of working with captivity returned from captivity by military and search.</text:p>
      <text:p text:style-name="P4">
Military Media Center informs about it in <text:a xlink:type="simple" xlink:href="https://www.facebook.com/permalink.php" text:style-name="Internet_20_link" text:visited-style-name="Visited_20_Internet_20_Link">
Facebook</text:a>
.</text:p>
      <text:p text:style-name="P4">
<text:span text:style-name="T4">
Теми до обговорення:</text:span>
 особливості, досвід, проблеми роботи з поверненнябійців з російського полону; організація пошуку зниклих безвістивійськовослужбовців; особливості реінтеграції військових, які повернулися зполону, та підтримка їхніх родин.</text:p>
      <text:p text:style-name="P4">
<text:span text:style-name="T4">
Учасники заходу:</text:span>
</text:p>
      <ul>
        <li>
Богдан Охріменко, представник Координаційного штабу з питань поводження з військовополоненими,  * Олег Котенко, Уповноважений з питань осіб, зниклих безвісти за особливих обставин,  * Владислав Кравченко, представник Центрального управління цивільно-військового співробітництва ЗСУ,  * Оксана Григорьєва, радниця командувача Сухопутних військ ЗСУ,  * Володимир Петухов, заступник начальника науково-дослідного відділу Науково-дослідного центру гуманітарних проблем ЗСУ,  * Ганна Мокроусова, керівниця ГО «Блакитний Птах».</li>
      </ul>
      <text:p text:style-name="P4">
<text:span text:style-name="T4">
Акредитація представників ЗМІ обов’язкова і триватиме до 10:00 21 квітня.</text:span>
Заявки на акредитацію надсилайте на електронну адресу: <text:a xlink:type="simple" xlink:href="https://armyinform.com.ua/cdn-cgi/l/email-protection" text:style-name="Internet_20_link" text:visited-style-name="Visited_20_Internet_20_Link">
[emailprotected]</text:a>
indicating the name, name and wishes of the journalist, name of the publication, contact phone.</text:p>
      <text:p text:style-name="P4">
News Source: <text:a xlink:type="simple" xlink:href="https://armyinform.com.ua/2023/04/19/21-kvitnya-vidbudetsya-kruglyj-stil-shhodo-osoblyvostej-roboty-z-povernutymy-iz-polonu-bijczyamy-ta-poshuku-znyklyh-bezvisty/" text:style-name="Internet_20_link" text:visited-style-name="Visited_20_Internet_20_Link">
https://armyinform.com.ua/2023/04/19/21-kvitnya-vidbudetsya-kruglyj-stil-shhodo-osoblyvostej-roboty-z-povernutymy-iz-polonu-bijczyamy-ta-poshuku-znyklyh-bezvisty/</text:a>
</text:p>
      <!--NEWS-->
      <text:h text:style-name="P10" text:outline-level="1">
<text:span text:style-name="T4">
Ministry of Defense and Ministry of Social Policy successfully implemented a pilot project of social support for the military and their loved ones</text:span>
</text:h>
      <text:p text:style-name="P4">
Author: ['АРМІЯINFORM']</text:p>
      <text:p text:style-name="P4">
Time: 2023-04-19T58:00:00-04:00</text:p>
      <text:p text:style-name="P4">
Description: The Mini Construction of the defense of Ukrainian, the Socialty of Social Politics of Ukrainian, is possible ... The war with Ukraine 2022, the war with Ukraine is the latest news today, the News War with Ukraine 2022 is the last for today, whether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soczpidtrymka.jpg" text:style-name="Internet_20_link" text:visited-style-name="Visited_20_Internet_20_Link">
soczpidtrymka.jpg</text:a>
']</text:p>
      <text:p text:style-name="P4">
Tags: ['STOPRUSSIA', 'ВОЄНИЙ СТАН', 'СОЦІАЛЬНИЙ ЗАХИСТ', 'СОЦПІДТРИМКА ВІЙСЬКОВИХ']</text:p>
      <text:p text:style-name="P4">
Category: News</text:p>
      <!--METADATA-->
      <text:p text:style-name="P4">
<draw:frame draw:style-name="fr1" draw:name="Image349" text:anchor-type="as-char" svg:width="6.9236in" svg:height="3.894525in" draw:z-index="0">
<draw:image xlink:href="../Images/AРМІЯINFORM/2023-04-19T58-00-00-04-00/soczpidtrymka.jpg" xlink:type="simple" xlink:show="embed" xlink:actuate="onLoad" draw:mime-type="image/jpeg"/>
</draw:frame>
The Ministry of Defense of Ukraine, together with the Ministry of Social Policy, has successfully piloted the program of social recovery of the services and their loved ones.</text:p>
      <text:p text:style-name="P4">
About it <text:a xlink:type="simple" xlink:href="https://www.kmu.gov.ua/news/minsotspolityky-ta-minoborony-uspishno-realizuvaly-pilotuvannia-prohramy-dekompresii-ta-sotsialnoi-pidtrymky-dlia-viiskovosluzhbovtsiv-i-ikhnikh-blyzkykh" text:style-name="Internet_20_link" text:visited-style-name="Visited_20_Internet_20_Link">
reports</text:a>
Government portal.</text:p>
      <text:p text:style-name="P4">
The first 40 servicemen along with their relatives(wives/men, partners/partners, children)joined the program.</text:p>
      <text:p text:style-name="P4">
The team of specialists of the project is formed from civilian and military psychologists, social educators, cases-managers, lawyers and physiotherapists. The main task of specialists was to promote the physical and psychological recovery of participants, to establish mutual understanding between the military and their loved ones, to adapt to civilian life.</text:p>
      <text:p text:style-name="P4">
Reviews of program participants and reports of working group members, specialized specialists testified to the success of the piloting of the project, which allows the program to be used, to develop its implementation and to ensure the accessibility of access to services throughout the country.</text:p>
      <text:p text:style-name="P4">
News Source: <text:a xlink:type="simple" xlink:href="https://armyinform.com.ua/2023/04/19/minoborony-ta-minsoczpolityky-uspishno-realizuvaly-pilotnyj-proyekt-soczpidtrymky-dlya-vijskovyh-ta-yihnih-blyzkyh/" text:style-name="Internet_20_link" text:visited-style-name="Visited_20_Internet_20_Link">
https://armyinform.com.ua/2023/04/19/minoborony-ta-minsoczpolityky-uspishno-realizuvaly-pilotnyj-proyekt-soczpidtrymky-dlya-vijskovyh-ta-yihnih-blyzkyh/</text:a>
</text:p>
      <!--NEWS-->
      <text:h text:style-name="P10" text:outline-level="1">
<text:span text:style-name="T4">
Rivne Hospital has received equipment for surgery in the field</text:span>
</text:h>
      <text:p text:style-name="P4">
Author: ['АРМІЯINFORM']</text:p>
      <text:p text:style-name="P4">
Time: 2023-04-19T59:00:00-04:00</text:p>
      <text:p text:style-name="P4">
Description: American Neurodava Organiza for the accompanying of the good -handed fund “Zachistiti Maybut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ez-imeni-9.jpg" text:style-name="Internet_20_link" text:visited-style-name="Visited_20_Internet_20_Link">
bez-imeni-9.jpg</text:a>
']</text:p>
      <text:p text:style-name="P4">
Tags: []</text:p>
      <text:p text:style-name="P4">
Category: News</text:p>
      <!--METADATA-->
      <text:p text:style-name="P4">
<draw:frame draw:style-name="fr1" draw:name="Image350" text:anchor-type="as-char" svg:width="6.9236in" svg:height="4.459137in" draw:z-index="0">
<draw:image xlink:href="../Images/AРМІЯINFORM/2023-04-19T59-00-00-04-00/bez-imeni-9.jpg" xlink:type="simple" xlink:show="embed" xlink:actuate="onLoad" draw:mime-type="image/jpeg"/>
</draw:frame>
The American non -governmental organization, with the assistance of the Protecting Medical Foundation, handed over the system for conducting non -field surgery in the field and innovative equipment for the treatment of wounds.</text:p>
      <text:p text:style-name="P4">
About it <text:a xlink:type="simple" xlink:href="https://www.facebook.com/JointForcesCommandAFU/posts/pfbid02mzPDrT9rCsnFhsqGJPxyQWZeKqgWW6qWtKLUCSc4q2DrdykWwUDhbtUw4Q4EmVndl" text:style-name="Internet_20_link" text:visited-style-name="Visited_20_Internet_20_Link">
reports</text:a>
Command of the Joint Forces of the Armed Forces of Ukraine.</text:p>
      <text:p text:style-name="P4">
In particular, the Charitable Fund through the Commander of the Joint Forces of Ukraine Lieutenant General Sergei Naev handed over 12 sets of portable Surgibox to military doctors for urgent surgery in field surgery, as well as innovative equipment for the treatment cleaning the wound surface and acceleration of healing.</text:p>
      <text:p text:style-name="P4">
The Rivne Military Hospital was also transferred to a modern apparatus for the treatment of XLR8 Plus, which promotes wound healing by removing excess exudates and infectious material. According to experts, thanks to such equipment, the time to restore the patient can be reduced almost half.</text:p>
      <text:p text:style-name="P4">
Lieutenant General Serhiy Naev thanked the hospital employees for their quality of duty and talked with the wounded.</text:p>
      <text:p text:style-name="P4">
“We will try to increase help. We have appropriate arrangements by the Zeorian partners. The war continues. And we need to do everything on every house of our responsibility in order to be strong and armed, including modern medical equipment,-said Lieutenant General Sergeyev. "To save more lives of our warriors, and that they receive decent treatment and restoration in the most comfortable conditions."</text:p>
      <text:p text:style-name="P4">
News Source: <text:a xlink:type="simple" xlink:href="https://armyinform.com.ua/2023/04/19/rivnenskyj-gospital-otrymav-obladnannya-dlya-provedennya-hirurgichnyh-operaczij-u-polovyh-umovah/" text:style-name="Internet_20_link" text:visited-style-name="Visited_20_Internet_20_Link">
https://armyinform.com.ua/2023/04/19/rivnenskyj-gospital-otrymav-obladnannya-dlya-provedennya-hirurgichnyh-operaczij-u-polovyh-umovah/</text:a>
</text:p>
      <!--NEWS-->
      <text:h text:style-name="P10" text:outline-level="1">
<text:span text:style-name="T4">
Putin's nuclear blackmail does not affect the defense ministers that are gathering within Ramstin - a representative of GUR MOU</text:span>
</text:h>
      <text:p text:style-name="P4">
Author: ['АРМІЯINFORM']</text:p>
      <text:p text:style-name="P4">
Time: 2023-04-19T60:00:00-04:00</text:p>
      <text:p text:style-name="P4">
Description: In the Efiri National Telemarathon “єini News”, they defended the documentary of the Robot about ...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ВАДИМ СКІБІЦЬКИЙ', 'ВІДЕО', 'ГУР МОУ', 'ДОКУМЕНТАЛЬНІ ФІЛЬМИ', 'РАМШТАЙН', 'ФІЛЬМИ']</text:p>
      <text:p text:style-name="P4">
Category: News</text:p>
      <!--METADATA-->
      <text:p text:style-name="P4">
On the air of the National Telernado "The Unified News" was published a documentary work on the international platform for the support of Ukraine in the war for freedom by the basement "<text:a xlink:type="simple" xlink:href="https://youtu.be/shFGXA9HGH4" text:style-name="Internet_20_link" text:visited-style-name="Visited_20_Internet_20_Link">
Ramstein. Victory music</text:a>
”.</text:p>
      <text:p text:style-name="P4">
About it <text:a xlink:type="simple" xlink:href="https://gur.gov.ua/content/ramshtain-muzyka-peremohy.html" text:style-name="Internet_20_link" text:visited-style-name="Visited_20_Internet_20_Link">
reports</text:a>
The press service of the Main Directorate of Intelligence of the Ministry of Defense of Ukraine.</text:p>
      <text:p text:style-name="P4">
The film describes the history of creating a coalition of Ramstin States and unquestionable details of key decision making - decisions that, among other things, let us get:</text:p>
      <ul>
        <li>
Artillery systems 155 Caliber M777, Caesar, Panzerhaubitze 2000, Krab, Suzanna; * M270, M142 Himars rocket launchers; * Crotale, Iris-T, NASAMS, Aspide, Patriot; * Challenger-2 tanks, IMX-10, Leopard-1, Leopard-2, Abrams; * Harpoon anti -ship missiles.</li>
      </ul>
      <text:p text:style-name="P4">
A participant of the Ukrainian delegation, a representative of the GUR of the Ministry of Defense of Ukraine, Major General Vadimskibitsky performed one of the speakers of the film.</text:p>
      <text:p text:style-name="P4">
According to Vadim Skibitsky, every month before the meetings of "Ramstin", every month, the Ukrainian side holds for partnership briefings for partners, which describes the current situation on the front of the tape. Such briefings are necessary for better understanding of the needs of the Ukrainian army.</text:p>
      <text:p text:style-name="P4">
Also, the representative of the GRU of Ukraine noted the role of Ukraine's military intelligence of the key components of the victory over the Russian aggressor and the emphasizing the need for the relevant equipment of the intelligence officers:</text:p>
      <text:p text:style-name="P4">
“Not only GUR, but also in general - systems of military intelligence, including those units that are now on the front: these are units of radiolectronic intelligence, and reconnaissance battalions, and our special units that directly conduct combat operations. They need appropriate equipment, reconnaissance. And now they are equipped with all the latest. ”</text:p>
      <text:p text:style-name="P4">
In addition, Vadim Skibitsky emphasized-by supporting Ukraine, partner states and their capabilities: develop their own MIC, analyze the efficiency of its weapons or other weapons in the conditions of real fighting and adoption combat experience of Ukrainian military.</text:p>
      <text:p text:style-name="P4">
Commenting on the intentions to place Russian nuclear weapons in Belarus, a representative of Ukraine's military intelligence expressed his conviction that such actions from the aggressor-aggressor would not affect the further support of our country, and the relevant critic is primarily aimed at use for propaganda purposes.</text:p>
      <text:p text:style-name="P4">
News Source: <text:a xlink:type="simple" xlink:href="https://armyinform.com.ua/2023/04/19/yadernyj-shantazh-putina-ne-vplyvaye-na-ministriv-oborony/" text:style-name="Internet_20_link" text:visited-style-name="Visited_20_Internet_20_Link">
https://armyinform.com.ua/2023/04/19/yadernyj-shantazh-putina-ne-vplyvaye-na-ministriv-oborony/</text:a>
</text:p>
      <!--NEWS-->
      <text:h text:style-name="P10" text:outline-level="1">
<text:span text:style-name="T4">
Detained by Kiev who helped Rospropagandists create fakes about Ukraine</text:span>
</text:h>
      <text:p text:style-name="P4">
Author: ['АРМІЯINFORM']</text:p>
      <text:p text:style-name="P4">
Time: 2023-04-19T61:00:00-04:00</text:p>
      <text:p text:style-name="P4">
Description: The Service of the Kiyanina, the non -lappers of Kiyanin, Yaki Dop -Magav Rosiyskiy federal federals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2222-1.jpg" text:style-name="Internet_20_link" text:visited-style-name="Visited_20_Internet_20_Link">
22222-1.jpg</text:a>
', '<text:a xlink:type="simple" xlink:href="https://armyinform.com.ua/wp-content/uploads/2023/04/341542387_778793820309289_8367684892469562894_n-150x150.jpg" text:style-name="Internet_20_link" text:visited-style-name="Visited_20_Internet_20_Link">
341542387_778793820309289_8367684892469562894_n-150x150.jpg</text:a>
', '<text:a xlink:type="simple" xlink:href="https://armyinform.com.ua/wp-content/uploads/2023/04/341830843_916746056262623_2952340086476968934_n-150x150.jpg" text:style-name="Internet_20_link" text:visited-style-name="Visited_20_Internet_20_Link">
341830843_916746056262623_2952340086476968934_n-150x150.jpg</text:a>
', '<text:a xlink:type="simple" xlink:href="https://armyinform.com.ua/wp-content/uploads/2023/04/342026323_630035592377202_3640491449311159674_n-150x150.jpg" text:style-name="Internet_20_link" text:visited-style-name="Visited_20_Internet_20_Link">
342026323_630035592377202_3640491449311159674_n-150x150.jpg</text:a>
', '<text:a xlink:type="simple" xlink:href="https://armyinform.com.ua/wp-content/uploads/2023/04/342069852_238605545381984_6750432508885212963_n-150x150.jpg" text:style-name="Internet_20_link" text:visited-style-name="Visited_20_Internet_20_Link">
342069852_238605545381984_6750432508885212963_n-150x150.jpg</text:a>
']</text:p>
      <text:p text:style-name="P4">
Tags: ['STOPRUSSIA', 'ВТОРГНЕННЯ РФ', 'ДЕЗІНФОРМАЦІЯ', 'ЗРАДНИК', 'ПРОПАГАНДА', 'РОСІЙСЬКІ ФЕЙКИ', 'СБУ']</text:p>
      <text:p text:style-name="P4">
Category: News</text:p>
      <!--METADATA-->
      <text:p text:style-name="P4">
<draw:frame draw:style-name="fr1" draw:name="Image351" text:anchor-type="as-char" svg:width="6.9236in" svg:height="5.576437in" draw:z-index="0">
<draw:image xlink:href="../Images/AРМІЯINFORM/2023-04-19T61-00-00-04-00/22222-1.jpg" xlink:type="simple" xlink:show="embed" xlink:actuate="onLoad" draw:mime-type="image/jpeg"/>
</draw:frame>
The Security Service of Ukraine detained a Kiev resident, who helped the Russian Federation to create and spread fakes about the war, in particular about socio-political equipment in Kiev.</text:p>
      <text:p text:style-name="P4">
About it <text:a xlink:type="simple" xlink:href="https://www.facebook.com/SecurSerUkraine/posts/593543712872543" text:style-name="Internet_20_link" text:visited-style-name="Visited_20_Internet_20_Link">
reports</text:a>
SBU Press Center.</text:p>
      <text:p text:style-name="P4">
It was established that the attacker positioned himself as a "Fixer" and remotely spent with the editorial staff of the pro -Kremlov information agency "Bel.ru", whose office is located in the territory of Belgorod region of the Russian Federation.</text:p>
      <text:p text:style-name="P4">
"He passed on to the Russian" journalists "fictional and distorted information of the proceedings in Ukraine, including the alleged exacerbation of the internal situation of UKIEV after Russian rocket strokes in the city. In addition, the attacker publicly supported the actions of the Russian invaders and denied their crimes by the Podka, Irpen and Izium. The obtained misinformation representatives of Bel.ru were used to prepare fake news about the war in Ukraine. He also published his centurical narratives on his own pages of Usoc networks, including in Ukraine, ”the message reads.</text:p>
      <text:p text:style-name="P4">
<text:a xlink:type="simple" xlink:href="https://armyinform.com.ua/wp-content/uploads/2023/04/341542387_778793820309289_8367684892469562894_n.jpg" text:style-name="Internet_20_link" text:visited-style-name="Visited_20_Internet_20_Link">
!(Images/AРМІЯINFORM/2023-04-19T61-00-00-04-00/341542387_778793820309289_8367684892469562894_n-150x150.jpg)</text:a>
</text:p>
      <text:p text:style-name="P4">
<text:a xlink:type="simple" xlink:href="https://armyinform.com.ua/wp-content/uploads/2023/04/341830843_916746056262623_2952340086476968934_n.jpg" text:style-name="Internet_20_link" text:visited-style-name="Visited_20_Internet_20_Link">
<draw:frame draw:style-name="fr1" draw:name="Image352" text:anchor-type="as-char" svg:width="6.9236in" svg:height="6.9236in" draw:z-index="0">
<draw:image xlink:href="../Images/AРМІЯINFORM/2023-04-19T61-00-00-04-00/341830843_916746056262623_2952340086476968934_n-150x150.jpg" xlink:type="simple" xlink:show="embed" xlink:actuate="onLoad" draw:mime-type="image/jpeg"/>
</draw:frame>
</text:a>
</text:p>
      <text:p text:style-name="P4">
<text:a xlink:type="simple" xlink:href="https://armyinform.com.ua/wp-content/uploads/2023/04/342026323_630035592377202_3640491449311159674_n.jpg" text:style-name="Internet_20_link" text:visited-style-name="Visited_20_Internet_20_Link">
<draw:frame draw:style-name="fr1" draw:name="Image353" text:anchor-type="as-char" svg:width="6.9236in" svg:height="6.9236in" draw:z-index="0">
<draw:image xlink:href="../Images/AРМІЯINFORM/2023-04-19T61-00-00-04-00/342026323_630035592377202_3640491449311159674_n-150x150.jpg" xlink:type="simple" xlink:show="embed" xlink:actuate="onLoad" draw:mime-type="image/jpeg"/>
</draw:frame>
</text:a>
</text:p>
      <text:p text:style-name="P4">
<text:a xlink:type="simple" xlink:href="https://armyinform.com.ua/wp-content/uploads/2023/04/342069852_238605545381984_6750432508885212963_n.jpg" text:style-name="Internet_20_link" text:visited-style-name="Visited_20_Internet_20_Link">
<draw:frame draw:style-name="fr1" draw:name="Image354" text:anchor-type="as-char" svg:width="6.9236in" svg:height="6.9236in" draw:z-index="0">
<draw:image xlink:href="../Images/AРМІЯINFORM/2023-04-19T61-00-00-04-00/342069852_238605545381984_6750432508885212963_n-150x150.jpg" xlink:type="simple" xlink:show="embed" xlink:actuate="onLoad" draw:mime-type="image/jpeg"/>
</draw:frame>
</text:a>
The Linguistic Expertise initiated by the Security Service of Ukraine confirmed the facts of the blasting of the Figrant against our country.</text:p>
      <text:p text:style-name="P4">
During the searches, he found computer equipment and a mobile phone with criminal acts.</text:p>
      <text:p text:style-name="P4">
Currently, investigators of the security services have informed the attacker about the suspicion under Part 2 of Article 436-2 of the Criminal Code of Ukraine(justification, recognition legitimate, denial of armed aggression of the Russian Federation in Ukraine, glorification of its participants).</text:p>
      <text:p text:style-name="P4">
Триває розслідування для встановлення всіх обставин злочину.</text:p>
      <text:p text:style-name="P4">
News Source: <text:a xlink:type="simple" xlink:href="https://armyinform.com.ua/2023/04/19/sbu-zatrymano-kyyanyna-yakyj-dopomagav-rospropagandystam-stvoryuvaty-fejky-pro-ukrayinu/" text:style-name="Internet_20_link" text:visited-style-name="Visited_20_Internet_20_Link">
https://armyinform.com.ua/2023/04/19/sbu-zatrymano-kyyanyna-yakyj-dopomagav-rospropagandystam-stvoryuvaty-fejky-pro-ukrayinu/</text:a>
</text:p>
      <!--NEWS-->
      <text:h text:style-name="P10" text:outline-level="1">
<text:span text:style-name="T4">
Ukraine received Patriot - Alexei Reznikov.</text:span>
</text:h>
      <text:p text:style-name="P4">
Author: ['АРМІЯINFORM']</text:p>
      <text:p text:style-name="P4">
Time: 2023-04-19T62:00:00-04:00</text:p>
      <text:p text:style-name="P4">
Description: PATRIOT PPO systems were fucked up to Ukrainian to become a Zachist of the Nashi sky.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fuez5wmxsaifrtm.jpg" text:style-name="Internet_20_link" text:visited-style-name="Visited_20_Internet_20_Link">
fuez5wmxsaifrtm.jpg</text:a>
']</text:p>
      <text:p text:style-name="P4">
Tags: ['STOPRUSSIA', 'ВТОРГНЕННЯ РФ', 'ЗРК PATRIOT', 'ОЛЕКСІЙ РЕЗНІКОВ', 'ПАТРІОТ']</text:p>
      <text:p text:style-name="P4">
Category: News</text:p>
      <!--METADATA-->
      <text:p text:style-name="P4">
<draw:frame draw:style-name="fr1" draw:name="Image355" text:anchor-type="as-char" svg:width="6.9236in" svg:height="3.637595in" draw:z-index="0">
<draw:image xlink:href="../Images/AРМІЯINFORM/2023-04-19T62-00-00-04-00/fuez5wmxsaifrtm.jpg" xlink:type="simple" xlink:show="embed" xlink:actuate="onLoad" draw:mime-type="image/jpeg"/>
</draw:frame>
Patriot air defense systems have arrived in Ukraine and will protect our sky.</text:p>
      <text:p text:style-name="P4">
About it the Minister of Defense of Ukraine Alexei Reznikov <text:a xlink:type="simple" xlink:href="https://twitter.com/oleksiireznikov/status/1648627423636799488" text:style-name="Internet_20_link" text:visited-style-name="Visited_20_Internet_20_Link">
reported</text:a>
Violter.</text:p>
      <text:p text:style-name="P4">
In the post "Patriots for Patriots" he stated the following:</text:p>
      <text:p text:style-name="P4">
“Do you know how to visualize your dream? It is necessary to tell about it to the world and give life!This is exactly what happened to the Patriots, even before the widespread war, even a home to the most important position of my life at the most important moment of my life.</text:p>
      <text:p text:style-name="P4">
This was what happened during my visit to the United States in August 2021 ... Then I first told our partners: "We need Patriot." Freedom of our country's innovation is at risk. And what did we hear? It is impossible!Allenimonical is possible.</text:p>
      <text:p text:style-name="P4">
Today, our beautiful Ukrainian sky is becoming more protected, because the Ukrainian Patriot complexes in Ukraine.</text:p>
      <text:p text:style-name="P4">
Ukrainian anti -aircraft mastered them as quickly as they could.</text:p>
      <text:p text:style-name="P4">
And our partners kept the words.</text:p>
      <text:p text:style-name="P4">
I thank the German Defense Minister Boris Pistorius, the Minister of Defense Secondland Kaisi Ollongren, as well as the American, German Tanderdland peoples. "</text:p>
      <text:p text:style-name="P4">
News Source: <text:a xlink:type="simple" xlink:href="https://armyinform.com.ua/2023/04/19/ukrayina-otrymala-systemy-ppo-patriot-oleksij-reznikov/" text:style-name="Internet_20_link" text:visited-style-name="Visited_20_Internet_20_Link">
https://armyinform.com.ua/2023/04/19/ukrayina-otrymala-systemy-ppo-patriot-oleksij-reznikov/</text:a>
</text:p>
      <!--NEWS-->
      <text:h text:style-name="P10" text:outline-level="1">
<text:span text:style-name="T4">
Fired from Russian captivity will receive financial assistance</text:span>
</text:h>
      <text:p text:style-name="P4">
Author: ['АРМІЯINFORM']</text:p>
      <text:p text:style-name="P4">
Time: 2023-04-19T63:00:00-04:00</text:p>
      <text:p text:style-name="P4">
Description: The 172 Zvilleneniye Polo Polono I 368 Rodin Osіb, Yaki dosi illegally exaggerat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2222222222222222222222.jpg" text:style-name="Internet_20_link" text:visited-style-name="Visited_20_Internet_20_Link">
2222222222222222222222.jpg</text:a>
']</text:p>
      <text:p text:style-name="P4">
Tags: ['STOPRUSSIA', 'ВТОРГНЕННЯ РФ', 'ДОПОМОГА ДЕРЖАВИ', 'МІНРЕІНТЕГРАЦІЇ', 'ПОЛОНЕНІ']</text:p>
      <text:p text:style-name="P4">
Category: News</text:p>
      <!--METADATA-->
      <text:p text:style-name="P4">
<draw:frame draw:style-name="fr1" draw:name="Image356" text:anchor-type="as-char" svg:width="6.9236in" svg:height="4.579446in" draw:z-index="0">
<draw:image xlink:href="../Images/AРМІЯINFORM/2023-04-19T63-00-00-04-00/2222222222222222222222.jpg" xlink:type="simple" xlink:show="embed" xlink:actuate="onLoad" draw:mime-type="image/jpeg"/>
</draw:frame>
Another 172 are released from Russian captivity and 368 families who are still illegal to the Russian Federation will be able to receive 100 thousand hryvnias of state aid.</text:p>
      <text:p text:style-name="P4">
About it <text:a xlink:type="simple" xlink:href="https://minre.gov.ua/2023/04/19/minreintegracziyi-prodovzhuye-derzhavni-vyplaty-zvilnenym-z-polonu-ta-simyam-polonenyh/" text:style-name="Internet_20_link" text:visited-style-name="Visited_20_Internet_20_Link">
reports</text:a>
Ministry of Reintegration.</text:p>
      <text:p text:style-name="P4">
"The Ministry of Reintegration will transfer them to them after receiving the necessary documents from them," - the message reads.</text:p>
      <text:p text:style-name="P4">
It is noted that the facts of deprivation of these citizens of freedom as a result of armed aggression against Ukraine were established by the relevant commission in the Ministry of Reintegration on April 18. The commission also recognized 64 people who submitted applications and confirmation of the families of prisoners.</text:p>
      <text:p text:style-name="P4">
Thus, this meeting considered the greatest number of appeals all the time of the commission.</text:p>
      <text:p text:style-name="P4">
The department reminded that the said commission was created in the implementation of the Law of Ukraine "On Social and Legal Protection of Persons, for which the fact of subdivision of personal freedom as a result of armed aggression against Ukraine and their families was established."</text:p>
      <text:p text:style-name="P4">
The commission included representatives of the Ministry of Reintegration, other bodies of state authorities and public associations.</text:p>
      <text:p text:style-name="P4">
News Source: <text:a xlink:type="simple" xlink:href="https://armyinform.com.ua/2023/04/19/100-tys-grn-dopomogy-otrymayut-172-zvilnenyh-z-rosijskogo-polonu-brancziv/" text:style-name="Internet_20_link" text:visited-style-name="Visited_20_Internet_20_Link">
https://armyinform.com.ua/2023/04/19/100-tys-grn-dopomogy-otrymayut-172-zvilnenyh-z-rosijskogo-polonu-brancziv/</text:a>
</text:p>
      <!--NEWS-->
      <text:h text:style-name="P10" text:outline-level="1">
<text:span text:style-name="T4">
У Вінниці відбулася зустріч родин полонених десантників з представниками Координаційного штабу</text:span>
</text:h>
      <text:p text:style-name="P4">
Author: ['АРМІЯINFORM']</text:p>
      <text:p text:style-name="P4">
Time: 2023-04-19T64:00:00-04:00</text:p>
      <text:p text:style-name="P4">
Description: У регіональному центрі Координаційного штабу центрального регіону м. Вінниця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7806eff-d7ad-49e1-b858-31c73a50042e-e1681902165791.jpg" text:style-name="Internet_20_link" text:visited-style-name="Visited_20_Internet_20_Link">
77806eff-d7ad-49e1-b858-31c73a50042e-e1681902165791.jpg</text:a>
']</text:p>
      <text:p text:style-name="P4">
Tags: ['ВІННИЦЯ', 'КООРДИНАЦІЙНИЙ ШТАБ З ПИТАНЬ ПОВОДЖЕННЯ З ВІЙСЬКОВОПОЛОНЕНИМИ', 'ОБМІН ВІЙСЬКОВОПОЛОНЕНИМИ']</text:p>
      <text:p text:style-name="P4">
Category: News</text:p>
      <!--METADATA-->
      <text:p text:style-name="P4">
<draw:frame draw:style-name="fr1" draw:name="Image357" text:anchor-type="as-char" svg:width="6.9236in" svg:height="4.604194in" draw:z-index="0">
<draw:image xlink:href="../Images/AРМІЯINFORM/2023-04-19T64-00-00-04-00/77806eff-d7ad-49e1-b858-31c73a50042e-e1681902165791.jpg" xlink:type="simple" xlink:show="embed" xlink:actuate="onLoad" draw:mime-type="image/jpeg"/>
</draw:frame>
At the regional center of the coordination headquarters of the central region of Vinnitsa there was a meeting with families of defenders of a separate landing brigade.</text:p>
      <text:p text:style-name="P4">
About it <text:a xlink:type="simple" xlink:href="https://t.me/Koord_shtab/863" text:style-name="Internet_20_link" text:visited-style-name="Visited_20_Internet_20_Link">
reports</text:a>
Coordinating headquarters for the issue of prisoners of war.</text:p>
      <text:p text:style-name="P4">
In communication with his relatives, the head of the regional center Yulia Prymak noted that the security of the defenders depends, in particular, on the actions of their loved ones. She depicted that she should not distribute the personal information of the military serviceman on social networks, as well as transfer it to not authorized persons.</text:p>
      <text:p text:style-name="P4">
The procedure of communication of families with investigators and military parts was discussed separately. The staff representative noted that the connection with the military unit is preceded through territorial centers of staffing and social support. It should be borne in mind that the military unit may not provide certain materials with restricted access.</text:p>
      <text:p text:style-name="P4">
Families were also explained that the accounting category did not affect the possibility of reflection of defenders to the exchange processes. All defenders and defenders, which are essential to the Unified Register of Defenders, are submitted for exchange.</text:p>
      <text:p text:style-name="P4">
News Source: <text:a xlink:type="simple" xlink:href="https://armyinform.com.ua/2023/04/19/u-vinnyczi-vidbulasya-zustrich-rodyn-polonenyh-desantnykiv-z-predstavnykamy-koordynaczijnogo-shtabu/" text:style-name="Internet_20_link" text:visited-style-name="Visited_20_Internet_20_Link">
https://armyinform.com.ua/2023/04/19/u-vinnyczi-vidbulasya-zustrich-rodyn-polonenyh-desantnykiv-z-predstavnykamy-koordynaczijnogo-shtabu/</text:a>
</text:p>
      <!--NEWS-->
      <text:h text:style-name="P10" text:outline-level="1">
<text:span text:style-name="T4">
Please stop engaging in populism: the Armed Forces General Staff of 30,000 for the military</text:span>
</text:h>
      <text:p text:style-name="P4">
Author: ['АРМІЯINFORM']</text:p>
      <text:p text:style-name="P4">
Time: 2023-04-19T65:00:00-04:00</text:p>
      <text:p text:style-name="P4">
Description: The Zbroyni forces of Ukraine is just a system of vipels, yak does not wake up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3/generalnyj-shtab.jpg" text:style-name="Internet_20_link" text:visited-style-name="Visited_20_Internet_20_Link">
generalnyj-shtab.jpg</text:a>
']</text:p>
      <text:p text:style-name="P4">
Tags: ['STOPRUSSIA', 'ВИПЛАТА ГРОШОВОГО ЗАБЕЗПЕЧЕННЯ', 'ГЕНШТАБ ЗСУ']</text:p>
      <text:p text:style-name="P4">
Category: News</text:p>
      <!--METADATA-->
      <text:p text:style-name="P4">
<draw:frame draw:style-name="fr1" draw:name="Image358" text:anchor-type="as-char" svg:width="6.9236in" svg:height="3.894525in" draw:z-index="0">
<draw:image xlink:href="../Images/AРМІЯINFORM/2023-04-19T65-00-00-04-00/generalnyj-shtab.jpg" xlink:type="simple" xlink:show="embed" xlink:actuate="onLoad" draw:mime-type="image/jpeg"/>
</draw:frame>
In the Armed Forces of Ukraine, a fair system of payments should be operated, which does not increase the prerequisites for social tension in combat units and will be heard to those soldiers who risk their own lives and health.</text:p>
      <text:p text:style-name="P4">
On this <text:a xlink:type="simple" xlink:href="https://t.me/GeneralStaffZSU/7583" text:style-name="Internet_20_link" text:visited-style-name="Visited_20_Internet_20_Link">
emphasized</text:a>
In the General Staff, commenting on the discussions on the decision of the Parliament to repay the payments to the military 30 thousand hryvnias.</text:p>
      <text:p text:style-name="P4">
“Society is discussing a rather sensitive issue, namely: the decision of the parliament to declare an additional monetary remuneration for servicemen in the amount of 30 thousand UAH.</text:p>
      <text:p text:style-name="P4">
A soldier who serves and protects the country from the aggressor, risking his own life and health, performs tasks in difficult conditions, should be highly motivated. Remember what a coal, Marinka or Avdiivka look like. Each day of Ukraine's defense is given to us at a very high price. The cost of life and healthy defenders, ”the message reads.</text:p>
      <text:p text:style-name="P4">
<text:span text:style-name="T4">
 Therefore, the additional monetary reward is accrued depending on the districts and the complexity of the tasks performed by fighters. </text:span>
</text:p>
      <text:p text:style-name="P4">
The General Staff of the Armed Forces noted that <text:span text:style-name="T4">
 100 thousand hryvnias </text:span>
 per month, as before, are preserved to defenders who are fighting directly at the front country.</text:p>
      <text:p text:style-name="P4">
<text:span text:style-name="T4">
 30 thousand </text:span>
 are paid to the military who perform tasks in the areas of combatants but do not directly participate in the fighting with the enemy, proportional to the time of completion task.</text:p>
      <text:p text:style-name="P4">
If servicemen are out of the war zone, in the rear, then the sub -tax payments to them <text:span text:style-name="T4">
 are not accrued </text:span>
.</text:p>
      <text:p text:style-name="P4">
At the same time, as of February 1, 2023, all servicemen have been raised by the minimum amount of monetary support to 20100.</text:p>
      <text:p text:style-name="P4">
"We ask you to stop engaging in populism and concentrate on the defense of our state," - called on the General Staff of the Armed Forces.</text:p>
      <text:p text:style-name="P4">
News Source: <text:a xlink:type="simple" xlink:href="https://armyinform.com.ua/2023/04/19/prosymo-prypynyty-zajmatysya-populizmom-genshtab-zsu-pro-30-tysyach-dlya-vijskovyh/" text:style-name="Internet_20_link" text:visited-style-name="Visited_20_Internet_20_Link">
https://armyinform.com.ua/2023/04/19/prosymo-prypynyty-zajmatysya-populizmom-genshtab-zsu-pro-30-tysyach-dlya-vijskovyh/</text:a>
</text:p>
      <!--NEWS-->
      <text:h text:style-name="P10" text:outline-level="1">
<text:span text:style-name="T4">
We have no right to discuss in the public space plans of the Armed Forces of Ukraine - Anna Malyar</text:span>
</text:h>
      <text:p text:style-name="P4">
Author: ['Володимир Віват']</text:p>
      <text:p text:style-name="P4">
Time: 2023-04-19T66:00:00-04:00</text:p>
      <text:p text:style-name="P4">
Description: - Importingly Rosumi, I don’t have such a day, if the Zbroinі seals of Ukraine say - tomorrow ... the war with Ukraine 2022, the war with Ukraine is the latest news today, the News War with Ukraine 2022 is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12/5f6a5374.jpg" text:style-name="Internet_20_link" text:visited-style-name="Visited_20_Internet_20_Link">
5f6a5374.jpg</text:a>
']</text:p>
      <text:p text:style-name="P4">
Tags: ['ВТОРГНЕННЯ РФ', 'ГАННА МАЛЯР', 'ЄДИНІ НОВИНИ', 'КОНТРНАСТУП']</text:p>
      <text:p text:style-name="P4">
Category: News</text:p>
      <!--METADATA-->
      <text:p text:style-name="P4">
<draw:frame draw:style-name="fr1" draw:name="Image359" text:anchor-type="as-char" svg:width="6.9236in" svg:height="4.615733in" draw:z-index="0">
<draw:image xlink:href="../Images/AРМІЯINFORM/2023-04-19T66-00-00-04-00/5f6a5374.jpg" xlink:type="simple" xlink:show="embed" xlink:actuate="onLoad" draw:mime-type="image/jpeg"/>
</draw:frame>
Gannamaars. Photo: Dmitry Yurchenko / Armyinfom</text:p>
      <ul>
        <li>
          <text:p text:style-name="P4">
It is important to understand that there will not be such a day when the Armed Forces of Ukraine will be told - tomorrow we begin a counter -offensive. In war, this is secret information. The bricks of the Armed Forces of Ukraine, which we do not have the right to discuss in the public space - there is annana Malyar, on the air of the Unified Information TV, empire.</text:p>
        </li>
        <li>
          <text:p text:style-name="P4">
At the same time, it is not necessary to reduce a counter -offensive only to some actively -comprehensive actions. Because it is a strategic goal - to stop the enemy of this offensive actions and to release all our territories. Therefore, to speak in a highlight of a counter -offensive is incorrect, because it is a huge set of actions of and event actions that are currently carrying out the armed forces, - said Anna Malyar. - The formation of certain tactics for plans "A", "B", "B" ... because one can not be more than one option, because the enemy also reacts. It should be understood that such decisions are made in a very short time, not in a month, two or half a year. The plan is chosen so that the enemy does not have time to react to it.</text:p>
        </li>
      </ul>
      <text:p text:style-name="P4">
According to her, the Armed Forces do not prepare one thing at this time - in a specific time in any Krette direction. The Armed Forces prepare the whole complex of defense of tutorial measures daily.</text:p>
      <ul>
        <li>
And, in fact, active assault actions in Bakhmut, Marinka in the Avdiivsky, Liman directions of the front, can also be considered an element of a counter -offensive, - said Anna Malyar.</li>
      </ul>
      <text:p text:style-name="P4">
News Source: <text:a xlink:type="simple" xlink:href="https://armyinform.com.ua/2023/04/19/my-ne-mayemo-prava-obgovoryuvaty-v-publichnomu-prostori-plany-zbrojnyh-syl-ukrayiny-ganna-malyar/" text:style-name="Internet_20_link" text:visited-style-name="Visited_20_Internet_20_Link">
https://armyinform.com.ua/2023/04/19/my-ne-mayemo-prava-obgovoryuvaty-v-publichnomu-prostori-plany-zbrojnyh-syl-ukrayiny-ganna-malyar/</text:a>
</text:p>
      <!--NEWS-->
      <text:h text:style-name="P10" text:outline-level="1">
<text:span text:style-name="T4">
On the basis of the main military university, a leadership program with Sweden support is created</text:span>
</text:h>
      <text:p text:style-name="P4">
Author: ['АРМІЯINFORM']</text:p>
      <text:p text:style-name="P4">
Time: 2023-04-19T67:00:00-04:00</text:p>
      <text:p text:style-name="P4">
Description: The timing of the robot of the delegate of the defense of the Ukrainian is the director of the director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1103564_217532957566574_110509198732148564_n.jpg" text:style-name="Internet_20_link" text:visited-style-name="Visited_20_Internet_20_Link">
341103564_217532957566574_110509198732148564_n.jpg</text:a>
', '<text:a xlink:type="simple" xlink:href="https://armyinform.com.ua/wp-content/uploads/2023/04/342177629_911547490082876_5706633553917353124_n-150x150.jpg" text:style-name="Internet_20_link" text:visited-style-name="Visited_20_Internet_20_Link">
342177629_911547490082876_5706633553917353124_n-150x150.jpg</text:a>
', '<text:a xlink:type="simple" xlink:href="https://armyinform.com.ua/wp-content/uploads/2023/04/342185450_209814578445936_5060914697237101375_n-150x150.jpg" text:style-name="Internet_20_link" text:visited-style-name="Visited_20_Internet_20_Link">
342185450_209814578445936_5060914697237101375_n-150x150.jpg</text:a>
']</text:p>
      <text:p text:style-name="P4">
Tags: ['ДЕПАРТАМЕНТ ВІЙСЬКОВОЇ ОСВІТИ І НАУКИ', 'НАЦІОНАЛЬНИЙ УНІВЕРСИТЕТ ОБОРОНИ УКРАЇНИ ІМЕНІ ІВАНА ЧЕРНЯХОВСЬКОГО', 'ПРОГРАМА ЛІДЕРСТВА', 'УНІВЕРСИТЕТУ ОБОРОНИ КОРОЛІВСТВА ШВЕЦІЯ']</text:p>
      <text:p text:style-name="P4">
Category: News</text:p>
      <!--METADATA-->
      <text:p text:style-name="P4">
<draw:frame draw:style-name="fr1" draw:name="Image360" text:anchor-type="as-char" svg:width="6.9236in" svg:height="4.39606in" draw:z-index="0">
<draw:image xlink:href="../Images/AРМІЯINFORM/2023-04-19T67-00-00-04-00/341103564_217532957566574_110509198732148564_n.jpg" xlink:type="simple" xlink:show="embed" xlink:actuate="onLoad" draw:mime-type="image/jpeg"/>
</draw:frame>
A working visit of the Delegation of the Defense Office of Ukraine, headed by the sub -deputy of the Department of Military Education and Science of the Ministry of Defense of Ukraine by the Volodymyr Mirnenko to the Kingdom of Sweden, was held, within which a number of constructive steps were developed on the way of deepening bilateral cooperation.</text:p>
      <text:p text:style-name="P4">
About it <text:a xlink:type="simple" xlink:href="https://www.facebook.com/DepartmentMilitaryEducationScienceMOD.UA/posts/pfbid0n9tLC55JZmKhKwHbTguMSHkdHUDVF1B8ExnPiLS5iLqQraSsKGJ3XLmj31MtuATal" text:style-name="Internet_20_link" text:visited-style-name="Visited_20_Internet_20_Link">
reports</text:a>
Department of Military Education and Science of the Ministry of Defense of Ukraine.</text:p>
      <text:p text:style-name="P4">
The negotiations were held on the basis of the University of Defense of the Kingdom of Sweden(The Swedish Defense University - School of Defense), in particular, with the participation of representatives of the Swedish Agency for Defense Research(Swedish Defence Research Agency(HE WAS)and the embassies of Ukraine in the Kingdom of Sweden.</text:p>
      <text:p text:style-name="P4">
Volodymyr Mirnenko presented the pro -memorandum developed by the Ukrainian side on cooperation in the field of military education and science, which was evaluated and widespread among the profile structural units of the Kingdom of Sweden.</text:p>
      <text:p text:style-name="P4">
For his part, the rector of the University of Defense of the Kingdom, Sweden Robert Egnelt, supported the proposal of the Ukrainian delegation regarding the academic mobility of cadets, students and teachers of both states.</text:p>
      <text:p text:style-name="P4">
<text:a xlink:type="simple" xlink:href="https://armyinform.com.ua/wp-content/uploads/2023/04/342177629_911547490082876_5706633553917353124_n.jpg" text:style-name="Internet_20_link" text:visited-style-name="Visited_20_Internet_20_Link">
!(Images/AРМІЯINFORM/2023-04-19T67-00-00-04-00/342177629_911547490082876_5706633553917353124_n-150x150.jpg)</text:a>
</text:p>
      <text:p text:style-name="P4">
<text:a xlink:type="simple" xlink:href="https://armyinform.com.ua/wp-content/uploads/2023/04/342185450_209814578445936_5060914697237101375_n.jpg" text:style-name="Internet_20_link" text:visited-style-name="Visited_20_Internet_20_Link">
<draw:frame draw:style-name="fr1" draw:name="Image361" text:anchor-type="as-char" svg:width="6.9236in" svg:height="6.9236in" draw:z-index="0">
<draw:image xlink:href="../Images/AРМІЯINFORM/2023-04-19T67-00-00-04-00/342185450_209814578445936_5060914697237101375_n-150x150.jpg" xlink:type="simple" xlink:show="embed" xlink:actuate="onLoad" draw:mime-type="image/jpeg"/>
</draw:frame>
</text:a>
The parties have stopped separately on the implementation of the SLP for Ukraine Project projected by Swedish plot(Strategic Leadership in GlobalSocietal Security Programme(SLP)- Program). Попередньо узгоджено формат та етапизапочаткування зазначеного проєкту на базі Національного університету оборониУкраїни імені Івана Черняховського.</text:p>
      <text:p text:style-name="P4">
By the way, interest and readiness for providing material supportive support to the Swedish project was expressed by the coordinator of the program for improvement of military education Deep Mariusz Sololis and Deputy Director of NATO Consortium "Partnership for Peace" Olaf Garich.</text:p>
      <text:p text:style-name="P4">
According to the results of the meeting with representatives of the Swedish Agency for Defense Research, the Ukrainian Delegation of the Defense Office agreed to introduce partnerships at the level of defense institutions of Ukraine Tashvetsia in the areas where the parties are most interested.</text:p>
      <text:p text:style-name="P4">
News Source: <text:a xlink:type="simple" xlink:href="https://armyinform.com.ua/2023/04/19/na-bazi-golovnogo-vijskovogo-vyshu-stvoryuyetsya-programa-liderstva-za-pidtrymky-shvecziyi/" text:style-name="Internet_20_link" text:visited-style-name="Visited_20_Internet_20_Link">
https://armyinform.com.ua/2023/04/19/na-bazi-golovnogo-vijskovogo-vyshu-stvoryuyetsya-programa-liderstva-za-pidtrymky-shvecziyi/</text:a>
</text:p>
      <!--NEWS-->
      <text:h text:style-name="P10" text:outline-level="1">
<text:span text:style-name="T4">
The President got acquainted with the arrangement of the state border of Ukraine in Volyn</text:span>
</text:h>
      <text:p text:style-name="P4">
Author: ['АРМІЯINFORM']</text:p>
      <text:p text:style-name="P4">
Time: 2023-04-19T68:00:00-04:00</text:p>
      <text:p text:style-name="P4">
Description: Ukrainian President Volodymyr Zelensky PID Hour of Robochka, Volinski Oblas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1c205205c5a4800ea534dc1fa089987_1681898772_extra_large.jpeg" text:style-name="Internet_20_link" text:visited-style-name="Visited_20_Internet_20_Link">
11c205205c5a4800ea534dc1fa089987_1681898772_extra_large.jpeg</text:a>
', '<text:a xlink:type="simple" xlink:href="https://armyinform.com.ua/wp-content/uploads/2023/04/b62edb3b7de54d8148d0ac9640b85cec_1681898760_extra_large.jpeg" text:style-name="Internet_20_link" text:visited-style-name="Visited_20_Internet_20_Link">
b62edb3b7de54d8148d0ac9640b85cec_1681898760_extra_large.jpeg</text:a>
', '<text:a xlink:type="simple" xlink:href="https://armyinform.com.ua/wp-content/uploads/2023/04/0ea6f96eacb6077aec6d839a45eeeaca_1681898768_extra_large.jpeg" text:style-name="Internet_20_link" text:visited-style-name="Visited_20_Internet_20_Link">
0ea6f96eacb6077aec6d839a45eeeaca_1681898768_extra_large.jpeg</text:a>
']</text:p>
      <text:p text:style-name="P4">
Tags: ['ВОЛИНЬ', 'ВОЛОДИМИР ЗЕЛЕНСЬКИЙ', 'ДЕРЖАВНИЙ КОРДОН УКРАЇНИ']</text:p>
      <text:p text:style-name="P4">
Category: News</text:p>
      <!--METADATA-->
      <text:p text:style-name="P4">
<draw:frame draw:style-name="fr1" draw:name="Image362" text:anchor-type="as-char" svg:width="6.9236in" svg:height="4.617948in" draw:z-index="0">
<draw:image xlink:href="../Images/AРМІЯINFORM/2023-04-19T68-00-00-04-00/11c205205c5a4800ea534dc1fa089987_1681898772_extra_large.jpeg" xlink:type="simple" xlink:show="embed" xlink:actuate="onLoad" draw:mime-type="image/jpeg"/>
</draw:frame>
During his working trip to Volyn, President of Ukraine Volodymyr Zelenskyy visited the border area where the borders of three states converge: Ukraine, the Republic of Poland and the Republic of Belarus.</text:p>
      <text:p text:style-name="P4">
About it <text:a xlink:type="simple" xlink:href="https://www.president.gov.ua/news/prezident-oznajomivsya-z-oblashtuvannyam-derzhavnogo-kordonu-82353" text:style-name="Internet_20_link" text:visited-style-name="Visited_20_Internet_20_Link">
informs</text:a>
Office of the President of Ukraine.</text:p>
      <text:p text:style-name="P4">
As Vladimir Zelensky reported, in order to ensure reliable protection of the Ukrainian border and the readiness to reflect the possible invasion of the enemy of the territory of Belarus, engineering barriers, fortifications and setting up of remote video surveillance systems are increasing.</text:p>
      <text:p text:style-name="P4">
The border guards demonstrated the amount of work that have been done since the beginning of 2022 to strengthen the border with Belarus within the Volyn region.</text:p>
      <text:p text:style-name="P4">
<draw:frame draw:style-name="fr1" draw:name="Image363" text:anchor-type="as-char" svg:width="6.9236in" svg:height="4.617948in" draw:z-index="0">
<draw:image xlink:href="../Images/AРМІЯINFORM/2023-04-19T68-00-00-04-00/b62edb3b7de54d8148d0ac9640b85cec_1681898760_extra_large.jpeg" xlink:type="simple" xlink:show="embed" xlink:actuate="onLoad" draw:mime-type="image/jpeg"/>
</draw:frame>
The President also examined the observation point and a two -level system of ditches on the border. From the point of view of the observation post, it was demonstrated how the system of remote video surveillance is carried out round -the -clock supervision of the border. The head of state showed systems of detection of unmanned aircraft.</text:p>
      <text:p text:style-name="P4">
The President awarded the servicemen of the State Border Guard Service of Ukraine, in particular the orders of Bohdan Khmelnitsky III degree, "for courage" of the III degree, as a medal "for military service of Ukraine".</text:p>
      <text:p text:style-name="P4">
<draw:frame draw:style-name="fr1" draw:name="Image364" text:anchor-type="as-char" svg:width="6.9236in" svg:height="4.617948in" draw:z-index="0">
<draw:image xlink:href="../Images/AРМІЯINFORM/2023-04-19T68-00-00-04-00/0ea6f96eacb6077aec6d839a45eeeaca_1681898768_extra_large.jpeg" xlink:type="simple" xlink:show="embed" xlink:actuate="onLoad" draw:mime-type="image/jpeg"/>
</draw:frame>
“I have the honor to be here, to greet you, to thank for the protection of the state border. I would like to talk about the border, being here in Volyn, the Bishop of Ukraine with Belarus and Poland. You are heroic and strong people. I want to dress for the protection of our country in Bakhmut. I know how firmly you stood there, kept Bakhmut. Would like to thank you and your brothers. I want to wish health, strength, and your loved ones - warmth. We are all proud that we have strong border guards. I wish you to preserve power, justice and rage, how it is in the protection of our country. Wishing everyone only a victory!” - said Volodymyr Zelensky.</text:p>
      <text:p text:style-name="P4">
The memory of the dead border guards was honored with a moment of silence.</text:p>
      <text:p text:style-name="P4">
News Source: <text:a xlink:type="simple" xlink:href="https://armyinform.com.ua/2023/04/19/prezydent-oznajomyvsya-z-oblashtuvannyam-derzhavnogo-kordonu-ukrayiny-na-volyni/" text:style-name="Internet_20_link" text:visited-style-name="Visited_20_Internet_20_Link">
https://armyinform.com.ua/2023/04/19/prezydent-oznajomyvsya-z-oblashtuvannyam-derzhavnogo-kordonu-ukrayiny-na-volyni/</text:a>
</text:p>
      <!--NEWS-->
      <text:h text:style-name="P10" text:outline-level="1">
<text:span text:style-name="T4">
NSDC and Yaroslav the Wise University signed a memorandum of cooperation</text:span>
</text:h>
      <text:p text:style-name="P4">
Author: ['АРМІЯINFORM']</text:p>
      <text:p text:style-name="P4">
Time: 2023-04-19T69:00:00-04:00</text:p>
      <text:p text:style-name="P4">
Description: Syogodnі, 19 kvіnynya, Aparat RNBO Ukrainian INCILITY UNIVITERITE IMENIT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9_04_3.jpg" text:style-name="Internet_20_link" text:visited-style-name="Visited_20_Internet_20_Link">
19_04_3.jpg</text:a>
']</text:p>
      <text:p text:style-name="P4">
Tags: ['МЕМОРАНДУМ ПРО СПІВРОБІТНИЦТВО', 'НАЦІОНАЛЬНИЙ ЮРИДИЧНИЙ УНІВЕРСИТЕТ', 'РНБО УКРАЇНИ']</text:p>
      <text:p text:style-name="P4">
Category: News</text:p>
      <!--METADATA-->
      <text:p text:style-name="P4">
<draw:frame draw:style-name="fr1" draw:name="Image365" text:anchor-type="as-char" svg:width="6.9236in" svg:height="4.615733in" draw:z-index="0">
<draw:image xlink:href="../Images/AРМІЯINFORM/2023-04-19T69-00-00-04-00/19_04_3.jpg" xlink:type="simple" xlink:show="embed" xlink:actuate="onLoad" draw:mime-type="image/jpeg"/>
</draw:frame>
Today, April 19, the NSDC apparatus and the National Law University Yaroslav the Wise entered into a memorandum on cooperation.</text:p>
      <text:p text:style-name="P4">
About it <text:a xlink:type="simple" xlink:href="https://www.rnbo.gov.ua/ua/Diialnist/6273.html" text:style-name="Internet_20_link" text:visited-style-name="Visited_20_Internet_20_Link">
reports</text:a>
National Security and Defense of Ukraine.</text:p>
      <text:p text:style-name="P4">
According to the document signed by the head of the NSDC apparatus Andriy Zuzi Rector of the National Law University named after Yaroslav the Wise Anatoliegetman, the parties plan to cooperate, in particular, regarding the development of projections, normative acts and documents on national security of Ioboron.</text:p>
      <text:p text:style-name="P4">
In addition, it is planned to continue the practice of preparing students of this university in order to acquire and improve their professional knowledge, the skills of a tanning of civil servants of the council apparatus.</text:p>
      <text:p text:style-name="P4">
“Involvement of scientific and teaching staff and students in state-building processes in the country is an important trend of today. After all, they are the generators of the developers of new ideas and the introduction of modern political and legal projects, in particular on national security and defense issues, ”Andrei Zuz said.</text:p>
      <text:p text:style-name="P4">
In this context, he praised the level of professional preparation of students university, which are currently undergoing practice in the NSDC apparatus of Ukraine.</text:p>
      <text:p text:style-name="P4">
News Source: <text:a xlink:type="simple" xlink:href="https://armyinform.com.ua/2023/04/19/rnbo-ta-universytet-imeni-yaroslava-mudrogo-pidpysaly-memorandum-pro-spivrobitnycztvo/" text:style-name="Internet_20_link" text:visited-style-name="Visited_20_Internet_20_Link">
https://armyinform.com.ua/2023/04/19/rnbo-ta-universytet-imeni-yaroslava-mudrogo-pidpysaly-memorandum-pro-spivrobitnycztvo/</text:a>
</text:p>
      <!--NEWS-->
      <text:h text:style-name="P10" text:outline-level="1">
<text:span text:style-name="T4">
Russians resort to Syrian tactics - Anna Painter</text:span>
</text:h>
      <text:p text:style-name="P4">
Author: ['Володимир Віват']</text:p>
      <text:p text:style-name="P4">
Time: 2023-04-19T70:00:00-04:00</text:p>
      <text:p text:style-name="P4">
Description: Vorogoi offend of triv’s basics of the main life - Bakhmutskiy, Avdіvs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17089427.jpg" text:style-name="Internet_20_link" text:visited-style-name="Visited_20_Internet_20_Link">
317089427.jpg</text:a>
']</text:p>
      <text:p text:style-name="P4">
Tags: []</text:p>
      <text:p text:style-name="P4">
Category: News</text:p>
      <!--METADATA-->
      <text:p text:style-name="P4">
<draw:frame draw:style-name="fr1" draw:name="Image366" text:anchor-type="as-char" svg:width="6.9236in" svg:height="4.615733in" draw:z-index="0">
<draw:image xlink:href="../Images/AРМІЯINFORM/2023-04-19T70-00-00-04-00/317089427.jpg" xlink:type="simple" xlink:show="embed" xlink:actuate="onLoad" draw:mime-type="image/jpeg"/>
</draw:frame>
The enemy offensive lasts in four main areas - Bakhmut, Avdiivsky, Marinsk and Lymansky. There were also attempts by the enemy to argue in the Kupyansk direction, which crashed about the stability of our troops.</text:p>
      <text:p text:style-name="P4">
The Deputy Ministers of Ukraine Anna Malyar told about it on the air of the only news.</text:p>
      <text:p text:style-name="P4">
She also reported that the Armed Forces of Ukraine have successfully operated on three -laborers - Avdiivsky, Marinski and Lymansky. Although fierce fighting continues there, the enemy cannot move in these directions.</text:p>
      <ul>
        <li>
As for Bakhmut, it should be noted that the enemy threw all the forces of the name of this city. The enemy has concentrated here all his professional units, in particular, Wagner, special forces, paratroopers, and weapons and equipment are here. For them, victory here is already important not only the Zavian but also from a political point of view, because all efforts of propaganda they have been caught on Bakhmut. In order to restrain them, we should also concentrate a lot of effort, - said Anna Malyar.</li>
      </ul>
      <text:p text:style-name="P4">
The Deputy Minister of Defense of Ukraine also informed that the occupiers are losing the troops in street battles. Therefore, the Russians resorted to their proven Syrian tactics, in fact, erasing from the face of the land of the building and structures of the city. In such a situation, it is very difficult to keep positions. Therefore, in certain areas, unfortunately, there is a slight promotion of the enemy.</text:p>
      <ul>
        <li>
Bakhmut's defense has been going on for eight months, and our armed forces do not allow the enemy to move deep into our territories. For the Russians, this is probably one of the finding operations, because it has already spent a large number of weapons and equipment, the occupiers there bear huge losses there. We have, thanks to the professional work of command and efficient planning, losses are minimal as for such a disposal of fighting. So the destruction of the enemy there is a huge and very important work of our armed forces, - summed up Anna Malyar.</li>
      </ul>
      <text:p text:style-name="P4">
News Source: <text:a xlink:type="simple" xlink:href="https://armyinform.com.ua/2023/04/19/rosiyany-vdayutsya-do-syrijskoyi-taktyky-ganna-malyar/" text:style-name="Internet_20_link" text:visited-style-name="Visited_20_Internet_20_Link">
https://armyinform.com.ua/2023/04/19/rosiyany-vdayutsya-do-syrijskoyi-taktyky-ganna-malyar/</text:a>
</text:p>
      <!--NEWS-->
      <text:h text:style-name="P10" text:outline-level="1">
<text:span text:style-name="T4">
President in Volyn held a meeting on a security situation in the region</text:span>
</text:h>
      <text:p text:style-name="P4">
Author: ['АРМІЯINFORM']</text:p>
      <text:p text:style-name="P4">
Time: 2023-04-19T71:00:00-04:00</text:p>
      <text:p text:style-name="P4">
Description: PID Hour of Robochka, Waste President Volodymyr Zelensky Poviv Narada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1aa46f1fb40a1633b840326816ba5b1_1681903825_extra_large.jpeg" text:style-name="Internet_20_link" text:visited-style-name="Visited_20_Internet_20_Link">
31aa46f1fb40a1633b840326816ba5b1_1681903825_extra_large.jpeg</text:a>
']</text:p>
      <text:p text:style-name="P4">
Tags: ['НАРАДА', 'ПРЕЗИДЕНТ']</text:p>
      <text:p text:style-name="P4">
Category: News</text:p>
      <!--METADATA-->
      <text:p text:style-name="P4">
<draw:frame draw:style-name="fr1" draw:name="Image367" text:anchor-type="as-char" svg:width="6.9236in" svg:height="4.617948in" draw:z-index="0">
<draw:image xlink:href="../Images/AРМІЯINFORM/2023-04-19T71-00-00-04-00/31aa46f1fb40a1633b840326816ba5b1_1681903825_extra_large.jpeg" xlink:type="simple" xlink:show="embed" xlink:actuate="onLoad" draw:mime-type="image/jpeg"/>
</draw:frame>
During his working trip to Volyn, President of Ukraine Volodymyr Zelensky held a meeting on the state border arrangement and protection, as well as the relevant security situation in the region.</text:p>
      <text:p text:style-name="P4">
About it <text:a xlink:type="simple" xlink:href="https://president.gov.ua/news/glava-derzhavi-proviv-naradu-shodo-socialno-ekonomichnoyi-ta-82357" text:style-name="Internet_20_link" text:visited-style-name="Visited_20_Internet_20_Link">
reports</text:a>
Office of the President of Ukraine.</text:p>
      <text:p text:style-name="P4">
The head of the Volyn Regional Military Administration Yuri Populayaikopopol informed the participants of the meeting on the socio-economic situation in the region, the arrangement of fortifications and defense engineering structures.</text:p>
      <text:p text:style-name="P4">
During the meeting, a report on the situation in the area of responsibility of the operational group of Volyn troops and the readiness of military units to perform tasks, as well as measures to strengthen the state border in Volyn region, was heard.</text:p>
      <text:p text:style-name="P4">
In addition, the meeting was about the operational and criminogenic situation of Uregion.</text:p>
      <text:p text:style-name="P4">
The participants considered the issues of customs authorities at international output points in Volyn region, as well as the work of the SES on the protection of civilian registration of the region.</text:p>
      <text:p text:style-name="P4">
News Source: <text:a xlink:type="simple" xlink:href="https://armyinform.com.ua/2023/04/19/prezydent-na-volyni-proviv-naradu-shhodo-bezpekovoyi-sytuacziyi-u-oblasti/" text:style-name="Internet_20_link" text:visited-style-name="Visited_20_Internet_20_Link">
https://armyinform.com.ua/2023/04/19/prezydent-na-volyni-proviv-naradu-shhodo-bezpekovoyi-sytuacziyi-u-oblasti/</text:a>
</text:p>
      <!--NEWS-->
      <text:h text:style-name="P10" text:outline-level="1">
<text:span text:style-name="T4">
The E-Veteran portal provides comprehensive information on services, benefits, guarantees for defenders</text:span>
</text:h>
      <text:p text:style-name="P4">
Author: ['АРМІЯINFORM']</text:p>
      <text:p text:style-name="P4">
Time: 2023-04-19T72:00:00-04:00</text:p>
      <text:p text:style-name="P4">
Description: On the INFORMATIC Portal E-Vetraran Ukrainian Veterana, the meminates of the їkhnіkh sir that home ... War with Ukraine 2022, the war with Ukraine Latest news today, the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resurs-e-veteran-2023.jpg" text:style-name="Internet_20_link" text:visited-style-name="Visited_20_Internet_20_Link">
resurs-e-veteran-2023.jpg</text:a>
']</text:p>
      <text:p text:style-name="P4">
Tags: ['Е-ВЕТЕРАН', 'МІНВЕТЕРАНІВ']</text:p>
      <text:p text:style-name="P4">
Category: News</text:p>
      <!--METADATA-->
      <text:p text:style-name="P4">
<draw:frame draw:style-name="fr1" draw:name="Image368" text:anchor-type="as-char" svg:width="6.9236in" svg:height="4.619339in" draw:z-index="0">
<draw:image xlink:href="../Images/AРМІЯINFORM/2023-04-19T72-00-00-04-00/resurs-e-veteran-2023.jpg" xlink:type="simple" xlink:show="embed" xlink:actuate="onLoad" draw:mime-type="image/jpeg"/>
</draw:frame>
E-veteran portal. Collage Armyinform</text:p>
      <text:p text:style-name="P4">
On the information portal <text:a xlink:type="simple" xlink:href="https://eveteran.gov.ua/" text:style-name="Internet_20_link" text:visited-style-name="Visited_20_Internet_20_Link">
e-veteran</text:a>
Ukrainian -lane, members of their families and families of fallen soldiers can obtain a comprehensive information on social protection issues, on the provision of statuses, and identified by electronic signature - to use digital veteran services.</text:p>
      <text:p text:style-name="P4">
About it as <text:a xlink:type="simple" xlink:href="https://www.kmu.gov.ua/news/na-portali-e-veteran-mozhna-otrymaty-vycherpnu-informatsiiu-shchodo-pytan-posluh-pilh-harantii-ta-nadannia-statusiv" text:style-name="Internet_20_link" text:visited-style-name="Visited_20_Internet_20_Link">
informs</text:a>
The Government Portal, the Deputy Minister for Digital Development, Digital Transformations of Icifrovization Tatiana Kalita reported.</text:p>
      <text:p text:style-name="P4">
“Anyone who wants to understand and figure out what services he has, why he or she is relied upon, what documents he needs for this-at Eveteran.gov.uv.uvat get comprehensive information about providing statuses, issues of providing services, benefits, guarantees. This applies not only to the veteran, but also to his family members, ”the Deputy Minister said.</text:p>
      <text:p text:style-name="P4">
The information portal has proper safety protection, and now the Ministry of Veterans experts are working on expanding and improving the provision of digital veteran services.</text:p>
      <text:p text:style-name="P4">
"The main thing is an information component: how, what services you can get fatigue or other region, because each community has its own service services," Tatiana Kalita said.</text:p>
      <text:p text:style-name="P4">
News Source: <text:a xlink:type="simple" xlink:href="https://armyinform.com.ua/2023/04/19/e-veteran-portal-nadaye-vycherpnu-informacziyu-shhodo-pytan-poslug-pilg-garantij-dlya-zahysnykiv/" text:style-name="Internet_20_link" text:visited-style-name="Visited_20_Internet_20_Link">
https://armyinform.com.ua/2023/04/19/e-veteran-portal-nadaye-vycherpnu-informacziyu-shhodo-pytan-poslug-pilg-garantij-dlya-zahysnykiv/</text:a>
</text:p>
      <!--NEWS-->
      <text:h text:style-name="P10" text:outline-level="1">
<text:span text:style-name="T4">
Germany has allocated more than 110 million euros for Ukraine's restoration</text:span>
</text:h>
      <text:p text:style-name="P4">
Author: ['АРМІЯINFORM']</text:p>
      <text:p text:style-name="P4">
Time: 2023-04-19T73:00:00-04:00</text:p>
      <text:p text:style-name="P4">
Description: Federal Mini -Construction of the Ekononichnaya SPIVROTYTRITE TA ROZVITIT NIMECHINI praised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frn.jpg" text:style-name="Internet_20_link" text:visited-style-name="Visited_20_Internet_20_Link">
frn.jpg</text:a>
']</text:p>
      <text:p text:style-name="P4">
Tags: ['ДОПОМОГА ПАРТНЕРІВ', 'СВІТ ПІДТРИМУЄ УКРАЇНУ', 'ФРН']</text:p>
      <text:p text:style-name="P4">
Category: News</text:p>
      <!--METADATA-->
      <text:p text:style-name="P4">
<draw:frame draw:style-name="fr1" draw:name="Image369" text:anchor-type="as-char" svg:width="6.9236in" svg:height="3.894525in" draw:z-index="0">
<draw:image xlink:href="../Images/AРМІЯINFORM/2023-04-19T73-00-00-04-00/frn.jpg" xlink:type="simple" xlink:show="embed" xlink:actuate="onLoad" draw:mime-type="image/jpeg"/>
</draw:frame>
The Federal Ministry of Economic Cooperation and Development of Germany has been allocated to Ukraine of the next package of assistance. In particular, the Office will introduce additional funds in the amount of 111 million euros in housing for intraverting persons and in support of Ukrainian municipalities, such as urea repair and equipment of kindergartens, schools and hospitals.</text:p>
      <text:p text:style-name="P4">
This decision was announced by the Secretary of Development of Germany by Yochen Flagart on the results of a two -day trip to Ukraine, which <text:a xlink:type="simple" xlink:href="https://www.bmz.de/de/aktuelles/aktuelle-meldungen/ukraine-erhaelt-weitere-unterstuetzung-beim-wiederaufbau-152732" text:style-name="Internet_20_link" text:visited-style-name="Visited_20_Internet_20_Link">
reports</text:a>
The press service of German awareness.</text:p>
      <text:p text:style-name="P4">
“The reconstruction of Ukraine will be a huge task for the country, its people and for the international community. And it already begins, even if the war, unfortunately, does not see the end. We want to show the people of Ukraine that we will continue to be the best in solidarity. And we need to make sure that our short -term support corresponds to long -term recovery. With our help, we keep the Ukrainian government and the people directly overcome the consequences. But at the same time, we look at the country's path to the EU, to the sustainable decisions for many people who have been displaced from their homes, pre -administrative reforms, etc., ”said Johon Flagart.</text:p>
      <text:p text:style-name="P4">
News Source: <text:a xlink:type="simple" xlink:href="https://armyinform.com.ua/2023/04/19/nimechchyna-vydilyla-na-vidnovlennya-ukrayiny-ponad-110-mln-yevro/" text:style-name="Internet_20_link" text:visited-style-name="Visited_20_Internet_20_Link">
https://armyinform.com.ua/2023/04/19/nimechchyna-vydilyla-na-vidnovlennya-ukrayiny-ponad-110-mln-yevro/</text:a>
</text:p>
      <!--NEWS-->
      <text:h text:style-name="P10" text:outline-level="1">
<text:span text:style-name="T4">
Parliament has been introduced by a bill that proposes to impose penalties for "marketing masterpieces" on military topics</text:span>
</text:h>
      <text:p text:style-name="P4">
Author: ['АРМІЯINFORM']</text:p>
      <text:p text:style-name="P4">
Time: 2023-04-19T74:00:00-04:00</text:p>
      <text:p text:style-name="P4">
Description: To the Supreme, for the sake of the bill, the request of the Strafi was made to the bill ... the war with Ukraine 2022, the war with Ukraine is the latest news today, the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3/verhovna-rada-e1634729714540.jpg" text:style-name="Internet_20_link" text:visited-style-name="Visited_20_Internet_20_Link">
verhovna-rada-e1634729714540.jpg</text:a>
']</text:p>
      <text:p text:style-name="P4">
Tags: ['АРМІЯ', 'ВЕРХОВНА РАДА', 'ВТОРГНЕННЯ РФ']</text:p>
      <text:p text:style-name="P4">
Category: News</text:p>
      <!--METADATA-->
      <text:p text:style-name="P4">
<draw:frame draw:style-name="fr1" draw:name="Image370" text:anchor-type="as-char" svg:width="6.9236in" svg:height="4.880826in" draw:z-index="0">
<draw:image xlink:href="../Images/AРМІЯINFORM/2023-04-19T74-00-00-04-00/verhovna-rada-e1634729714540.jpg" xlink:type="simple" xlink:show="embed" xlink:actuate="onLoad" draw:mime-type="image/jpeg"/>
</draw:frame>
The Verkhovna Rada was introduced <text:a xlink:type="simple" xlink:href="https://itd.rada.gov.ua/billInfo/Bills/Card/41783" text:style-name="Internet_20_link" text:visited-style-name="Visited_20_Internet_20_Link">
the bill</text:a>
, which is to impose penalties for the operation of military and patriotic themes for commercial purposes.</text:p>
      <text:p text:style-name="P4">
Bucha, Mariupol, Borodyanka, Kherson, Chernobayivka and other settlements of the country were a symbol of heroism and unbreakability of the Ukrainian people, and the abbreviation of the Armed Forces Tasimvolik, TRO and other military formations. Unfortunately, some "resourceful" entrepreneurs in the pursuit of earnings about morality. From the first months of a large -scale invasion, some businessmen have applied for registration of trademarks for the obtaining of exclusive property rights of intellectual property for various elements of military symbol, names of affected cities, names of events and military operations, and adequitators even started production.</text:p>
      <text:p text:style-name="P4">
"Heroic Bucha Combucha" with the taste of citrus, vodka "The Ghost of Kiev", vodka -head "Stella Bakhmut", dishes of one -time use "Gostomel, Bucha, Chernobayivka, Irpin", seed Azovstal ”is a far incomplete list of" masterpiece marketing ".</text:p>
      <text:p text:style-name="P4">
According to the People's Deputies, such a problem should be solved at the legislative level, namely - it is impossible to make the commercial exploitation of the symbolism of the military.</text:p>
      <text:p text:style-name="P4">
The law proposes to supplement the Criminal Code with a new article 2291 "Illegal introduction into the Ukrainian market of products containing the symbolic resistance of the Ukrainian people to Russian armed aggression", which provides punishment, in particular penalties in the amount of:</text:p>
      <ul>
        <li>
          <text:p text:style-name="P4">
from a thousand to three thousand non -taxable minimum income in the event of a first offense(from 17 thousand UAH to 51 thousand UAH); * from three thousand to eight thousand non -taxable minimum incomes with deprivation of the right to occupy individual positions for a period of up to three years in case of re -offense(from 51 thousand UAH to 136 thousand UAH); * from 10 thousand to 15 thousand non -taxable minimum incomes with deprivation of the right to occupy individual positions for up to three years, if the offense was committed by an official with the use(from 170 thousand UAH to 255 thousand UAH).</text:p>
        </li>
        <li>
          <text:p text:style-name="P4">
Names and attributes of troops, military units of the Armed Forces, other military formations created in accordance with the laws of Ukraine; * the names of settlements and areas affected by Russian armed aggression, as well as places recognized by symbols of sustainability and heroism of the Ukrainian people; * Names of events and military operations related to the implementation of measures to counteract Russian armed aggression.</text:p>
        </li>
      </ul>
      <text:p text:style-name="P4">
_ Prepared Lesia Medvedenko_</text:p>
      <text:p text:style-name="P4">
News Source: <text:a xlink:type="simple" xlink:href="https://armyinform.com.ua/2023/04/19/do-parlamentu-vneseno-zakonoproyekt-u-yakomu-proponuyetsya-zaprovadyty-shtrafy-za-shedevry-marketyngu-na-vijskovu-tematyku/" text:style-name="Internet_20_link" text:visited-style-name="Visited_20_Internet_20_Link">
https://armyinform.com.ua/2023/04/19/do-parlamentu-vneseno-zakonoproyekt-u-yakomu-proponuyetsya-zaprovadyty-shtrafy-za-shedevry-marketyngu-na-vijskovu-tematyku/</text:a>
</text:p>
      <!--NEWS-->
      <text:h text:style-name="P10" text:outline-level="1">
<text:span text:style-name="T4">
Levko Lukyanenko's scholarships received 9 Kremlin prisoners for April</text:span>
</text:h>
      <text:p text:style-name="P4">
Author: ['АРМІЯINFORM']</text:p>
      <text:p text:style-name="P4">
Time: 2023-04-19T75:00:00-04:00</text:p>
      <text:p text:style-name="P4">
Description: At the KVITRI STREPENDIIA IMENI LEVKA LUK'ANENKA, 9 Ukrainian Burnts reinforced.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ukr.jpg" text:style-name="Internet_20_link" text:visited-style-name="Visited_20_Internet_20_Link">
ukr.jpg</text:a>
']</text:p>
      <text:p text:style-name="P4">
Tags: ['МІНРЕІНТЕГРАЦІЇ', 'СТИПЕНДІЇ ІМЕНІ ЛЕВКА ЛУК’ЯНЕНКА']</text:p>
      <text:p text:style-name="P4">
Category: News</text:p>
      <!--METADATA-->
      <text:p text:style-name="P4">
<draw:frame draw:style-name="fr1" draw:name="Image371" text:anchor-type="as-char" svg:width="6.9236in" svg:height="3.894525in" draw:z-index="0">
<draw:image xlink:href="../Images/AРМІЯINFORM/2023-04-19T75-00-00-04-00/ukr.jpg" xlink:type="simple" xlink:show="embed" xlink:actuate="onLoad" draw:mime-type="image/jpeg"/>
</draw:frame>
In April, the Lukyanenko State Scholarships received 9 more Ukrainian citizens.</text:p>
      <text:p text:style-name="P4">
About it <text:a xlink:type="simple" xlink:href="https://minre.gov.ua/2023/04/19/stypendiyi-imeni-levka-lukyanenka-za-kviten-otrymaly-9-politvyazniv/" text:style-name="Internet_20_link" text:visited-style-name="Visited_20_Internet_20_Link">
reports</text:a>
Ministry of Reintegration of Temporarily Occupied Territories.</text:p>
      <text:p text:style-name="P4">
"This scholarship is provided to the citizens of Ukraine, illegally detained, maintained by the Russian Federation or the occupying administration of the Russian Federation in connection with their public or political activity," the statement reads.</text:p>
      <text:p text:style-name="P4">
We will remind, the state scholarship named after Levko Lukyanenko is appointed by the corresponding mitigate of the President of Ukraine.</text:p>
      <text:p text:style-name="P4">
The Levko Lukyanenko State Scholarship is assigned in the amount of three permanent minimums for Ukrainian citizens that are illegal and held by the Russian Federation or the occupation administration or political activity of these persons.</text:p>
      <text:p text:style-name="P4">
Payments are made during the period of illegal detention, maintenance and long -fashioned year after release.</text:p>
      <text:p text:style-name="P4">
News Source: <text:a xlink:type="simple" xlink:href="https://armyinform.com.ua/2023/04/19/stypendiyi-imeni-levka-lukyanenka-za-kviten-otrymalo-9-brancziv-kremlya/" text:style-name="Internet_20_link" text:visited-style-name="Visited_20_Internet_20_Link">
https://armyinform.com.ua/2023/04/19/stypendiyi-imeni-levka-lukyanenka-za-kviten-otrymalo-9-brancziv-kremlya/</text:a>
</text:p>
      <!--NEWS-->
      <text:h text:style-name="P10" text:outline-level="1">
<text:span text:style-name="T4">
Patriot systems will protect our sky more reliably and will drive away Russian aviation - Yuri Ignat</text:span>
</text:h>
      <text:p text:style-name="P4">
Author: ['Володимир Віват']</text:p>
      <text:p text:style-name="P4">
Time: 2023-04-19T76:00:00-04:00</text:p>
      <text:p text:style-name="P4">
Description: Systems of PPO PATRIOT - Ts Tsbroy, Yaka, you can also oppose the Rosіyskiy AvIACIA, Distavati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2/patriot-1.jpg" text:style-name="Internet_20_link" text:visited-style-name="Visited_20_Internet_20_Link">
patriot-1.jpg</text:a>
']</text:p>
      <text:p text:style-name="P4">
Tags: ['ЗРК PATRIOT', 'ППО', 'ЮРІЙ ІГНАТ']</text:p>
      <text:p text:style-name="P4">
Category: News</text:p>
      <!--METADATA-->
      <text:p text:style-name="P4">
<draw:frame draw:style-name="fr1" draw:name="Image372" text:anchor-type="as-char" svg:width="6.9236in" svg:height="4.002706in" draw:z-index="0">
<draw:image xlink:href="../Images/AРМІЯINFORM/2023-04-19T76-00-00-04-00/patriot-1.jpg" xlink:type="simple" xlink:show="embed" xlink:actuate="onLoad" draw:mime-type="image/jpeg"/>
</draw:frame>
ZRKMIM-104 PATROTOT. Photo: U.S. Navy</text:p>
      <text:p text:style-name="P4">
Patriot air defense systems are a weapon that can counteract Russian aviation, get planes and other aerodynamic goals up to 150 kilometers. Devons will be placed - at the borders or to cover important infrastructure objects within the country - this will already be decided by the higher state leadership. These systems are needed to protect the Ukrainian sky and drive away the Popular Aviation.</text:p>
      <text:p text:style-name="P4">
Colonel Yuriy Ignat, spokesman for the Air Force of Ukraine, told about it on the air marathon "One News" "One News".</text:p>
      <text:p text:style-name="P4">
The officer noted that knowing about the presence of such weapons in us, the Russian pilotiva will not feel as free as before.</text:p>
      <text:p text:style-name="P4">
-We also continue to make every effort to get Ukraine to receive aircraft-16. This is a weapon that will help you to do your business. Fighters will be able to work in problem areas that cannot be covered by available air defense. Planes such as the F-16 can be one hundred percent protection of our airspace from rockets and drones, as well as counteracting aviation, to assist terrestrial troops and to order on our sea,-said the spokesman of the Armed Forces Command.</text:p>
      <text:p text:style-name="P4">
News Source: <text:a xlink:type="simple" xlink:href="https://armyinform.com.ua/2023/04/19/systemy-patriot-nadijnishe-zahystyat-nashe-nebo-ta-vidzhenut-podali-rosijsku-aviacziyu-yurij-ignat/" text:style-name="Internet_20_link" text:visited-style-name="Visited_20_Internet_20_Link">
https://armyinform.com.ua/2023/04/19/systemy-patriot-nadijnishe-zahystyat-nashe-nebo-ta-vidzhenut-podali-rosijsku-aviacziyu-yurij-ignat/</text:a>
</text:p>
      <!--NEWS-->
      <text:h text:style-name="P10" text:outline-level="1">
<text:span text:style-name="T4">
MKCH is involved in the process of returning the bodies of the dead to the Motherland - Coordination Headquarters</text:span>
</text:h>
      <text:p text:style-name="P4">
Author: ['АРМІЯINFORM']</text:p>
      <text:p text:style-name="P4">
Time: 2023-04-19T77:00:00-04:00</text:p>
      <text:p text:style-name="P4">
Description: The Imt people of the Chervonnoye Fuck (ICC) SPIVPRACUS with an off -called wing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hoto_5332384095247911092_y.jpg" text:style-name="Internet_20_link" text:visited-style-name="Visited_20_Internet_20_Link">
photo_5332384095247911092_y.jpg</text:a>
']</text:p>
      <text:p text:style-name="P4">
Tags: ['STOPRUSSIA', 'КООРДИНАЦІЙНИЙ ШТАБ З ПИТАНЬ ПОВОДЖЕННЯ З ВІЙСЬКОВОПОЛОНЕНИМИ']</text:p>
      <text:p text:style-name="P4">
Category: News</text:p>
      <!--METADATA-->
      <text:p text:style-name="P4">
<draw:frame draw:style-name="fr1" draw:name="Image373" text:anchor-type="as-char" svg:width="6.9236in" svg:height="3.882986in" draw:z-index="0">
<draw:image xlink:href="../Images/AРМІЯINFORM/2023-04-19T77-00-00-04-00/photo_5332384095247911092_y.jpg" xlink:type="simple" xlink:show="embed" xlink:actuate="onLoad" draw:mime-type="image/jpeg"/>
</draw:frame>
Red Cross International Committee(ICCH)He cooperates with the office of the authorized issues of persons missing in special circumstances and involved in the process of repatriation of the bodies of fallen servicemen.</text:p>
      <text:p text:style-name="P4">
This was discussed during a meeting with the families of defenders of a separate infantry university named after the cat chieftain Kostya Gordienko.</text:p>
      <text:p text:style-name="P4">
Relatives of prisoners of servicemen have drew attention to the fact that their relatives are held captive, but there is no confirmation of captivity by the Ministry of Defense of the ICRC.</text:p>
      <text:p text:style-name="P4">
The ICCH representative explained in what way the communication was made by the delegation that works in Russia, and assured that the information they received the information they were passed to relatives.</text:p>
      <text:p text:style-name="P4">
The staff representative reminded that the accounting of prisoners of war and missing persons servicemen is carried out in the Unified Register of Defenders of the National Information Bureau. And all the defenders included in this register are involved in the exchange.</text:p>
      <text:p text:style-name="P4">
They also discussed communication with the military unit and receiving from it with a request of certain documents.</text:p>
      <text:p text:style-name="P4">
"The military unit can only provide those materials that have no restrictions on the extent," the headquarters representative said.</text:p>
      <text:p text:style-name="P4">
The mechanisms of familiarization of the victim with the materials of criminal proceedings and the measures taken by investigators to search for missing servicemen were discussed separately.</text:p>
      <text:p text:style-name="P4">
News Source: <text:a xlink:type="simple" xlink:href="https://armyinform.com.ua/2023/04/19/misiya-mkchh-zaluchena-do-proczesu-povernennya-til-zagyblyh-vijskovyh-koordynaczijnyj-shtab/" text:style-name="Internet_20_link" text:visited-style-name="Visited_20_Internet_20_Link">
https://armyinform.com.ua/2023/04/19/misiya-mkchh-zaluchena-do-proczesu-povernennya-til-zagyblyh-vijskovyh-koordynaczijnyj-shtab/</text:a>
</text:p>
      <!--NEWS-->
      <text:h text:style-name="P10" text:outline-level="1">
<text:span text:style-name="T4">
US and countries G7 continue to intensify sanctions against Russia - Anthony Blinken</text:span>
</text:h>
      <text:p text:style-name="P4">
Author: ['АРМІЯINFORM']</text:p>
      <text:p text:style-name="P4">
Time: 2023-04-19T78:00:00-04:00</text:p>
      <text:p text:style-name="P4">
Description: Splucheli Dry Ta G7, PIDTRIMOVATI KOSANOVA, in that number, Yak by saying Uchora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entoni-blinken.jpg" text:style-name="Internet_20_link" text:visited-style-name="Visited_20_Internet_20_Link">
entoni-blinken.jpg</text:a>
']</text:p>
      <text:p text:style-name="P4">
Tags: ['АНТИРОСІЙСЬКІ САНКЦІЇ', 'ДЕРЖСЕКРЕТАР США', 'ЕНТОНІ БЛІНКЕН', 'КРАЇНИ G7']</text:p>
      <text:p text:style-name="P4">
Category: News</text:p>
      <!--METADATA-->
      <text:p text:style-name="P4">
<draw:frame draw:style-name="fr1" draw:name="Image374" text:anchor-type="as-char" svg:width="6.9236in" svg:height="4.615733in" draw:z-index="0">
<draw:image xlink:href="../Images/AРМІЯINFORM/2023-04-19T78-00-00-04-00/entoni-blinken.jpg" xlink:type="simple" xlink:show="embed" xlink:actuate="onLoad" draw:mime-type="image/jpeg"/>
</draw:frame>
US Secretary of State Anthony Blinken. Photo: Carolyn Kaster / AP</text:p>
      <text:p text:style-name="P4">
The United States and G7 continue to support Ukraine, including, as US Secretary of State Anthony Blinken, “continuing to intensify the authorities and export control, pressure on Russia, to limit its ability to get war, stiff measures against persons who sank from sanctions where they would be They hid, discard Moscow nuclear blackmail and ensure responsibility for war crimes. "</text:p>
      <text:p text:style-name="P4">
About it <text:a xlink:type="simple" xlink:href="https://www.facebook.com/usdos.ukraine/videos/740170394427920/" text:style-name="Internet_20_link" text:visited-style-name="Visited_20_Internet_20_Link">
reports</text:a>
US Embassy in Ukraine.</text:p>
      <text:p text:style-name="P4">
The US Secretary of State noted that the large seven from the very beginning was the world's world in the intensification and maintenance of Ukraine's support. "Now, when Ukraine is preparing to start a counter -offensive to return their land, liberate the people in the occupied territories, stop missiles, bombs and drones, which continue to collapse on a civilian population daily, we support Ukraine," said Anthony Blinken.</text:p>
      <text:p text:style-name="P4">
“And when the unchanged voices, led by Russia, which loses its invasion, speak of the avoidance of escalation or urge Ukraine to stop the reconciliation of their own territory, we will remind the world who the aggressor and who the victim is occupied by 20 percent of the territory occupied by hostile troops; Whose children are killed, and civilians are killed and left in mass graves, ”the US Embassy of the State Secretary of State in Ukraine.</text:p>
      <text:p text:style-name="P4">
News Source: <text:a xlink:type="simple" xlink:href="https://armyinform.com.ua/2023/04/19/prodovzhuyut-posylyuvaty-sankcziyi-proty-rosiyi/" text:style-name="Internet_20_link" text:visited-style-name="Visited_20_Internet_20_Link">
https://armyinform.com.ua/2023/04/19/prodovzhuyut-posylyuvaty-sankcziyi-proty-rosiyi/</text:a>
</text:p>
      <!--NEWS-->
      <text:h text:style-name="P10" text:outline-level="1">
<text:span text:style-name="T4">
Ministry of Veterans Ros ’ Clear the order of appointment of monthly cash assistance for special merit</text:span>
</text:h>
      <text:p text:style-name="P4">
Author: ['АРМІЯINFORM']</text:p>
      <text:p text:style-name="P4">
Time: 2023-04-19T79:00:00-04:00</text:p>
      <text:p text:style-name="P4">
Description: Minіtystvo at the right of the veteran was pіdoguvyvov іnfographіku ryzamennnes of the recognition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66-150x150.jpg" text:style-name="Internet_20_link" text:visited-style-name="Visited_20_Internet_20_Link">
1-66-150x150.jpg</text:a>
', '<text:a xlink:type="simple" xlink:href="https://armyinform.com.ua/wp-content/uploads/2023/04/2-56-150x150.jpg" text:style-name="Internet_20_link" text:visited-style-name="Visited_20_Internet_20_Link">
2-56-150x150.jpg</text:a>
', '<text:a xlink:type="simple" xlink:href="https://armyinform.com.ua/wp-content/uploads/2023/04/3-50-150x150.jpg" text:style-name="Internet_20_link" text:visited-style-name="Visited_20_Internet_20_Link">
3-50-150x150.jpg</text:a>
', '<text:a xlink:type="simple" xlink:href="https://armyinform.com.ua/wp-content/uploads/2023/04/4-43-150x150.jpg" text:style-name="Internet_20_link" text:visited-style-name="Visited_20_Internet_20_Link">
4-43-150x150.jpg</text:a>
']</text:p>
      <text:p text:style-name="P4">
Tags: ['ГРОШОВА ДОПОМОГА', 'ІНФОГРАФІКА', 'МІНВЕТЕРАНІВ']</text:p>
      <text:p text:style-name="P4">
Category: News</text:p>
      <!--METADATA-->
      <text:p text:style-name="P4">
Ministry of Veterans Affairs <text:a xlink:type="simple" xlink:href="https://mva.gov.ua/ua/news/minveteraniv-pidgotuvalo-rozyasnennya-shchodo-priznachennya-i-viplati-shchomisyachnoyi-groshovoyi-dopomogi-deyakim-kategoriyam-gromadyan" text:style-name="Internet_20_link" text:visited-style-name="Visited_20_Internet_20_Link">
Prepared</text:a>
Infographic with clarification on the purpose and payment of monthly cash assistance to some categories of citizens.</text:p>
      <text:p text:style-name="P4">
<text:a xlink:type="simple" xlink:href="https://armyinform.com.ua/wp-content/uploads/2023/04/1-66.jpg" text:style-name="Internet_20_link" text:visited-style-name="Visited_20_Internet_20_Link">
!(Images/AРМІЯINFORM/2023-04-19T79-00-00-04-00/1-66-150x150.jpg)</text:a>
</text:p>
      <text:p text:style-name="P4">
<text:a xlink:type="simple" xlink:href="https://armyinform.com.ua/wp-content/uploads/2023/04/2-56.jpg" text:style-name="Internet_20_link" text:visited-style-name="Visited_20_Internet_20_Link">
<draw:frame draw:style-name="fr1" draw:name="Image375" text:anchor-type="as-char" svg:width="6.9236in" svg:height="6.9236in" draw:z-index="0">
<draw:image xlink:href="../Images/AРМІЯINFORM/2023-04-19T79-00-00-04-00/2-56-150x150.jpg" xlink:type="simple" xlink:show="embed" xlink:actuate="onLoad" draw:mime-type="image/jpeg"/>
</draw:frame>
</text:a>
</text:p>
      <text:p text:style-name="P4">
<text:a xlink:type="simple" xlink:href="https://armyinform.com.ua/wp-content/uploads/2023/04/3-50.jpg" text:style-name="Internet_20_link" text:visited-style-name="Visited_20_Internet_20_Link">
<draw:frame draw:style-name="fr1" draw:name="Image376" text:anchor-type="as-char" svg:width="6.9236in" svg:height="6.9236in" draw:z-index="0">
<draw:image xlink:href="../Images/AРМІЯINFORM/2023-04-19T79-00-00-04-00/3-50-150x150.jpg" xlink:type="simple" xlink:show="embed" xlink:actuate="onLoad" draw:mime-type="image/jpeg"/>
</draw:frame>
</text:a>
</text:p>
      <text:p text:style-name="P4">
<text:a xlink:type="simple" xlink:href="https://armyinform.com.ua/wp-content/uploads/2023/04/4-43.jpg" text:style-name="Internet_20_link" text:visited-style-name="Visited_20_Internet_20_Link">
<draw:frame draw:style-name="fr1" draw:name="Image377" text:anchor-type="as-char" svg:width="6.9236in" svg:height="6.9236in" draw:z-index="0">
<draw:image xlink:href="../Images/AРМІЯINFORM/2023-04-19T79-00-00-04-00/4-43-150x150.jpg" xlink:type="simple" xlink:show="embed" xlink:actuate="onLoad" draw:mime-type="image/jpeg"/>
</draw:frame>
</text:a>
</text:p>
      <text:p text:style-name="P4">
News Source: <text:a xlink:type="simple" xlink:href="https://armyinform.com.ua/2023/04/19/poryadok-pryznachennya-shhomisyachnoyi-groshovoyi-dopomogy/" text:style-name="Internet_20_link" text:visited-style-name="Visited_20_Internet_20_Link">
https://armyinform.com.ua/2023/04/19/poryadok-pryznachennya-shhomisyachnoyi-groshovoyi-dopomogy/</text:a>
</text:p>
      <!--NEWS-->
      <text:h text:style-name="P10" text:outline-level="1">
<text:span text:style-name="T4">
The enemy concentrates in Bakhmut the greatest number of forces - Alexander Sirsky</text:span>
</text:h>
      <text:p text:style-name="P4">
Author: ['АРМІЯINFORM']</text:p>
      <text:p text:style-name="P4">
Time: 2023-04-19T80:00:00-04:00</text:p>
      <text:p text:style-name="P4">
Description: The opponent of the concentration in Bakhmuti is valuable, Ukrainian Zahisniki to cut on the onslaugh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2023-04-19_16-21-01.jpg" text:style-name="Internet_20_link" text:visited-style-name="Visited_20_Internet_20_Link">
photo_2023-04-19_16-21-01.jpg</text:a>
']</text:p>
      <text:p text:style-name="P4">
Tags: ['STOPRUSSIA', 'АГРЕСІЯ РФ', 'БАХМУТ', 'ВІЙНА', 'ВТОРГНЕННЯ РФ', 'ВТРАТИ ВОРОГА', 'ОЛЕКСАНДР СИРСЬКИЙ']</text:p>
      <text:p text:style-name="P4">
Category: News</text:p>
      <!--METADATA-->
      <text:p text:style-name="P4">
<draw:frame draw:style-name="fr1" draw:name="Image378" text:anchor-type="as-char" svg:width="6.9236in" svg:height="4.608521in" draw:z-index="0">
<draw:image xlink:href="../Images/AРМІЯINFORM/2023-04-19T80-00-00-04-00/photo_2023-04-19_16-21-01.jpg" xlink:type="simple" xlink:show="embed" xlink:actuate="onLoad" draw:mime-type="image/jpeg"/>
</draw:frame>
The enemy concentrates significant forces in Bakhmut, Ukrainian defenders hold back Russian invaders in dynamic battles and cause him significant losses</text:p>
      <text:p text:style-name="P4">
About it <text:a xlink:type="simple" xlink:href="https://t.me/osirskiy/45" text:style-name="Internet_20_link" text:visited-style-name="Visited_20_Internet_20_Link">
reported</text:a>
Commander of the Land Forces Forces of Ukraine, Colonel-General Alexander Sirsky.</text:p>
      <text:p text:style-name="P4">
“The Bakhmut direction remains the epicenter of the Russian offensive. Bakhmut concentrates in Bakhmut the most forces and dreams of fully taking place. However, the forces of defense restrain the pressure of the enemy of the infant battles, causing him significant losses, ”he wrote in the telegram.</text:p>
      <text:p text:style-name="P4">
Oleksandr Sirsky also informed that last night, in addition to the living force of the occupier's taca technician, our Air Force also managed to destroy 2 UAVs of the aggressor: Orlan and Zala.</text:p>
      <text:p text:style-name="P4">
News Source: <text:a xlink:type="simple" xlink:href="https://armyinform.com.ua/2023/04/19/vorog-konczentruye-v-bahmuti-najbilshu-kilkist-svoyih-syl-oleksandr-syrskyj/" text:style-name="Internet_20_link" text:visited-style-name="Visited_20_Internet_20_Link">
https://armyinform.com.ua/2023/04/19/vorog-konczentruye-v-bahmuti-najbilshu-kilkist-svoyih-syl-oleksandr-syrskyj/</text:a>
</text:p>
      <!--NEWS-->
      <text:h text:style-name="P10" text:outline-level="1">
<text:span text:style-name="T4">
The General Staff reported the strikes of Ukrainian aviation in the areas of focus of the enemy</text:span>
</text:h>
      <text:p text:style-name="P4">
Author: ['АРМІЯINFORM']</text:p>
      <text:p text:style-name="P4">
Time: 2023-04-19T81:00:00-04:00</text:p>
      <text:p text:style-name="P4">
Description: Avіaatsia forces of the defense of Ukraine for Dob took 7 strokes in the districts of Zserdzhe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10/2021-10-28-v-brygadi-taktychnoyi-aviacziya-kyyivskij-oblasti-zavershylysya-navchannya1.jpg" text:style-name="Internet_20_link" text:visited-style-name="Visited_20_Internet_20_Link">
2021-10-28-v-brygadi-taktychnoyi-aviacziya-kyyivskij-oblasti-zavershylysya-navchannya1.jpg</text:a>
']</text:p>
      <text:p text:style-name="P4">
Tags: ['STOPRUSSIA', 'АГРЕСІЯ РФ', 'ВІЙНА', 'ВТОРГНЕННЯ РФ', 'ВТРАТИ ВОРОГА', 'ГШ ЗСУ', 'ОПЕРАТИВНА ІНФОРМАЦІЯ', 'ХРОНІКА ОБОРОНИ']</text:p>
      <text:p text:style-name="P4">
Category: News</text:p>
      <!--METADATA-->
      <text:p text:style-name="P4">
<draw:frame draw:style-name="fr1" draw:name="Image379" text:anchor-type="as-char" svg:width="6.9236in" svg:height="5.185488in" draw:z-index="0">
<draw:image xlink:href="../Images/AРМІЯINFORM/2023-04-19T81-00-00-04-00/2021-10-28-v-brygadi-taktychnoyi-aviacziya-kyyivskij-oblasti-zavershylysya-navchannya1.jpg" xlink:type="simple" xlink:show="embed" xlink:actuate="onLoad" draw:mime-type="image/jpeg"/>
</draw:frame>
Illustrative Photo <text:span text:style-name="T4">
 🔥 Situation on Russian invasion </text:span>
</text:p>
      <text:p text:style-name="P4">
The aviation of the Defense Forces of Ukraine per day made 7 beats in the areas of concentration.</text:p>
      <text:p text:style-name="P4">
About it <text:a xlink:type="simple" xlink:href="https://www.facebook.com/GeneralStaff.ua/posts/pfbid035Erhj6HD11mgHdFeMaVkSCoF1Bi145×6762R9C2fWBE6phnEzNtkhQK3BTD1d4gil" text:style-name="Internet_20_link" text:visited-style-name="Visited_20_Internet_20_Link">
reports</text:a>
General Staff of the Armed Forces of Ukraine.</text:p>
      <text:p text:style-name="P4">
It is also noted that the units of missile troops and artillery struck the Dwarions of concentration of live power, weapons and military equipment and two enemy storage.</text:p>
      <text:p text:style-name="P4">
News Source: <text:a xlink:type="simple" xlink:href="https://armyinform.com.ua/2023/04/19/genshtab-povidomyv-pro-udary-ukrayinskoyi-aviacziyi/" text:style-name="Internet_20_link" text:visited-style-name="Visited_20_Internet_20_Link">
https://armyinform.com.ua/2023/04/19/genshtab-povidomyv-pro-udary-ukrayinskoyi-aviacziyi/</text:a>
</text:p>
      <!--NEWS-->
      <text:h text:style-name="P10" text:outline-level="1">
<text:span text:style-name="T4">
Russians create a "living shield" from the inhabitants of the temporarily occupied territories of Ukraine</text:span>
</text:h>
      <text:p text:style-name="P4">
Author: ['АРМІЯINFORM']</text:p>
      <text:p text:style-name="P4">
Time: 2023-04-19T82:00:00-04:00</text:p>
      <text:p text:style-name="P4">
Description: The enemy is the Vikoristovati by the Timchalne Timchasovo Teritori Tiristovy ... War with Ukraine 2022, the war with Ukraine Latest news today, News War with Ukraine 2022 The last ones for today, will there be a war between Ukraine and Russia and when the war with Ukraine will be either in 2022 or there will be or there will be No, will there be a war with Ukraine in the near future, they say, the war with Ukraine, Ukrainian news today, Ukrainian news in Ukrainian media in Russian</text:p>
      <text:p text:style-name="P4">
Images: ['<text:a xlink:type="simple" xlink:href="https://armyinform.com.ua/wp-content/uploads/2022/11/rusnya-v-skadovsku.jpg" text:style-name="Internet_20_link" text:visited-style-name="Visited_20_Internet_20_Link">
rusnya-v-skadovsku.jpg</text:a>
']</text:p>
      <text:p text:style-name="P4">
Tags: ['STOPRUSSIA', 'АГРЕСІЯ РФ', 'ВІЙНА', 'ВТОРГНЕННЯ РФ', 'ГШ ЗСУ', 'ОПЕРАТИВНА ІНФОРМАЦІЯ', 'СКАДОВСЬК', 'ТИМЧАСОВО ОКУПОВАНІ ТЕРИТОРІЇ', 'ХЕРСОНЩИНА']</text:p>
      <text:p text:style-name="P4">
Category: News</text:p>
      <!--METADATA-->
      <text:p text:style-name="P4">
<draw:frame draw:style-name="fr1" draw:name="Image380" text:anchor-type="as-char" svg:width="6.9236in" svg:height="3.454141in" draw:z-index="0">
<draw:image xlink:href="../Images/AРМІЯINFORM/2023-04-19T82-00-00-04-00/rusnya-v-skadovsku.jpg" xlink:type="simple" xlink:show="embed" xlink:actuate="onLoad" draw:mime-type="image/jpeg"/>
</draw:frame>
Illustrative Photo <text:span text:style-name="T4">
 🔥 Situation on Russian invasion </text:span>
</text:p>
      <text:p text:style-name="P4">
The enemy continues to use the civilian population of temporarily enthusiastic territories for their own purposes, covering up with a "live shield".</text:p>
      <text:p text:style-name="P4">
About it <text:a xlink:type="simple" xlink:href="https://www.facebook.com/GeneralStaff.ua/posts/pfbid035Erhj6HD11mgHdFeMaVkSCoF1Bi145×6762R9C2fWBE6phnEzNtkhQK3BTD1d4gil" text:style-name="Internet_20_link" text:visited-style-name="Visited_20_Internet_20_Link">
reports</text:a>
General Staff of the Armed Forces of Ukraine.</text:p>
      <text:p text:style-name="P4">
"Yes, in the city of Skadovsk, the Kherson region, as of April 18, Russian owners began to force all collaborators and those who cooperate with them, to sign obligations to ban traveling outside the area," - said the testing of the General Staff of the Armed Forces of Ukraine.</text:p>
      <text:p text:style-name="P4">
News Source: <text:a xlink:type="simple" xlink:href="https://armyinform.com.ua/2023/04/19/rosiyany-stvoryuyut-zhyvyj-shhyt/" text:style-name="Internet_20_link" text:visited-style-name="Visited_20_Internet_20_Link">
https://armyinform.com.ua/2023/04/19/rosiyany-stvoryuyut-zhyvyj-shhyt/</text:a>
</text:p>
      <!--NEWS-->
      <text:h text:style-name="P10" text:outline-level="1">
<text:span text:style-name="T4">
The head of the Ministry of Ministers in the United States discussed the introduction of the system of transition from military service to civilian life</text:span>
</text:h>
      <text:p text:style-name="P4">
Author: ['АРМІЯINFORM']</text:p>
      <text:p text:style-name="P4">
Time: 2023-04-19T83:00:00-04:00</text:p>
      <text:p text:style-name="P4">
Description: Yulia Laputina that intercessor of the US defense of the United States Lester Martinz-Lopeza was discussed ... The war with Ukraine 2022, the war with Ukraine is th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ssha.jpg" text:style-name="Internet_20_link" text:visited-style-name="Visited_20_Internet_20_Link">
ssha.jpg</text:a>
']</text:p>
      <text:p text:style-name="P4">
Tags: ['STOPRUSSIA', 'ВТОРГНЕННЯ РФ', 'ЛЕСТЕР МАРТІНЕС-ЛОПЕЗ', 'МІНВЕТЕРАНІВ', 'США', 'ЮЛІЯ ЛАПУТІНА']</text:p>
      <text:p text:style-name="P4">
Category: News</text:p>
      <!--METADATA-->
      <text:p text:style-name="P4">
<draw:frame draw:style-name="fr1" draw:name="Image381" text:anchor-type="as-char" svg:width="6.9236in" svg:height="4.85229in" draw:z-index="0">
<draw:image xlink:href="../Images/AРМІЯINFORM/2023-04-19T83-00-00-04-00/ssha.jpg" xlink:type="simple" xlink:show="embed" xlink:actuate="onLoad" draw:mime-type="image/jpeg"/>
</draw:frame>
Yulia Laputina and US Deputy Defense Minister Leicester Martinez-Lopezoiced the introduction of a system of transition from military service in Ukraine.</text:p>
      <text:p text:style-name="P4">
During his working visit to the United States, the Minister of Veterans of Ukraine Yulialaputin met with the US Deputy Defense Minister for the Nativity of Navitya Lester Martinez-Lopez. The parties discussed the strategy of implementation of the Ukrainian transition system from military service to civil life, <text:a xlink:type="simple" xlink:href="https://mva.gov.ua/ua/news/yuliya-laputina-ta-zastupnik-ministra-oboroni-ssha-lester-martines-lopez-obgovorili-vprovadzhennya-v-ukrayini-sistemi-perehodu-vid-vijskovoyi-sluzhbi-do-civilnogo-zhittya" text:style-name="Internet_20_link" text:visited-style-name="Visited_20_Internet_20_Link">
informs</text:a>
Government portal.</text:p>
      <text:p text:style-name="P4">
The head of the Ministry of Justice stressed that the quality reintegration of veterans and members of the family for peaceful life is a priority in the agenda of Ukrainian politics. After all, the safety and welfare of not only the Ukrainian state but Jusius of Europe will depend on how troublesome the return of these people of Dirror life will depend.</text:p>
      <text:p text:style-name="P4">
“Veteran policy is part of Europe's security policy. The strategy of a military career to civilian life is an institutional reform that will reintegrate to civilian life participants in hostilities, servicemen who were serving, their families. Also, the relevant tools are needed for trouble -free return to a peaceful life, ”Yulia Laputina suggested.</text:p>
      <text:p text:style-name="P4">
According to her, the transition involves the creation of transparent mechanisms for providing the necessary Ukrainian defenders and defenders - psychological rehabilitation and proper medical care, education and employment, support for the vanosity and development of veteran entrepreneurship, housing, social guarantees, digitalization of veteran services, etc.</text:p>
      <text:p text:style-name="P4">
Yulia Laputina also introduced the American side to the main pro -ecliminations within the transition system: psychosocial rehabilitation, the introduction of a veteran assistant institute, support for veterans' entrepreneurial initiatives, introduction of modern digital instruments and provision of qualified services and qualified services.</text:p>
      <text:p text:style-name="P4">
"The implementation of the transition system will provide all the possibilities and coordinates of all relevant ministries and agencies to ensure that our defenders from the protector receive all the necessary tools for successful reintegration of Dirmaral Life and Development," Yulia Laputina emphasized.</text:p>
      <text:p text:style-name="P4">
News Source: <text:a xlink:type="simple" xlink:href="https://armyinform.com.ua/2023/04/19/ochilnyczya-minveteraniv-u-ssha-obgovoryla-vprovadzhennya-systemy-perehodu-vid-vijskovoyi-sluzhby-do-czyvilnogo-zhyttya/" text:style-name="Internet_20_link" text:visited-style-name="Visited_20_Internet_20_Link">
https://armyinform.com.ua/2023/04/19/ochilnyczya-minveteraniv-u-ssha-obgovoryla-vprovadzhennya-systemy-perehodu-vid-vijskovoyi-sluzhby-do-czyvilnogo-zhyttya/</text:a>
</text:p>
      <!--NEWS-->
      <text:h text:style-name="P10" text:outline-level="1">
<text:span text:style-name="T4">
The enemy has caused 40 missile and aviation blows, their probability remains high -</text:span>
</text:h>
      <text:p text:style-name="P4">
Author: ['АРМІЯINFORM']</text:p>
      <text:p text:style-name="P4">
Time: 2023-04-19T84:00:00-04:00</text:p>
      <text:p text:style-name="P4">
Description: Rosiyska Federalsiya izhnoruvati mute -folk humans is the right, Zavda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shahed-geran-3.jpg" text:style-name="Internet_20_link" text:visited-style-name="Visited_20_Internet_20_Link">
shahed-geran-3.jpg</text:a>
']</text:p>
      <text:p text:style-name="P4">
Tags: ['STOPRUSSIA', 'АВІАУДАРИ', 'АГРЕСІЯ РФ', 'ВОРОЖІ ОБСТРІЛИ', 'ВТОРГНЕННЯ РФ', 'ГШ ЗСУ', 'ОПЕРАТИВНА ІНФОРМАЦІЯ', 'РАКЕТНІ УДАРИ', 'ШАХЕДИ']</text:p>
      <text:p text:style-name="P4">
Category: News</text:p>
      <!--METADATA-->
      <text:p text:style-name="P4">
<draw:frame draw:style-name="fr1" draw:name="Image382" text:anchor-type="as-char" svg:width="6.9236in" svg:height="3.638422in" draw:z-index="0">
<draw:image xlink:href="../Images/AРМІЯINFORM/2023-04-19T84-00-00-04-00/shahed-geran-3.jpg" xlink:type="simple" xlink:show="embed" xlink:actuate="onLoad" draw:mime-type="image/jpeg"/>
</draw:frame>
Illustrative Photo <text:span text:style-name="T4">
 🔥 Situation on Russian invasion </text:span>
</text:p>
      <text:p text:style-name="P4">
The Russian Federation continues to ignore international humanitarian law, causes firing not only on the positions of our troops, but also on the civil infrastructure of settlements, terrorizing civilians.</text:p>
      <text:p text:style-name="P4">
About it <text:a xlink:type="simple" xlink:href="https://www.facebook.com/GeneralStaff.ua/posts/pfbid035Erhj6HD11mgHdFeMaVkSCoF1Bi145×6762R9C2fWBE6phnEzNtkhQK3BTD1d4gil" text:style-name="Internet_20_link" text:visited-style-name="Visited_20_Internet_20_Link">
reports</text:a>
Генеральний штаб Збройних Сил України.</text:p>
      <text:p text:style-name="P4">
«Протягом доби противник завдав 3 ракетних та 37 авіаційних ударів, зокрема,застосував 12 БПЛА типу „Шахед-136“. 10 з них були знищені нашими захисниками.Окрім того, ворог здійснив 57 обстрілів з реактивних систем залпового вогню попозиціях наших військ та населених пунктах. Є загиблі та поранені середцивільного населення, зруйновано та пошкоджено приватні житлові будинки таінша цивільна інфраструктура», — йдеться в повідомленні ГШ ЗСУ.</text:p>
      <text:p text:style-name="P4">
Генштаб зазначає, що «ймовірність завдання ракетних та авіаційних ударів повсій території України залишається високою».</text:p>
      <text:p text:style-name="P4">
News Source: <text:a xlink:type="simple" xlink:href="https://armyinform.com.ua/2023/04/19/vorog-zavdav-40-raketnyh-ta-aviaczijnyh-udariv/" text:style-name="Internet_20_link" text:visited-style-name="Visited_20_Internet_20_Link">
https://armyinform.com.ua/2023/04/19/vorog-zavdav-40-raketnyh-ta-aviaczijnyh-udariv/</text:a>
</text:p>
      <!--NEWS-->
      <text:h text:style-name="P10" text:outline-level="1">
<text:span text:style-name="T4">
The General Staff of the Armed Forces told about the main efforts of the enemy in all directions of combat operations</text:span>
</text:h>
      <text:p text:style-name="P4">
Author: ['АРМІЯINFORM']</text:p>
      <text:p text:style-name="P4">
Time: 2023-04-19T85:00:00-04:00</text:p>
      <text:p text:style-name="P4">
Description: “The enemy, the greatest embarrasses of the Grandfasting of ZoServuvati Basic Zuill on Vedenni ... War with Ukraine 2022, war with Ukraine Latest news today, News War with Ukraine 2022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03.jpg" text:style-name="Internet_20_link" text:visited-style-name="Visited_20_Internet_20_Link">
103.jpg</text:a>
']</text:p>
      <text:p text:style-name="P4">
Tags: ['STOPRUSSIA', 'АГРЕСІЯ РФ', 'ВІЙНА', 'ВТОРГНЕННЯ РФ', 'ГШ ЗСУ', 'ОПЕРАТИВНА ІНФОРМАЦІЯ']</text:p>
      <text:p text:style-name="P4">
Category: News</text:p>
      <!--METADATA-->
      <text:p text:style-name="P4">
<draw:frame draw:style-name="fr1" draw:name="Image383" text:anchor-type="as-char" svg:width="6.9236in" svg:height="4.608521in" draw:z-index="0">
<draw:image xlink:href="../Images/AРМІЯINFORM/2023-04-19T85-00-00-04-00/103.jpg" xlink:type="simple" xlink:show="embed" xlink:actuate="onLoad" draw:mime-type="image/jpeg"/>
</draw:frame>
Illustrative photo / GSC of the Armed Forces <text:span text:style-name="T4">
 🔥 Situation on Russian invasion </text:span>
</text:p>
      <text:p text:style-name="P4">
“The enemy, at the cost of heavy losses, continues to focus the basic efforts of the offensive actions in the Lyman, Bakhmut, Avdiivsky Tamarin directions. During the day, in these areas of the front, the reflected enemy attacks. The most fierce battles are conducted by Bakhmut and Marinka, ”he goes to <text:a xlink:type="simple" xlink:href="https://www.facebook.com/GeneralStaff.ua/posts/pfbid035Erhj6HD11mgHdFeMaVkSCoF1Bi145x6762R9C2fWBE6phnEzNtkhQK3BTD1d4gil" text:style-name="Internet_20_link" text:visited-style-name="Visited_20_Internet_20_Link">
message</text:a>
General Staff of the Armed Forces of Ukraine.</text:p>
      <text:p text:style-name="P4">
It is noted that at the <text:span text:style-name="T4">
 Volyn, Polissya, Siversky and Slobozhansky </text:span>
 the directions of the operational situation without significant changes.</text:p>
      <text:p text:style-name="P4">
On <text:span text:style-name="T4">
 Lymansky </text:span>
 the enemy tried to improve the tactical position, led <text:span text:style-name="T5">
dissocid offensive actions</text:span>
 in the area of the southern outskirts of the settlement.</text:p>
      <text:p text:style-name="P4">
On <text:span text:style-name="T4">
 Bakhmutsky </text:span>
 the enemy continues to take offensive actions. <text:span text:style-name="T5">
The heavy battles out of Bakhmut city .</text:span>
</text:p>
      <text:p text:style-name="P4">
On <text:span text:style-name="T4">
 Avdiivsky </text:span>
 the enemy was on offensive in the areas of Avdiivka, Vodyany and Pervomaisk Donetsk region, _uspikh did not have.</text:p>
      <text:p text:style-name="P4">
On <text:span text:style-name="T4">
 Marinski </text:span>
 our defenders have been referred to numerous attacks in the Marinka and Viceda Donetsk region during the day.</text:p>
      <text:p text:style-name="P4">
On <text:span text:style-name="T4">
 Shakhtarsky </text:span>
 the enemy _oelessly declined to conduct offensive actions for the current day.</text:p>
      <text:p text:style-name="P4">
On <text:span text:style-name="T4">
 Zaporizhzhya and Kherson </text:span>
 the enemy is <text:span text:style-name="T5">
obronovis.</text:span>
</text:p>
      <text:p text:style-name="P4">
News Source: <text:a xlink:type="simple" xlink:href="https://armyinform.com.ua/2023/04/19/genshtab-zsu-povidomyv-pro-osnovni-zusyllya-voroga/" text:style-name="Internet_20_link" text:visited-style-name="Visited_20_Internet_20_Link">
https://armyinform.com.ua/2023/04/19/genshtab-zsu-povidomyv-pro-osnovni-zusyllya-voroga/</text:a>
</text:p>
      <!--NEWS-->
      <text:h text:style-name="P10" text:outline-level="1">
<text:span text:style-name="T4">
Gur head awarded SBU special forces who released the snake</text:span>
</text:h>
      <text:p text:style-name="P4">
Author: ['АРМІЯINFORM']</text:p>
      <text:p text:style-name="P4">
Time: 2023-04-19T86:00:00-04:00</text:p>
      <text:p text:style-name="P4">
Description: Kerivnik of the head management of the Rosvіki Minoboroni Kirilo Budanov Nagorodiv ... The war with Ukraine 2022, the war with Ukraine is the latest news today, the News War with Ukraine 2022 is the last for today, will there be a war between Ukraine and Russia and when the war with Ukraine will be either in 2022 or there will be or there will be No, will there be a war with Ukraine in the near future, they say, the war with Ukraine, Ukrainian news today, Ukrainian news in Ukrainian media in Russian</text:p>
      <text:p text:style-name="P4">
Images: ['<text:a xlink:type="simple" xlink:href="https://armyinform.com.ua/wp-content/uploads/2023/04/342185974_241092195100103_1466301954445640411_n.jpg" text:style-name="Internet_20_link" text:visited-style-name="Visited_20_Internet_20_Link">
342185974_241092195100103_1466301954445640411_n.jpg</text:a>
', '<text:a xlink:type="simple" xlink:href="https://armyinform.com.ua/wp-content/uploads/2023/04/341346178_771872371019762_233934549490698249_n-150x150.jpg" text:style-name="Internet_20_link" text:visited-style-name="Visited_20_Internet_20_Link">
341346178_771872371019762_233934549490698249_n-150x150.jpg</text:a>
', '<text:a xlink:type="simple" xlink:href="https://armyinform.com.ua/wp-content/uploads/2023/04/342190794_177170705225584_7134115264237939090_n-150x150.jpg" text:style-name="Internet_20_link" text:visited-style-name="Visited_20_Internet_20_Link">
342190794_177170705225584_7134115264237939090_n-150x150.jpg</text:a>
', '<text:a xlink:type="simple" xlink:href="https://armyinform.com.ua/wp-content/uploads/2023/04/342222662_909760846797126_5408252373821589972_n-150x150.jpg" text:style-name="Internet_20_link" text:visited-style-name="Visited_20_Internet_20_Link">
342222662_909760846797126_5408252373821589972_n-150x150.jpg</text:a>
']</text:p>
      <text:p text:style-name="P4">
Tags: ['STOPRUSSIA', 'ВТОРГНЕННЯ РФ', 'ГУР', 'ОСТРІВ ЗМІЇНИЙ', 'СБУ']</text:p>
      <text:p text:style-name="P4">
Category: News</text:p>
      <!--METADATA-->
      <text:p text:style-name="P4">
<draw:frame draw:style-name="fr1" draw:name="Image384" text:anchor-type="as-char" svg:width="6.9236in" svg:height="3.894525in" draw:z-index="0">
<draw:image xlink:href="../Images/AРМІЯINFORM/2023-04-19T86-00-00-04-00/342185974_241092195100103_1466301954445640411_n.jpg" xlink:type="simple" xlink:show="embed" xlink:actuate="onLoad" draw:mime-type="image/jpeg"/>
</draw:frame>
Head of the Main Directorate of Intelligence of the Ministry of Defense Cyril Budanov awarded the special forces of the Center of Special Operations "A" of the SBU, who, together with the scouts, disseminated the island of Snake in the summer of 2022.</text:p>
      <text:p text:style-name="P4">
About this <text:a xlink:type="simple" xlink:href="https://www.facebook.com/DefenceIntelligenceofUkraine/posts/pfbid02eLZ68oumKA8ySxnRcgkCSFPbCQV7og1rJX53LnHwM9scmmCus5tK8s5rvg5KLNqRl" text:style-name="Internet_20_link" text:visited-style-name="Visited_20_Internet_20_Link">
informs</text:a>
GUR press service.</text:p>
      <text:p text:style-name="P4">
“The release of Snake is one of the extremely important victories of Ukraine during the War of Rabban invaders, which, among other things, allowed our country to protect the Odessa and in general the Ukrainian Black Sea from existing threats and unblocating shipping. We all know that it was difficult. But thanks to the unity of the pelvis of all the security and defense forces of Ukraine, in particular the soldiers of GUR and the SBU, we did what few believed in. I am sure that it will continue to be the future of the victory over terrorist Russia, ”the Budanova press service quotes.</text:p>
      <text:p text:style-name="P4">
According to him, the battle for the island of Snake and the return to it were a symbol of the victory of Ukraine over Russia at sea.</text:p>
      <text:p text:style-name="P4">
<text:a xlink:type="simple" xlink:href="https://armyinform.com.ua/wp-content/uploads/2023/04/341346178_771872371019762_233934549490698249_n.jpg" text:style-name="Internet_20_link" text:visited-style-name="Visited_20_Internet_20_Link">
!(Images/AРМІЯINFORM/2023-04-19T86-00-00-04-00/341346178_771872371019762_233934549490698249_n-150x150.jpg)</text:a>
</text:p>
      <text:p text:style-name="P4">
<text:a xlink:type="simple" xlink:href="https://armyinform.com.ua/wp-content/uploads/2023/04/342190794_177170705225584_7134115264237939090_n.jpg" text:style-name="Internet_20_link" text:visited-style-name="Visited_20_Internet_20_Link">
<draw:frame draw:style-name="fr1" draw:name="Image385" text:anchor-type="as-char" svg:width="6.9236in" svg:height="6.9236in" draw:z-index="0">
<draw:image xlink:href="../Images/AРМІЯINFORM/2023-04-19T86-00-00-04-00/342190794_177170705225584_7134115264237939090_n-150x150.jpg" xlink:type="simple" xlink:show="embed" xlink:actuate="onLoad" draw:mime-type="image/jpeg"/>
</draw:frame>
</text:a>
</text:p>
      <text:p text:style-name="P4">
<text:a xlink:type="simple" xlink:href="https://armyinform.com.ua/wp-content/uploads/2023/04/342222662_909760846797126_5408252373821589972_n.jpg" text:style-name="Internet_20_link" text:visited-style-name="Visited_20_Internet_20_Link">
<draw:frame draw:style-name="fr1" draw:name="Image386" text:anchor-type="as-char" svg:width="6.9236in" svg:height="6.9236in" draw:z-index="0">
<draw:image xlink:href="../Images/AРМІЯINFORM/2023-04-19T86-00-00-04-00/342222662_909760846797126_5408252373821589972_n-150x150.jpg" xlink:type="simple" xlink:show="embed" xlink:actuate="onLoad" draw:mime-type="image/jpeg"/>
</draw:frame>
</text:a>
In turn, the head of the SBU Vasyl Malyuk thanked GUR for cooperation, aspecis for "Alfa" - for working at the hottest points of the war.</text:p>
      <text:p text:style-name="P4">
“The SBU and GUR developed and conducted a lot of joint special operations that change Hidwa. All of them are the result of our coordinated work and clear interaction. One of such important special operations-the release of the island of Snake, where we sided with the occupiers. There are more than a dozen examples of similar examples. Ivan it will be even more!We work for the sole purpose - to clean our land of invaders and win, ”Vasyl Malyuk said.</text:p>
      <text:p text:style-name="P4">
News Source: <text:a xlink:type="simple" xlink:href="https://armyinform.com.ua/2023/04/19/ochilnyk-gur-nagorodyv-speczpryznachencziv-sbu-yaki-zvilnyaly-zmiyinyj/" text:style-name="Internet_20_link" text:visited-style-name="Visited_20_Internet_20_Link">
https://armyinform.com.ua/2023/04/19/ochilnyk-gur-nagorodyv-speczpryznachencziv-sbu-yaki-zvilnyaly-zmiyinyj/</text:a>
</text:p>
      <!--NEWS-->
      <text:h text:style-name="P10" text:outline-level="1">
<text:span text:style-name="T4">
In the Luhansk region, the occupiers arrange hospitals in rural homes of culture</text:span>
</text:h>
      <text:p text:style-name="P4">
Author: ['АРМІЯINFORM']</text:p>
      <text:p text:style-name="P4">
Time: 2023-04-19T87:00:00-04:00</text:p>
      <text:p text:style-name="P4">
Description: The village of Kabachivka Lugansko Kosti Otrimano Rosiyskoi Rosiyskoi ... War with Ukraine 2022, War with Ukraine Latest News Today, News War with Ukraine 2022 The last ones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8/poranenyj-okupant.jpg" text:style-name="Internet_20_link" text:visited-style-name="Visited_20_Internet_20_Link">
poranenyj-okupant.jpg</text:a>
']</text:p>
      <text:p text:style-name="P4">
Tags: ['STOPRUSSIA', 'АГРЕСІЯ РФ', 'ВТОРГНЕННЯ РФ', 'ГШ ЗСУ', 'ЛУГАНЩИНА', 'ОКУПАНТИ', 'ОПЕРАТИВНА ІНФОРМАЦІЯ', 'РОСІЙСЬКІ ОКУПАНТИ']</text:p>
      <text:p text:style-name="P4">
Category: News</text:p>
      <!--METADATA-->
      <text:p text:style-name="P4">
<draw:frame draw:style-name="fr1" draw:name="Image387" text:anchor-type="as-char" svg:width="6.9236in" svg:height="3.606042in" draw:z-index="0">
<draw:image xlink:href="../Images/AРМІЯINFORM/2023-04-19T87-00-00-04-00/poranenyj-okupant.jpg" xlink:type="simple" xlink:show="embed" xlink:actuate="onLoad" draw:mime-type="image/jpeg"/>
</draw:frame>
Illustrative Photo <text:span text:style-name="T4">
 🔥 Situation on Russian invasion </text:span>
</text:p>
      <text:p text:style-name="P4">
In the settlement Kabychivka of the Luhansk region, the Russian occupation administration was obtained for the deployment of a military hospital for occupiers on 40 beds in the village building.</text:p>
      <text:p text:style-name="P4">
About it <text:a xlink:type="simple" xlink:href="https://www.facebook.com/GeneralStaff.ua/posts/pfbid035Erhj6HD11mgHdFeMaVkSCoF1Bi145%C3%976762R9C2fWBE6phnEzNtkhQK3BTD1d4gil" text:style-name="Internet_20_link" text:visited-style-name="Visited_20_Internet_20_Link">
reports</text:a>
General Staff of the Armed Forces of Ukraine.</text:p>
      <text:p text:style-name="P4">
"The newly created medical institution of the invaders is planned to adequate Russian military doctors by the end of the week," - said in the message of the General Staff of the SSSUkraine.</text:p>
      <text:p text:style-name="P4">
News Source: <text:a xlink:type="simple" xlink:href="https://armyinform.com.ua/2023/04/19/na-luganshhyni-okupanty-vlashtovuyut-gospitali-v-silskyh-budynkah-kultury/" text:style-name="Internet_20_link" text:visited-style-name="Visited_20_Internet_20_Link">
https://armyinform.com.ua/2023/04/19/na-luganshhyni-okupanty-vlashtovuyut-gospitali-v-silskyh-budynkah-kultury/</text:a>
</text:p>
      <!--NEWS-->
      <text:h text:style-name="P10" text:outline-level="1">
<text:span text:style-name="T4">
Now we have something to hit ballistic missiles</text:span>
</text:h>
      <text:p text:style-name="P4">
Author: ['АРМІЯINFORM']</text:p>
      <text:p text:style-name="P4">
Time: 2023-04-19T88:00:00-04:00</text:p>
      <text:p text:style-name="P4">
Description: Gorodaki Systems of PPO/OI, we will put Ukrainian partners, we’ve gone to the same way, we were voyable at ... War with Ukraine 2022, War with Ukraine Latest news today, News War with Ukraine 2022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ministr_650x410-1-e1677673435806.jpg" text:style-name="Internet_20_link" text:visited-style-name="Visited_20_Internet_20_Link">
ministr_650x410-1-e1677673435806.jpg</text:a>
']</text:p>
      <text:p text:style-name="P4">
Tags: ['. IRIS', 'NASAMS', 'STOPRUSSIA', 'ВТОРГНЕННЯ РФ', 'ОЛЕКСІЙ РЕЗНІКОВ', 'ПАТРІОТ', 'ППО', 'ПРО']</text:p>
      <text:p text:style-name="P4">
Category: News</text:p>
      <!--METADATA-->
      <text:p text:style-name="P4">
<draw:frame draw:style-name="fr1" draw:name="Image388" text:anchor-type="as-char" svg:width="6.9236in" svg:height="4.160817in" draw:z-index="0">
<draw:image xlink:href="../Images/AРМІЯINFORM/2023-04-19T88-00-00-04-00/ministr_650x410-1-e1677673435806.jpg" xlink:type="simple" xlink:show="embed" xlink:actuate="onLoad" draw:mime-type="image/jpeg"/>
</draw:frame>
Thanks to the Air Defense/AB systems provided by Ukraine partners, last winter we managed to stand up in the fight against a brutal aggressor, but now our priority is the construction of the air defense system/About in the shortest possible time.</text:p>
      <text:p text:style-name="P4">
This is stated in <text:a xlink:type="simple" xlink:href="https://www.facebook.com/reznikovoleksii/posts/pfbid0MA1g5TDMXmwgLG9A6wVjbpf78CxNmaYvcvKsS97PDhSDAp1qGMZoYohhHWh5iun5l" text:style-name="Internet_20_link" text:visited-style-name="Visited_20_Internet_20_Link">
post</text:a>
Minister of Defense of Ukraine Alexei Reznikov, located on Facebook:</text:p>
      <text:p text:style-name="P4">
"Construction of a multi -level air defense system/about in the shortest possible time is our priority. It is the protection of peaceful cities, critical infrastructure, our people in the rear and Nafronto.</text:p>
      <text:p text:style-name="P4">
Patriot systems form the ability that has not been used before - impressing the legal goals.</text:p>
      <text:p text:style-name="P4">
Another IRIS-T installation for which we thank the German partners for the possible way to fight winged missiles. Irisa, like Nasamsa, was well -recommended.</text:p>
      <text:p text:style-name="P4">
Migs from Polish and Slovak friends will strengthen the protection from both Russian row and Iranian drones.</text:p>
      <text:p text:style-name="P4">
All these are fresh revenues that are already in the benches of the Defense Forces. To be continued.</text:p>
      <text:p text:style-name="P4">
Given the Kremlin's barbaric tactics, we need more platforms of different levels and ammunition. We need more MAZRC.</text:p>
      <text:p text:style-name="P4">
Western aircraft are the top of this pyramid.</text:p>
      <text:p text:style-name="P4">
As for each platform, we first heard "no, it is impossible." Now they are defending the sky. We consistently work for the result.</text:p>
      <text:p text:style-name="P4">
The stronger the air protection, the more resources Ukraine will be able to victory, the faster our people will return home.</text:p>
      <text:p text:style-name="P4">
I am grateful to all partners for invaluable help.</text:p>
      <text:p text:style-name="P4">
We will never forget that the light and warmth in our homes last winter managed to protect in many respects thanks to the support of friends who have provided us with a means of defense. "</text:p>
      <text:p text:style-name="P4">
News Source: <text:a xlink:type="simple" xlink:href="https://armyinform.com.ua/2023/04/19/teper-u-nas-ye-chym-vrazhaty-balistychni-rakety/" text:style-name="Internet_20_link" text:visited-style-name="Visited_20_Internet_20_Link">
https://armyinform.com.ua/2023/04/19/teper-u-nas-ye-chym-vrazhaty-balistychni-rakety/</text:a>
</text:p>
      <!--NEWS-->
      <text:h text:style-name="P10" text:outline-level="1">
<text:span text:style-name="T4">
NATO countries train Ukrainian recruits on Leopard tanks</text:span>
</text:h>
      <text:p text:style-name="P4">
Author: ['АРМІЯINFORM']</text:p>
      <text:p text:style-name="P4">
Time: 2023-04-19T89:00:00-04:00</text:p>
      <text:p text:style-name="P4">
Description: Ukrainian tanks have been on a 30-of-date course of fortune-telling on the leopard tank U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1-1-150x150.jpg" text:style-name="Internet_20_link" text:visited-style-name="Visited_20_Internet_20_Link">
21-1-150x150.jpg</text:a>
', '<text:a xlink:type="simple" xlink:href="https://armyinform.com.ua/wp-content/uploads/2023/04/22-1-150x150.jpg" text:style-name="Internet_20_link" text:visited-style-name="Visited_20_Internet_20_Link">
22-1-150x150.jpg</text:a>
', '<text:a xlink:type="simple" xlink:href="https://armyinform.com.ua/wp-content/uploads/2023/04/23-150x150.jpg" text:style-name="Internet_20_link" text:visited-style-name="Visited_20_Internet_20_Link">
23-150x150.jpg</text:a>
', '<text:a xlink:type="simple" xlink:href="https://armyinform.com.ua/wp-content/uploads/2023/04/24-150x150.jpg" text:style-name="Internet_20_link" text:visited-style-name="Visited_20_Internet_20_Link">
24-150x150.jpg</text:a>
']</text:p>
      <text:p text:style-name="P4">
Tags: ['LEOPARD', 'ВІЙСЬКОВІ НАВЧАННЯ', 'ДОПОМОГА ПАРТНЕРІВ', 'НАТО', 'ПОЛЬЩА', 'ТАНКИ', 'ТАНКІСТИ', 'ТРЕНУВАННЯ']</text:p>
      <text:p text:style-name="P4">
Category: News</text:p>
      <!--METADATA-->
      <text:p text:style-name="P4">
<text:a xlink:type="simple" xlink:href="https://armyinform.com.ua/wp-content/uploads/2023/04/21-1.jpg" text:style-name="Internet_20_link" text:visited-style-name="Visited_20_Internet_20_Link">
<draw:frame draw:style-name="fr1" draw:name="Image389" text:anchor-type="as-char" svg:width="6.9236in" svg:height="6.9236in" draw:z-index="0">
<draw:image xlink:href="../Images/AРМІЯINFORM/2023-04-19T89-00-00-04-00/21-1-150x150.jpg" xlink:type="simple" xlink:show="embed" xlink:actuate="onLoad" draw:mime-type="image/jpeg"/>
</draw:frame>
</text:a>
</text:p>
      <text:p text:style-name="P4">
<text:a xlink:type="simple" xlink:href="https://armyinform.com.ua/wp-content/uploads/2023/04/22-1.jpg" text:style-name="Internet_20_link" text:visited-style-name="Visited_20_Internet_20_Link">
<draw:frame draw:style-name="fr1" draw:name="Image390" text:anchor-type="as-char" svg:width="6.9236in" svg:height="6.9236in" draw:z-index="0">
<draw:image xlink:href="../Images/AРМІЯINFORM/2023-04-19T89-00-00-04-00/22-1-150x150.jpg" xlink:type="simple" xlink:show="embed" xlink:actuate="onLoad" draw:mime-type="image/jpeg"/>
</draw:frame>
</text:a>
</text:p>
      <text:p text:style-name="P4">
<text:a xlink:type="simple" xlink:href="https://armyinform.com.ua/wp-content/uploads/2023/04/23.jpg" text:style-name="Internet_20_link" text:visited-style-name="Visited_20_Internet_20_Link">
<draw:frame draw:style-name="fr1" draw:name="Image391" text:anchor-type="as-char" svg:width="6.9236in" svg:height="6.9236in" draw:z-index="0">
<draw:image xlink:href="../Images/AРМІЯINFORM/2023-04-19T89-00-00-04-00/23-150x150.jpg" xlink:type="simple" xlink:show="embed" xlink:actuate="onLoad" draw:mime-type="image/jpeg"/>
</draw:frame>
</text:a>
</text:p>
      <text:p text:style-name="P4">
<text:a xlink:type="simple" xlink:href="https://armyinform.com.ua/wp-content/uploads/2023/04/24.jpg" text:style-name="Internet_20_link" text:visited-style-name="Visited_20_Internet_20_Link">
<draw:frame draw:style-name="fr1" draw:name="Image392" text:anchor-type="as-char" svg:width="6.9236in" svg:height="6.9236in" draw:z-index="0">
<draw:image xlink:href="../Images/AРМІЯINFORM/2023-04-19T89-00-00-04-00/24-150x150.jpg" xlink:type="simple" xlink:show="embed" xlink:actuate="onLoad" draw:mime-type="image/jpeg"/>
</draw:frame>
</text:a>
Ukrainian tankers have passed a busy 30-day Leopard in Poland.</text:p>
      <text:p text:style-name="P4">
About it <text:a xlink:type="simple" xlink:href="https://www.facebook.com/NATO/posts/pfbid02JSRQf1sWJaCqc9oegpCmsLp4AFwGeYpMCmGkDaJC2XSyKrfhkWPA63AP89yFvqe3l" text:style-name="Internet_20_link" text:visited-style-name="Visited_20_Internet_20_Link">
reports</text:a>
Alliance press service.</text:p>
      <text:p text:style-name="P4">
"Canadian, Norwegian and Polish military instructors trained Ukrainians as virtual simulators and during maneuvers with combat firing.</text:p>
      <text:p text:style-name="P4">
It is noted that the program, under the leadership of Poland, is aimed at assisting Ukraine to defend its right to self -defense, enshrined in the Stattions, against the uncontrollable aggression of Russia.</text:p>
      <text:p text:style-name="P4">
News Source: <text:a xlink:type="simple" xlink:href="https://armyinform.com.ua/2023/04/19/krayiny-nato-trenuyut-ukrayinskyh-novobrancziv-na-tankah-leopard/" text:style-name="Internet_20_link" text:visited-style-name="Visited_20_Internet_20_Link">
https://armyinform.com.ua/2023/04/19/krayiny-nato-trenuyut-ukrayinskyh-novobrancziv-na-tankah-leopard/</text:a>
</text:p>
      <!--NEWS-->
      <text:h text:style-name="P10" text:outline-level="1">
<text:span text:style-name="T4">
“Kherson will now want to take … Meat Factory Something ” - Crossing GUR</text:span>
</text:h>
      <text:p text:style-name="P4">
Author: ['АРМІЯINFORM']</text:p>
      <text:p text:style-name="P4">
Time: 2023-04-19T90:00:00-04:00</text:p>
      <text:p text:style-name="P4">
Description: Pensant at the telephone Rozmovi with a girlfriend Vysovann, the Rosiyski Generali Znov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ostriv.jpg" text:style-name="Internet_20_link" text:visited-style-name="Visited_20_Internet_20_Link">
ostriv.jpg</text:a>
']</text:p>
      <text:p text:style-name="P4">
Tags: ['STOPRUSSIA', 'ВТОРГНЕННЯ РФ', 'ГУР', 'ПЕРЕХОПЛЕННЯ', 'ХЕРСОН']</text:p>
      <text:p text:style-name="P4">
Category: News</text:p>
      <!--METADATA-->
      <text:p text:style-name="P4">
<draw:frame draw:style-name="fr1" draw:name="Image393" text:anchor-type="as-char" svg:width="6.9236in" svg:height="3.644337in" draw:z-index="0">
<draw:image xlink:href="../Images/AРМІЯINFORM/2023-04-19T90-00-00-04-00/ostriv.jpg" xlink:type="simple" xlink:show="embed" xlink:actuate="onLoad" draw:mime-type="image/jpeg"/>
</draw:frame>
The occupier in a telephone conversation with his girlfriend expressed fear that the Russian generators will again send their troops to the assault of Kherson, which is why many racists may die.</text:p>
      <text:p text:style-name="P4">
This became known from the intercepted telephone conversation of the occupier, <text:a xlink:type="simple" xlink:href="https://gur.gov.ua/content/nam-nado-ostrov-otbyt-my-na-ostrov-plavaem-razmynyruem-snymaem-myny.html" text:style-name="Internet_20_link" text:visited-style-name="Visited_20_Internet_20_Link">
published</text:a>
GUR of the Ministry of Defense of Ukraine.</text:p>
      <text:p text:style-name="P4">
“We swim, swim, mine. The hike is prepared by the offensive. And we see, we do not step. We just make this way. The hike, they will swim soon. A7th will be an offensive ... We are on them. It is necessary to repel the island. We are on the ostrov, we exchang, we remove mines ... ”, - said the Military Armed Forces of the Russian Federation.</text:p>
      <text:p text:style-name="P4">
The occupier during the conversation also specified that the Russians had another innovation by the forecast, since the "Bars" of the Armed Forces of the Russian Federation was closed. People are recruited exclusively for war. At the same time, the rashist does not have any illusions about what role the Russian authorities have been prevented by mercenaries. He calls the PVC "meat coom".</text:p>
      <text:p text:style-name="P4">
"Here is this" Bars ", which was covered by the Ministry of Defense, their office. In short, now only because of "Wagner" and "redoubts" are typed, that is, stupid CHC. The meat processing plant is somehow… Kherson innovane will now want to take, ”the military Russian said.</text:p>
      <text:p text:style-name="P4">
News Source: <text:a xlink:type="simple" xlink:href="https://armyinform.com.ua/2023/04/19/zaraz-herson-znovu-zahochut-vzyaty-myasokombinat-yakyjs-perehoplennya-gur/" text:style-name="Internet_20_link" text:visited-style-name="Visited_20_Internet_20_Link">
https://armyinform.com.ua/2023/04/19/zaraz-herson-znovu-zahochut-vzyaty-myasokombinat-yakyjs-perehoplennya-gur/</text:a>
</text:p>
      <!--NEWS-->
      <text:h text:style-name="P10" text:outline-level="1">
<text:span text:style-name="T4">
Ramstein's meetings are extremely important not only for Ukraine - Anna Malyar</text:span>
</text:h>
      <text:p text:style-name="P4">
Author: ['Володимир Віват']</text:p>
      <text:p text:style-name="P4">
Time: 2023-04-19T91:00:00-04:00</text:p>
      <text:p text:style-name="P4">
Description: About the PID hour of the direct efir Telemarathon “єini Novi”, an intercessor of Minstra was embedded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5f6a5416.jpg" text:style-name="Internet_20_link" text:visited-style-name="Visited_20_Internet_20_Link">
5f6a5416.jpg</text:a>
']</text:p>
      <text:p text:style-name="P4">
Tags: ['ГАННА МАЛЯР', 'ДОПОМОГА ПАРТНЕРІВ', 'ЄДИНІ НОВИНИ', 'ЗАСТУПНИК МІНІСТРА ОБОРОНИ УКРАЇНИ', 'РАМШТАЙН']</text:p>
      <text:p text:style-name="P4">
Category: News</text:p>
      <!--METADATA-->
      <text:p text:style-name="P4">
<draw:frame draw:style-name="fr1" draw:name="Image394" text:anchor-type="as-char" svg:width="6.9236in" svg:height="4.615733in" draw:z-index="0">
<draw:image xlink:href="../Images/AРМІЯINFORM/2023-04-19T91-00-00-04-00/5f6a5416.jpg" xlink:type="simple" xlink:show="embed" xlink:actuate="onLoad" draw:mime-type="image/jpeg"/>
</draw:frame>
Gannamaars. Photo: Dmitry Yurchenko / Armyinfom</text:p>
      <text:p text:style-name="P4">
The Deputy Defense Minister of Ukraine Anna Malyar noted this during the live broadcast of the only news.</text:p>
      <ul>
        <li>
Let's be realists, Russia is a strong enemy. From the point of view of the number of bonds, weapons of the invaders dominated us. We also have our advantages, otherwise they would not last so much. It is the professionalism of our military, it is a motivation, because we wage a just war and protect our land. We have no choice, we have to defend ourselves and it gives us strength.</li>
      </ul>
      <text:p text:style-name="P4">
In addition, we are facilitated by help from our partners. But let's build up - the world was not ready for such a protracted and such intense reprimanding weapons of war. Russia has been preparing for this for 30 years, so it is difficult to get out of service. And in Bakhmut, we see how Russian remedies for a powerful offensive. What we are holding back the month, - said Anna Malyar.</text:p>
      <text:p text:style-name="P4">
The Deputy Minister of Defense of Ukraine stressed that helping partner is extremely, even critical, important to us. The world begins to understand that we can only drink Russia together. And this must be done, because Russia will not be wrapped on the borders of Ukraine.</text:p>
      <ul>
        <li>
If we, God forbid, we will not stop them here, they just move on. Therefore, such as a meeting of the Contact Group on Defense of Ukraine in Ramstein format is extremely important not only for us, - said Hannamal.</li>
      </ul>
      <text:p text:style-name="P4">
News Source: <text:a xlink:type="simple" xlink:href="https://armyinform.com.ua/2023/04/19/zustrichi-u-formati-ramshtajn-ganna-malyar/" text:style-name="Internet_20_link" text:visited-style-name="Visited_20_Internet_20_Link">
https://armyinform.com.ua/2023/04/19/zustrichi-u-formati-ramshtajn-ganna-malyar/</text:a>
</text:p>
      <!--NEWS-->
      <text:h text:style-name="P10" text:outline-level="1">
<text:span text:style-name="T4">
Віцепрем’єр-міністр України обговорив з Міністром оборони Туреччини розблокування зернової ініціативи</text:span>
</text:h>
      <text:p text:style-name="P4">
Author: ['АРМІЯINFORM']</text:p>
      <text:p text:style-name="P4">
Time: 2023-04-19T92:00:00-04:00</text:p>
      <text:p text:style-name="P4">
Description: Viceper'yr-Ministra Z Vitnnnaya-Ministan Rosvitka Gromad, Teritarian that INFRASTURIAL ... War with Ukraine 2022, War with Ukraine Latest news today, News War with Ukraine 2022 Last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oleksandr-kubrakov-hulusi-akar.jpg" text:style-name="Internet_20_link" text:visited-style-name="Visited_20_Internet_20_Link">
oleksandr-kubrakov-hulusi-akar.jpg</text:a>
']</text:p>
      <text:p text:style-name="P4">
Tags: ['КАБІНЕТ МІНІСТРІВ УКРАЇНИ', 'ОЛЕКСАНДР КУБРАКОВ', 'ТУРЕЧЧИНА', 'ЧОРНОМОРСЬКА ЗЕРНОВА ІНІЦІАТИВА']</text:p>
      <text:p text:style-name="P4">
Category: News</text:p>
      <!--METADATA-->
      <text:p text:style-name="P4">
<draw:frame draw:style-name="fr1" draw:name="Image395" text:anchor-type="as-char" svg:width="6.9236in" svg:height="5.1927in" draw:z-index="0">
<draw:image xlink:href="../Images/AРМІЯINFORM/2023-04-19T92-00-00-04-00/oleksandr-kubrakov-hulusi-akar.jpg" xlink:type="simple" xlink:show="embed" xlink:actuate="onLoad" draw:mime-type="image/jpeg"/>
</draw:frame>
Alexander Kubrakov and Hulus Akar. Archive photo</text:p>
      <text:p text:style-name="P4">
Viceremier-Minister for Recovery-Minister of Community Development, Territories of Tainfrastructure Alexander Kubrakov met with the Minister of National Defense of Hulusi Akar.</text:p>
      <text:p text:style-name="P4">
As <text:a xlink:type="simple" xlink:href="https://www.kmu.gov.ua/news/oleksandr-kubrakov-zustrivsia-z-ministrom-natsionalnoi-oborony-turechchyny-khulusi-akarom" text:style-name="Internet_20_link" text:visited-style-name="Visited_20_Internet_20_Link">
reports</text:a>
The Government Portal, Oleksandr Kubrakov noted: “On the agenda, the main issue is the dislocation and ensuring the effective functioning of the Black Sea Race Race. They agreed on registration renewal and inspection of the court arriving under the loading of Ukrainian grain.</text:p>
      <text:p text:style-name="P4">
On April 10, Russia has stopped registering a new entrance fleet to participate in a vines and refused to work on the plans of Ukrainian ports. This is made by the assembly of inspection plans and actually stopped the entry of new vessels with the framework of the grain initiative.</text:p>
      <text:p text:style-name="P4">
It is known that in the last two days, on April 17-18, no inspection was drawn up and no inspection was carried out in Turkey's territorial waters. The 18th Ukrainian side suggested to carry out at least 2 inspections of the output 2 inspection of the entrance fleet. This proposal was also supported by the Turkish Storone, but was not implemented because of Russia's position.</text:p>
      <text:p text:style-name="P4">
In demanding regulation of the activities of Ukrainian ports by determining the vessels that can participate in the initiative, Russia has violated the official procedure procedure and terms of the grain agreement in particular.</text:p>
      <text:p text:style-name="P4">
The requirements to control and interfere with the work of Ukrainian ports are unacceptable to us.</text:p>
      <text:p text:style-name="P4">
I am grateful to Turkish Defense Minister Akaru Hulus for a constructive dialogue of the Tacitka position to support the work of the grain initiative. Despite that the inspections of the ships will be renewed, we continue working consultations with the UN Tattoochyna regarding ways to ensure the full fulfillment of the grain agreement to fulfill the obligations of all parties and procedures of the SCC. "</text:p>
      <text:p text:style-name="P4">
News Source: <text:a xlink:type="simple" xlink:href="https://armyinform.com.ua/2023/04/19/viczepremyer-ministr-rozblokuvannya-zernovoyi-inicziatyvy/" text:style-name="Internet_20_link" text:visited-style-name="Visited_20_Internet_20_Link">
https://armyinform.com.ua/2023/04/19/viczepremyer-ministr-rozblokuvannya-zernovoyi-inicziatyvy/</text:a>
</text:p>
      <!--NEWS-->
      <text:h text:style-name="P10" text:outline-level="1">
<text:span text:style-name="T4">
Ukraine demands the creation of an international special -Tribunal to be punished for Russia for aggression - Anna Malyar</text:span>
</text:h>
      <text:p text:style-name="P4">
Author: ['Володимир Віват']</text:p>
      <text:p text:style-name="P4">
Time: 2023-04-19T93:00:00-04:00</text:p>
      <text:p text:style-name="P4">
Description: “DVI speech, yaki nudi in the diye of Nashogo Vorog - the scaling of the scale, the war with Ukraine 2022, the war with Ukraine is the latest news today, the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1/malyar.jpg" text:style-name="Internet_20_link" text:visited-style-name="Visited_20_Internet_20_Link">
malyar.jpg</text:a>
']</text:p>
      <text:p text:style-name="P4">
Tags: ['CПЕЦІАЛЬНИЙ ТРИБУНАЛ', 'ВОЄННІ ЗЛОЧИНИ РФ', 'ГАННА МАЛЯР', 'ЗАСТУПНИК МІНІСТРА ОБОРОНИ УКРАЇНИ']</text:p>
      <text:p text:style-name="P4">
Category: News</text:p>
      <!--METADATA-->
      <text:p text:style-name="P4">
<draw:frame draw:style-name="fr1" draw:name="Image396" text:anchor-type="as-char" svg:width="6.9236in" svg:height="3.894525in" draw:z-index="0">
<draw:image xlink:href="../Images/AРМІЯINFORM/2023-04-19T93-00-00-04-00/malyar.jpg" xlink:type="simple" xlink:show="embed" xlink:actuate="onLoad" draw:mime-type="image/jpeg"/>
</draw:frame>
“The two things that are most striking in the actions of our enemy are the extent that they destroy our country, and the cruelty they show about people. Cerechi, who at all impossible to imagine a civilized person in the 21st century, ” - said the Deputy Minister of Defense of Ukraine Anna Malyar on the air of a single information telephone.</text:p>
      <text:p text:style-name="P4">
According to her, in such a situation, Ukraine, as the state, occupies a very strong position.</text:p>
      <ul>
        <li>
Finally, this is a legally competent position, because we demand that at several levels court cases of crimes of the Russian Federation be considered. And now we have been a chance to become a locomotive in the world, because since the Nuremberg process, there have been more precedents when international courts were drafting to the crime of aggression, that is, for the war. Military crimes and anti -spectivity crimes are derived from the main crime - aggression, - said Hannamal.</li>
      </ul>
      <text:p text:style-name="P4">
The Deputy Minister of Defense of Ukraine reported that today Ukraine demands the creation of an international special -Tribunal in order for Russia to be punished by aggression. And it may be able to stop the war in the world, but this requires the consolidated political will of the international community. We do everything today to document these crimes.</text:p>
      <text:p text:style-name="P4">
News Source: <text:a xlink:type="simple" xlink:href="https://armyinform.com.ua/2023/04/19/ukrayina-vymagaye-stvorennya-mizhnarodnogo-specztrybunalu-ganna-malyar/" text:style-name="Internet_20_link" text:visited-style-name="Visited_20_Internet_20_Link">
https://armyinform.com.ua/2023/04/19/ukrayina-vymagaye-stvorennya-mizhnarodnogo-specztrybunalu-ganna-malyar/</text:a>
</text:p>
      <!--NEWS-->
      <text:h text:style-name="P10" text:outline-level="1">
<text:span text:style-name="T4">
Striving the frames of elimination of four enemy anti -tank guns "rapier</text:span>
</text:h>
      <text:p text:style-name="P4">
Author: ['АРМІЯINFORM']</text:p>
      <text:p text:style-name="P4">
Time: 2023-04-19T94:00:00-04:00</text:p>
      <text:p text:style-name="P4">
Description: The General Staff of the ZSU Plappuing Video Sneshennia 4 Vorozhkhi Ostandkihkih Garmat Ta 2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10 БРИГАДА', '40 БРИГАДА', 'АРТИЛЕРІСТИ', 'ВІДЕО', 'ВТРАТИ ВОРОГА', 'КОНТРБАТАРЕЙНА БОРОТЬБА']</text:p>
      <text:p text:style-name="P4">
Category: News</text:p>
      <!--METADATA-->
      <text:p text:style-name="P4">
Armed Forces General Staff <text:a xlink:type="simple" xlink:href="https://www.facebook.com/GeneralStaff.ua/posts/pfbid02wNuUWxG94FPkXj8ib3ANo7b7xUbAfcjFN3TZ6dxE3JfcJBrxJBiWVANmPwf8Xrial" text:style-name="Internet_20_link" text:visited-style-name="Visited_20_Internet_20_Link">
Published</text:a>
Video of destruction of 4 enemy anti -tank guns and 2 trucks of ammunition. They continue to purify our land from the Rashists of the soldiers of the Separate Iartilers Brigade named after the Grand Duke Vitovt with the support of his brothers, correctives of a separate mountain and assault brigade "Edelweiss".</text:p>
      <text:p text:style-name="P4">
Let's stand and win!</text:p>
      <text:p text:style-name="P4">
News Source: <text:a xlink:type="simple" xlink:href="https://armyinform.com.ua/2023/04/19/vrazhayuchy-kadry-likvidacziyi-odrazu-chotyroh-vorozhyh-protytankovyh-garmat-rapira/" text:style-name="Internet_20_link" text:visited-style-name="Visited_20_Internet_20_Link">
https://armyinform.com.ua/2023/04/19/vrazhayuchy-kadry-likvidacziyi-odrazu-chotyroh-vorozhyh-protytankovyh-garmat-rapira/</text:a>
</text:p>
      <!--NEWS-->
      <text:h text:style-name="P10" text:outline-level="1">
<text:span text:style-name="T4">
Now a lot of negative processes are happening in Russia because of sanctions - Alexei Danilov</text:span>
</text:h>
      <text:p text:style-name="P4">
Author: ['Володимир Віват']</text:p>
      <text:p text:style-name="P4">
Time: 2023-04-19T95:00:00-04:00</text:p>
      <text:p text:style-name="P4">
Description: Yakby St. Mechanism is not a buffaling, then Rosiyska federals are small Beshogodnі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sankcziyi.jpg" text:style-name="Internet_20_link" text:visited-style-name="Visited_20_Internet_20_Link">
sankcziyi.jpg</text:a>
']</text:p>
      <text:p text:style-name="P4">
Tags: ['STOPRUSSIA', 'ВТОРГНЕННЯ РФ', 'ІРАН', 'ОЛЕКСІЙ ДАНІЛОВ', 'РОСІЯ', 'САНКЦІЇ']</text:p>
      <text:p text:style-name="P4">
Category: News</text:p>
      <!--METADATA-->
      <text:p text:style-name="P4">
<draw:frame draw:style-name="fr1" draw:name="Image397" text:anchor-type="as-char" svg:width="6.9236in" svg:height="3.894525in" draw:z-index="0">
<draw:image xlink:href="../Images/AРМІЯINFORM/2023-04-19T95-00-00-04-00/sankcziyi.jpg" xlink:type="simple" xlink:show="embed" xlink:actuate="onLoad" draw:mime-type="image/jpeg"/>
</draw:frame>
If the sanction mechanism was not started, the Russian Federation had completely different capabilities for the use of Western technologies for the production of weapons. Thanks to the sanctions, there are many negative processes now that they will overcome in Russia, which will eventually produce their powerful results.</text:p>
      <text:p text:style-name="P4">
This was announced on the national telephone "Unified News" by the secretary of the radinational security and defense of Ukraine Alexei Danilov.</text:p>
      <text:p text:style-name="P4">
He noted that it is difficult to destroy the economy of the Russian Federation, given that it is raw materials. However, high technologies are essential for them, spare parts are almost not supplied to the Russian Federation.</text:p>
      <ul>
        <li>
The only country we can say exactly that it is a supplier of arms to Russia is Iran. As soon as any other countries try to supply Russia, and in the modern world it is difficult to hide, the mechanisms for the extradition of sanctions will accurately do these countries more harm than potential ones from cooperation with the aggressor, - Alexei Danilov stressed.</li>
      </ul>
      <text:p text:style-name="P4">
News Source: <text:a xlink:type="simple" xlink:href="https://armyinform.com.ua/2023/04/19/zaraz-duzhe-bagato-negatyvnyh-proczesiv-vidbuvayetsya-na-rosiyi-cherez-sankcziyi-oleksij-danilov/" text:style-name="Internet_20_link" text:visited-style-name="Visited_20_Internet_20_Link">
https://armyinform.com.ua/2023/04/19/zaraz-duzhe-bagato-negatyvnyh-proczesiv-vidbuvayetsya-na-rosiyi-cherez-sankcziyi-oleksij-danilov/</text:a>
</text:p>
      <!--NEWS-->
      <text:h text:style-name="P10" text:outline-level="1">
<text:span text:style-name="T4">
How to perpetuate the memory of those who gave life for Ukraine: Armyinform held a round table</text:span>
</text:h>
      <text:p text:style-name="P4">
Author: ['Євген Букет']</text:p>
      <text:p text:style-name="P4">
Time: 2023-04-19T96:00:00-04:00</text:p>
      <text:p text:style-name="P4">
Description: The Military Media Center has been bought by the circular stir on the topic: “Pantheon Heroes: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osn.jpg" text:style-name="Internet_20_link" text:visited-style-name="Visited_20_Internet_20_Link">
osn.jpg</text:a>
', '<text:a xlink:type="simple" xlink:href="https://armyinform.com.ua/wp-content/uploads/2023/04/zag-01-150x150.jpg" text:style-name="Internet_20_link" text:visited-style-name="Visited_20_Internet_20_Link">
zag-01-150x150.jpg</text:a>
', '<text:a xlink:type="simple" xlink:href="https://armyinform.com.ua/wp-content/uploads/2023/04/zag-02-150x150.jpg" text:style-name="Internet_20_link" text:visited-style-name="Visited_20_Internet_20_Link">
zag-02-150x150.jpg</text:a>
', '<text:a xlink:type="simple" xlink:href="https://armyinform.com.ua/wp-content/uploads/2023/04/zag-03-150x150.jpg" text:style-name="Internet_20_link" text:visited-style-name="Visited_20_Internet_20_Link">
zag-03-150x150.jpg</text:a>
', '<text:a xlink:type="simple" xlink:href="https://armyinform.com.ua/wp-content/uploads/2023/04/igor-gyrych.jpg" text:style-name="Internet_20_link" text:visited-style-name="Visited_20_Internet_20_Link">
igor-gyrych.jpg</text:a>
', '<text:a xlink:type="simple" xlink:href="https://armyinform.com.ua/wp-content/uploads/2023/04/maksym-kushnir.jpg" text:style-name="Internet_20_link" text:visited-style-name="Visited_20_Internet_20_Link">
maksym-kushnir.jpg</text:a>
', '<text:a xlink:type="simple" xlink:href="https://armyinform.com.ua/wp-content/uploads/2023/04/roman-koval.jpg" text:style-name="Internet_20_link" text:visited-style-name="Visited_20_Internet_20_Link">
roman-koval.jpg</text:a>
', '<text:a xlink:type="simple" xlink:href="https://armyinform.com.ua/wp-content/uploads/2023/04/andrij-kovalov-150x150.jpg" text:style-name="Internet_20_link" text:visited-style-name="Visited_20_Internet_20_Link">
andrij-kovalov-150x150.jpg</text:a>
', '<text:a xlink:type="simple" xlink:href="https://armyinform.com.ua/wp-content/uploads/2023/04/bogdan-chervak-150x150.jpg" text:style-name="Internet_20_link" text:visited-style-name="Visited_20_Internet_20_Link">
bogdan-chervak-150x150.jpg</text:a>
', '<text:a xlink:type="simple" xlink:href="https://armyinform.com.ua/wp-content/uploads/2023/04/leontij-shypilov-150x150.jpg" text:style-name="Internet_20_link" text:visited-style-name="Visited_20_Internet_20_Link">
leontij-shypilov-150x150.jpg</text:a>
', '<text:a xlink:type="simple" xlink:href="https://armyinform.com.ua/wp-content/uploads/2023/04/bogdan-matkivskyj.jpg" text:style-name="Internet_20_link" text:visited-style-name="Visited_20_Internet_20_Link">
bogdan-matkivskyj.jpg</text:a>
', '<text:a xlink:type="simple" xlink:href="https://armyinform.com.ua/wp-content/uploads/2023/04/bogdan-skopenko.jpg" text:style-name="Internet_20_link" text:visited-style-name="Visited_20_Internet_20_Link">
bogdan-skopenko.jpg</text:a>
', '<text:a xlink:type="simple" xlink:href="https://armyinform.com.ua/wp-content/uploads/2023/04/zal-01-150x150.jpg" text:style-name="Internet_20_link" text:visited-style-name="Visited_20_Internet_20_Link">
zal-01-150x150.jpg</text:a>
', '<text:a xlink:type="simple" xlink:href="https://armyinform.com.ua/wp-content/uploads/2023/04/zal-02-150x150.jpg" text:style-name="Internet_20_link" text:visited-style-name="Visited_20_Internet_20_Link">
zal-02-150x150.jpg</text:a>
']</text:p>
      <text:p text:style-name="P4">
Tags: ['ВІЙСЬКОВИЙ МЕМОРІАЛЬНИЙ ЦВИНТАР', 'КРУГЛИЙ СТІЛ', 'МЕМОРІАЛЬНИЙ КОМПЛЕКС', 'ПАНТЕОН ГЕРОЇВ']</text:p>
      <text:p text:style-name="P4">
Category: News</text:p>
      <!--METADATA-->
      <text:p text:style-name="P4">
<draw:frame draw:style-name="fr1" draw:name="Image398" text:anchor-type="as-char" svg:width="6.9236in" svg:height="4.615733in" draw:z-index="0">
<draw:image xlink:href="../Images/AРМІЯINFORM/2023-04-19T96-00-00-04-00/osn.jpg" xlink:type="simple" xlink:show="embed" xlink:actuate="onLoad" draw:mime-type="image/jpeg"/>
</draw:frame>
Today, Military Media Center has a round table on "Pantheongoroes: How to perpetuate the memory of those who gave life for Ukraine" with the participation of a wide range of representatives of the public.</text:p>
      <text:p text:style-name="P4">
The event began with a moment of silence for all who died for Ukraine. The participating round table told about the world experience of creating the pantheons of heroes and memorial cemeteries, discussing the historical experience and the fate of similar initiatives in Ukraine and informed the advanced traditions of the creation.</text:p>
      <text:p text:style-name="P4">
<text:a xlink:type="simple" xlink:href="https://armyinform.com.ua/wp-content/uploads/2023/04/zag-01.jpg" text:style-name="Internet_20_link" text:visited-style-name="Visited_20_Internet_20_Link">
!(Images/AРМІЯINFORM/2023-04-19T96-00-00-04-00/zag-01-150x150.jpg)</text:a>
</text:p>
      <text:p text:style-name="P4">
<text:a xlink:type="simple" xlink:href="https://armyinform.com.ua/wp-content/uploads/2023/04/zag-02.jpg" text:style-name="Internet_20_link" text:visited-style-name="Visited_20_Internet_20_Link">
<draw:frame draw:style-name="fr1" draw:name="Image399" text:anchor-type="as-char" svg:width="6.9236in" svg:height="6.9236in" draw:z-index="0">
<draw:image xlink:href="../Images/AРМІЯINFORM/2023-04-19T96-00-00-04-00/zag-02-150x150.jpg" xlink:type="simple" xlink:show="embed" xlink:actuate="onLoad" draw:mime-type="image/jpeg"/>
</draw:frame>
</text:a>
</text:p>
      <text:p text:style-name="P4">
<text:a xlink:type="simple" xlink:href="https://armyinform.com.ua/wp-content/uploads/2023/04/zag-03.jpg" text:style-name="Internet_20_link" text:visited-style-name="Visited_20_Internet_20_Link">
<draw:frame draw:style-name="fr1" draw:name="Image400" text:anchor-type="as-char" svg:width="6.9236in" svg:height="6.9236in" draw:z-index="0">
<draw:image xlink:href="../Images/AРМІЯINFORM/2023-04-19T96-00-00-04-00/zag-03-150x150.jpg" xlink:type="simple" xlink:show="embed" xlink:actuate="onLoad" draw:mime-type="image/jpeg"/>
</draw:frame>
</text:a>
The word of historical sciences Igor Girich, director of the Department of Civic Identity and Veterans Development of the Ministry of Affairs of Ukraine Maxim Kushnir, writer, president of the historical club "Cold Yar" Roman Koval, presenter of the 112nd Brigade of the Territorial Defense Forces of Ukraine, candidate Heads of State Television Radio of Ukraine Bogdan Chervak, Candidate of Law, Associate Professor Leontiy Shipylov, Servubogdan Matkivsky Battalion, Historians Viktor Morenets, Bogdan Skpenko, Sergiykutnyakov, Oleksandr Skripnik, Head of Ukrainian Nationalists, and Stapanebratsyan. Roman Malenkov.</text:p>
      <text:p text:style-name="P4">
<draw:frame draw:style-name="fr1" draw:name="Image401" text:anchor-type="as-char" svg:width="6.9236in" svg:height="4.615733in" draw:z-index="0">
<draw:image xlink:href="../Images/AРМІЯINFORM/2023-04-19T96-00-00-04-00/igor-gyrych.jpg" xlink:type="simple" xlink:show="embed" xlink:actuate="onLoad" draw:mime-type="image/jpeg"/>
</draw:frame>
Igorgirich</text:p>
      <text:p text:style-name="P4">
<draw:frame draw:style-name="fr1" draw:name="Image402" text:anchor-type="as-char" svg:width="6.9236in" svg:height="4.615733in" draw:z-index="0">
<draw:image xlink:href="../Images/AРМІЯINFORM/2023-04-19T96-00-00-04-00/maksym-kushnir.jpg" xlink:type="simple" xlink:show="embed" xlink:actuate="onLoad" draw:mime-type="image/jpeg"/>
</draw:frame>
Maxim Kushnir</text:p>
      <text:p text:style-name="P4">
Maxim Kushnir, Director of the Department of Civil Identity and Veterans Development of the Veterans of Ukraine, introduced a conceptual military memorial cemetery, which is planned to create a allotment next to the burials and a memorial of the victims of the Soviet totalitarian-memorial. Vin reported that this cemetery would be able to accommodate about 50 thousand departments, not taking into account Columbarium. On May 31, 2022, the Parliament approved, according to which the architectural complex will include its own military vechet, a museum complex, a ritual building and other necessary structures for organizing honorary burials. At the Ministry of Veterans of Ukraine, a separate institution was founded in 2022 - the National Military Memorne Square, which will be taken care of by its creation, and subsequently - will ensure the proper functioning of space. This year's budget provides about 65 million UAH of establishment of the cemetery, it is planned to hold an architectural competition for several months, and the first burial - in the fall. The project envisages separate sectors for Heroes of Ukraine, servicemen who died in the Narodian-Ukrainian war, and outstanding figures of Ukraine. Currently, the issue of rebukes, which needs to be resolved at the legislative level, is problem.</text:p>
      <text:p text:style-name="P4">
<draw:frame draw:style-name="fr1" draw:name="Image403" text:anchor-type="as-char" svg:width="6.9236in" svg:height="4.615733in" draw:z-index="0">
<draw:image xlink:href="../Images/AРМІЯINFORM/2023-04-19T96-00-00-04-00/roman-koval.jpg" xlink:type="simple" xlink:show="embed" xlink:actuate="onLoad" draw:mime-type="image/jpeg"/>
</draw:frame>
Romankoval</text:p>
      <text:p text:style-name="P4">
The writer, the president of the Cold Yar's historical club Roman Koval said that on June 17 - 18 in Cherkasy region in the reserve tract, the Cold larplanted the opening of the memorial to the volunteers who died in the struggle of the Ukrainian state. The presenter of the 112nd Brigade of Territorial Defense of the Armed Forces of Ukraine, Candidate of Political Science Andriy Kovalev shared the experience of the Heroics Charitable Foundation, which was taken care of by the preservation of the graves of the UNR soldier abroad.</text:p>
      <text:p text:style-name="P4">
<text:a xlink:type="simple" xlink:href="https://armyinform.com.ua/wp-content/uploads/2023/04/andrij-kovalov.jpg" text:style-name="Internet_20_link" text:visited-style-name="Visited_20_Internet_20_Link">
!(Images/AРМІЯINFORM/2023-04-19T96-00-00-04-00/andrij-kovalov-150x150.jpg)</text:a>
Andriy Kovalev</text:p>
      <text:p text:style-name="P4">
<text:a xlink:type="simple" xlink:href="https://armyinform.com.ua/wp-content/uploads/2023/04/bogdan-chervak.jpg" text:style-name="Internet_20_link" text:visited-style-name="Visited_20_Internet_20_Link">
!(Images/AРМІЯINFORM/2023-04-19T96-00-00-04-00/bogdan-chervak-150x150.jpg)</text:a>
Bogdan Chervak</text:p>
      <text:p text:style-name="P4">
<text:a xlink:type="simple" xlink:href="https://armyinform.com.ua/wp-content/uploads/2023/04/leontij-shypilov.jpg" text:style-name="Internet_20_link" text:visited-style-name="Visited_20_Internet_20_Link">
!(Images/AРМІЯINFORM/2023-04-19T96-00-00-04-00/leontij-shypilov-150x150.jpg)</text:a>
Leonti Shipyilov</text:p>
      <text:p text:style-name="P4">
<draw:frame draw:style-name="fr1" draw:name="Image404" text:anchor-type="as-char" svg:width="6.9236in" svg:height="4.615733in" draw:z-index="0">
<draw:image xlink:href="../Images/AРМІЯINFORM/2023-04-19T96-00-00-04-00/bogdan-matkivskyj.jpg" xlink:type="simple" xlink:show="embed" xlink:actuate="onLoad" draw:mime-type="image/jpeg"/>
</draw:frame>
Bogdan Matkivsky</text:p>
      <ul>
        <li>
If we do not appreciate the dead, then we are alive to anything, - the fighter of the battalion named after Sergiy Kulchytsky NSU Bogdanmatkivsky spread his speech. The question of the pantheon, in his opinion, is a question of national consciousness and national security and the fact that today the discussion has already moved from the "need to create" the pantheon to "ways of its creation" - an extremely positive signal.</li>
      </ul>
      <text:p text:style-name="P4">
<draw:frame draw:style-name="fr1" draw:name="Image405" text:anchor-type="as-char" svg:width="6.9236in" svg:height="4.615733in" draw:z-index="0">
<draw:image xlink:href="../Images/AРМІЯINFORM/2023-04-19T96-00-00-04-00/bogdan-skopenko.jpg" xlink:type="simple" xlink:show="embed" xlink:actuate="onLoad" draw:mime-type="image/jpeg"/>
</draw:frame>
Bogdan Skpenko</text:p>
      <text:p text:style-name="P4">
Candidate of Historical Sciences, Representative of the National University of Defense of Ukraine Bogdan Skopenko spoke about the world experience of ordering pantheons, giving examples of ancient Rome, France, Portugal and Venezuela. Many countries have legally established who is entitled to be buried in the pantheon, which time has to pass from the death of a person so that his remains can be transferred to the dotteon and so on.</text:p>
      <ul>
        <li>
Taking care of our national interests, taking into account our national features, we must take into account the world experience of creating and functioning of pensions, because we do not have such experience yet, - said Bogdan Skpenko.</li>
      </ul>
      <text:p text:style-name="P4">
He also expressed the opinion that the national pantheon of heroes and the national -tier memorial cemetery - should be different locations.</text:p>
      <text:p text:style-name="P4">
Other participants talked about the need for a conceptual approach to the problem of pantheon formation, the need to start such memorials in the region of Ukraine, about the introduction of a visit to the pantheon of prominent figures to programvations of foreign delegations and national-patriotic education of youth. More about this - in the following materials Armyinform.</text:p>
      <text:p text:style-name="P4">
<text:a xlink:type="simple" xlink:href="https://armyinform.com.ua/wp-content/uploads/2023/04/zal-01.jpg" text:style-name="Internet_20_link" text:visited-style-name="Visited_20_Internet_20_Link">
!(Images/AРМІЯINFORM/2023-04-19T96-00-00-04-00/zal-01-150x150.jpg)</text:a>
</text:p>
      <text:p text:style-name="P4">
<text:a xlink:type="simple" xlink:href="https://armyinform.com.ua/wp-content/uploads/2023/04/zal-02.jpg" text:style-name="Internet_20_link" text:visited-style-name="Visited_20_Internet_20_Link">
<draw:frame draw:style-name="fr1" draw:name="Image406" text:anchor-type="as-char" svg:width="6.9236in" svg:height="6.9236in" draw:z-index="0">
<draw:image xlink:href="../Images/AРМІЯINFORM/2023-04-19T96-00-00-04-00/zal-02-150x150.jpg" xlink:type="simple" xlink:show="embed" xlink:actuate="onLoad" draw:mime-type="image/jpeg"/>
</draw:frame>
</text:a>
R.S.: _KRUGY table was organized by the Armyinform Information Agency with the assistance of the State Committee of Television and Radio Broadcasting of Ukraine.__</text:p>
      <text:p text:style-name="P4">
<text:span text:style-name="T4">
 Photo Dmitry Yurchenko </text:span>
</text:p>
      <text:p text:style-name="P4">
News Source: <text:a xlink:type="simple" xlink:href="https://armyinform.com.ua/2023/04/19/panteon-geroyiv-yak-uvikovichyty-pamyat/" text:style-name="Internet_20_link" text:visited-style-name="Visited_20_Internet_20_Link">
https://armyinform.com.ua/2023/04/19/panteon-geroyiv-yak-uvikovichyty-pamyat/</text:a>
</text:p>
      <!--NEWS-->
      <text:h text:style-name="P10" text:outline-level="1">
<text:span text:style-name="T4">
Ukraine and the world are against Russian aggression. Sanctions in action</text:span>
</text:h>
      <text:p text:style-name="P4">
Author: ['АРМІЯINFORM']</text:p>
      <text:p text:style-name="P4">
Time: 2023-04-19T97:00:00-04:00</text:p>
      <text:p text:style-name="P4">
Description: Service of Cindlelings of the Ukrainians of Ukraine Rospovіdati about sanchi tu іnshі і іnsh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3/photo5289480296833597448-1.jpg" text:style-name="Internet_20_link" text:visited-style-name="Visited_20_Internet_20_Link">
photo5289480296833597448-1.jpg</text:a>
']</text:p>
      <text:p text:style-name="P4">
Tags: ['АНТИРОСІЙСЬКІ САНКЦІЇ', 'СЛУЖБА ЗОВНІШНЬОЇ РОЗВІДКИ УКРАЇНИ']</text:p>
      <text:p text:style-name="P4">
Category: News</text:p>
      <!--METADATA-->
      <text:p text:style-name="P4">
<draw:frame draw:style-name="fr1" draw:name="Image407" text:anchor-type="as-char" svg:width="6.9236in" svg:height="3.894525in" draw:z-index="0">
<draw:image xlink:href="../Images/AРМІЯINFORM/2023-04-19T97-00-00-04-00/photo5289480296833597448-1.jpg" xlink:type="simple" xlink:show="embed" xlink:actuate="onLoad" draw:mime-type="image/jpeg"/>
</draw:frame>
Foreign Intelligence Service of Ukraine <text:a xlink:type="simple" xlink:href="https://www.facebook.com/SZRUkraine/posts/pfbid02KqZi5be45h6Mcaui7UyUu6QyatrWb74KybLc9WdqyxFd9c8w2UMNdsJPWTkT4n79l" text:style-name="Internet_20_link" text:visited-style-name="Visited_20_Internet_20_Link">
continues to tell</text:a>
on the sanctions and other actions of the international community against the terrorist country.</text:p>
      <text:p text:style-name="P4">
<text:span text:style-name="T4">
 Situation as of April 19 2023 </text:span>
</text:p>
      <text:p text:style-name="P4">
G7 foreign foreign ministers have warned that those who help Russia are vicious against Ukraine will pay a high price.</text:p>
      <text:p text:style-name="P4">
Russia should be restrained that it does not decide on further aggression, - said US Secretary of State Anthony Blinken after meeting the foreign ministers of Japan G7. _ "This includes increased sanctions and export control measures, which will pressure the pressure on Russia, limiting its ability to wage war, persecution of sanctions, wherever they are hidden, the rejection of nuclear blackmail is a mosquito for prosecution for war crimes", _ - said Blinken.</text:p>
      <text:p text:style-name="P4">
Poland presented a proposal for a new package of sanctions against Russia because of the invading war against Ukraine. The proposal of Warsaw includes stopping imports of Russian oil through the northern part of the Donimichy Friendship oil pipeline. It also envisages the cessation of imports of Russian diamonds and natural gas, including LNG, and limitation of cooperation in nuclear energy.</text:p>
      <text:p text:style-name="P4">
_ “We will support them and support them, and we urge the whole world to provide this support for Ukraine as well until this war is really over the victory of Russia. Russia cannot win this war. If Russia wins this, it will attack more countries, ”_ - said Poland President Andrzej Duda.</text:p>
      <text:p text:style-name="P4">
Poland proposes to open a training center for training on missile systems in its territory.</text:p>
      <text:p text:style-name="P4">
US Prosecutor General Merrick Garllend announced the appointment of an in -law prosecutor to investigate aggression against Ukraine of harassment and a permanent legal advisor to the Embassy in Ukraine to assist the work "from a number of difficult issues of justice sector".</text:p>
      <text:p text:style-name="P4">
From the concept of “restraint in response”(deterrence by retaliation)NATO goes to 'restraint by prevention(deterrence by denial)The possibility of Russian aggression against the Alliance.</text:p>
      <text:p text:style-name="P4">
The Air Force of the United Kingdom and Germany jointly intercepted three Russian holes over the Finnish Gulf and the Baltic Sea.</text:p>
      <text:p text:style-name="P4">
The EU Council approved the proposal of the European Commission to expand the mobile roaming in the EU to Ukraine.Poland has started erecting an electronic barrier at the border with the Kaliningrad region.</text:p>
      <text:p text:style-name="P4">
Lithuania plans to allow lawyers from third countries, in particular from Ukraine, to provide legal services in the country and to use guarantee of advocacy.</text:p>
      <text:p text:style-name="P4">
Lithuanian Prime Minister Ingrid Shimonite said Russian propaganda messages about the visit of the Dictator of the Russian Federation to the temporarily occupied territories of Ukraine with Eliped territories to compare Putin with President Vladimir Zelensky, to overcome the demotivated army of the occupiers.</text:p>
      <text:p text:style-name="P4">
Latvian law enforcement officers made an international search of a citizen of Latvialeksandra Malyshev, who participated in hostilities against Ukraine.</text:p>
      <text:p text:style-name="P4">
<text:span text:style-name="T4">
 RF </text:span>
</text:p>
      <text:p text:style-name="P4">
The largest Cypriot Bank of Bank of Cyprus has sent Russian clients to cover their accounts within two months.</text:p>
      <text:p text:style-name="P4">
The Swedish producer of Absolut vodka announced the decision to stop exporting its products to Russia.</text:p>
      <text:p text:style-name="P4">
Yum!Brands completed the KFC network sale in Russia and stated that it was completely coming from the Russian Federation.</text:p>
      <text:p text:style-name="P4">
The Russian Government is preparing to introduce a monthly currency limit for foreign companies that seek to buy their assets and leave Russia. At the same time, the head of the carnivorers tried to reassure the Russians, stating that the bank is "unplanned by the introduction of additional currency restrictions, perhaps some" tuning "."</text:p>
      <text:p text:style-name="P4">
Chinese Sitrak trucks occupied 18 % of the Russian market of new cargo car, Shacman - 10.5 %. It was these brands that took the first places in the leasing of trucks on the Russian Federation, due to the higher quality and lower cost of the Lhi -Russian KAMAZ.</text:p>
      <text:p text:style-name="P4">
Russian polymer processors who have lost part of the export market through international sanctions have appealed to the government to impose "barrier" duties(over 20 %)On the finished import products, mostly from China, and to "ignite" import rates on materials and accessories. In "friendly" countries, a duty of 20-35 % was introduced for Russian production of this segment.</text:p>
      <text:p text:style-name="P4">
The Prosecutor's Office of the Russian Federation recognized the "unwanted" activity in Russia of the International Ecological Fund "Bellon", which contributed to the safe storage of nuclear materials and radioactive waste at the former naval bases of the Kolsky Peninsula.</text:p>
      <text:p text:style-name="P4">
The cost of the US dollar on the Russian Federation has increased by 13 rubles since the beginning of the year, only for the duty April - by more than 4 rubles.From April 18, the Intesis Bank stopped opening foreign currency accounts for the Russians.</text:p>
      <text:p text:style-name="P4">
The Ministry of Transport warned about the rise in price of air tickets by 15-30 %, associated with the lack of a government decision on subsidizing transportation. In 2022, the government has provided 100 billion rubles in support of the Avigaluga, this year there are no free monetary.</text:p>
      <text:p text:style-name="P4">
The mailing of stories through the portal of "Hosorugs" in the test mode will begin with the UMSKIV during the spring conscription, - said the military commissioner of the capital of the Russian Federation.</text:p>
      <text:p text:style-name="P4">
The deputies of the Gossuma of the Russian Federation approved lifelong imprisonment for state treason, approving amendments to the law in the third reading.</text:p>
      <text:p text:style-name="P4">
The head of the Committee of the Soviet of the Federation of the Russian Federation on economic policy, Kutepov proposed to identify the occupiers who are fighting against Ukraine, "a socially vulnerable category", so that they can then be able to be employed in the field of social entrepreneurship.</text:p>
      <text:p text:style-name="P4">
Renting an apartment or house in Sochi on May holidays will cost Russian 25 % more expensive than a year ago.</text:p>
      <text:p text:style-name="P4">
The House of Representation of the National Sovranius of Respublika Belorus has approved the new reading of the law on the law on the law. It strengthens the procedure for departure from the RB of heads of state bodies, as well as heads of state organizations and employees who provide activity and technical services of state bodies, which were admitted to state -regions. It is also determined that the deferral from the conscription will be released to citizens who study abroad only at the full -time form and have entered the said education institutions under 18 years of age.</text:p>
      <text:p text:style-name="P4">
The House also considers amendments to the media law, in which they provide for the opportunity to "make decisions on foreign media" that have a validation in Belarus, if their states impede the distribution of materials of Belarusian media.</text:p>
      <text:p text:style-name="P4">
If a year ago, private companies in Minsk were 81.5 %, now 79.3 %. Budget tax revenues from the Minsk region have fallen up to 125.4 million. The excise duties were twice - up to 72.6 million rubles. The receipt of the Validan tax decreased 1.7 times.</text:p>
      <text:p text:style-name="P4">
The court of Svetlogogorsky district of the Gomel region recognized the extremist content group "News of Belarus from reform.by" in "Classmates".</text:p>
      <text:p text:style-name="P4">
News Source: <text:a xlink:type="simple" xlink:href="https://armyinform.com.ua/2023/04/19/ukrayina-i-svit-proty-rosijskoyi-agresiyi-sankcziyi-v-diyi-10/" text:style-name="Internet_20_link" text:visited-style-name="Visited_20_Internet_20_Link">
https://armyinform.com.ua/2023/04/19/ukrayina-i-svit-proty-rosijskoyi-agresiyi-sankcziyi-v-diyi-10/</text:a>
</text:p>
      <!--NEWS-->
      <text:h text:style-name="P10" text:outline-level="1">
<text:span text:style-name="T4">
The Prosecutor General's Office has evidence of financing torture in Ukraine by special services of</text:span>
</text:h>
      <text:p text:style-name="P4">
Author: ['АРМІЯINFORM']</text:p>
      <text:p text:style-name="P4">
Time: 2023-04-19T98:00:00-04:00</text:p>
      <text:p text:style-name="P4">
Description: OFIC OFFICAL OF Ukrainian, having rejected the DOPAZI, Yaki, in order to be directly,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_2023-04-19_22-13-23.jpg" text:style-name="Internet_20_link" text:visited-style-name="Visited_20_Internet_20_Link">
photo_2023-04-19_22-13-23.jpg</text:a>
']</text:p>
      <text:p text:style-name="P4">
Tags: ['STOPRUSSIA', 'АНДРІЙ КОСТІН', 'ВОЄННІ ЗЛОЧИНИ ЗС РФ', 'ВТОРГНЕННЯ РФ', 'ГЕНЕРАЛЬНИЙ ПРОКУРОР УКРАЇНИ', 'КОНГРЕС США']</text:p>
      <text:p text:style-name="P4">
Category: News</text:p>
      <!--METADATA-->
      <text:p text:style-name="P4">
<draw:frame draw:style-name="fr1" draw:name="Image408" text:anchor-type="as-char" svg:width="6.9236in" svg:height="5.008792in" draw:z-index="0">
<draw:image xlink:href="../Images/AРМІЯINFORM/2023-04-19T98-00-00-04-00/photo_2023-04-19_22-13-23.jpg" xlink:type="simple" xlink:show="embed" xlink:actuate="onLoad" draw:mime-type="image/jpeg"/>
</draw:frame>
The Office of the Prosecutor General of Ukraine received evidence indicating the direct adherence of Russian special services to the creation of the occupation forces of the torture to the Ukrainian territory and the commission of mass torture of people.</text:p>
      <text:p text:style-name="P4">
About it <text:a xlink:type="simple" xlink:href="https://www.gp.gov.ua/ua/posts/zvernennya-generalnogo-prokurora-andriya-kostina-do-komitetu-iz-zakordonnix-sprav-palati-predstavnikiv-kongresu-ssa" text:style-name="Internet_20_link" text:visited-style-name="Visited_20_Internet_20_Link">
stated</text:a>
During the hearing in the US Congress, the Prosecutor General of Ukraine Andriy Kostin.</text:p>
      <text:p text:style-name="P4">
“During the investigation, we found the relevant financial documentation that the Edokazi direct communication between the torturers and the Russian special services. This is a clear evidence that the torture policy is part of Moscow's criminal plan to adjust Ukrainians, ”he said.</text:p>
      <text:p text:style-name="P4">
He informed the congressmans that Ukrainian investigators only in Kherson and oblast had about 20 such tortures, and more than a thousand people who had passed through this were given there.</text:p>
      <text:p text:style-name="P4">
News Source: <text:a xlink:type="simple" xlink:href="https://armyinform.com.ua/2023/04/19/genprokuratura-maye-dokazy-finansuvannya-kativen-v-ukrayini-speczsluzhbamy-rosiyi/" text:style-name="Internet_20_link" text:visited-style-name="Visited_20_Internet_20_Link">
https://armyinform.com.ua/2023/04/19/genprokuratura-maye-dokazy-finansuvannya-kativen-v-ukrayini-speczsluzhbamy-rosiyi/</text:a>
</text:p>
      <!--NEWS-->
      <text:h text:style-name="P10" text:outline-level="1">
<text:span text:style-name="T4">
Short. War. Day 420. Videoodigest</text:span>
</text:h>
      <text:p text:style-name="P4">
Author: ['АРМІЯINFORM']</text:p>
      <text:p text:style-name="P4">
Time: 2023-04-19T99:00:00-04:00</text:p>
      <text:p text:style-name="P4">
Description: Jero: GS ZS Ukrainian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444444.jpg" text:style-name="Internet_20_link" text:visited-style-name="Visited_20_Internet_20_Link">
444444.jpg</text:a>
']</text:p>
      <text:p text:style-name="P4">
Tags: ['STOPRUSSIA', 'ВІДЕОДАЙДЖЕСТ', 'ВТОРГНЕННЯ РФ', 'ГШ ЗС УКРАЇНИ']</text:p>
      <text:p text:style-name="P4">
Category: News</text:p>
      <!--METADATA-->
      <text:p text:style-name="P4">
<draw:frame draw:style-name="fr1" draw:name="Image409" text:anchor-type="as-char" svg:width="6.9236in" svg:height="3.732974in" draw:z-index="0">
<draw:image xlink:href="../Images/AРМІЯINFORM/2023-04-19T99-00-00-04-00/444444.jpg" xlink:type="simple" xlink:show="embed" xlink:actuate="onLoad" draw:mime-type="image/jpeg"/>
</draw:frame>
<text:span text:style-name="T5">
Derello: <text:a xlink:type="simple" xlink:href="https://www.facebook.com/GeneralStaff.ua/videos/1307142453230813/" text:style-name="Internet_20_link" text:visited-style-name="Visited_20_Internet_20_Link">
GSC of Ukraine</text:a>
</text:span>
</text:p>
      <text:p text:style-name="P4">
News Source: <text:a xlink:type="simple" xlink:href="https://armyinform.com.ua/2023/04/19/korotko-vijna-den-420-videodajdzhest/" text:style-name="Internet_20_link" text:visited-style-name="Visited_20_Internet_20_Link">
https://armyinform.com.ua/2023/04/19/korotko-vijna-den-420-videodajdzhest/</text:a>
</text:p>
      <!--NEWS-->
      <text:h text:style-name="P10" text:outline-level="1">
<text:span text:style-name="T4">
The anti -aircraft has knocked down 10 out of 11 Shakhs that attacked Ukraine</text:span>
</text:h>
      <text:p text:style-name="P4">
Authors: Ukrinform (Person)</text:p>
      <text:p text:style-name="P4">
Publisher: Укринформ (Organization)</text:p>
      <text:p text:style-name="P4">
Published Time: 2023-04-20T-31:59:00+03:00</text:p>
      <text:p text:style-name="P4">
Modified Time: 2023-04-20T00:59:00+03:00</text:p>
      <text:p text:style-name="P4">
Description: The units of the anti-aircraft missile troops of the Armed Forces were knocked down by 10 out of 11 hostile "Shahaned", which attacked Ukraine on Thursday night. - Ukrinform.</text:p>
      <text:p text:style-name="P4">
Images: ["<text:a xlink:type="simple" xlink:href="https://static.ukrinform.com/photos/2022_10/thumb_files/630_360_1666840949-675.jpg" text:style-name="Internet_20_link" text:visited-style-name="Visited_20_Internet_20_Link">
630_360_16668...</text:a>
", "<text:a xlink:type="simple" xlink:href="https://static.ukrinform.com/photos/2023_04/1681941668-320.jpeg" text:style-name="Internet_20_link" text:visited-style-name="Visited_20_Internet_20_Link">
1681941668-32...</text:a>
"]</text:p>
      <text:p text:style-name="P4">
Tags: ['Повітряні сили ЗСУ', 'Війна з росією', '#stoprussia', 'ППО', 'Дрон-камікадзе']</text:p>
      <text:p text:style-name="P4">
Type: Article</text:p>
      <!--METADATA-->
      <text:p text:style-name="P4">
<draw:frame draw:style-name="fr1" draw:name="Image410" text:anchor-type="as-char" svg:width="6.9236in" svg:height="3.947448in" draw:z-index="0">
<draw:image xlink:href="../Images/yкринформ/2023-04-20T-31-59-00-03-00/630_360_1666840949-675.jpg" xlink:type="simple" xlink:show="embed" xlink:actuate="onLoad" draw:mime-type="image/jpeg"/>
</draw:frame>
The units of the anti-aircraft missile troops of the Armed Forces were knocked down by 10 out of 11 hostile "Shahaned", which fired Ukraine on the night of Thursday.</text:p>
      <text:p text:style-name="P4">
This was reported in <text:a xlink:type="simple" xlink:href="https://t.me/kpszsu/2478" text:style-name="Internet_20_link" text:visited-style-name="Visited_20_Internet_20_Link">
</text:a>
The Air Force of the Armed Forces, reports Ukrinform.</text:p>
      <text:p text:style-name="P4">
<draw:frame draw:style-name="fr1" draw:name="Image411" text:anchor-type="as-char" svg:width="6.9236in" svg:height="6.9236in" draw:z-index="0">
<draw:image xlink:href="../Images/yкринформ/2023-04-20T-31-59-00-03-00/1681941668-320.jpeg" xlink:type="simple" xlink:show="embed" xlink:actuate="onLoad" draw:mime-type="image/jpeg"/>
</draw:frame>
"This night the enemy is again attacking shock drones and managed airbams. The units of the anti -aircraft missile troops of the East Air Command were destroyed 10 out of 11 <text:a xlink:type="simple" xlink:href="https://www.ukrinform.ua/tag-dron" text:style-name="Internet_20_link" text:visited-style-name="Visited_20_Internet_20_Link">
</text:a>
", - the message says.</text:p>
      <text:p text:style-name="P4">
<text:span text:style-name="T4">
 Read also: </text:span>
 <text:a xlink:type="simple" xlink:href="https://www.ukrinform.ua/rubric-ato/3698161-robimo-vse-abi-zbilsuvati-mozlivist-zahisatisa-vid-udariv-rf-zelenskij.html" text:style-name="Internet_20_link" text:visited-style-name="Visited_20_Internet_20_Link">
</text:a>
As reported by Ukrinform, in the KMVA <text:a xlink:type="simple" xlink:href="https://www.ukrinform.ua/rubric-kyiv/3698159-u-kmva-poasnili-pricinu-spalahu-nad-kievom-padav-suputnik-nasa.html" text:style-name="Internet_20_link" text:visited-style-name="Visited_20_Internet_20_Link">
</text:a>
The fall of NASA satellite.</text:p>
      <text:p text:style-name="P4">
_ Photo illustrative_</text:p>
      <text:p text:style-name="P4">
News Source: <text:a xlink:type="simple" xlink:href="https://www.ukrinform.ua/rubric-ato/3698164-povitrani-sili-zbili-blizko-10-sahediv-na-pivdennoshidnomu-napramku.html" text:style-name="Internet_20_link" text:visited-style-name="Visited_20_Internet_20_Link">
https://www.ukrinform.ua/rubric-ato/3698164-povitrani-sili-zbili-blizko-10-sahediv-na-pivdennoshidnomu-napramku.html</text:a>
</text:p>
      <!--NEWS-->
      <text:h text:style-name="P10" text:outline-level="1">
<text:span text:style-name="T4">
Austria supports the demining in Ukraine as part of the OSCE - Shalllenberg Program</text:span>
</text:h>
      <text:p text:style-name="P4">
Authors: Ukrinform (Person)</text:p>
      <text:p text:style-name="P4">
Publisher: Укринформ (Organization)</text:p>
      <text:p text:style-name="P4">
Published Time: 2023-04-20T-33:53:00+03:00</text:p>
      <text:p text:style-name="P4">
Modified Time: 2023-04-20T00:53:00+03:00</text:p>
      <text:p text:style-name="P4">
Description: Austria is already contributing to the humanitarian demining in Ukraine as part of the OSCE Support Program for Ukraine, but also considers other options for the demining of the Ukrainian territories. - Ukrinform.</text:p>
      <text:p text:style-name="P4">
Images: ["<text:a xlink:type="simple" xlink:href="https://static.ukrinform.com/photos/2023_04/thumb_files/630_360_1681917130-784.jpg" text:style-name="Internet_20_link" text:visited-style-name="Visited_20_Internet_20_Link">
630_360_16819...</text:a>
"]</text:p>
      <text:p text:style-name="P4">
Tags: ['Австрія', 'МЗС', 'ОБСЄ', 'Розмінування', 'Шалленберг']</text:p>
      <text:p text:style-name="P4">
Type: Article</text:p>
      <!--METADATA-->
      <text:p text:style-name="P4">
<draw:frame draw:style-name="fr1" draw:name="Image412" text:anchor-type="as-char" svg:width="6.9236in" svg:height="3.956343in" draw:z-index="0">
<draw:image xlink:href="../Images/yкринформ/2023-04-20T-33-53-00-03-00/630_360_1681917130-784.jpg" xlink:type="simple" xlink:show="embed" xlink:actuate="onLoad" draw:mime-type="image/jpeg"/>
</draw:frame>
Austrian contributes to the humanitarian demining in Ukraine as part of the OSCE Support Program for Ukraine, but also considers other options for involving the Ukrainian territories.</text:p>
      <text:p text:style-name="P4">
This was stated in <text:a xlink:type="simple" xlink:href="https://www.ukrinform.ua/rubric-world/3698040-aleksander-sallenberg-ministr-zakordonnih-sprav-avstrii.html" text:style-name="Internet_20_link" text:visited-style-name="Visited_20_Internet_20_Link">
</text:a>
Minister of Foreign Highlands Alexander Shalllenberg.</text:p>
      <text:p text:style-name="P4">
"We have responded quickly to the call of the Ukrainian government to support the support of the Ugumanitarian demining. Austria is already contributing to the humanitarian launching in Ukraine as part of the OSCE Support Program for Ukraine," he said.</text:p>
      <text:p text:style-name="P4">
<text:span text:style-name="T4">
 Read also: </text:span>
 <text:a xlink:type="simple" xlink:href="https://www.ukrinform.ua/rubric-uarazom/3606056-derzaviucasnici-obse-zapustili-programu-pidtrimki-dla-ukraini.html" text:style-name="Internet_20_link" text:visited-style-name="Visited_20_Internet_20_Link">
<text:span text:style-name="T4">
 OSCE </text:span>
 <text:span text:style-name="T4">
 </text:span>
 launched <text:span text:style-name="T4">
 </text:span>
 <text:span text:style-name="T4">
 program </text:span>
 <text:span text:style-name="T4">
 Support </text:span>
 <text:span text:style-name="T4">
 </text:span>
 <text:span text:style-name="T4">
 for </text:span>
<text:span text:style-name="T4">
 Ukraine </text:span>
</text:a>
At the same time, the Foreign Minister added that the Austrian side is considering other variants to help Ukraine with demining.</text:p>
      <text:p text:style-name="P4">
As reported by Ukrinform, on August 2, 2022, the current chairman of the OSCE RAU Tageneral Secretary Helga Schmid announced a new OSSSSLILLAL PROGRAM OF UNSCLACU. This program, which envisages the implementation of about 25 projects, will support Ukraine in areas such as demining, environmental protection and humanitarian needs.</text:p>
      <text:p text:style-name="P4">
<text:span text:style-name="T4">
 Read also: </text:span>
 <text:a xlink:type="simple" xlink:href="https://www.ukrinform.ua/rubric-polytics/3698138-nejtralitet-avstrii-zodnim-cinom-ne-zavazae-nasij-solidarnosti-z-ukrainou-sallenberg.html" text:style-name="Internet_20_link" text:visited-style-name="Visited_20_Internet_20_Link">
<text:span text:style-name="T4">
 Shallenberg </text:span>
</text:a>
</text:p>
      <text:p text:style-name="P4">
1 лютого 2023 року Президент Володимир Зеленський під час спільної завстрійським президентом пресконференції у Києві заявляв, що Австрія могла бидопомогти Україні з антидроновими системами, системами радіоелектронноїборотьби, а також при розмінуванні.</text:p>
      <text:p text:style-name="P4">
14 квітня федеральний президент Австрії Александер Ван дер Беллен під часспільної пресконференції з президентом Польщі Анджеєм Дудою повідомив, щонаразі уряд опрацьовує питання надання Україні допомоги у розмінуваннітериторій, і він особисто проконтролює, щоб це питання "не забулося".</text:p>
      <text:p text:style-name="P4">
News Source: <text:a xlink:type="simple" xlink:href="https://www.ukrinform.ua/rubric-vidbudova/3698144-avstria-pidtrimue-rozminuvanna-v-ukraini-v-ramkah-programi-obse-sallenberg.html" text:style-name="Internet_20_link" text:visited-style-name="Visited_20_Internet_20_Link">
https://www.ukrinform.ua/rubric-vidbudova/3698144-avstria-pidtrimue-rozminuvanna-v-ukraini-v-ramkah-programi-obse-sallenberg.html</text:a>
</text:p>
      <!--NEWS-->
      <text:h text:style-name="P10" text:outline-level="1">
<text:span text:style-name="T4">
The US Ministry of Justice is actively investigating Russian crimes against Ukraine - Deputy Prosecutor General</text:span>
</text:h>
      <text:p text:style-name="P4">
Authors: Ukrinform (Person)</text:p>
      <text:p text:style-name="P4">
Publisher: Укринформ (Organization)</text:p>
      <text:p text:style-name="P4">
Published Time: 2023-04-20T-35:37:00+03:00</text:p>
      <text:p text:style-name="P4">
Modified Time: 2023-04-20T00:37:00+03:00</text:p>
      <text:p text:style-name="P4">
Description: The United States has received "vital" reconnaissance data in Ukraine through security legislation that allows the government to collect foreign messages through a communication without a warrant. - Ukrinform.</text:p>
      <text:p text:style-name="P4">
Images: ["<text:a xlink:type="simple" xlink:href="https://static.ukrinform.com/photos/2023_04/thumb_files/630_360_1681940767-721.jpg" text:style-name="Internet_20_link" text:visited-style-name="Visited_20_Internet_20_Link">
630_360_16819...</text:a>
"]</text:p>
      <text:p text:style-name="P4">
Tags: ['Генпрокурор', "Мін'юст", 'США', 'Російські військові', 'Воєнні злочини', 'Війна з росією']</text:p>
      <text:p text:style-name="P4">
Type: Article</text:p>
      <!--METADATA-->
      <text:p text:style-name="P4">
<draw:frame draw:style-name="fr1" draw:name="Image413" text:anchor-type="as-char" svg:width="6.9236in" svg:height="3.956343in" draw:z-index="0">
<draw:image xlink:href="../Images/yкринформ/2023-04-20T-35-37-00-03-00/630_360_1681940767-721.jpg" xlink:type="simple" xlink:show="embed" xlink:actuate="onLoad" draw:mime-type="image/jpeg"/>
</draw:frame>
The United States has held "vital" intelligence on the war in Ukraine thanks to security for security that allows the government to collect foreign messages through a warrant without a warrant.</text:p>
      <text:p text:style-name="P4">
This was stated on Wednesday by US Prosecutor General Lisa Monaco on the Senate Legal Committee, Ukrinform reports with reference to <text:a xlink:type="simple" xlink:href="https://edition.cnn.com/europe/live-news/russia-ukraine-war-news-04-19-23/index.html" text:style-name="Internet_20_link" text:visited-style-name="Visited_20_Internet_20_Link">
</text:a>
.</text:p>
      <text:p text:style-name="P4">
The Law on the Supervision of Foreign Intelligence Services gives the Governmentjds Sashamsmog to receive information about non -Americans abroad who use American communication services.</text:p>
      <text:p text:style-name="P4">
"When it comes to this conflict and what Russia is doing in Ukraine, has been vital," Monaco said. Section 702 of the Law "helped to make terrible atrocities in Ukraine, including the killings of civilians, the forced movement of children from Russia's occupied territory of Ukraine to Russia by Russian military refugees who escape from violence," she said.</text:p>
      <text:p text:style-name="P4">
<text:span text:style-name="T4">
 Read also: </text:span>
 <text:a xlink:type="simple" xlink:href="https://www.ukrinform.ua/rubric-ato/3697229-stati-vidpravlat-prokurora-v-gaagu-akij-zosereditsa-na-zlocinah-rf-proti-ukraini.html" text:style-name="Internet_20_link" text:visited-style-name="Visited_20_Internet_20_Link">
</text:a>
The information that the department received through the law "helped us as a country and a community of national security to intensify efforts to bring the puzzles responsible for Ukraine, allowing us to confidently and accurately and accurately and accurately and accurately with the international community about Russian atrocities", emphasized.</text:p>
      <text:p text:style-name="P4">
She also expressed anxiety that in some areas the Ministry of Justice has been picking up resources and powers for more decisive action against Russia.</text:p>
      <text:p text:style-name="P4">
She stressed that the Ministry is conducting "active investigations" <text:a xlink:type="simple" xlink:href="https://www.ukrinform.ua/tag-vijskovi-zlocini" text:style-name="Internet_20_link" text:visited-style-name="Visited_20_Internet_20_Link">
</text:a>
committed during the war that "moves as fast as possible" and hopes to work as a confressment to grant the federal prosecutors of jurisdiction on "anti -motility crimes".</text:p>
      <text:p text:style-name="P4">
"We cannot afford - and we will not allow military criminals to avoid responsibility for the aggression and atrocities they have done in Ukraine," Donalava.</text:p>
      <text:p text:style-name="P4">
<text:span text:style-name="T4">
 Read also: </text:span>
 <text:a xlink:type="simple" xlink:href="https://www.ukrinform.ua/rubric-ato/3696946-v-ofisi-ombudsmena-e-desatki-video-strat-ukrainskih-vijskovih-rosianami.html" text:style-name="Internet_20_link" text:visited-style-name="Visited_20_Internet_20_Link">
</text:a>
Monaco also stated that the US Government was considering the use of money of Russian oligarchs, which has frozen the Ministry of Justice, to support Ukraine.This means that "millions" of dollars cannot be transferred to Ukraine, she explained.</text:p>
      <text:p text:style-name="P4">
"We will leave the money on the table if our opportunities are not expanded ...," said the Deputy Prosecutor General, adding that the Ministry of Justice wants the Congress of Graduation to the Office with the appropriate powers, "so we can make the oligarchs pay for Ukraine's restoration."</text:p>
      <text:p text:style-name="P4">
<text:span text:style-name="T4">
 Read also: </text:span>
 <text:a xlink:type="simple" xlink:href="https://www.ukrinform.ua/rubric-polytics/3697972-kostin-u-ssa-spectribunal-sodo-agresii-rf-mae-buti-stvorenij-na-bazi-rezolucii-genasamblei-oon.html" text:style-name="Internet_20_link" text:visited-style-name="Visited_20_Internet_20_Link">
</text:a>
</text:p>
      <text:p text:style-name="P4">
У Конгресі тривають дискусії щодо доцільності продовження дії закону, термінякої закінчується наприкінці 2023 року.</text:p>
      <text:p text:style-name="P4">
<text:span text:style-name="T5">
Фото: Kevin Dietsch/Getty Images/TNS</text:span>
</text:p>
      <text:p text:style-name="P4">
News Source: <text:a xlink:type="simple" xlink:href="https://www.ukrinform.ua/rubric-ato/3698166-minust-ssa-aktivno-rozslidue-rosijski-zlocini-proti-ukraini-zastupnica-genprokurora.html" text:style-name="Internet_20_link" text:visited-style-name="Visited_20_Internet_20_Link">
https://www.ukrinform.ua/rubric-ato/3698166-minust-ssa-aktivno-rozslidue-rosijski-zlocini-proti-ukraini-zastupnica-genprokurora.html</text:a>
</text:p>
      <!--NEWS-->
      <text:h text:style-name="P10" text:outline-level="1">
<text:span text:style-name="T4">
Президент: Волинь посилює безпеку всієї держави</text:span>
</text:h>
      <text:p text:style-name="P4">
Authors: Ukrinform (Person)</text:p>
      <text:p text:style-name="P4">
Publisher: Укринформ (Organization)</text:p>
      <text:p text:style-name="P4">
Published Time: 2023-04-20T-37:18:11+03:00</text:p>
      <text:p text:style-name="P4">
Modified Time: 2023-04-20T00:18:11+03:00</text:p>
      <text:p text:style-name="P4">
Description: Volyn demonstrates true strength, and this is felt in how the region increases the security of the whole state.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Прикордонники', 'Волинь', 'Кордон', 'Зеленський', 'Війна з росією', '#stoprussia']</text:p>
      <text:p text:style-name="P4">
Type: Article</text:p>
      <!--METADATA-->
      <text:p text:style-name="P4">
<draw:frame draw:style-name="fr1" draw:name="Image414" text:anchor-type="as-char" svg:width="6.9236in" svg:height="3.956343in" draw:z-index="0">
<draw:image xlink:href="../Images/yкринформ/2023-04-20T-37-18-11-03-00/630_360_1678962741-175.jpeg" xlink:type="simple" xlink:show="embed" xlink:actuate="onLoad" draw:mime-type="image/jpeg"/>
</draw:frame>
Volyn will demonstrate true strength, and this is felt in the way the region enhances the free state of the whole state.</text:p>
      <text:p text:style-name="P4">
President of Ukraine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t.me/OP_UA/9290" text:style-name="Internet_20_link" text:visited-style-name="Visited_20_Internet_20_Link">
</text:a>
</text:span>
</text:p>
      <text:p text:style-name="P4">
“I return from a business trip. Today was in Volyn - our border guards, in particular, with Belarus. Border arrangement, protection, development of border territory - many issues. Volyn demonstrates true strength, which is felt in how the region increases the security of the whole state, ” - said the Glava of State.</text:p>
      <text:p text:style-name="P4">
In addition, <text:a xlink:type="simple" xlink:href="https://www.ukrinform.ua/tag-zelenskij" text:style-name="Internet_20_link" text:visited-style-name="Visited_20_Internet_20_Link">
 </text:a>
He handed over to the border guards. The President also reported that Ukraine is preparing new units of border guards.</text:p>
      <text:p text:style-name="P4">
<text:span text:style-name="T4">
 Read also: </text:span>
 <text:a xlink:type="simple" xlink:href="https://www.ukrinform.ua/rubric-ato/3697971-zelenskij-proviv-na-volini-naradu-sodo-oblastuvanna-ta-ohoroni-kordonu.html" text:style-name="Internet_20_link" text:visited-style-name="Visited_20_Internet_20_Link">
<text:span text:style-name="T4">
 Zelensky </text:span>
</text:a>
“Together with all our defense and safety forces, border guards are fighting on the front, including in the most severe areas. Bakhmut, in general Donetsk. Right heroes who have successfully completed hundreds and hundreds of combat missions, ”he said.</text:p>
      <text:p text:style-name="P4">
As reported by Ukrinform, President Volodymyr Zelenskyy <text:a xlink:type="simple" xlink:href="https://www.ukrinform.ua/rubric-ato/3697946-zelenskij-vidvidav-kordon-ukraini-z-bilorussu-i-polseu.html" text:style-name="Internet_20_link" text:visited-style-name="Visited_20_Internet_20_Link">
</text:a>
Ukraine with Belarus and Poland in Volyn, thanked the Ukrainian border guards for their protection of the state.</text:p>
      <text:p text:style-name="P4">
<text:span text:style-name="T5">
Foto: Presidential Office</text:span>
</text:p>
      <text:p text:style-name="P4">
News Source: <text:a xlink:type="simple" xlink:href="https://www.ukrinform.ua/rubric-regions/3698163-prezident-volin-posilue-bezpeku-vsiei-derzavi.html" text:style-name="Internet_20_link" text:visited-style-name="Visited_20_Internet_20_Link">
https://www.ukrinform.ua/rubric-regions/3698163-prezident-volin-posilue-bezpeku-vsiei-derzavi.html</text:a>
</text:p>
      <!--NEWS-->
      <text:h text:style-name="P10" text:outline-level="1">
<text:span text:style-name="T4">
LH: "Manchester City" and "Inter" became the second semi -finalists of the tournament</text:span>
</text:h>
      <text:p text:style-name="P4">
Authors: Ukrinform (Person)</text:p>
      <text:p text:style-name="P4">
Publisher: Укринформ (Organization)</text:p>
      <text:p text:style-name="P4">
Published Time: 2023-04-20T-39:11:29+03:00</text:p>
      <text:p text:style-name="P4">
Modified Time: 2023-04-20T00:11:29+03:00</text:p>
      <text:p text:style-name="P4">
Description: Manchester City and Milan Inter won the results of two matches and reached the 1/2 finals of the Champions League. - Ukrinform.</text:p>
      <text:p text:style-name="P4">
Images: ["<text:a xlink:type="simple" xlink:href="https://static.ukrinform.com/photos/2023_04/thumb_files/630_360_1681938395-246.jpg" text:style-name="Internet_20_link" text:visited-style-name="Visited_20_Internet_20_Link">
630_360_16819...</text:a>
"]</text:p>
      <text:p text:style-name="P4">
Tags: ['Баварія', 'Футбол', 'Ліга чемпіонів', 'Манчестер Сіті', 'Інтер Мілан']</text:p>
      <text:p text:style-name="P4">
Type: Article</text:p>
      <!--METADATA-->
      <text:p text:style-name="P4">
<draw:frame draw:style-name="fr1" draw:name="Image415" text:anchor-type="as-char" svg:width="6.9236in" svg:height="3.956343in" draw:z-index="0">
<draw:image xlink:href="../Images/yкринформ/2023-04-20T-39-11-29-03-00/630_360_1681938395-246.jpg" xlink:type="simple" xlink:show="embed" xlink:actuate="onLoad" draw:mime-type="image/jpeg"/>
</draw:frame>
Manchester City and Milan Inter won the results of two mats and reached the 1/2 finals of the Champions League.</text:p>
      <text:p text:style-name="P4">
The matches of the second game Day of the Quarter Finals of the Champions League ended, Ukrinform reports.</text:p>
      <text:p text:style-name="P4">
Manchester City played a draw with Bavaria - 1: 1(3: 1 by the amount of two -pointed). У складі «містян» відзначився Голланд. Мюнхенці відповіли голомКімміха.</text:p>
      <text:p text:style-name="P4">
У паралельному матчі «Інтер» і «Бенфіка» сильнішого не виявили - 3:3 (5: 3 Summary of two meetings).</text:p>
      <text:p text:style-name="P4">
<text:span text:style-name="T4">
Читайте також:</text:span>
 <text:a xlink:type="simple" xlink:href="https://www.ukrinform.ua/rubric-sports/3697683-lc-real-madrid-i-milan-projsli-do-cvertfinalu-zmagan.html" text:style-name="Internet_20_link" text:visited-style-name="Visited_20_Internet_20_Link">
 <text:span text:style-name="T4">
Реал</text:span>
 <text:span text:style-name="T4">
Мадрид</text:span>
 </text:a>
In the semifinals of the Manchester City competitions will play with "Real" and "Inter" with "Milan".</text:p>
      <text:p text:style-name="P4">
Photo: twitter.com/mancity</text:p>
      <text:p text:style-name="P4">
News Source: <text:a xlink:type="simple" xlink:href="https://www.ukrinform.ua/rubric-sports/3698162-lc-mancester-siti-j-inter-stali-drugimi-pivfinalistami-turniru.html" text:style-name="Internet_20_link" text:visited-style-name="Visited_20_Internet_20_Link">
https://www.ukrinform.ua/rubric-sports/3698162-lc-mancester-siti-j-inter-stali-drugimi-pivfinalistami-turniru.html</text:a>
</text:p>
      <!--NEWS-->
      <text:h text:style-name="P10" text:outline-level="1">
<text:span text:style-name="T4">
In Bakhmut, there are children - Vereshchuk</text:span>
</text:h>
      <text:p text:style-name="P4">
Authors: Ukrinform (Person)</text:p>
      <text:p text:style-name="P4">
Publisher: Укринформ (Organization)</text:p>
      <text:p text:style-name="P4">
Published Time: 2023-04-20T-41:08:00+03:00</text:p>
      <text:p text:style-name="P4">
Modified Time: 2023-04-20T00:08:00+03:00</text:p>
      <text:p text:style-name="P4">
Description: In Bakhmut, the Donetsk region still remains children, but it becomes more difficult to evacuate them from there. - Ukrinform.</text:p>
      <text:p text:style-name="P4">
Images: ["<text:a xlink:type="simple" xlink:href="https://static.ukrinform.com/photos/2023_01/thumb_files/630_360_1673897824-865.png" text:style-name="Internet_20_link" text:visited-style-name="Visited_20_Internet_20_Link">
630_360_16738...</text:a>
"]</text:p>
      <text:p text:style-name="P4">
Tags: ['Діти', 'Верещук', 'Єдині новини']</text:p>
      <text:p text:style-name="P4">
Type: Article</text:p>
      <!--METADATA-->
      <text:p text:style-name="P4">
<draw:frame draw:style-name="fr1" draw:name="Image416" text:anchor-type="as-char" svg:width="6.9236in" svg:height="3.956343in" draw:z-index="0">
<draw:image xlink:href="../Images/yкринформ/2023-04-20T-41-08-00-03-00/630_360_1673897824-865.png" xlink:type="simple" xlink:show="embed" xlink:actuate="onLoad" draw:mime-type="image/png"/>
</draw:frame>
In the Bakhmutidnetsk region, children still remain, but it becomes evacuating them from there.</text:p>
      <text:p text:style-name="P4">
Irina Vereshchuk said about it Viceremier -Minister - Minister of Reintegration of Temporarily -Coupled Territories on the air of the Uninity, Ukrinform reports.</text:p>
      <text:p text:style-name="P4">
“In Bakhmut remain(Children - ed.). Але ви знаєте, все важче і важче до нихдістатися. Ви ж знаєте, що робить ворог. Тому ми робимо все, щоб у наближенихселах якомога менше було дітей, і щоб якомога менше взагалі перебувало у зонібойових дій жінок, людей похилого віку, тих, хто не може собі зарадити», -сказала Верещук.</text:p>
      <text:p text:style-name="P4">
<text:span text:style-name="T5">
Відео: Телемарафон “Єдині новини”</text:span>
</text:p>
      <text:p text:style-name="P4">
<text:span text:style-name="T4">
Читайте також:</text:span>
 <text:a xlink:type="simple" xlink:href="https://www.ukrinform.ua/rubric-ato/3698010-zsu-strimuut-natisk-u-bahmuti-kudi-vorog-kinuv-najbilsu-kilkist-sil-sirskij.html" text:style-name="Internet_20_link" text:visited-style-name="Visited_20_Internet_20_Link">
 <text:span text:style-name="T4">
Бахмут</text:span>
 </text:a>
As it was reported, on March 7, the Cabinet of Ministers approved the forced initiative <text:a xlink:type="simple" xlink:href="https://www.ukrinform.ua/tag-evakuacia" text:style-name="Internet_20_link" text:visited-style-name="Visited_20_Internet_20_Link">
</text:a>
Children from hostilities. The basis for compulsory evacuation is now a decision that replaces them or other legal representative.</text:p>
      <text:p text:style-name="P4">
News Source: <text:a xlink:type="simple" xlink:href="https://www.ukrinform.ua/rubric-society/3698037-u-bahmuti-dosi-zalisautsa-diti-veresuk.html" text:style-name="Internet_20_link" text:visited-style-name="Visited_20_Internet_20_Link">
https://www.ukrinform.ua/rubric-society/3698037-u-bahmuti-dosi-zalisautsa-diti-veresuk.html</text:a>
</text:p>
      <!--NEWS-->
      <text:h text:style-name="P10" text:outline-level="1">
<text:span text:style-name="T4">
In Bakhmut, there are children - Vereshchuk</text:span>
</text:h>
      <text:p text:style-name="P4">
Authors: Ukrinform (Person)</text:p>
      <text:p text:style-name="P4">
Publisher: Укринформ (Organization)</text:p>
      <text:p text:style-name="P4">
Published Time: 2023-04-20T00:08:00+03:00</text:p>
      <text:p text:style-name="P4">
Modified Time: 2023-04-20T00:08:00+03:00</text:p>
      <text:p text:style-name="P4">
Description: In Bakhmut, the Donetsk region still remains children, but it becomes more difficult to evacuate them from there. - Ukrinform.</text:p>
      <text:p text:style-name="P4">
Images: ["<text:a xlink:type="simple" xlink:href="https://static.ukrinform.com/photos/2023_01/thumb_files/630_360_1673897824-865.png" text:style-name="Internet_20_link" text:visited-style-name="Visited_20_Internet_20_Link">
630_360_16738...</text:a>
"]</text:p>
      <text:p text:style-name="P4">
Tags: ['Діти', 'Верещук', 'Єдині новини']</text:p>
      <text:p text:style-name="P4">
Type: Article</text:p>
      <!--METADATA-->
      <text:p text:style-name="P4">
<draw:frame draw:style-name="fr1" draw:name="Image417" text:anchor-type="as-char" svg:width="6.9236in" svg:height="3.956343in" draw:z-index="0">
<draw:image xlink:href="../Images/yкринформ/2023-04-20T00-08-00-03-00/630_360_1673897824-865.png" xlink:type="simple" xlink:show="embed" xlink:actuate="onLoad" draw:mime-type="image/png"/>
</draw:frame>
In the Bakhmutidnetsk region, children still remain, but it becomes evacuating them from there.</text:p>
      <text:p text:style-name="P4">
Irina Vereshchuk said about it Viceremier -Minister - Minister of Reintegration of Temporarily -Coupled Territories on the air of the Uninity, Ukrinform reports.</text:p>
      <text:p text:style-name="P4">
“In Bakhmut remain(Children - ed.). Але ви знаєте, все важче і важче до нихдістатися. Ви ж знаєте, що робить ворог. Тому ми робимо все, щоб у наближенихселах якомога менше було дітей, і щоб якомога менше взагалі перебувало у зонібойових дій жінок, людей похилого віку, тих, хто не може собі зарадити», -сказала Верещук.</text:p>
      <text:p text:style-name="P4">
<text:span text:style-name="T5">
Відео: Телемарафон “Єдині новини”</text:span>
</text:p>
      <text:p text:style-name="P4">
<text:span text:style-name="T4">
Читайте також:</text:span>
 <text:a xlink:type="simple" xlink:href="https://www.ukrinform.ua/rubric-ato/3698010-zsu-strimuut-natisk-u-bahmuti-kudi-vorog-kinuv-najbilsu-kilkist-sil-sirskij.html" text:style-name="Internet_20_link" text:visited-style-name="Visited_20_Internet_20_Link">
 <text:span text:style-name="T4">
Бахмут</text:span>
 </text:a>
As it was reported, on March 7, the Cabinet of Ministers approved the forced initiative <text:a xlink:type="simple" xlink:href="https://www.ukrinform.ua/tag-evakuacia" text:style-name="Internet_20_link" text:visited-style-name="Visited_20_Internet_20_Link">
</text:a>
Children from hostilities. The basis for compulsory evacuation is now a decision that replaces them or other legal representative.</text:p>
      <text:p text:style-name="P4">
News Source: <text:a xlink:type="simple" xlink:href="https://www.ukrinform.ua/rubric-society/3698037-u-bahmuti-dosi-zalisautsa-diti-veresuk.html" text:style-name="Internet_20_link" text:visited-style-name="Visited_20_Internet_20_Link">
https://www.ukrinform.ua/rubric-society/3698037-u-bahmuti-dosi-zalisautsa-diti-veresuk.html</text:a>
</text:p>
      <!--NEWS-->
      <text:h text:style-name="P10" text:outline-level="1">
<text:span text:style-name="T4">
LH: "Manchester City" and "Inter" became the second semi -finalists of the tournament</text:span>
</text:h>
      <text:p text:style-name="P4">
Authors: Ukrinform (Person)</text:p>
      <text:p text:style-name="P4">
Publisher: Укринформ (Organization)</text:p>
      <text:p text:style-name="P4">
Published Time: 2023-04-20T00:11:29+03:00</text:p>
      <text:p text:style-name="P4">
Modified Time: 2023-04-20T00:11:29+03:00</text:p>
      <text:p text:style-name="P4">
Description: Manchester City and Milan Inter won the results of two matches and reached the 1/2 finals of the Champions League. - Ukrinform.</text:p>
      <text:p text:style-name="P4">
Images: ["<text:a xlink:type="simple" xlink:href="https://static.ukrinform.com/photos/2023_04/thumb_files/630_360_1681938395-246.jpg" text:style-name="Internet_20_link" text:visited-style-name="Visited_20_Internet_20_Link">
630_360_16819...</text:a>
"]</text:p>
      <text:p text:style-name="P4">
Tags: ['Баварія', 'Футбол', 'Ліга чемпіонів', 'Манчестер Сіті', 'Інтер Мілан']</text:p>
      <text:p text:style-name="P4">
Type: Article</text:p>
      <!--METADATA-->
      <text:p text:style-name="P4">
<draw:frame draw:style-name="fr1" draw:name="Image418" text:anchor-type="as-char" svg:width="6.9236in" svg:height="3.956343in" draw:z-index="0">
<draw:image xlink:href="../Images/yкринформ/2023-04-20T00-11-29-03-00/630_360_1681938395-246.jpg" xlink:type="simple" xlink:show="embed" xlink:actuate="onLoad" draw:mime-type="image/jpeg"/>
</draw:frame>
Manchestersiti and Milan Inter won the results of two matches and came out to the 1/2 finals of the Champions League.</text:p>
      <text:p text:style-name="P4">
The matches of the second game Day of the Quarter Finals of the Champions League ended, Ukrinform reports.</text:p>
      <text:p text:style-name="P4">
Manchester City played a draw with Bavaria - 1: 1(3: 1 by the amount of two -pointed). У складі «містян» відзначився Голланд. Мюнхенці відповіли голомКімміха.</text:p>
      <text:p text:style-name="P4">
У паралельному матчі «Інтер» і «Бенфіка» сильнішого не виявили - 3:3 (5: 3 Summary of two meetings).</text:p>
      <text:p text:style-name="P4">
<text:span text:style-name="T4">
Читайте також:</text:span>
 <text:a xlink:type="simple" xlink:href="https://www.ukrinform.ua/rubric-sports/3697683-lc-real-madrid-i-milan-projsli-do-cvertfinalu-zmagan.html" text:style-name="Internet_20_link" text:visited-style-name="Visited_20_Internet_20_Link">
 <text:span text:style-name="T4">
Реал</text:span>
 <text:span text:style-name="T4">
Мадрид</text:span>
 </text:a>
In the semifinals of the Manchester City competitions will play with "Real" and "Inter" with "Milan".</text:p>
      <text:p text:style-name="P4">
Photo: twitter.com/mancity</text:p>
      <text:p text:style-name="P4">
News Source: <text:a xlink:type="simple" xlink:href="https://www.ukrinform.ua/rubric-sports/3698162-lc-mancester-siti-j-inter-stali-drugimi-pivfinalistami-turniru.html" text:style-name="Internet_20_link" text:visited-style-name="Visited_20_Internet_20_Link">
https://www.ukrinform.ua/rubric-sports/3698162-lc-mancester-siti-j-inter-stali-drugimi-pivfinalistami-turniru.html</text:a>
</text:p>
      <!--NEWS-->
      <text:h text:style-name="P10" text:outline-level="1">
<text:span text:style-name="T4">
President: Volyn enhances the security of the whole state</text:span>
</text:h>
      <text:p text:style-name="P4">
Authors: Ukrinform (Person)</text:p>
      <text:p text:style-name="P4">
Publisher: Укринформ (Organization)</text:p>
      <text:p text:style-name="P4">
Published Time: 2023-04-20T00:18:11+03:00</text:p>
      <text:p text:style-name="P4">
Modified Time: 2023-04-20T00:18:11+03:00</text:p>
      <text:p text:style-name="P4">
Description: Volyn demonstrates true strength, and this is felt in how the region increases the security of the whole state.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Прикордонники', 'Волинь', 'Кордон', 'Зеленський', 'Війна з росією', '#stoprussia']</text:p>
      <text:p text:style-name="P4">
Type: Article</text:p>
      <!--METADATA-->
      <text:p text:style-name="P4">
<draw:frame draw:style-name="fr1" draw:name="Image419" text:anchor-type="as-char" svg:width="6.9236in" svg:height="3.956343in" draw:z-index="0">
<draw:image xlink:href="../Images/yкринформ/2023-04-20T00-18-11-03-00/630_360_1678962741-175.jpeg" xlink:type="simple" xlink:show="embed" xlink:actuate="onLoad" draw:mime-type="image/jpeg"/>
</draw:frame>
Volyn will demonstrate true strength, and this is felt in the way the region enhances the free state of the whole state.</text:p>
      <text:p text:style-name="P4">
President of Ukraine Volodymyr Zelenskyy said this in <text:a xlink:type="simple" xlink:href="https://www.youtube.com/watch" text:style-name="Internet_20_link" text:visited-style-name="Visited_20_Internet_20_Link">
</text:a>
 , передає Укрінформ.</text:p>
      <text:p text:style-name="P4">
<text:span text:style-name="T5">
Відео:<text:a xlink:type="simple" xlink:href="https://t.me/OP_UA/9290" text:style-name="Internet_20_link" text:visited-style-name="Visited_20_Internet_20_Link">
 </text:a>
</text:span>
</text:p>
      <text:p text:style-name="P4">
“I return from a business trip. Today was in Volyn - our border guards, in particular, with Belarus. Border arrangement, protection, development of border territory - many issues. Volyn demonstrates true strength, which is felt in how the region increases the security of the whole state, ” - said the Glava of State.</text:p>
      <text:p text:style-name="P4">
In addition, <text:a xlink:type="simple" xlink:href="https://www.ukrinform.ua/tag-zelenskij" text:style-name="Internet_20_link" text:visited-style-name="Visited_20_Internet_20_Link">
 </text:a>
He handed over to the border guards. The President also reported that Ukraine is preparing new units of border guards.</text:p>
      <text:p text:style-name="P4">
<text:span text:style-name="T4">
 Read also: </text:span>
 <text:a xlink:type="simple" xlink:href="https://www.ukrinform.ua/rubric-ato/3697971-zelenskij-proviv-na-volini-naradu-sodo-oblastuvanna-ta-ohoroni-kordonu.html" text:style-name="Internet_20_link" text:visited-style-name="Visited_20_Internet_20_Link">
<text:span text:style-name="T4">
 Zelensky </text:span>
</text:a>
“Together with all our defense and safety forces, border guards are fighting on the front, including in the most severe areas. Bakhmut, in general Donetsk. Right heroes who have successfully completed hundreds and hundreds of combat missions, ”he said.</text:p>
      <text:p text:style-name="P4">
As reported by Ukrinform, President Volodymyr Zelenskyy <text:a xlink:type="simple" xlink:href="https://www.ukrinform.ua/rubric-ato/3697946-zelenskij-vidvidav-kordon-ukraini-z-bilorussu-i-polseu.html" text:style-name="Internet_20_link" text:visited-style-name="Visited_20_Internet_20_Link">
</text:a>
Ukraine with Belarus and Poland in Volyn, thanked the Ukrainian border guards for their protection of the state.</text:p>
      <text:p text:style-name="P4">
<text:span text:style-name="T5">
Foto: Presidential Office</text:span>
</text:p>
      <text:p text:style-name="P4">
News Source: <text:a xlink:type="simple" xlink:href="https://www.ukrinform.ua/rubric-regions/3698163-prezident-volin-posilue-bezpeku-vsiei-derzavi.html" text:style-name="Internet_20_link" text:visited-style-name="Visited_20_Internet_20_Link">
https://www.ukrinform.ua/rubric-regions/3698163-prezident-volin-posilue-bezpeku-vsiei-derzavi.html</text:a>
</text:p>
      <!--NEWS-->
      <text:h text:style-name="P10" text:outline-level="1">
<text:span text:style-name="T4">
The US Ministry of Justice is actively investigating Russian crimes against Ukraine - Deputy Prosecutor General</text:span>
</text:h>
      <text:p text:style-name="P4">
Authors: Ukrinform (Person)</text:p>
      <text:p text:style-name="P4">
Publisher: Укринформ (Organization)</text:p>
      <text:p text:style-name="P4">
Published Time: 2023-04-20T00:37:00+03:00</text:p>
      <text:p text:style-name="P4">
Modified Time: 2023-04-20T00:37:00+03:00</text:p>
      <text:p text:style-name="P4">
Description: The United States has received "vital" reconnaissance data in Ukraine through security legislation that allows the government to collect foreign messages through a communication without a warrant. - Ukrinform.</text:p>
      <text:p text:style-name="P4">
Images: ["<text:a xlink:type="simple" xlink:href="https://static.ukrinform.com/photos/2023_04/thumb_files/630_360_1681940767-721.jpg" text:style-name="Internet_20_link" text:visited-style-name="Visited_20_Internet_20_Link">
630_360_16819...</text:a>
"]</text:p>
      <text:p text:style-name="P4">
Tags: ['Генпрокурор', "Мін'юст", 'США', 'Російські військові', 'Воєнні злочини', 'Війна з росією']</text:p>
      <text:p text:style-name="P4">
Type: Article</text:p>
      <!--METADATA-->
      <text:p text:style-name="P4">
<draw:frame draw:style-name="fr1" draw:name="Image420" text:anchor-type="as-char" svg:width="6.9236in" svg:height="3.956343in" draw:z-index="0">
<draw:image xlink:href="../Images/yкринформ/2023-04-20T00-37-00-03-00/630_360_1681940767-721.jpg" xlink:type="simple" xlink:show="embed" xlink:actuate="onLoad" draw:mime-type="image/jpeg"/>
</draw:frame>
The United States has held "vital" intelligence on the war in Ukraine thanks to security for security that allows the government to collect foreign messages through a warrant without a warrant.</text:p>
      <text:p text:style-name="P4">
This was stated on Wednesday by US Prosecutor General Lisa Monaco on the Senate Legal Committee, Ukrinform reports with reference to <text:a xlink:type="simple" xlink:href="https://edition.cnn.com/europe/live-news/russia-ukraine-war-news-04-19-23/index.html" text:style-name="Internet_20_link" text:visited-style-name="Visited_20_Internet_20_Link">
</text:a>
.</text:p>
      <text:p text:style-name="P4">
The Law on the Supervision of Foreign Intelligence Services gives the Governmentjds Sashamsmog to receive information about non -Americans abroad who use American communication services.</text:p>
      <text:p text:style-name="P4">
"When it comes to this conflict and what Russia is doing in Ukraine, has been vital," Monaco said. Section 702 of the Law "helped to make terrible atrocities in Ukraine, including the killings of civilians, the forced movement of children from Russia's occupied territory of Ukraine to Russia by Russian military refugees who escape from violence," she said.</text:p>
      <text:p text:style-name="P4">
<text:span text:style-name="T4">
 Read also: </text:span>
 <text:a xlink:type="simple" xlink:href="https://www.ukrinform.ua/rubric-ato/3697229-stati-vidpravlat-prokurora-v-gaagu-akij-zosereditsa-na-zlocinah-rf-proti-ukraini.html" text:style-name="Internet_20_link" text:visited-style-name="Visited_20_Internet_20_Link">
</text:a>
The information that the department received through the law "helped us as a country and a community of national security to intensify efforts to bring the puzzles responsible for Ukraine, allowing us to confidently and accurately and accurately and accurately and accurately with the international community about Russian atrocities", emphasized.</text:p>
      <text:p text:style-name="P4">
She also expressed anxiety that in some areas the Ministry of Justice has been picking up resources and powers for more decisive action against Russia.</text:p>
      <text:p text:style-name="P4">
She stressed that the Ministry is conducting "active investigations" <text:a xlink:type="simple" xlink:href="https://www.ukrinform.ua/tag-vijskovi-zlocini" text:style-name="Internet_20_link" text:visited-style-name="Visited_20_Internet_20_Link">
</text:a>
committed during the war that "moves as fast as possible" and hopes to work as a confressment to grant the federal prosecutors of jurisdiction on "anti -motility crimes".</text:p>
      <text:p text:style-name="P4">
"We cannot afford - and we will not allow military criminals to avoid responsibility for the aggression and atrocities they have done in Ukraine," Donalava.</text:p>
      <text:p text:style-name="P4">
<text:span text:style-name="T4">
 Read also: </text:span>
 <text:a xlink:type="simple" xlink:href="https://www.ukrinform.ua/rubric-ato/3696946-v-ofisi-ombudsmena-e-desatki-video-strat-ukrainskih-vijskovih-rosianami.html" text:style-name="Internet_20_link" text:visited-style-name="Visited_20_Internet_20_Link">
</text:a>
Monaco also stated that the US Government was considering the use of money of Russian oligarchs, which has frozen the Ministry of Justice, to support Ukraine.This means that "millions" of dollars cannot be transferred to Ukraine, she explained.</text:p>
      <text:p text:style-name="P4">
"We will leave the money on the table if our opportunities are not expanded ...," said the Deputy Prosecutor General, adding that the Ministry of Justice wants the Congress of Graduation to the Office with the appropriate powers, "so we can make the oligarchs pay for Ukraine's restoration."</text:p>
      <text:p text:style-name="P4">
<text:span text:style-name="T4">
 Read also: </text:span>
 <text:a xlink:type="simple" xlink:href="https://www.ukrinform.ua/rubric-polytics/3697972-kostin-u-ssa-spectribunal-sodo-agresii-rf-mae-buti-stvorenij-na-bazi-rezolucii-genasamblei-oon.html" text:style-name="Internet_20_link" text:visited-style-name="Visited_20_Internet_20_Link">
</text:a>
The Congress continues to discuss the expediency of the extension of the law, which ends at the end of 2023.</text:p>
      <text:p text:style-name="P4">
<text:span text:style-name="T5">
Foto: Kevin Dietsch/Getty Images/TNS</text:span>
</text:p>
      <text:p text:style-name="P4">
News Source: <text:a xlink:type="simple" xlink:href="https://www.ukrinform.ua/rubric-ato/3698166-minust-ssa-aktivno-rozslidue-rosijski-zlocini-proti-ukraini-zastupnica-genprokurora.html" text:style-name="Internet_20_link" text:visited-style-name="Visited_20_Internet_20_Link">
https://www.ukrinform.ua/rubric-ato/3698166-minust-ssa-aktivno-rozslidue-rosijski-zlocini-proti-ukraini-zastupnica-genprokurora.html</text:a>
</text:p>
      <!--NEWS-->
      <text:h text:style-name="P10" text:outline-level="1">
<text:span text:style-name="T4">
Austria supports the demining in Ukraine as part of the OSCE - Shalllenberg Program</text:span>
</text:h>
      <text:p text:style-name="P4">
Authors: Ukrinform (Person)</text:p>
      <text:p text:style-name="P4">
Publisher: Укринформ (Organization)</text:p>
      <text:p text:style-name="P4">
Published Time: 2023-04-20T00:53:00+03:00</text:p>
      <text:p text:style-name="P4">
Modified Time: 2023-04-20T00:53:00+03:00</text:p>
      <text:p text:style-name="P4">
Description: Austria is already contributing to the humanitarian demining in Ukraine as part of the OSCE Support Program for Ukraine, but also considers other options for the demining of the Ukrainian territories. - Ukrinform.</text:p>
      <text:p text:style-name="P4">
Images: ["<text:a xlink:type="simple" xlink:href="https://static.ukrinform.com/photos/2023_04/thumb_files/630_360_1681917130-784.jpg" text:style-name="Internet_20_link" text:visited-style-name="Visited_20_Internet_20_Link">
630_360_16819...</text:a>
"]</text:p>
      <text:p text:style-name="P4">
Tags: ['Австрія', 'МЗС', 'ОБСЄ', 'Розмінування', 'Шалленберг']</text:p>
      <text:p text:style-name="P4">
Type: Article</text:p>
      <!--METADATA-->
      <text:p text:style-name="P4">
<draw:frame draw:style-name="fr1" draw:name="Image421" text:anchor-type="as-char" svg:width="6.9236in" svg:height="3.956343in" draw:z-index="0">
<draw:image xlink:href="../Images/yкринформ/2023-04-20T00-53-00-03-00/630_360_1681917130-784.jpg" xlink:type="simple" xlink:show="embed" xlink:actuate="onLoad" draw:mime-type="image/jpeg"/>
</draw:frame>
Austrian contributes to the humanitarian demining in Ukraine as part of the OSCE Support Program for Ukraine, but also considers other options for involving the Ukrainian territories.</text:p>
      <text:p text:style-name="P4">
This was stated in <text:a xlink:type="simple" xlink:href="https://www.ukrinform.ua/rubric-world/3698040-aleksander-sallenberg-ministr-zakordonnih-sprav-avstrii.html" text:style-name="Internet_20_link" text:visited-style-name="Visited_20_Internet_20_Link">
</text:a>
Minister of Foreign Highlands Alexander Shalllenberg.</text:p>
      <text:p text:style-name="P4">
"We have responded quickly to the call of the Ukrainian government to support the support of the Ugumanitarian demining. Austria is already contributing to the humanitarian launching in Ukraine as part of the OSCE Support Program for Ukraine," he said.</text:p>
      <text:p text:style-name="P4">
<text:span text:style-name="T4">
 Read also: </text:span>
 <text:a xlink:type="simple" xlink:href="https://www.ukrinform.ua/rubric-uarazom/3606056-derzaviucasnici-obse-zapustili-programu-pidtrimki-dla-ukraini.html" text:style-name="Internet_20_link" text:visited-style-name="Visited_20_Internet_20_Link">
<text:span text:style-name="T4">
 OSCE </text:span>
 <text:span text:style-name="T4">
 </text:span>
 launched <text:span text:style-name="T4">
 </text:span>
 <text:span text:style-name="T4">
 program </text:span>
 <text:span text:style-name="T4">
 Support </text:span>
 <text:span text:style-name="T4">
 </text:span>
 <text:span text:style-name="T4">
 for </text:span>
<text:span text:style-name="T4">
 Ukraine </text:span>
</text:a>
At the same time, the Foreign Minister added that the Austrian side is considering other variants to help Ukraine with demining.</text:p>
      <text:p text:style-name="P4">
As reported by Ukrinform, on August 2, 2022, the current chairman of the OSCE RAU Tageneral Secretary Helga Schmid announced a new OSSSSLILLAL PROGRAM OF UNSCLACU. This program, which envisages the implementation of about 25 projects, will support Ukraine in areas such as demining, environmental protection and humanitarian needs.</text:p>
      <text:p text:style-name="P4">
<text:span text:style-name="T4">
 Read also: </text:span>
 <text:a xlink:type="simple" xlink:href="https://www.ukrinform.ua/rubric-polytics/3698138-nejtralitet-avstrii-zodnim-cinom-ne-zavazae-nasij-solidarnosti-z-ukrainou-sallenberg.html" text:style-name="Internet_20_link" text:visited-style-name="Visited_20_Internet_20_Link">
<text:span text:style-name="T4">
 Shallenberg </text:span>
</text:a>
On February 1, 2023, President Volodymyr Zelensky, during a joint President of the President of the Press Conference in Kiev, stated that Austria could help Ukraine with antitrone systems, radio electronic systems, and demining.</text:p>
      <text:p text:style-name="P4">
On April 14, the Austrian Federal President Alexander Van der Bellen during a joint press conference with President of Poland Andrzej Duda reported that the government was working on the issue of providing assistance to Ukraine in the miners of Ukraine, and he personally monitors that the issue is "not forgotten".</text:p>
      <text:p text:style-name="P4">
News Source: <text:a xlink:type="simple" xlink:href="https://www.ukrinform.ua/rubric-vidbudova/3698144-avstria-pidtrimue-rozminuvanna-v-ukraini-v-ramkah-programi-obse-sallenberg.html" text:style-name="Internet_20_link" text:visited-style-name="Visited_20_Internet_20_Link">
https://www.ukrinform.ua/rubric-vidbudova/3698144-avstria-pidtrimue-rozminuvanna-v-ukraini-v-ramkah-programi-obse-sallenberg.html</text:a>
</text:p>
      <!--NEWS-->
      <text:h text:style-name="P10" text:outline-level="1">
<text:span text:style-name="T4">
The anti -aircraft has knocked down 10 out of 11 Shakhs that attacked Ukraine</text:span>
</text:h>
      <text:p text:style-name="P4">
Authors: Ukrinform (Person)</text:p>
      <text:p text:style-name="P4">
Publisher: Укринформ (Organization)</text:p>
      <text:p text:style-name="P4">
Published Time: 2023-04-20T00:59:00+03:00</text:p>
      <text:p text:style-name="P4">
Modified Time: 2023-04-20T00:59:00+03:00</text:p>
      <text:p text:style-name="P4">
Description: The units of the anti-aircraft missile troops of the Armed Forces were knocked down by 10 out of 11 hostile "Shahaned", which attacked Ukraine on Thursday night. - Ukrinform.</text:p>
      <text:p text:style-name="P4">
Images: ["<text:a xlink:type="simple" xlink:href="https://static.ukrinform.com/photos/2022_10/thumb_files/630_360_1666840949-675.jpg" text:style-name="Internet_20_link" text:visited-style-name="Visited_20_Internet_20_Link">
630_360_16668...</text:a>
", "<text:a xlink:type="simple" xlink:href="https://static.ukrinform.com/photos/2023_04/1681941668-320.jpeg" text:style-name="Internet_20_link" text:visited-style-name="Visited_20_Internet_20_Link">
1681941668-32...</text:a>
"]</text:p>
      <text:p text:style-name="P4">
Tags: ['Повітряні сили ЗСУ', 'Війна з росією', '#stoprussia', 'ППО', 'Дрон-камікадзе']</text:p>
      <text:p text:style-name="P4">
Type: Article</text:p>
      <!--METADATA-->
      <text:p text:style-name="P4">
<draw:frame draw:style-name="fr1" draw:name="Image422" text:anchor-type="as-char" svg:width="6.9236in" svg:height="3.947448in" draw:z-index="0">
<draw:image xlink:href="../Images/yкринформ/2023-04-20T00-59-00-03-00/630_360_1666840949-675.jpg" xlink:type="simple" xlink:show="embed" xlink:actuate="onLoad" draw:mime-type="image/jpeg"/>
</draw:frame>
The units of the Armed Forces of the Armed Forces of Ukraine were knocked down by 10 out of 11 hostile "Shahaned", which attacked Ukraine on the night of Thursday.</text:p>
      <text:p text:style-name="P4">
This was reported in <text:a xlink:type="simple" xlink:href="https://t.me/kpszsu/2478" text:style-name="Internet_20_link" text:visited-style-name="Visited_20_Internet_20_Link">
</text:a>
The Air Force of the Armed Forces, reports Ukrinform.</text:p>
      <text:p text:style-name="P4">
<draw:frame draw:style-name="fr1" draw:name="Image423" text:anchor-type="as-char" svg:width="6.9236in" svg:height="6.9236in" draw:z-index="0">
<draw:image xlink:href="../Images/yкринформ/2023-04-20T00-59-00-03-00/1681941668-320.jpeg" xlink:type="simple" xlink:show="embed" xlink:actuate="onLoad" draw:mime-type="image/jpeg"/>
</draw:frame>
"This night the enemy is again attacking shock drones and managed airbams. The units of the anti -aircraft missile troops of the East Air Command were destroyed 10 out of 11 <text:a xlink:type="simple" xlink:href="https://www.ukrinform.ua/tag-dron" text:style-name="Internet_20_link" text:visited-style-name="Visited_20_Internet_20_Link">
</text:a>
", - the message says.</text:p>
      <text:p text:style-name="P4">
<text:span text:style-name="T4">
 Read also: </text:span>
 <text:a xlink:type="simple" xlink:href="https://www.ukrinform.ua/rubric-ato/3698161-robimo-vse-abi-zbilsuvati-mozlivist-zahisatisa-vid-udariv-rf-zelenskij.html" text:style-name="Internet_20_link" text:visited-style-name="Visited_20_Internet_20_Link">
</text:a>
As reported by Ukrinform, in the KMVA <text:a xlink:type="simple" xlink:href="https://www.ukrinform.ua/rubric-kyiv/3698159-u-kmva-poasnili-pricinu-spalahu-nad-kievom-padav-suputnik-nasa.html" text:style-name="Internet_20_link" text:visited-style-name="Visited_20_Internet_20_Link">
</text:a>
The fall of NASA satellite.</text:p>
      <text:p text:style-name="P4">
_ Photo illustrative_</text:p>
      <text:p text:style-name="P4">
News Source: <text:a xlink:type="simple" xlink:href="https://www.ukrinform.ua/rubric-ato/3698164-povitrani-sili-zbili-blizko-10-sahediv-na-pivdennoshidnomu-napramku.html" text:style-name="Internet_20_link" text:visited-style-name="Visited_20_Internet_20_Link">
https://www.ukrinform.ua/rubric-ato/3698164-povitrani-sili-zbili-blizko-10-sahediv-na-pivdennoshidnomu-napramku.html</text:a>
</text:p>
      <!--NEWS-->
      <text:h text:style-name="P10" text:outline-level="1">
<text:span text:style-name="T4">
At the state level, everything is being done to increase the opportunity to defend against Russian blows - President of Ukraine</text:span>
</text:h>
      <text:p text:style-name="P4">
Author: ['АРМІЯINFORM']</text:p>
      <text:p text:style-name="P4">
Time: 2023-04-20T96:00:00-04:00</text:p>
      <text:p text:style-name="P4">
Description: https://youtu.be/82L2FHPTWIQ is healthy, Shanovni Ukrainian!I tur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ДЕОЗВЕРНЕННЯ ПРЕЗИДЕНТА УКРАЇНИ', 'ВОЛОДИМИР ЗЕЛЕНСЬКИЙ', 'ВТОРГНЕННЯ РФ', 'ПРЕЗИДЕНТ УКРАЇНИ']</text:p>
      <text:p text:style-name="P4">
Category: News</text:p>
      <!--METADATA-->
      <text:p text:style-name="P4">
<text:span text:style-name="T4">
 _ I wish health, dear Ukrainians!_ </text:span>
</text:p>
      <text:p text:style-name="P4">
I come back from business trip.</text:p>
      <text:p text:style-name="P4">
Today was in Volyn, our border guards, on the border, in particular with Belarus. The border, protection, development of border territory - many issues. Volyn demonstrates true strength, and this is felt in how the region is in the region.</text:p>
      <text:p text:style-name="P4">
He presented the awards to our border guards ... Together with all our forces and safety, border guards are fighting on the front line, in particular on the most difficult people. Bakhmut, in general Donetsk region ... real heroes who have successfully fulfilled hundreds of combat missions.</text:p>
      <text:p text:style-name="P4">
We also prepare new units - units of border guards - which join our active actions, to the movement, which we gradually develop.</text:p>
      <text:p text:style-name="P4">
We also work on the development of our areas - absolutely everyone. Today, he had a wide meeting with the heads of the region, local law enforcement officers, military, everyone who is responsible for the safety and social status of the region. There were several infrastructure projects that will strengthen Volyn - and will be able to guarantee long -term workplaces and economy. I am sure that we are sure to implement all this. Soon.</text:p>
      <text:p text:style-name="P4">
We continue to prepare our international steps not only this week, but in the near future. Ukraine's protection, international order based on referrals, remains a number one global agenda.</text:p>
      <text:p text:style-name="P4">
By the way, thank you to the United States for the next military support package, it has been announced today.</text:p>
      <text:p text:style-name="P4">
And separately I want to mention today our defenders and defenders of the sky - air forces and relevant units of other troops.</text:p>
      <text:p text:style-name="P4">
At the state level, everything is done to increase the ability to protect and protect from Russian blows. The air defense systems and other weapons for protection now are very serious in Ukraine. But they must be - and, confident, will be more powerful.</text:p>
      <text:p text:style-name="P4">
Thank you to everyone who with its accuracy and speed provides efficiency for the whole weapon that has appeared in our country!</text:p>
      <text:p text:style-name="P4">
On the night of this day, the soldiers of the 160th anti-aircraft missile missile command of the South Air Command and the Mobile Fire Group of the 164-Ilobida Radio Technical Brigade of the East Air Command were particularly accurate. Thank you!During the day our warriors defended the sky of Dnipropetrovsk, Kiev, oblasts, others, other of our regions ...</text:p>
      <text:p text:style-name="P4">
Glory to everyone and everyone who is now in battle for our country for the sake of Ukraine!</text:p>
      <text:p text:style-name="P4">
Glory to our strong people!</text:p>
      <text:p text:style-name="P4">
<text:span text:style-name="T4">
<text:span text:style-name="T5">
Glory to Ukraine!</text:span>
</text:span>
</text:p>
      <text:p text:style-name="P4">
News Source: <text:a xlink:type="simple" xlink:href="https://armyinform.com.ua/2023/04/20/zbilshuvaty-mozhlyvist-zahyshhatysya-vid-rosijskyh-udariv/" text:style-name="Internet_20_link" text:visited-style-name="Visited_20_Internet_20_Link">
https://armyinform.com.ua/2023/04/20/zbilshuvaty-mozhlyvist-zahyshhatysya-vid-rosijskyh-udariv/</text:a>
</text:p>
      <!--NEWS-->
      <text:h text:style-name="P10" text:outline-level="1">
<text:span text:style-name="T4">
Flash over Kiev on April 19 - the Air Force of the Armed Forces reported previous information</text:span>
</text:h>
      <text:p text:style-name="P4">
Author: ['АРМІЯINFORM']</text:p>
      <text:p text:style-name="P4">
Time: 2023-04-20T97:00:00-04:00</text:p>
      <text:p text:style-name="P4">
Description: Behind the front of the INFORMACHIA at the MIST Kyivo Blizko 22.30 I have Padinnyam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332630046550116970_y.jpg" text:style-name="Internet_20_link" text:visited-style-name="Visited_20_Internet_20_Link">
photo_5332630046550116970_y.jpg</text:a>
']</text:p>
      <text:p text:style-name="P4">
Tags: ['КОМАНДУВАННЯ ПОВІТРЯНИХ СИЛ ЗСУ']</text:p>
      <text:p text:style-name="P4">
Category: News</text:p>
      <!--METADATA-->
      <text:p text:style-name="P4">
<draw:frame draw:style-name="fr1" draw:name="Image424" text:anchor-type="as-char" svg:width="6.9236in" svg:height="6.9236in" draw:z-index="0">
<draw:image xlink:href="../Images/AРМІЯINFORM/2023-04-20T97-00-00-04-00/photo_5332630046550116970_y.jpg" xlink:type="simple" xlink:show="embed" xlink:actuate="onLoad" draw:mime-type="image/jpeg"/>
</draw:frame>
According to preliminary information, outbreaks in the city of Kiev around 22.30 are related to satellite/meteorite(clarified).</text:p>
      <text:p text:style-name="P4">
Про це <text:a xlink:type="simple" xlink:href="https://t.me/kpszsu/2477" text:style-name="Internet_20_link" text:visited-style-name="Visited_20_Internet_20_Link">
повідомило</text:a>
Air Force Command of Ukraine</text:p>
      <text:p text:style-name="P4">
“At present, there is no threat of use by the enemy of the air attack. Air defense is ready!” - It is a test.</text:p>
      <text:p text:style-name="P4">
“In the meantime, the social networks are pleased with memes with flying plates, the intense combatants of the Air Force on the Shahd-136/131 UAV lasts on the southeastern direction in the area of responsibility of the East Air Command. Ten of Shahaneda's departed. Details - later!” - said the press service of the PSU of the Armed Forces.</text:p>
      <text:p text:style-name="P4">
Keep calm, stay in shelter in the regions where the Air Authority is announced!</text:p>
      <text:p text:style-name="P4">
The command also asked not to use the official symbolism of the Air Force "to create memes for the joy of the enemy".</text:p>
      <text:p text:style-name="P4">
News Source: <text:a xlink:type="simple" xlink:href="https://armyinform.com.ua/2023/04/20/spalah-nad-kyyevom-19-kvitnya-povitryani-syly-zsu-povidomyly-poperednyu-informacziyu/" text:style-name="Internet_20_link" text:visited-style-name="Visited_20_Internet_20_Link">
https://armyinform.com.ua/2023/04/20/spalah-nad-kyyevom-19-kvitnya-povitryani-syly-zsu-povidomyly-poperednyu-informacziyu/</text:a>
</text:p>
      <!--NEWS-->
      <text:h text:style-name="P10" text:outline-level="1">
<text:span text:style-name="T4">
The war -solved by Russia is a threat to 35% of Europe biodiversity</text:span>
</text:h>
      <text:p text:style-name="P4">
Author: ['АРМІЯINFORM']</text:p>
      <text:p text:style-name="P4">
Time: 2023-04-20T98:00:00-04:00</text:p>
      <text:p text:style-name="P4">
Description: 35% of the byoriznomanitty єvropi is the surplus of the nebellus of the nesteda through At the Tsomo ... war with Ukraine 2022, the war with Ukraine is the latest news today, the war with Ukraine 2022 is the last for today, will there be a war between Ukraine and Russia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4/55665.jpg" text:style-name="Internet_20_link" text:visited-style-name="Visited_20_Internet_20_Link">
55665.jpg</text:a>
']</text:p>
      <text:p text:style-name="P4">
Tags: ['STOPRUSSIA', 'ВОЄННІ ЗЛОЧИНИ ЗС РФ', 'ВТОРГНЕННЯ РФ', 'ДОВКІЛЛЯ']</text:p>
      <text:p text:style-name="P4">
Category: News</text:p>
      <!--METADATA-->
      <text:p text:style-name="P4">
<draw:frame draw:style-name="fr1" draw:name="Image425" text:anchor-type="as-char" svg:width="6.9236in" svg:height="4.228881in" draw:z-index="0">
<draw:image xlink:href="../Images/AРМІЯINFORM/2023-04-20T98-00-00-04-00/55665.jpg" xlink:type="simple" xlink:show="embed" xlink:actuate="onLoad" draw:mime-type="image/jpeg"/>
</draw:frame>
35% of Europe's biodiversity is threatened by the destruction due to Russia's actions. This was emphasized by the Deputy Minister of Environmental Protection and Natural Resources of Ukraine Yevgeny Fedorenko during a meeting of the Committee on Economic Affairs, Science, Technology and Environment by the OSCE PA. The topic of the meeting is to overcome safety risks from the degradation of the environment, which can adversely affect biodiversity, <text:a xlink:type="simple" xlink:href="https://www.kmu.gov.ua/news/mindovkillia-35-bioriznomanittia-ievropy-perebuvaie-pid-zahrozoiu-znyshchennia-cherez-dii-rosii" text:style-name="Internet_20_link" text:visited-style-name="Visited_20_Internet_20_Link">
informs</text:a>
Government portal.</text:p>
      <text:p text:style-name="P4">
“Ukraine would like to discuss additional reservoirs of some flora and fauna today with the civilized world. However, the figures of war, make them think about how to preserve our biodiversity. The war, resolved by Russia, is a threat for 35% of Europe biodiversity, which is located in Ukraine in less than 6% of the territory of the continent, ”the Deputy Minister said.</text:p>
      <text:p text:style-name="P4">
According to him, on February 24, 2022, 2364 cases of the task of harming the Ukrainian environment were already recorded as a result of military aggression of the Russian Federation. The losses are estimated at $ 52.4 billion.</text:p>
      <text:p text:style-name="P4">
Currently, due to the large -scale invasion of the Russian Federation, about 600 species of animals and 750 species of plants and fungi are threatened with the threat of destruction.</text:p>
      <text:p text:style-name="P4">
This is in particular, more than 120 wetlands of birds that are protected according to the preservation of the preservation(Aheta).</text:p>
      <text:p text:style-name="P4">
Наслідки дій рф можуть спостерігати і жителі Болгарії та Туреччини, дефіксується масова загибель дельфінів. Лише в українській частині Чорного морязафіксовано 150 смертей дельфінів. Відомо про 3 види сімейства дельфінів, якізараз перебувають на межі вимирання.</text:p>
      <text:p text:style-name="P4">
Ще один кричущий факт, який свідчить про масштаби трагедії у сфері захистудовкілля — під загрозою опинилися всі 28 видів кажанів, зареєстрованих вУкраїні та занесених до Червоної книги. Це одна з груп тварин, які дужеболісно реагують на зміни довкілля.</text:p>
      <text:p text:style-name="P4">
«Своїми діями росія порушує Статут ООН, нехтує резолюціями ГенеральноїАсамблеї, знищує види та середовища проживання рослин і тварин. У тому числі,захищені на міжнародному рівні. Європейський парламент визнав росію державою,яка підтримує тероризм. І ми наполягаємо на тому, щоб участь росії у прийняттірішень на міжнародних майданчиках була обмежена», — зазначив ЄвгенійФедоренко.</text:p>
      <text:p text:style-name="P4">
News Source: <text:a xlink:type="simple" xlink:href="https://armyinform.com.ua/2023/04/20/vijna-rozvyazana-rosiyeyu-ye-zagrozoyu-dlya-35-bioriznomanittya-yevropy/" text:style-name="Internet_20_link" text:visited-style-name="Visited_20_Internet_20_Link">
https://armyinform.com.ua/2023/04/20/vijna-rozvyazana-rosiyeyu-ye-zagrozoyu-dlya-35-bioriznomanittya-yevrop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